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Pictures/2000000E000000DD000000DDB43ABA64C5FC9CAB.svm" manifest:media-type="image/x-svm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78.1pt" svg:height="606.42pt" svg:x="258.86pt" svg:y="2.83pt">
            <draw:object draw:notify-on-update-of-ranges="Sheet1.C1:Sheet1.C1024 Sheet1.D1:Sheet1.D10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]/4096" office:value-type="float" office:value="0" calcext:value-type="float">
            <text:p>0</text:p>
          </table:table-cell>
          <table:table-cell table:formula="of:=[.B1]/409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table:formula="of:=[.A2]/4096" office:value-type="float" office:value="0.0625" calcext:value-type="float">
            <text:p>0.0625</text:p>
          </table:table-cell>
          <table:table-cell table:formula="of:=[.B2]/4096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 table:formula="of:=[.A3]/4096" office:value-type="float" office:value="0.125" calcext:value-type="float">
            <text:p>0.125</text:p>
          </table:table-cell>
          <table:table-cell table:formula="of:=[.B3]/4096" office:value-type="float" office:value="0.124267578125" calcext:value-type="float">
            <text:p>0.12426757812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60" calcext:value-type="float">
            <text:p>760</text:p>
          </table:table-cell>
          <table:table-cell table:formula="of:=[.A4]/4096" office:value-type="float" office:value="0.1875" calcext:value-type="float">
            <text:p>0.1875</text:p>
          </table:table-cell>
          <table:table-cell table:formula="of:=[.B4]/4096" office:value-type="float" office:value="0.185546875" calcext:value-type="float">
            <text:p>0.1855468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8" calcext:value-type="float">
            <text:p>1008</text:p>
          </table:table-cell>
          <table:table-cell table:formula="of:=[.A5]/4096" office:value-type="float" office:value="0.25" calcext:value-type="float">
            <text:p>0.25</text:p>
          </table:table-cell>
          <table:table-cell table:formula="of:=[.B5]/4096" office:value-type="float" office:value="0.24609375" calcext:value-type="float">
            <text:p>0.2460937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54" calcext:value-type="float">
            <text:p>1254</text:p>
          </table:table-cell>
          <table:table-cell table:formula="of:=[.A6]/4096" office:value-type="float" office:value="0.3125" calcext:value-type="float">
            <text:p>0.3125</text:p>
          </table:table-cell>
          <table:table-cell table:formula="of:=[.B6]/4096" office:value-type="float" office:value="0.30615234375" calcext:value-type="float">
            <text:p>0.3061523437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97" calcext:value-type="float">
            <text:p>1497</text:p>
          </table:table-cell>
          <table:table-cell table:formula="of:=[.A7]/4096" office:value-type="float" office:value="0.375" calcext:value-type="float">
            <text:p>0.375</text:p>
          </table:table-cell>
          <table:table-cell table:formula="of:=[.B7]/4096" office:value-type="float" office:value="0.365478515625" calcext:value-type="float">
            <text:p>0.365478515625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738" calcext:value-type="float">
            <text:p>1738</text:p>
          </table:table-cell>
          <table:table-cell table:formula="of:=[.A8]/4096" office:value-type="float" office:value="0.4375" calcext:value-type="float">
            <text:p>0.4375</text:p>
          </table:table-cell>
          <table:table-cell table:formula="of:=[.B8]/4096" office:value-type="float" office:value="0.42431640625" calcext:value-type="float">
            <text:p>0.4243164062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76" calcext:value-type="float">
            <text:p>1976</text:p>
          </table:table-cell>
          <table:table-cell table:formula="of:=[.A9]/4096" office:value-type="float" office:value="0.5" calcext:value-type="float">
            <text:p>0.5</text:p>
          </table:table-cell>
          <table:table-cell table:formula="of:=[.B9]/4096" office:value-type="float" office:value="0.482421875" calcext:value-type="float">
            <text:p>0.482421875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212" calcext:value-type="float">
            <text:p>2212</text:p>
          </table:table-cell>
          <table:table-cell table:formula="of:=[.A10]/4096" office:value-type="float" office:value="0.5625" calcext:value-type="float">
            <text:p>0.5625</text:p>
          </table:table-cell>
          <table:table-cell table:formula="of:=[.B10]/4096" office:value-type="float" office:value="0.5400390625" calcext:value-type="float">
            <text:p>0.540039062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445" calcext:value-type="float">
            <text:p>2445</text:p>
          </table:table-cell>
          <table:table-cell table:formula="of:=[.A11]/4096" office:value-type="float" office:value="0.625" calcext:value-type="float">
            <text:p>0.625</text:p>
          </table:table-cell>
          <table:table-cell table:formula="of:=[.B11]/4096" office:value-type="float" office:value="0.596923828125" calcext:value-type="float">
            <text:p>0.596923828125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676" calcext:value-type="float">
            <text:p>2676</text:p>
          </table:table-cell>
          <table:table-cell table:formula="of:=[.A12]/4096" office:value-type="float" office:value="0.6875" calcext:value-type="float">
            <text:p>0.6875</text:p>
          </table:table-cell>
          <table:table-cell table:formula="of:=[.B12]/4096" office:value-type="float" office:value="0.6533203125" calcext:value-type="float">
            <text:p>0.6533203125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905" calcext:value-type="float">
            <text:p>2905</text:p>
          </table:table-cell>
          <table:table-cell table:formula="of:=[.A13]/4096" office:value-type="float" office:value="0.75" calcext:value-type="float">
            <text:p>0.75</text:p>
          </table:table-cell>
          <table:table-cell table:formula="of:=[.B13]/4096" office:value-type="float" office:value="0.709228515625" calcext:value-type="float">
            <text:p>0.709228515625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3131" calcext:value-type="float">
            <text:p>3131</text:p>
          </table:table-cell>
          <table:table-cell table:formula="of:=[.A14]/4096" office:value-type="float" office:value="0.8125" calcext:value-type="float">
            <text:p>0.8125</text:p>
          </table:table-cell>
          <table:table-cell table:formula="of:=[.B14]/4096" office:value-type="float" office:value="0.764404296875" calcext:value-type="float">
            <text:p>0.764404296875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3355" calcext:value-type="float">
            <text:p>3355</text:p>
          </table:table-cell>
          <table:table-cell table:formula="of:=[.A15]/4096" office:value-type="float" office:value="0.875" calcext:value-type="float">
            <text:p>0.875</text:p>
          </table:table-cell>
          <table:table-cell table:formula="of:=[.B15]/4096" office:value-type="float" office:value="0.819091796875" calcext:value-type="float">
            <text:p>0.81909179687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576" calcext:value-type="float">
            <text:p>3576</text:p>
          </table:table-cell>
          <table:table-cell table:formula="of:=[.A16]/4096" office:value-type="float" office:value="0.9375" calcext:value-type="float">
            <text:p>0.9375</text:p>
          </table:table-cell>
          <table:table-cell table:formula="of:=[.B16]/4096" office:value-type="float" office:value="0.873046875" calcext:value-type="float">
            <text:p>0.87304687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795" calcext:value-type="float">
            <text:p>3795</text:p>
          </table:table-cell>
          <table:table-cell table:formula="of:=[.A17]/4096" office:value-type="float" office:value="1" calcext:value-type="float">
            <text:p>1</text:p>
          </table:table-cell>
          <table:table-cell table:formula="of:=[.B17]/4096" office:value-type="float" office:value="0.926513671875" calcext:value-type="float">
            <text:p>0.926513671875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4011" calcext:value-type="float">
            <text:p>4011</text:p>
          </table:table-cell>
          <table:table-cell table:formula="of:=[.A18]/4096" office:value-type="float" office:value="1.0625" calcext:value-type="float">
            <text:p>1.0625</text:p>
          </table:table-cell>
          <table:table-cell table:formula="of:=[.B18]/4096" office:value-type="float" office:value="0.979248046875" calcext:value-type="float">
            <text:p>0.979248046875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4225" calcext:value-type="float">
            <text:p>4225</text:p>
          </table:table-cell>
          <table:table-cell table:formula="of:=[.A19]/4096" office:value-type="float" office:value="1.125" calcext:value-type="float">
            <text:p>1.125</text:p>
          </table:table-cell>
          <table:table-cell table:formula="of:=[.B19]/4096" office:value-type="float" office:value="1.031494140625" calcext:value-type="float">
            <text:p>1.031494140625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4436" calcext:value-type="float">
            <text:p>4436</text:p>
          </table:table-cell>
          <table:table-cell table:formula="of:=[.A20]/4096" office:value-type="float" office:value="1.1875" calcext:value-type="float">
            <text:p>1.1875</text:p>
          </table:table-cell>
          <table:table-cell table:formula="of:=[.B20]/4096" office:value-type="float" office:value="1.0830078125" calcext:value-type="float">
            <text:p>1.0830078125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4645" calcext:value-type="float">
            <text:p>4645</text:p>
          </table:table-cell>
          <table:table-cell table:formula="of:=[.A21]/4096" office:value-type="float" office:value="1.25" calcext:value-type="float">
            <text:p>1.25</text:p>
          </table:table-cell>
          <table:table-cell table:formula="of:=[.B21]/4096" office:value-type="float" office:value="1.134033203125" calcext:value-type="float">
            <text:p>1.134033203125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4851" calcext:value-type="float">
            <text:p>4851</text:p>
          </table:table-cell>
          <table:table-cell table:formula="of:=[.A22]/4096" office:value-type="float" office:value="1.3125" calcext:value-type="float">
            <text:p>1.3125</text:p>
          </table:table-cell>
          <table:table-cell table:formula="of:=[.B22]/4096" office:value-type="float" office:value="1.184326171875" calcext:value-type="float">
            <text:p>1.184326171875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5055" calcext:value-type="float">
            <text:p>5055</text:p>
          </table:table-cell>
          <table:table-cell table:formula="of:=[.A23]/4096" office:value-type="float" office:value="1.375" calcext:value-type="float">
            <text:p>1.375</text:p>
          </table:table-cell>
          <table:table-cell table:formula="of:=[.B23]/4096" office:value-type="float" office:value="1.234130859375" calcext:value-type="float">
            <text:p>1.234130859375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5257" calcext:value-type="float">
            <text:p>5257</text:p>
          </table:table-cell>
          <table:table-cell table:formula="of:=[.A24]/4096" office:value-type="float" office:value="1.4375" calcext:value-type="float">
            <text:p>1.4375</text:p>
          </table:table-cell>
          <table:table-cell table:formula="of:=[.B24]/4096" office:value-type="float" office:value="1.283447265625" calcext:value-type="float">
            <text:p>1.283447265625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5456" calcext:value-type="float">
            <text:p>5456</text:p>
          </table:table-cell>
          <table:table-cell table:formula="of:=[.A25]/4096" office:value-type="float" office:value="1.5" calcext:value-type="float">
            <text:p>1.5</text:p>
          </table:table-cell>
          <table:table-cell table:formula="of:=[.B25]/4096" office:value-type="float" office:value="1.33203125" calcext:value-type="float">
            <text:p>1.3320312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5653" calcext:value-type="float">
            <text:p>5653</text:p>
          </table:table-cell>
          <table:table-cell table:formula="of:=[.A26]/4096" office:value-type="float" office:value="1.5625" calcext:value-type="float">
            <text:p>1.5625</text:p>
          </table:table-cell>
          <table:table-cell table:formula="of:=[.B26]/4096" office:value-type="float" office:value="1.380126953125" calcext:value-type="float">
            <text:p>1.380126953125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5847" calcext:value-type="float">
            <text:p>5847</text:p>
          </table:table-cell>
          <table:table-cell table:formula="of:=[.A27]/4096" office:value-type="float" office:value="1.625" calcext:value-type="float">
            <text:p>1.625</text:p>
          </table:table-cell>
          <table:table-cell table:formula="of:=[.B27]/4096" office:value-type="float" office:value="1.427490234375" calcext:value-type="float">
            <text:p>1.427490234375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6039" calcext:value-type="float">
            <text:p>6039</text:p>
          </table:table-cell>
          <table:table-cell table:formula="of:=[.A28]/4096" office:value-type="float" office:value="1.6875" calcext:value-type="float">
            <text:p>1.6875</text:p>
          </table:table-cell>
          <table:table-cell table:formula="of:=[.B28]/4096" office:value-type="float" office:value="1.474365234375" calcext:value-type="float">
            <text:p>1.474365234375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6228" calcext:value-type="float">
            <text:p>6228</text:p>
          </table:table-cell>
          <table:table-cell table:formula="of:=[.A29]/4096" office:value-type="float" office:value="1.75" calcext:value-type="float">
            <text:p>1.75</text:p>
          </table:table-cell>
          <table:table-cell table:formula="of:=[.B29]/4096" office:value-type="float" office:value="1.5205078125" calcext:value-type="float">
            <text:p>1.5205078125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6415" calcext:value-type="float">
            <text:p>6415</text:p>
          </table:table-cell>
          <table:table-cell table:formula="of:=[.A30]/4096" office:value-type="float" office:value="1.8125" calcext:value-type="float">
            <text:p>1.8125</text:p>
          </table:table-cell>
          <table:table-cell table:formula="of:=[.B30]/4096" office:value-type="float" office:value="1.566162109375" calcext:value-type="float">
            <text:p>1.566162109375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6599" calcext:value-type="float">
            <text:p>6599</text:p>
          </table:table-cell>
          <table:table-cell table:formula="of:=[.A31]/4096" office:value-type="float" office:value="1.875" calcext:value-type="float">
            <text:p>1.875</text:p>
          </table:table-cell>
          <table:table-cell table:formula="of:=[.B31]/4096" office:value-type="float" office:value="1.611083984375" calcext:value-type="float">
            <text:p>1.611083984375</text:p>
          </table:table-cell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6781" calcext:value-type="float">
            <text:p>6781</text:p>
          </table:table-cell>
          <table:table-cell table:formula="of:=[.A32]/4096" office:value-type="float" office:value="1.9375" calcext:value-type="float">
            <text:p>1.9375</text:p>
          </table:table-cell>
          <table:table-cell table:formula="of:=[.B32]/4096" office:value-type="float" office:value="1.655517578125" calcext:value-type="float">
            <text:p>1.65551757812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960" calcext:value-type="float">
            <text:p>6960</text:p>
          </table:table-cell>
          <table:table-cell table:formula="of:=[.A33]/4096" office:value-type="float" office:value="2" calcext:value-type="float">
            <text:p>2</text:p>
          </table:table-cell>
          <table:table-cell table:formula="of:=[.B33]/4096" office:value-type="float" office:value="1.69921875" calcext:value-type="float">
            <text:p>1.69921875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float" office:value="7137" calcext:value-type="float">
            <text:p>7137</text:p>
          </table:table-cell>
          <table:table-cell table:formula="of:=[.A34]/4096" office:value-type="float" office:value="2.0625" calcext:value-type="float">
            <text:p>2.0625</text:p>
          </table:table-cell>
          <table:table-cell table:formula="of:=[.B34]/4096" office:value-type="float" office:value="1.742431640625" calcext:value-type="float">
            <text:p>1.742431640625</text:p>
          </table:table-cell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float" office:value="7312" calcext:value-type="float">
            <text:p>7312</text:p>
          </table:table-cell>
          <table:table-cell table:formula="of:=[.A35]/4096" office:value-type="float" office:value="2.125" calcext:value-type="float">
            <text:p>2.125</text:p>
          </table:table-cell>
          <table:table-cell table:formula="of:=[.B35]/4096" office:value-type="float" office:value="1.78515625" calcext:value-type="float">
            <text:p>1.78515625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7484" calcext:value-type="float">
            <text:p>7484</text:p>
          </table:table-cell>
          <table:table-cell table:formula="of:=[.A36]/4096" office:value-type="float" office:value="2.1875" calcext:value-type="float">
            <text:p>2.1875</text:p>
          </table:table-cell>
          <table:table-cell table:formula="of:=[.B36]/4096" office:value-type="float" office:value="1.8271484375" calcext:value-type="float">
            <text:p>1.8271484375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7654" calcext:value-type="float">
            <text:p>7654</text:p>
          </table:table-cell>
          <table:table-cell table:formula="of:=[.A37]/4096" office:value-type="float" office:value="2.25" calcext:value-type="float">
            <text:p>2.25</text:p>
          </table:table-cell>
          <table:table-cell table:formula="of:=[.B37]/4096" office:value-type="float" office:value="1.86865234375" calcext:value-type="float">
            <text:p>1.86865234375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7821" calcext:value-type="float">
            <text:p>7821</text:p>
          </table:table-cell>
          <table:table-cell table:formula="of:=[.A38]/4096" office:value-type="float" office:value="2.3125" calcext:value-type="float">
            <text:p>2.3125</text:p>
          </table:table-cell>
          <table:table-cell table:formula="of:=[.B38]/4096" office:value-type="float" office:value="1.909423828125" calcext:value-type="float">
            <text:p>1.909423828125</text:p>
          </table:table-cell>
        </table:table-row>
        <table:table-row table:style-name="ro1">
          <table:table-cell office:value-type="float" office:value="9728" calcext:value-type="float">
            <text:p>9728</text:p>
          </table:table-cell>
          <table:table-cell office:value-type="float" office:value="7986" calcext:value-type="float">
            <text:p>7986</text:p>
          </table:table-cell>
          <table:table-cell table:formula="of:=[.A39]/4096" office:value-type="float" office:value="2.375" calcext:value-type="float">
            <text:p>2.375</text:p>
          </table:table-cell>
          <table:table-cell table:formula="of:=[.B39]/4096" office:value-type="float" office:value="1.94970703125" calcext:value-type="float">
            <text:p>1.94970703125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8148" calcext:value-type="float">
            <text:p>8148</text:p>
          </table:table-cell>
          <table:table-cell table:formula="of:=[.A40]/4096" office:value-type="float" office:value="2.4375" calcext:value-type="float">
            <text:p>2.4375</text:p>
          </table:table-cell>
          <table:table-cell table:formula="of:=[.B40]/4096" office:value-type="float" office:value="1.9892578125" calcext:value-type="float">
            <text:p>1.9892578125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8308" calcext:value-type="float">
            <text:p>8308</text:p>
          </table:table-cell>
          <table:table-cell table:formula="of:=[.A41]/4096" office:value-type="float" office:value="2.5" calcext:value-type="float">
            <text:p>2.5</text:p>
          </table:table-cell>
          <table:table-cell table:formula="of:=[.B41]/4096" office:value-type="float" office:value="2.0283203125" calcext:value-type="float">
            <text:p>2.0283203125</text:p>
          </table:table-cell>
        </table:table-row>
        <table:table-row table:style-name="ro1">
          <table:table-cell office:value-type="float" office:value="10496" calcext:value-type="float">
            <text:p>10496</text:p>
          </table:table-cell>
          <table:table-cell office:value-type="float" office:value="8465" calcext:value-type="float">
            <text:p>8465</text:p>
          </table:table-cell>
          <table:table-cell table:formula="of:=[.A42]/4096" office:value-type="float" office:value="2.5625" calcext:value-type="float">
            <text:p>2.5625</text:p>
          </table:table-cell>
          <table:table-cell table:formula="of:=[.B42]/4096" office:value-type="float" office:value="2.066650390625" calcext:value-type="float">
            <text:p>2.066650390625</text:p>
          </table:table-cell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float" office:value="8620" calcext:value-type="float">
            <text:p>8620</text:p>
          </table:table-cell>
          <table:table-cell table:formula="of:=[.A43]/4096" office:value-type="float" office:value="2.625" calcext:value-type="float">
            <text:p>2.625</text:p>
          </table:table-cell>
          <table:table-cell table:formula="of:=[.B43]/4096" office:value-type="float" office:value="2.1044921875" calcext:value-type="float">
            <text:p>2.1044921875</text:p>
          </table:table-cell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float" office:value="8772" calcext:value-type="float">
            <text:p>8772</text:p>
          </table:table-cell>
          <table:table-cell table:formula="of:=[.A44]/4096" office:value-type="float" office:value="2.6875" calcext:value-type="float">
            <text:p>2.6875</text:p>
          </table:table-cell>
          <table:table-cell table:formula="of:=[.B44]/4096" office:value-type="float" office:value="2.1416015625" calcext:value-type="float">
            <text:p>2.1416015625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float" office:value="8922" calcext:value-type="float">
            <text:p>8922</text:p>
          </table:table-cell>
          <table:table-cell table:formula="of:=[.A45]/4096" office:value-type="float" office:value="2.75" calcext:value-type="float">
            <text:p>2.75</text:p>
          </table:table-cell>
          <table:table-cell table:formula="of:=[.B45]/4096" office:value-type="float" office:value="2.17822265625" calcext:value-type="float">
            <text:p>2.17822265625</text:p>
          </table:table-cell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float" office:value="9070" calcext:value-type="float">
            <text:p>9070</text:p>
          </table:table-cell>
          <table:table-cell table:formula="of:=[.A46]/4096" office:value-type="float" office:value="2.8125" calcext:value-type="float">
            <text:p>2.8125</text:p>
          </table:table-cell>
          <table:table-cell table:formula="of:=[.B46]/4096" office:value-type="float" office:value="2.21435546875" calcext:value-type="float">
            <text:p>2.21435546875</text:p>
          </table:table-cell>
        </table:table-row>
        <table:table-row table:style-name="ro1">
          <table:table-cell office:value-type="float" office:value="11776" calcext:value-type="float">
            <text:p>11776</text:p>
          </table:table-cell>
          <table:table-cell office:value-type="float" office:value="9215" calcext:value-type="float">
            <text:p>9215</text:p>
          </table:table-cell>
          <table:table-cell table:formula="of:=[.A47]/4096" office:value-type="float" office:value="2.875" calcext:value-type="float">
            <text:p>2.875</text:p>
          </table:table-cell>
          <table:table-cell table:formula="of:=[.B47]/4096" office:value-type="float" office:value="2.249755859375" calcext:value-type="float">
            <text:p>2.249755859375</text:p>
          </table:table-cell>
        </table:table-row>
        <table:table-row table:style-name="ro1">
          <table:table-cell office:value-type="float" office:value="12032" calcext:value-type="float">
            <text:p>12032</text:p>
          </table:table-cell>
          <table:table-cell office:value-type="float" office:value="9358" calcext:value-type="float">
            <text:p>9358</text:p>
          </table:table-cell>
          <table:table-cell table:formula="of:=[.A48]/4096" office:value-type="float" office:value="2.9375" calcext:value-type="float">
            <text:p>2.9375</text:p>
          </table:table-cell>
          <table:table-cell table:formula="of:=[.B48]/4096" office:value-type="float" office:value="2.28466796875" calcext:value-type="float">
            <text:p>2.28466796875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9498" calcext:value-type="float">
            <text:p>9498</text:p>
          </table:table-cell>
          <table:table-cell table:formula="of:=[.A49]/4096" office:value-type="float" office:value="3" calcext:value-type="float">
            <text:p>3</text:p>
          </table:table-cell>
          <table:table-cell table:formula="of:=[.B49]/4096" office:value-type="float" office:value="2.31884765625" calcext:value-type="float">
            <text:p>2.31884765625</text:p>
          </table:table-cell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float" office:value="9636" calcext:value-type="float">
            <text:p>9636</text:p>
          </table:table-cell>
          <table:table-cell table:formula="of:=[.A50]/4096" office:value-type="float" office:value="3.0625" calcext:value-type="float">
            <text:p>3.0625</text:p>
          </table:table-cell>
          <table:table-cell table:formula="of:=[.B50]/4096" office:value-type="float" office:value="2.3525390625" calcext:value-type="float">
            <text:p>2.3525390625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9771" calcext:value-type="float">
            <text:p>9771</text:p>
          </table:table-cell>
          <table:table-cell table:formula="of:=[.A51]/4096" office:value-type="float" office:value="3.125" calcext:value-type="float">
            <text:p>3.125</text:p>
          </table:table-cell>
          <table:table-cell table:formula="of:=[.B51]/4096" office:value-type="float" office:value="2.385498046875" calcext:value-type="float">
            <text:p>2.385498046875</text:p>
          </table:table-cell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float" office:value="9904" calcext:value-type="float">
            <text:p>9904</text:p>
          </table:table-cell>
          <table:table-cell table:formula="of:=[.A52]/4096" office:value-type="float" office:value="3.1875" calcext:value-type="float">
            <text:p>3.1875</text:p>
          </table:table-cell>
          <table:table-cell table:formula="of:=[.B52]/4096" office:value-type="float" office:value="2.41796875" calcext:value-type="float">
            <text:p>2.41796875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10034" calcext:value-type="float">
            <text:p>10034</text:p>
          </table:table-cell>
          <table:table-cell table:formula="of:=[.A53]/4096" office:value-type="float" office:value="3.25" calcext:value-type="float">
            <text:p>3.25</text:p>
          </table:table-cell>
          <table:table-cell table:formula="of:=[.B53]/4096" office:value-type="float" office:value="2.44970703125" calcext:value-type="float">
            <text:p>2.44970703125</text:p>
          </table:table-cell>
        </table:table-row>
        <table:table-row table:style-name="ro1">
          <table:table-cell office:value-type="float" office:value="13568" calcext:value-type="float">
            <text:p>13568</text:p>
          </table:table-cell>
          <table:table-cell office:value-type="float" office:value="10162" calcext:value-type="float">
            <text:p>10162</text:p>
          </table:table-cell>
          <table:table-cell table:formula="of:=[.A54]/4096" office:value-type="float" office:value="3.3125" calcext:value-type="float">
            <text:p>3.3125</text:p>
          </table:table-cell>
          <table:table-cell table:formula="of:=[.B54]/4096" office:value-type="float" office:value="2.48095703125" calcext:value-type="float">
            <text:p>2.48095703125</text:p>
          </table:table-cell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float" office:value="10287" calcext:value-type="float">
            <text:p>10287</text:p>
          </table:table-cell>
          <table:table-cell table:formula="of:=[.A55]/4096" office:value-type="float" office:value="3.375" calcext:value-type="float">
            <text:p>3.375</text:p>
          </table:table-cell>
          <table:table-cell table:formula="of:=[.B55]/4096" office:value-type="float" office:value="2.511474609375" calcext:value-type="float">
            <text:p>2.511474609375</text:p>
          </table:table-cell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float" office:value="10410" calcext:value-type="float">
            <text:p>10410</text:p>
          </table:table-cell>
          <table:table-cell table:formula="of:=[.A56]/4096" office:value-type="float" office:value="3.4375" calcext:value-type="float">
            <text:p>3.4375</text:p>
          </table:table-cell>
          <table:table-cell table:formula="of:=[.B56]/4096" office:value-type="float" office:value="2.54150390625" calcext:value-type="float">
            <text:p>2.54150390625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float" office:value="10531" calcext:value-type="float">
            <text:p>10531</text:p>
          </table:table-cell>
          <table:table-cell table:formula="of:=[.A57]/4096" office:value-type="float" office:value="3.5" calcext:value-type="float">
            <text:p>3.5</text:p>
          </table:table-cell>
          <table:table-cell table:formula="of:=[.B57]/4096" office:value-type="float" office:value="2.571044921875" calcext:value-type="float">
            <text:p>2.571044921875</text:p>
          </table:table-cell>
        </table:table-row>
        <table:table-row table:style-name="ro1">
          <table:table-cell office:value-type="float" office:value="14592" calcext:value-type="float">
            <text:p>14592</text:p>
          </table:table-cell>
          <table:table-cell office:value-type="float" office:value="10649" calcext:value-type="float">
            <text:p>10649</text:p>
          </table:table-cell>
          <table:table-cell table:formula="of:=[.A58]/4096" office:value-type="float" office:value="3.5625" calcext:value-type="float">
            <text:p>3.5625</text:p>
          </table:table-cell>
          <table:table-cell table:formula="of:=[.B58]/4096" office:value-type="float" office:value="2.599853515625" calcext:value-type="float">
            <text:p>2.599853515625</text:p>
          </table:table-cell>
        </table:table-row>
        <table:table-row table:style-name="ro1">
          <table:table-cell office:value-type="float" office:value="14848" calcext:value-type="float">
            <text:p>14848</text:p>
          </table:table-cell>
          <table:table-cell office:value-type="float" office:value="10765" calcext:value-type="float">
            <text:p>10765</text:p>
          </table:table-cell>
          <table:table-cell table:formula="of:=[.A59]/4096" office:value-type="float" office:value="3.625" calcext:value-type="float">
            <text:p>3.625</text:p>
          </table:table-cell>
          <table:table-cell table:formula="of:=[.B59]/4096" office:value-type="float" office:value="2.628173828125" calcext:value-type="float">
            <text:p>2.628173828125</text:p>
          </table:table-cell>
        </table:table-row>
        <table:table-row table:style-name="ro1">
          <table:table-cell office:value-type="float" office:value="15104" calcext:value-type="float">
            <text:p>15104</text:p>
          </table:table-cell>
          <table:table-cell office:value-type="float" office:value="10878" calcext:value-type="float">
            <text:p>10878</text:p>
          </table:table-cell>
          <table:table-cell table:formula="of:=[.A60]/4096" office:value-type="float" office:value="3.6875" calcext:value-type="float">
            <text:p>3.6875</text:p>
          </table:table-cell>
          <table:table-cell table:formula="of:=[.B60]/4096" office:value-type="float" office:value="2.65576171875" calcext:value-type="float">
            <text:p>2.65576171875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10989" calcext:value-type="float">
            <text:p>10989</text:p>
          </table:table-cell>
          <table:table-cell table:formula="of:=[.A61]/4096" office:value-type="float" office:value="3.75" calcext:value-type="float">
            <text:p>3.75</text:p>
          </table:table-cell>
          <table:table-cell table:formula="of:=[.B61]/4096" office:value-type="float" office:value="2.682861328125" calcext:value-type="float">
            <text:p>2.682861328125</text:p>
          </table:table-cell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float" office:value="11097" calcext:value-type="float">
            <text:p>11097</text:p>
          </table:table-cell>
          <table:table-cell table:formula="of:=[.A62]/4096" office:value-type="float" office:value="3.8125" calcext:value-type="float">
            <text:p>3.8125</text:p>
          </table:table-cell>
          <table:table-cell table:formula="of:=[.B62]/4096" office:value-type="float" office:value="2.709228515625" calcext:value-type="float">
            <text:p>2.709228515625</text:p>
          </table:table-cell>
        </table:table-row>
        <table:table-row table:style-name="ro1">
          <table:table-cell office:value-type="float" office:value="15872" calcext:value-type="float">
            <text:p>15872</text:p>
          </table:table-cell>
          <table:table-cell office:value-type="float" office:value="11203" calcext:value-type="float">
            <text:p>11203</text:p>
          </table:table-cell>
          <table:table-cell table:formula="of:=[.A63]/4096" office:value-type="float" office:value="3.875" calcext:value-type="float">
            <text:p>3.875</text:p>
          </table:table-cell>
          <table:table-cell table:formula="of:=[.B63]/4096" office:value-type="float" office:value="2.735107421875" calcext:value-type="float">
            <text:p>2.735107421875</text:p>
          </table:table-cell>
        </table:table-row>
        <table:table-row table:style-name="ro1">
          <table:table-cell office:value-type="float" office:value="16128" calcext:value-type="float">
            <text:p>16128</text:p>
          </table:table-cell>
          <table:table-cell office:value-type="float" office:value="11306" calcext:value-type="float">
            <text:p>11306</text:p>
          </table:table-cell>
          <table:table-cell table:formula="of:=[.A64]/4096" office:value-type="float" office:value="3.9375" calcext:value-type="float">
            <text:p>3.9375</text:p>
          </table:table-cell>
          <table:table-cell table:formula="of:=[.B64]/4096" office:value-type="float" office:value="2.76025390625" calcext:value-type="float">
            <text:p>2.7602539062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1407" calcext:value-type="float">
            <text:p>11407</text:p>
          </table:table-cell>
          <table:table-cell table:formula="of:=[.A65]/4096" office:value-type="float" office:value="4" calcext:value-type="float">
            <text:p>4</text:p>
          </table:table-cell>
          <table:table-cell table:formula="of:=[.B65]/4096" office:value-type="float" office:value="2.784912109375" calcext:value-type="float">
            <text:p>2.784912109375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11506" calcext:value-type="float">
            <text:p>11506</text:p>
          </table:table-cell>
          <table:table-cell table:formula="of:=[.A66]/4096" office:value-type="float" office:value="4.0625" calcext:value-type="float">
            <text:p>4.0625</text:p>
          </table:table-cell>
          <table:table-cell table:formula="of:=[.B66]/4096" office:value-type="float" office:value="2.80908203125" calcext:value-type="float">
            <text:p>2.80908203125</text:p>
          </table:table-cell>
        </table:table-row>
        <table:table-row table:style-name="ro1">
          <table:table-cell office:value-type="float" office:value="16896" calcext:value-type="float">
            <text:p>16896</text:p>
          </table:table-cell>
          <table:table-cell office:value-type="float" office:value="11602" calcext:value-type="float">
            <text:p>11602</text:p>
          </table:table-cell>
          <table:table-cell table:formula="of:=[.A67]/4096" office:value-type="float" office:value="4.125" calcext:value-type="float">
            <text:p>4.125</text:p>
          </table:table-cell>
          <table:table-cell table:formula="of:=[.B67]/4096" office:value-type="float" office:value="2.83251953125" calcext:value-type="float">
            <text:p>2.83251953125</text:p>
          </table:table-cell>
        </table:table-row>
        <table:table-row table:style-name="ro1">
          <table:table-cell office:value-type="float" office:value="17152" calcext:value-type="float">
            <text:p>17152</text:p>
          </table:table-cell>
          <table:table-cell office:value-type="float" office:value="11696" calcext:value-type="float">
            <text:p>11696</text:p>
          </table:table-cell>
          <table:table-cell table:formula="of:=[.A68]/4096" office:value-type="float" office:value="4.1875" calcext:value-type="float">
            <text:p>4.1875</text:p>
          </table:table-cell>
          <table:table-cell table:formula="of:=[.B68]/4096" office:value-type="float" office:value="2.85546875" calcext:value-type="float">
            <text:p>2.85546875</text:p>
          </table:table-cell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11787" calcext:value-type="float">
            <text:p>11787</text:p>
          </table:table-cell>
          <table:table-cell table:formula="of:=[.A69]/4096" office:value-type="float" office:value="4.25" calcext:value-type="float">
            <text:p>4.25</text:p>
          </table:table-cell>
          <table:table-cell table:formula="of:=[.B69]/4096" office:value-type="float" office:value="2.877685546875" calcext:value-type="float">
            <text:p>2.877685546875</text:p>
          </table:table-cell>
        </table:table-row>
        <table:table-row table:style-name="ro1">
          <table:table-cell office:value-type="float" office:value="17664" calcext:value-type="float">
            <text:p>17664</text:p>
          </table:table-cell>
          <table:table-cell office:value-type="float" office:value="11876" calcext:value-type="float">
            <text:p>11876</text:p>
          </table:table-cell>
          <table:table-cell table:formula="of:=[.A70]/4096" office:value-type="float" office:value="4.3125" calcext:value-type="float">
            <text:p>4.3125</text:p>
          </table:table-cell>
          <table:table-cell table:formula="of:=[.B70]/4096" office:value-type="float" office:value="2.8994140625" calcext:value-type="float">
            <text:p>2.8994140625</text:p>
          </table:table-cell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11962" calcext:value-type="float">
            <text:p>11962</text:p>
          </table:table-cell>
          <table:table-cell table:formula="of:=[.A71]/4096" office:value-type="float" office:value="4.375" calcext:value-type="float">
            <text:p>4.375</text:p>
          </table:table-cell>
          <table:table-cell table:formula="of:=[.B71]/4096" office:value-type="float" office:value="2.92041015625" calcext:value-type="float">
            <text:p>2.92041015625</text:p>
          </table:table-cell>
        </table:table-row>
        <table:table-row table:style-name="ro1">
          <table:table-cell office:value-type="float" office:value="18176" calcext:value-type="float">
            <text:p>18176</text:p>
          </table:table-cell>
          <table:table-cell office:value-type="float" office:value="12046" calcext:value-type="float">
            <text:p>12046</text:p>
          </table:table-cell>
          <table:table-cell table:formula="of:=[.A72]/4096" office:value-type="float" office:value="4.4375" calcext:value-type="float">
            <text:p>4.4375</text:p>
          </table:table-cell>
          <table:table-cell table:formula="of:=[.B72]/4096" office:value-type="float" office:value="2.94091796875" calcext:value-type="float">
            <text:p>2.94091796875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12127" calcext:value-type="float">
            <text:p>12127</text:p>
          </table:table-cell>
          <table:table-cell table:formula="of:=[.A73]/4096" office:value-type="float" office:value="4.5" calcext:value-type="float">
            <text:p>4.5</text:p>
          </table:table-cell>
          <table:table-cell table:formula="of:=[.B73]/4096" office:value-type="float" office:value="2.960693359375" calcext:value-type="float">
            <text:p>2.960693359375</text:p>
          </table:table-cell>
        </table:table-row>
        <table:table-row table:style-name="ro1">
          <table:table-cell office:value-type="float" office:value="18688" calcext:value-type="float">
            <text:p>18688</text:p>
          </table:table-cell>
          <table:table-cell office:value-type="float" office:value="12206" calcext:value-type="float">
            <text:p>12206</text:p>
          </table:table-cell>
          <table:table-cell table:formula="of:=[.A74]/4096" office:value-type="float" office:value="4.5625" calcext:value-type="float">
            <text:p>4.5625</text:p>
          </table:table-cell>
          <table:table-cell table:formula="of:=[.B74]/4096" office:value-type="float" office:value="2.97998046875" calcext:value-type="float">
            <text:p>2.97998046875</text:p>
          </table:table-cell>
        </table:table-row>
        <table:table-row table:style-name="ro1">
          <table:table-cell office:value-type="float" office:value="18944" calcext:value-type="float">
            <text:p>18944</text:p>
          </table:table-cell>
          <table:table-cell office:value-type="float" office:value="12282" calcext:value-type="float">
            <text:p>12282</text:p>
          </table:table-cell>
          <table:table-cell table:formula="of:=[.A75]/4096" office:value-type="float" office:value="4.625" calcext:value-type="float">
            <text:p>4.625</text:p>
          </table:table-cell>
          <table:table-cell table:formula="of:=[.B75]/4096" office:value-type="float" office:value="2.99853515625" calcext:value-type="float">
            <text:p>2.99853515625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12356" calcext:value-type="float">
            <text:p>12356</text:p>
          </table:table-cell>
          <table:table-cell table:formula="of:=[.A76]/4096" office:value-type="float" office:value="4.6875" calcext:value-type="float">
            <text:p>4.6875</text:p>
          </table:table-cell>
          <table:table-cell table:formula="of:=[.B76]/4096" office:value-type="float" office:value="3.0166015625" calcext:value-type="float">
            <text:p>3.0166015625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 office:value-type="float" office:value="12428" calcext:value-type="float">
            <text:p>12428</text:p>
          </table:table-cell>
          <table:table-cell table:formula="of:=[.A77]/4096" office:value-type="float" office:value="4.75" calcext:value-type="float">
            <text:p>4.75</text:p>
          </table:table-cell>
          <table:table-cell table:formula="of:=[.B77]/4096" office:value-type="float" office:value="3.0341796875" calcext:value-type="float">
            <text:p>3.0341796875</text:p>
          </table:table-cell>
        </table:table-row>
        <table:table-row table:style-name="ro1">
          <table:table-cell office:value-type="float" office:value="19712" calcext:value-type="float">
            <text:p>19712</text:p>
          </table:table-cell>
          <table:table-cell office:value-type="float" office:value="12497" calcext:value-type="float">
            <text:p>12497</text:p>
          </table:table-cell>
          <table:table-cell table:formula="of:=[.A78]/4096" office:value-type="float" office:value="4.8125" calcext:value-type="float">
            <text:p>4.8125</text:p>
          </table:table-cell>
          <table:table-cell table:formula="of:=[.B78]/4096" office:value-type="float" office:value="3.051025390625" calcext:value-type="float">
            <text:p>3.051025390625</text:p>
          </table:table-cell>
        </table:table-row>
        <table:table-row table:style-name="ro1">
          <table:table-cell office:value-type="float" office:value="19968" calcext:value-type="float">
            <text:p>19968</text:p>
          </table:table-cell>
          <table:table-cell office:value-type="float" office:value="12564" calcext:value-type="float">
            <text:p>12564</text:p>
          </table:table-cell>
          <table:table-cell table:formula="of:=[.A79]/4096" office:value-type="float" office:value="4.875" calcext:value-type="float">
            <text:p>4.875</text:p>
          </table:table-cell>
          <table:table-cell table:formula="of:=[.B79]/4096" office:value-type="float" office:value="3.0673828125" calcext:value-type="float">
            <text:p>3.0673828125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12628" calcext:value-type="float">
            <text:p>12628</text:p>
          </table:table-cell>
          <table:table-cell table:formula="of:=[.A80]/4096" office:value-type="float" office:value="4.9375" calcext:value-type="float">
            <text:p>4.9375</text:p>
          </table:table-cell>
          <table:table-cell table:formula="of:=[.B80]/4096" office:value-type="float" office:value="3.0830078125" calcext:value-type="float">
            <text:p>3.0830078125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12690" calcext:value-type="float">
            <text:p>12690</text:p>
          </table:table-cell>
          <table:table-cell table:formula="of:=[.A81]/4096" office:value-type="float" office:value="5" calcext:value-type="float">
            <text:p>5</text:p>
          </table:table-cell>
          <table:table-cell table:formula="of:=[.B81]/4096" office:value-type="float" office:value="3.09814453125" calcext:value-type="float">
            <text:p>3.09814453125</text:p>
          </table:table-cell>
        </table:table-row>
        <table:table-row table:style-name="ro1">
          <table:table-cell office:value-type="float" office:value="20736" calcext:value-type="float">
            <text:p>20736</text:p>
          </table:table-cell>
          <table:table-cell office:value-type="float" office:value="12749" calcext:value-type="float">
            <text:p>12749</text:p>
          </table:table-cell>
          <table:table-cell table:formula="of:=[.A82]/4096" office:value-type="float" office:value="5.0625" calcext:value-type="float">
            <text:p>5.0625</text:p>
          </table:table-cell>
          <table:table-cell table:formula="of:=[.B82]/4096" office:value-type="float" office:value="3.112548828125" calcext:value-type="float">
            <text:p>3.112548828125</text:p>
          </table:table-cell>
        </table:table-row>
        <table:table-row table:style-name="ro1">
          <table:table-cell office:value-type="float" office:value="20992" calcext:value-type="float">
            <text:p>20992</text:p>
          </table:table-cell>
          <table:table-cell office:value-type="float" office:value="12806" calcext:value-type="float">
            <text:p>12806</text:p>
          </table:table-cell>
          <table:table-cell table:formula="of:=[.A83]/4096" office:value-type="float" office:value="5.125" calcext:value-type="float">
            <text:p>5.125</text:p>
          </table:table-cell>
          <table:table-cell table:formula="of:=[.B83]/4096" office:value-type="float" office:value="3.12646484375" calcext:value-type="float">
            <text:p>3.12646484375</text:p>
          </table:table-cell>
        </table:table-row>
        <table:table-row table:style-name="ro1">
          <table:table-cell office:value-type="float" office:value="21248" calcext:value-type="float">
            <text:p>21248</text:p>
          </table:table-cell>
          <table:table-cell office:value-type="float" office:value="12860" calcext:value-type="float">
            <text:p>12860</text:p>
          </table:table-cell>
          <table:table-cell table:formula="of:=[.A84]/4096" office:value-type="float" office:value="5.1875" calcext:value-type="float">
            <text:p>5.1875</text:p>
          </table:table-cell>
          <table:table-cell table:formula="of:=[.B84]/4096" office:value-type="float" office:value="3.1396484375" calcext:value-type="float">
            <text:p>3.1396484375</text:p>
          </table:table-cell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12912" calcext:value-type="float">
            <text:p>12912</text:p>
          </table:table-cell>
          <table:table-cell table:formula="of:=[.A85]/4096" office:value-type="float" office:value="5.25" calcext:value-type="float">
            <text:p>5.25</text:p>
          </table:table-cell>
          <table:table-cell table:formula="of:=[.B85]/4096" office:value-type="float" office:value="3.15234375" calcext:value-type="float">
            <text:p>3.15234375</text:p>
          </table:table-cell>
        </table:table-row>
        <table:table-row table:style-name="ro1">
          <table:table-cell office:value-type="float" office:value="21760" calcext:value-type="float">
            <text:p>21760</text:p>
          </table:table-cell>
          <table:table-cell office:value-type="float" office:value="12961" calcext:value-type="float">
            <text:p>12961</text:p>
          </table:table-cell>
          <table:table-cell table:formula="of:=[.A86]/4096" office:value-type="float" office:value="5.3125" calcext:value-type="float">
            <text:p>5.3125</text:p>
          </table:table-cell>
          <table:table-cell table:formula="of:=[.B86]/4096" office:value-type="float" office:value="3.164306640625" calcext:value-type="float">
            <text:p>3.164306640625</text:p>
          </table:table-cell>
        </table:table-row>
        <table:table-row table:style-name="ro1">
          <table:table-cell office:value-type="float" office:value="22016" calcext:value-type="float">
            <text:p>22016</text:p>
          </table:table-cell>
          <table:table-cell office:value-type="float" office:value="13008" calcext:value-type="float">
            <text:p>13008</text:p>
          </table:table-cell>
          <table:table-cell table:formula="of:=[.A87]/4096" office:value-type="float" office:value="5.375" calcext:value-type="float">
            <text:p>5.375</text:p>
          </table:table-cell>
          <table:table-cell table:formula="of:=[.B87]/4096" office:value-type="float" office:value="3.17578125" calcext:value-type="float">
            <text:p>3.17578125</text:p>
          </table:table-cell>
        </table:table-row>
        <table:table-row table:style-name="ro1">
          <table:table-cell office:value-type="float" office:value="22272" calcext:value-type="float">
            <text:p>22272</text:p>
          </table:table-cell>
          <table:table-cell office:value-type="float" office:value="13053" calcext:value-type="float">
            <text:p>13053</text:p>
          </table:table-cell>
          <table:table-cell table:formula="of:=[.A88]/4096" office:value-type="float" office:value="5.4375" calcext:value-type="float">
            <text:p>5.4375</text:p>
          </table:table-cell>
          <table:table-cell table:formula="of:=[.B88]/4096" office:value-type="float" office:value="3.186767578125" calcext:value-type="float">
            <text:p>3.186767578125</text:p>
          </table:table-cell>
        </table:table-row>
        <table:table-row table:style-name="ro1">
          <table:table-cell office:value-type="float" office:value="22528" calcext:value-type="float">
            <text:p>22528</text:p>
          </table:table-cell>
          <table:table-cell office:value-type="float" office:value="13095" calcext:value-type="float">
            <text:p>13095</text:p>
          </table:table-cell>
          <table:table-cell table:formula="of:=[.A89]/4096" office:value-type="float" office:value="5.5" calcext:value-type="float">
            <text:p>5.5</text:p>
          </table:table-cell>
          <table:table-cell table:formula="of:=[.B89]/4096" office:value-type="float" office:value="3.197021484375" calcext:value-type="float">
            <text:p>3.197021484375</text:p>
          </table:table-cell>
        </table:table-row>
        <table:table-row table:style-name="ro1">
          <table:table-cell office:value-type="float" office:value="22784" calcext:value-type="float">
            <text:p>22784</text:p>
          </table:table-cell>
          <table:table-cell office:value-type="float" office:value="13135" calcext:value-type="float">
            <text:p>13135</text:p>
          </table:table-cell>
          <table:table-cell table:formula="of:=[.A90]/4096" office:value-type="float" office:value="5.5625" calcext:value-type="float">
            <text:p>5.5625</text:p>
          </table:table-cell>
          <table:table-cell table:formula="of:=[.B90]/4096" office:value-type="float" office:value="3.206787109375" calcext:value-type="float">
            <text:p>3.206787109375</text:p>
          </table:table-cell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float" office:value="13172" calcext:value-type="float">
            <text:p>13172</text:p>
          </table:table-cell>
          <table:table-cell table:formula="of:=[.A91]/4096" office:value-type="float" office:value="5.625" calcext:value-type="float">
            <text:p>5.625</text:p>
          </table:table-cell>
          <table:table-cell table:formula="of:=[.B91]/4096" office:value-type="float" office:value="3.2158203125" calcext:value-type="float">
            <text:p>3.2158203125</text:p>
          </table:table-cell>
        </table:table-row>
        <table:table-row table:style-name="ro1">
          <table:table-cell office:value-type="float" office:value="23296" calcext:value-type="float">
            <text:p>23296</text:p>
          </table:table-cell>
          <table:table-cell office:value-type="float" office:value="13207" calcext:value-type="float">
            <text:p>13207</text:p>
          </table:table-cell>
          <table:table-cell table:formula="of:=[.A92]/4096" office:value-type="float" office:value="5.6875" calcext:value-type="float">
            <text:p>5.6875</text:p>
          </table:table-cell>
          <table:table-cell table:formula="of:=[.B92]/4096" office:value-type="float" office:value="3.224365234375" calcext:value-type="float">
            <text:p>3.224365234375</text:p>
          </table:table-cell>
        </table:table-row>
        <table:table-row table:style-name="ro1">
          <table:table-cell office:value-type="float" office:value="23552" calcext:value-type="float">
            <text:p>23552</text:p>
          </table:table-cell>
          <table:table-cell office:value-type="float" office:value="13239" calcext:value-type="float">
            <text:p>13239</text:p>
          </table:table-cell>
          <table:table-cell table:formula="of:=[.A93]/4096" office:value-type="float" office:value="5.75" calcext:value-type="float">
            <text:p>5.75</text:p>
          </table:table-cell>
          <table:table-cell table:formula="of:=[.B93]/4096" office:value-type="float" office:value="3.232177734375" calcext:value-type="float">
            <text:p>3.232177734375</text:p>
          </table:table-cell>
        </table:table-row>
        <table:table-row table:style-name="ro1">
          <table:table-cell office:value-type="float" office:value="23808" calcext:value-type="float">
            <text:p>23808</text:p>
          </table:table-cell>
          <table:table-cell office:value-type="float" office:value="13269" calcext:value-type="float">
            <text:p>13269</text:p>
          </table:table-cell>
          <table:table-cell table:formula="of:=[.A94]/4096" office:value-type="float" office:value="5.8125" calcext:value-type="float">
            <text:p>5.8125</text:p>
          </table:table-cell>
          <table:table-cell table:formula="of:=[.B94]/4096" office:value-type="float" office:value="3.239501953125" calcext:value-type="float">
            <text:p>3.239501953125</text:p>
          </table:table-cell>
        </table:table-row>
        <table:table-row table:style-name="ro1">
          <table:table-cell office:value-type="float" office:value="24064" calcext:value-type="float">
            <text:p>24064</text:p>
          </table:table-cell>
          <table:table-cell office:value-type="float" office:value="13296" calcext:value-type="float">
            <text:p>13296</text:p>
          </table:table-cell>
          <table:table-cell table:formula="of:=[.A95]/4096" office:value-type="float" office:value="5.875" calcext:value-type="float">
            <text:p>5.875</text:p>
          </table:table-cell>
          <table:table-cell table:formula="of:=[.B95]/4096" office:value-type="float" office:value="3.24609375" calcext:value-type="float">
            <text:p>3.24609375</text:p>
          </table:table-cell>
        </table:table-row>
        <table:table-row table:style-name="ro1">
          <table:table-cell office:value-type="float" office:value="24320" calcext:value-type="float">
            <text:p>24320</text:p>
          </table:table-cell>
          <table:table-cell office:value-type="float" office:value="13321" calcext:value-type="float">
            <text:p>13321</text:p>
          </table:table-cell>
          <table:table-cell table:formula="of:=[.A96]/4096" office:value-type="float" office:value="5.9375" calcext:value-type="float">
            <text:p>5.9375</text:p>
          </table:table-cell>
          <table:table-cell table:formula="of:=[.B96]/4096" office:value-type="float" office:value="3.252197265625" calcext:value-type="float">
            <text:p>3.252197265625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3343" calcext:value-type="float">
            <text:p>13343</text:p>
          </table:table-cell>
          <table:table-cell table:formula="of:=[.A97]/4096" office:value-type="float" office:value="6" calcext:value-type="float">
            <text:p>6</text:p>
          </table:table-cell>
          <table:table-cell table:formula="of:=[.B97]/4096" office:value-type="float" office:value="3.257568359375" calcext:value-type="float">
            <text:p>3.257568359375</text:p>
          </table:table-cell>
        </table:table-row>
        <table:table-row table:style-name="ro1">
          <table:table-cell office:value-type="float" office:value="24832" calcext:value-type="float">
            <text:p>24832</text:p>
          </table:table-cell>
          <table:table-cell office:value-type="float" office:value="13363" calcext:value-type="float">
            <text:p>13363</text:p>
          </table:table-cell>
          <table:table-cell table:formula="of:=[.A98]/4096" office:value-type="float" office:value="6.0625" calcext:value-type="float">
            <text:p>6.0625</text:p>
          </table:table-cell>
          <table:table-cell table:formula="of:=[.B98]/4096" office:value-type="float" office:value="3.262451171875" calcext:value-type="float">
            <text:p>3.262451171875</text:p>
          </table:table-cell>
        </table:table-row>
        <table:table-row table:style-name="ro1">
          <table:table-cell office:value-type="float" office:value="25088" calcext:value-type="float">
            <text:p>25088</text:p>
          </table:table-cell>
          <table:table-cell office:value-type="float" office:value="13381" calcext:value-type="float">
            <text:p>13381</text:p>
          </table:table-cell>
          <table:table-cell table:formula="of:=[.A99]/4096" office:value-type="float" office:value="6.125" calcext:value-type="float">
            <text:p>6.125</text:p>
          </table:table-cell>
          <table:table-cell table:formula="of:=[.B99]/4096" office:value-type="float" office:value="3.266845703125" calcext:value-type="float">
            <text:p>3.266845703125</text:p>
          </table:table-cell>
        </table:table-row>
        <table:table-row table:style-name="ro1">
          <table:table-cell office:value-type="float" office:value="25344" calcext:value-type="float">
            <text:p>25344</text:p>
          </table:table-cell>
          <table:table-cell office:value-type="float" office:value="13396" calcext:value-type="float">
            <text:p>13396</text:p>
          </table:table-cell>
          <table:table-cell table:formula="of:=[.A100]/4096" office:value-type="float" office:value="6.1875" calcext:value-type="float">
            <text:p>6.1875</text:p>
          </table:table-cell>
          <table:table-cell table:formula="of:=[.B100]/4096" office:value-type="float" office:value="3.2705078125" calcext:value-type="float">
            <text:p>3.2705078125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3409" calcext:value-type="float">
            <text:p>13409</text:p>
          </table:table-cell>
          <table:table-cell table:formula="of:=[.A101]/4096" office:value-type="float" office:value="6.25" calcext:value-type="float">
            <text:p>6.25</text:p>
          </table:table-cell>
          <table:table-cell table:formula="of:=[.B101]/4096" office:value-type="float" office:value="3.273681640625" calcext:value-type="float">
            <text:p>3.273681640625</text:p>
          </table:table-cell>
        </table:table-row>
        <table:table-row table:style-name="ro1">
          <table:table-cell office:value-type="float" office:value="25856" calcext:value-type="float">
            <text:p>25856</text:p>
          </table:table-cell>
          <table:table-cell office:value-type="float" office:value="13419" calcext:value-type="float">
            <text:p>13419</text:p>
          </table:table-cell>
          <table:table-cell table:formula="of:=[.A102]/4096" office:value-type="float" office:value="6.3125" calcext:value-type="float">
            <text:p>6.3125</text:p>
          </table:table-cell>
          <table:table-cell table:formula="of:=[.B102]/4096" office:value-type="float" office:value="3.276123046875" calcext:value-type="float">
            <text:p>3.276123046875</text:p>
          </table:table-cell>
        </table:table-row>
        <table:table-row table:style-name="ro1">
          <table:table-cell office:value-type="float" office:value="26112" calcext:value-type="float">
            <text:p>26112</text:p>
          </table:table-cell>
          <table:table-cell office:value-type="float" office:value="13427" calcext:value-type="float">
            <text:p>13427</text:p>
          </table:table-cell>
          <table:table-cell table:formula="of:=[.A103]/4096" office:value-type="float" office:value="6.375" calcext:value-type="float">
            <text:p>6.375</text:p>
          </table:table-cell>
          <table:table-cell table:formula="of:=[.B103]/4096" office:value-type="float" office:value="3.278076171875" calcext:value-type="float">
            <text:p>3.278076171875</text:p>
          </table:table-cell>
        </table:table-row>
        <table:table-row table:style-name="ro1">
          <table:table-cell office:value-type="float" office:value="26368" calcext:value-type="float">
            <text:p>26368</text:p>
          </table:table-cell>
          <table:table-cell office:value-type="float" office:value="13432" calcext:value-type="float">
            <text:p>13432</text:p>
          </table:table-cell>
          <table:table-cell table:formula="of:=[.A104]/4096" office:value-type="float" office:value="6.4375" calcext:value-type="float">
            <text:p>6.4375</text:p>
          </table:table-cell>
          <table:table-cell table:formula="of:=[.B104]/4096" office:value-type="float" office:value="3.279296875" calcext:value-type="float">
            <text:p>3.279296875</text:p>
          </table:table-cell>
        </table:table-row>
        <table:table-row table:style-name="ro1">
          <table:table-cell office:value-type="float" office:value="26624" calcext:value-type="float">
            <text:p>26624</text:p>
          </table:table-cell>
          <table:table-cell office:value-type="float" office:value="13435" calcext:value-type="float">
            <text:p>13435</text:p>
          </table:table-cell>
          <table:table-cell table:formula="of:=[.A105]/4096" office:value-type="float" office:value="6.5" calcext:value-type="float">
            <text:p>6.5</text:p>
          </table:table-cell>
          <table:table-cell table:formula="of:=[.B105]/4096" office:value-type="float" office:value="3.280029296875" calcext:value-type="float">
            <text:p>3.280029296875</text:p>
          </table:table-cell>
        </table:table-row>
        <table:table-row table:style-name="ro1">
          <table:table-cell office:value-type="float" office:value="26880" calcext:value-type="float">
            <text:p>26880</text:p>
          </table:table-cell>
          <table:table-cell office:value-type="float" office:value="13435" calcext:value-type="float">
            <text:p>13435</text:p>
          </table:table-cell>
          <table:table-cell table:formula="of:=[.A106]/4096" office:value-type="float" office:value="6.5625" calcext:value-type="float">
            <text:p>6.5625</text:p>
          </table:table-cell>
          <table:table-cell table:formula="of:=[.B106]/4096" office:value-type="float" office:value="3.280029296875" calcext:value-type="float">
            <text:p>3.280029296875</text:p>
          </table:table-cell>
        </table:table-row>
        <table:table-row table:style-name="ro1">
          <table:table-cell office:value-type="float" office:value="27136" calcext:value-type="float">
            <text:p>27136</text:p>
          </table:table-cell>
          <table:table-cell office:value-type="float" office:value="13435" calcext:value-type="float">
            <text:p>13435</text:p>
          </table:table-cell>
          <table:table-cell table:formula="of:=[.A107]/4096" office:value-type="float" office:value="6.625" calcext:value-type="float">
            <text:p>6.625</text:p>
          </table:table-cell>
          <table:table-cell table:formula="of:=[.B107]/4096" office:value-type="float" office:value="3.280029296875" calcext:value-type="float">
            <text:p>3.280029296875</text:p>
          </table:table-cell>
        </table:table-row>
        <table:table-row table:style-name="ro1">
          <table:table-cell office:value-type="float" office:value="27392" calcext:value-type="float">
            <text:p>27392</text:p>
          </table:table-cell>
          <table:table-cell office:value-type="float" office:value="13433" calcext:value-type="float">
            <text:p>13433</text:p>
          </table:table-cell>
          <table:table-cell table:formula="of:=[.A108]/4096" office:value-type="float" office:value="6.6875" calcext:value-type="float">
            <text:p>6.6875</text:p>
          </table:table-cell>
          <table:table-cell table:formula="of:=[.B108]/4096" office:value-type="float" office:value="3.279541015625" calcext:value-type="float">
            <text:p>3.279541015625</text:p>
          </table:table-cell>
        </table:table-row>
        <table:table-row table:style-name="ro1">
          <table:table-cell office:value-type="float" office:value="27648" calcext:value-type="float">
            <text:p>27648</text:p>
          </table:table-cell>
          <table:table-cell office:value-type="float" office:value="13429" calcext:value-type="float">
            <text:p>13429</text:p>
          </table:table-cell>
          <table:table-cell table:formula="of:=[.A109]/4096" office:value-type="float" office:value="6.75" calcext:value-type="float">
            <text:p>6.75</text:p>
          </table:table-cell>
          <table:table-cell table:formula="of:=[.B109]/4096" office:value-type="float" office:value="3.278564453125" calcext:value-type="float">
            <text:p>3.278564453125</text:p>
          </table:table-cell>
        </table:table-row>
        <table:table-row table:style-name="ro1">
          <table:table-cell office:value-type="float" office:value="27904" calcext:value-type="float">
            <text:p>27904</text:p>
          </table:table-cell>
          <table:table-cell office:value-type="float" office:value="13422" calcext:value-type="float">
            <text:p>13422</text:p>
          </table:table-cell>
          <table:table-cell table:formula="of:=[.A110]/4096" office:value-type="float" office:value="6.8125" calcext:value-type="float">
            <text:p>6.8125</text:p>
          </table:table-cell>
          <table:table-cell table:formula="of:=[.B110]/4096" office:value-type="float" office:value="3.27685546875" calcext:value-type="float">
            <text:p>3.27685546875</text:p>
          </table:table-cell>
        </table:table-row>
        <table:table-row table:style-name="ro1">
          <table:table-cell office:value-type="float" office:value="28160" calcext:value-type="float">
            <text:p>28160</text:p>
          </table:table-cell>
          <table:table-cell office:value-type="float" office:value="13413" calcext:value-type="float">
            <text:p>13413</text:p>
          </table:table-cell>
          <table:table-cell table:formula="of:=[.A111]/4096" office:value-type="float" office:value="6.875" calcext:value-type="float">
            <text:p>6.875</text:p>
          </table:table-cell>
          <table:table-cell table:formula="of:=[.B111]/4096" office:value-type="float" office:value="3.274658203125" calcext:value-type="float">
            <text:p>3.274658203125</text:p>
          </table:table-cell>
        </table:table-row>
        <table:table-row table:style-name="ro1">
          <table:table-cell office:value-type="float" office:value="28416" calcext:value-type="float">
            <text:p>28416</text:p>
          </table:table-cell>
          <table:table-cell office:value-type="float" office:value="13401" calcext:value-type="float">
            <text:p>13401</text:p>
          </table:table-cell>
          <table:table-cell table:formula="of:=[.A112]/4096" office:value-type="float" office:value="6.9375" calcext:value-type="float">
            <text:p>6.9375</text:p>
          </table:table-cell>
          <table:table-cell table:formula="of:=[.B112]/4096" office:value-type="float" office:value="3.271728515625" calcext:value-type="float">
            <text:p>3.271728515625</text:p>
          </table:table-cell>
        </table:table-row>
        <table:table-row table:style-name="ro1">
          <table:table-cell office:value-type="float" office:value="28672" calcext:value-type="float">
            <text:p>28672</text:p>
          </table:table-cell>
          <table:table-cell office:value-type="float" office:value="13387" calcext:value-type="float">
            <text:p>13387</text:p>
          </table:table-cell>
          <table:table-cell table:formula="of:=[.A113]/4096" office:value-type="float" office:value="7" calcext:value-type="float">
            <text:p>7</text:p>
          </table:table-cell>
          <table:table-cell table:formula="of:=[.B113]/4096" office:value-type="float" office:value="3.268310546875" calcext:value-type="float">
            <text:p>3.268310546875</text:p>
          </table:table-cell>
        </table:table-row>
        <table:table-row table:style-name="ro1">
          <table:table-cell office:value-type="float" office:value="28928" calcext:value-type="float">
            <text:p>28928</text:p>
          </table:table-cell>
          <table:table-cell office:value-type="float" office:value="13370" calcext:value-type="float">
            <text:p>13370</text:p>
          </table:table-cell>
          <table:table-cell table:formula="of:=[.A114]/4096" office:value-type="float" office:value="7.0625" calcext:value-type="float">
            <text:p>7.0625</text:p>
          </table:table-cell>
          <table:table-cell table:formula="of:=[.B114]/4096" office:value-type="float" office:value="3.26416015625" calcext:value-type="float">
            <text:p>3.26416015625</text:p>
          </table:table-cell>
        </table:table-row>
        <table:table-row table:style-name="ro1">
          <table:table-cell office:value-type="float" office:value="29184" calcext:value-type="float">
            <text:p>29184</text:p>
          </table:table-cell>
          <table:table-cell office:value-type="float" office:value="13351" calcext:value-type="float">
            <text:p>13351</text:p>
          </table:table-cell>
          <table:table-cell table:formula="of:=[.A115]/4096" office:value-type="float" office:value="7.125" calcext:value-type="float">
            <text:p>7.125</text:p>
          </table:table-cell>
          <table:table-cell table:formula="of:=[.B115]/4096" office:value-type="float" office:value="3.259521484375" calcext:value-type="float">
            <text:p>3.259521484375</text:p>
          </table:table-cell>
        </table:table-row>
        <table:table-row table:style-name="ro1">
          <table:table-cell office:value-type="float" office:value="29440" calcext:value-type="float">
            <text:p>29440</text:p>
          </table:table-cell>
          <table:table-cell office:value-type="float" office:value="13329" calcext:value-type="float">
            <text:p>13329</text:p>
          </table:table-cell>
          <table:table-cell table:formula="of:=[.A116]/4096" office:value-type="float" office:value="7.1875" calcext:value-type="float">
            <text:p>7.1875</text:p>
          </table:table-cell>
          <table:table-cell table:formula="of:=[.B116]/4096" office:value-type="float" office:value="3.254150390625" calcext:value-type="float">
            <text:p>3.254150390625</text:p>
          </table:table-cell>
        </table:table-row>
        <table:table-row table:style-name="ro1">
          <table:table-cell office:value-type="float" office:value="29696" calcext:value-type="float">
            <text:p>29696</text:p>
          </table:table-cell>
          <table:table-cell office:value-type="float" office:value="13305" calcext:value-type="float">
            <text:p>13305</text:p>
          </table:table-cell>
          <table:table-cell table:formula="of:=[.A117]/4096" office:value-type="float" office:value="7.25" calcext:value-type="float">
            <text:p>7.25</text:p>
          </table:table-cell>
          <table:table-cell table:formula="of:=[.B117]/4096" office:value-type="float" office:value="3.248291015625" calcext:value-type="float">
            <text:p>3.248291015625</text:p>
          </table:table-cell>
        </table:table-row>
        <table:table-row table:style-name="ro1">
          <table:table-cell office:value-type="float" office:value="29952" calcext:value-type="float">
            <text:p>29952</text:p>
          </table:table-cell>
          <table:table-cell office:value-type="float" office:value="13279" calcext:value-type="float">
            <text:p>13279</text:p>
          </table:table-cell>
          <table:table-cell table:formula="of:=[.A118]/4096" office:value-type="float" office:value="7.3125" calcext:value-type="float">
            <text:p>7.3125</text:p>
          </table:table-cell>
          <table:table-cell table:formula="of:=[.B118]/4096" office:value-type="float" office:value="3.241943359375" calcext:value-type="float">
            <text:p>3.241943359375</text:p>
          </table:table-cell>
        </table:table-row>
        <table:table-row table:style-name="ro1">
          <table:table-cell office:value-type="float" office:value="30208" calcext:value-type="float">
            <text:p>30208</text:p>
          </table:table-cell>
          <table:table-cell office:value-type="float" office:value="13250" calcext:value-type="float">
            <text:p>13250</text:p>
          </table:table-cell>
          <table:table-cell table:formula="of:=[.A119]/4096" office:value-type="float" office:value="7.375" calcext:value-type="float">
            <text:p>7.375</text:p>
          </table:table-cell>
          <table:table-cell table:formula="of:=[.B119]/4096" office:value-type="float" office:value="3.23486328125" calcext:value-type="float">
            <text:p>3.23486328125</text:p>
          </table:table-cell>
        </table:table-row>
        <table:table-row table:style-name="ro1">
          <table:table-cell office:value-type="float" office:value="30464" calcext:value-type="float">
            <text:p>30464</text:p>
          </table:table-cell>
          <table:table-cell office:value-type="float" office:value="13219" calcext:value-type="float">
            <text:p>13219</text:p>
          </table:table-cell>
          <table:table-cell table:formula="of:=[.A120]/4096" office:value-type="float" office:value="7.4375" calcext:value-type="float">
            <text:p>7.4375</text:p>
          </table:table-cell>
          <table:table-cell table:formula="of:=[.B120]/4096" office:value-type="float" office:value="3.227294921875" calcext:value-type="float">
            <text:p>3.227294921875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13185" calcext:value-type="float">
            <text:p>13185</text:p>
          </table:table-cell>
          <table:table-cell table:formula="of:=[.A121]/4096" office:value-type="float" office:value="7.5" calcext:value-type="float">
            <text:p>7.5</text:p>
          </table:table-cell>
          <table:table-cell table:formula="of:=[.B121]/4096" office:value-type="float" office:value="3.218994140625" calcext:value-type="float">
            <text:p>3.218994140625</text:p>
          </table:table-cell>
        </table:table-row>
        <table:table-row table:style-name="ro1">
          <table:table-cell office:value-type="float" office:value="30976" calcext:value-type="float">
            <text:p>30976</text:p>
          </table:table-cell>
          <table:table-cell office:value-type="float" office:value="13149" calcext:value-type="float">
            <text:p>13149</text:p>
          </table:table-cell>
          <table:table-cell table:formula="of:=[.A122]/4096" office:value-type="float" office:value="7.5625" calcext:value-type="float">
            <text:p>7.5625</text:p>
          </table:table-cell>
          <table:table-cell table:formula="of:=[.B122]/4096" office:value-type="float" office:value="3.210205078125" calcext:value-type="float">
            <text:p>3.210205078125</text:p>
          </table:table-cell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float" office:value="13110" calcext:value-type="float">
            <text:p>13110</text:p>
          </table:table-cell>
          <table:table-cell table:formula="of:=[.A123]/4096" office:value-type="float" office:value="7.625" calcext:value-type="float">
            <text:p>7.625</text:p>
          </table:table-cell>
          <table:table-cell table:formula="of:=[.B123]/4096" office:value-type="float" office:value="3.20068359375" calcext:value-type="float">
            <text:p>3.20068359375</text:p>
          </table:table-cell>
        </table:table-row>
        <table:table-row table:style-name="ro1">
          <table:table-cell office:value-type="float" office:value="31488" calcext:value-type="float">
            <text:p>31488</text:p>
          </table:table-cell>
          <table:table-cell office:value-type="float" office:value="13069" calcext:value-type="float">
            <text:p>13069</text:p>
          </table:table-cell>
          <table:table-cell table:formula="of:=[.A124]/4096" office:value-type="float" office:value="7.6875" calcext:value-type="float">
            <text:p>7.6875</text:p>
          </table:table-cell>
          <table:table-cell table:formula="of:=[.B124]/4096" office:value-type="float" office:value="3.190673828125" calcext:value-type="float">
            <text:p>3.190673828125</text:p>
          </table:table-cell>
        </table:table-row>
        <table:table-row table:style-name="ro1">
          <table:table-cell office:value-type="float" office:value="31744" calcext:value-type="float">
            <text:p>31744</text:p>
          </table:table-cell>
          <table:table-cell office:value-type="float" office:value="13025" calcext:value-type="float">
            <text:p>13025</text:p>
          </table:table-cell>
          <table:table-cell table:formula="of:=[.A125]/4096" office:value-type="float" office:value="7.75" calcext:value-type="float">
            <text:p>7.75</text:p>
          </table:table-cell>
          <table:table-cell table:formula="of:=[.B125]/4096" office:value-type="float" office:value="3.179931640625" calcext:value-type="float">
            <text:p>3.17993164062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979" calcext:value-type="float">
            <text:p>12979</text:p>
          </table:table-cell>
          <table:table-cell table:formula="of:=[.A126]/4096" office:value-type="float" office:value="7.8125" calcext:value-type="float">
            <text:p>7.8125</text:p>
          </table:table-cell>
          <table:table-cell table:formula="of:=[.B126]/4096" office:value-type="float" office:value="3.168701171875" calcext:value-type="float">
            <text:p>3.168701171875</text:p>
          </table:table-cell>
        </table:table-row>
        <table:table-row table:style-name="ro1">
          <table:table-cell office:value-type="float" office:value="32256" calcext:value-type="float">
            <text:p>32256</text:p>
          </table:table-cell>
          <table:table-cell office:value-type="float" office:value="12930" calcext:value-type="float">
            <text:p>12930</text:p>
          </table:table-cell>
          <table:table-cell table:formula="of:=[.A127]/4096" office:value-type="float" office:value="7.875" calcext:value-type="float">
            <text:p>7.875</text:p>
          </table:table-cell>
          <table:table-cell table:formula="of:=[.B127]/4096" office:value-type="float" office:value="3.15673828125" calcext:value-type="float">
            <text:p>3.15673828125</text:p>
          </table:table-cell>
        </table:table-row>
        <table:table-row table:style-name="ro1">
          <table:table-cell office:value-type="float" office:value="32512" calcext:value-type="float">
            <text:p>32512</text:p>
          </table:table-cell>
          <table:table-cell office:value-type="float" office:value="12879" calcext:value-type="float">
            <text:p>12879</text:p>
          </table:table-cell>
          <table:table-cell table:formula="of:=[.A128]/4096" office:value-type="float" office:value="7.9375" calcext:value-type="float">
            <text:p>7.9375</text:p>
          </table:table-cell>
          <table:table-cell table:formula="of:=[.B128]/4096" office:value-type="float" office:value="3.144287109375" calcext:value-type="float">
            <text:p>3.14428710937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826" calcext:value-type="float">
            <text:p>12826</text:p>
          </table:table-cell>
          <table:table-cell table:formula="of:=[.A129]/4096" office:value-type="float" office:value="8" calcext:value-type="float">
            <text:p>8</text:p>
          </table:table-cell>
          <table:table-cell table:formula="of:=[.B129]/4096" office:value-type="float" office:value="3.13134765625" calcext:value-type="float">
            <text:p>3.13134765625</text:p>
          </table:table-cell>
        </table:table-row>
        <table:table-row table:style-name="ro1">
          <table:table-cell office:value-type="float" office:value="33024" calcext:value-type="float">
            <text:p>33024</text:p>
          </table:table-cell>
          <table:table-cell office:value-type="float" office:value="12770" calcext:value-type="float">
            <text:p>12770</text:p>
          </table:table-cell>
          <table:table-cell table:formula="of:=[.A130]/4096" office:value-type="float" office:value="8.0625" calcext:value-type="float">
            <text:p>8.0625</text:p>
          </table:table-cell>
          <table:table-cell table:formula="of:=[.B130]/4096" office:value-type="float" office:value="3.11767578125" calcext:value-type="float">
            <text:p>3.11767578125</text:p>
          </table:table-cell>
        </table:table-row>
        <table:table-row table:style-name="ro1">
          <table:table-cell office:value-type="float" office:value="33280" calcext:value-type="float">
            <text:p>33280</text:p>
          </table:table-cell>
          <table:table-cell office:value-type="float" office:value="12712" calcext:value-type="float">
            <text:p>12712</text:p>
          </table:table-cell>
          <table:table-cell table:formula="of:=[.A131]/4096" office:value-type="float" office:value="8.125" calcext:value-type="float">
            <text:p>8.125</text:p>
          </table:table-cell>
          <table:table-cell table:formula="of:=[.B131]/4096" office:value-type="float" office:value="3.103515625" calcext:value-type="float">
            <text:p>3.103515625</text:p>
          </table:table-cell>
        </table:table-row>
        <table:table-row table:style-name="ro1">
          <table:table-cell office:value-type="float" office:value="33536" calcext:value-type="float">
            <text:p>33536</text:p>
          </table:table-cell>
          <table:table-cell office:value-type="float" office:value="12651" calcext:value-type="float">
            <text:p>12651</text:p>
          </table:table-cell>
          <table:table-cell table:formula="of:=[.A132]/4096" office:value-type="float" office:value="8.1875" calcext:value-type="float">
            <text:p>8.1875</text:p>
          </table:table-cell>
          <table:table-cell table:formula="of:=[.B132]/4096" office:value-type="float" office:value="3.088623046875" calcext:value-type="float">
            <text:p>3.088623046875</text:p>
          </table:table-cell>
        </table:table-row>
        <table:table-row table:style-name="ro1">
          <table:table-cell office:value-type="float" office:value="33792" calcext:value-type="float">
            <text:p>33792</text:p>
          </table:table-cell>
          <table:table-cell office:value-type="float" office:value="12588" calcext:value-type="float">
            <text:p>12588</text:p>
          </table:table-cell>
          <table:table-cell table:formula="of:=[.A133]/4096" office:value-type="float" office:value="8.25" calcext:value-type="float">
            <text:p>8.25</text:p>
          </table:table-cell>
          <table:table-cell table:formula="of:=[.B133]/4096" office:value-type="float" office:value="3.0732421875" calcext:value-type="float">
            <text:p>3.0732421875</text:p>
          </table:table-cell>
        </table:table-row>
        <table:table-row table:style-name="ro1">
          <table:table-cell office:value-type="float" office:value="34048" calcext:value-type="float">
            <text:p>34048</text:p>
          </table:table-cell>
          <table:table-cell office:value-type="float" office:value="12522" calcext:value-type="float">
            <text:p>12522</text:p>
          </table:table-cell>
          <table:table-cell table:formula="of:=[.A134]/4096" office:value-type="float" office:value="8.3125" calcext:value-type="float">
            <text:p>8.3125</text:p>
          </table:table-cell>
          <table:table-cell table:formula="of:=[.B134]/4096" office:value-type="float" office:value="3.05712890625" calcext:value-type="float">
            <text:p>3.05712890625</text:p>
          </table:table-cell>
        </table:table-row>
        <table:table-row table:style-name="ro1">
          <table:table-cell office:value-type="float" office:value="34304" calcext:value-type="float">
            <text:p>34304</text:p>
          </table:table-cell>
          <table:table-cell office:value-type="float" office:value="12454" calcext:value-type="float">
            <text:p>12454</text:p>
          </table:table-cell>
          <table:table-cell table:formula="of:=[.A135]/4096" office:value-type="float" office:value="8.375" calcext:value-type="float">
            <text:p>8.375</text:p>
          </table:table-cell>
          <table:table-cell table:formula="of:=[.B135]/4096" office:value-type="float" office:value="3.04052734375" calcext:value-type="float">
            <text:p>3.04052734375</text:p>
          </table:table-cell>
        </table:table-row>
        <table:table-row table:style-name="ro1">
          <table:table-cell office:value-type="float" office:value="34560" calcext:value-type="float">
            <text:p>34560</text:p>
          </table:table-cell>
          <table:table-cell office:value-type="float" office:value="12383" calcext:value-type="float">
            <text:p>12383</text:p>
          </table:table-cell>
          <table:table-cell table:formula="of:=[.A136]/4096" office:value-type="float" office:value="8.4375" calcext:value-type="float">
            <text:p>8.4375</text:p>
          </table:table-cell>
          <table:table-cell table:formula="of:=[.B136]/4096" office:value-type="float" office:value="3.023193359375" calcext:value-type="float">
            <text:p>3.023193359375</text:p>
          </table:table-cell>
        </table:table-row>
        <table:table-row table:style-name="ro1">
          <table:table-cell office:value-type="float" office:value="34816" calcext:value-type="float">
            <text:p>34816</text:p>
          </table:table-cell>
          <table:table-cell office:value-type="float" office:value="12310" calcext:value-type="float">
            <text:p>12310</text:p>
          </table:table-cell>
          <table:table-cell table:formula="of:=[.A137]/4096" office:value-type="float" office:value="8.5" calcext:value-type="float">
            <text:p>8.5</text:p>
          </table:table-cell>
          <table:table-cell table:formula="of:=[.B137]/4096" office:value-type="float" office:value="3.00537109375" calcext:value-type="float">
            <text:p>3.00537109375</text:p>
          </table:table-cell>
        </table:table-row>
        <table:table-row table:style-name="ro1">
          <table:table-cell office:value-type="float" office:value="35072" calcext:value-type="float">
            <text:p>35072</text:p>
          </table:table-cell>
          <table:table-cell office:value-type="float" office:value="12234" calcext:value-type="float">
            <text:p>12234</text:p>
          </table:table-cell>
          <table:table-cell table:formula="of:=[.A138]/4096" office:value-type="float" office:value="8.5625" calcext:value-type="float">
            <text:p>8.5625</text:p>
          </table:table-cell>
          <table:table-cell table:formula="of:=[.B138]/4096" office:value-type="float" office:value="2.98681640625" calcext:value-type="float">
            <text:p>2.98681640625</text:p>
          </table:table-cell>
        </table:table-row>
        <table:table-row table:style-name="ro1">
          <table:table-cell office:value-type="float" office:value="35328" calcext:value-type="float">
            <text:p>35328</text:p>
          </table:table-cell>
          <table:table-cell office:value-type="float" office:value="12156" calcext:value-type="float">
            <text:p>12156</text:p>
          </table:table-cell>
          <table:table-cell table:formula="of:=[.A139]/4096" office:value-type="float" office:value="8.625" calcext:value-type="float">
            <text:p>8.625</text:p>
          </table:table-cell>
          <table:table-cell table:formula="of:=[.B139]/4096" office:value-type="float" office:value="2.9677734375" calcext:value-type="float">
            <text:p>2.9677734375</text:p>
          </table:table-cell>
        </table:table-row>
        <table:table-row table:style-name="ro1">
          <table:table-cell office:value-type="float" office:value="35584" calcext:value-type="float">
            <text:p>35584</text:p>
          </table:table-cell>
          <table:table-cell office:value-type="float" office:value="12076" calcext:value-type="float">
            <text:p>12076</text:p>
          </table:table-cell>
          <table:table-cell table:formula="of:=[.A140]/4096" office:value-type="float" office:value="8.6875" calcext:value-type="float">
            <text:p>8.6875</text:p>
          </table:table-cell>
          <table:table-cell table:formula="of:=[.B140]/4096" office:value-type="float" office:value="2.9482421875" calcext:value-type="float">
            <text:p>2.9482421875</text:p>
          </table:table-cell>
        </table:table-row>
        <table:table-row table:style-name="ro1">
          <table:table-cell office:value-type="float" office:value="35840" calcext:value-type="float">
            <text:p>35840</text:p>
          </table:table-cell>
          <table:table-cell office:value-type="float" office:value="11993" calcext:value-type="float">
            <text:p>11993</text:p>
          </table:table-cell>
          <table:table-cell table:formula="of:=[.A141]/4096" office:value-type="float" office:value="8.75" calcext:value-type="float">
            <text:p>8.75</text:p>
          </table:table-cell>
          <table:table-cell table:formula="of:=[.B141]/4096" office:value-type="float" office:value="2.927978515625" calcext:value-type="float">
            <text:p>2.927978515625</text:p>
          </table:table-cell>
        </table:table-row>
        <table:table-row table:style-name="ro1">
          <table:table-cell office:value-type="float" office:value="36096" calcext:value-type="float">
            <text:p>36096</text:p>
          </table:table-cell>
          <table:table-cell office:value-type="float" office:value="11908" calcext:value-type="float">
            <text:p>11908</text:p>
          </table:table-cell>
          <table:table-cell table:formula="of:=[.A142]/4096" office:value-type="float" office:value="8.8125" calcext:value-type="float">
            <text:p>8.8125</text:p>
          </table:table-cell>
          <table:table-cell table:formula="of:=[.B142]/4096" office:value-type="float" office:value="2.9072265625" calcext:value-type="float">
            <text:p>2.9072265625</text:p>
          </table:table-cell>
        </table:table-row>
        <table:table-row table:style-name="ro1">
          <table:table-cell office:value-type="float" office:value="36352" calcext:value-type="float">
            <text:p>36352</text:p>
          </table:table-cell>
          <table:table-cell office:value-type="float" office:value="11820" calcext:value-type="float">
            <text:p>11820</text:p>
          </table:table-cell>
          <table:table-cell table:formula="of:=[.A143]/4096" office:value-type="float" office:value="8.875" calcext:value-type="float">
            <text:p>8.875</text:p>
          </table:table-cell>
          <table:table-cell table:formula="of:=[.B143]/4096" office:value-type="float" office:value="2.8857421875" calcext:value-type="float">
            <text:p>2.8857421875</text:p>
          </table:table-cell>
        </table:table-row>
        <table:table-row table:style-name="ro1">
          <table:table-cell office:value-type="float" office:value="36608" calcext:value-type="float">
            <text:p>36608</text:p>
          </table:table-cell>
          <table:table-cell office:value-type="float" office:value="11730" calcext:value-type="float">
            <text:p>11730</text:p>
          </table:table-cell>
          <table:table-cell table:formula="of:=[.A144]/4096" office:value-type="float" office:value="8.9375" calcext:value-type="float">
            <text:p>8.9375</text:p>
          </table:table-cell>
          <table:table-cell table:formula="of:=[.B144]/4096" office:value-type="float" office:value="2.86376953125" calcext:value-type="float">
            <text:p>2.86376953125</text:p>
          </table:table-cell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11637" calcext:value-type="float">
            <text:p>11637</text:p>
          </table:table-cell>
          <table:table-cell table:formula="of:=[.A145]/4096" office:value-type="float" office:value="9" calcext:value-type="float">
            <text:p>9</text:p>
          </table:table-cell>
          <table:table-cell table:formula="of:=[.B145]/4096" office:value-type="float" office:value="2.841064453125" calcext:value-type="float">
            <text:p>2.841064453125</text:p>
          </table:table-cell>
        </table:table-row>
        <table:table-row table:style-name="ro1">
          <table:table-cell office:value-type="float" office:value="37120" calcext:value-type="float">
            <text:p>37120</text:p>
          </table:table-cell>
          <table:table-cell office:value-type="float" office:value="11542" calcext:value-type="float">
            <text:p>11542</text:p>
          </table:table-cell>
          <table:table-cell table:formula="of:=[.A146]/4096" office:value-type="float" office:value="9.0625" calcext:value-type="float">
            <text:p>9.0625</text:p>
          </table:table-cell>
          <table:table-cell table:formula="of:=[.B146]/4096" office:value-type="float" office:value="2.81787109375" calcext:value-type="float">
            <text:p>2.81787109375</text:p>
          </table:table-cell>
        </table:table-row>
        <table:table-row table:style-name="ro1">
          <table:table-cell office:value-type="float" office:value="37376" calcext:value-type="float">
            <text:p>37376</text:p>
          </table:table-cell>
          <table:table-cell office:value-type="float" office:value="11444" calcext:value-type="float">
            <text:p>11444</text:p>
          </table:table-cell>
          <table:table-cell table:formula="of:=[.A147]/4096" office:value-type="float" office:value="9.125" calcext:value-type="float">
            <text:p>9.125</text:p>
          </table:table-cell>
          <table:table-cell table:formula="of:=[.B147]/4096" office:value-type="float" office:value="2.7939453125" calcext:value-type="float">
            <text:p>2.7939453125</text:p>
          </table:table-cell>
        </table:table-row>
        <table:table-row table:style-name="ro1">
          <table:table-cell office:value-type="float" office:value="37632" calcext:value-type="float">
            <text:p>37632</text:p>
          </table:table-cell>
          <table:table-cell office:value-type="float" office:value="11344" calcext:value-type="float">
            <text:p>11344</text:p>
          </table:table-cell>
          <table:table-cell table:formula="of:=[.A148]/4096" office:value-type="float" office:value="9.1875" calcext:value-type="float">
            <text:p>9.1875</text:p>
          </table:table-cell>
          <table:table-cell table:formula="of:=[.B148]/4096" office:value-type="float" office:value="2.76953125" calcext:value-type="float">
            <text:p>2.76953125</text:p>
          </table:table-cell>
        </table:table-row>
        <table:table-row table:style-name="ro1">
          <table:table-cell office:value-type="float" office:value="37888" calcext:value-type="float">
            <text:p>37888</text:p>
          </table:table-cell>
          <table:table-cell office:value-type="float" office:value="11241" calcext:value-type="float">
            <text:p>11241</text:p>
          </table:table-cell>
          <table:table-cell table:formula="of:=[.A149]/4096" office:value-type="float" office:value="9.25" calcext:value-type="float">
            <text:p>9.25</text:p>
          </table:table-cell>
          <table:table-cell table:formula="of:=[.B149]/4096" office:value-type="float" office:value="2.744384765625" calcext:value-type="float">
            <text:p>2.744384765625</text:p>
          </table:table-cell>
        </table:table-row>
        <table:table-row table:style-name="ro1">
          <table:table-cell office:value-type="float" office:value="38144" calcext:value-type="float">
            <text:p>38144</text:p>
          </table:table-cell>
          <table:table-cell office:value-type="float" office:value="11136" calcext:value-type="float">
            <text:p>11136</text:p>
          </table:table-cell>
          <table:table-cell table:formula="of:=[.A150]/4096" office:value-type="float" office:value="9.3125" calcext:value-type="float">
            <text:p>9.3125</text:p>
          </table:table-cell>
          <table:table-cell table:formula="of:=[.B150]/4096" office:value-type="float" office:value="2.71875" calcext:value-type="float">
            <text:p>2.71875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11029" calcext:value-type="float">
            <text:p>11029</text:p>
          </table:table-cell>
          <table:table-cell table:formula="of:=[.A151]/4096" office:value-type="float" office:value="9.375" calcext:value-type="float">
            <text:p>9.375</text:p>
          </table:table-cell>
          <table:table-cell table:formula="of:=[.B151]/4096" office:value-type="float" office:value="2.692626953125" calcext:value-type="float">
            <text:p>2.692626953125</text:p>
          </table:table-cell>
        </table:table-row>
        <table:table-row table:style-name="ro1">
          <table:table-cell office:value-type="float" office:value="38656" calcext:value-type="float">
            <text:p>38656</text:p>
          </table:table-cell>
          <table:table-cell office:value-type="float" office:value="10919" calcext:value-type="float">
            <text:p>10919</text:p>
          </table:table-cell>
          <table:table-cell table:formula="of:=[.A152]/4096" office:value-type="float" office:value="9.4375" calcext:value-type="float">
            <text:p>9.4375</text:p>
          </table:table-cell>
          <table:table-cell table:formula="of:=[.B152]/4096" office:value-type="float" office:value="2.665771484375" calcext:value-type="float">
            <text:p>2.665771484375</text:p>
          </table:table-cell>
        </table:table-row>
        <table:table-row table:style-name="ro1">
          <table:table-cell office:value-type="float" office:value="38912" calcext:value-type="float">
            <text:p>38912</text:p>
          </table:table-cell>
          <table:table-cell office:value-type="float" office:value="10807" calcext:value-type="float">
            <text:p>10807</text:p>
          </table:table-cell>
          <table:table-cell table:formula="of:=[.A153]/4096" office:value-type="float" office:value="9.5" calcext:value-type="float">
            <text:p>9.5</text:p>
          </table:table-cell>
          <table:table-cell table:formula="of:=[.B153]/4096" office:value-type="float" office:value="2.638427734375" calcext:value-type="float">
            <text:p>2.638427734375</text:p>
          </table:table-cell>
        </table:table-row>
        <table:table-row table:style-name="ro1">
          <table:table-cell office:value-type="float" office:value="39168" calcext:value-type="float">
            <text:p>39168</text:p>
          </table:table-cell>
          <table:table-cell office:value-type="float" office:value="10692" calcext:value-type="float">
            <text:p>10692</text:p>
          </table:table-cell>
          <table:table-cell table:formula="of:=[.A154]/4096" office:value-type="float" office:value="9.5625" calcext:value-type="float">
            <text:p>9.5625</text:p>
          </table:table-cell>
          <table:table-cell table:formula="of:=[.B154]/4096" office:value-type="float" office:value="2.6103515625" calcext:value-type="float">
            <text:p>2.6103515625</text:p>
          </table:table-cell>
        </table:table-row>
        <table:table-row table:style-name="ro1">
          <table:table-cell office:value-type="float" office:value="39424" calcext:value-type="float">
            <text:p>39424</text:p>
          </table:table-cell>
          <table:table-cell office:value-type="float" office:value="10575" calcext:value-type="float">
            <text:p>10575</text:p>
          </table:table-cell>
          <table:table-cell table:formula="of:=[.A155]/4096" office:value-type="float" office:value="9.625" calcext:value-type="float">
            <text:p>9.625</text:p>
          </table:table-cell>
          <table:table-cell table:formula="of:=[.B155]/4096" office:value-type="float" office:value="2.581787109375" calcext:value-type="float">
            <text:p>2.581787109375</text:p>
          </table:table-cell>
        </table:table-row>
        <table:table-row table:style-name="ro1">
          <table:table-cell office:value-type="float" office:value="39680" calcext:value-type="float">
            <text:p>39680</text:p>
          </table:table-cell>
          <table:table-cell office:value-type="float" office:value="10455" calcext:value-type="float">
            <text:p>10455</text:p>
          </table:table-cell>
          <table:table-cell table:formula="of:=[.A156]/4096" office:value-type="float" office:value="9.6875" calcext:value-type="float">
            <text:p>9.6875</text:p>
          </table:table-cell>
          <table:table-cell table:formula="of:=[.B156]/4096" office:value-type="float" office:value="2.552490234375" calcext:value-type="float">
            <text:p>2.552490234375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float" office:value="10333" calcext:value-type="float">
            <text:p>10333</text:p>
          </table:table-cell>
          <table:table-cell table:formula="of:=[.A157]/4096" office:value-type="float" office:value="9.75" calcext:value-type="float">
            <text:p>9.75</text:p>
          </table:table-cell>
          <table:table-cell table:formula="of:=[.B157]/4096" office:value-type="float" office:value="2.522705078125" calcext:value-type="float">
            <text:p>2.522705078125</text:p>
          </table:table-cell>
        </table:table-row>
        <table:table-row table:style-name="ro1">
          <table:table-cell office:value-type="float" office:value="40192" calcext:value-type="float">
            <text:p>40192</text:p>
          </table:table-cell>
          <table:table-cell office:value-type="float" office:value="10208" calcext:value-type="float">
            <text:p>10208</text:p>
          </table:table-cell>
          <table:table-cell table:formula="of:=[.A158]/4096" office:value-type="float" office:value="9.8125" calcext:value-type="float">
            <text:p>9.8125</text:p>
          </table:table-cell>
          <table:table-cell table:formula="of:=[.B158]/4096" office:value-type="float" office:value="2.4921875" calcext:value-type="float">
            <text:p>2.4921875</text:p>
          </table:table-cell>
        </table:table-row>
        <table:table-row table:style-name="ro1">
          <table:table-cell office:value-type="float" office:value="40448" calcext:value-type="float">
            <text:p>40448</text:p>
          </table:table-cell>
          <table:table-cell office:value-type="float" office:value="10081" calcext:value-type="float">
            <text:p>10081</text:p>
          </table:table-cell>
          <table:table-cell table:formula="of:=[.A159]/4096" office:value-type="float" office:value="9.875" calcext:value-type="float">
            <text:p>9.875</text:p>
          </table:table-cell>
          <table:table-cell table:formula="of:=[.B159]/4096" office:value-type="float" office:value="2.461181640625" calcext:value-type="float">
            <text:p>2.461181640625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 office:value-type="float" office:value="9951" calcext:value-type="float">
            <text:p>9951</text:p>
          </table:table-cell>
          <table:table-cell table:formula="of:=[.A160]/4096" office:value-type="float" office:value="9.9375" calcext:value-type="float">
            <text:p>9.9375</text:p>
          </table:table-cell>
          <table:table-cell table:formula="of:=[.B160]/4096" office:value-type="float" office:value="2.429443359375" calcext:value-type="float">
            <text:p>2.429443359375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9819" calcext:value-type="float">
            <text:p>9819</text:p>
          </table:table-cell>
          <table:table-cell table:formula="of:=[.A161]/4096" office:value-type="float" office:value="10" calcext:value-type="float">
            <text:p>10</text:p>
          </table:table-cell>
          <table:table-cell table:formula="of:=[.B161]/4096" office:value-type="float" office:value="2.397216796875" calcext:value-type="float">
            <text:p>2.397216796875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float" office:value="9685" calcext:value-type="float">
            <text:p>9685</text:p>
          </table:table-cell>
          <table:table-cell table:formula="of:=[.A162]/4096" office:value-type="float" office:value="10.0625" calcext:value-type="float">
            <text:p>10.0625</text:p>
          </table:table-cell>
          <table:table-cell table:formula="of:=[.B162]/4096" office:value-type="float" office:value="2.364501953125" calcext:value-type="float">
            <text:p>2.364501953125</text:p>
          </table:table-cell>
        </table:table-row>
        <table:table-row table:style-name="ro1">
          <table:table-cell office:value-type="float" office:value="41472" calcext:value-type="float">
            <text:p>41472</text:p>
          </table:table-cell>
          <table:table-cell office:value-type="float" office:value="9548" calcext:value-type="float">
            <text:p>9548</text:p>
          </table:table-cell>
          <table:table-cell table:formula="of:=[.A163]/4096" office:value-type="float" office:value="10.125" calcext:value-type="float">
            <text:p>10.125</text:p>
          </table:table-cell>
          <table:table-cell table:formula="of:=[.B163]/4096" office:value-type="float" office:value="2.3310546875" calcext:value-type="float">
            <text:p>2.3310546875</text:p>
          </table:table-cell>
        </table:table-row>
        <table:table-row table:style-name="ro1">
          <table:table-cell office:value-type="float" office:value="41728" calcext:value-type="float">
            <text:p>41728</text:p>
          </table:table-cell>
          <table:table-cell office:value-type="float" office:value="9409" calcext:value-type="float">
            <text:p>9409</text:p>
          </table:table-cell>
          <table:table-cell table:formula="of:=[.A164]/4096" office:value-type="float" office:value="10.1875" calcext:value-type="float">
            <text:p>10.1875</text:p>
          </table:table-cell>
          <table:table-cell table:formula="of:=[.B164]/4096" office:value-type="float" office:value="2.297119140625" calcext:value-type="float">
            <text:p>2.297119140625</text:p>
          </table:table-cell>
        </table:table-row>
        <table:table-row table:style-name="ro1">
          <table:table-cell office:value-type="float" office:value="41984" calcext:value-type="float">
            <text:p>41984</text:p>
          </table:table-cell>
          <table:table-cell office:value-type="float" office:value="9267" calcext:value-type="float">
            <text:p>9267</text:p>
          </table:table-cell>
          <table:table-cell table:formula="of:=[.A165]/4096" office:value-type="float" office:value="10.25" calcext:value-type="float">
            <text:p>10.25</text:p>
          </table:table-cell>
          <table:table-cell table:formula="of:=[.B165]/4096" office:value-type="float" office:value="2.262451171875" calcext:value-type="float">
            <text:p>2.262451171875</text:p>
          </table:table-cell>
        </table:table-row>
        <table:table-row table:style-name="ro1">
          <table:table-cell office:value-type="float" office:value="42240" calcext:value-type="float">
            <text:p>42240</text:p>
          </table:table-cell>
          <table:table-cell office:value-type="float" office:value="9123" calcext:value-type="float">
            <text:p>9123</text:p>
          </table:table-cell>
          <table:table-cell table:formula="of:=[.A166]/4096" office:value-type="float" office:value="10.3125" calcext:value-type="float">
            <text:p>10.3125</text:p>
          </table:table-cell>
          <table:table-cell table:formula="of:=[.B166]/4096" office:value-type="float" office:value="2.227294921875" calcext:value-type="float">
            <text:p>2.227294921875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float" office:value="8976" calcext:value-type="float">
            <text:p>8976</text:p>
          </table:table-cell>
          <table:table-cell table:formula="of:=[.A167]/4096" office:value-type="float" office:value="10.375" calcext:value-type="float">
            <text:p>10.375</text:p>
          </table:table-cell>
          <table:table-cell table:formula="of:=[.B167]/4096" office:value-type="float" office:value="2.19140625" calcext:value-type="float">
            <text:p>2.19140625</text:p>
          </table:table-cell>
        </table:table-row>
        <table:table-row table:style-name="ro1">
          <table:table-cell office:value-type="float" office:value="42752" calcext:value-type="float">
            <text:p>42752</text:p>
          </table:table-cell>
          <table:table-cell office:value-type="float" office:value="8827" calcext:value-type="float">
            <text:p>8827</text:p>
          </table:table-cell>
          <table:table-cell table:formula="of:=[.A168]/4096" office:value-type="float" office:value="10.4375" calcext:value-type="float">
            <text:p>10.4375</text:p>
          </table:table-cell>
          <table:table-cell table:formula="of:=[.B168]/4096" office:value-type="float" office:value="2.155029296875" calcext:value-type="float">
            <text:p>2.155029296875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8675" calcext:value-type="float">
            <text:p>8675</text:p>
          </table:table-cell>
          <table:table-cell table:formula="of:=[.A169]/4096" office:value-type="float" office:value="10.5" calcext:value-type="float">
            <text:p>10.5</text:p>
          </table:table-cell>
          <table:table-cell table:formula="of:=[.B169]/4096" office:value-type="float" office:value="2.117919921875" calcext:value-type="float">
            <text:p>2.117919921875</text:p>
          </table:table-cell>
        </table:table-row>
        <table:table-row table:style-name="ro1">
          <table:table-cell office:value-type="float" office:value="43264" calcext:value-type="float">
            <text:p>43264</text:p>
          </table:table-cell>
          <table:table-cell office:value-type="float" office:value="8521" calcext:value-type="float">
            <text:p>8521</text:p>
          </table:table-cell>
          <table:table-cell table:formula="of:=[.A170]/4096" office:value-type="float" office:value="10.5625" calcext:value-type="float">
            <text:p>10.5625</text:p>
          </table:table-cell>
          <table:table-cell table:formula="of:=[.B170]/4096" office:value-type="float" office:value="2.080322265625" calcext:value-type="float">
            <text:p>2.080322265625</text:p>
          </table:table-cell>
        </table:table-row>
        <table:table-row table:style-name="ro1">
          <table:table-cell office:value-type="float" office:value="43520" calcext:value-type="float">
            <text:p>43520</text:p>
          </table:table-cell>
          <table:table-cell office:value-type="float" office:value="8364" calcext:value-type="float">
            <text:p>8364</text:p>
          </table:table-cell>
          <table:table-cell table:formula="of:=[.A171]/4096" office:value-type="float" office:value="10.625" calcext:value-type="float">
            <text:p>10.625</text:p>
          </table:table-cell>
          <table:table-cell table:formula="of:=[.B171]/4096" office:value-type="float" office:value="2.0419921875" calcext:value-type="float">
            <text:p>2.0419921875</text:p>
          </table:table-cell>
        </table:table-row>
        <table:table-row table:style-name="ro1">
          <table:table-cell office:value-type="float" office:value="43776" calcext:value-type="float">
            <text:p>43776</text:p>
          </table:table-cell>
          <table:table-cell office:value-type="float" office:value="8205" calcext:value-type="float">
            <text:p>8205</text:p>
          </table:table-cell>
          <table:table-cell table:formula="of:=[.A172]/4096" office:value-type="float" office:value="10.6875" calcext:value-type="float">
            <text:p>10.6875</text:p>
          </table:table-cell>
          <table:table-cell table:formula="of:=[.B172]/4096" office:value-type="float" office:value="2.003173828125" calcext:value-type="float">
            <text:p>2.003173828125</text:p>
          </table:table-cell>
        </table:table-row>
        <table:table-row table:style-name="ro1">
          <table:table-cell office:value-type="float" office:value="44032" calcext:value-type="float">
            <text:p>44032</text:p>
          </table:table-cell>
          <table:table-cell office:value-type="float" office:value="8044" calcext:value-type="float">
            <text:p>8044</text:p>
          </table:table-cell>
          <table:table-cell table:formula="of:=[.A173]/4096" office:value-type="float" office:value="10.75" calcext:value-type="float">
            <text:p>10.75</text:p>
          </table:table-cell>
          <table:table-cell table:formula="of:=[.B173]/4096" office:value-type="float" office:value="1.9638671875" calcext:value-type="float">
            <text:p>1.9638671875</text:p>
          </table:table-cell>
        </table:table-row>
        <table:table-row table:style-name="ro1">
          <table:table-cell office:value-type="float" office:value="44288" calcext:value-type="float">
            <text:p>44288</text:p>
          </table:table-cell>
          <table:table-cell office:value-type="float" office:value="7880" calcext:value-type="float">
            <text:p>7880</text:p>
          </table:table-cell>
          <table:table-cell table:formula="of:=[.A174]/4096" office:value-type="float" office:value="10.8125" calcext:value-type="float">
            <text:p>10.8125</text:p>
          </table:table-cell>
          <table:table-cell table:formula="of:=[.B174]/4096" office:value-type="float" office:value="1.923828125" calcext:value-type="float">
            <text:p>1.923828125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float" office:value="7714" calcext:value-type="float">
            <text:p>7714</text:p>
          </table:table-cell>
          <table:table-cell table:formula="of:=[.A175]/4096" office:value-type="float" office:value="10.875" calcext:value-type="float">
            <text:p>10.875</text:p>
          </table:table-cell>
          <table:table-cell table:formula="of:=[.B175]/4096" office:value-type="float" office:value="1.88330078125" calcext:value-type="float">
            <text:p>1.88330078125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7545" calcext:value-type="float">
            <text:p>7545</text:p>
          </table:table-cell>
          <table:table-cell table:formula="of:=[.A176]/4096" office:value-type="float" office:value="10.9375" calcext:value-type="float">
            <text:p>10.9375</text:p>
          </table:table-cell>
          <table:table-cell table:formula="of:=[.B176]/4096" office:value-type="float" office:value="1.842041015625" calcext:value-type="float">
            <text:p>1.842041015625</text:p>
          </table:table-cell>
        </table:table-row>
        <table:table-row table:style-name="ro1">
          <table:table-cell office:value-type="float" office:value="45056" calcext:value-type="float">
            <text:p>45056</text:p>
          </table:table-cell>
          <table:table-cell office:value-type="float" office:value="7374" calcext:value-type="float">
            <text:p>7374</text:p>
          </table:table-cell>
          <table:table-cell table:formula="of:=[.A177]/4096" office:value-type="float" office:value="11" calcext:value-type="float">
            <text:p>11</text:p>
          </table:table-cell>
          <table:table-cell table:formula="of:=[.B177]/4096" office:value-type="float" office:value="1.80029296875" calcext:value-type="float">
            <text:p>1.80029296875</text:p>
          </table:table-cell>
        </table:table-row>
        <table:table-row table:style-name="ro1">
          <table:table-cell office:value-type="float" office:value="45312" calcext:value-type="float">
            <text:p>45312</text:p>
          </table:table-cell>
          <table:table-cell office:value-type="float" office:value="7200" calcext:value-type="float">
            <text:p>7200</text:p>
          </table:table-cell>
          <table:table-cell table:formula="of:=[.A178]/4096" office:value-type="float" office:value="11.0625" calcext:value-type="float">
            <text:p>11.0625</text:p>
          </table:table-cell>
          <table:table-cell table:formula="of:=[.B178]/4096" office:value-type="float" office:value="1.7578125" calcext:value-type="float">
            <text:p>1.7578125</text:p>
          </table:table-cell>
        </table:table-row>
        <table:table-row table:style-name="ro1">
          <table:table-cell office:value-type="float" office:value="45568" calcext:value-type="float">
            <text:p>45568</text:p>
          </table:table-cell>
          <table:table-cell office:value-type="float" office:value="7024" calcext:value-type="float">
            <text:p>7024</text:p>
          </table:table-cell>
          <table:table-cell table:formula="of:=[.A179]/4096" office:value-type="float" office:value="11.125" calcext:value-type="float">
            <text:p>11.125</text:p>
          </table:table-cell>
          <table:table-cell table:formula="of:=[.B179]/4096" office:value-type="float" office:value="1.71484375" calcext:value-type="float">
            <text:p>1.71484375</text:p>
          </table:table-cell>
        </table:table-row>
        <table:table-row table:style-name="ro1">
          <table:table-cell office:value-type="float" office:value="45824" calcext:value-type="float">
            <text:p>45824</text:p>
          </table:table-cell>
          <table:table-cell office:value-type="float" office:value="6845" calcext:value-type="float">
            <text:p>6845</text:p>
          </table:table-cell>
          <table:table-cell table:formula="of:=[.A180]/4096" office:value-type="float" office:value="11.1875" calcext:value-type="float">
            <text:p>11.1875</text:p>
          </table:table-cell>
          <table:table-cell table:formula="of:=[.B180]/4096" office:value-type="float" office:value="1.671142578125" calcext:value-type="float">
            <text:p>1.671142578125</text:p>
          </table:table-cell>
        </table:table-row>
        <table:table-row table:style-name="ro1">
          <table:table-cell office:value-type="float" office:value="46080" calcext:value-type="float">
            <text:p>46080</text:p>
          </table:table-cell>
          <table:table-cell office:value-type="float" office:value="6664" calcext:value-type="float">
            <text:p>6664</text:p>
          </table:table-cell>
          <table:table-cell table:formula="of:=[.A181]/4096" office:value-type="float" office:value="11.25" calcext:value-type="float">
            <text:p>11.25</text:p>
          </table:table-cell>
          <table:table-cell table:formula="of:=[.B181]/4096" office:value-type="float" office:value="1.626953125" calcext:value-type="float">
            <text:p>1.626953125</text:p>
          </table:table-cell>
        </table:table-row>
        <table:table-row table:style-name="ro1">
          <table:table-cell office:value-type="float" office:value="46336" calcext:value-type="float">
            <text:p>46336</text:p>
          </table:table-cell>
          <table:table-cell office:value-type="float" office:value="6481" calcext:value-type="float">
            <text:p>6481</text:p>
          </table:table-cell>
          <table:table-cell table:formula="of:=[.A182]/4096" office:value-type="float" office:value="11.3125" calcext:value-type="float">
            <text:p>11.3125</text:p>
          </table:table-cell>
          <table:table-cell table:formula="of:=[.B182]/4096" office:value-type="float" office:value="1.582275390625" calcext:value-type="float">
            <text:p>1.582275390625</text:p>
          </table:table-cell>
        </table:table-row>
        <table:table-row table:style-name="ro1">
          <table:table-cell office:value-type="float" office:value="46592" calcext:value-type="float">
            <text:p>46592</text:p>
          </table:table-cell>
          <table:table-cell office:value-type="float" office:value="6295" calcext:value-type="float">
            <text:p>6295</text:p>
          </table:table-cell>
          <table:table-cell table:formula="of:=[.A183]/4096" office:value-type="float" office:value="11.375" calcext:value-type="float">
            <text:p>11.375</text:p>
          </table:table-cell>
          <table:table-cell table:formula="of:=[.B183]/4096" office:value-type="float" office:value="1.536865234375" calcext:value-type="float">
            <text:p>1.536865234375</text:p>
          </table:table-cell>
        </table:table-row>
        <table:table-row table:style-name="ro1">
          <table:table-cell office:value-type="float" office:value="46848" calcext:value-type="float">
            <text:p>46848</text:p>
          </table:table-cell>
          <table:table-cell office:value-type="float" office:value="6107" calcext:value-type="float">
            <text:p>6107</text:p>
          </table:table-cell>
          <table:table-cell table:formula="of:=[.A184]/4096" office:value-type="float" office:value="11.4375" calcext:value-type="float">
            <text:p>11.4375</text:p>
          </table:table-cell>
          <table:table-cell table:formula="of:=[.B184]/4096" office:value-type="float" office:value="1.490966796875" calcext:value-type="float">
            <text:p>1.490966796875</text:p>
          </table:table-cell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float" office:value="5916" calcext:value-type="float">
            <text:p>5916</text:p>
          </table:table-cell>
          <table:table-cell table:formula="of:=[.A185]/4096" office:value-type="float" office:value="11.5" calcext:value-type="float">
            <text:p>11.5</text:p>
          </table:table-cell>
          <table:table-cell table:formula="of:=[.B185]/4096" office:value-type="float" office:value="1.4443359375" calcext:value-type="float">
            <text:p>1.4443359375</text:p>
          </table:table-cell>
        </table:table-row>
        <table:table-row table:style-name="ro1">
          <table:table-cell office:value-type="float" office:value="47360" calcext:value-type="float">
            <text:p>47360</text:p>
          </table:table-cell>
          <table:table-cell office:value-type="float" office:value="5723" calcext:value-type="float">
            <text:p>5723</text:p>
          </table:table-cell>
          <table:table-cell table:formula="of:=[.A186]/4096" office:value-type="float" office:value="11.5625" calcext:value-type="float">
            <text:p>11.5625</text:p>
          </table:table-cell>
          <table:table-cell table:formula="of:=[.B186]/4096" office:value-type="float" office:value="1.397216796875" calcext:value-type="float">
            <text:p>1.397216796875</text:p>
          </table:table-cell>
        </table:table-row>
        <table:table-row table:style-name="ro1">
          <table:table-cell office:value-type="float" office:value="47616" calcext:value-type="float">
            <text:p>47616</text:p>
          </table:table-cell>
          <table:table-cell office:value-type="float" office:value="5527" calcext:value-type="float">
            <text:p>5527</text:p>
          </table:table-cell>
          <table:table-cell table:formula="of:=[.A187]/4096" office:value-type="float" office:value="11.625" calcext:value-type="float">
            <text:p>11.625</text:p>
          </table:table-cell>
          <table:table-cell table:formula="of:=[.B187]/4096" office:value-type="float" office:value="1.349365234375" calcext:value-type="float">
            <text:p>1.349365234375</text:p>
          </table:table-cell>
        </table:table-row>
        <table:table-row table:style-name="ro1">
          <table:table-cell office:value-type="float" office:value="47872" calcext:value-type="float">
            <text:p>47872</text:p>
          </table:table-cell>
          <table:table-cell office:value-type="float" office:value="5329" calcext:value-type="float">
            <text:p>5329</text:p>
          </table:table-cell>
          <table:table-cell table:formula="of:=[.A188]/4096" office:value-type="float" office:value="11.6875" calcext:value-type="float">
            <text:p>11.6875</text:p>
          </table:table-cell>
          <table:table-cell table:formula="of:=[.B188]/4096" office:value-type="float" office:value="1.301025390625" calcext:value-type="float">
            <text:p>1.301025390625</text:p>
          </table:table-cell>
        </table:table-row>
        <table:table-row table:style-name="ro1">
          <table:table-cell office:value-type="float" office:value="48128" calcext:value-type="float">
            <text:p>48128</text:p>
          </table:table-cell>
          <table:table-cell office:value-type="float" office:value="5128" calcext:value-type="float">
            <text:p>5128</text:p>
          </table:table-cell>
          <table:table-cell table:formula="of:=[.A189]/4096" office:value-type="float" office:value="11.75" calcext:value-type="float">
            <text:p>11.75</text:p>
          </table:table-cell>
          <table:table-cell table:formula="of:=[.B189]/4096" office:value-type="float" office:value="1.251953125" calcext:value-type="float">
            <text:p>1.251953125</text:p>
          </table:table-cell>
        </table:table-row>
        <table:table-row table:style-name="ro1">
          <table:table-cell office:value-type="float" office:value="48384" calcext:value-type="float">
            <text:p>48384</text:p>
          </table:table-cell>
          <table:table-cell office:value-type="float" office:value="4925" calcext:value-type="float">
            <text:p>4925</text:p>
          </table:table-cell>
          <table:table-cell table:formula="of:=[.A190]/4096" office:value-type="float" office:value="11.8125" calcext:value-type="float">
            <text:p>11.8125</text:p>
          </table:table-cell>
          <table:table-cell table:formula="of:=[.B190]/4096" office:value-type="float" office:value="1.202392578125" calcext:value-type="float">
            <text:p>1.202392578125</text:p>
          </table:table-cell>
        </table:table-row>
        <table:table-row table:style-name="ro1">
          <table:table-cell office:value-type="float" office:value="48640" calcext:value-type="float">
            <text:p>48640</text:p>
          </table:table-cell>
          <table:table-cell office:value-type="float" office:value="4719" calcext:value-type="float">
            <text:p>4719</text:p>
          </table:table-cell>
          <table:table-cell table:formula="of:=[.A191]/4096" office:value-type="float" office:value="11.875" calcext:value-type="float">
            <text:p>11.875</text:p>
          </table:table-cell>
          <table:table-cell table:formula="of:=[.B191]/4096" office:value-type="float" office:value="1.152099609375" calcext:value-type="float">
            <text:p>1.152099609375</text:p>
          </table:table-cell>
        </table:table-row>
        <table:table-row table:style-name="ro1">
          <table:table-cell office:value-type="float" office:value="48896" calcext:value-type="float">
            <text:p>48896</text:p>
          </table:table-cell>
          <table:table-cell office:value-type="float" office:value="4511" calcext:value-type="float">
            <text:p>4511</text:p>
          </table:table-cell>
          <table:table-cell table:formula="of:=[.A192]/4096" office:value-type="float" office:value="11.9375" calcext:value-type="float">
            <text:p>11.9375</text:p>
          </table:table-cell>
          <table:table-cell table:formula="of:=[.B192]/4096" office:value-type="float" office:value="1.101318359375" calcext:value-type="float">
            <text:p>1.101318359375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4301" calcext:value-type="float">
            <text:p>4301</text:p>
          </table:table-cell>
          <table:table-cell table:formula="of:=[.A193]/4096" office:value-type="float" office:value="12" calcext:value-type="float">
            <text:p>12</text:p>
          </table:table-cell>
          <table:table-cell table:formula="of:=[.B193]/4096" office:value-type="float" office:value="1.050048828125" calcext:value-type="float">
            <text:p>1.050048828125</text:p>
          </table:table-cell>
        </table:table-row>
        <table:table-row table:style-name="ro1">
          <table:table-cell office:value-type="float" office:value="49408" calcext:value-type="float">
            <text:p>49408</text:p>
          </table:table-cell>
          <table:table-cell office:value-type="float" office:value="4088" calcext:value-type="float">
            <text:p>4088</text:p>
          </table:table-cell>
          <table:table-cell table:formula="of:=[.A194]/4096" office:value-type="float" office:value="12.0625" calcext:value-type="float">
            <text:p>12.0625</text:p>
          </table:table-cell>
          <table:table-cell table:formula="of:=[.B194]/4096" office:value-type="float" office:value="0.998046875" calcext:value-type="float">
            <text:p>0.998046875</text:p>
          </table:table-cell>
        </table:table-row>
        <table:table-row table:style-name="ro1">
          <table:table-cell office:value-type="float" office:value="49664" calcext:value-type="float">
            <text:p>49664</text:p>
          </table:table-cell>
          <table:table-cell office:value-type="float" office:value="3873" calcext:value-type="float">
            <text:p>3873</text:p>
          </table:table-cell>
          <table:table-cell table:formula="of:=[.A195]/4096" office:value-type="float" office:value="12.125" calcext:value-type="float">
            <text:p>12.125</text:p>
          </table:table-cell>
          <table:table-cell table:formula="of:=[.B195]/4096" office:value-type="float" office:value="0.945556640625" calcext:value-type="float">
            <text:p>0.945556640625</text:p>
          </table:table-cell>
        </table:table-row>
        <table:table-row table:style-name="ro1">
          <table:table-cell office:value-type="float" office:value="49920" calcext:value-type="float">
            <text:p>49920</text:p>
          </table:table-cell>
          <table:table-cell office:value-type="float" office:value="3655" calcext:value-type="float">
            <text:p>3655</text:p>
          </table:table-cell>
          <table:table-cell table:formula="of:=[.A196]/4096" office:value-type="float" office:value="12.1875" calcext:value-type="float">
            <text:p>12.1875</text:p>
          </table:table-cell>
          <table:table-cell table:formula="of:=[.B196]/4096" office:value-type="float" office:value="0.892333984375" calcext:value-type="float">
            <text:p>0.892333984375</text:p>
          </table:table-cell>
        </table:table-row>
        <table:table-row table:style-name="ro1">
          <table:table-cell office:value-type="float" office:value="50176" calcext:value-type="float">
            <text:p>50176</text:p>
          </table:table-cell>
          <table:table-cell office:value-type="float" office:value="3435" calcext:value-type="float">
            <text:p>3435</text:p>
          </table:table-cell>
          <table:table-cell table:formula="of:=[.A197]/4096" office:value-type="float" office:value="12.25" calcext:value-type="float">
            <text:p>12.25</text:p>
          </table:table-cell>
          <table:table-cell table:formula="of:=[.B197]/4096" office:value-type="float" office:value="0.838623046875" calcext:value-type="float">
            <text:p>0.838623046875</text:p>
          </table:table-cell>
        </table:table-row>
        <table:table-row table:style-name="ro1">
          <table:table-cell office:value-type="float" office:value="50432" calcext:value-type="float">
            <text:p>50432</text:p>
          </table:table-cell>
          <table:table-cell office:value-type="float" office:value="3212" calcext:value-type="float">
            <text:p>3212</text:p>
          </table:table-cell>
          <table:table-cell table:formula="of:=[.A198]/4096" office:value-type="float" office:value="12.3125" calcext:value-type="float">
            <text:p>12.3125</text:p>
          </table:table-cell>
          <table:table-cell table:formula="of:=[.B198]/4096" office:value-type="float" office:value="0.7841796875" calcext:value-type="float">
            <text:p>0.7841796875</text:p>
          </table:table-cell>
        </table:table-row>
        <table:table-row table:style-name="ro1">
          <table:table-cell office:value-type="float" office:value="50688" calcext:value-type="float">
            <text:p>50688</text:p>
          </table:table-cell>
          <table:table-cell office:value-type="float" office:value="2987" calcext:value-type="float">
            <text:p>2987</text:p>
          </table:table-cell>
          <table:table-cell table:formula="of:=[.A199]/4096" office:value-type="float" office:value="12.375" calcext:value-type="float">
            <text:p>12.375</text:p>
          </table:table-cell>
          <table:table-cell table:formula="of:=[.B199]/4096" office:value-type="float" office:value="0.729248046875" calcext:value-type="float">
            <text:p>0.729248046875</text:p>
          </table:table-cell>
        </table:table-row>
        <table:table-row table:style-name="ro1">
          <table:table-cell office:value-type="float" office:value="50944" calcext:value-type="float">
            <text:p>50944</text:p>
          </table:table-cell>
          <table:table-cell office:value-type="float" office:value="2759" calcext:value-type="float">
            <text:p>2759</text:p>
          </table:table-cell>
          <table:table-cell table:formula="of:=[.A200]/4096" office:value-type="float" office:value="12.4375" calcext:value-type="float">
            <text:p>12.4375</text:p>
          </table:table-cell>
          <table:table-cell table:formula="of:=[.B200]/4096" office:value-type="float" office:value="0.673583984375" calcext:value-type="float">
            <text:p>0.673583984375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2529" calcext:value-type="float">
            <text:p>2529</text:p>
          </table:table-cell>
          <table:table-cell table:formula="of:=[.A201]/4096" office:value-type="float" office:value="12.5" calcext:value-type="float">
            <text:p>12.5</text:p>
          </table:table-cell>
          <table:table-cell table:formula="of:=[.B201]/4096" office:value-type="float" office:value="0.617431640625" calcext:value-type="float">
            <text:p>0.617431640625</text:p>
          </table:table-cell>
        </table:table-row>
        <table:table-row table:style-name="ro1">
          <table:table-cell office:value-type="float" office:value="51456" calcext:value-type="float">
            <text:p>51456</text:p>
          </table:table-cell>
          <table:table-cell office:value-type="float" office:value="2296" calcext:value-type="float">
            <text:p>2296</text:p>
          </table:table-cell>
          <table:table-cell table:formula="of:=[.A202]/4096" office:value-type="float" office:value="12.5625" calcext:value-type="float">
            <text:p>12.5625</text:p>
          </table:table-cell>
          <table:table-cell table:formula="of:=[.B202]/4096" office:value-type="float" office:value="0.560546875" calcext:value-type="float">
            <text:p>0.560546875</text:p>
          </table:table-cell>
        </table:table-row>
        <table:table-row table:style-name="ro1">
          <table:table-cell office:value-type="float" office:value="51712" calcext:value-type="float">
            <text:p>51712</text:p>
          </table:table-cell>
          <table:table-cell office:value-type="float" office:value="2061" calcext:value-type="float">
            <text:p>2061</text:p>
          </table:table-cell>
          <table:table-cell table:formula="of:=[.A203]/4096" office:value-type="float" office:value="12.625" calcext:value-type="float">
            <text:p>12.625</text:p>
          </table:table-cell>
          <table:table-cell table:formula="of:=[.B203]/4096" office:value-type="float" office:value="0.503173828125" calcext:value-type="float">
            <text:p>0.503173828125</text:p>
          </table:table-cell>
        </table:table-row>
        <table:table-row table:style-name="ro1">
          <table:table-cell office:value-type="float" office:value="51968" calcext:value-type="float">
            <text:p>51968</text:p>
          </table:table-cell>
          <table:table-cell office:value-type="float" office:value="1824" calcext:value-type="float">
            <text:p>1824</text:p>
          </table:table-cell>
          <table:table-cell table:formula="of:=[.A204]/4096" office:value-type="float" office:value="12.6875" calcext:value-type="float">
            <text:p>12.6875</text:p>
          </table:table-cell>
          <table:table-cell table:formula="of:=[.B204]/4096" office:value-type="float" office:value="0.4453125" calcext:value-type="float">
            <text:p>0.4453125</text:p>
          </table:table-cell>
        </table:table-row>
        <table:table-row table:style-name="ro1">
          <table:table-cell office:value-type="float" office:value="52224" calcext:value-type="float">
            <text:p>52224</text:p>
          </table:table-cell>
          <table:table-cell office:value-type="float" office:value="1584" calcext:value-type="float">
            <text:p>1584</text:p>
          </table:table-cell>
          <table:table-cell table:formula="of:=[.A205]/4096" office:value-type="float" office:value="12.75" calcext:value-type="float">
            <text:p>12.75</text:p>
          </table:table-cell>
          <table:table-cell table:formula="of:=[.B205]/4096" office:value-type="float" office:value="0.38671875" calcext:value-type="float">
            <text:p>0.38671875</text:p>
          </table:table-cell>
        </table:table-row>
        <table:table-row table:style-name="ro1">
          <table:table-cell office:value-type="float" office:value="52480" calcext:value-type="float">
            <text:p>52480</text:p>
          </table:table-cell>
          <table:table-cell office:value-type="float" office:value="1342" calcext:value-type="float">
            <text:p>1342</text:p>
          </table:table-cell>
          <table:table-cell table:formula="of:=[.A206]/4096" office:value-type="float" office:value="12.8125" calcext:value-type="float">
            <text:p>12.8125</text:p>
          </table:table-cell>
          <table:table-cell table:formula="of:=[.B206]/4096" office:value-type="float" office:value="0.32763671875" calcext:value-type="float">
            <text:p>0.32763671875</text:p>
          </table:table-cell>
        </table:table-row>
        <table:table-row table:style-name="ro1">
          <table:table-cell office:value-type="float" office:value="52736" calcext:value-type="float">
            <text:p>52736</text:p>
          </table:table-cell>
          <table:table-cell office:value-type="float" office:value="1097" calcext:value-type="float">
            <text:p>1097</text:p>
          </table:table-cell>
          <table:table-cell table:formula="of:=[.A207]/4096" office:value-type="float" office:value="12.875" calcext:value-type="float">
            <text:p>12.875</text:p>
          </table:table-cell>
          <table:table-cell table:formula="of:=[.B207]/4096" office:value-type="float" office:value="0.267822265625" calcext:value-type="float">
            <text:p>0.267822265625</text:p>
          </table:table-cell>
        </table:table-row>
        <table:table-row table:style-name="ro1">
          <table:table-cell office:value-type="float" office:value="52992" calcext:value-type="float">
            <text:p>52992</text:p>
          </table:table-cell>
          <table:table-cell office:value-type="float" office:value="850" calcext:value-type="float">
            <text:p>850</text:p>
          </table:table-cell>
          <table:table-cell table:formula="of:=[.A208]/4096" office:value-type="float" office:value="12.9375" calcext:value-type="float">
            <text:p>12.9375</text:p>
          </table:table-cell>
          <table:table-cell table:formula="of:=[.B208]/4096" office:value-type="float" office:value="0.20751953125" calcext:value-type="float">
            <text:p>0.20751953125</text:p>
          </table:table-cell>
        </table:table-row>
        <table:table-row table:style-name="ro1">
          <table:table-cell office:value-type="float" office:value="53248" calcext:value-type="float">
            <text:p>53248</text:p>
          </table:table-cell>
          <table:table-cell office:value-type="float" office:value="600" calcext:value-type="float">
            <text:p>600</text:p>
          </table:table-cell>
          <table:table-cell table:formula="of:=[.A209]/4096" office:value-type="float" office:value="13" calcext:value-type="float">
            <text:p>13</text:p>
          </table:table-cell>
          <table:table-cell table:formula="of:=[.B209]/4096" office:value-type="float" office:value="0.146484375" calcext:value-type="float">
            <text:p>0.146484375</text:p>
          </table:table-cell>
        </table:table-row>
        <table:table-row table:style-name="ro1">
          <table:table-cell office:value-type="float" office:value="53504" calcext:value-type="float">
            <text:p>53504</text:p>
          </table:table-cell>
          <table:table-cell office:value-type="float" office:value="348" calcext:value-type="float">
            <text:p>348</text:p>
          </table:table-cell>
          <table:table-cell table:formula="of:=[.A210]/4096" office:value-type="float" office:value="13.0625" calcext:value-type="float">
            <text:p>13.0625</text:p>
          </table:table-cell>
          <table:table-cell table:formula="of:=[.B210]/4096" office:value-type="float" office:value="0.0849609375" calcext:value-type="float">
            <text:p>0.0849609375</text:p>
          </table:table-cell>
        </table:table-row>
        <table:table-row table:style-name="ro1">
          <table:table-cell office:value-type="float" office:value="53760" calcext:value-type="float">
            <text:p>53760</text:p>
          </table:table-cell>
          <table:table-cell office:value-type="float" office:value="93" calcext:value-type="float">
            <text:p>93</text:p>
          </table:table-cell>
          <table:table-cell table:formula="of:=[.A211]/4096" office:value-type="float" office:value="13.125" calcext:value-type="float">
            <text:p>13.125</text:p>
          </table:table-cell>
          <table:table-cell table:formula="of:=[.B211]/4096" office:value-type="float" office:value="0.022705078125" calcext:value-type="float">
            <text:p>0.022705078125</text:p>
          </table:table-cell>
        </table:table-row>
        <table:table-row table:style-name="ro1">
          <table:table-cell office:value-type="float" office:value="54016" calcext:value-type="float">
            <text:p>54016</text:p>
          </table:table-cell>
          <table:table-cell office:value-type="float" office:value="0" calcext:value-type="float">
            <text:p>0</text:p>
          </table:table-cell>
          <table:table-cell table:formula="of:=[.A212]/4096" office:value-type="float" office:value="13.1875" calcext:value-type="float">
            <text:p>13.1875</text:p>
          </table:table-cell>
          <table:table-cell table:formula="of:=[.B212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64" calcext:value-type="float">
            <text:p>56064</text:p>
          </table:table-cell>
          <table:table-cell office:value-type="float" office:value="0" calcext:value-type="float">
            <text:p>0</text:p>
          </table:table-cell>
          <table:table-cell table:formula="of:=[.A213]/4096" office:value-type="float" office:value="13.6875" calcext:value-type="float">
            <text:p>13.6875</text:p>
          </table:table-cell>
          <table:table-cell table:formula="of:=[.B213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20" calcext:value-type="float">
            <text:p>56320</text:p>
          </table:table-cell>
          <table:table-cell office:value-type="float" office:value="204" calcext:value-type="float">
            <text:p>204</text:p>
          </table:table-cell>
          <table:table-cell table:formula="of:=[.A214]/4096" office:value-type="float" office:value="13.75" calcext:value-type="float">
            <text:p>13.75</text:p>
          </table:table-cell>
          <table:table-cell table:formula="of:=[.B214]/4096" office:value-type="float" office:value="0.0498046875" calcext:value-type="float">
            <text:p>0.0498046875</text:p>
          </table:table-cell>
        </table:table-row>
        <table:table-row table:style-name="ro1">
          <table:table-cell office:value-type="float" office:value="56576" calcext:value-type="float">
            <text:p>56576</text:p>
          </table:table-cell>
          <table:table-cell office:value-type="float" office:value="406" calcext:value-type="float">
            <text:p>406</text:p>
          </table:table-cell>
          <table:table-cell table:formula="of:=[.A215]/4096" office:value-type="float" office:value="13.8125" calcext:value-type="float">
            <text:p>13.8125</text:p>
          </table:table-cell>
          <table:table-cell table:formula="of:=[.B215]/4096" office:value-type="float" office:value="0.09912109375" calcext:value-type="float">
            <text:p>0.09912109375</text:p>
          </table:table-cell>
        </table:table-row>
        <table:table-row table:style-name="ro1">
          <table:table-cell office:value-type="float" office:value="56832" calcext:value-type="float">
            <text:p>56832</text:p>
          </table:table-cell>
          <table:table-cell office:value-type="float" office:value="605" calcext:value-type="float">
            <text:p>605</text:p>
          </table:table-cell>
          <table:table-cell table:formula="of:=[.A216]/4096" office:value-type="float" office:value="13.875" calcext:value-type="float">
            <text:p>13.875</text:p>
          </table:table-cell>
          <table:table-cell table:formula="of:=[.B216]/4096" office:value-type="float" office:value="0.147705078125" calcext:value-type="float">
            <text:p>0.147705078125</text:p>
          </table:table-cell>
        </table:table-row>
        <table:table-row table:style-name="ro1">
          <table:table-cell office:value-type="float" office:value="57088" calcext:value-type="float">
            <text:p>57088</text:p>
          </table:table-cell>
          <table:table-cell office:value-type="float" office:value="802" calcext:value-type="float">
            <text:p>802</text:p>
          </table:table-cell>
          <table:table-cell table:formula="of:=[.A217]/4096" office:value-type="float" office:value="13.9375" calcext:value-type="float">
            <text:p>13.9375</text:p>
          </table:table-cell>
          <table:table-cell table:formula="of:=[.B217]/4096" office:value-type="float" office:value="0.19580078125" calcext:value-type="float">
            <text:p>0.19580078125</text:p>
          </table:table-cell>
        </table:table-row>
        <table:table-row table:style-name="ro1">
          <table:table-cell office:value-type="float" office:value="57344" calcext:value-type="float">
            <text:p>57344</text:p>
          </table:table-cell>
          <table:table-cell office:value-type="float" office:value="996" calcext:value-type="float">
            <text:p>996</text:p>
          </table:table-cell>
          <table:table-cell table:formula="of:=[.A218]/4096" office:value-type="float" office:value="14" calcext:value-type="float">
            <text:p>14</text:p>
          </table:table-cell>
          <table:table-cell table:formula="of:=[.B218]/4096" office:value-type="float" office:value="0.2431640625" calcext:value-type="float">
            <text:p>0.2431640625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188" calcext:value-type="float">
            <text:p>1188</text:p>
          </table:table-cell>
          <table:table-cell table:formula="of:=[.A219]/4096" office:value-type="float" office:value="14.0625" calcext:value-type="float">
            <text:p>14.0625</text:p>
          </table:table-cell>
          <table:table-cell table:formula="of:=[.B219]/4096" office:value-type="float" office:value="0.2900390625" calcext:value-type="float">
            <text:p>0.2900390625</text:p>
          </table:table-cell>
        </table:table-row>
        <table:table-row table:style-name="ro1">
          <table:table-cell office:value-type="float" office:value="57856" calcext:value-type="float">
            <text:p>57856</text:p>
          </table:table-cell>
          <table:table-cell office:value-type="float" office:value="1378" calcext:value-type="float">
            <text:p>1378</text:p>
          </table:table-cell>
          <table:table-cell table:formula="of:=[.A220]/4096" office:value-type="float" office:value="14.125" calcext:value-type="float">
            <text:p>14.125</text:p>
          </table:table-cell>
          <table:table-cell table:formula="of:=[.B220]/4096" office:value-type="float" office:value="0.33642578125" calcext:value-type="float">
            <text:p>0.33642578125</text:p>
          </table:table-cell>
        </table:table-row>
        <table:table-row table:style-name="ro1">
          <table:table-cell office:value-type="float" office:value="58112" calcext:value-type="float">
            <text:p>58112</text:p>
          </table:table-cell>
          <table:table-cell office:value-type="float" office:value="1565" calcext:value-type="float">
            <text:p>1565</text:p>
          </table:table-cell>
          <table:table-cell table:formula="of:=[.A221]/4096" office:value-type="float" office:value="14.1875" calcext:value-type="float">
            <text:p>14.1875</text:p>
          </table:table-cell>
          <table:table-cell table:formula="of:=[.B221]/4096" office:value-type="float" office:value="0.382080078125" calcext:value-type="float">
            <text:p>0.382080078125</text:p>
          </table:table-cell>
        </table:table-row>
        <table:table-row table:style-name="ro1">
          <table:table-cell office:value-type="float" office:value="58368" calcext:value-type="float">
            <text:p>58368</text:p>
          </table:table-cell>
          <table:table-cell office:value-type="float" office:value="1750" calcext:value-type="float">
            <text:p>1750</text:p>
          </table:table-cell>
          <table:table-cell table:formula="of:=[.A222]/4096" office:value-type="float" office:value="14.25" calcext:value-type="float">
            <text:p>14.25</text:p>
          </table:table-cell>
          <table:table-cell table:formula="of:=[.B222]/4096" office:value-type="float" office:value="0.42724609375" calcext:value-type="float">
            <text:p>0.42724609375</text:p>
          </table:table-cell>
        </table:table-row>
        <table:table-row table:style-name="ro1">
          <table:table-cell office:value-type="float" office:value="58624" calcext:value-type="float">
            <text:p>58624</text:p>
          </table:table-cell>
          <table:table-cell office:value-type="float" office:value="1932" calcext:value-type="float">
            <text:p>1932</text:p>
          </table:table-cell>
          <table:table-cell table:formula="of:=[.A223]/4096" office:value-type="float" office:value="14.3125" calcext:value-type="float">
            <text:p>14.3125</text:p>
          </table:table-cell>
          <table:table-cell table:formula="of:=[.B223]/4096" office:value-type="float" office:value="0.4716796875" calcext:value-type="float">
            <text:p>0.4716796875</text:p>
          </table:table-cell>
        </table:table-row>
        <table:table-row table:style-name="ro1">
          <table:table-cell office:value-type="float" office:value="58880" calcext:value-type="float">
            <text:p>58880</text:p>
          </table:table-cell>
          <table:table-cell office:value-type="float" office:value="2112" calcext:value-type="float">
            <text:p>2112</text:p>
          </table:table-cell>
          <table:table-cell table:formula="of:=[.A224]/4096" office:value-type="float" office:value="14.375" calcext:value-type="float">
            <text:p>14.375</text:p>
          </table:table-cell>
          <table:table-cell table:formula="of:=[.B224]/4096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59136" calcext:value-type="float">
            <text:p>59136</text:p>
          </table:table-cell>
          <table:table-cell office:value-type="float" office:value="2289" calcext:value-type="float">
            <text:p>2289</text:p>
          </table:table-cell>
          <table:table-cell table:formula="of:=[.A225]/4096" office:value-type="float" office:value="14.4375" calcext:value-type="float">
            <text:p>14.4375</text:p>
          </table:table-cell>
          <table:table-cell table:formula="of:=[.B225]/4096" office:value-type="float" office:value="0.558837890625" calcext:value-type="float">
            <text:p>0.558837890625</text:p>
          </table:table-cell>
        </table:table-row>
        <table:table-row table:style-name="ro1">
          <table:table-cell office:value-type="float" office:value="59392" calcext:value-type="float">
            <text:p>59392</text:p>
          </table:table-cell>
          <table:table-cell office:value-type="float" office:value="2464" calcext:value-type="float">
            <text:p>2464</text:p>
          </table:table-cell>
          <table:table-cell table:formula="of:=[.A226]/4096" office:value-type="float" office:value="14.5" calcext:value-type="float">
            <text:p>14.5</text:p>
          </table:table-cell>
          <table:table-cell table:formula="of:=[.B226]/4096" office:value-type="float" office:value="0.6015625" calcext:value-type="float">
            <text:p>0.6015625</text:p>
          </table:table-cell>
        </table:table-row>
        <table:table-row table:style-name="ro1">
          <table:table-cell office:value-type="float" office:value="59648" calcext:value-type="float">
            <text:p>59648</text:p>
          </table:table-cell>
          <table:table-cell office:value-type="float" office:value="2636" calcext:value-type="float">
            <text:p>2636</text:p>
          </table:table-cell>
          <table:table-cell table:formula="of:=[.A227]/4096" office:value-type="float" office:value="14.5625" calcext:value-type="float">
            <text:p>14.5625</text:p>
          </table:table-cell>
          <table:table-cell table:formula="of:=[.B227]/4096" office:value-type="float" office:value="0.6435546875" calcext:value-type="float">
            <text:p>0.6435546875</text:p>
          </table:table-cell>
        </table:table-row>
        <table:table-row table:style-name="ro1">
          <table:table-cell office:value-type="float" office:value="59904" calcext:value-type="float">
            <text:p>59904</text:p>
          </table:table-cell>
          <table:table-cell office:value-type="float" office:value="2806" calcext:value-type="float">
            <text:p>2806</text:p>
          </table:table-cell>
          <table:table-cell table:formula="of:=[.A228]/4096" office:value-type="float" office:value="14.625" calcext:value-type="float">
            <text:p>14.625</text:p>
          </table:table-cell>
          <table:table-cell table:formula="of:=[.B228]/4096" office:value-type="float" office:value="0.68505859375" calcext:value-type="float">
            <text:p>0.68505859375</text:p>
          </table:table-cell>
        </table:table-row>
        <table:table-row table:style-name="ro1">
          <table:table-cell office:value-type="float" office:value="60160" calcext:value-type="float">
            <text:p>60160</text:p>
          </table:table-cell>
          <table:table-cell office:value-type="float" office:value="2973" calcext:value-type="float">
            <text:p>2973</text:p>
          </table:table-cell>
          <table:table-cell table:formula="of:=[.A229]/4096" office:value-type="float" office:value="14.6875" calcext:value-type="float">
            <text:p>14.6875</text:p>
          </table:table-cell>
          <table:table-cell table:formula="of:=[.B229]/4096" office:value-type="float" office:value="0.725830078125" calcext:value-type="float">
            <text:p>0.725830078125</text:p>
          </table:table-cell>
        </table:table-row>
        <table:table-row table:style-name="ro1">
          <table:table-cell office:value-type="float" office:value="60416" calcext:value-type="float">
            <text:p>60416</text:p>
          </table:table-cell>
          <table:table-cell office:value-type="float" office:value="3138" calcext:value-type="float">
            <text:p>3138</text:p>
          </table:table-cell>
          <table:table-cell table:formula="of:=[.A230]/4096" office:value-type="float" office:value="14.75" calcext:value-type="float">
            <text:p>14.75</text:p>
          </table:table-cell>
          <table:table-cell table:formula="of:=[.B230]/4096" office:value-type="float" office:value="0.76611328125" calcext:value-type="float">
            <text:p>0.76611328125</text:p>
          </table:table-cell>
        </table:table-row>
        <table:table-row table:style-name="ro1">
          <table:table-cell office:value-type="float" office:value="60672" calcext:value-type="float">
            <text:p>60672</text:p>
          </table:table-cell>
          <table:table-cell office:value-type="float" office:value="3301" calcext:value-type="float">
            <text:p>3301</text:p>
          </table:table-cell>
          <table:table-cell table:formula="of:=[.A231]/4096" office:value-type="float" office:value="14.8125" calcext:value-type="float">
            <text:p>14.8125</text:p>
          </table:table-cell>
          <table:table-cell table:formula="of:=[.B231]/4096" office:value-type="float" office:value="0.805908203125" calcext:value-type="float">
            <text:p>0.805908203125</text:p>
          </table:table-cell>
        </table:table-row>
        <table:table-row table:style-name="ro1">
          <table:table-cell office:value-type="float" office:value="60928" calcext:value-type="float">
            <text:p>60928</text:p>
          </table:table-cell>
          <table:table-cell office:value-type="float" office:value="3461" calcext:value-type="float">
            <text:p>3461</text:p>
          </table:table-cell>
          <table:table-cell table:formula="of:=[.A232]/4096" office:value-type="float" office:value="14.875" calcext:value-type="float">
            <text:p>14.875</text:p>
          </table:table-cell>
          <table:table-cell table:formula="of:=[.B232]/4096" office:value-type="float" office:value="0.844970703125" calcext:value-type="float">
            <text:p>0.844970703125</text:p>
          </table:table-cell>
        </table:table-row>
        <table:table-row table:style-name="ro1">
          <table:table-cell office:value-type="float" office:value="61184" calcext:value-type="float">
            <text:p>61184</text:p>
          </table:table-cell>
          <table:table-cell office:value-type="float" office:value="3619" calcext:value-type="float">
            <text:p>3619</text:p>
          </table:table-cell>
          <table:table-cell table:formula="of:=[.A233]/4096" office:value-type="float" office:value="14.9375" calcext:value-type="float">
            <text:p>14.9375</text:p>
          </table:table-cell>
          <table:table-cell table:formula="of:=[.B233]/4096" office:value-type="float" office:value="0.883544921875" calcext:value-type="float">
            <text:p>0.883544921875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float" office:value="3774" calcext:value-type="float">
            <text:p>3774</text:p>
          </table:table-cell>
          <table:table-cell table:formula="of:=[.A234]/4096" office:value-type="float" office:value="15" calcext:value-type="float">
            <text:p>15</text:p>
          </table:table-cell>
          <table:table-cell table:formula="of:=[.B234]/4096" office:value-type="float" office:value="0.92138671875" calcext:value-type="float">
            <text:p>0.92138671875</text:p>
          </table:table-cell>
        </table:table-row>
        <table:table-row table:style-name="ro1">
          <table:table-cell office:value-type="float" office:value="61696" calcext:value-type="float">
            <text:p>61696</text:p>
          </table:table-cell>
          <table:table-cell office:value-type="float" office:value="3927" calcext:value-type="float">
            <text:p>3927</text:p>
          </table:table-cell>
          <table:table-cell table:formula="of:=[.A235]/4096" office:value-type="float" office:value="15.0625" calcext:value-type="float">
            <text:p>15.0625</text:p>
          </table:table-cell>
          <table:table-cell table:formula="of:=[.B235]/4096" office:value-type="float" office:value="0.958740234375" calcext:value-type="float">
            <text:p>0.958740234375</text:p>
          </table:table-cell>
        </table:table-row>
        <table:table-row table:style-name="ro1">
          <table:table-cell office:value-type="float" office:value="61952" calcext:value-type="float">
            <text:p>61952</text:p>
          </table:table-cell>
          <table:table-cell office:value-type="float" office:value="4077" calcext:value-type="float">
            <text:p>4077</text:p>
          </table:table-cell>
          <table:table-cell table:formula="of:=[.A236]/4096" office:value-type="float" office:value="15.125" calcext:value-type="float">
            <text:p>15.125</text:p>
          </table:table-cell>
          <table:table-cell table:formula="of:=[.B236]/4096" office:value-type="float" office:value="0.995361328125" calcext:value-type="float">
            <text:p>0.995361328125</text:p>
          </table:table-cell>
        </table:table-row>
        <table:table-row table:style-name="ro1">
          <table:table-cell office:value-type="float" office:value="62208" calcext:value-type="float">
            <text:p>62208</text:p>
          </table:table-cell>
          <table:table-cell office:value-type="float" office:value="4225" calcext:value-type="float">
            <text:p>4225</text:p>
          </table:table-cell>
          <table:table-cell table:formula="of:=[.A237]/4096" office:value-type="float" office:value="15.1875" calcext:value-type="float">
            <text:p>15.1875</text:p>
          </table:table-cell>
          <table:table-cell table:formula="of:=[.B237]/4096" office:value-type="float" office:value="1.031494140625" calcext:value-type="float">
            <text:p>1.031494140625</text:p>
          </table:table-cell>
        </table:table-row>
        <table:table-row table:style-name="ro1">
          <table:table-cell office:value-type="float" office:value="62464" calcext:value-type="float">
            <text:p>62464</text:p>
          </table:table-cell>
          <table:table-cell office:value-type="float" office:value="4370" calcext:value-type="float">
            <text:p>4370</text:p>
          </table:table-cell>
          <table:table-cell table:formula="of:=[.A238]/4096" office:value-type="float" office:value="15.25" calcext:value-type="float">
            <text:p>15.25</text:p>
          </table:table-cell>
          <table:table-cell table:formula="of:=[.B238]/4096" office:value-type="float" office:value="1.06689453125" calcext:value-type="float">
            <text:p>1.06689453125</text:p>
          </table:table-cell>
        </table:table-row>
        <table:table-row table:style-name="ro1">
          <table:table-cell office:value-type="float" office:value="62720" calcext:value-type="float">
            <text:p>62720</text:p>
          </table:table-cell>
          <table:table-cell office:value-type="float" office:value="4513" calcext:value-type="float">
            <text:p>4513</text:p>
          </table:table-cell>
          <table:table-cell table:formula="of:=[.A239]/4096" office:value-type="float" office:value="15.3125" calcext:value-type="float">
            <text:p>15.3125</text:p>
          </table:table-cell>
          <table:table-cell table:formula="of:=[.B239]/4096" office:value-type="float" office:value="1.101806640625" calcext:value-type="float">
            <text:p>1.101806640625</text:p>
          </table:table-cell>
        </table:table-row>
        <table:table-row table:style-name="ro1">
          <table:table-cell office:value-type="float" office:value="62976" calcext:value-type="float">
            <text:p>62976</text:p>
          </table:table-cell>
          <table:table-cell office:value-type="float" office:value="4653" calcext:value-type="float">
            <text:p>4653</text:p>
          </table:table-cell>
          <table:table-cell table:formula="of:=[.A240]/4096" office:value-type="float" office:value="15.375" calcext:value-type="float">
            <text:p>15.375</text:p>
          </table:table-cell>
          <table:table-cell table:formula="of:=[.B240]/4096" office:value-type="float" office:value="1.135986328125" calcext:value-type="float">
            <text:p>1.135986328125</text:p>
          </table:table-cell>
        </table:table-row>
        <table:table-row table:style-name="ro1">
          <table:table-cell office:value-type="float" office:value="63232" calcext:value-type="float">
            <text:p>63232</text:p>
          </table:table-cell>
          <table:table-cell office:value-type="float" office:value="4791" calcext:value-type="float">
            <text:p>4791</text:p>
          </table:table-cell>
          <table:table-cell table:formula="of:=[.A241]/4096" office:value-type="float" office:value="15.4375" calcext:value-type="float">
            <text:p>15.4375</text:p>
          </table:table-cell>
          <table:table-cell table:formula="of:=[.B241]/4096" office:value-type="float" office:value="1.169677734375" calcext:value-type="float">
            <text:p>1.169677734375</text:p>
          </table:table-cell>
        </table:table-row>
        <table:table-row table:style-name="ro1">
          <table:table-cell office:value-type="float" office:value="63488" calcext:value-type="float">
            <text:p>63488</text:p>
          </table:table-cell>
          <table:table-cell office:value-type="float" office:value="4927" calcext:value-type="float">
            <text:p>4927</text:p>
          </table:table-cell>
          <table:table-cell table:formula="of:=[.A242]/4096" office:value-type="float" office:value="15.5" calcext:value-type="float">
            <text:p>15.5</text:p>
          </table:table-cell>
          <table:table-cell table:formula="of:=[.B242]/4096" office:value-type="float" office:value="1.202880859375" calcext:value-type="float">
            <text:p>1.202880859375</text:p>
          </table:table-cell>
        </table:table-row>
        <table:table-row table:style-name="ro1">
          <table:table-cell office:value-type="float" office:value="63744" calcext:value-type="float">
            <text:p>63744</text:p>
          </table:table-cell>
          <table:table-cell office:value-type="float" office:value="5060" calcext:value-type="float">
            <text:p>5060</text:p>
          </table:table-cell>
          <table:table-cell table:formula="of:=[.A243]/4096" office:value-type="float" office:value="15.5625" calcext:value-type="float">
            <text:p>15.5625</text:p>
          </table:table-cell>
          <table:table-cell table:formula="of:=[.B243]/4096" office:value-type="float" office:value="1.2353515625" calcext:value-type="float">
            <text:p>1.235351562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5191" calcext:value-type="float">
            <text:p>5191</text:p>
          </table:table-cell>
          <table:table-cell table:formula="of:=[.A244]/4096" office:value-type="float" office:value="15.625" calcext:value-type="float">
            <text:p>15.625</text:p>
          </table:table-cell>
          <table:table-cell table:formula="of:=[.B244]/4096" office:value-type="float" office:value="1.267333984375" calcext:value-type="float">
            <text:p>1.267333984375</text:p>
          </table:table-cell>
        </table:table-row>
        <table:table-row table:style-name="ro1">
          <table:table-cell office:value-type="float" office:value="64256" calcext:value-type="float">
            <text:p>64256</text:p>
          </table:table-cell>
          <table:table-cell office:value-type="float" office:value="5319" calcext:value-type="float">
            <text:p>5319</text:p>
          </table:table-cell>
          <table:table-cell table:formula="of:=[.A245]/4096" office:value-type="float" office:value="15.6875" calcext:value-type="float">
            <text:p>15.6875</text:p>
          </table:table-cell>
          <table:table-cell table:formula="of:=[.B245]/4096" office:value-type="float" office:value="1.298583984375" calcext:value-type="float">
            <text:p>1.298583984375</text:p>
          </table:table-cell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float" office:value="5445" calcext:value-type="float">
            <text:p>5445</text:p>
          </table:table-cell>
          <table:table-cell table:formula="of:=[.A246]/4096" office:value-type="float" office:value="15.75" calcext:value-type="float">
            <text:p>15.75</text:p>
          </table:table-cell>
          <table:table-cell table:formula="of:=[.B246]/4096" office:value-type="float" office:value="1.329345703125" calcext:value-type="float">
            <text:p>1.329345703125</text:p>
          </table:table-cell>
        </table:table-row>
        <table:table-row table:style-name="ro1">
          <table:table-cell office:value-type="float" office:value="64768" calcext:value-type="float">
            <text:p>64768</text:p>
          </table:table-cell>
          <table:table-cell office:value-type="float" office:value="5568" calcext:value-type="float">
            <text:p>5568</text:p>
          </table:table-cell>
          <table:table-cell table:formula="of:=[.A247]/4096" office:value-type="float" office:value="15.8125" calcext:value-type="float">
            <text:p>15.8125</text:p>
          </table:table-cell>
          <table:table-cell table:formula="of:=[.B247]/4096" office:value-type="float" office:value="1.359375" calcext:value-type="float">
            <text:p>1.359375</text:p>
          </table:table-cell>
        </table:table-row>
        <table:table-row table:style-name="ro1">
          <table:table-cell office:value-type="float" office:value="65024" calcext:value-type="float">
            <text:p>65024</text:p>
          </table:table-cell>
          <table:table-cell office:value-type="float" office:value="5689" calcext:value-type="float">
            <text:p>5689</text:p>
          </table:table-cell>
          <table:table-cell table:formula="of:=[.A248]/4096" office:value-type="float" office:value="15.875" calcext:value-type="float">
            <text:p>15.875</text:p>
          </table:table-cell>
          <table:table-cell table:formula="of:=[.B248]/4096" office:value-type="float" office:value="1.388916015625" calcext:value-type="float">
            <text:p>1.388916015625</text:p>
          </table:table-cell>
        </table:table-row>
        <table:table-row table:style-name="ro1">
          <table:table-cell office:value-type="float" office:value="65280" calcext:value-type="float">
            <text:p>65280</text:p>
          </table:table-cell>
          <table:table-cell office:value-type="float" office:value="5807" calcext:value-type="float">
            <text:p>5807</text:p>
          </table:table-cell>
          <table:table-cell table:formula="of:=[.A249]/4096" office:value-type="float" office:value="15.9375" calcext:value-type="float">
            <text:p>15.9375</text:p>
          </table:table-cell>
          <table:table-cell table:formula="of:=[.B249]/4096" office:value-type="float" office:value="1.417724609375" calcext:value-type="float">
            <text:p>1.41772460937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923" calcext:value-type="float">
            <text:p>5923</text:p>
          </table:table-cell>
          <table:table-cell table:formula="of:=[.A250]/4096" office:value-type="float" office:value="16" calcext:value-type="float">
            <text:p>16</text:p>
          </table:table-cell>
          <table:table-cell table:formula="of:=[.B250]/4096" office:value-type="float" office:value="1.446044921875" calcext:value-type="float">
            <text:p>1.446044921875</text:p>
          </table:table-cell>
        </table:table-row>
        <table:table-row table:style-name="ro1">
          <table:table-cell office:value-type="float" office:value="65792" calcext:value-type="float">
            <text:p>65792</text:p>
          </table:table-cell>
          <table:table-cell office:value-type="float" office:value="6036" calcext:value-type="float">
            <text:p>6036</text:p>
          </table:table-cell>
          <table:table-cell table:formula="of:=[.A251]/4096" office:value-type="float" office:value="16.0625" calcext:value-type="float">
            <text:p>16.0625</text:p>
          </table:table-cell>
          <table:table-cell table:formula="of:=[.B251]/4096" office:value-type="float" office:value="1.4736328125" calcext:value-type="float">
            <text:p>1.4736328125</text:p>
          </table:table-cell>
        </table:table-row>
        <table:table-row table:style-name="ro1">
          <table:table-cell office:value-type="float" office:value="66048" calcext:value-type="float">
            <text:p>66048</text:p>
          </table:table-cell>
          <table:table-cell office:value-type="float" office:value="6147" calcext:value-type="float">
            <text:p>6147</text:p>
          </table:table-cell>
          <table:table-cell table:formula="of:=[.A252]/4096" office:value-type="float" office:value="16.125" calcext:value-type="float">
            <text:p>16.125</text:p>
          </table:table-cell>
          <table:table-cell table:formula="of:=[.B252]/4096" office:value-type="float" office:value="1.500732421875" calcext:value-type="float">
            <text:p>1.500732421875</text:p>
          </table:table-cell>
        </table:table-row>
        <table:table-row table:style-name="ro1">
          <table:table-cell office:value-type="float" office:value="66304" calcext:value-type="float">
            <text:p>66304</text:p>
          </table:table-cell>
          <table:table-cell office:value-type="float" office:value="6256" calcext:value-type="float">
            <text:p>6256</text:p>
          </table:table-cell>
          <table:table-cell table:formula="of:=[.A253]/4096" office:value-type="float" office:value="16.1875" calcext:value-type="float">
            <text:p>16.1875</text:p>
          </table:table-cell>
          <table:table-cell table:formula="of:=[.B253]/4096" office:value-type="float" office:value="1.52734375" calcext:value-type="float">
            <text:p>1.52734375</text:p>
          </table:table-cell>
        </table:table-row>
        <table:table-row table:style-name="ro1">
          <table:table-cell office:value-type="float" office:value="66560" calcext:value-type="float">
            <text:p>66560</text:p>
          </table:table-cell>
          <table:table-cell office:value-type="float" office:value="6362" calcext:value-type="float">
            <text:p>6362</text:p>
          </table:table-cell>
          <table:table-cell table:formula="of:=[.A254]/4096" office:value-type="float" office:value="16.25" calcext:value-type="float">
            <text:p>16.25</text:p>
          </table:table-cell>
          <table:table-cell table:formula="of:=[.B254]/4096" office:value-type="float" office:value="1.55322265625" calcext:value-type="float">
            <text:p>1.55322265625</text:p>
          </table:table-cell>
        </table:table-row>
        <table:table-row table:style-name="ro1">
          <table:table-cell office:value-type="float" office:value="66816" calcext:value-type="float">
            <text:p>66816</text:p>
          </table:table-cell>
          <table:table-cell office:value-type="float" office:value="6466" calcext:value-type="float">
            <text:p>6466</text:p>
          </table:table-cell>
          <table:table-cell table:formula="of:=[.A255]/4096" office:value-type="float" office:value="16.3125" calcext:value-type="float">
            <text:p>16.3125</text:p>
          </table:table-cell>
          <table:table-cell table:formula="of:=[.B255]/4096" office:value-type="float" office:value="1.57861328125" calcext:value-type="float">
            <text:p>1.57861328125</text:p>
          </table:table-cell>
        </table:table-row>
        <table:table-row table:style-name="ro1">
          <table:table-cell office:value-type="float" office:value="67072" calcext:value-type="float">
            <text:p>67072</text:p>
          </table:table-cell>
          <table:table-cell office:value-type="float" office:value="6567" calcext:value-type="float">
            <text:p>6567</text:p>
          </table:table-cell>
          <table:table-cell table:formula="of:=[.A256]/4096" office:value-type="float" office:value="16.375" calcext:value-type="float">
            <text:p>16.375</text:p>
          </table:table-cell>
          <table:table-cell table:formula="of:=[.B256]/4096" office:value-type="float" office:value="1.603271484375" calcext:value-type="float">
            <text:p>1.603271484375</text:p>
          </table:table-cell>
        </table:table-row>
        <table:table-row table:style-name="ro1">
          <table:table-cell office:value-type="float" office:value="67328" calcext:value-type="float">
            <text:p>67328</text:p>
          </table:table-cell>
          <table:table-cell office:value-type="float" office:value="6666" calcext:value-type="float">
            <text:p>6666</text:p>
          </table:table-cell>
          <table:table-cell table:formula="of:=[.A257]/4096" office:value-type="float" office:value="16.4375" calcext:value-type="float">
            <text:p>16.4375</text:p>
          </table:table-cell>
          <table:table-cell table:formula="of:=[.B257]/4096" office:value-type="float" office:value="1.62744140625" calcext:value-type="float">
            <text:p>1.62744140625</text:p>
          </table:table-cell>
        </table:table-row>
        <table:table-row table:style-name="ro1">
          <table:table-cell office:value-type="float" office:value="67584" calcext:value-type="float">
            <text:p>67584</text:p>
          </table:table-cell>
          <table:table-cell office:value-type="float" office:value="6762" calcext:value-type="float">
            <text:p>6762</text:p>
          </table:table-cell>
          <table:table-cell table:formula="of:=[.A258]/4096" office:value-type="float" office:value="16.5" calcext:value-type="float">
            <text:p>16.5</text:p>
          </table:table-cell>
          <table:table-cell table:formula="of:=[.B258]/4096" office:value-type="float" office:value="1.65087890625" calcext:value-type="float">
            <text:p>1.65087890625</text:p>
          </table:table-cell>
        </table:table-row>
        <table:table-row table:style-name="ro1">
          <table:table-cell office:value-type="float" office:value="67840" calcext:value-type="float">
            <text:p>67840</text:p>
          </table:table-cell>
          <table:table-cell office:value-type="float" office:value="6856" calcext:value-type="float">
            <text:p>6856</text:p>
          </table:table-cell>
          <table:table-cell table:formula="of:=[.A259]/4096" office:value-type="float" office:value="16.5625" calcext:value-type="float">
            <text:p>16.5625</text:p>
          </table:table-cell>
          <table:table-cell table:formula="of:=[.B259]/4096" office:value-type="float" office:value="1.673828125" calcext:value-type="float">
            <text:p>1.673828125</text:p>
          </table:table-cell>
        </table:table-row>
        <table:table-row table:style-name="ro1">
          <table:table-cell office:value-type="float" office:value="68096" calcext:value-type="float">
            <text:p>68096</text:p>
          </table:table-cell>
          <table:table-cell office:value-type="float" office:value="6947" calcext:value-type="float">
            <text:p>6947</text:p>
          </table:table-cell>
          <table:table-cell table:formula="of:=[.A260]/4096" office:value-type="float" office:value="16.625" calcext:value-type="float">
            <text:p>16.625</text:p>
          </table:table-cell>
          <table:table-cell table:formula="of:=[.B260]/4096" office:value-type="float" office:value="1.696044921875" calcext:value-type="float">
            <text:p>1.696044921875</text:p>
          </table:table-cell>
        </table:table-row>
        <table:table-row table:style-name="ro1">
          <table:table-cell office:value-type="float" office:value="68352" calcext:value-type="float">
            <text:p>68352</text:p>
          </table:table-cell>
          <table:table-cell office:value-type="float" office:value="7036" calcext:value-type="float">
            <text:p>7036</text:p>
          </table:table-cell>
          <table:table-cell table:formula="of:=[.A261]/4096" office:value-type="float" office:value="16.6875" calcext:value-type="float">
            <text:p>16.6875</text:p>
          </table:table-cell>
          <table:table-cell table:formula="of:=[.B261]/4096" office:value-type="float" office:value="1.7177734375" calcext:value-type="float">
            <text:p>1.7177734375</text:p>
          </table:table-cell>
        </table:table-row>
        <table:table-row table:style-name="ro1">
          <table:table-cell office:value-type="float" office:value="68608" calcext:value-type="float">
            <text:p>68608</text:p>
          </table:table-cell>
          <table:table-cell office:value-type="float" office:value="7123" calcext:value-type="float">
            <text:p>7123</text:p>
          </table:table-cell>
          <table:table-cell table:formula="of:=[.A262]/4096" office:value-type="float" office:value="16.75" calcext:value-type="float">
            <text:p>16.75</text:p>
          </table:table-cell>
          <table:table-cell table:formula="of:=[.B262]/4096" office:value-type="float" office:value="1.739013671875" calcext:value-type="float">
            <text:p>1.739013671875</text:p>
          </table:table-cell>
        </table:table-row>
        <table:table-row table:style-name="ro1">
          <table:table-cell office:value-type="float" office:value="68864" calcext:value-type="float">
            <text:p>68864</text:p>
          </table:table-cell>
          <table:table-cell office:value-type="float" office:value="7207" calcext:value-type="float">
            <text:p>7207</text:p>
          </table:table-cell>
          <table:table-cell table:formula="of:=[.A263]/4096" office:value-type="float" office:value="16.8125" calcext:value-type="float">
            <text:p>16.8125</text:p>
          </table:table-cell>
          <table:table-cell table:formula="of:=[.B263]/4096" office:value-type="float" office:value="1.759521484375" calcext:value-type="float">
            <text:p>1.759521484375</text:p>
          </table:table-cell>
        </table:table-row>
        <table:table-row table:style-name="ro1">
          <table:table-cell office:value-type="float" office:value="69120" calcext:value-type="float">
            <text:p>69120</text:p>
          </table:table-cell>
          <table:table-cell office:value-type="float" office:value="7289" calcext:value-type="float">
            <text:p>7289</text:p>
          </table:table-cell>
          <table:table-cell table:formula="of:=[.A264]/4096" office:value-type="float" office:value="16.875" calcext:value-type="float">
            <text:p>16.875</text:p>
          </table:table-cell>
          <table:table-cell table:formula="of:=[.B264]/4096" office:value-type="float" office:value="1.779541015625" calcext:value-type="float">
            <text:p>1.779541015625</text:p>
          </table:table-cell>
        </table:table-row>
        <table:table-row table:style-name="ro1">
          <table:table-cell office:value-type="float" office:value="69376" calcext:value-type="float">
            <text:p>69376</text:p>
          </table:table-cell>
          <table:table-cell office:value-type="float" office:value="7368" calcext:value-type="float">
            <text:p>7368</text:p>
          </table:table-cell>
          <table:table-cell table:formula="of:=[.A265]/4096" office:value-type="float" office:value="16.9375" calcext:value-type="float">
            <text:p>16.9375</text:p>
          </table:table-cell>
          <table:table-cell table:formula="of:=[.B265]/4096" office:value-type="float" office:value="1.798828125" calcext:value-type="float">
            <text:p>1.798828125</text:p>
          </table:table-cell>
        </table:table-row>
        <table:table-row table:style-name="ro1">
          <table:table-cell office:value-type="float" office:value="69632" calcext:value-type="float">
            <text:p>69632</text:p>
          </table:table-cell>
          <table:table-cell office:value-type="float" office:value="7445" calcext:value-type="float">
            <text:p>7445</text:p>
          </table:table-cell>
          <table:table-cell table:formula="of:=[.A266]/4096" office:value-type="float" office:value="17" calcext:value-type="float">
            <text:p>17</text:p>
          </table:table-cell>
          <table:table-cell table:formula="of:=[.B266]/4096" office:value-type="float" office:value="1.817626953125" calcext:value-type="float">
            <text:p>1.817626953125</text:p>
          </table:table-cell>
        </table:table-row>
        <table:table-row table:style-name="ro1">
          <table:table-cell office:value-type="float" office:value="69888" calcext:value-type="float">
            <text:p>69888</text:p>
          </table:table-cell>
          <table:table-cell office:value-type="float" office:value="7519" calcext:value-type="float">
            <text:p>7519</text:p>
          </table:table-cell>
          <table:table-cell table:formula="of:=[.A267]/4096" office:value-type="float" office:value="17.0625" calcext:value-type="float">
            <text:p>17.0625</text:p>
          </table:table-cell>
          <table:table-cell table:formula="of:=[.B267]/4096" office:value-type="float" office:value="1.835693359375" calcext:value-type="float">
            <text:p>1.835693359375</text:p>
          </table:table-cell>
        </table:table-row>
        <table:table-row table:style-name="ro1">
          <table:table-cell office:value-type="float" office:value="70144" calcext:value-type="float">
            <text:p>70144</text:p>
          </table:table-cell>
          <table:table-cell office:value-type="float" office:value="7591" calcext:value-type="float">
            <text:p>7591</text:p>
          </table:table-cell>
          <table:table-cell table:formula="of:=[.A268]/4096" office:value-type="float" office:value="17.125" calcext:value-type="float">
            <text:p>17.125</text:p>
          </table:table-cell>
          <table:table-cell table:formula="of:=[.B268]/4096" office:value-type="float" office:value="1.853271484375" calcext:value-type="float">
            <text:p>1.853271484375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7660" calcext:value-type="float">
            <text:p>7660</text:p>
          </table:table-cell>
          <table:table-cell table:formula="of:=[.A269]/4096" office:value-type="float" office:value="17.1875" calcext:value-type="float">
            <text:p>17.1875</text:p>
          </table:table-cell>
          <table:table-cell table:formula="of:=[.B269]/4096" office:value-type="float" office:value="1.8701171875" calcext:value-type="float">
            <text:p>1.8701171875</text:p>
          </table:table-cell>
        </table:table-row>
        <table:table-row table:style-name="ro1">
          <table:table-cell office:value-type="float" office:value="70656" calcext:value-type="float">
            <text:p>70656</text:p>
          </table:table-cell>
          <table:table-cell office:value-type="float" office:value="7727" calcext:value-type="float">
            <text:p>7727</text:p>
          </table:table-cell>
          <table:table-cell table:formula="of:=[.A270]/4096" office:value-type="float" office:value="17.25" calcext:value-type="float">
            <text:p>17.25</text:p>
          </table:table-cell>
          <table:table-cell table:formula="of:=[.B270]/4096" office:value-type="float" office:value="1.886474609375" calcext:value-type="float">
            <text:p>1.886474609375</text:p>
          </table:table-cell>
        </table:table-row>
        <table:table-row table:style-name="ro1">
          <table:table-cell office:value-type="float" office:value="70912" calcext:value-type="float">
            <text:p>70912</text:p>
          </table:table-cell>
          <table:table-cell office:value-type="float" office:value="7791" calcext:value-type="float">
            <text:p>7791</text:p>
          </table:table-cell>
          <table:table-cell table:formula="of:=[.A271]/4096" office:value-type="float" office:value="17.3125" calcext:value-type="float">
            <text:p>17.3125</text:p>
          </table:table-cell>
          <table:table-cell table:formula="of:=[.B271]/4096" office:value-type="float" office:value="1.902099609375" calcext:value-type="float">
            <text:p>1.902099609375</text:p>
          </table:table-cell>
        </table:table-row>
        <table:table-row table:style-name="ro1">
          <table:table-cell office:value-type="float" office:value="71168" calcext:value-type="float">
            <text:p>71168</text:p>
          </table:table-cell>
          <table:table-cell office:value-type="float" office:value="7853" calcext:value-type="float">
            <text:p>7853</text:p>
          </table:table-cell>
          <table:table-cell table:formula="of:=[.A272]/4096" office:value-type="float" office:value="17.375" calcext:value-type="float">
            <text:p>17.375</text:p>
          </table:table-cell>
          <table:table-cell table:formula="of:=[.B272]/4096" office:value-type="float" office:value="1.917236328125" calcext:value-type="float">
            <text:p>1.917236328125</text:p>
          </table:table-cell>
        </table:table-row>
        <table:table-row table:style-name="ro1">
          <table:table-cell office:value-type="float" office:value="71424" calcext:value-type="float">
            <text:p>71424</text:p>
          </table:table-cell>
          <table:table-cell office:value-type="float" office:value="7913" calcext:value-type="float">
            <text:p>7913</text:p>
          </table:table-cell>
          <table:table-cell table:formula="of:=[.A273]/4096" office:value-type="float" office:value="17.4375" calcext:value-type="float">
            <text:p>17.4375</text:p>
          </table:table-cell>
          <table:table-cell table:formula="of:=[.B273]/4096" office:value-type="float" office:value="1.931884765625" calcext:value-type="float">
            <text:p>1.931884765625</text:p>
          </table:table-cell>
        </table:table-row>
        <table:table-row table:style-name="ro1">
          <table:table-cell office:value-type="float" office:value="71680" calcext:value-type="float">
            <text:p>71680</text:p>
          </table:table-cell>
          <table:table-cell office:value-type="float" office:value="7970" calcext:value-type="float">
            <text:p>7970</text:p>
          </table:table-cell>
          <table:table-cell table:formula="of:=[.A274]/4096" office:value-type="float" office:value="17.5" calcext:value-type="float">
            <text:p>17.5</text:p>
          </table:table-cell>
          <table:table-cell table:formula="of:=[.B274]/4096" office:value-type="float" office:value="1.94580078125" calcext:value-type="float">
            <text:p>1.94580078125</text:p>
          </table:table-cell>
        </table:table-row>
        <table:table-row table:style-name="ro1">
          <table:table-cell office:value-type="float" office:value="71936" calcext:value-type="float">
            <text:p>71936</text:p>
          </table:table-cell>
          <table:table-cell office:value-type="float" office:value="8025" calcext:value-type="float">
            <text:p>8025</text:p>
          </table:table-cell>
          <table:table-cell table:formula="of:=[.A275]/4096" office:value-type="float" office:value="17.5625" calcext:value-type="float">
            <text:p>17.5625</text:p>
          </table:table-cell>
          <table:table-cell table:formula="of:=[.B275]/4096" office:value-type="float" office:value="1.959228515625" calcext:value-type="float">
            <text:p>1.959228515625</text:p>
          </table:table-cell>
        </table:table-row>
        <table:table-row table:style-name="ro1">
          <table:table-cell office:value-type="float" office:value="72192" calcext:value-type="float">
            <text:p>72192</text:p>
          </table:table-cell>
          <table:table-cell office:value-type="float" office:value="8077" calcext:value-type="float">
            <text:p>8077</text:p>
          </table:table-cell>
          <table:table-cell table:formula="of:=[.A276]/4096" office:value-type="float" office:value="17.625" calcext:value-type="float">
            <text:p>17.625</text:p>
          </table:table-cell>
          <table:table-cell table:formula="of:=[.B276]/4096" office:value-type="float" office:value="1.971923828125" calcext:value-type="float">
            <text:p>1.971923828125</text:p>
          </table:table-cell>
        </table:table-row>
        <table:table-row table:style-name="ro1">
          <table:table-cell office:value-type="float" office:value="72448" calcext:value-type="float">
            <text:p>72448</text:p>
          </table:table-cell>
          <table:table-cell office:value-type="float" office:value="8127" calcext:value-type="float">
            <text:p>8127</text:p>
          </table:table-cell>
          <table:table-cell table:formula="of:=[.A277]/4096" office:value-type="float" office:value="17.6875" calcext:value-type="float">
            <text:p>17.6875</text:p>
          </table:table-cell>
          <table:table-cell table:formula="of:=[.B277]/4096" office:value-type="float" office:value="1.984130859375" calcext:value-type="float">
            <text:p>1.984130859375</text:p>
          </table:table-cell>
        </table:table-row>
        <table:table-row table:style-name="ro1">
          <table:table-cell office:value-type="float" office:value="72704" calcext:value-type="float">
            <text:p>72704</text:p>
          </table:table-cell>
          <table:table-cell office:value-type="float" office:value="8174" calcext:value-type="float">
            <text:p>8174</text:p>
          </table:table-cell>
          <table:table-cell table:formula="of:=[.A278]/4096" office:value-type="float" office:value="17.75" calcext:value-type="float">
            <text:p>17.75</text:p>
          </table:table-cell>
          <table:table-cell table:formula="of:=[.B278]/4096" office:value-type="float" office:value="1.99560546875" calcext:value-type="float">
            <text:p>1.99560546875</text:p>
          </table:table-cell>
        </table:table-row>
        <table:table-row table:style-name="ro1">
          <table:table-cell office:value-type="float" office:value="72960" calcext:value-type="float">
            <text:p>72960</text:p>
          </table:table-cell>
          <table:table-cell office:value-type="float" office:value="8219" calcext:value-type="float">
            <text:p>8219</text:p>
          </table:table-cell>
          <table:table-cell table:formula="of:=[.A279]/4096" office:value-type="float" office:value="17.8125" calcext:value-type="float">
            <text:p>17.8125</text:p>
          </table:table-cell>
          <table:table-cell table:formula="of:=[.B279]/4096" office:value-type="float" office:value="2.006591796875" calcext:value-type="float">
            <text:p>2.006591796875</text:p>
          </table:table-cell>
        </table:table-row>
        <table:table-row table:style-name="ro1">
          <table:table-cell office:value-type="float" office:value="73216" calcext:value-type="float">
            <text:p>73216</text:p>
          </table:table-cell>
          <table:table-cell office:value-type="float" office:value="8261" calcext:value-type="float">
            <text:p>8261</text:p>
          </table:table-cell>
          <table:table-cell table:formula="of:=[.A280]/4096" office:value-type="float" office:value="17.875" calcext:value-type="float">
            <text:p>17.875</text:p>
          </table:table-cell>
          <table:table-cell table:formula="of:=[.B280]/4096" office:value-type="float" office:value="2.016845703125" calcext:value-type="float">
            <text:p>2.016845703125</text:p>
          </table:table-cell>
        </table:table-row>
        <table:table-row table:style-name="ro1">
          <table:table-cell office:value-type="float" office:value="73472" calcext:value-type="float">
            <text:p>73472</text:p>
          </table:table-cell>
          <table:table-cell office:value-type="float" office:value="8301" calcext:value-type="float">
            <text:p>8301</text:p>
          </table:table-cell>
          <table:table-cell table:formula="of:=[.A281]/4096" office:value-type="float" office:value="17.9375" calcext:value-type="float">
            <text:p>17.9375</text:p>
          </table:table-cell>
          <table:table-cell table:formula="of:=[.B281]/4096" office:value-type="float" office:value="2.026611328125" calcext:value-type="float">
            <text:p>2.026611328125</text:p>
          </table:table-cell>
        </table:table-row>
        <table:table-row table:style-name="ro1">
          <table:table-cell office:value-type="float" office:value="73728" calcext:value-type="float">
            <text:p>73728</text:p>
          </table:table-cell>
          <table:table-cell office:value-type="float" office:value="8338" calcext:value-type="float">
            <text:p>8338</text:p>
          </table:table-cell>
          <table:table-cell table:formula="of:=[.A282]/4096" office:value-type="float" office:value="18" calcext:value-type="float">
            <text:p>18</text:p>
          </table:table-cell>
          <table:table-cell table:formula="of:=[.B282]/4096" office:value-type="float" office:value="2.03564453125" calcext:value-type="float">
            <text:p>2.03564453125</text:p>
          </table:table-cell>
        </table:table-row>
        <table:table-row table:style-name="ro1">
          <table:table-cell office:value-type="float" office:value="73984" calcext:value-type="float">
            <text:p>73984</text:p>
          </table:table-cell>
          <table:table-cell office:value-type="float" office:value="8373" calcext:value-type="float">
            <text:p>8373</text:p>
          </table:table-cell>
          <table:table-cell table:formula="of:=[.A283]/4096" office:value-type="float" office:value="18.0625" calcext:value-type="float">
            <text:p>18.0625</text:p>
          </table:table-cell>
          <table:table-cell table:formula="of:=[.B283]/4096" office:value-type="float" office:value="2.044189453125" calcext:value-type="float">
            <text:p>2.044189453125</text:p>
          </table:table-cell>
        </table:table-row>
        <table:table-row table:style-name="ro1">
          <table:table-cell office:value-type="float" office:value="74240" calcext:value-type="float">
            <text:p>74240</text:p>
          </table:table-cell>
          <table:table-cell office:value-type="float" office:value="8406" calcext:value-type="float">
            <text:p>8406</text:p>
          </table:table-cell>
          <table:table-cell table:formula="of:=[.A284]/4096" office:value-type="float" office:value="18.125" calcext:value-type="float">
            <text:p>18.125</text:p>
          </table:table-cell>
          <table:table-cell table:formula="of:=[.B284]/4096" office:value-type="float" office:value="2.05224609375" calcext:value-type="float">
            <text:p>2.05224609375</text:p>
          </table:table-cell>
        </table:table-row>
        <table:table-row table:style-name="ro1">
          <table:table-cell office:value-type="float" office:value="74496" calcext:value-type="float">
            <text:p>74496</text:p>
          </table:table-cell>
          <table:table-cell office:value-type="float" office:value="8436" calcext:value-type="float">
            <text:p>8436</text:p>
          </table:table-cell>
          <table:table-cell table:formula="of:=[.A285]/4096" office:value-type="float" office:value="18.1875" calcext:value-type="float">
            <text:p>18.1875</text:p>
          </table:table-cell>
          <table:table-cell table:formula="of:=[.B285]/4096" office:value-type="float" office:value="2.0595703125" calcext:value-type="float">
            <text:p>2.0595703125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float" office:value="8464" calcext:value-type="float">
            <text:p>8464</text:p>
          </table:table-cell>
          <table:table-cell table:formula="of:=[.A286]/4096" office:value-type="float" office:value="18.25" calcext:value-type="float">
            <text:p>18.25</text:p>
          </table:table-cell>
          <table:table-cell table:formula="of:=[.B286]/4096" office:value-type="float" office:value="2.06640625" calcext:value-type="float">
            <text:p>2.06640625</text:p>
          </table:table-cell>
        </table:table-row>
        <table:table-row table:style-name="ro1">
          <table:table-cell office:value-type="float" office:value="75008" calcext:value-type="float">
            <text:p>75008</text:p>
          </table:table-cell>
          <table:table-cell office:value-type="float" office:value="8489" calcext:value-type="float">
            <text:p>8489</text:p>
          </table:table-cell>
          <table:table-cell table:formula="of:=[.A287]/4096" office:value-type="float" office:value="18.3125" calcext:value-type="float">
            <text:p>18.3125</text:p>
          </table:table-cell>
          <table:table-cell table:formula="of:=[.B287]/4096" office:value-type="float" office:value="2.072509765625" calcext:value-type="float">
            <text:p>2.072509765625</text:p>
          </table:table-cell>
        </table:table-row>
        <table:table-row table:style-name="ro1">
          <table:table-cell office:value-type="float" office:value="75264" calcext:value-type="float">
            <text:p>75264</text:p>
          </table:table-cell>
          <table:table-cell office:value-type="float" office:value="8512" calcext:value-type="float">
            <text:p>8512</text:p>
          </table:table-cell>
          <table:table-cell table:formula="of:=[.A288]/4096" office:value-type="float" office:value="18.375" calcext:value-type="float">
            <text:p>18.375</text:p>
          </table:table-cell>
          <table:table-cell table:formula="of:=[.B288]/4096" office:value-type="float" office:value="2.078125" calcext:value-type="float">
            <text:p>2.078125</text:p>
          </table:table-cell>
        </table:table-row>
        <table:table-row table:style-name="ro1">
          <table:table-cell office:value-type="float" office:value="75520" calcext:value-type="float">
            <text:p>75520</text:p>
          </table:table-cell>
          <table:table-cell office:value-type="float" office:value="8532" calcext:value-type="float">
            <text:p>8532</text:p>
          </table:table-cell>
          <table:table-cell table:formula="of:=[.A289]/4096" office:value-type="float" office:value="18.4375" calcext:value-type="float">
            <text:p>18.4375</text:p>
          </table:table-cell>
          <table:table-cell table:formula="of:=[.B289]/4096" office:value-type="float" office:value="2.0830078125" calcext:value-type="float">
            <text:p>2.0830078125</text:p>
          </table:table-cell>
        </table:table-row>
        <table:table-row table:style-name="ro1">
          <table:table-cell office:value-type="float" office:value="75776" calcext:value-type="float">
            <text:p>75776</text:p>
          </table:table-cell>
          <table:table-cell office:value-type="float" office:value="8550" calcext:value-type="float">
            <text:p>8550</text:p>
          </table:table-cell>
          <table:table-cell table:formula="of:=[.A290]/4096" office:value-type="float" office:value="18.5" calcext:value-type="float">
            <text:p>18.5</text:p>
          </table:table-cell>
          <table:table-cell table:formula="of:=[.B290]/4096" office:value-type="float" office:value="2.08740234375" calcext:value-type="float">
            <text:p>2.08740234375</text:p>
          </table:table-cell>
        </table:table-row>
        <table:table-row table:style-name="ro1">
          <table:table-cell office:value-type="float" office:value="76032" calcext:value-type="float">
            <text:p>76032</text:p>
          </table:table-cell>
          <table:table-cell office:value-type="float" office:value="8565" calcext:value-type="float">
            <text:p>8565</text:p>
          </table:table-cell>
          <table:table-cell table:formula="of:=[.A291]/4096" office:value-type="float" office:value="18.5625" calcext:value-type="float">
            <text:p>18.5625</text:p>
          </table:table-cell>
          <table:table-cell table:formula="of:=[.B291]/4096" office:value-type="float" office:value="2.091064453125" calcext:value-type="float">
            <text:p>2.091064453125</text:p>
          </table:table-cell>
        </table:table-row>
        <table:table-row table:style-name="ro1">
          <table:table-cell office:value-type="float" office:value="76288" calcext:value-type="float">
            <text:p>76288</text:p>
          </table:table-cell>
          <table:table-cell office:value-type="float" office:value="8578" calcext:value-type="float">
            <text:p>8578</text:p>
          </table:table-cell>
          <table:table-cell table:formula="of:=[.A292]/4096" office:value-type="float" office:value="18.625" calcext:value-type="float">
            <text:p>18.625</text:p>
          </table:table-cell>
          <table:table-cell table:formula="of:=[.B292]/4096" office:value-type="float" office:value="2.09423828125" calcext:value-type="float">
            <text:p>2.09423828125</text:p>
          </table:table-cell>
        </table:table-row>
        <table:table-row table:style-name="ro1">
          <table:table-cell office:value-type="float" office:value="76544" calcext:value-type="float">
            <text:p>76544</text:p>
          </table:table-cell>
          <table:table-cell office:value-type="float" office:value="8588" calcext:value-type="float">
            <text:p>8588</text:p>
          </table:table-cell>
          <table:table-cell table:formula="of:=[.A293]/4096" office:value-type="float" office:value="18.6875" calcext:value-type="float">
            <text:p>18.6875</text:p>
          </table:table-cell>
          <table:table-cell table:formula="of:=[.B293]/4096" office:value-type="float" office:value="2.0966796875" calcext:value-type="float">
            <text:p>2.0966796875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8596" calcext:value-type="float">
            <text:p>8596</text:p>
          </table:table-cell>
          <table:table-cell table:formula="of:=[.A294]/4096" office:value-type="float" office:value="18.75" calcext:value-type="float">
            <text:p>18.75</text:p>
          </table:table-cell>
          <table:table-cell table:formula="of:=[.B294]/4096" office:value-type="float" office:value="2.0986328125" calcext:value-type="float">
            <text:p>2.0986328125</text:p>
          </table:table-cell>
        </table:table-row>
        <table:table-row table:style-name="ro1">
          <table:table-cell office:value-type="float" office:value="77056" calcext:value-type="float">
            <text:p>77056</text:p>
          </table:table-cell>
          <table:table-cell office:value-type="float" office:value="8602" calcext:value-type="float">
            <text:p>8602</text:p>
          </table:table-cell>
          <table:table-cell table:formula="of:=[.A295]/4096" office:value-type="float" office:value="18.8125" calcext:value-type="float">
            <text:p>18.8125</text:p>
          </table:table-cell>
          <table:table-cell table:formula="of:=[.B295]/4096" office:value-type="float" office:value="2.10009765625" calcext:value-type="float">
            <text:p>2.10009765625</text:p>
          </table:table-cell>
        </table:table-row>
        <table:table-row table:style-name="ro1">
          <table:table-cell office:value-type="float" office:value="77312" calcext:value-type="float">
            <text:p>77312</text:p>
          </table:table-cell>
          <table:table-cell office:value-type="float" office:value="8605" calcext:value-type="float">
            <text:p>8605</text:p>
          </table:table-cell>
          <table:table-cell table:formula="of:=[.A296]/4096" office:value-type="float" office:value="18.875" calcext:value-type="float">
            <text:p>18.875</text:p>
          </table:table-cell>
          <table:table-cell table:formula="of:=[.B296]/4096" office:value-type="float" office:value="2.100830078125" calcext:value-type="float">
            <text:p>2.100830078125</text:p>
          </table:table-cell>
        </table:table-row>
        <table:table-row table:style-name="ro1">
          <table:table-cell office:value-type="float" office:value="77568" calcext:value-type="float">
            <text:p>77568</text:p>
          </table:table-cell>
          <table:table-cell office:value-type="float" office:value="8606" calcext:value-type="float">
            <text:p>8606</text:p>
          </table:table-cell>
          <table:table-cell table:formula="of:=[.A297]/4096" office:value-type="float" office:value="18.9375" calcext:value-type="float">
            <text:p>18.9375</text:p>
          </table:table-cell>
          <table:table-cell table:formula="of:=[.B297]/4096" office:value-type="float" office:value="2.10107421875" calcext:value-type="float">
            <text:p>2.10107421875</text:p>
          </table:table-cell>
        </table:table-row>
        <table:table-row table:style-name="ro1">
          <table:table-cell office:value-type="float" office:value="77824" calcext:value-type="float">
            <text:p>77824</text:p>
          </table:table-cell>
          <table:table-cell office:value-type="float" office:value="8606" calcext:value-type="float">
            <text:p>8606</text:p>
          </table:table-cell>
          <table:table-cell table:formula="of:=[.A298]/4096" office:value-type="float" office:value="19" calcext:value-type="float">
            <text:p>19</text:p>
          </table:table-cell>
          <table:table-cell table:formula="of:=[.B298]/4096" office:value-type="float" office:value="2.10107421875" calcext:value-type="float">
            <text:p>2.10107421875</text:p>
          </table:table-cell>
        </table:table-row>
        <table:table-row table:style-name="ro1">
          <table:table-cell office:value-type="float" office:value="78080" calcext:value-type="float">
            <text:p>78080</text:p>
          </table:table-cell>
          <table:table-cell office:value-type="float" office:value="8604" calcext:value-type="float">
            <text:p>8604</text:p>
          </table:table-cell>
          <table:table-cell table:formula="of:=[.A299]/4096" office:value-type="float" office:value="19.0625" calcext:value-type="float">
            <text:p>19.0625</text:p>
          </table:table-cell>
          <table:table-cell table:formula="of:=[.B299]/4096" office:value-type="float" office:value="2.1005859375" calcext:value-type="float">
            <text:p>2.1005859375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float" office:value="8600" calcext:value-type="float">
            <text:p>8600</text:p>
          </table:table-cell>
          <table:table-cell table:formula="of:=[.A300]/4096" office:value-type="float" office:value="19.125" calcext:value-type="float">
            <text:p>19.125</text:p>
          </table:table-cell>
          <table:table-cell table:formula="of:=[.B300]/4096" office:value-type="float" office:value="2.099609375" calcext:value-type="float">
            <text:p>2.099609375</text:p>
          </table:table-cell>
        </table:table-row>
        <table:table-row table:style-name="ro1">
          <table:table-cell office:value-type="float" office:value="78592" calcext:value-type="float">
            <text:p>78592</text:p>
          </table:table-cell>
          <table:table-cell office:value-type="float" office:value="8593" calcext:value-type="float">
            <text:p>8593</text:p>
          </table:table-cell>
          <table:table-cell table:formula="of:=[.A301]/4096" office:value-type="float" office:value="19.1875" calcext:value-type="float">
            <text:p>19.1875</text:p>
          </table:table-cell>
          <table:table-cell table:formula="of:=[.B301]/4096" office:value-type="float" office:value="2.097900390625" calcext:value-type="float">
            <text:p>2.097900390625</text:p>
          </table:table-cell>
        </table:table-row>
        <table:table-row table:style-name="ro1">
          <table:table-cell office:value-type="float" office:value="78848" calcext:value-type="float">
            <text:p>78848</text:p>
          </table:table-cell>
          <table:table-cell office:value-type="float" office:value="8584" calcext:value-type="float">
            <text:p>8584</text:p>
          </table:table-cell>
          <table:table-cell table:formula="of:=[.A302]/4096" office:value-type="float" office:value="19.25" calcext:value-type="float">
            <text:p>19.25</text:p>
          </table:table-cell>
          <table:table-cell table:formula="of:=[.B302]/4096" office:value-type="float" office:value="2.095703125" calcext:value-type="float">
            <text:p>2.095703125</text:p>
          </table:table-cell>
        </table:table-row>
        <table:table-row table:style-name="ro1">
          <table:table-cell office:value-type="float" office:value="79104" calcext:value-type="float">
            <text:p>79104</text:p>
          </table:table-cell>
          <table:table-cell office:value-type="float" office:value="8572" calcext:value-type="float">
            <text:p>8572</text:p>
          </table:table-cell>
          <table:table-cell table:formula="of:=[.A303]/4096" office:value-type="float" office:value="19.3125" calcext:value-type="float">
            <text:p>19.3125</text:p>
          </table:table-cell>
          <table:table-cell table:formula="of:=[.B303]/4096" office:value-type="float" office:value="2.0927734375" calcext:value-type="float">
            <text:p>2.0927734375</text:p>
          </table:table-cell>
        </table:table-row>
        <table:table-row table:style-name="ro1">
          <table:table-cell office:value-type="float" office:value="79360" calcext:value-type="float">
            <text:p>79360</text:p>
          </table:table-cell>
          <table:table-cell office:value-type="float" office:value="8558" calcext:value-type="float">
            <text:p>8558</text:p>
          </table:table-cell>
          <table:table-cell table:formula="of:=[.A304]/4096" office:value-type="float" office:value="19.375" calcext:value-type="float">
            <text:p>19.375</text:p>
          </table:table-cell>
          <table:table-cell table:formula="of:=[.B304]/4096" office:value-type="float" office:value="2.08935546875" calcext:value-type="float">
            <text:p>2.08935546875</text:p>
          </table:table-cell>
        </table:table-row>
        <table:table-row table:style-name="ro1">
          <table:table-cell office:value-type="float" office:value="79616" calcext:value-type="float">
            <text:p>79616</text:p>
          </table:table-cell>
          <table:table-cell office:value-type="float" office:value="8541" calcext:value-type="float">
            <text:p>8541</text:p>
          </table:table-cell>
          <table:table-cell table:formula="of:=[.A305]/4096" office:value-type="float" office:value="19.4375" calcext:value-type="float">
            <text:p>19.4375</text:p>
          </table:table-cell>
          <table:table-cell table:formula="of:=[.B305]/4096" office:value-type="float" office:value="2.085205078125" calcext:value-type="float">
            <text:p>2.085205078125</text:p>
          </table:table-cell>
        </table:table-row>
        <table:table-row table:style-name="ro1">
          <table:table-cell office:value-type="float" office:value="79872" calcext:value-type="float">
            <text:p>79872</text:p>
          </table:table-cell>
          <table:table-cell office:value-type="float" office:value="8522" calcext:value-type="float">
            <text:p>8522</text:p>
          </table:table-cell>
          <table:table-cell table:formula="of:=[.A306]/4096" office:value-type="float" office:value="19.5" calcext:value-type="float">
            <text:p>19.5</text:p>
          </table:table-cell>
          <table:table-cell table:formula="of:=[.B306]/4096" office:value-type="float" office:value="2.08056640625" calcext:value-type="float">
            <text:p>2.08056640625</text:p>
          </table:table-cell>
        </table:table-row>
        <table:table-row table:style-name="ro1">
          <table:table-cell office:value-type="float" office:value="80128" calcext:value-type="float">
            <text:p>80128</text:p>
          </table:table-cell>
          <table:table-cell office:value-type="float" office:value="8500" calcext:value-type="float">
            <text:p>8500</text:p>
          </table:table-cell>
          <table:table-cell table:formula="of:=[.A307]/4096" office:value-type="float" office:value="19.5625" calcext:value-type="float">
            <text:p>19.5625</text:p>
          </table:table-cell>
          <table:table-cell table:formula="of:=[.B307]/4096" office:value-type="float" office:value="2.0751953125" calcext:value-type="float">
            <text:p>2.0751953125</text:p>
          </table:table-cell>
        </table:table-row>
        <table:table-row table:style-name="ro1">
          <table:table-cell office:value-type="float" office:value="80384" calcext:value-type="float">
            <text:p>80384</text:p>
          </table:table-cell>
          <table:table-cell office:value-type="float" office:value="8476" calcext:value-type="float">
            <text:p>8476</text:p>
          </table:table-cell>
          <table:table-cell table:formula="of:=[.A308]/4096" office:value-type="float" office:value="19.625" calcext:value-type="float">
            <text:p>19.625</text:p>
          </table:table-cell>
          <table:table-cell table:formula="of:=[.B308]/4096" office:value-type="float" office:value="2.0693359375" calcext:value-type="float">
            <text:p>2.0693359375</text:p>
          </table:table-cell>
        </table:table-row>
        <table:table-row table:style-name="ro1">
          <table:table-cell office:value-type="float" office:value="80640" calcext:value-type="float">
            <text:p>80640</text:p>
          </table:table-cell>
          <table:table-cell office:value-type="float" office:value="8450" calcext:value-type="float">
            <text:p>8450</text:p>
          </table:table-cell>
          <table:table-cell table:formula="of:=[.A309]/4096" office:value-type="float" office:value="19.6875" calcext:value-type="float">
            <text:p>19.6875</text:p>
          </table:table-cell>
          <table:table-cell table:formula="of:=[.B309]/4096" office:value-type="float" office:value="2.06298828125" calcext:value-type="float">
            <text:p>2.06298828125</text:p>
          </table:table-cell>
        </table:table-row>
        <table:table-row table:style-name="ro1">
          <table:table-cell office:value-type="float" office:value="80896" calcext:value-type="float">
            <text:p>80896</text:p>
          </table:table-cell>
          <table:table-cell office:value-type="float" office:value="8421" calcext:value-type="float">
            <text:p>8421</text:p>
          </table:table-cell>
          <table:table-cell table:formula="of:=[.A310]/4096" office:value-type="float" office:value="19.75" calcext:value-type="float">
            <text:p>19.75</text:p>
          </table:table-cell>
          <table:table-cell table:formula="of:=[.B310]/4096" office:value-type="float" office:value="2.055908203125" calcext:value-type="float">
            <text:p>2.055908203125</text:p>
          </table:table-cell>
        </table:table-row>
        <table:table-row table:style-name="ro1">
          <table:table-cell office:value-type="float" office:value="81152" calcext:value-type="float">
            <text:p>81152</text:p>
          </table:table-cell>
          <table:table-cell office:value-type="float" office:value="8390" calcext:value-type="float">
            <text:p>8390</text:p>
          </table:table-cell>
          <table:table-cell table:formula="of:=[.A311]/4096" office:value-type="float" office:value="19.8125" calcext:value-type="float">
            <text:p>19.8125</text:p>
          </table:table-cell>
          <table:table-cell table:formula="of:=[.B311]/4096" office:value-type="float" office:value="2.04833984375" calcext:value-type="float">
            <text:p>2.04833984375</text:p>
          </table:table-cell>
        </table:table-row>
        <table:table-row table:style-name="ro1">
          <table:table-cell office:value-type="float" office:value="81408" calcext:value-type="float">
            <text:p>81408</text:p>
          </table:table-cell>
          <table:table-cell office:value-type="float" office:value="8356" calcext:value-type="float">
            <text:p>8356</text:p>
          </table:table-cell>
          <table:table-cell table:formula="of:=[.A312]/4096" office:value-type="float" office:value="19.875" calcext:value-type="float">
            <text:p>19.875</text:p>
          </table:table-cell>
          <table:table-cell table:formula="of:=[.B312]/4096" office:value-type="float" office:value="2.0400390625" calcext:value-type="float">
            <text:p>2.0400390625</text:p>
          </table:table-cell>
        </table:table-row>
        <table:table-row table:style-name="ro1">
          <table:table-cell office:value-type="float" office:value="81664" calcext:value-type="float">
            <text:p>81664</text:p>
          </table:table-cell>
          <table:table-cell office:value-type="float" office:value="8320" calcext:value-type="float">
            <text:p>8320</text:p>
          </table:table-cell>
          <table:table-cell table:formula="of:=[.A313]/4096" office:value-type="float" office:value="19.9375" calcext:value-type="float">
            <text:p>19.9375</text:p>
          </table:table-cell>
          <table:table-cell table:formula="of:=[.B313]/4096" office:value-type="float" office:value="2.03125" calcext:value-type="float">
            <text:p>2.03125</text:p>
          </table:table-cell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8281" calcext:value-type="float">
            <text:p>8281</text:p>
          </table:table-cell>
          <table:table-cell table:formula="of:=[.A314]/4096" office:value-type="float" office:value="20" calcext:value-type="float">
            <text:p>20</text:p>
          </table:table-cell>
          <table:table-cell table:formula="of:=[.B314]/4096" office:value-type="float" office:value="2.021728515625" calcext:value-type="float">
            <text:p>2.021728515625</text:p>
          </table:table-cell>
        </table:table-row>
        <table:table-row table:style-name="ro1">
          <table:table-cell office:value-type="float" office:value="82176" calcext:value-type="float">
            <text:p>82176</text:p>
          </table:table-cell>
          <table:table-cell office:value-type="float" office:value="8240" calcext:value-type="float">
            <text:p>8240</text:p>
          </table:table-cell>
          <table:table-cell table:formula="of:=[.A315]/4096" office:value-type="float" office:value="20.0625" calcext:value-type="float">
            <text:p>20.0625</text:p>
          </table:table-cell>
          <table:table-cell table:formula="of:=[.B315]/4096" office:value-type="float" office:value="2.01171875" calcext:value-type="float">
            <text:p>2.01171875</text:p>
          </table:table-cell>
        </table:table-row>
        <table:table-row table:style-name="ro1">
          <table:table-cell office:value-type="float" office:value="82432" calcext:value-type="float">
            <text:p>82432</text:p>
          </table:table-cell>
          <table:table-cell office:value-type="float" office:value="8196" calcext:value-type="float">
            <text:p>8196</text:p>
          </table:table-cell>
          <table:table-cell table:formula="of:=[.A316]/4096" office:value-type="float" office:value="20.125" calcext:value-type="float">
            <text:p>20.125</text:p>
          </table:table-cell>
          <table:table-cell table:formula="of:=[.B316]/4096" office:value-type="float" office:value="2.0009765625" calcext:value-type="float">
            <text:p>2.0009765625</text:p>
          </table:table-cell>
        </table:table-row>
        <table:table-row table:style-name="ro1">
          <table:table-cell office:value-type="float" office:value="82688" calcext:value-type="float">
            <text:p>82688</text:p>
          </table:table-cell>
          <table:table-cell office:value-type="float" office:value="8150" calcext:value-type="float">
            <text:p>8150</text:p>
          </table:table-cell>
          <table:table-cell table:formula="of:=[.A317]/4096" office:value-type="float" office:value="20.1875" calcext:value-type="float">
            <text:p>20.1875</text:p>
          </table:table-cell>
          <table:table-cell table:formula="of:=[.B317]/4096" office:value-type="float" office:value="1.98974609375" calcext:value-type="float">
            <text:p>1.98974609375</text:p>
          </table:table-cell>
        </table:table-row>
        <table:table-row table:style-name="ro1">
          <table:table-cell office:value-type="float" office:value="82944" calcext:value-type="float">
            <text:p>82944</text:p>
          </table:table-cell>
          <table:table-cell office:value-type="float" office:value="8101" calcext:value-type="float">
            <text:p>8101</text:p>
          </table:table-cell>
          <table:table-cell table:formula="of:=[.A318]/4096" office:value-type="float" office:value="20.25" calcext:value-type="float">
            <text:p>20.25</text:p>
          </table:table-cell>
          <table:table-cell table:formula="of:=[.B318]/4096" office:value-type="float" office:value="1.977783203125" calcext:value-type="float">
            <text:p>1.977783203125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8050" calcext:value-type="float">
            <text:p>8050</text:p>
          </table:table-cell>
          <table:table-cell table:formula="of:=[.A319]/4096" office:value-type="float" office:value="20.3125" calcext:value-type="float">
            <text:p>20.3125</text:p>
          </table:table-cell>
          <table:table-cell table:formula="of:=[.B319]/4096" office:value-type="float" office:value="1.96533203125" calcext:value-type="float">
            <text:p>1.96533203125</text:p>
          </table:table-cell>
        </table:table-row>
        <table:table-row table:style-name="ro1">
          <table:table-cell office:value-type="float" office:value="83456" calcext:value-type="float">
            <text:p>83456</text:p>
          </table:table-cell>
          <table:table-cell office:value-type="float" office:value="7997" calcext:value-type="float">
            <text:p>7997</text:p>
          </table:table-cell>
          <table:table-cell table:formula="of:=[.A320]/4096" office:value-type="float" office:value="20.375" calcext:value-type="float">
            <text:p>20.375</text:p>
          </table:table-cell>
          <table:table-cell table:formula="of:=[.B320]/4096" office:value-type="float" office:value="1.952392578125" calcext:value-type="float">
            <text:p>1.952392578125</text:p>
          </table:table-cell>
        </table:table-row>
        <table:table-row table:style-name="ro1">
          <table:table-cell office:value-type="float" office:value="83712" calcext:value-type="float">
            <text:p>83712</text:p>
          </table:table-cell>
          <table:table-cell office:value-type="float" office:value="7941" calcext:value-type="float">
            <text:p>7941</text:p>
          </table:table-cell>
          <table:table-cell table:formula="of:=[.A321]/4096" office:value-type="float" office:value="20.4375" calcext:value-type="float">
            <text:p>20.4375</text:p>
          </table:table-cell>
          <table:table-cell table:formula="of:=[.B321]/4096" office:value-type="float" office:value="1.938720703125" calcext:value-type="float">
            <text:p>1.938720703125</text:p>
          </table:table-cell>
        </table:table-row>
        <table:table-row table:style-name="ro1">
          <table:table-cell office:value-type="float" office:value="83968" calcext:value-type="float">
            <text:p>83968</text:p>
          </table:table-cell>
          <table:table-cell office:value-type="float" office:value="7883" calcext:value-type="float">
            <text:p>7883</text:p>
          </table:table-cell>
          <table:table-cell table:formula="of:=[.A322]/4096" office:value-type="float" office:value="20.5" calcext:value-type="float">
            <text:p>20.5</text:p>
          </table:table-cell>
          <table:table-cell table:formula="of:=[.B322]/4096" office:value-type="float" office:value="1.924560546875" calcext:value-type="float">
            <text:p>1.924560546875</text:p>
          </table:table-cell>
        </table:table-row>
        <table:table-row table:style-name="ro1">
          <table:table-cell office:value-type="float" office:value="84224" calcext:value-type="float">
            <text:p>84224</text:p>
          </table:table-cell>
          <table:table-cell office:value-type="float" office:value="7822" calcext:value-type="float">
            <text:p>7822</text:p>
          </table:table-cell>
          <table:table-cell table:formula="of:=[.A323]/4096" office:value-type="float" office:value="20.5625" calcext:value-type="float">
            <text:p>20.5625</text:p>
          </table:table-cell>
          <table:table-cell table:formula="of:=[.B323]/4096" office:value-type="float" office:value="1.90966796875" calcext:value-type="float">
            <text:p>1.90966796875</text:p>
          </table:table-cell>
        </table:table-row>
        <table:table-row table:style-name="ro1">
          <table:table-cell office:value-type="float" office:value="84480" calcext:value-type="float">
            <text:p>84480</text:p>
          </table:table-cell>
          <table:table-cell office:value-type="float" office:value="7759" calcext:value-type="float">
            <text:p>7759</text:p>
          </table:table-cell>
          <table:table-cell table:formula="of:=[.A324]/4096" office:value-type="float" office:value="20.625" calcext:value-type="float">
            <text:p>20.625</text:p>
          </table:table-cell>
          <table:table-cell table:formula="of:=[.B324]/4096" office:value-type="float" office:value="1.894287109375" calcext:value-type="float">
            <text:p>1.894287109375</text:p>
          </table:table-cell>
        </table:table-row>
        <table:table-row table:style-name="ro1">
          <table:table-cell office:value-type="float" office:value="84736" calcext:value-type="float">
            <text:p>84736</text:p>
          </table:table-cell>
          <table:table-cell office:value-type="float" office:value="7693" calcext:value-type="float">
            <text:p>7693</text:p>
          </table:table-cell>
          <table:table-cell table:formula="of:=[.A325]/4096" office:value-type="float" office:value="20.6875" calcext:value-type="float">
            <text:p>20.6875</text:p>
          </table:table-cell>
          <table:table-cell table:formula="of:=[.B325]/4096" office:value-type="float" office:value="1.878173828125" calcext:value-type="float">
            <text:p>1.878173828125</text:p>
          </table:table-cell>
        </table:table-row>
        <table:table-row table:style-name="ro1">
          <table:table-cell office:value-type="float" office:value="84992" calcext:value-type="float">
            <text:p>84992</text:p>
          </table:table-cell>
          <table:table-cell office:value-type="float" office:value="7625" calcext:value-type="float">
            <text:p>7625</text:p>
          </table:table-cell>
          <table:table-cell table:formula="of:=[.A326]/4096" office:value-type="float" office:value="20.75" calcext:value-type="float">
            <text:p>20.75</text:p>
          </table:table-cell>
          <table:table-cell table:formula="of:=[.B326]/4096" office:value-type="float" office:value="1.861572265625" calcext:value-type="float">
            <text:p>1.861572265625</text:p>
          </table:table-cell>
        </table:table-row>
        <table:table-row table:style-name="ro1">
          <table:table-cell office:value-type="float" office:value="85248" calcext:value-type="float">
            <text:p>85248</text:p>
          </table:table-cell>
          <table:table-cell office:value-type="float" office:value="7554" calcext:value-type="float">
            <text:p>7554</text:p>
          </table:table-cell>
          <table:table-cell table:formula="of:=[.A327]/4096" office:value-type="float" office:value="20.8125" calcext:value-type="float">
            <text:p>20.8125</text:p>
          </table:table-cell>
          <table:table-cell table:formula="of:=[.B327]/4096" office:value-type="float" office:value="1.84423828125" calcext:value-type="float">
            <text:p>1.84423828125</text:p>
          </table:table-cell>
        </table:table-row>
        <table:table-row table:style-name="ro1">
          <table:table-cell office:value-type="float" office:value="85504" calcext:value-type="float">
            <text:p>85504</text:p>
          </table:table-cell>
          <table:table-cell office:value-type="float" office:value="7481" calcext:value-type="float">
            <text:p>7481</text:p>
          </table:table-cell>
          <table:table-cell table:formula="of:=[.A328]/4096" office:value-type="float" office:value="20.875" calcext:value-type="float">
            <text:p>20.875</text:p>
          </table:table-cell>
          <table:table-cell table:formula="of:=[.B328]/4096" office:value-type="float" office:value="1.826416015625" calcext:value-type="float">
            <text:p>1.826416015625</text:p>
          </table:table-cell>
        </table:table-row>
        <table:table-row table:style-name="ro1">
          <table:table-cell office:value-type="float" office:value="85760" calcext:value-type="float">
            <text:p>85760</text:p>
          </table:table-cell>
          <table:table-cell office:value-type="float" office:value="7405" calcext:value-type="float">
            <text:p>7405</text:p>
          </table:table-cell>
          <table:table-cell table:formula="of:=[.A329]/4096" office:value-type="float" office:value="20.9375" calcext:value-type="float">
            <text:p>20.9375</text:p>
          </table:table-cell>
          <table:table-cell table:formula="of:=[.B329]/4096" office:value-type="float" office:value="1.807861328125" calcext:value-type="float">
            <text:p>1.807861328125</text:p>
          </table:table-cell>
        </table:table-row>
        <table:table-row table:style-name="ro1">
          <table:table-cell office:value-type="float" office:value="86016" calcext:value-type="float">
            <text:p>86016</text:p>
          </table:table-cell>
          <table:table-cell office:value-type="float" office:value="7327" calcext:value-type="float">
            <text:p>7327</text:p>
          </table:table-cell>
          <table:table-cell table:formula="of:=[.A330]/4096" office:value-type="float" office:value="21" calcext:value-type="float">
            <text:p>21</text:p>
          </table:table-cell>
          <table:table-cell table:formula="of:=[.B330]/4096" office:value-type="float" office:value="1.788818359375" calcext:value-type="float">
            <text:p>1.788818359375</text:p>
          </table:table-cell>
        </table:table-row>
        <table:table-row table:style-name="ro1">
          <table:table-cell office:value-type="float" office:value="86272" calcext:value-type="float">
            <text:p>86272</text:p>
          </table:table-cell>
          <table:table-cell office:value-type="float" office:value="7247" calcext:value-type="float">
            <text:p>7247</text:p>
          </table:table-cell>
          <table:table-cell table:formula="of:=[.A331]/4096" office:value-type="float" office:value="21.0625" calcext:value-type="float">
            <text:p>21.0625</text:p>
          </table:table-cell>
          <table:table-cell table:formula="of:=[.B331]/4096" office:value-type="float" office:value="1.769287109375" calcext:value-type="float">
            <text:p>1.769287109375</text:p>
          </table:table-cell>
        </table:table-row>
        <table:table-row table:style-name="ro1">
          <table:table-cell office:value-type="float" office:value="86528" calcext:value-type="float">
            <text:p>86528</text:p>
          </table:table-cell>
          <table:table-cell office:value-type="float" office:value="7164" calcext:value-type="float">
            <text:p>7164</text:p>
          </table:table-cell>
          <table:table-cell table:formula="of:=[.A332]/4096" office:value-type="float" office:value="21.125" calcext:value-type="float">
            <text:p>21.125</text:p>
          </table:table-cell>
          <table:table-cell table:formula="of:=[.B332]/4096" office:value-type="float" office:value="1.7490234375" calcext:value-type="float">
            <text:p>1.7490234375</text:p>
          </table:table-cell>
        </table:table-row>
        <table:table-row table:style-name="ro1">
          <table:table-cell office:value-type="float" office:value="86784" calcext:value-type="float">
            <text:p>86784</text:p>
          </table:table-cell>
          <table:table-cell office:value-type="float" office:value="7079" calcext:value-type="float">
            <text:p>7079</text:p>
          </table:table-cell>
          <table:table-cell table:formula="of:=[.A333]/4096" office:value-type="float" office:value="21.1875" calcext:value-type="float">
            <text:p>21.1875</text:p>
          </table:table-cell>
          <table:table-cell table:formula="of:=[.B333]/4096" office:value-type="float" office:value="1.728271484375" calcext:value-type="float">
            <text:p>1.728271484375</text:p>
          </table:table-cell>
        </table:table-row>
        <table:table-row table:style-name="ro1">
          <table:table-cell office:value-type="float" office:value="87040" calcext:value-type="float">
            <text:p>87040</text:p>
          </table:table-cell>
          <table:table-cell office:value-type="float" office:value="6991" calcext:value-type="float">
            <text:p>6991</text:p>
          </table:table-cell>
          <table:table-cell table:formula="of:=[.A334]/4096" office:value-type="float" office:value="21.25" calcext:value-type="float">
            <text:p>21.25</text:p>
          </table:table-cell>
          <table:table-cell table:formula="of:=[.B334]/4096" office:value-type="float" office:value="1.706787109375" calcext:value-type="float">
            <text:p>1.706787109375</text:p>
          </table:table-cell>
        </table:table-row>
        <table:table-row table:style-name="ro1">
          <table:table-cell office:value-type="float" office:value="87296" calcext:value-type="float">
            <text:p>87296</text:p>
          </table:table-cell>
          <table:table-cell office:value-type="float" office:value="6901" calcext:value-type="float">
            <text:p>6901</text:p>
          </table:table-cell>
          <table:table-cell table:formula="of:=[.A335]/4096" office:value-type="float" office:value="21.3125" calcext:value-type="float">
            <text:p>21.3125</text:p>
          </table:table-cell>
          <table:table-cell table:formula="of:=[.B335]/4096" office:value-type="float" office:value="1.684814453125" calcext:value-type="float">
            <text:p>1.684814453125</text:p>
          </table:table-cell>
        </table:table-row>
        <table:table-row table:style-name="ro1">
          <table:table-cell office:value-type="float" office:value="87552" calcext:value-type="float">
            <text:p>87552</text:p>
          </table:table-cell>
          <table:table-cell office:value-type="float" office:value="6808" calcext:value-type="float">
            <text:p>6808</text:p>
          </table:table-cell>
          <table:table-cell table:formula="of:=[.A336]/4096" office:value-type="float" office:value="21.375" calcext:value-type="float">
            <text:p>21.375</text:p>
          </table:table-cell>
          <table:table-cell table:formula="of:=[.B336]/4096" office:value-type="float" office:value="1.662109375" calcext:value-type="float">
            <text:p>1.662109375</text:p>
          </table:table-cell>
        </table:table-row>
        <table:table-row table:style-name="ro1">
          <table:table-cell office:value-type="float" office:value="87808" calcext:value-type="float">
            <text:p>87808</text:p>
          </table:table-cell>
          <table:table-cell office:value-type="float" office:value="6713" calcext:value-type="float">
            <text:p>6713</text:p>
          </table:table-cell>
          <table:table-cell table:formula="of:=[.A337]/4096" office:value-type="float" office:value="21.4375" calcext:value-type="float">
            <text:p>21.4375</text:p>
          </table:table-cell>
          <table:table-cell table:formula="of:=[.B337]/4096" office:value-type="float" office:value="1.638916015625" calcext:value-type="float">
            <text:p>1.638916015625</text:p>
          </table:table-cell>
        </table:table-row>
        <table:table-row table:style-name="ro1">
          <table:table-cell office:value-type="float" office:value="88064" calcext:value-type="float">
            <text:p>88064</text:p>
          </table:table-cell>
          <table:table-cell office:value-type="float" office:value="6615" calcext:value-type="float">
            <text:p>6615</text:p>
          </table:table-cell>
          <table:table-cell table:formula="of:=[.A338]/4096" office:value-type="float" office:value="21.5" calcext:value-type="float">
            <text:p>21.5</text:p>
          </table:table-cell>
          <table:table-cell table:formula="of:=[.B338]/4096" office:value-type="float" office:value="1.614990234375" calcext:value-type="float">
            <text:p>1.614990234375</text:p>
          </table:table-cell>
        </table:table-row>
        <table:table-row table:style-name="ro1">
          <table:table-cell office:value-type="float" office:value="88320" calcext:value-type="float">
            <text:p>88320</text:p>
          </table:table-cell>
          <table:table-cell office:value-type="float" office:value="6515" calcext:value-type="float">
            <text:p>6515</text:p>
          </table:table-cell>
          <table:table-cell table:formula="of:=[.A339]/4096" office:value-type="float" office:value="21.5625" calcext:value-type="float">
            <text:p>21.5625</text:p>
          </table:table-cell>
          <table:table-cell table:formula="of:=[.B339]/4096" office:value-type="float" office:value="1.590576171875" calcext:value-type="float">
            <text:p>1.590576171875</text:p>
          </table:table-cell>
        </table:table-row>
        <table:table-row table:style-name="ro1">
          <table:table-cell office:value-type="float" office:value="88576" calcext:value-type="float">
            <text:p>88576</text:p>
          </table:table-cell>
          <table:table-cell office:value-type="float" office:value="6412" calcext:value-type="float">
            <text:p>6412</text:p>
          </table:table-cell>
          <table:table-cell table:formula="of:=[.A340]/4096" office:value-type="float" office:value="21.625" calcext:value-type="float">
            <text:p>21.625</text:p>
          </table:table-cell>
          <table:table-cell table:formula="of:=[.B340]/4096" office:value-type="float" office:value="1.5654296875" calcext:value-type="float">
            <text:p>1.5654296875</text:p>
          </table:table-cell>
        </table:table-row>
        <table:table-row table:style-name="ro1">
          <table:table-cell office:value-type="float" office:value="88832" calcext:value-type="float">
            <text:p>88832</text:p>
          </table:table-cell>
          <table:table-cell office:value-type="float" office:value="6307" calcext:value-type="float">
            <text:p>6307</text:p>
          </table:table-cell>
          <table:table-cell table:formula="of:=[.A341]/4096" office:value-type="float" office:value="21.6875" calcext:value-type="float">
            <text:p>21.6875</text:p>
          </table:table-cell>
          <table:table-cell table:formula="of:=[.B341]/4096" office:value-type="float" office:value="1.539794921875" calcext:value-type="float">
            <text:p>1.539794921875</text:p>
          </table:table-cell>
        </table:table-row>
        <table:table-row table:style-name="ro1">
          <table:table-cell office:value-type="float" office:value="89088" calcext:value-type="float">
            <text:p>89088</text:p>
          </table:table-cell>
          <table:table-cell office:value-type="float" office:value="6200" calcext:value-type="float">
            <text:p>6200</text:p>
          </table:table-cell>
          <table:table-cell table:formula="of:=[.A342]/4096" office:value-type="float" office:value="21.75" calcext:value-type="float">
            <text:p>21.75</text:p>
          </table:table-cell>
          <table:table-cell table:formula="of:=[.B342]/4096" office:value-type="float" office:value="1.513671875" calcext:value-type="float">
            <text:p>1.513671875</text:p>
          </table:table-cell>
        </table:table-row>
        <table:table-row table:style-name="ro1">
          <table:table-cell office:value-type="float" office:value="89344" calcext:value-type="float">
            <text:p>89344</text:p>
          </table:table-cell>
          <table:table-cell office:value-type="float" office:value="6090" calcext:value-type="float">
            <text:p>6090</text:p>
          </table:table-cell>
          <table:table-cell table:formula="of:=[.A343]/4096" office:value-type="float" office:value="21.8125" calcext:value-type="float">
            <text:p>21.8125</text:p>
          </table:table-cell>
          <table:table-cell table:formula="of:=[.B343]/4096" office:value-type="float" office:value="1.48681640625" calcext:value-type="float">
            <text:p>1.48681640625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5978" calcext:value-type="float">
            <text:p>5978</text:p>
          </table:table-cell>
          <table:table-cell table:formula="of:=[.A344]/4096" office:value-type="float" office:value="21.875" calcext:value-type="float">
            <text:p>21.875</text:p>
          </table:table-cell>
          <table:table-cell table:formula="of:=[.B344]/4096" office:value-type="float" office:value="1.45947265625" calcext:value-type="float">
            <text:p>1.45947265625</text:p>
          </table:table-cell>
        </table:table-row>
        <table:table-row table:style-name="ro1">
          <table:table-cell office:value-type="float" office:value="89856" calcext:value-type="float">
            <text:p>89856</text:p>
          </table:table-cell>
          <table:table-cell office:value-type="float" office:value="5863" calcext:value-type="float">
            <text:p>5863</text:p>
          </table:table-cell>
          <table:table-cell table:formula="of:=[.A345]/4096" office:value-type="float" office:value="21.9375" calcext:value-type="float">
            <text:p>21.9375</text:p>
          </table:table-cell>
          <table:table-cell table:formula="of:=[.B345]/4096" office:value-type="float" office:value="1.431396484375" calcext:value-type="float">
            <text:p>1.431396484375</text:p>
          </table:table-cell>
        </table:table-row>
        <table:table-row table:style-name="ro1">
          <table:table-cell office:value-type="float" office:value="90112" calcext:value-type="float">
            <text:p>90112</text:p>
          </table:table-cell>
          <table:table-cell office:value-type="float" office:value="5746" calcext:value-type="float">
            <text:p>5746</text:p>
          </table:table-cell>
          <table:table-cell table:formula="of:=[.A346]/4096" office:value-type="float" office:value="22" calcext:value-type="float">
            <text:p>22</text:p>
          </table:table-cell>
          <table:table-cell table:formula="of:=[.B346]/4096" office:value-type="float" office:value="1.40283203125" calcext:value-type="float">
            <text:p>1.40283203125</text:p>
          </table:table-cell>
        </table:table-row>
        <table:table-row table:style-name="ro1">
          <table:table-cell office:value-type="float" office:value="90368" calcext:value-type="float">
            <text:p>90368</text:p>
          </table:table-cell>
          <table:table-cell office:value-type="float" office:value="5626" calcext:value-type="float">
            <text:p>5626</text:p>
          </table:table-cell>
          <table:table-cell table:formula="of:=[.A347]/4096" office:value-type="float" office:value="22.0625" calcext:value-type="float">
            <text:p>22.0625</text:p>
          </table:table-cell>
          <table:table-cell table:formula="of:=[.B347]/4096" office:value-type="float" office:value="1.37353515625" calcext:value-type="float">
            <text:p>1.37353515625</text:p>
          </table:table-cell>
        </table:table-row>
        <table:table-row table:style-name="ro1">
          <table:table-cell office:value-type="float" office:value="90624" calcext:value-type="float">
            <text:p>90624</text:p>
          </table:table-cell>
          <table:table-cell office:value-type="float" office:value="5504" calcext:value-type="float">
            <text:p>5504</text:p>
          </table:table-cell>
          <table:table-cell table:formula="of:=[.A348]/4096" office:value-type="float" office:value="22.125" calcext:value-type="float">
            <text:p>22.125</text:p>
          </table:table-cell>
          <table:table-cell table:formula="of:=[.B348]/4096" office:value-type="float" office:value="1.34375" calcext:value-type="float">
            <text:p>1.34375</text:p>
          </table:table-cell>
        </table:table-row>
        <table:table-row table:style-name="ro1">
          <table:table-cell office:value-type="float" office:value="90880" calcext:value-type="float">
            <text:p>90880</text:p>
          </table:table-cell>
          <table:table-cell office:value-type="float" office:value="5379" calcext:value-type="float">
            <text:p>5379</text:p>
          </table:table-cell>
          <table:table-cell table:formula="of:=[.A349]/4096" office:value-type="float" office:value="22.1875" calcext:value-type="float">
            <text:p>22.1875</text:p>
          </table:table-cell>
          <table:table-cell table:formula="of:=[.B349]/4096" office:value-type="float" office:value="1.313232421875" calcext:value-type="float">
            <text:p>1.313232421875</text:p>
          </table:table-cell>
        </table:table-row>
        <table:table-row table:style-name="ro1">
          <table:table-cell office:value-type="float" office:value="91136" calcext:value-type="float">
            <text:p>91136</text:p>
          </table:table-cell>
          <table:table-cell office:value-type="float" office:value="5252" calcext:value-type="float">
            <text:p>5252</text:p>
          </table:table-cell>
          <table:table-cell table:formula="of:=[.A350]/4096" office:value-type="float" office:value="22.25" calcext:value-type="float">
            <text:p>22.25</text:p>
          </table:table-cell>
          <table:table-cell table:formula="of:=[.B350]/4096" office:value-type="float" office:value="1.2822265625" calcext:value-type="float">
            <text:p>1.2822265625</text:p>
          </table:table-cell>
        </table:table-row>
        <table:table-row table:style-name="ro1">
          <table:table-cell office:value-type="float" office:value="91392" calcext:value-type="float">
            <text:p>91392</text:p>
          </table:table-cell>
          <table:table-cell office:value-type="float" office:value="5122" calcext:value-type="float">
            <text:p>5122</text:p>
          </table:table-cell>
          <table:table-cell table:formula="of:=[.A351]/4096" office:value-type="float" office:value="22.3125" calcext:value-type="float">
            <text:p>22.3125</text:p>
          </table:table-cell>
          <table:table-cell table:formula="of:=[.B351]/4096" office:value-type="float" office:value="1.25048828125" calcext:value-type="float">
            <text:p>1.25048828125</text:p>
          </table:table-cell>
        </table:table-row>
        <table:table-row table:style-name="ro1">
          <table:table-cell office:value-type="float" office:value="91648" calcext:value-type="float">
            <text:p>91648</text:p>
          </table:table-cell>
          <table:table-cell office:value-type="float" office:value="4990" calcext:value-type="float">
            <text:p>4990</text:p>
          </table:table-cell>
          <table:table-cell table:formula="of:=[.A352]/4096" office:value-type="float" office:value="22.375" calcext:value-type="float">
            <text:p>22.375</text:p>
          </table:table-cell>
          <table:table-cell table:formula="of:=[.B352]/4096" office:value-type="float" office:value="1.21826171875" calcext:value-type="float">
            <text:p>1.21826171875</text:p>
          </table:table-cell>
        </table:table-row>
        <table:table-row table:style-name="ro1">
          <table:table-cell office:value-type="float" office:value="91904" calcext:value-type="float">
            <text:p>91904</text:p>
          </table:table-cell>
          <table:table-cell office:value-type="float" office:value="4856" calcext:value-type="float">
            <text:p>4856</text:p>
          </table:table-cell>
          <table:table-cell table:formula="of:=[.A353]/4096" office:value-type="float" office:value="22.4375" calcext:value-type="float">
            <text:p>22.4375</text:p>
          </table:table-cell>
          <table:table-cell table:formula="of:=[.B353]/4096" office:value-type="float" office:value="1.185546875" calcext:value-type="float">
            <text:p>1.185546875</text:p>
          </table:table-cell>
        </table:table-row>
        <table:table-row table:style-name="ro1">
          <table:table-cell office:value-type="float" office:value="92160" calcext:value-type="float">
            <text:p>92160</text:p>
          </table:table-cell>
          <table:table-cell office:value-type="float" office:value="4719" calcext:value-type="float">
            <text:p>4719</text:p>
          </table:table-cell>
          <table:table-cell table:formula="of:=[.A354]/4096" office:value-type="float" office:value="22.5" calcext:value-type="float">
            <text:p>22.5</text:p>
          </table:table-cell>
          <table:table-cell table:formula="of:=[.B354]/4096" office:value-type="float" office:value="1.152099609375" calcext:value-type="float">
            <text:p>1.152099609375</text:p>
          </table:table-cell>
        </table:table-row>
        <table:table-row table:style-name="ro1">
          <table:table-cell office:value-type="float" office:value="92416" calcext:value-type="float">
            <text:p>92416</text:p>
          </table:table-cell>
          <table:table-cell office:value-type="float" office:value="4580" calcext:value-type="float">
            <text:p>4580</text:p>
          </table:table-cell>
          <table:table-cell table:formula="of:=[.A355]/4096" office:value-type="float" office:value="22.5625" calcext:value-type="float">
            <text:p>22.5625</text:p>
          </table:table-cell>
          <table:table-cell table:formula="of:=[.B355]/4096" office:value-type="float" office:value="1.1181640625" calcext:value-type="float">
            <text:p>1.1181640625</text:p>
          </table:table-cell>
        </table:table-row>
        <table:table-row table:style-name="ro1">
          <table:table-cell office:value-type="float" office:value="92672" calcext:value-type="float">
            <text:p>92672</text:p>
          </table:table-cell>
          <table:table-cell office:value-type="float" office:value="4438" calcext:value-type="float">
            <text:p>4438</text:p>
          </table:table-cell>
          <table:table-cell table:formula="of:=[.A356]/4096" office:value-type="float" office:value="22.625" calcext:value-type="float">
            <text:p>22.625</text:p>
          </table:table-cell>
          <table:table-cell table:formula="of:=[.B356]/4096" office:value-type="float" office:value="1.08349609375" calcext:value-type="float">
            <text:p>1.08349609375</text:p>
          </table:table-cell>
        </table:table-row>
        <table:table-row table:style-name="ro1">
          <table:table-cell office:value-type="float" office:value="92928" calcext:value-type="float">
            <text:p>92928</text:p>
          </table:table-cell>
          <table:table-cell office:value-type="float" office:value="4294" calcext:value-type="float">
            <text:p>4294</text:p>
          </table:table-cell>
          <table:table-cell table:formula="of:=[.A357]/4096" office:value-type="float" office:value="22.6875" calcext:value-type="float">
            <text:p>22.6875</text:p>
          </table:table-cell>
          <table:table-cell table:formula="of:=[.B357]/4096" office:value-type="float" office:value="1.04833984375" calcext:value-type="float">
            <text:p>1.04833984375</text:p>
          </table:table-cell>
        </table:table-row>
        <table:table-row table:style-name="ro1">
          <table:table-cell office:value-type="float" office:value="93184" calcext:value-type="float">
            <text:p>93184</text:p>
          </table:table-cell>
          <table:table-cell office:value-type="float" office:value="4147" calcext:value-type="float">
            <text:p>4147</text:p>
          </table:table-cell>
          <table:table-cell table:formula="of:=[.A358]/4096" office:value-type="float" office:value="22.75" calcext:value-type="float">
            <text:p>22.75</text:p>
          </table:table-cell>
          <table:table-cell table:formula="of:=[.B358]/4096" office:value-type="float" office:value="1.012451171875" calcext:value-type="float">
            <text:p>1.012451171875</text:p>
          </table:table-cell>
        </table:table-row>
        <table:table-row table:style-name="ro1">
          <table:table-cell office:value-type="float" office:value="93440" calcext:value-type="float">
            <text:p>93440</text:p>
          </table:table-cell>
          <table:table-cell office:value-type="float" office:value="3998" calcext:value-type="float">
            <text:p>3998</text:p>
          </table:table-cell>
          <table:table-cell table:formula="of:=[.A359]/4096" office:value-type="float" office:value="22.8125" calcext:value-type="float">
            <text:p>22.8125</text:p>
          </table:table-cell>
          <table:table-cell table:formula="of:=[.B359]/4096" office:value-type="float" office:value="0.97607421875" calcext:value-type="float">
            <text:p>0.97607421875</text:p>
          </table:table-cell>
        </table:table-row>
        <table:table-row table:style-name="ro1">
          <table:table-cell office:value-type="float" office:value="93696" calcext:value-type="float">
            <text:p>93696</text:p>
          </table:table-cell>
          <table:table-cell office:value-type="float" office:value="3846" calcext:value-type="float">
            <text:p>3846</text:p>
          </table:table-cell>
          <table:table-cell table:formula="of:=[.A360]/4096" office:value-type="float" office:value="22.875" calcext:value-type="float">
            <text:p>22.875</text:p>
          </table:table-cell>
          <table:table-cell table:formula="of:=[.B360]/4096" office:value-type="float" office:value="0.93896484375" calcext:value-type="float">
            <text:p>0.93896484375</text:p>
          </table:table-cell>
        </table:table-row>
        <table:table-row table:style-name="ro1">
          <table:table-cell office:value-type="float" office:value="93952" calcext:value-type="float">
            <text:p>93952</text:p>
          </table:table-cell>
          <table:table-cell office:value-type="float" office:value="3692" calcext:value-type="float">
            <text:p>3692</text:p>
          </table:table-cell>
          <table:table-cell table:formula="of:=[.A361]/4096" office:value-type="float" office:value="22.9375" calcext:value-type="float">
            <text:p>22.9375</text:p>
          </table:table-cell>
          <table:table-cell table:formula="of:=[.B361]/4096" office:value-type="float" office:value="0.9013671875" calcext:value-type="float">
            <text:p>0.9013671875</text:p>
          </table:table-cell>
        </table:table-row>
        <table:table-row table:style-name="ro1">
          <table:table-cell office:value-type="float" office:value="94208" calcext:value-type="float">
            <text:p>94208</text:p>
          </table:table-cell>
          <table:table-cell office:value-type="float" office:value="3535" calcext:value-type="float">
            <text:p>3535</text:p>
          </table:table-cell>
          <table:table-cell table:formula="of:=[.A362]/4096" office:value-type="float" office:value="23" calcext:value-type="float">
            <text:p>23</text:p>
          </table:table-cell>
          <table:table-cell table:formula="of:=[.B362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94464" calcext:value-type="float">
            <text:p>94464</text:p>
          </table:table-cell>
          <table:table-cell office:value-type="float" office:value="3376" calcext:value-type="float">
            <text:p>3376</text:p>
          </table:table-cell>
          <table:table-cell table:formula="of:=[.A363]/4096" office:value-type="float" office:value="23.0625" calcext:value-type="float">
            <text:p>23.0625</text:p>
          </table:table-cell>
          <table:table-cell table:formula="of:=[.B363]/4096" office:value-type="float" office:value="0.82421875" calcext:value-type="float">
            <text:p>0.82421875</text:p>
          </table:table-cell>
        </table:table-row>
        <table:table-row table:style-name="ro1">
          <table:table-cell office:value-type="float" office:value="94720" calcext:value-type="float">
            <text:p>94720</text:p>
          </table:table-cell>
          <table:table-cell office:value-type="float" office:value="3215" calcext:value-type="float">
            <text:p>3215</text:p>
          </table:table-cell>
          <table:table-cell table:formula="of:=[.A364]/4096" office:value-type="float" office:value="23.125" calcext:value-type="float">
            <text:p>23.125</text:p>
          </table:table-cell>
          <table:table-cell table:formula="of:=[.B364]/4096" office:value-type="float" office:value="0.784912109375" calcext:value-type="float">
            <text:p>0.784912109375</text:p>
          </table:table-cell>
        </table:table-row>
        <table:table-row table:style-name="ro1">
          <table:table-cell office:value-type="float" office:value="94976" calcext:value-type="float">
            <text:p>94976</text:p>
          </table:table-cell>
          <table:table-cell office:value-type="float" office:value="3051" calcext:value-type="float">
            <text:p>3051</text:p>
          </table:table-cell>
          <table:table-cell table:formula="of:=[.A365]/4096" office:value-type="float" office:value="23.1875" calcext:value-type="float">
            <text:p>23.1875</text:p>
          </table:table-cell>
          <table:table-cell table:formula="of:=[.B365]/4096" office:value-type="float" office:value="0.744873046875" calcext:value-type="float">
            <text:p>0.744873046875</text:p>
          </table:table-cell>
        </table:table-row>
        <table:table-row table:style-name="ro1">
          <table:table-cell office:value-type="float" office:value="95232" calcext:value-type="float">
            <text:p>95232</text:p>
          </table:table-cell>
          <table:table-cell office:value-type="float" office:value="2885" calcext:value-type="float">
            <text:p>2885</text:p>
          </table:table-cell>
          <table:table-cell table:formula="of:=[.A366]/4096" office:value-type="float" office:value="23.25" calcext:value-type="float">
            <text:p>23.25</text:p>
          </table:table-cell>
          <table:table-cell table:formula="of:=[.B366]/4096" office:value-type="float" office:value="0.704345703125" calcext:value-type="float">
            <text:p>0.704345703125</text:p>
          </table:table-cell>
        </table:table-row>
        <table:table-row table:style-name="ro1">
          <table:table-cell office:value-type="float" office:value="95488" calcext:value-type="float">
            <text:p>95488</text:p>
          </table:table-cell>
          <table:table-cell office:value-type="float" office:value="2716" calcext:value-type="float">
            <text:p>2716</text:p>
          </table:table-cell>
          <table:table-cell table:formula="of:=[.A367]/4096" office:value-type="float" office:value="23.3125" calcext:value-type="float">
            <text:p>23.3125</text:p>
          </table:table-cell>
          <table:table-cell table:formula="of:=[.B367]/4096" office:value-type="float" office:value="0.6630859375" calcext:value-type="float">
            <text:p>0.6630859375</text:p>
          </table:table-cell>
        </table:table-row>
        <table:table-row table:style-name="ro1">
          <table:table-cell office:value-type="float" office:value="95744" calcext:value-type="float">
            <text:p>95744</text:p>
          </table:table-cell>
          <table:table-cell office:value-type="float" office:value="2545" calcext:value-type="float">
            <text:p>2545</text:p>
          </table:table-cell>
          <table:table-cell table:formula="of:=[.A368]/4096" office:value-type="float" office:value="23.375" calcext:value-type="float">
            <text:p>23.375</text:p>
          </table:table-cell>
          <table:table-cell table:formula="of:=[.B368]/4096" office:value-type="float" office:value="0.621337890625" calcext:value-type="float">
            <text:p>0.62133789062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371" calcext:value-type="float">
            <text:p>2371</text:p>
          </table:table-cell>
          <table:table-cell table:formula="of:=[.A369]/4096" office:value-type="float" office:value="23.4375" calcext:value-type="float">
            <text:p>23.4375</text:p>
          </table:table-cell>
          <table:table-cell table:formula="of:=[.B369]/4096" office:value-type="float" office:value="0.578857421875" calcext:value-type="float">
            <text:p>0.578857421875</text:p>
          </table:table-cell>
        </table:table-row>
        <table:table-row table:style-name="ro1">
          <table:table-cell office:value-type="float" office:value="96256" calcext:value-type="float">
            <text:p>96256</text:p>
          </table:table-cell>
          <table:table-cell office:value-type="float" office:value="2195" calcext:value-type="float">
            <text:p>2195</text:p>
          </table:table-cell>
          <table:table-cell table:formula="of:=[.A370]/4096" office:value-type="float" office:value="23.5" calcext:value-type="float">
            <text:p>23.5</text:p>
          </table:table-cell>
          <table:table-cell table:formula="of:=[.B370]/4096" office:value-type="float" office:value="0.535888671875" calcext:value-type="float">
            <text:p>0.535888671875</text:p>
          </table:table-cell>
        </table:table-row>
        <table:table-row table:style-name="ro1">
          <table:table-cell office:value-type="float" office:value="96512" calcext:value-type="float">
            <text:p>96512</text:p>
          </table:table-cell>
          <table:table-cell office:value-type="float" office:value="2016" calcext:value-type="float">
            <text:p>2016</text:p>
          </table:table-cell>
          <table:table-cell table:formula="of:=[.A371]/4096" office:value-type="float" office:value="23.5625" calcext:value-type="float">
            <text:p>23.5625</text:p>
          </table:table-cell>
          <table:table-cell table:formula="of:=[.B371]/4096" office:value-type="float" office:value="0.4921875" calcext:value-type="float">
            <text:p>0.4921875</text:p>
          </table:table-cell>
        </table:table-row>
        <table:table-row table:style-name="ro1">
          <table:table-cell office:value-type="float" office:value="96768" calcext:value-type="float">
            <text:p>96768</text:p>
          </table:table-cell>
          <table:table-cell office:value-type="float" office:value="1835" calcext:value-type="float">
            <text:p>1835</text:p>
          </table:table-cell>
          <table:table-cell table:formula="of:=[.A372]/4096" office:value-type="float" office:value="23.625" calcext:value-type="float">
            <text:p>23.625</text:p>
          </table:table-cell>
          <table:table-cell table:formula="of:=[.B372]/4096" office:value-type="float" office:value="0.447998046875" calcext:value-type="float">
            <text:p>0.447998046875</text:p>
          </table:table-cell>
        </table:table-row>
        <table:table-row table:style-name="ro1">
          <table:table-cell office:value-type="float" office:value="97024" calcext:value-type="float">
            <text:p>97024</text:p>
          </table:table-cell>
          <table:table-cell office:value-type="float" office:value="1652" calcext:value-type="float">
            <text:p>1652</text:p>
          </table:table-cell>
          <table:table-cell table:formula="of:=[.A373]/4096" office:value-type="float" office:value="23.6875" calcext:value-type="float">
            <text:p>23.6875</text:p>
          </table:table-cell>
          <table:table-cell table:formula="of:=[.B373]/4096" office:value-type="float" office:value="0.4033203125" calcext:value-type="float">
            <text:p>0.4033203125</text:p>
          </table:table-cell>
        </table:table-row>
        <table:table-row table:style-name="ro1">
          <table:table-cell office:value-type="float" office:value="97280" calcext:value-type="float">
            <text:p>97280</text:p>
          </table:table-cell>
          <table:table-cell office:value-type="float" office:value="1466" calcext:value-type="float">
            <text:p>1466</text:p>
          </table:table-cell>
          <table:table-cell table:formula="of:=[.A374]/4096" office:value-type="float" office:value="23.75" calcext:value-type="float">
            <text:p>23.75</text:p>
          </table:table-cell>
          <table:table-cell table:formula="of:=[.B374]/4096" office:value-type="float" office:value="0.35791015625" calcext:value-type="float">
            <text:p>0.35791015625</text:p>
          </table:table-cell>
        </table:table-row>
        <table:table-row table:style-name="ro1">
          <table:table-cell office:value-type="float" office:value="97536" calcext:value-type="float">
            <text:p>97536</text:p>
          </table:table-cell>
          <table:table-cell office:value-type="float" office:value="1278" calcext:value-type="float">
            <text:p>1278</text:p>
          </table:table-cell>
          <table:table-cell table:formula="of:=[.A375]/4096" office:value-type="float" office:value="23.8125" calcext:value-type="float">
            <text:p>23.8125</text:p>
          </table:table-cell>
          <table:table-cell table:formula="of:=[.B375]/4096" office:value-type="float" office:value="0.31201171875" calcext:value-type="float">
            <text:p>0.31201171875</text:p>
          </table:table-cell>
        </table:table-row>
        <table:table-row table:style-name="ro1">
          <table:table-cell office:value-type="float" office:value="97792" calcext:value-type="float">
            <text:p>97792</text:p>
          </table:table-cell>
          <table:table-cell office:value-type="float" office:value="1087" calcext:value-type="float">
            <text:p>1087</text:p>
          </table:table-cell>
          <table:table-cell table:formula="of:=[.A376]/4096" office:value-type="float" office:value="23.875" calcext:value-type="float">
            <text:p>23.875</text:p>
          </table:table-cell>
          <table:table-cell table:formula="of:=[.B376]/4096" office:value-type="float" office:value="0.265380859375" calcext:value-type="float">
            <text:p>0.265380859375</text:p>
          </table:table-cell>
        </table:table-row>
        <table:table-row table:style-name="ro1">
          <table:table-cell office:value-type="float" office:value="98048" calcext:value-type="float">
            <text:p>98048</text:p>
          </table:table-cell>
          <table:table-cell office:value-type="float" office:value="894" calcext:value-type="float">
            <text:p>894</text:p>
          </table:table-cell>
          <table:table-cell table:formula="of:=[.A377]/4096" office:value-type="float" office:value="23.9375" calcext:value-type="float">
            <text:p>23.9375</text:p>
          </table:table-cell>
          <table:table-cell table:formula="of:=[.B377]/4096" office:value-type="float" office:value="0.21826171875" calcext:value-type="float">
            <text:p>0.21826171875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698" calcext:value-type="float">
            <text:p>698</text:p>
          </table:table-cell>
          <table:table-cell table:formula="of:=[.A378]/4096" office:value-type="float" office:value="24" calcext:value-type="float">
            <text:p>24</text:p>
          </table:table-cell>
          <table:table-cell table:formula="of:=[.B378]/4096" office:value-type="float" office:value="0.17041015625" calcext:value-type="float">
            <text:p>0.17041015625</text:p>
          </table:table-cell>
        </table:table-row>
        <table:table-row table:style-name="ro1">
          <table:table-cell office:value-type="float" office:value="98560" calcext:value-type="float">
            <text:p>98560</text:p>
          </table:table-cell>
          <table:table-cell office:value-type="float" office:value="500" calcext:value-type="float">
            <text:p>500</text:p>
          </table:table-cell>
          <table:table-cell table:formula="of:=[.A379]/4096" office:value-type="float" office:value="24.0625" calcext:value-type="float">
            <text:p>24.0625</text:p>
          </table:table-cell>
          <table:table-cell table:formula="of:=[.B379]/4096" office:value-type="float" office:value="0.1220703125" calcext:value-type="float">
            <text:p>0.1220703125</text:p>
          </table:table-cell>
        </table:table-row>
        <table:table-row table:style-name="ro1">
          <table:table-cell office:value-type="float" office:value="98816" calcext:value-type="float">
            <text:p>98816</text:p>
          </table:table-cell>
          <table:table-cell office:value-type="float" office:value="299" calcext:value-type="float">
            <text:p>299</text:p>
          </table:table-cell>
          <table:table-cell table:formula="of:=[.A380]/4096" office:value-type="float" office:value="24.125" calcext:value-type="float">
            <text:p>24.125</text:p>
          </table:table-cell>
          <table:table-cell table:formula="of:=[.B380]/4096" office:value-type="float" office:value="0.072998046875" calcext:value-type="float">
            <text:p>0.072998046875</text:p>
          </table:table-cell>
        </table:table-row>
        <table:table-row table:style-name="ro1">
          <table:table-cell office:value-type="float" office:value="99072" calcext:value-type="float">
            <text:p>99072</text:p>
          </table:table-cell>
          <table:table-cell office:value-type="float" office:value="96" calcext:value-type="float">
            <text:p>96</text:p>
          </table:table-cell>
          <table:table-cell table:formula="of:=[.A381]/4096" office:value-type="float" office:value="24.1875" calcext:value-type="float">
            <text:p>24.1875</text:p>
          </table:table-cell>
          <table:table-cell table:formula="of:=[.B381]/4096"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99328" calcext:value-type="float">
            <text:p>99328</text:p>
          </table:table-cell>
          <table:table-cell office:value-type="float" office:value="0" calcext:value-type="float">
            <text:p>0</text:p>
          </table:table-cell>
          <table:table-cell table:formula="of:=[.A382]/4096" office:value-type="float" office:value="24.25" calcext:value-type="float">
            <text:p>24.25</text:p>
          </table:table-cell>
          <table:table-cell table:formula="of:=[.B382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76" calcext:value-type="float">
            <text:p>101376</text:p>
          </table:table-cell>
          <table:table-cell office:value-type="float" office:value="0" calcext:value-type="float">
            <text:p>0</text:p>
          </table:table-cell>
          <table:table-cell table:formula="of:=[.A383]/4096" office:value-type="float" office:value="24.75" calcext:value-type="float">
            <text:p>24.75</text:p>
          </table:table-cell>
          <table:table-cell table:formula="of:=[.B383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32" calcext:value-type="float">
            <text:p>101632</text:p>
          </table:table-cell>
          <table:table-cell office:value-type="float" office:value="163" calcext:value-type="float">
            <text:p>163</text:p>
          </table:table-cell>
          <table:table-cell table:formula="of:=[.A384]/4096" office:value-type="float" office:value="24.8125" calcext:value-type="float">
            <text:p>24.8125</text:p>
          </table:table-cell>
          <table:table-cell table:formula="of:=[.B384]/4096" office:value-type="float" office:value="0.039794921875" calcext:value-type="float">
            <text:p>0.039794921875</text:p>
          </table:table-cell>
        </table:table-row>
        <table:table-row table:style-name="ro1">
          <table:table-cell office:value-type="float" office:value="101888" calcext:value-type="float">
            <text:p>101888</text:p>
          </table:table-cell>
          <table:table-cell office:value-type="float" office:value="324" calcext:value-type="float">
            <text:p>324</text:p>
          </table:table-cell>
          <table:table-cell table:formula="of:=[.A385]/4096" office:value-type="float" office:value="24.875" calcext:value-type="float">
            <text:p>24.875</text:p>
          </table:table-cell>
          <table:table-cell table:formula="of:=[.B385]/4096" office:value-type="float" office:value="0.0791015625" calcext:value-type="float">
            <text:p>0.0791015625</text:p>
          </table:table-cell>
        </table:table-row>
        <table:table-row table:style-name="ro1">
          <table:table-cell office:value-type="float" office:value="102144" calcext:value-type="float">
            <text:p>102144</text:p>
          </table:table-cell>
          <table:table-cell office:value-type="float" office:value="482" calcext:value-type="float">
            <text:p>482</text:p>
          </table:table-cell>
          <table:table-cell table:formula="of:=[.A386]/4096" office:value-type="float" office:value="24.9375" calcext:value-type="float">
            <text:p>24.9375</text:p>
          </table:table-cell>
          <table:table-cell table:formula="of:=[.B386]/4096" office:value-type="float" office:value="0.11767578125" calcext:value-type="float">
            <text:p>0.11767578125</text:p>
          </table:table-cell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638" calcext:value-type="float">
            <text:p>638</text:p>
          </table:table-cell>
          <table:table-cell table:formula="of:=[.A387]/4096" office:value-type="float" office:value="25" calcext:value-type="float">
            <text:p>25</text:p>
          </table:table-cell>
          <table:table-cell table:formula="of:=[.B387]/4096" office:value-type="float" office:value="0.15576171875" calcext:value-type="float">
            <text:p>0.15576171875</text:p>
          </table:table-cell>
        </table:table-row>
        <table:table-row table:style-name="ro1">
          <table:table-cell office:value-type="float" office:value="102656" calcext:value-type="float">
            <text:p>102656</text:p>
          </table:table-cell>
          <table:table-cell office:value-type="float" office:value="791" calcext:value-type="float">
            <text:p>791</text:p>
          </table:table-cell>
          <table:table-cell table:formula="of:=[.A388]/4096" office:value-type="float" office:value="25.0625" calcext:value-type="float">
            <text:p>25.0625</text:p>
          </table:table-cell>
          <table:table-cell table:formula="of:=[.B388]/4096" office:value-type="float" office:value="0.193115234375" calcext:value-type="float">
            <text:p>0.193115234375</text:p>
          </table:table-cell>
        </table:table-row>
        <table:table-row table:style-name="ro1">
          <table:table-cell office:value-type="float" office:value="102912" calcext:value-type="float">
            <text:p>102912</text:p>
          </table:table-cell>
          <table:table-cell office:value-type="float" office:value="942" calcext:value-type="float">
            <text:p>942</text:p>
          </table:table-cell>
          <table:table-cell table:formula="of:=[.A389]/4096" office:value-type="float" office:value="25.125" calcext:value-type="float">
            <text:p>25.125</text:p>
          </table:table-cell>
          <table:table-cell table:formula="of:=[.B389]/4096" office:value-type="float" office:value="0.22998046875" calcext:value-type="float">
            <text:p>0.22998046875</text:p>
          </table:table-cell>
        </table:table-row>
        <table:table-row table:style-name="ro1">
          <table:table-cell office:value-type="float" office:value="103168" calcext:value-type="float">
            <text:p>103168</text:p>
          </table:table-cell>
          <table:table-cell office:value-type="float" office:value="1091" calcext:value-type="float">
            <text:p>1091</text:p>
          </table:table-cell>
          <table:table-cell table:formula="of:=[.A390]/4096" office:value-type="float" office:value="25.1875" calcext:value-type="float">
            <text:p>25.1875</text:p>
          </table:table-cell>
          <table:table-cell table:formula="of:=[.B390]/4096" office:value-type="float" office:value="0.266357421875" calcext:value-type="float">
            <text:p>0.266357421875</text:p>
          </table:table-cell>
        </table:table-row>
        <table:table-row table:style-name="ro1">
          <table:table-cell office:value-type="float" office:value="103424" calcext:value-type="float">
            <text:p>103424</text:p>
          </table:table-cell>
          <table:table-cell office:value-type="float" office:value="1237" calcext:value-type="float">
            <text:p>1237</text:p>
          </table:table-cell>
          <table:table-cell table:formula="of:=[.A391]/4096" office:value-type="float" office:value="25.25" calcext:value-type="float">
            <text:p>25.25</text:p>
          </table:table-cell>
          <table:table-cell table:formula="of:=[.B391]/4096" office:value-type="float" office:value="0.302001953125" calcext:value-type="float">
            <text:p>0.302001953125</text:p>
          </table:table-cell>
        </table:table-row>
        <table:table-row table:style-name="ro1">
          <table:table-cell office:value-type="float" office:value="103680" calcext:value-type="float">
            <text:p>103680</text:p>
          </table:table-cell>
          <table:table-cell office:value-type="float" office:value="1381" calcext:value-type="float">
            <text:p>1381</text:p>
          </table:table-cell>
          <table:table-cell table:formula="of:=[.A392]/4096" office:value-type="float" office:value="25.3125" calcext:value-type="float">
            <text:p>25.3125</text:p>
          </table:table-cell>
          <table:table-cell table:formula="of:=[.B392]/4096" office:value-type="float" office:value="0.337158203125" calcext:value-type="float">
            <text:p>0.337158203125</text:p>
          </table:table-cell>
        </table:table-row>
        <table:table-row table:style-name="ro1">
          <table:table-cell office:value-type="float" office:value="103936" calcext:value-type="float">
            <text:p>103936</text:p>
          </table:table-cell>
          <table:table-cell office:value-type="float" office:value="1522" calcext:value-type="float">
            <text:p>1522</text:p>
          </table:table-cell>
          <table:table-cell table:formula="of:=[.A393]/4096" office:value-type="float" office:value="25.375" calcext:value-type="float">
            <text:p>25.375</text:p>
          </table:table-cell>
          <table:table-cell table:formula="of:=[.B393]/4096" office:value-type="float" office:value="0.37158203125" calcext:value-type="float">
            <text:p>0.37158203125</text:p>
          </table:table-cell>
        </table:table-row>
        <table:table-row table:style-name="ro1">
          <table:table-cell office:value-type="float" office:value="104192" calcext:value-type="float">
            <text:p>104192</text:p>
          </table:table-cell>
          <table:table-cell office:value-type="float" office:value="1661" calcext:value-type="float">
            <text:p>1661</text:p>
          </table:table-cell>
          <table:table-cell table:formula="of:=[.A394]/4096" office:value-type="float" office:value="25.4375" calcext:value-type="float">
            <text:p>25.4375</text:p>
          </table:table-cell>
          <table:table-cell table:formula="of:=[.B394]/4096" office:value-type="float" office:value="0.405517578125" calcext:value-type="float">
            <text:p>0.405517578125</text:p>
          </table:table-cell>
        </table:table-row>
        <table:table-row table:style-name="ro1">
          <table:table-cell office:value-type="float" office:value="104448" calcext:value-type="float">
            <text:p>104448</text:p>
          </table:table-cell>
          <table:table-cell office:value-type="float" office:value="1797" calcext:value-type="float">
            <text:p>1797</text:p>
          </table:table-cell>
          <table:table-cell table:formula="of:=[.A395]/4096" office:value-type="float" office:value="25.5" calcext:value-type="float">
            <text:p>25.5</text:p>
          </table:table-cell>
          <table:table-cell table:formula="of:=[.B395]/4096" office:value-type="float" office:value="0.438720703125" calcext:value-type="float">
            <text:p>0.438720703125</text:p>
          </table:table-cell>
        </table:table-row>
        <table:table-row table:style-name="ro1">
          <table:table-cell office:value-type="float" office:value="104704" calcext:value-type="float">
            <text:p>104704</text:p>
          </table:table-cell>
          <table:table-cell office:value-type="float" office:value="1931" calcext:value-type="float">
            <text:p>1931</text:p>
          </table:table-cell>
          <table:table-cell table:formula="of:=[.A396]/4096" office:value-type="float" office:value="25.5625" calcext:value-type="float">
            <text:p>25.5625</text:p>
          </table:table-cell>
          <table:table-cell table:formula="of:=[.B396]/4096" office:value-type="float" office:value="0.471435546875" calcext:value-type="float">
            <text:p>0.471435546875</text:p>
          </table:table-cell>
        </table:table-row>
        <table:table-row table:style-name="ro1">
          <table:table-cell office:value-type="float" office:value="104960" calcext:value-type="float">
            <text:p>104960</text:p>
          </table:table-cell>
          <table:table-cell office:value-type="float" office:value="2062" calcext:value-type="float">
            <text:p>2062</text:p>
          </table:table-cell>
          <table:table-cell table:formula="of:=[.A397]/4096" office:value-type="float" office:value="25.625" calcext:value-type="float">
            <text:p>25.625</text:p>
          </table:table-cell>
          <table:table-cell table:formula="of:=[.B397]/4096" office:value-type="float" office:value="0.50341796875" calcext:value-type="float">
            <text:p>0.50341796875</text:p>
          </table:table-cell>
        </table:table-row>
        <table:table-row table:style-name="ro1">
          <table:table-cell office:value-type="float" office:value="105216" calcext:value-type="float">
            <text:p>105216</text:p>
          </table:table-cell>
          <table:table-cell office:value-type="float" office:value="2191" calcext:value-type="float">
            <text:p>2191</text:p>
          </table:table-cell>
          <table:table-cell table:formula="of:=[.A398]/4096" office:value-type="float" office:value="25.6875" calcext:value-type="float">
            <text:p>25.6875</text:p>
          </table:table-cell>
          <table:table-cell table:formula="of:=[.B398]/4096" office:value-type="float" office:value="0.534912109375" calcext:value-type="float">
            <text:p>0.534912109375</text:p>
          </table:table-cell>
        </table:table-row>
        <table:table-row table:style-name="ro1">
          <table:table-cell office:value-type="float" office:value="105472" calcext:value-type="float">
            <text:p>105472</text:p>
          </table:table-cell>
          <table:table-cell office:value-type="float" office:value="2317" calcext:value-type="float">
            <text:p>2317</text:p>
          </table:table-cell>
          <table:table-cell table:formula="of:=[.A399]/4096" office:value-type="float" office:value="25.75" calcext:value-type="float">
            <text:p>25.75</text:p>
          </table:table-cell>
          <table:table-cell table:formula="of:=[.B399]/4096" office:value-type="float" office:value="0.565673828125" calcext:value-type="float">
            <text:p>0.565673828125</text:p>
          </table:table-cell>
        </table:table-row>
        <table:table-row table:style-name="ro1">
          <table:table-cell office:value-type="float" office:value="105728" calcext:value-type="float">
            <text:p>105728</text:p>
          </table:table-cell>
          <table:table-cell office:value-type="float" office:value="2441" calcext:value-type="float">
            <text:p>2441</text:p>
          </table:table-cell>
          <table:table-cell table:formula="of:=[.A400]/4096" office:value-type="float" office:value="25.8125" calcext:value-type="float">
            <text:p>25.8125</text:p>
          </table:table-cell>
          <table:table-cell table:formula="of:=[.B400]/4096" office:value-type="float" office:value="0.595947265625" calcext:value-type="float">
            <text:p>0.595947265625</text:p>
          </table:table-cell>
        </table:table-row>
        <table:table-row table:style-name="ro1">
          <table:table-cell office:value-type="float" office:value="105984" calcext:value-type="float">
            <text:p>105984</text:p>
          </table:table-cell>
          <table:table-cell office:value-type="float" office:value="2563" calcext:value-type="float">
            <text:p>2563</text:p>
          </table:table-cell>
          <table:table-cell table:formula="of:=[.A401]/4096" office:value-type="float" office:value="25.875" calcext:value-type="float">
            <text:p>25.875</text:p>
          </table:table-cell>
          <table:table-cell table:formula="of:=[.B401]/4096" office:value-type="float" office:value="0.625732421875" calcext:value-type="float">
            <text:p>0.625732421875</text:p>
          </table:table-cell>
        </table:table-row>
        <table:table-row table:style-name="ro1">
          <table:table-cell office:value-type="float" office:value="106240" calcext:value-type="float">
            <text:p>106240</text:p>
          </table:table-cell>
          <table:table-cell office:value-type="float" office:value="2682" calcext:value-type="float">
            <text:p>2682</text:p>
          </table:table-cell>
          <table:table-cell table:formula="of:=[.A402]/4096" office:value-type="float" office:value="25.9375" calcext:value-type="float">
            <text:p>25.9375</text:p>
          </table:table-cell>
          <table:table-cell table:formula="of:=[.B402]/4096" office:value-type="float" office:value="0.65478515625" calcext:value-type="float">
            <text:p>0.65478515625</text:p>
          </table:table-cell>
        </table:table-row>
        <table:table-row table:style-name="ro1">
          <table:table-cell office:value-type="float" office:value="106496" calcext:value-type="float">
            <text:p>106496</text:p>
          </table:table-cell>
          <table:table-cell office:value-type="float" office:value="2799" calcext:value-type="float">
            <text:p>2799</text:p>
          </table:table-cell>
          <table:table-cell table:formula="of:=[.A403]/4096" office:value-type="float" office:value="26" calcext:value-type="float">
            <text:p>26</text:p>
          </table:table-cell>
          <table:table-cell table:formula="of:=[.B403]/4096" office:value-type="float" office:value="0.683349609375" calcext:value-type="float">
            <text:p>0.683349609375</text:p>
          </table:table-cell>
        </table:table-row>
        <table:table-row table:style-name="ro1">
          <table:table-cell office:value-type="float" office:value="106752" calcext:value-type="float">
            <text:p>106752</text:p>
          </table:table-cell>
          <table:table-cell office:value-type="float" office:value="2913" calcext:value-type="float">
            <text:p>2913</text:p>
          </table:table-cell>
          <table:table-cell table:formula="of:=[.A404]/4096" office:value-type="float" office:value="26.0625" calcext:value-type="float">
            <text:p>26.0625</text:p>
          </table:table-cell>
          <table:table-cell table:formula="of:=[.B404]/4096" office:value-type="float" office:value="0.711181640625" calcext:value-type="float">
            <text:p>0.711181640625</text:p>
          </table:table-cell>
        </table:table-row>
        <table:table-row table:style-name="ro1">
          <table:table-cell office:value-type="float" office:value="107008" calcext:value-type="float">
            <text:p>107008</text:p>
          </table:table-cell>
          <table:table-cell office:value-type="float" office:value="3025" calcext:value-type="float">
            <text:p>3025</text:p>
          </table:table-cell>
          <table:table-cell table:formula="of:=[.A405]/4096" office:value-type="float" office:value="26.125" calcext:value-type="float">
            <text:p>26.125</text:p>
          </table:table-cell>
          <table:table-cell table:formula="of:=[.B405]/4096" office:value-type="float" office:value="0.738525390625" calcext:value-type="float">
            <text:p>0.738525390625</text:p>
          </table:table-cell>
        </table:table-row>
        <table:table-row table:style-name="ro1">
          <table:table-cell office:value-type="float" office:value="107264" calcext:value-type="float">
            <text:p>107264</text:p>
          </table:table-cell>
          <table:table-cell office:value-type="float" office:value="3134" calcext:value-type="float">
            <text:p>3134</text:p>
          </table:table-cell>
          <table:table-cell table:formula="of:=[.A406]/4096" office:value-type="float" office:value="26.1875" calcext:value-type="float">
            <text:p>26.1875</text:p>
          </table:table-cell>
          <table:table-cell table:formula="of:=[.B406]/4096" office:value-type="float" office:value="0.76513671875" calcext:value-type="float">
            <text:p>0.76513671875</text:p>
          </table:table-cell>
        </table:table-row>
        <table:table-row table:style-name="ro1">
          <table:table-cell office:value-type="float" office:value="107520" calcext:value-type="float">
            <text:p>107520</text:p>
          </table:table-cell>
          <table:table-cell office:value-type="float" office:value="3241" calcext:value-type="float">
            <text:p>3241</text:p>
          </table:table-cell>
          <table:table-cell table:formula="of:=[.A407]/4096" office:value-type="float" office:value="26.25" calcext:value-type="float">
            <text:p>26.25</text:p>
          </table:table-cell>
          <table:table-cell table:formula="of:=[.B407]/4096" office:value-type="float" office:value="0.791259765625" calcext:value-type="float">
            <text:p>0.791259765625</text:p>
          </table:table-cell>
        </table:table-row>
        <table:table-row table:style-name="ro1">
          <table:table-cell office:value-type="float" office:value="107776" calcext:value-type="float">
            <text:p>107776</text:p>
          </table:table-cell>
          <table:table-cell office:value-type="float" office:value="3345" calcext:value-type="float">
            <text:p>3345</text:p>
          </table:table-cell>
          <table:table-cell table:formula="of:=[.A408]/4096" office:value-type="float" office:value="26.3125" calcext:value-type="float">
            <text:p>26.3125</text:p>
          </table:table-cell>
          <table:table-cell table:formula="of:=[.B408]/4096" office:value-type="float" office:value="0.816650390625" calcext:value-type="float">
            <text:p>0.816650390625</text:p>
          </table:table-cell>
        </table:table-row>
        <table:table-row table:style-name="ro1">
          <table:table-cell office:value-type="float" office:value="108032" calcext:value-type="float">
            <text:p>108032</text:p>
          </table:table-cell>
          <table:table-cell office:value-type="float" office:value="3447" calcext:value-type="float">
            <text:p>3447</text:p>
          </table:table-cell>
          <table:table-cell table:formula="of:=[.A409]/4096" office:value-type="float" office:value="26.375" calcext:value-type="float">
            <text:p>26.375</text:p>
          </table:table-cell>
          <table:table-cell table:formula="of:=[.B409]/4096" office:value-type="float" office:value="0.841552734375" calcext:value-type="float">
            <text:p>0.841552734375</text:p>
          </table:table-cell>
        </table:table-row>
        <table:table-row table:style-name="ro1">
          <table:table-cell office:value-type="float" office:value="108288" calcext:value-type="float">
            <text:p>108288</text:p>
          </table:table-cell>
          <table:table-cell office:value-type="float" office:value="3546" calcext:value-type="float">
            <text:p>3546</text:p>
          </table:table-cell>
          <table:table-cell table:formula="of:=[.A410]/4096" office:value-type="float" office:value="26.4375" calcext:value-type="float">
            <text:p>26.4375</text:p>
          </table:table-cell>
          <table:table-cell table:formula="of:=[.B410]/4096" office:value-type="float" office:value="0.86572265625" calcext:value-type="float">
            <text:p>0.86572265625</text:p>
          </table:table-cell>
        </table:table-row>
        <table:table-row table:style-name="ro1">
          <table:table-cell office:value-type="float" office:value="108544" calcext:value-type="float">
            <text:p>108544</text:p>
          </table:table-cell>
          <table:table-cell office:value-type="float" office:value="3643" calcext:value-type="float">
            <text:p>3643</text:p>
          </table:table-cell>
          <table:table-cell table:formula="of:=[.A411]/4096" office:value-type="float" office:value="26.5" calcext:value-type="float">
            <text:p>26.5</text:p>
          </table:table-cell>
          <table:table-cell table:formula="of:=[.B411]/4096" office:value-type="float" office:value="0.889404296875" calcext:value-type="float">
            <text:p>0.889404296875</text:p>
          </table:table-cell>
        </table:table-row>
        <table:table-row table:style-name="ro1">
          <table:table-cell office:value-type="float" office:value="108800" calcext:value-type="float">
            <text:p>108800</text:p>
          </table:table-cell>
          <table:table-cell office:value-type="float" office:value="3738" calcext:value-type="float">
            <text:p>3738</text:p>
          </table:table-cell>
          <table:table-cell table:formula="of:=[.A412]/4096" office:value-type="float" office:value="26.5625" calcext:value-type="float">
            <text:p>26.5625</text:p>
          </table:table-cell>
          <table:table-cell table:formula="of:=[.B412]/4096" office:value-type="float" office:value="0.91259765625" calcext:value-type="float">
            <text:p>0.91259765625</text:p>
          </table:table-cell>
        </table:table-row>
        <table:table-row table:style-name="ro1">
          <table:table-cell office:value-type="float" office:value="109056" calcext:value-type="float">
            <text:p>109056</text:p>
          </table:table-cell>
          <table:table-cell office:value-type="float" office:value="3830" calcext:value-type="float">
            <text:p>3830</text:p>
          </table:table-cell>
          <table:table-cell table:formula="of:=[.A413]/4096" office:value-type="float" office:value="26.625" calcext:value-type="float">
            <text:p>26.625</text:p>
          </table:table-cell>
          <table:table-cell table:formula="of:=[.B413]/4096" office:value-type="float" office:value="0.93505859375" calcext:value-type="float">
            <text:p>0.93505859375</text:p>
          </table:table-cell>
        </table:table-row>
        <table:table-row table:style-name="ro1">
          <table:table-cell office:value-type="float" office:value="109312" calcext:value-type="float">
            <text:p>109312</text:p>
          </table:table-cell>
          <table:table-cell office:value-type="float" office:value="3920" calcext:value-type="float">
            <text:p>3920</text:p>
          </table:table-cell>
          <table:table-cell table:formula="of:=[.A414]/4096" office:value-type="float" office:value="26.6875" calcext:value-type="float">
            <text:p>26.6875</text:p>
          </table:table-cell>
          <table:table-cell table:formula="of:=[.B414]/4096" office:value-type="float" office:value="0.95703125" calcext:value-type="float">
            <text:p>0.95703125</text:p>
          </table:table-cell>
        </table:table-row>
        <table:table-row table:style-name="ro1">
          <table:table-cell office:value-type="float" office:value="109568" calcext:value-type="float">
            <text:p>109568</text:p>
          </table:table-cell>
          <table:table-cell office:value-type="float" office:value="4007" calcext:value-type="float">
            <text:p>4007</text:p>
          </table:table-cell>
          <table:table-cell table:formula="of:=[.A415]/4096" office:value-type="float" office:value="26.75" calcext:value-type="float">
            <text:p>26.75</text:p>
          </table:table-cell>
          <table:table-cell table:formula="of:=[.B415]/4096" office:value-type="float" office:value="0.978271484375" calcext:value-type="float">
            <text:p>0.978271484375</text:p>
          </table:table-cell>
        </table:table-row>
        <table:table-row table:style-name="ro1">
          <table:table-cell office:value-type="float" office:value="109824" calcext:value-type="float">
            <text:p>109824</text:p>
          </table:table-cell>
          <table:table-cell office:value-type="float" office:value="4092" calcext:value-type="float">
            <text:p>4092</text:p>
          </table:table-cell>
          <table:table-cell table:formula="of:=[.A416]/4096" office:value-type="float" office:value="26.8125" calcext:value-type="float">
            <text:p>26.8125</text:p>
          </table:table-cell>
          <table:table-cell table:formula="of:=[.B416]/4096" office:value-type="float" office:value="0.9990234375" calcext:value-type="float">
            <text:p>0.9990234375</text:p>
          </table:table-cell>
        </table:table-row>
        <table:table-row table:style-name="ro1">
          <table:table-cell office:value-type="float" office:value="110080" calcext:value-type="float">
            <text:p>110080</text:p>
          </table:table-cell>
          <table:table-cell office:value-type="float" office:value="4174" calcext:value-type="float">
            <text:p>4174</text:p>
          </table:table-cell>
          <table:table-cell table:formula="of:=[.A417]/4096" office:value-type="float" office:value="26.875" calcext:value-type="float">
            <text:p>26.875</text:p>
          </table:table-cell>
          <table:table-cell table:formula="of:=[.B417]/4096" office:value-type="float" office:value="1.01904296875" calcext:value-type="float">
            <text:p>1.01904296875</text:p>
          </table:table-cell>
        </table:table-row>
        <table:table-row table:style-name="ro1">
          <table:table-cell office:value-type="float" office:value="110336" calcext:value-type="float">
            <text:p>110336</text:p>
          </table:table-cell>
          <table:table-cell office:value-type="float" office:value="4254" calcext:value-type="float">
            <text:p>4254</text:p>
          </table:table-cell>
          <table:table-cell table:formula="of:=[.A418]/4096" office:value-type="float" office:value="26.9375" calcext:value-type="float">
            <text:p>26.9375</text:p>
          </table:table-cell>
          <table:table-cell table:formula="of:=[.B418]/4096" office:value-type="float" office:value="1.03857421875" calcext:value-type="float">
            <text:p>1.03857421875</text:p>
          </table:table-cell>
        </table:table-row>
        <table:table-row table:style-name="ro1">
          <table:table-cell office:value-type="float" office:value="110592" calcext:value-type="float">
            <text:p>110592</text:p>
          </table:table-cell>
          <table:table-cell office:value-type="float" office:value="4331" calcext:value-type="float">
            <text:p>4331</text:p>
          </table:table-cell>
          <table:table-cell table:formula="of:=[.A419]/4096" office:value-type="float" office:value="27" calcext:value-type="float">
            <text:p>27</text:p>
          </table:table-cell>
          <table:table-cell table:formula="of:=[.B419]/4096" office:value-type="float" office:value="1.057373046875" calcext:value-type="float">
            <text:p>1.057373046875</text:p>
          </table:table-cell>
        </table:table-row>
        <table:table-row table:style-name="ro1">
          <table:table-cell office:value-type="float" office:value="110848" calcext:value-type="float">
            <text:p>110848</text:p>
          </table:table-cell>
          <table:table-cell office:value-type="float" office:value="4406" calcext:value-type="float">
            <text:p>4406</text:p>
          </table:table-cell>
          <table:table-cell table:formula="of:=[.A420]/4096" office:value-type="float" office:value="27.0625" calcext:value-type="float">
            <text:p>27.0625</text:p>
          </table:table-cell>
          <table:table-cell table:formula="of:=[.B420]/4096" office:value-type="float" office:value="1.07568359375" calcext:value-type="float">
            <text:p>1.07568359375</text:p>
          </table:table-cell>
        </table:table-row>
        <table:table-row table:style-name="ro1">
          <table:table-cell office:value-type="float" office:value="111104" calcext:value-type="float">
            <text:p>111104</text:p>
          </table:table-cell>
          <table:table-cell office:value-type="float" office:value="4478" calcext:value-type="float">
            <text:p>4478</text:p>
          </table:table-cell>
          <table:table-cell table:formula="of:=[.A421]/4096" office:value-type="float" office:value="27.125" calcext:value-type="float">
            <text:p>27.125</text:p>
          </table:table-cell>
          <table:table-cell table:formula="of:=[.B421]/4096" office:value-type="float" office:value="1.09326171875" calcext:value-type="float">
            <text:p>1.09326171875</text:p>
          </table:table-cell>
        </table:table-row>
        <table:table-row table:style-name="ro1">
          <table:table-cell office:value-type="float" office:value="111360" calcext:value-type="float">
            <text:p>111360</text:p>
          </table:table-cell>
          <table:table-cell office:value-type="float" office:value="4548" calcext:value-type="float">
            <text:p>4548</text:p>
          </table:table-cell>
          <table:table-cell table:formula="of:=[.A422]/4096" office:value-type="float" office:value="27.1875" calcext:value-type="float">
            <text:p>27.1875</text:p>
          </table:table-cell>
          <table:table-cell table:formula="of:=[.B422]/4096" office:value-type="float" office:value="1.1103515625" calcext:value-type="float">
            <text:p>1.1103515625</text:p>
          </table:table-cell>
        </table:table-row>
        <table:table-row table:style-name="ro1">
          <table:table-cell office:value-type="float" office:value="111616" calcext:value-type="float">
            <text:p>111616</text:p>
          </table:table-cell>
          <table:table-cell office:value-type="float" office:value="4616" calcext:value-type="float">
            <text:p>4616</text:p>
          </table:table-cell>
          <table:table-cell table:formula="of:=[.A423]/4096" office:value-type="float" office:value="27.25" calcext:value-type="float">
            <text:p>27.25</text:p>
          </table:table-cell>
          <table:table-cell table:formula="of:=[.B423]/4096" office:value-type="float" office:value="1.126953125" calcext:value-type="float">
            <text:p>1.126953125</text:p>
          </table:table-cell>
        </table:table-row>
        <table:table-row table:style-name="ro1">
          <table:table-cell office:value-type="float" office:value="111872" calcext:value-type="float">
            <text:p>111872</text:p>
          </table:table-cell>
          <table:table-cell office:value-type="float" office:value="4681" calcext:value-type="float">
            <text:p>4681</text:p>
          </table:table-cell>
          <table:table-cell table:formula="of:=[.A424]/4096" office:value-type="float" office:value="27.3125" calcext:value-type="float">
            <text:p>27.3125</text:p>
          </table:table-cell>
          <table:table-cell table:formula="of:=[.B424]/4096" office:value-type="float" office:value="1.142822265625" calcext:value-type="float">
            <text:p>1.142822265625</text:p>
          </table:table-cell>
        </table:table-row>
        <table:table-row table:style-name="ro1">
          <table:table-cell office:value-type="float" office:value="112128" calcext:value-type="float">
            <text:p>112128</text:p>
          </table:table-cell>
          <table:table-cell office:value-type="float" office:value="4744" calcext:value-type="float">
            <text:p>4744</text:p>
          </table:table-cell>
          <table:table-cell table:formula="of:=[.A425]/4096" office:value-type="float" office:value="27.375" calcext:value-type="float">
            <text:p>27.375</text:p>
          </table:table-cell>
          <table:table-cell table:formula="of:=[.B425]/4096" office:value-type="float" office:value="1.158203125" calcext:value-type="float">
            <text:p>1.158203125</text:p>
          </table:table-cell>
        </table:table-row>
        <table:table-row table:style-name="ro1">
          <table:table-cell office:value-type="float" office:value="112384" calcext:value-type="float">
            <text:p>112384</text:p>
          </table:table-cell>
          <table:table-cell office:value-type="float" office:value="4804" calcext:value-type="float">
            <text:p>4804</text:p>
          </table:table-cell>
          <table:table-cell table:formula="of:=[.A426]/4096" office:value-type="float" office:value="27.4375" calcext:value-type="float">
            <text:p>27.4375</text:p>
          </table:table-cell>
          <table:table-cell table:formula="of:=[.B426]/4096" office:value-type="float" office:value="1.1728515625" calcext:value-type="float">
            <text:p>1.1728515625</text:p>
          </table:table-cell>
        </table:table-row>
        <table:table-row table:style-name="ro1">
          <table:table-cell office:value-type="float" office:value="112640" calcext:value-type="float">
            <text:p>112640</text:p>
          </table:table-cell>
          <table:table-cell office:value-type="float" office:value="4862" calcext:value-type="float">
            <text:p>4862</text:p>
          </table:table-cell>
          <table:table-cell table:formula="of:=[.A427]/4096" office:value-type="float" office:value="27.5" calcext:value-type="float">
            <text:p>27.5</text:p>
          </table:table-cell>
          <table:table-cell table:formula="of:=[.B427]/4096" office:value-type="float" office:value="1.18701171875" calcext:value-type="float">
            <text:p>1.18701171875</text:p>
          </table:table-cell>
        </table:table-row>
        <table:table-row table:style-name="ro1">
          <table:table-cell office:value-type="float" office:value="112896" calcext:value-type="float">
            <text:p>112896</text:p>
          </table:table-cell>
          <table:table-cell office:value-type="float" office:value="4917" calcext:value-type="float">
            <text:p>4917</text:p>
          </table:table-cell>
          <table:table-cell table:formula="of:=[.A428]/4096" office:value-type="float" office:value="27.5625" calcext:value-type="float">
            <text:p>27.5625</text:p>
          </table:table-cell>
          <table:table-cell table:formula="of:=[.B428]/4096" office:value-type="float" office:value="1.200439453125" calcext:value-type="float">
            <text:p>1.200439453125</text:p>
          </table:table-cell>
        </table:table-row>
        <table:table-row table:style-name="ro1">
          <table:table-cell office:value-type="float" office:value="113152" calcext:value-type="float">
            <text:p>113152</text:p>
          </table:table-cell>
          <table:table-cell office:value-type="float" office:value="4970" calcext:value-type="float">
            <text:p>4970</text:p>
          </table:table-cell>
          <table:table-cell table:formula="of:=[.A429]/4096" office:value-type="float" office:value="27.625" calcext:value-type="float">
            <text:p>27.625</text:p>
          </table:table-cell>
          <table:table-cell table:formula="of:=[.B429]/4096" office:value-type="float" office:value="1.21337890625" calcext:value-type="float">
            <text:p>1.21337890625</text:p>
          </table:table-cell>
        </table:table-row>
        <table:table-row table:style-name="ro1">
          <table:table-cell office:value-type="float" office:value="113408" calcext:value-type="float">
            <text:p>113408</text:p>
          </table:table-cell>
          <table:table-cell office:value-type="float" office:value="5020" calcext:value-type="float">
            <text:p>5020</text:p>
          </table:table-cell>
          <table:table-cell table:formula="of:=[.A430]/4096" office:value-type="float" office:value="27.6875" calcext:value-type="float">
            <text:p>27.6875</text:p>
          </table:table-cell>
          <table:table-cell table:formula="of:=[.B430]/4096" office:value-type="float" office:value="1.2255859375" calcext:value-type="float">
            <text:p>1.2255859375</text:p>
          </table:table-cell>
        </table:table-row>
        <table:table-row table:style-name="ro1">
          <table:table-cell office:value-type="float" office:value="113664" calcext:value-type="float">
            <text:p>113664</text:p>
          </table:table-cell>
          <table:table-cell office:value-type="float" office:value="5068" calcext:value-type="float">
            <text:p>5068</text:p>
          </table:table-cell>
          <table:table-cell table:formula="of:=[.A431]/4096" office:value-type="float" office:value="27.75" calcext:value-type="float">
            <text:p>27.75</text:p>
          </table:table-cell>
          <table:table-cell table:formula="of:=[.B431]/4096" office:value-type="float" office:value="1.2373046875" calcext:value-type="float">
            <text:p>1.2373046875</text:p>
          </table:table-cell>
        </table:table-row>
        <table:table-row table:style-name="ro1">
          <table:table-cell office:value-type="float" office:value="113920" calcext:value-type="float">
            <text:p>113920</text:p>
          </table:table-cell>
          <table:table-cell office:value-type="float" office:value="5114" calcext:value-type="float">
            <text:p>5114</text:p>
          </table:table-cell>
          <table:table-cell table:formula="of:=[.A432]/4096" office:value-type="float" office:value="27.8125" calcext:value-type="float">
            <text:p>27.8125</text:p>
          </table:table-cell>
          <table:table-cell table:formula="of:=[.B432]/4096" office:value-type="float" office:value="1.24853515625" calcext:value-type="float">
            <text:p>1.24853515625</text:p>
          </table:table-cell>
        </table:table-row>
        <table:table-row table:style-name="ro1">
          <table:table-cell office:value-type="float" office:value="114176" calcext:value-type="float">
            <text:p>114176</text:p>
          </table:table-cell>
          <table:table-cell office:value-type="float" office:value="5157" calcext:value-type="float">
            <text:p>5157</text:p>
          </table:table-cell>
          <table:table-cell table:formula="of:=[.A433]/4096" office:value-type="float" office:value="27.875" calcext:value-type="float">
            <text:p>27.875</text:p>
          </table:table-cell>
          <table:table-cell table:formula="of:=[.B433]/4096" office:value-type="float" office:value="1.259033203125" calcext:value-type="float">
            <text:p>1.259033203125</text:p>
          </table:table-cell>
        </table:table-row>
        <table:table-row table:style-name="ro1">
          <table:table-cell office:value-type="float" office:value="114432" calcext:value-type="float">
            <text:p>114432</text:p>
          </table:table-cell>
          <table:table-cell office:value-type="float" office:value="5198" calcext:value-type="float">
            <text:p>5198</text:p>
          </table:table-cell>
          <table:table-cell table:formula="of:=[.A434]/4096" office:value-type="float" office:value="27.9375" calcext:value-type="float">
            <text:p>27.9375</text:p>
          </table:table-cell>
          <table:table-cell table:formula="of:=[.B434]/4096" office:value-type="float" office:value="1.26904296875" calcext:value-type="float">
            <text:p>1.26904296875</text:p>
          </table:table-cell>
        </table:table-row>
        <table:table-row table:style-name="ro1">
          <table:table-cell office:value-type="float" office:value="114688" calcext:value-type="float">
            <text:p>114688</text:p>
          </table:table-cell>
          <table:table-cell office:value-type="float" office:value="5236" calcext:value-type="float">
            <text:p>5236</text:p>
          </table:table-cell>
          <table:table-cell table:formula="of:=[.A435]/4096" office:value-type="float" office:value="28" calcext:value-type="float">
            <text:p>28</text:p>
          </table:table-cell>
          <table:table-cell table:formula="of:=[.B435]/4096" office:value-type="float" office:value="1.2783203125" calcext:value-type="float">
            <text:p>1.2783203125</text:p>
          </table:table-cell>
        </table:table-row>
        <table:table-row table:style-name="ro1">
          <table:table-cell office:value-type="float" office:value="114944" calcext:value-type="float">
            <text:p>114944</text:p>
          </table:table-cell>
          <table:table-cell office:value-type="float" office:value="5272" calcext:value-type="float">
            <text:p>5272</text:p>
          </table:table-cell>
          <table:table-cell table:formula="of:=[.A436]/4096" office:value-type="float" office:value="28.0625" calcext:value-type="float">
            <text:p>28.0625</text:p>
          </table:table-cell>
          <table:table-cell table:formula="of:=[.B436]/4096" office:value-type="float" office:value="1.287109375" calcext:value-type="float">
            <text:p>1.287109375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5305" calcext:value-type="float">
            <text:p>5305</text:p>
          </table:table-cell>
          <table:table-cell table:formula="of:=[.A437]/4096" office:value-type="float" office:value="28.125" calcext:value-type="float">
            <text:p>28.125</text:p>
          </table:table-cell>
          <table:table-cell table:formula="of:=[.B437]/4096" office:value-type="float" office:value="1.295166015625" calcext:value-type="float">
            <text:p>1.295166015625</text:p>
          </table:table-cell>
        </table:table-row>
        <table:table-row table:style-name="ro1">
          <table:table-cell office:value-type="float" office:value="115456" calcext:value-type="float">
            <text:p>115456</text:p>
          </table:table-cell>
          <table:table-cell office:value-type="float" office:value="5336" calcext:value-type="float">
            <text:p>5336</text:p>
          </table:table-cell>
          <table:table-cell table:formula="of:=[.A438]/4096" office:value-type="float" office:value="28.1875" calcext:value-type="float">
            <text:p>28.1875</text:p>
          </table:table-cell>
          <table:table-cell table:formula="of:=[.B438]/4096" office:value-type="float" office:value="1.302734375" calcext:value-type="float">
            <text:p>1.302734375</text:p>
          </table:table-cell>
        </table:table-row>
        <table:table-row table:style-name="ro1">
          <table:table-cell office:value-type="float" office:value="115712" calcext:value-type="float">
            <text:p>115712</text:p>
          </table:table-cell>
          <table:table-cell office:value-type="float" office:value="5364" calcext:value-type="float">
            <text:p>5364</text:p>
          </table:table-cell>
          <table:table-cell table:formula="of:=[.A439]/4096" office:value-type="float" office:value="28.25" calcext:value-type="float">
            <text:p>28.25</text:p>
          </table:table-cell>
          <table:table-cell table:formula="of:=[.B439]/4096" office:value-type="float" office:value="1.3095703125" calcext:value-type="float">
            <text:p>1.3095703125</text:p>
          </table:table-cell>
        </table:table-row>
        <table:table-row table:style-name="ro1">
          <table:table-cell office:value-type="float" office:value="115968" calcext:value-type="float">
            <text:p>115968</text:p>
          </table:table-cell>
          <table:table-cell office:value-type="float" office:value="5390" calcext:value-type="float">
            <text:p>5390</text:p>
          </table:table-cell>
          <table:table-cell table:formula="of:=[.A440]/4096" office:value-type="float" office:value="28.3125" calcext:value-type="float">
            <text:p>28.3125</text:p>
          </table:table-cell>
          <table:table-cell table:formula="of:=[.B440]/4096" office:value-type="float" office:value="1.31591796875" calcext:value-type="float">
            <text:p>1.31591796875</text:p>
          </table:table-cell>
        </table:table-row>
        <table:table-row table:style-name="ro1">
          <table:table-cell office:value-type="float" office:value="116224" calcext:value-type="float">
            <text:p>116224</text:p>
          </table:table-cell>
          <table:table-cell office:value-type="float" office:value="5413" calcext:value-type="float">
            <text:p>5413</text:p>
          </table:table-cell>
          <table:table-cell table:formula="of:=[.A441]/4096" office:value-type="float" office:value="28.375" calcext:value-type="float">
            <text:p>28.375</text:p>
          </table:table-cell>
          <table:table-cell table:formula="of:=[.B441]/4096" office:value-type="float" office:value="1.321533203125" calcext:value-type="float">
            <text:p>1.321533203125</text:p>
          </table:table-cell>
        </table:table-row>
        <table:table-row table:style-name="ro1">
          <table:table-cell office:value-type="float" office:value="116480" calcext:value-type="float">
            <text:p>116480</text:p>
          </table:table-cell>
          <table:table-cell office:value-type="float" office:value="5434" calcext:value-type="float">
            <text:p>5434</text:p>
          </table:table-cell>
          <table:table-cell table:formula="of:=[.A442]/4096" office:value-type="float" office:value="28.4375" calcext:value-type="float">
            <text:p>28.4375</text:p>
          </table:table-cell>
          <table:table-cell table:formula="of:=[.B442]/4096" office:value-type="float" office:value="1.32666015625" calcext:value-type="float">
            <text:p>1.32666015625</text:p>
          </table:table-cell>
        </table:table-row>
        <table:table-row table:style-name="ro1">
          <table:table-cell office:value-type="float" office:value="116736" calcext:value-type="float">
            <text:p>116736</text:p>
          </table:table-cell>
          <table:table-cell office:value-type="float" office:value="5453" calcext:value-type="float">
            <text:p>5453</text:p>
          </table:table-cell>
          <table:table-cell table:formula="of:=[.A443]/4096" office:value-type="float" office:value="28.5" calcext:value-type="float">
            <text:p>28.5</text:p>
          </table:table-cell>
          <table:table-cell table:formula="of:=[.B443]/4096" office:value-type="float" office:value="1.331298828125" calcext:value-type="float">
            <text:p>1.331298828125</text:p>
          </table:table-cell>
        </table:table-row>
        <table:table-row table:style-name="ro1">
          <table:table-cell office:value-type="float" office:value="116992" calcext:value-type="float">
            <text:p>116992</text:p>
          </table:table-cell>
          <table:table-cell office:value-type="float" office:value="5469" calcext:value-type="float">
            <text:p>5469</text:p>
          </table:table-cell>
          <table:table-cell table:formula="of:=[.A444]/4096" office:value-type="float" office:value="28.5625" calcext:value-type="float">
            <text:p>28.5625</text:p>
          </table:table-cell>
          <table:table-cell table:formula="of:=[.B444]/4096" office:value-type="float" office:value="1.335205078125" calcext:value-type="float">
            <text:p>1.335205078125</text:p>
          </table:table-cell>
        </table:table-row>
        <table:table-row table:style-name="ro1">
          <table:table-cell office:value-type="float" office:value="117248" calcext:value-type="float">
            <text:p>117248</text:p>
          </table:table-cell>
          <table:table-cell office:value-type="float" office:value="5483" calcext:value-type="float">
            <text:p>5483</text:p>
          </table:table-cell>
          <table:table-cell table:formula="of:=[.A445]/4096" office:value-type="float" office:value="28.625" calcext:value-type="float">
            <text:p>28.625</text:p>
          </table:table-cell>
          <table:table-cell table:formula="of:=[.B445]/4096" office:value-type="float" office:value="1.338623046875" calcext:value-type="float">
            <text:p>1.338623046875</text:p>
          </table:table-cell>
        </table:table-row>
        <table:table-row table:style-name="ro1">
          <table:table-cell office:value-type="float" office:value="117504" calcext:value-type="float">
            <text:p>117504</text:p>
          </table:table-cell>
          <table:table-cell office:value-type="float" office:value="5494" calcext:value-type="float">
            <text:p>5494</text:p>
          </table:table-cell>
          <table:table-cell table:formula="of:=[.A446]/4096" office:value-type="float" office:value="28.6875" calcext:value-type="float">
            <text:p>28.6875</text:p>
          </table:table-cell>
          <table:table-cell table:formula="of:=[.B446]/4096" office:value-type="float" office:value="1.34130859375" calcext:value-type="float">
            <text:p>1.34130859375</text:p>
          </table:table-cell>
        </table:table-row>
        <table:table-row table:style-name="ro1">
          <table:table-cell office:value-type="float" office:value="117760" calcext:value-type="float">
            <text:p>117760</text:p>
          </table:table-cell>
          <table:table-cell office:value-type="float" office:value="5503" calcext:value-type="float">
            <text:p>5503</text:p>
          </table:table-cell>
          <table:table-cell table:formula="of:=[.A447]/4096" office:value-type="float" office:value="28.75" calcext:value-type="float">
            <text:p>28.75</text:p>
          </table:table-cell>
          <table:table-cell table:formula="of:=[.B447]/4096" office:value-type="float" office:value="1.343505859375" calcext:value-type="float">
            <text:p>1.343505859375</text:p>
          </table:table-cell>
        </table:table-row>
        <table:table-row table:style-name="ro1">
          <table:table-cell office:value-type="float" office:value="118016" calcext:value-type="float">
            <text:p>118016</text:p>
          </table:table-cell>
          <table:table-cell office:value-type="float" office:value="5509" calcext:value-type="float">
            <text:p>5509</text:p>
          </table:table-cell>
          <table:table-cell table:formula="of:=[.A448]/4096" office:value-type="float" office:value="28.8125" calcext:value-type="float">
            <text:p>28.8125</text:p>
          </table:table-cell>
          <table:table-cell table:formula="of:=[.B448]/4096" office:value-type="float" office:value="1.344970703125" calcext:value-type="float">
            <text:p>1.344970703125</text:p>
          </table:table-cell>
        </table:table-row>
        <table:table-row table:style-name="ro1">
          <table:table-cell office:value-type="float" office:value="118272" calcext:value-type="float">
            <text:p>118272</text:p>
          </table:table-cell>
          <table:table-cell office:value-type="float" office:value="5513" calcext:value-type="float">
            <text:p>5513</text:p>
          </table:table-cell>
          <table:table-cell table:formula="of:=[.A449]/4096" office:value-type="float" office:value="28.875" calcext:value-type="float">
            <text:p>28.875</text:p>
          </table:table-cell>
          <table:table-cell table:formula="of:=[.B449]/4096" office:value-type="float" office:value="1.345947265625" calcext:value-type="float">
            <text:p>1.345947265625</text:p>
          </table:table-cell>
        </table:table-row>
        <table:table-row table:style-name="ro1">
          <table:table-cell office:value-type="float" office:value="118528" calcext:value-type="float">
            <text:p>118528</text:p>
          </table:table-cell>
          <table:table-cell office:value-type="float" office:value="5514" calcext:value-type="float">
            <text:p>5514</text:p>
          </table:table-cell>
          <table:table-cell table:formula="of:=[.A450]/4096" office:value-type="float" office:value="28.9375" calcext:value-type="float">
            <text:p>28.9375</text:p>
          </table:table-cell>
          <table:table-cell table:formula="of:=[.B450]/4096" office:value-type="float" office:value="1.34619140625" calcext:value-type="float">
            <text:p>1.34619140625</text:p>
          </table:table-cell>
        </table:table-row>
        <table:table-row table:style-name="ro1">
          <table:table-cell office:value-type="float" office:value="118784" calcext:value-type="float">
            <text:p>118784</text:p>
          </table:table-cell>
          <table:table-cell office:value-type="float" office:value="5514" calcext:value-type="float">
            <text:p>5514</text:p>
          </table:table-cell>
          <table:table-cell table:formula="of:=[.A451]/4096" office:value-type="float" office:value="29" calcext:value-type="float">
            <text:p>29</text:p>
          </table:table-cell>
          <table:table-cell table:formula="of:=[.B451]/4096" office:value-type="float" office:value="1.34619140625" calcext:value-type="float">
            <text:p>1.34619140625</text:p>
          </table:table-cell>
        </table:table-row>
        <table:table-row table:style-name="ro1">
          <table:table-cell office:value-type="float" office:value="119040" calcext:value-type="float">
            <text:p>119040</text:p>
          </table:table-cell>
          <table:table-cell office:value-type="float" office:value="5512" calcext:value-type="float">
            <text:p>5512</text:p>
          </table:table-cell>
          <table:table-cell table:formula="of:=[.A452]/4096" office:value-type="float" office:value="29.0625" calcext:value-type="float">
            <text:p>29.0625</text:p>
          </table:table-cell>
          <table:table-cell table:formula="of:=[.B452]/4096" office:value-type="float" office:value="1.345703125" calcext:value-type="float">
            <text:p>1.345703125</text:p>
          </table:table-cell>
        </table:table-row>
        <table:table-row table:style-name="ro1">
          <table:table-cell office:value-type="float" office:value="119296" calcext:value-type="float">
            <text:p>119296</text:p>
          </table:table-cell>
          <table:table-cell office:value-type="float" office:value="5508" calcext:value-type="float">
            <text:p>5508</text:p>
          </table:table-cell>
          <table:table-cell table:formula="of:=[.A453]/4096" office:value-type="float" office:value="29.125" calcext:value-type="float">
            <text:p>29.125</text:p>
          </table:table-cell>
          <table:table-cell table:formula="of:=[.B453]/4096" office:value-type="float" office:value="1.3447265625" calcext:value-type="float">
            <text:p>1.3447265625</text:p>
          </table:table-cell>
        </table:table-row>
        <table:table-row table:style-name="ro1">
          <table:table-cell office:value-type="float" office:value="119552" calcext:value-type="float">
            <text:p>119552</text:p>
          </table:table-cell>
          <table:table-cell office:value-type="float" office:value="5501" calcext:value-type="float">
            <text:p>5501</text:p>
          </table:table-cell>
          <table:table-cell table:formula="of:=[.A454]/4096" office:value-type="float" office:value="29.1875" calcext:value-type="float">
            <text:p>29.1875</text:p>
          </table:table-cell>
          <table:table-cell table:formula="of:=[.B454]/4096" office:value-type="float" office:value="1.343017578125" calcext:value-type="float">
            <text:p>1.343017578125</text:p>
          </table:table-cell>
        </table:table-row>
        <table:table-row table:style-name="ro1">
          <table:table-cell office:value-type="float" office:value="119808" calcext:value-type="float">
            <text:p>119808</text:p>
          </table:table-cell>
          <table:table-cell office:value-type="float" office:value="5492" calcext:value-type="float">
            <text:p>5492</text:p>
          </table:table-cell>
          <table:table-cell table:formula="of:=[.A455]/4096" office:value-type="float" office:value="29.25" calcext:value-type="float">
            <text:p>29.25</text:p>
          </table:table-cell>
          <table:table-cell table:formula="of:=[.B455]/4096" office:value-type="float" office:value="1.3408203125" calcext:value-type="float">
            <text:p>1.3408203125</text:p>
          </table:table-cell>
        </table:table-row>
        <table:table-row table:style-name="ro1">
          <table:table-cell office:value-type="float" office:value="120064" calcext:value-type="float">
            <text:p>120064</text:p>
          </table:table-cell>
          <table:table-cell office:value-type="float" office:value="5480" calcext:value-type="float">
            <text:p>5480</text:p>
          </table:table-cell>
          <table:table-cell table:formula="of:=[.A456]/4096" office:value-type="float" office:value="29.3125" calcext:value-type="float">
            <text:p>29.3125</text:p>
          </table:table-cell>
          <table:table-cell table:formula="of:=[.B456]/4096" office:value-type="float" office:value="1.337890625" calcext:value-type="float">
            <text:p>1.337890625</text:p>
          </table:table-cell>
        </table:table-row>
        <table:table-row table:style-name="ro1">
          <table:table-cell office:value-type="float" office:value="120320" calcext:value-type="float">
            <text:p>120320</text:p>
          </table:table-cell>
          <table:table-cell office:value-type="float" office:value="5466" calcext:value-type="float">
            <text:p>5466</text:p>
          </table:table-cell>
          <table:table-cell table:formula="of:=[.A457]/4096" office:value-type="float" office:value="29.375" calcext:value-type="float">
            <text:p>29.375</text:p>
          </table:table-cell>
          <table:table-cell table:formula="of:=[.B457]/4096" office:value-type="float" office:value="1.33447265625" calcext:value-type="float">
            <text:p>1.33447265625</text:p>
          </table:table-cell>
        </table:table-row>
        <table:table-row table:style-name="ro1">
          <table:table-cell office:value-type="float" office:value="120576" calcext:value-type="float">
            <text:p>120576</text:p>
          </table:table-cell>
          <table:table-cell office:value-type="float" office:value="5449" calcext:value-type="float">
            <text:p>5449</text:p>
          </table:table-cell>
          <table:table-cell table:formula="of:=[.A458]/4096" office:value-type="float" office:value="29.4375" calcext:value-type="float">
            <text:p>29.4375</text:p>
          </table:table-cell>
          <table:table-cell table:formula="of:=[.B458]/4096" office:value-type="float" office:value="1.330322265625" calcext:value-type="float">
            <text:p>1.330322265625</text:p>
          </table:table-cell>
        </table:table-row>
        <table:table-row table:style-name="ro1">
          <table:table-cell office:value-type="float" office:value="120832" calcext:value-type="float">
            <text:p>120832</text:p>
          </table:table-cell>
          <table:table-cell office:value-type="float" office:value="5430" calcext:value-type="float">
            <text:p>5430</text:p>
          </table:table-cell>
          <table:table-cell table:formula="of:=[.A459]/4096" office:value-type="float" office:value="29.5" calcext:value-type="float">
            <text:p>29.5</text:p>
          </table:table-cell>
          <table:table-cell table:formula="of:=[.B459]/4096" office:value-type="float" office:value="1.32568359375" calcext:value-type="float">
            <text:p>1.32568359375</text:p>
          </table:table-cell>
        </table:table-row>
        <table:table-row table:style-name="ro1">
          <table:table-cell office:value-type="float" office:value="121088" calcext:value-type="float">
            <text:p>121088</text:p>
          </table:table-cell>
          <table:table-cell office:value-type="float" office:value="5408" calcext:value-type="float">
            <text:p>5408</text:p>
          </table:table-cell>
          <table:table-cell table:formula="of:=[.A460]/4096" office:value-type="float" office:value="29.5625" calcext:value-type="float">
            <text:p>29.5625</text:p>
          </table:table-cell>
          <table:table-cell table:formula="of:=[.B460]/4096" office:value-type="float" office:value="1.3203125" calcext:value-type="float">
            <text:p>1.3203125</text:p>
          </table:table-cell>
        </table:table-row>
        <table:table-row table:style-name="ro1">
          <table:table-cell office:value-type="float" office:value="121344" calcext:value-type="float">
            <text:p>121344</text:p>
          </table:table-cell>
          <table:table-cell office:value-type="float" office:value="5384" calcext:value-type="float">
            <text:p>5384</text:p>
          </table:table-cell>
          <table:table-cell table:formula="of:=[.A461]/4096" office:value-type="float" office:value="29.625" calcext:value-type="float">
            <text:p>29.625</text:p>
          </table:table-cell>
          <table:table-cell table:formula="of:=[.B461]/4096" office:value-type="float" office:value="1.314453125" calcext:value-type="float">
            <text:p>1.314453125</text:p>
          </table:table-cell>
        </table:table-row>
        <table:table-row table:style-name="ro1">
          <table:table-cell office:value-type="float" office:value="121600" calcext:value-type="float">
            <text:p>121600</text:p>
          </table:table-cell>
          <table:table-cell office:value-type="float" office:value="5358" calcext:value-type="float">
            <text:p>5358</text:p>
          </table:table-cell>
          <table:table-cell table:formula="of:=[.A462]/4096" office:value-type="float" office:value="29.6875" calcext:value-type="float">
            <text:p>29.6875</text:p>
          </table:table-cell>
          <table:table-cell table:formula="of:=[.B462]/4096" office:value-type="float" office:value="1.30810546875" calcext:value-type="float">
            <text:p>1.30810546875</text:p>
          </table:table-cell>
        </table:table-row>
        <table:table-row table:style-name="ro1">
          <table:table-cell office:value-type="float" office:value="121856" calcext:value-type="float">
            <text:p>121856</text:p>
          </table:table-cell>
          <table:table-cell office:value-type="float" office:value="5329" calcext:value-type="float">
            <text:p>5329</text:p>
          </table:table-cell>
          <table:table-cell table:formula="of:=[.A463]/4096" office:value-type="float" office:value="29.75" calcext:value-type="float">
            <text:p>29.75</text:p>
          </table:table-cell>
          <table:table-cell table:formula="of:=[.B463]/4096" office:value-type="float" office:value="1.301025390625" calcext:value-type="float">
            <text:p>1.301025390625</text:p>
          </table:table-cell>
        </table:table-row>
        <table:table-row table:style-name="ro1">
          <table:table-cell office:value-type="float" office:value="122112" calcext:value-type="float">
            <text:p>122112</text:p>
          </table:table-cell>
          <table:table-cell office:value-type="float" office:value="5298" calcext:value-type="float">
            <text:p>5298</text:p>
          </table:table-cell>
          <table:table-cell table:formula="of:=[.A464]/4096" office:value-type="float" office:value="29.8125" calcext:value-type="float">
            <text:p>29.8125</text:p>
          </table:table-cell>
          <table:table-cell table:formula="of:=[.B464]/4096" office:value-type="float" office:value="1.29345703125" calcext:value-type="float">
            <text:p>1.29345703125</text:p>
          </table:table-cell>
        </table:table-row>
        <table:table-row table:style-name="ro1">
          <table:table-cell office:value-type="float" office:value="122368" calcext:value-type="float">
            <text:p>122368</text:p>
          </table:table-cell>
          <table:table-cell office:value-type="float" office:value="5264" calcext:value-type="float">
            <text:p>5264</text:p>
          </table:table-cell>
          <table:table-cell table:formula="of:=[.A465]/4096" office:value-type="float" office:value="29.875" calcext:value-type="float">
            <text:p>29.875</text:p>
          </table:table-cell>
          <table:table-cell table:formula="of:=[.B465]/4096" office:value-type="float" office:value="1.28515625" calcext:value-type="float">
            <text:p>1.28515625</text:p>
          </table:table-cell>
        </table:table-row>
        <table:table-row table:style-name="ro1">
          <table:table-cell office:value-type="float" office:value="122624" calcext:value-type="float">
            <text:p>122624</text:p>
          </table:table-cell>
          <table:table-cell office:value-type="float" office:value="5228" calcext:value-type="float">
            <text:p>5228</text:p>
          </table:table-cell>
          <table:table-cell table:formula="of:=[.A466]/4096" office:value-type="float" office:value="29.9375" calcext:value-type="float">
            <text:p>29.9375</text:p>
          </table:table-cell>
          <table:table-cell table:formula="of:=[.B466]/4096" office:value-type="float" office:value="1.2763671875" calcext:value-type="float">
            <text:p>1.2763671875</text:p>
          </table:table-cell>
        </table:table-row>
        <table:table-row table:style-name="ro1">
          <table:table-cell office:value-type="float" office:value="122880" calcext:value-type="float">
            <text:p>122880</text:p>
          </table:table-cell>
          <table:table-cell office:value-type="float" office:value="5189" calcext:value-type="float">
            <text:p>5189</text:p>
          </table:table-cell>
          <table:table-cell table:formula="of:=[.A467]/4096" office:value-type="float" office:value="30" calcext:value-type="float">
            <text:p>30</text:p>
          </table:table-cell>
          <table:table-cell table:formula="of:=[.B467]/4096" office:value-type="float" office:value="1.266845703125" calcext:value-type="float">
            <text:p>1.266845703125</text:p>
          </table:table-cell>
        </table:table-row>
        <table:table-row table:style-name="ro1">
          <table:table-cell office:value-type="float" office:value="123136" calcext:value-type="float">
            <text:p>123136</text:p>
          </table:table-cell>
          <table:table-cell office:value-type="float" office:value="5148" calcext:value-type="float">
            <text:p>5148</text:p>
          </table:table-cell>
          <table:table-cell table:formula="of:=[.A468]/4096" office:value-type="float" office:value="30.0625" calcext:value-type="float">
            <text:p>30.0625</text:p>
          </table:table-cell>
          <table:table-cell table:formula="of:=[.B468]/4096" office:value-type="float" office:value="1.2568359375" calcext:value-type="float">
            <text:p>1.2568359375</text:p>
          </table:table-cell>
        </table:table-row>
        <table:table-row table:style-name="ro1">
          <table:table-cell office:value-type="float" office:value="123392" calcext:value-type="float">
            <text:p>123392</text:p>
          </table:table-cell>
          <table:table-cell office:value-type="float" office:value="5104" calcext:value-type="float">
            <text:p>5104</text:p>
          </table:table-cell>
          <table:table-cell table:formula="of:=[.A469]/4096" office:value-type="float" office:value="30.125" calcext:value-type="float">
            <text:p>30.125</text:p>
          </table:table-cell>
          <table:table-cell table:formula="of:=[.B469]/4096" office:value-type="float" office:value="1.24609375" calcext:value-type="float">
            <text:p>1.24609375</text:p>
          </table:table-cell>
        </table:table-row>
        <table:table-row table:style-name="ro1">
          <table:table-cell office:value-type="float" office:value="123648" calcext:value-type="float">
            <text:p>123648</text:p>
          </table:table-cell>
          <table:table-cell office:value-type="float" office:value="5058" calcext:value-type="float">
            <text:p>5058</text:p>
          </table:table-cell>
          <table:table-cell table:formula="of:=[.A470]/4096" office:value-type="float" office:value="30.1875" calcext:value-type="float">
            <text:p>30.1875</text:p>
          </table:table-cell>
          <table:table-cell table:formula="of:=[.B470]/4096" office:value-type="float" office:value="1.23486328125" calcext:value-type="float">
            <text:p>1.23486328125</text:p>
          </table:table-cell>
        </table:table-row>
        <table:table-row table:style-name="ro1">
          <table:table-cell office:value-type="float" office:value="123904" calcext:value-type="float">
            <text:p>123904</text:p>
          </table:table-cell>
          <table:table-cell office:value-type="float" office:value="5009" calcext:value-type="float">
            <text:p>5009</text:p>
          </table:table-cell>
          <table:table-cell table:formula="of:=[.A471]/4096" office:value-type="float" office:value="30.25" calcext:value-type="float">
            <text:p>30.25</text:p>
          </table:table-cell>
          <table:table-cell table:formula="of:=[.B471]/4096" office:value-type="float" office:value="1.222900390625" calcext:value-type="float">
            <text:p>1.222900390625</text:p>
          </table:table-cell>
        </table:table-row>
        <table:table-row table:style-name="ro1">
          <table:table-cell office:value-type="float" office:value="124160" calcext:value-type="float">
            <text:p>124160</text:p>
          </table:table-cell>
          <table:table-cell office:value-type="float" office:value="4958" calcext:value-type="float">
            <text:p>4958</text:p>
          </table:table-cell>
          <table:table-cell table:formula="of:=[.A472]/4096" office:value-type="float" office:value="30.3125" calcext:value-type="float">
            <text:p>30.3125</text:p>
          </table:table-cell>
          <table:table-cell table:formula="of:=[.B472]/4096" office:value-type="float" office:value="1.21044921875" calcext:value-type="float">
            <text:p>1.21044921875</text:p>
          </table:table-cell>
        </table:table-row>
        <table:table-row table:style-name="ro1">
          <table:table-cell office:value-type="float" office:value="124416" calcext:value-type="float">
            <text:p>124416</text:p>
          </table:table-cell>
          <table:table-cell office:value-type="float" office:value="4905" calcext:value-type="float">
            <text:p>4905</text:p>
          </table:table-cell>
          <table:table-cell table:formula="of:=[.A473]/4096" office:value-type="float" office:value="30.375" calcext:value-type="float">
            <text:p>30.375</text:p>
          </table:table-cell>
          <table:table-cell table:formula="of:=[.B473]/4096" office:value-type="float" office:value="1.197509765625" calcext:value-type="float">
            <text:p>1.197509765625</text:p>
          </table:table-cell>
        </table:table-row>
        <table:table-row table:style-name="ro1">
          <table:table-cell office:value-type="float" office:value="124672" calcext:value-type="float">
            <text:p>124672</text:p>
          </table:table-cell>
          <table:table-cell office:value-type="float" office:value="4849" calcext:value-type="float">
            <text:p>4849</text:p>
          </table:table-cell>
          <table:table-cell table:formula="of:=[.A474]/4096" office:value-type="float" office:value="30.4375" calcext:value-type="float">
            <text:p>30.4375</text:p>
          </table:table-cell>
          <table:table-cell table:formula="of:=[.B474]/4096" office:value-type="float" office:value="1.183837890625" calcext:value-type="float">
            <text:p>1.183837890625</text:p>
          </table:table-cell>
        </table:table-row>
        <table:table-row table:style-name="ro1">
          <table:table-cell office:value-type="float" office:value="124928" calcext:value-type="float">
            <text:p>124928</text:p>
          </table:table-cell>
          <table:table-cell office:value-type="float" office:value="4791" calcext:value-type="float">
            <text:p>4791</text:p>
          </table:table-cell>
          <table:table-cell table:formula="of:=[.A475]/4096" office:value-type="float" office:value="30.5" calcext:value-type="float">
            <text:p>30.5</text:p>
          </table:table-cell>
          <table:table-cell table:formula="of:=[.B475]/4096" office:value-type="float" office:value="1.169677734375" calcext:value-type="float">
            <text:p>1.169677734375</text:p>
          </table:table-cell>
        </table:table-row>
        <table:table-row table:style-name="ro1">
          <table:table-cell office:value-type="float" office:value="125184" calcext:value-type="float">
            <text:p>125184</text:p>
          </table:table-cell>
          <table:table-cell office:value-type="float" office:value="4730" calcext:value-type="float">
            <text:p>4730</text:p>
          </table:table-cell>
          <table:table-cell table:formula="of:=[.A476]/4096" office:value-type="float" office:value="30.5625" calcext:value-type="float">
            <text:p>30.5625</text:p>
          </table:table-cell>
          <table:table-cell table:formula="of:=[.B476]/4096" office:value-type="float" office:value="1.15478515625" calcext:value-type="float">
            <text:p>1.15478515625</text:p>
          </table:table-cell>
        </table:table-row>
        <table:table-row table:style-name="ro1">
          <table:table-cell office:value-type="float" office:value="125440" calcext:value-type="float">
            <text:p>125440</text:p>
          </table:table-cell>
          <table:table-cell office:value-type="float" office:value="4667" calcext:value-type="float">
            <text:p>4667</text:p>
          </table:table-cell>
          <table:table-cell table:formula="of:=[.A477]/4096" office:value-type="float" office:value="30.625" calcext:value-type="float">
            <text:p>30.625</text:p>
          </table:table-cell>
          <table:table-cell table:formula="of:=[.B477]/4096" office:value-type="float" office:value="1.139404296875" calcext:value-type="float">
            <text:p>1.139404296875</text:p>
          </table:table-cell>
        </table:table-row>
        <table:table-row table:style-name="ro1">
          <table:table-cell office:value-type="float" office:value="125696" calcext:value-type="float">
            <text:p>125696</text:p>
          </table:table-cell>
          <table:table-cell office:value-type="float" office:value="4601" calcext:value-type="float">
            <text:p>4601</text:p>
          </table:table-cell>
          <table:table-cell table:formula="of:=[.A478]/4096" office:value-type="float" office:value="30.6875" calcext:value-type="float">
            <text:p>30.6875</text:p>
          </table:table-cell>
          <table:table-cell table:formula="of:=[.B478]/4096" office:value-type="float" office:value="1.123291015625" calcext:value-type="float">
            <text:p>1.123291015625</text:p>
          </table:table-cell>
        </table:table-row>
        <table:table-row table:style-name="ro1">
          <table:table-cell office:value-type="float" office:value="125952" calcext:value-type="float">
            <text:p>125952</text:p>
          </table:table-cell>
          <table:table-cell office:value-type="float" office:value="4533" calcext:value-type="float">
            <text:p>4533</text:p>
          </table:table-cell>
          <table:table-cell table:formula="of:=[.A479]/4096" office:value-type="float" office:value="30.75" calcext:value-type="float">
            <text:p>30.75</text:p>
          </table:table-cell>
          <table:table-cell table:formula="of:=[.B479]/4096" office:value-type="float" office:value="1.106689453125" calcext:value-type="float">
            <text:p>1.106689453125</text:p>
          </table:table-cell>
        </table:table-row>
        <table:table-row table:style-name="ro1">
          <table:table-cell office:value-type="float" office:value="126208" calcext:value-type="float">
            <text:p>126208</text:p>
          </table:table-cell>
          <table:table-cell office:value-type="float" office:value="4462" calcext:value-type="float">
            <text:p>4462</text:p>
          </table:table-cell>
          <table:table-cell table:formula="of:=[.A480]/4096" office:value-type="float" office:value="30.8125" calcext:value-type="float">
            <text:p>30.8125</text:p>
          </table:table-cell>
          <table:table-cell table:formula="of:=[.B480]/4096" office:value-type="float" office:value="1.08935546875" calcext:value-type="float">
            <text:p>1.08935546875</text:p>
          </table:table-cell>
        </table:table-row>
        <table:table-row table:style-name="ro1">
          <table:table-cell office:value-type="float" office:value="126464" calcext:value-type="float">
            <text:p>126464</text:p>
          </table:table-cell>
          <table:table-cell office:value-type="float" office:value="4389" calcext:value-type="float">
            <text:p>4389</text:p>
          </table:table-cell>
          <table:table-cell table:formula="of:=[.A481]/4096" office:value-type="float" office:value="30.875" calcext:value-type="float">
            <text:p>30.875</text:p>
          </table:table-cell>
          <table:table-cell table:formula="of:=[.B481]/4096" office:value-type="float" office:value="1.071533203125" calcext:value-type="float">
            <text:p>1.071533203125</text:p>
          </table:table-cell>
        </table:table-row>
        <table:table-row table:style-name="ro1">
          <table:table-cell office:value-type="float" office:value="126720" calcext:value-type="float">
            <text:p>126720</text:p>
          </table:table-cell>
          <table:table-cell office:value-type="float" office:value="4313" calcext:value-type="float">
            <text:p>4313</text:p>
          </table:table-cell>
          <table:table-cell table:formula="of:=[.A482]/4096" office:value-type="float" office:value="30.9375" calcext:value-type="float">
            <text:p>30.9375</text:p>
          </table:table-cell>
          <table:table-cell table:formula="of:=[.B482]/4096" office:value-type="float" office:value="1.052978515625" calcext:value-type="float">
            <text:p>1.052978515625</text:p>
          </table:table-cell>
        </table:table-row>
        <table:table-row table:style-name="ro1">
          <table:table-cell office:value-type="float" office:value="126976" calcext:value-type="float">
            <text:p>126976</text:p>
          </table:table-cell>
          <table:table-cell office:value-type="float" office:value="4235" calcext:value-type="float">
            <text:p>4235</text:p>
          </table:table-cell>
          <table:table-cell table:formula="of:=[.A483]/4096" office:value-type="float" office:value="31" calcext:value-type="float">
            <text:p>31</text:p>
          </table:table-cell>
          <table:table-cell table:formula="of:=[.B483]/4096" office:value-type="float" office:value="1.033935546875" calcext:value-type="float">
            <text:p>1.033935546875</text:p>
          </table:table-cell>
        </table:table-row>
        <table:table-row table:style-name="ro1">
          <table:table-cell office:value-type="float" office:value="127232" calcext:value-type="float">
            <text:p>127232</text:p>
          </table:table-cell>
          <table:table-cell office:value-type="float" office:value="4155" calcext:value-type="float">
            <text:p>4155</text:p>
          </table:table-cell>
          <table:table-cell table:formula="of:=[.A484]/4096" office:value-type="float" office:value="31.0625" calcext:value-type="float">
            <text:p>31.0625</text:p>
          </table:table-cell>
          <table:table-cell table:formula="of:=[.B484]/4096" office:value-type="float" office:value="1.014404296875" calcext:value-type="float">
            <text:p>1.014404296875</text:p>
          </table:table-cell>
        </table:table-row>
        <table:table-row table:style-name="ro1">
          <table:table-cell office:value-type="float" office:value="127488" calcext:value-type="float">
            <text:p>127488</text:p>
          </table:table-cell>
          <table:table-cell office:value-type="float" office:value="4072" calcext:value-type="float">
            <text:p>4072</text:p>
          </table:table-cell>
          <table:table-cell table:formula="of:=[.A485]/4096" office:value-type="float" office:value="31.125" calcext:value-type="float">
            <text:p>31.125</text:p>
          </table:table-cell>
          <table:table-cell table:formula="of:=[.B485]/4096" office:value-type="float" office:value="0.994140625" calcext:value-type="float">
            <text:p>0.994140625</text:p>
          </table:table-cell>
        </table:table-row>
        <table:table-row table:style-name="ro1">
          <table:table-cell office:value-type="float" office:value="127744" calcext:value-type="float">
            <text:p>127744</text:p>
          </table:table-cell>
          <table:table-cell office:value-type="float" office:value="3987" calcext:value-type="float">
            <text:p>3987</text:p>
          </table:table-cell>
          <table:table-cell table:formula="of:=[.A486]/4096" office:value-type="float" office:value="31.1875" calcext:value-type="float">
            <text:p>31.1875</text:p>
          </table:table-cell>
          <table:table-cell table:formula="of:=[.B486]/4096" office:value-type="float" office:value="0.973388671875" calcext:value-type="float">
            <text:p>0.973388671875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899" calcext:value-type="float">
            <text:p>3899</text:p>
          </table:table-cell>
          <table:table-cell table:formula="of:=[.A487]/4096" office:value-type="float" office:value="31.25" calcext:value-type="float">
            <text:p>31.25</text:p>
          </table:table-cell>
          <table:table-cell table:formula="of:=[.B487]/4096" office:value-type="float" office:value="0.951904296875" calcext:value-type="float">
            <text:p>0.951904296875</text:p>
          </table:table-cell>
        </table:table-row>
        <table:table-row table:style-name="ro1">
          <table:table-cell office:value-type="float" office:value="128256" calcext:value-type="float">
            <text:p>128256</text:p>
          </table:table-cell>
          <table:table-cell office:value-type="float" office:value="3809" calcext:value-type="float">
            <text:p>3809</text:p>
          </table:table-cell>
          <table:table-cell table:formula="of:=[.A488]/4096" office:value-type="float" office:value="31.3125" calcext:value-type="float">
            <text:p>31.3125</text:p>
          </table:table-cell>
          <table:table-cell table:formula="of:=[.B488]/4096" office:value-type="float" office:value="0.929931640625" calcext:value-type="float">
            <text:p>0.929931640625</text:p>
          </table:table-cell>
        </table:table-row>
        <table:table-row table:style-name="ro1">
          <table:table-cell office:value-type="float" office:value="128512" calcext:value-type="float">
            <text:p>128512</text:p>
          </table:table-cell>
          <table:table-cell office:value-type="float" office:value="3716" calcext:value-type="float">
            <text:p>3716</text:p>
          </table:table-cell>
          <table:table-cell table:formula="of:=[.A489]/4096" office:value-type="float" office:value="31.375" calcext:value-type="float">
            <text:p>31.375</text:p>
          </table:table-cell>
          <table:table-cell table:formula="of:=[.B489]/4096" office:value-type="float" office:value="0.9072265625" calcext:value-type="float">
            <text:p>0.9072265625</text:p>
          </table:table-cell>
        </table:table-row>
        <table:table-row table:style-name="ro1">
          <table:table-cell office:value-type="float" office:value="128768" calcext:value-type="float">
            <text:p>128768</text:p>
          </table:table-cell>
          <table:table-cell office:value-type="float" office:value="3621" calcext:value-type="float">
            <text:p>3621</text:p>
          </table:table-cell>
          <table:table-cell table:formula="of:=[.A490]/4096" office:value-type="float" office:value="31.4375" calcext:value-type="float">
            <text:p>31.4375</text:p>
          </table:table-cell>
          <table:table-cell table:formula="of:=[.B490]/4096" office:value-type="float" office:value="0.884033203125" calcext:value-type="float">
            <text:p>0.884033203125</text:p>
          </table:table-cell>
        </table:table-row>
        <table:table-row table:style-name="ro1">
          <table:table-cell office:value-type="float" office:value="129024" calcext:value-type="float">
            <text:p>129024</text:p>
          </table:table-cell>
          <table:table-cell office:value-type="float" office:value="3523" calcext:value-type="float">
            <text:p>3523</text:p>
          </table:table-cell>
          <table:table-cell table:formula="of:=[.A491]/4096" office:value-type="float" office:value="31.5" calcext:value-type="float">
            <text:p>31.5</text:p>
          </table:table-cell>
          <table:table-cell table:formula="of:=[.B491]/4096" office:value-type="float" office:value="0.860107421875" calcext:value-type="float">
            <text:p>0.860107421875</text:p>
          </table:table-cell>
        </table:table-row>
        <table:table-row table:style-name="ro1">
          <table:table-cell office:value-type="float" office:value="129280" calcext:value-type="float">
            <text:p>129280</text:p>
          </table:table-cell>
          <table:table-cell office:value-type="float" office:value="3423" calcext:value-type="float">
            <text:p>3423</text:p>
          </table:table-cell>
          <table:table-cell table:formula="of:=[.A492]/4096" office:value-type="float" office:value="31.5625" calcext:value-type="float">
            <text:p>31.5625</text:p>
          </table:table-cell>
          <table:table-cell table:formula="of:=[.B492]/4096" office:value-type="float" office:value="0.835693359375" calcext:value-type="float">
            <text:p>0.835693359375</text:p>
          </table:table-cell>
        </table:table-row>
        <table:table-row table:style-name="ro1">
          <table:table-cell office:value-type="float" office:value="129536" calcext:value-type="float">
            <text:p>129536</text:p>
          </table:table-cell>
          <table:table-cell office:value-type="float" office:value="3320" calcext:value-type="float">
            <text:p>3320</text:p>
          </table:table-cell>
          <table:table-cell table:formula="of:=[.A493]/4096" office:value-type="float" office:value="31.625" calcext:value-type="float">
            <text:p>31.625</text:p>
          </table:table-cell>
          <table:table-cell table:formula="of:=[.B493]/4096" office:value-type="float" office:value="0.810546875" calcext:value-type="float">
            <text:p>0.810546875</text:p>
          </table:table-cell>
        </table:table-row>
        <table:table-row table:style-name="ro1">
          <table:table-cell office:value-type="float" office:value="129792" calcext:value-type="float">
            <text:p>129792</text:p>
          </table:table-cell>
          <table:table-cell office:value-type="float" office:value="3215" calcext:value-type="float">
            <text:p>3215</text:p>
          </table:table-cell>
          <table:table-cell table:formula="of:=[.A494]/4096" office:value-type="float" office:value="31.6875" calcext:value-type="float">
            <text:p>31.6875</text:p>
          </table:table-cell>
          <table:table-cell table:formula="of:=[.B494]/4096" office:value-type="float" office:value="0.784912109375" calcext:value-type="float">
            <text:p>0.784912109375</text:p>
          </table:table-cell>
        </table:table-row>
        <table:table-row table:style-name="ro1">
          <table:table-cell office:value-type="float" office:value="130048" calcext:value-type="float">
            <text:p>130048</text:p>
          </table:table-cell>
          <table:table-cell office:value-type="float" office:value="3108" calcext:value-type="float">
            <text:p>3108</text:p>
          </table:table-cell>
          <table:table-cell table:formula="of:=[.A495]/4096" office:value-type="float" office:value="31.75" calcext:value-type="float">
            <text:p>31.75</text:p>
          </table:table-cell>
          <table:table-cell table:formula="of:=[.B495]/4096" office:value-type="float" office:value="0.7587890625" calcext:value-type="float">
            <text:p>0.7587890625</text:p>
          </table:table-cell>
        </table:table-row>
        <table:table-row table:style-name="ro1">
          <table:table-cell office:value-type="float" office:value="130304" calcext:value-type="float">
            <text:p>130304</text:p>
          </table:table-cell>
          <table:table-cell office:value-type="float" office:value="2998" calcext:value-type="float">
            <text:p>2998</text:p>
          </table:table-cell>
          <table:table-cell table:formula="of:=[.A496]/4096" office:value-type="float" office:value="31.8125" calcext:value-type="float">
            <text:p>31.8125</text:p>
          </table:table-cell>
          <table:table-cell table:formula="of:=[.B496]/4096" office:value-type="float" office:value="0.73193359375" calcext:value-type="float">
            <text:p>0.73193359375</text:p>
          </table:table-cell>
        </table:table-row>
        <table:table-row table:style-name="ro1">
          <table:table-cell office:value-type="float" office:value="130560" calcext:value-type="float">
            <text:p>130560</text:p>
          </table:table-cell>
          <table:table-cell office:value-type="float" office:value="2886" calcext:value-type="float">
            <text:p>2886</text:p>
          </table:table-cell>
          <table:table-cell table:formula="of:=[.A497]/4096" office:value-type="float" office:value="31.875" calcext:value-type="float">
            <text:p>31.875</text:p>
          </table:table-cell>
          <table:table-cell table:formula="of:=[.B497]/4096" office:value-type="float" office:value="0.70458984375" calcext:value-type="float">
            <text:p>0.70458984375</text:p>
          </table:table-cell>
        </table:table-row>
        <table:table-row table:style-name="ro1">
          <table:table-cell office:value-type="float" office:value="130816" calcext:value-type="float">
            <text:p>130816</text:p>
          </table:table-cell>
          <table:table-cell office:value-type="float" office:value="2771" calcext:value-type="float">
            <text:p>2771</text:p>
          </table:table-cell>
          <table:table-cell table:formula="of:=[.A498]/4096" office:value-type="float" office:value="31.9375" calcext:value-type="float">
            <text:p>31.9375</text:p>
          </table:table-cell>
          <table:table-cell table:formula="of:=[.B498]/4096" office:value-type="float" office:value="0.676513671875" calcext:value-type="float">
            <text:p>0.67651367187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654" calcext:value-type="float">
            <text:p>2654</text:p>
          </table:table-cell>
          <table:table-cell table:formula="of:=[.A499]/4096" office:value-type="float" office:value="32" calcext:value-type="float">
            <text:p>32</text:p>
          </table:table-cell>
          <table:table-cell table:formula="of:=[.B499]/4096" office:value-type="float" office:value="0.64794921875" calcext:value-type="float">
            <text:p>0.64794921875</text:p>
          </table:table-cell>
        </table:table-row>
        <table:table-row table:style-name="ro1">
          <table:table-cell office:value-type="float" office:value="131328" calcext:value-type="float">
            <text:p>131328</text:p>
          </table:table-cell>
          <table:table-cell office:value-type="float" office:value="2534" calcext:value-type="float">
            <text:p>2534</text:p>
          </table:table-cell>
          <table:table-cell table:formula="of:=[.A500]/4096" office:value-type="float" office:value="32.0625" calcext:value-type="float">
            <text:p>32.0625</text:p>
          </table:table-cell>
          <table:table-cell table:formula="of:=[.B500]/4096" office:value-type="float" office:value="0.61865234375" calcext:value-type="float">
            <text:p>0.61865234375</text:p>
          </table:table-cell>
        </table:table-row>
        <table:table-row table:style-name="ro1">
          <table:table-cell office:value-type="float" office:value="131584" calcext:value-type="float">
            <text:p>131584</text:p>
          </table:table-cell>
          <table:table-cell office:value-type="float" office:value="2412" calcext:value-type="float">
            <text:p>2412</text:p>
          </table:table-cell>
          <table:table-cell table:formula="of:=[.A501]/4096" office:value-type="float" office:value="32.125" calcext:value-type="float">
            <text:p>32.125</text:p>
          </table:table-cell>
          <table:table-cell table:formula="of:=[.B501]/4096" office:value-type="float" office:value="0.5888671875" calcext:value-type="float">
            <text:p>0.5888671875</text:p>
          </table:table-cell>
        </table:table-row>
        <table:table-row table:style-name="ro1">
          <table:table-cell office:value-type="float" office:value="131840" calcext:value-type="float">
            <text:p>131840</text:p>
          </table:table-cell>
          <table:table-cell office:value-type="float" office:value="2287" calcext:value-type="float">
            <text:p>2287</text:p>
          </table:table-cell>
          <table:table-cell table:formula="of:=[.A502]/4096" office:value-type="float" office:value="32.1875" calcext:value-type="float">
            <text:p>32.1875</text:p>
          </table:table-cell>
          <table:table-cell table:formula="of:=[.B502]/4096" office:value-type="float" office:value="0.558349609375" calcext:value-type="float">
            <text:p>0.558349609375</text:p>
          </table:table-cell>
        </table:table-row>
        <table:table-row table:style-name="ro1">
          <table:table-cell office:value-type="float" office:value="132096" calcext:value-type="float">
            <text:p>132096</text:p>
          </table:table-cell>
          <table:table-cell office:value-type="float" office:value="2160" calcext:value-type="float">
            <text:p>2160</text:p>
          </table:table-cell>
          <table:table-cell table:formula="of:=[.A503]/4096" office:value-type="float" office:value="32.25" calcext:value-type="float">
            <text:p>32.25</text:p>
          </table:table-cell>
          <table:table-cell table:formula="of:=[.B503]/4096" office:value-type="float" office:value="0.52734375" calcext:value-type="float">
            <text:p>0.52734375</text:p>
          </table:table-cell>
        </table:table-row>
        <table:table-row table:style-name="ro1">
          <table:table-cell office:value-type="float" office:value="132352" calcext:value-type="float">
            <text:p>132352</text:p>
          </table:table-cell>
          <table:table-cell office:value-type="float" office:value="2030" calcext:value-type="float">
            <text:p>2030</text:p>
          </table:table-cell>
          <table:table-cell table:formula="of:=[.A504]/4096" office:value-type="float" office:value="32.3125" calcext:value-type="float">
            <text:p>32.3125</text:p>
          </table:table-cell>
          <table:table-cell table:formula="of:=[.B504]/4096" office:value-type="float" office:value="0.49560546875" calcext:value-type="float">
            <text:p>0.49560546875</text:p>
          </table:table-cell>
        </table:table-row>
        <table:table-row table:style-name="ro1">
          <table:table-cell office:value-type="float" office:value="132608" calcext:value-type="float">
            <text:p>132608</text:p>
          </table:table-cell>
          <table:table-cell office:value-type="float" office:value="1898" calcext:value-type="float">
            <text:p>1898</text:p>
          </table:table-cell>
          <table:table-cell table:formula="of:=[.A505]/4096" office:value-type="float" office:value="32.375" calcext:value-type="float">
            <text:p>32.375</text:p>
          </table:table-cell>
          <table:table-cell table:formula="of:=[.B505]/4096" office:value-type="float" office:value="0.46337890625" calcext:value-type="float">
            <text:p>0.46337890625</text:p>
          </table:table-cell>
        </table:table-row>
        <table:table-row table:style-name="ro1">
          <table:table-cell office:value-type="float" office:value="132864" calcext:value-type="float">
            <text:p>132864</text:p>
          </table:table-cell>
          <table:table-cell office:value-type="float" office:value="1764" calcext:value-type="float">
            <text:p>1764</text:p>
          </table:table-cell>
          <table:table-cell table:formula="of:=[.A506]/4096" office:value-type="float" office:value="32.4375" calcext:value-type="float">
            <text:p>32.4375</text:p>
          </table:table-cell>
          <table:table-cell table:formula="of:=[.B506]/4096" office:value-type="float" office:value="0.4306640625" calcext:value-type="float">
            <text:p>0.4306640625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float" office:value="1627" calcext:value-type="float">
            <text:p>1627</text:p>
          </table:table-cell>
          <table:table-cell table:formula="of:=[.A507]/4096" office:value-type="float" office:value="32.5" calcext:value-type="float">
            <text:p>32.5</text:p>
          </table:table-cell>
          <table:table-cell table:formula="of:=[.B507]/4096" office:value-type="float" office:value="0.397216796875" calcext:value-type="float">
            <text:p>0.397216796875</text:p>
          </table:table-cell>
        </table:table-row>
        <table:table-row table:style-name="ro1">
          <table:table-cell office:value-type="float" office:value="133376" calcext:value-type="float">
            <text:p>133376</text:p>
          </table:table-cell>
          <table:table-cell office:value-type="float" office:value="1488" calcext:value-type="float">
            <text:p>1488</text:p>
          </table:table-cell>
          <table:table-cell table:formula="of:=[.A508]/4096" office:value-type="float" office:value="32.5625" calcext:value-type="float">
            <text:p>32.5625</text:p>
          </table:table-cell>
          <table:table-cell table:formula="of:=[.B508]/4096" office:value-type="float" office:value="0.36328125" calcext:value-type="float">
            <text:p>0.36328125</text:p>
          </table:table-cell>
        </table:table-row>
        <table:table-row table:style-name="ro1">
          <table:table-cell office:value-type="float" office:value="133632" calcext:value-type="float">
            <text:p>133632</text:p>
          </table:table-cell>
          <table:table-cell office:value-type="float" office:value="1346" calcext:value-type="float">
            <text:p>1346</text:p>
          </table:table-cell>
          <table:table-cell table:formula="of:=[.A509]/4096" office:value-type="float" office:value="32.625" calcext:value-type="float">
            <text:p>32.625</text:p>
          </table:table-cell>
          <table:table-cell table:formula="of:=[.B509]/4096" office:value-type="float" office:value="0.32861328125" calcext:value-type="float">
            <text:p>0.32861328125</text:p>
          </table:table-cell>
        </table:table-row>
        <table:table-row table:style-name="ro1">
          <table:table-cell office:value-type="float" office:value="133888" calcext:value-type="float">
            <text:p>133888</text:p>
          </table:table-cell>
          <table:table-cell office:value-type="float" office:value="1202" calcext:value-type="float">
            <text:p>1202</text:p>
          </table:table-cell>
          <table:table-cell table:formula="of:=[.A510]/4096" office:value-type="float" office:value="32.6875" calcext:value-type="float">
            <text:p>32.6875</text:p>
          </table:table-cell>
          <table:table-cell table:formula="of:=[.B510]/4096" office:value-type="float" office:value="0.29345703125" calcext:value-type="float">
            <text:p>0.29345703125</text:p>
          </table:table-cell>
        </table:table-row>
        <table:table-row table:style-name="ro1">
          <table:table-cell office:value-type="float" office:value="134144" calcext:value-type="float">
            <text:p>134144</text:p>
          </table:table-cell>
          <table:table-cell office:value-type="float" office:value="1055" calcext:value-type="float">
            <text:p>1055</text:p>
          </table:table-cell>
          <table:table-cell table:formula="of:=[.A511]/4096" office:value-type="float" office:value="32.75" calcext:value-type="float">
            <text:p>32.75</text:p>
          </table:table-cell>
          <table:table-cell table:formula="of:=[.B511]/4096" office:value-type="float" office:value="0.257568359375" calcext:value-type="float">
            <text:p>0.257568359375</text:p>
          </table:table-cell>
        </table:table-row>
        <table:table-row table:style-name="ro1">
          <table:table-cell office:value-type="float" office:value="134400" calcext:value-type="float">
            <text:p>134400</text:p>
          </table:table-cell>
          <table:table-cell office:value-type="float" office:value="906" calcext:value-type="float">
            <text:p>906</text:p>
          </table:table-cell>
          <table:table-cell table:formula="of:=[.A512]/4096" office:value-type="float" office:value="32.8125" calcext:value-type="float">
            <text:p>32.8125</text:p>
          </table:table-cell>
          <table:table-cell table:formula="of:=[.B512]/4096" office:value-type="float" office:value="0.22119140625" calcext:value-type="float">
            <text:p>0.22119140625</text:p>
          </table:table-cell>
        </table:table-row>
        <table:table-row table:style-name="ro1">
          <table:table-cell office:value-type="float" office:value="134656" calcext:value-type="float">
            <text:p>134656</text:p>
          </table:table-cell>
          <table:table-cell office:value-type="float" office:value="754" calcext:value-type="float">
            <text:p>754</text:p>
          </table:table-cell>
          <table:table-cell table:formula="of:=[.A513]/4096" office:value-type="float" office:value="32.875" calcext:value-type="float">
            <text:p>32.875</text:p>
          </table:table-cell>
          <table:table-cell table:formula="of:=[.B513]/4096" office:value-type="float" office:value="0.18408203125" calcext:value-type="float">
            <text:p>0.18408203125</text:p>
          </table:table-cell>
        </table:table-row>
        <table:table-row table:style-name="ro1">
          <table:table-cell office:value-type="float" office:value="134912" calcext:value-type="float">
            <text:p>134912</text:p>
          </table:table-cell>
          <table:table-cell office:value-type="float" office:value="600" calcext:value-type="float">
            <text:p>600</text:p>
          </table:table-cell>
          <table:table-cell table:formula="of:=[.A514]/4096" office:value-type="float" office:value="32.9375" calcext:value-type="float">
            <text:p>32.9375</text:p>
          </table:table-cell>
          <table:table-cell table:formula="of:=[.B514]/4096" office:value-type="float" office:value="0.146484375" calcext:value-type="float">
            <text:p>0.146484375</text:p>
          </table:table-cell>
        </table:table-row>
        <table:table-row table:style-name="ro1">
          <table:table-cell office:value-type="float" office:value="135168" calcext:value-type="float">
            <text:p>135168</text:p>
          </table:table-cell>
          <table:table-cell office:value-type="float" office:value="443" calcext:value-type="float">
            <text:p>443</text:p>
          </table:table-cell>
          <table:table-cell table:formula="of:=[.A515]/4096" office:value-type="float" office:value="33" calcext:value-type="float">
            <text:p>33</text:p>
          </table:table-cell>
          <table:table-cell table:formula="of:=[.B515]/4096" office:value-type="float" office:value="0.108154296875" calcext:value-type="float">
            <text:p>0.108154296875</text:p>
          </table:table-cell>
        </table:table-row>
        <table:table-row table:style-name="ro1">
          <table:table-cell office:value-type="float" office:value="135424" calcext:value-type="float">
            <text:p>135424</text:p>
          </table:table-cell>
          <table:table-cell office:value-type="float" office:value="284" calcext:value-type="float">
            <text:p>284</text:p>
          </table:table-cell>
          <table:table-cell table:formula="of:=[.A516]/4096" office:value-type="float" office:value="33.0625" calcext:value-type="float">
            <text:p>33.0625</text:p>
          </table:table-cell>
          <table:table-cell table:formula="of:=[.B516]/4096" office:value-type="float" office:value="0.0693359375" calcext:value-type="float">
            <text:p>0.0693359375</text:p>
          </table:table-cell>
        </table:table-row>
        <table:table-row table:style-name="ro1">
          <table:table-cell office:value-type="float" office:value="135680" calcext:value-type="float">
            <text:p>135680</text:p>
          </table:table-cell>
          <table:table-cell office:value-type="float" office:value="123" calcext:value-type="float">
            <text:p>123</text:p>
          </table:table-cell>
          <table:table-cell table:formula="of:=[.A517]/4096" office:value-type="float" office:value="33.125" calcext:value-type="float">
            <text:p>33.125</text:p>
          </table:table-cell>
          <table:table-cell table:formula="of:=[.B517]/4096" office:value-type="float" office:value="0.030029296875" calcext:value-type="float">
            <text:p>0.030029296875</text:p>
          </table:table-cell>
        </table:table-row>
        <table:table-row table:style-name="ro1">
          <table:table-cell office:value-type="float" office:value="135936" calcext:value-type="float">
            <text:p>135936</text:p>
          </table:table-cell>
          <table:table-cell office:value-type="float" office:value="0" calcext:value-type="float">
            <text:p>0</text:p>
          </table:table-cell>
          <table:table-cell table:formula="of:=[.A518]/4096" office:value-type="float" office:value="33.1875" calcext:value-type="float">
            <text:p>33.1875</text:p>
          </table:table-cell>
          <table:table-cell table:formula="of:=[.B518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84" calcext:value-type="float">
            <text:p>137984</text:p>
          </table:table-cell>
          <table:table-cell office:value-type="float" office:value="0" calcext:value-type="float">
            <text:p>0</text:p>
          </table:table-cell>
          <table:table-cell table:formula="of:=[.A519]/4096" office:value-type="float" office:value="33.6875" calcext:value-type="float">
            <text:p>33.6875</text:p>
          </table:table-cell>
          <table:table-cell table:formula="of:=[.B519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40" calcext:value-type="float">
            <text:p>138240</text:p>
          </table:table-cell>
          <table:table-cell office:value-type="float" office:value="130" calcext:value-type="float">
            <text:p>130</text:p>
          </table:table-cell>
          <table:table-cell table:formula="of:=[.A520]/4096" office:value-type="float" office:value="33.75" calcext:value-type="float">
            <text:p>33.75</text:p>
          </table:table-cell>
          <table:table-cell table:formula="of:=[.B520]/4096" office:value-type="float" office:value="0.03173828125" calcext:value-type="float">
            <text:p>0.03173828125</text:p>
          </table:table-cell>
        </table:table-row>
        <table:table-row table:style-name="ro1">
          <table:table-cell office:value-type="float" office:value="138496" calcext:value-type="float">
            <text:p>138496</text:p>
          </table:table-cell>
          <table:table-cell office:value-type="float" office:value="258" calcext:value-type="float">
            <text:p>258</text:p>
          </table:table-cell>
          <table:table-cell table:formula="of:=[.A521]/4096" office:value-type="float" office:value="33.8125" calcext:value-type="float">
            <text:p>33.8125</text:p>
          </table:table-cell>
          <table:table-cell table:formula="of:=[.B521]/4096" office:value-type="float" office:value="0.06298828125" calcext:value-type="float">
            <text:p>0.06298828125</text:p>
          </table:table-cell>
        </table:table-row>
        <table:table-row table:style-name="ro1">
          <table:table-cell office:value-type="float" office:value="138752" calcext:value-type="float">
            <text:p>138752</text:p>
          </table:table-cell>
          <table:table-cell office:value-type="float" office:value="384" calcext:value-type="float">
            <text:p>384</text:p>
          </table:table-cell>
          <table:table-cell table:formula="of:=[.A522]/4096" office:value-type="float" office:value="33.875" calcext:value-type="float">
            <text:p>33.875</text:p>
          </table:table-cell>
          <table:table-cell table:formula="of:=[.B522]/4096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139008" calcext:value-type="float">
            <text:p>139008</text:p>
          </table:table-cell>
          <table:table-cell office:value-type="float" office:value="507" calcext:value-type="float">
            <text:p>507</text:p>
          </table:table-cell>
          <table:table-cell table:formula="of:=[.A523]/4096" office:value-type="float" office:value="33.9375" calcext:value-type="float">
            <text:p>33.9375</text:p>
          </table:table-cell>
          <table:table-cell table:formula="of:=[.B523]/4096" office:value-type="float" office:value="0.123779296875" calcext:value-type="float">
            <text:p>0.123779296875</text:p>
          </table:table-cell>
        </table:table-row>
        <table:table-row table:style-name="ro1">
          <table:table-cell office:value-type="float" office:value="139264" calcext:value-type="float">
            <text:p>139264</text:p>
          </table:table-cell>
          <table:table-cell office:value-type="float" office:value="628" calcext:value-type="float">
            <text:p>628</text:p>
          </table:table-cell>
          <table:table-cell table:formula="of:=[.A524]/4096" office:value-type="float" office:value="34" calcext:value-type="float">
            <text:p>34</text:p>
          </table:table-cell>
          <table:table-cell table:formula="of:=[.B524]/4096" office:value-type="float" office:value="0.1533203125" calcext:value-type="float">
            <text:p>0.1533203125</text:p>
          </table:table-cell>
        </table:table-row>
        <table:table-row table:style-name="ro1">
          <table:table-cell office:value-type="float" office:value="139520" calcext:value-type="float">
            <text:p>139520</text:p>
          </table:table-cell>
          <table:table-cell office:value-type="float" office:value="746" calcext:value-type="float">
            <text:p>746</text:p>
          </table:table-cell>
          <table:table-cell table:formula="of:=[.A525]/4096" office:value-type="float" office:value="34.0625" calcext:value-type="float">
            <text:p>34.0625</text:p>
          </table:table-cell>
          <table:table-cell table:formula="of:=[.B525]/4096" office:value-type="float" office:value="0.18212890625" calcext:value-type="float">
            <text:p>0.18212890625</text:p>
          </table:table-cell>
        </table:table-row>
        <table:table-row table:style-name="ro1">
          <table:table-cell office:value-type="float" office:value="139776" calcext:value-type="float">
            <text:p>139776</text:p>
          </table:table-cell>
          <table:table-cell office:value-type="float" office:value="862" calcext:value-type="float">
            <text:p>862</text:p>
          </table:table-cell>
          <table:table-cell table:formula="of:=[.A526]/4096" office:value-type="float" office:value="34.125" calcext:value-type="float">
            <text:p>34.125</text:p>
          </table:table-cell>
          <table:table-cell table:formula="of:=[.B526]/4096" office:value-type="float" office:value="0.21044921875" calcext:value-type="float">
            <text:p>0.21044921875</text:p>
          </table:table-cell>
        </table:table-row>
        <table:table-row table:style-name="ro1">
          <table:table-cell office:value-type="float" office:value="140032" calcext:value-type="float">
            <text:p>140032</text:p>
          </table:table-cell>
          <table:table-cell office:value-type="float" office:value="975" calcext:value-type="float">
            <text:p>975</text:p>
          </table:table-cell>
          <table:table-cell table:formula="of:=[.A527]/4096" office:value-type="float" office:value="34.1875" calcext:value-type="float">
            <text:p>34.1875</text:p>
          </table:table-cell>
          <table:table-cell table:formula="of:=[.B527]/4096" office:value-type="float" office:value="0.238037109375" calcext:value-type="float">
            <text:p>0.238037109375</text:p>
          </table:table-cell>
        </table:table-row>
        <table:table-row table:style-name="ro1">
          <table:table-cell office:value-type="float" office:value="140288" calcext:value-type="float">
            <text:p>140288</text:p>
          </table:table-cell>
          <table:table-cell office:value-type="float" office:value="1086" calcext:value-type="float">
            <text:p>1086</text:p>
          </table:table-cell>
          <table:table-cell table:formula="of:=[.A528]/4096" office:value-type="float" office:value="34.25" calcext:value-type="float">
            <text:p>34.25</text:p>
          </table:table-cell>
          <table:table-cell table:formula="of:=[.B528]/4096" office:value-type="float" office:value="0.26513671875" calcext:value-type="float">
            <text:p>0.26513671875</text:p>
          </table:table-cell>
        </table:table-row>
        <table:table-row table:style-name="ro1">
          <table:table-cell office:value-type="float" office:value="140544" calcext:value-type="float">
            <text:p>140544</text:p>
          </table:table-cell>
          <table:table-cell office:value-type="float" office:value="1194" calcext:value-type="float">
            <text:p>1194</text:p>
          </table:table-cell>
          <table:table-cell table:formula="of:=[.A529]/4096" office:value-type="float" office:value="34.3125" calcext:value-type="float">
            <text:p>34.3125</text:p>
          </table:table-cell>
          <table:table-cell table:formula="of:=[.B529]/4096" office:value-type="float" office:value="0.29150390625" calcext:value-type="float">
            <text:p>0.29150390625</text:p>
          </table:table-cell>
        </table:table-row>
        <table:table-row table:style-name="ro1">
          <table:table-cell office:value-type="float" office:value="140800" calcext:value-type="float">
            <text:p>140800</text:p>
          </table:table-cell>
          <table:table-cell office:value-type="float" office:value="1300" calcext:value-type="float">
            <text:p>1300</text:p>
          </table:table-cell>
          <table:table-cell table:formula="of:=[.A530]/4096" office:value-type="float" office:value="34.375" calcext:value-type="float">
            <text:p>34.375</text:p>
          </table:table-cell>
          <table:table-cell table:formula="of:=[.B530]/4096" office:value-type="float" office:value="0.3173828125" calcext:value-type="float">
            <text:p>0.3173828125</text:p>
          </table:table-cell>
        </table:table-row>
        <table:table-row table:style-name="ro1">
          <table:table-cell office:value-type="float" office:value="141056" calcext:value-type="float">
            <text:p>141056</text:p>
          </table:table-cell>
          <table:table-cell office:value-type="float" office:value="1403" calcext:value-type="float">
            <text:p>1403</text:p>
          </table:table-cell>
          <table:table-cell table:formula="of:=[.A531]/4096" office:value-type="float" office:value="34.4375" calcext:value-type="float">
            <text:p>34.4375</text:p>
          </table:table-cell>
          <table:table-cell table:formula="of:=[.B531]/4096" office:value-type="float" office:value="0.342529296875" calcext:value-type="float">
            <text:p>0.342529296875</text:p>
          </table:table-cell>
        </table:table-row>
        <table:table-row table:style-name="ro1">
          <table:table-cell office:value-type="float" office:value="141312" calcext:value-type="float">
            <text:p>141312</text:p>
          </table:table-cell>
          <table:table-cell office:value-type="float" office:value="1504" calcext:value-type="float">
            <text:p>1504</text:p>
          </table:table-cell>
          <table:table-cell table:formula="of:=[.A532]/4096" office:value-type="float" office:value="34.5" calcext:value-type="float">
            <text:p>34.5</text:p>
          </table:table-cell>
          <table:table-cell table:formula="of:=[.B532]/4096" office:value-type="float" office:value="0.3671875" calcext:value-type="float">
            <text:p>0.3671875</text:p>
          </table:table-cell>
        </table:table-row>
        <table:table-row table:style-name="ro1">
          <table:table-cell office:value-type="float" office:value="141568" calcext:value-type="float">
            <text:p>141568</text:p>
          </table:table-cell>
          <table:table-cell office:value-type="float" office:value="1603" calcext:value-type="float">
            <text:p>1603</text:p>
          </table:table-cell>
          <table:table-cell table:formula="of:=[.A533]/4096" office:value-type="float" office:value="34.5625" calcext:value-type="float">
            <text:p>34.5625</text:p>
          </table:table-cell>
          <table:table-cell table:formula="of:=[.B533]/4096" office:value-type="float" office:value="0.391357421875" calcext:value-type="float">
            <text:p>0.391357421875</text:p>
          </table:table-cell>
        </table:table-row>
        <table:table-row table:style-name="ro1">
          <table:table-cell office:value-type="float" office:value="141824" calcext:value-type="float">
            <text:p>141824</text:p>
          </table:table-cell>
          <table:table-cell office:value-type="float" office:value="1699" calcext:value-type="float">
            <text:p>1699</text:p>
          </table:table-cell>
          <table:table-cell table:formula="of:=[.A534]/4096" office:value-type="float" office:value="34.625" calcext:value-type="float">
            <text:p>34.625</text:p>
          </table:table-cell>
          <table:table-cell table:formula="of:=[.B534]/4096" office:value-type="float" office:value="0.414794921875" calcext:value-type="float">
            <text:p>0.414794921875</text:p>
          </table:table-cell>
        </table:table-row>
        <table:table-row table:style-name="ro1">
          <table:table-cell office:value-type="float" office:value="142080" calcext:value-type="float">
            <text:p>142080</text:p>
          </table:table-cell>
          <table:table-cell office:value-type="float" office:value="1793" calcext:value-type="float">
            <text:p>1793</text:p>
          </table:table-cell>
          <table:table-cell table:formula="of:=[.A535]/4096" office:value-type="float" office:value="34.6875" calcext:value-type="float">
            <text:p>34.6875</text:p>
          </table:table-cell>
          <table:table-cell table:formula="of:=[.B535]/4096" office:value-type="float" office:value="0.437744140625" calcext:value-type="float">
            <text:p>0.437744140625</text:p>
          </table:table-cell>
        </table:table-row>
        <table:table-row table:style-name="ro1">
          <table:table-cell office:value-type="float" office:value="142336" calcext:value-type="float">
            <text:p>142336</text:p>
          </table:table-cell>
          <table:table-cell office:value-type="float" office:value="1884" calcext:value-type="float">
            <text:p>1884</text:p>
          </table:table-cell>
          <table:table-cell table:formula="of:=[.A536]/4096" office:value-type="float" office:value="34.75" calcext:value-type="float">
            <text:p>34.75</text:p>
          </table:table-cell>
          <table:table-cell table:formula="of:=[.B536]/4096" office:value-type="float" office:value="0.4599609375" calcext:value-type="float">
            <text:p>0.4599609375</text:p>
          </table:table-cell>
        </table:table-row>
        <table:table-row table:style-name="ro1">
          <table:table-cell office:value-type="float" office:value="142592" calcext:value-type="float">
            <text:p>142592</text:p>
          </table:table-cell>
          <table:table-cell office:value-type="float" office:value="1973" calcext:value-type="float">
            <text:p>1973</text:p>
          </table:table-cell>
          <table:table-cell table:formula="of:=[.A537]/4096" office:value-type="float" office:value="34.8125" calcext:value-type="float">
            <text:p>34.8125</text:p>
          </table:table-cell>
          <table:table-cell table:formula="of:=[.B537]/4096" office:value-type="float" office:value="0.481689453125" calcext:value-type="float">
            <text:p>0.481689453125</text:p>
          </table:table-cell>
        </table:table-row>
        <table:table-row table:style-name="ro1">
          <table:table-cell office:value-type="float" office:value="142848" calcext:value-type="float">
            <text:p>142848</text:p>
          </table:table-cell>
          <table:table-cell office:value-type="float" office:value="2059" calcext:value-type="float">
            <text:p>2059</text:p>
          </table:table-cell>
          <table:table-cell table:formula="of:=[.A538]/4096" office:value-type="float" office:value="34.875" calcext:value-type="float">
            <text:p>34.875</text:p>
          </table:table-cell>
          <table:table-cell table:formula="of:=[.B538]/4096" office:value-type="float" office:value="0.502685546875" calcext:value-type="float">
            <text:p>0.502685546875</text:p>
          </table:table-cell>
        </table:table-row>
        <table:table-row table:style-name="ro1">
          <table:table-cell office:value-type="float" office:value="143104" calcext:value-type="float">
            <text:p>143104</text:p>
          </table:table-cell>
          <table:table-cell office:value-type="float" office:value="2143" calcext:value-type="float">
            <text:p>2143</text:p>
          </table:table-cell>
          <table:table-cell table:formula="of:=[.A539]/4096" office:value-type="float" office:value="34.9375" calcext:value-type="float">
            <text:p>34.9375</text:p>
          </table:table-cell>
          <table:table-cell table:formula="of:=[.B539]/4096" office:value-type="float" office:value="0.523193359375" calcext:value-type="float">
            <text:p>0.523193359375</text:p>
          </table:table-cell>
        </table:table-row>
        <table:table-row table:style-name="ro1">
          <table:table-cell office:value-type="float" office:value="143360" calcext:value-type="float">
            <text:p>143360</text:p>
          </table:table-cell>
          <table:table-cell office:value-type="float" office:value="2224" calcext:value-type="float">
            <text:p>2224</text:p>
          </table:table-cell>
          <table:table-cell table:formula="of:=[.A540]/4096" office:value-type="float" office:value="35" calcext:value-type="float">
            <text:p>35</text:p>
          </table:table-cell>
          <table:table-cell table:formula="of:=[.B540]/4096" office:value-type="float" office:value="0.54296875" calcext:value-type="float">
            <text:p>0.54296875</text:p>
          </table:table-cell>
        </table:table-row>
        <table:table-row table:style-name="ro1">
          <table:table-cell office:value-type="float" office:value="143616" calcext:value-type="float">
            <text:p>143616</text:p>
          </table:table-cell>
          <table:table-cell office:value-type="float" office:value="2303" calcext:value-type="float">
            <text:p>2303</text:p>
          </table:table-cell>
          <table:table-cell table:formula="of:=[.A541]/4096" office:value-type="float" office:value="35.0625" calcext:value-type="float">
            <text:p>35.0625</text:p>
          </table:table-cell>
          <table:table-cell table:formula="of:=[.B541]/4096" office:value-type="float" office:value="0.562255859375" calcext:value-type="float">
            <text:p>0.562255859375</text:p>
          </table:table-cell>
        </table:table-row>
        <table:table-row table:style-name="ro1">
          <table:table-cell office:value-type="float" office:value="143872" calcext:value-type="float">
            <text:p>143872</text:p>
          </table:table-cell>
          <table:table-cell office:value-type="float" office:value="2380" calcext:value-type="float">
            <text:p>2380</text:p>
          </table:table-cell>
          <table:table-cell table:formula="of:=[.A542]/4096" office:value-type="float" office:value="35.125" calcext:value-type="float">
            <text:p>35.125</text:p>
          </table:table-cell>
          <table:table-cell table:formula="of:=[.B542]/4096" office:value-type="float" office:value="0.5810546875" calcext:value-type="float">
            <text:p>0.5810546875</text:p>
          </table:table-cell>
        </table:table-row>
        <table:table-row table:style-name="ro1">
          <table:table-cell office:value-type="float" office:value="144128" calcext:value-type="float">
            <text:p>144128</text:p>
          </table:table-cell>
          <table:table-cell office:value-type="float" office:value="2454" calcext:value-type="float">
            <text:p>2454</text:p>
          </table:table-cell>
          <table:table-cell table:formula="of:=[.A543]/4096" office:value-type="float" office:value="35.1875" calcext:value-type="float">
            <text:p>35.1875</text:p>
          </table:table-cell>
          <table:table-cell table:formula="of:=[.B543]/4096" office:value-type="float" office:value="0.59912109375" calcext:value-type="float">
            <text:p>0.59912109375</text:p>
          </table:table-cell>
        </table:table-row>
        <table:table-row table:style-name="ro1">
          <table:table-cell office:value-type="float" office:value="144384" calcext:value-type="float">
            <text:p>144384</text:p>
          </table:table-cell>
          <table:table-cell office:value-type="float" office:value="2526" calcext:value-type="float">
            <text:p>2526</text:p>
          </table:table-cell>
          <table:table-cell table:formula="of:=[.A544]/4096" office:value-type="float" office:value="35.25" calcext:value-type="float">
            <text:p>35.25</text:p>
          </table:table-cell>
          <table:table-cell table:formula="of:=[.B544]/4096" office:value-type="float" office:value="0.61669921875" calcext:value-type="float">
            <text:p>0.61669921875</text:p>
          </table:table-cell>
        </table:table-row>
        <table:table-row table:style-name="ro1">
          <table:table-cell office:value-type="float" office:value="144640" calcext:value-type="float">
            <text:p>144640</text:p>
          </table:table-cell>
          <table:table-cell office:value-type="float" office:value="2595" calcext:value-type="float">
            <text:p>2595</text:p>
          </table:table-cell>
          <table:table-cell table:formula="of:=[.A545]/4096" office:value-type="float" office:value="35.3125" calcext:value-type="float">
            <text:p>35.3125</text:p>
          </table:table-cell>
          <table:table-cell table:formula="of:=[.B545]/4096" office:value-type="float" office:value="0.633544921875" calcext:value-type="float">
            <text:p>0.633544921875</text:p>
          </table:table-cell>
        </table:table-row>
        <table:table-row table:style-name="ro1">
          <table:table-cell office:value-type="float" office:value="144896" calcext:value-type="float">
            <text:p>144896</text:p>
          </table:table-cell>
          <table:table-cell office:value-type="float" office:value="2662" calcext:value-type="float">
            <text:p>2662</text:p>
          </table:table-cell>
          <table:table-cell table:formula="of:=[.A546]/4096" office:value-type="float" office:value="35.375" calcext:value-type="float">
            <text:p>35.375</text:p>
          </table:table-cell>
          <table:table-cell table:formula="of:=[.B546]/4096" office:value-type="float" office:value="0.64990234375" calcext:value-type="float">
            <text:p>0.64990234375</text:p>
          </table:table-cell>
        </table:table-row>
        <table:table-row table:style-name="ro1">
          <table:table-cell office:value-type="float" office:value="145152" calcext:value-type="float">
            <text:p>145152</text:p>
          </table:table-cell>
          <table:table-cell office:value-type="float" office:value="2726" calcext:value-type="float">
            <text:p>2726</text:p>
          </table:table-cell>
          <table:table-cell table:formula="of:=[.A547]/4096" office:value-type="float" office:value="35.4375" calcext:value-type="float">
            <text:p>35.4375</text:p>
          </table:table-cell>
          <table:table-cell table:formula="of:=[.B547]/4096" office:value-type="float" office:value="0.66552734375" calcext:value-type="float">
            <text:p>0.66552734375</text:p>
          </table:table-cell>
        </table:table-row>
        <table:table-row table:style-name="ro1">
          <table:table-cell office:value-type="float" office:value="145408" calcext:value-type="float">
            <text:p>145408</text:p>
          </table:table-cell>
          <table:table-cell office:value-type="float" office:value="2788" calcext:value-type="float">
            <text:p>2788</text:p>
          </table:table-cell>
          <table:table-cell table:formula="of:=[.A548]/4096" office:value-type="float" office:value="35.5" calcext:value-type="float">
            <text:p>35.5</text:p>
          </table:table-cell>
          <table:table-cell table:formula="of:=[.B548]/4096" office:value-type="float" office:value="0.6806640625" calcext:value-type="float">
            <text:p>0.6806640625</text:p>
          </table:table-cell>
        </table:table-row>
        <table:table-row table:style-name="ro1">
          <table:table-cell office:value-type="float" office:value="145664" calcext:value-type="float">
            <text:p>145664</text:p>
          </table:table-cell>
          <table:table-cell office:value-type="float" office:value="2847" calcext:value-type="float">
            <text:p>2847</text:p>
          </table:table-cell>
          <table:table-cell table:formula="of:=[.A549]/4096" office:value-type="float" office:value="35.5625" calcext:value-type="float">
            <text:p>35.5625</text:p>
          </table:table-cell>
          <table:table-cell table:formula="of:=[.B549]/4096" office:value-type="float" office:value="0.695068359375" calcext:value-type="float">
            <text:p>0.695068359375</text:p>
          </table:table-cell>
        </table:table-row>
        <table:table-row table:style-name="ro1">
          <table:table-cell office:value-type="float" office:value="145920" calcext:value-type="float">
            <text:p>145920</text:p>
          </table:table-cell>
          <table:table-cell office:value-type="float" office:value="2904" calcext:value-type="float">
            <text:p>2904</text:p>
          </table:table-cell>
          <table:table-cell table:formula="of:=[.A550]/4096" office:value-type="float" office:value="35.625" calcext:value-type="float">
            <text:p>35.625</text:p>
          </table:table-cell>
          <table:table-cell table:formula="of:=[.B550]/4096" office:value-type="float" office:value="0.708984375" calcext:value-type="float">
            <text:p>0.708984375</text:p>
          </table:table-cell>
        </table:table-row>
        <table:table-row table:style-name="ro1">
          <table:table-cell office:value-type="float" office:value="146176" calcext:value-type="float">
            <text:p>146176</text:p>
          </table:table-cell>
          <table:table-cell office:value-type="float" office:value="2958" calcext:value-type="float">
            <text:p>2958</text:p>
          </table:table-cell>
          <table:table-cell table:formula="of:=[.A551]/4096" office:value-type="float" office:value="35.6875" calcext:value-type="float">
            <text:p>35.6875</text:p>
          </table:table-cell>
          <table:table-cell table:formula="of:=[.B551]/4096" office:value-type="float" office:value="0.72216796875" calcext:value-type="float">
            <text:p>0.72216796875</text:p>
          </table:table-cell>
        </table:table-row>
        <table:table-row table:style-name="ro1">
          <table:table-cell office:value-type="float" office:value="146432" calcext:value-type="float">
            <text:p>146432</text:p>
          </table:table-cell>
          <table:table-cell office:value-type="float" office:value="3010" calcext:value-type="float">
            <text:p>3010</text:p>
          </table:table-cell>
          <table:table-cell table:formula="of:=[.A552]/4096" office:value-type="float" office:value="35.75" calcext:value-type="float">
            <text:p>35.75</text:p>
          </table:table-cell>
          <table:table-cell table:formula="of:=[.B552]/4096" office:value-type="float" office:value="0.73486328125" calcext:value-type="float">
            <text:p>0.73486328125</text:p>
          </table:table-cell>
        </table:table-row>
        <table:table-row table:style-name="ro1">
          <table:table-cell office:value-type="float" office:value="146688" calcext:value-type="float">
            <text:p>146688</text:p>
          </table:table-cell>
          <table:table-cell office:value-type="float" office:value="3060" calcext:value-type="float">
            <text:p>3060</text:p>
          </table:table-cell>
          <table:table-cell table:formula="of:=[.A553]/4096" office:value-type="float" office:value="35.8125" calcext:value-type="float">
            <text:p>35.8125</text:p>
          </table:table-cell>
          <table:table-cell table:formula="of:=[.B553]/4096" office:value-type="float" office:value="0.7470703125" calcext:value-type="float">
            <text:p>0.7470703125</text:p>
          </table:table-cell>
        </table:table-row>
        <table:table-row table:style-name="ro1">
          <table:table-cell office:value-type="float" office:value="146944" calcext:value-type="float">
            <text:p>146944</text:p>
          </table:table-cell>
          <table:table-cell office:value-type="float" office:value="3107" calcext:value-type="float">
            <text:p>3107</text:p>
          </table:table-cell>
          <table:table-cell table:formula="of:=[.A554]/4096" office:value-type="float" office:value="35.875" calcext:value-type="float">
            <text:p>35.875</text:p>
          </table:table-cell>
          <table:table-cell table:formula="of:=[.B554]/4096" office:value-type="float" office:value="0.758544921875" calcext:value-type="float">
            <text:p>0.758544921875</text:p>
          </table:table-cell>
        </table:table-row>
        <table:table-row table:style-name="ro1">
          <table:table-cell office:value-type="float" office:value="147200" calcext:value-type="float">
            <text:p>147200</text:p>
          </table:table-cell>
          <table:table-cell office:value-type="float" office:value="3152" calcext:value-type="float">
            <text:p>3152</text:p>
          </table:table-cell>
          <table:table-cell table:formula="of:=[.A555]/4096" office:value-type="float" office:value="35.9375" calcext:value-type="float">
            <text:p>35.9375</text:p>
          </table:table-cell>
          <table:table-cell table:formula="of:=[.B555]/4096" office:value-type="float" office:value="0.76953125" calcext:value-type="float">
            <text:p>0.76953125</text:p>
          </table:table-cell>
        </table:table-row>
        <table:table-row table:style-name="ro1">
          <table:table-cell office:value-type="float" office:value="147456" calcext:value-type="float">
            <text:p>147456</text:p>
          </table:table-cell>
          <table:table-cell office:value-type="float" office:value="3194" calcext:value-type="float">
            <text:p>3194</text:p>
          </table:table-cell>
          <table:table-cell table:formula="of:=[.A556]/4096" office:value-type="float" office:value="36" calcext:value-type="float">
            <text:p>36</text:p>
          </table:table-cell>
          <table:table-cell table:formula="of:=[.B556]/4096" office:value-type="float" office:value="0.77978515625" calcext:value-type="float">
            <text:p>0.77978515625</text:p>
          </table:table-cell>
        </table:table-row>
        <table:table-row table:style-name="ro1">
          <table:table-cell office:value-type="float" office:value="147712" calcext:value-type="float">
            <text:p>147712</text:p>
          </table:table-cell>
          <table:table-cell office:value-type="float" office:value="3234" calcext:value-type="float">
            <text:p>3234</text:p>
          </table:table-cell>
          <table:table-cell table:formula="of:=[.A557]/4096" office:value-type="float" office:value="36.0625" calcext:value-type="float">
            <text:p>36.0625</text:p>
          </table:table-cell>
          <table:table-cell table:formula="of:=[.B557]/4096" office:value-type="float" office:value="0.78955078125" calcext:value-type="float">
            <text:p>0.78955078125</text:p>
          </table:table-cell>
        </table:table-row>
        <table:table-row table:style-name="ro1">
          <table:table-cell office:value-type="float" office:value="147968" calcext:value-type="float">
            <text:p>147968</text:p>
          </table:table-cell>
          <table:table-cell office:value-type="float" office:value="3271" calcext:value-type="float">
            <text:p>3271</text:p>
          </table:table-cell>
          <table:table-cell table:formula="of:=[.A558]/4096" office:value-type="float" office:value="36.125" calcext:value-type="float">
            <text:p>36.125</text:p>
          </table:table-cell>
          <table:table-cell table:formula="of:=[.B558]/4096" office:value-type="float" office:value="0.798583984375" calcext:value-type="float">
            <text:p>0.798583984375</text:p>
          </table:table-cell>
        </table:table-row>
        <table:table-row table:style-name="ro1">
          <table:table-cell office:value-type="float" office:value="148224" calcext:value-type="float">
            <text:p>148224</text:p>
          </table:table-cell>
          <table:table-cell office:value-type="float" office:value="3306" calcext:value-type="float">
            <text:p>3306</text:p>
          </table:table-cell>
          <table:table-cell table:formula="of:=[.A559]/4096" office:value-type="float" office:value="36.1875" calcext:value-type="float">
            <text:p>36.1875</text:p>
          </table:table-cell>
          <table:table-cell table:formula="of:=[.B559]/4096" office:value-type="float" office:value="0.80712890625" calcext:value-type="float">
            <text:p>0.80712890625</text:p>
          </table:table-cell>
        </table:table-row>
        <table:table-row table:style-name="ro1">
          <table:table-cell office:value-type="float" office:value="148480" calcext:value-type="float">
            <text:p>148480</text:p>
          </table:table-cell>
          <table:table-cell office:value-type="float" office:value="3338" calcext:value-type="float">
            <text:p>3338</text:p>
          </table:table-cell>
          <table:table-cell table:formula="of:=[.A560]/4096" office:value-type="float" office:value="36.25" calcext:value-type="float">
            <text:p>36.25</text:p>
          </table:table-cell>
          <table:table-cell table:formula="of:=[.B560]/4096" office:value-type="float" office:value="0.81494140625" calcext:value-type="float">
            <text:p>0.81494140625</text:p>
          </table:table-cell>
        </table:table-row>
        <table:table-row table:style-name="ro1">
          <table:table-cell office:value-type="float" office:value="148736" calcext:value-type="float">
            <text:p>148736</text:p>
          </table:table-cell>
          <table:table-cell office:value-type="float" office:value="3368" calcext:value-type="float">
            <text:p>3368</text:p>
          </table:table-cell>
          <table:table-cell table:formula="of:=[.A561]/4096" office:value-type="float" office:value="36.3125" calcext:value-type="float">
            <text:p>36.3125</text:p>
          </table:table-cell>
          <table:table-cell table:formula="of:=[.B561]/4096" office:value-type="float" office:value="0.822265625" calcext:value-type="float">
            <text:p>0.822265625</text:p>
          </table:table-cell>
        </table:table-row>
        <table:table-row table:style-name="ro1">
          <table:table-cell office:value-type="float" office:value="148992" calcext:value-type="float">
            <text:p>148992</text:p>
          </table:table-cell>
          <table:table-cell office:value-type="float" office:value="3395" calcext:value-type="float">
            <text:p>3395</text:p>
          </table:table-cell>
          <table:table-cell table:formula="of:=[.A562]/4096" office:value-type="float" office:value="36.375" calcext:value-type="float">
            <text:p>36.375</text:p>
          </table:table-cell>
          <table:table-cell table:formula="of:=[.B562]/4096" office:value-type="float" office:value="0.828857421875" calcext:value-type="float">
            <text:p>0.828857421875</text:p>
          </table:table-cell>
        </table:table-row>
        <table:table-row table:style-name="ro1">
          <table:table-cell office:value-type="float" office:value="149248" calcext:value-type="float">
            <text:p>149248</text:p>
          </table:table-cell>
          <table:table-cell office:value-type="float" office:value="3420" calcext:value-type="float">
            <text:p>3420</text:p>
          </table:table-cell>
          <table:table-cell table:formula="of:=[.A563]/4096" office:value-type="float" office:value="36.4375" calcext:value-type="float">
            <text:p>36.4375</text:p>
          </table:table-cell>
          <table:table-cell table:formula="of:=[.B563]/4096" office:value-type="float" office:value="0.8349609375" calcext:value-type="float">
            <text:p>0.8349609375</text:p>
          </table:table-cell>
        </table:table-row>
        <table:table-row table:style-name="ro1">
          <table:table-cell office:value-type="float" office:value="149504" calcext:value-type="float">
            <text:p>149504</text:p>
          </table:table-cell>
          <table:table-cell office:value-type="float" office:value="3443" calcext:value-type="float">
            <text:p>3443</text:p>
          </table:table-cell>
          <table:table-cell table:formula="of:=[.A564]/4096" office:value-type="float" office:value="36.5" calcext:value-type="float">
            <text:p>36.5</text:p>
          </table:table-cell>
          <table:table-cell table:formula="of:=[.B564]/4096" office:value-type="float" office:value="0.840576171875" calcext:value-type="float">
            <text:p>0.840576171875</text:p>
          </table:table-cell>
        </table:table-row>
        <table:table-row table:style-name="ro1">
          <table:table-cell office:value-type="float" office:value="149760" calcext:value-type="float">
            <text:p>149760</text:p>
          </table:table-cell>
          <table:table-cell office:value-type="float" office:value="3463" calcext:value-type="float">
            <text:p>3463</text:p>
          </table:table-cell>
          <table:table-cell table:formula="of:=[.A565]/4096" office:value-type="float" office:value="36.5625" calcext:value-type="float">
            <text:p>36.5625</text:p>
          </table:table-cell>
          <table:table-cell table:formula="of:=[.B565]/4096" office:value-type="float" office:value="0.845458984375" calcext:value-type="float">
            <text:p>0.845458984375</text:p>
          </table:table-cell>
        </table:table-row>
        <table:table-row table:style-name="ro1">
          <table:table-cell office:value-type="float" office:value="150016" calcext:value-type="float">
            <text:p>150016</text:p>
          </table:table-cell>
          <table:table-cell office:value-type="float" office:value="3481" calcext:value-type="float">
            <text:p>3481</text:p>
          </table:table-cell>
          <table:table-cell table:formula="of:=[.A566]/4096" office:value-type="float" office:value="36.625" calcext:value-type="float">
            <text:p>36.625</text:p>
          </table:table-cell>
          <table:table-cell table:formula="of:=[.B566]/4096" office:value-type="float" office:value="0.849853515625" calcext:value-type="float">
            <text:p>0.849853515625</text:p>
          </table:table-cell>
        </table:table-row>
        <table:table-row table:style-name="ro1">
          <table:table-cell office:value-type="float" office:value="150272" calcext:value-type="float">
            <text:p>150272</text:p>
          </table:table-cell>
          <table:table-cell office:value-type="float" office:value="3496" calcext:value-type="float">
            <text:p>3496</text:p>
          </table:table-cell>
          <table:table-cell table:formula="of:=[.A567]/4096" office:value-type="float" office:value="36.6875" calcext:value-type="float">
            <text:p>36.6875</text:p>
          </table:table-cell>
          <table:table-cell table:formula="of:=[.B567]/4096" office:value-type="float" office:value="0.853515625" calcext:value-type="float">
            <text:p>0.853515625</text:p>
          </table:table-cell>
        </table:table-row>
        <table:table-row table:style-name="ro1">
          <table:table-cell office:value-type="float" office:value="150528" calcext:value-type="float">
            <text:p>150528</text:p>
          </table:table-cell>
          <table:table-cell office:value-type="float" office:value="3509" calcext:value-type="float">
            <text:p>3509</text:p>
          </table:table-cell>
          <table:table-cell table:formula="of:=[.A568]/4096" office:value-type="float" office:value="36.75" calcext:value-type="float">
            <text:p>36.75</text:p>
          </table:table-cell>
          <table:table-cell table:formula="of:=[.B568]/4096" office:value-type="float" office:value="0.856689453125" calcext:value-type="float">
            <text:p>0.856689453125</text:p>
          </table:table-cell>
        </table:table-row>
        <table:table-row table:style-name="ro1">
          <table:table-cell office:value-type="float" office:value="150784" calcext:value-type="float">
            <text:p>150784</text:p>
          </table:table-cell>
          <table:table-cell office:value-type="float" office:value="3519" calcext:value-type="float">
            <text:p>3519</text:p>
          </table:table-cell>
          <table:table-cell table:formula="of:=[.A569]/4096" office:value-type="float" office:value="36.8125" calcext:value-type="float">
            <text:p>36.8125</text:p>
          </table:table-cell>
          <table:table-cell table:formula="of:=[.B569]/4096" office:value-type="float" office:value="0.859130859375" calcext:value-type="float">
            <text:p>0.859130859375</text:p>
          </table:table-cell>
        </table:table-row>
        <table:table-row table:style-name="ro1">
          <table:table-cell office:value-type="float" office:value="151040" calcext:value-type="float">
            <text:p>151040</text:p>
          </table:table-cell>
          <table:table-cell office:value-type="float" office:value="3527" calcext:value-type="float">
            <text:p>3527</text:p>
          </table:table-cell>
          <table:table-cell table:formula="of:=[.A570]/4096" office:value-type="float" office:value="36.875" calcext:value-type="float">
            <text:p>36.875</text:p>
          </table:table-cell>
          <table:table-cell table:formula="of:=[.B570]/4096" office:value-type="float" office:value="0.861083984375" calcext:value-type="float">
            <text:p>0.861083984375</text:p>
          </table:table-cell>
        </table:table-row>
        <table:table-row table:style-name="ro1">
          <table:table-cell office:value-type="float" office:value="151296" calcext:value-type="float">
            <text:p>151296</text:p>
          </table:table-cell>
          <table:table-cell office:value-type="float" office:value="3532" calcext:value-type="float">
            <text:p>3532</text:p>
          </table:table-cell>
          <table:table-cell table:formula="of:=[.A571]/4096" office:value-type="float" office:value="36.9375" calcext:value-type="float">
            <text:p>36.9375</text:p>
          </table:table-cell>
          <table:table-cell table:formula="of:=[.B571]/4096" office:value-type="float" office:value="0.8623046875" calcext:value-type="float">
            <text:p>0.8623046875</text:p>
          </table:table-cell>
        </table:table-row>
        <table:table-row table:style-name="ro1">
          <table:table-cell office:value-type="float" office:value="151552" calcext:value-type="float">
            <text:p>151552</text:p>
          </table:table-cell>
          <table:table-cell office:value-type="float" office:value="3535" calcext:value-type="float">
            <text:p>3535</text:p>
          </table:table-cell>
          <table:table-cell table:formula="of:=[.A572]/4096" office:value-type="float" office:value="37" calcext:value-type="float">
            <text:p>37</text:p>
          </table:table-cell>
          <table:table-cell table:formula="of:=[.B572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151808" calcext:value-type="float">
            <text:p>151808</text:p>
          </table:table-cell>
          <table:table-cell office:value-type="float" office:value="3535" calcext:value-type="float">
            <text:p>3535</text:p>
          </table:table-cell>
          <table:table-cell table:formula="of:=[.A573]/4096" office:value-type="float" office:value="37.0625" calcext:value-type="float">
            <text:p>37.0625</text:p>
          </table:table-cell>
          <table:table-cell table:formula="of:=[.B573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152064" calcext:value-type="float">
            <text:p>152064</text:p>
          </table:table-cell>
          <table:table-cell office:value-type="float" office:value="3535" calcext:value-type="float">
            <text:p>3535</text:p>
          </table:table-cell>
          <table:table-cell table:formula="of:=[.A574]/4096" office:value-type="float" office:value="37.125" calcext:value-type="float">
            <text:p>37.125</text:p>
          </table:table-cell>
          <table:table-cell table:formula="of:=[.B574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152320" calcext:value-type="float">
            <text:p>152320</text:p>
          </table:table-cell>
          <table:table-cell office:value-type="float" office:value="3533" calcext:value-type="float">
            <text:p>3533</text:p>
          </table:table-cell>
          <table:table-cell table:formula="of:=[.A575]/4096" office:value-type="float" office:value="37.1875" calcext:value-type="float">
            <text:p>37.1875</text:p>
          </table:table-cell>
          <table:table-cell table:formula="of:=[.B575]/4096" office:value-type="float" office:value="0.862548828125" calcext:value-type="float">
            <text:p>0.862548828125</text:p>
          </table:table-cell>
        </table:table-row>
        <table:table-row table:style-name="ro1">
          <table:table-cell office:value-type="float" office:value="152576" calcext:value-type="float">
            <text:p>152576</text:p>
          </table:table-cell>
          <table:table-cell office:value-type="float" office:value="3529" calcext:value-type="float">
            <text:p>3529</text:p>
          </table:table-cell>
          <table:table-cell table:formula="of:=[.A576]/4096" office:value-type="float" office:value="37.25" calcext:value-type="float">
            <text:p>37.25</text:p>
          </table:table-cell>
          <table:table-cell table:formula="of:=[.B576]/4096" office:value-type="float" office:value="0.861572265625" calcext:value-type="float">
            <text:p>0.861572265625</text:p>
          </table:table-cell>
        </table:table-row>
        <table:table-row table:style-name="ro1">
          <table:table-cell office:value-type="float" office:value="152832" calcext:value-type="float">
            <text:p>152832</text:p>
          </table:table-cell>
          <table:table-cell office:value-type="float" office:value="3522" calcext:value-type="float">
            <text:p>3522</text:p>
          </table:table-cell>
          <table:table-cell table:formula="of:=[.A577]/4096" office:value-type="float" office:value="37.3125" calcext:value-type="float">
            <text:p>37.3125</text:p>
          </table:table-cell>
          <table:table-cell table:formula="of:=[.B577]/4096" office:value-type="float" office:value="0.85986328125" calcext:value-type="float">
            <text:p>0.85986328125</text:p>
          </table:table-cell>
        </table:table-row>
        <table:table-row table:style-name="ro1">
          <table:table-cell office:value-type="float" office:value="153088" calcext:value-type="float">
            <text:p>153088</text:p>
          </table:table-cell>
          <table:table-cell office:value-type="float" office:value="3513" calcext:value-type="float">
            <text:p>3513</text:p>
          </table:table-cell>
          <table:table-cell table:formula="of:=[.A578]/4096" office:value-type="float" office:value="37.375" calcext:value-type="float">
            <text:p>37.375</text:p>
          </table:table-cell>
          <table:table-cell table:formula="of:=[.B578]/4096" office:value-type="float" office:value="0.857666015625" calcext:value-type="float">
            <text:p>0.857666015625</text:p>
          </table:table-cell>
        </table:table-row>
        <table:table-row table:style-name="ro1">
          <table:table-cell office:value-type="float" office:value="153344" calcext:value-type="float">
            <text:p>153344</text:p>
          </table:table-cell>
          <table:table-cell office:value-type="float" office:value="3501" calcext:value-type="float">
            <text:p>3501</text:p>
          </table:table-cell>
          <table:table-cell table:formula="of:=[.A579]/4096" office:value-type="float" office:value="37.4375" calcext:value-type="float">
            <text:p>37.4375</text:p>
          </table:table-cell>
          <table:table-cell table:formula="of:=[.B579]/4096" office:value-type="float" office:value="0.854736328125" calcext:value-type="float">
            <text:p>0.854736328125</text:p>
          </table:table-cell>
        </table:table-row>
        <table:table-row table:style-name="ro1">
          <table:table-cell office:value-type="float" office:value="153600" calcext:value-type="float">
            <text:p>153600</text:p>
          </table:table-cell>
          <table:table-cell office:value-type="float" office:value="3487" calcext:value-type="float">
            <text:p>3487</text:p>
          </table:table-cell>
          <table:table-cell table:formula="of:=[.A580]/4096" office:value-type="float" office:value="37.5" calcext:value-type="float">
            <text:p>37.5</text:p>
          </table:table-cell>
          <table:table-cell table:formula="of:=[.B580]/4096" office:value-type="float" office:value="0.851318359375" calcext:value-type="float">
            <text:p>0.851318359375</text:p>
          </table:table-cell>
        </table:table-row>
        <table:table-row table:style-name="ro1">
          <table:table-cell office:value-type="float" office:value="153856" calcext:value-type="float">
            <text:p>153856</text:p>
          </table:table-cell>
          <table:table-cell office:value-type="float" office:value="3470" calcext:value-type="float">
            <text:p>3470</text:p>
          </table:table-cell>
          <table:table-cell table:formula="of:=[.A581]/4096" office:value-type="float" office:value="37.5625" calcext:value-type="float">
            <text:p>37.5625</text:p>
          </table:table-cell>
          <table:table-cell table:formula="of:=[.B581]/4096" office:value-type="float" office:value="0.84716796875" calcext:value-type="float">
            <text:p>0.84716796875</text:p>
          </table:table-cell>
        </table:table-row>
        <table:table-row table:style-name="ro1">
          <table:table-cell office:value-type="float" office:value="154112" calcext:value-type="float">
            <text:p>154112</text:p>
          </table:table-cell>
          <table:table-cell office:value-type="float" office:value="3451" calcext:value-type="float">
            <text:p>3451</text:p>
          </table:table-cell>
          <table:table-cell table:formula="of:=[.A582]/4096" office:value-type="float" office:value="37.625" calcext:value-type="float">
            <text:p>37.625</text:p>
          </table:table-cell>
          <table:table-cell table:formula="of:=[.B582]/4096" office:value-type="float" office:value="0.842529296875" calcext:value-type="float">
            <text:p>0.842529296875</text:p>
          </table:table-cell>
        </table:table-row>
        <table:table-row table:style-name="ro1">
          <table:table-cell office:value-type="float" office:value="154368" calcext:value-type="float">
            <text:p>154368</text:p>
          </table:table-cell>
          <table:table-cell office:value-type="float" office:value="3429" calcext:value-type="float">
            <text:p>3429</text:p>
          </table:table-cell>
          <table:table-cell table:formula="of:=[.A583]/4096" office:value-type="float" office:value="37.6875" calcext:value-type="float">
            <text:p>37.6875</text:p>
          </table:table-cell>
          <table:table-cell table:formula="of:=[.B583]/4096" office:value-type="float" office:value="0.837158203125" calcext:value-type="float">
            <text:p>0.837158203125</text:p>
          </table:table-cell>
        </table:table-row>
        <table:table-row table:style-name="ro1">
          <table:table-cell office:value-type="float" office:value="154624" calcext:value-type="float">
            <text:p>154624</text:p>
          </table:table-cell>
          <table:table-cell office:value-type="float" office:value="3405" calcext:value-type="float">
            <text:p>3405</text:p>
          </table:table-cell>
          <table:table-cell table:formula="of:=[.A584]/4096" office:value-type="float" office:value="37.75" calcext:value-type="float">
            <text:p>37.75</text:p>
          </table:table-cell>
          <table:table-cell table:formula="of:=[.B584]/4096" office:value-type="float" office:value="0.831298828125" calcext:value-type="float">
            <text:p>0.831298828125</text:p>
          </table:table-cell>
        </table:table-row>
        <table:table-row table:style-name="ro1">
          <table:table-cell office:value-type="float" office:value="154880" calcext:value-type="float">
            <text:p>154880</text:p>
          </table:table-cell>
          <table:table-cell office:value-type="float" office:value="3379" calcext:value-type="float">
            <text:p>3379</text:p>
          </table:table-cell>
          <table:table-cell table:formula="of:=[.A585]/4096" office:value-type="float" office:value="37.8125" calcext:value-type="float">
            <text:p>37.8125</text:p>
          </table:table-cell>
          <table:table-cell table:formula="of:=[.B585]/4096" office:value-type="float" office:value="0.824951171875" calcext:value-type="float">
            <text:p>0.824951171875</text:p>
          </table:table-cell>
        </table:table-row>
        <table:table-row table:style-name="ro1">
          <table:table-cell office:value-type="float" office:value="155136" calcext:value-type="float">
            <text:p>155136</text:p>
          </table:table-cell>
          <table:table-cell office:value-type="float" office:value="3350" calcext:value-type="float">
            <text:p>3350</text:p>
          </table:table-cell>
          <table:table-cell table:formula="of:=[.A586]/4096" office:value-type="float" office:value="37.875" calcext:value-type="float">
            <text:p>37.875</text:p>
          </table:table-cell>
          <table:table-cell table:formula="of:=[.B586]/4096" office:value-type="float" office:value="0.81787109375" calcext:value-type="float">
            <text:p>0.81787109375</text:p>
          </table:table-cell>
        </table:table-row>
        <table:table-row table:style-name="ro1">
          <table:table-cell office:value-type="float" office:value="155392" calcext:value-type="float">
            <text:p>155392</text:p>
          </table:table-cell>
          <table:table-cell office:value-type="float" office:value="3319" calcext:value-type="float">
            <text:p>3319</text:p>
          </table:table-cell>
          <table:table-cell table:formula="of:=[.A587]/4096" office:value-type="float" office:value="37.9375" calcext:value-type="float">
            <text:p>37.9375</text:p>
          </table:table-cell>
          <table:table-cell table:formula="of:=[.B587]/4096" office:value-type="float" office:value="0.810302734375" calcext:value-type="float">
            <text:p>0.810302734375</text:p>
          </table:table-cell>
        </table:table-row>
        <table:table-row table:style-name="ro1">
          <table:table-cell office:value-type="float" office:value="155648" calcext:value-type="float">
            <text:p>155648</text:p>
          </table:table-cell>
          <table:table-cell office:value-type="float" office:value="3285" calcext:value-type="float">
            <text:p>3285</text:p>
          </table:table-cell>
          <table:table-cell table:formula="of:=[.A588]/4096" office:value-type="float" office:value="38" calcext:value-type="float">
            <text:p>38</text:p>
          </table:table-cell>
          <table:table-cell table:formula="of:=[.B588]/4096" office:value-type="float" office:value="0.802001953125" calcext:value-type="float">
            <text:p>0.802001953125</text:p>
          </table:table-cell>
        </table:table-row>
        <table:table-row table:style-name="ro1">
          <table:table-cell office:value-type="float" office:value="155904" calcext:value-type="float">
            <text:p>155904</text:p>
          </table:table-cell>
          <table:table-cell office:value-type="float" office:value="3249" calcext:value-type="float">
            <text:p>3249</text:p>
          </table:table-cell>
          <table:table-cell table:formula="of:=[.A589]/4096" office:value-type="float" office:value="38.0625" calcext:value-type="float">
            <text:p>38.0625</text:p>
          </table:table-cell>
          <table:table-cell table:formula="of:=[.B589]/4096" office:value-type="float" office:value="0.793212890625" calcext:value-type="float">
            <text:p>0.793212890625</text:p>
          </table:table-cell>
        </table:table-row>
        <table:table-row table:style-name="ro1">
          <table:table-cell office:value-type="float" office:value="156160" calcext:value-type="float">
            <text:p>156160</text:p>
          </table:table-cell>
          <table:table-cell office:value-type="float" office:value="3210" calcext:value-type="float">
            <text:p>3210</text:p>
          </table:table-cell>
          <table:table-cell table:formula="of:=[.A590]/4096" office:value-type="float" office:value="38.125" calcext:value-type="float">
            <text:p>38.125</text:p>
          </table:table-cell>
          <table:table-cell table:formula="of:=[.B590]/4096" office:value-type="float" office:value="0.78369140625" calcext:value-type="float">
            <text:p>0.78369140625</text:p>
          </table:table-cell>
        </table:table-row>
        <table:table-row table:style-name="ro1">
          <table:table-cell office:value-type="float" office:value="156416" calcext:value-type="float">
            <text:p>156416</text:p>
          </table:table-cell>
          <table:table-cell office:value-type="float" office:value="3169" calcext:value-type="float">
            <text:p>3169</text:p>
          </table:table-cell>
          <table:table-cell table:formula="of:=[.A591]/4096" office:value-type="float" office:value="38.1875" calcext:value-type="float">
            <text:p>38.1875</text:p>
          </table:table-cell>
          <table:table-cell table:formula="of:=[.B591]/4096" office:value-type="float" office:value="0.773681640625" calcext:value-type="float">
            <text:p>0.773681640625</text:p>
          </table:table-cell>
        </table:table-row>
        <table:table-row table:style-name="ro1">
          <table:table-cell office:value-type="float" office:value="156672" calcext:value-type="float">
            <text:p>156672</text:p>
          </table:table-cell>
          <table:table-cell office:value-type="float" office:value="3125" calcext:value-type="float">
            <text:p>3125</text:p>
          </table:table-cell>
          <table:table-cell table:formula="of:=[.A592]/4096" office:value-type="float" office:value="38.25" calcext:value-type="float">
            <text:p>38.25</text:p>
          </table:table-cell>
          <table:table-cell table:formula="of:=[.B592]/4096" office:value-type="float" office:value="0.762939453125" calcext:value-type="float">
            <text:p>0.762939453125</text:p>
          </table:table-cell>
        </table:table-row>
        <table:table-row table:style-name="ro1">
          <table:table-cell office:value-type="float" office:value="156928" calcext:value-type="float">
            <text:p>156928</text:p>
          </table:table-cell>
          <table:table-cell office:value-type="float" office:value="3079" calcext:value-type="float">
            <text:p>3079</text:p>
          </table:table-cell>
          <table:table-cell table:formula="of:=[.A593]/4096" office:value-type="float" office:value="38.3125" calcext:value-type="float">
            <text:p>38.3125</text:p>
          </table:table-cell>
          <table:table-cell table:formula="of:=[.B593]/4096" office:value-type="float" office:value="0.751708984375" calcext:value-type="float">
            <text:p>0.751708984375</text:p>
          </table:table-cell>
        </table:table-row>
        <table:table-row table:style-name="ro1">
          <table:table-cell office:value-type="float" office:value="157184" calcext:value-type="float">
            <text:p>157184</text:p>
          </table:table-cell>
          <table:table-cell office:value-type="float" office:value="3030" calcext:value-type="float">
            <text:p>3030</text:p>
          </table:table-cell>
          <table:table-cell table:formula="of:=[.A594]/4096" office:value-type="float" office:value="38.375" calcext:value-type="float">
            <text:p>38.375</text:p>
          </table:table-cell>
          <table:table-cell table:formula="of:=[.B594]/4096" office:value-type="float" office:value="0.73974609375" calcext:value-type="float">
            <text:p>0.73974609375</text:p>
          </table:table-cell>
        </table:table-row>
        <table:table-row table:style-name="ro1">
          <table:table-cell office:value-type="float" office:value="157440" calcext:value-type="float">
            <text:p>157440</text:p>
          </table:table-cell>
          <table:table-cell office:value-type="float" office:value="2979" calcext:value-type="float">
            <text:p>2979</text:p>
          </table:table-cell>
          <table:table-cell table:formula="of:=[.A595]/4096" office:value-type="float" office:value="38.4375" calcext:value-type="float">
            <text:p>38.4375</text:p>
          </table:table-cell>
          <table:table-cell table:formula="of:=[.B595]/4096" office:value-type="float" office:value="0.727294921875" calcext:value-type="float">
            <text:p>0.727294921875</text:p>
          </table:table-cell>
        </table:table-row>
        <table:table-row table:style-name="ro1">
          <table:table-cell office:value-type="float" office:value="157696" calcext:value-type="float">
            <text:p>157696</text:p>
          </table:table-cell>
          <table:table-cell office:value-type="float" office:value="2926" calcext:value-type="float">
            <text:p>2926</text:p>
          </table:table-cell>
          <table:table-cell table:formula="of:=[.A596]/4096" office:value-type="float" office:value="38.5" calcext:value-type="float">
            <text:p>38.5</text:p>
          </table:table-cell>
          <table:table-cell table:formula="of:=[.B596]/4096" office:value-type="float" office:value="0.71435546875" calcext:value-type="float">
            <text:p>0.71435546875</text:p>
          </table:table-cell>
        </table:table-row>
        <table:table-row table:style-name="ro1">
          <table:table-cell office:value-type="float" office:value="157952" calcext:value-type="float">
            <text:p>157952</text:p>
          </table:table-cell>
          <table:table-cell office:value-type="float" office:value="2870" calcext:value-type="float">
            <text:p>2870</text:p>
          </table:table-cell>
          <table:table-cell table:formula="of:=[.A597]/4096" office:value-type="float" office:value="38.5625" calcext:value-type="float">
            <text:p>38.5625</text:p>
          </table:table-cell>
          <table:table-cell table:formula="of:=[.B597]/4096" office:value-type="float" office:value="0.70068359375" calcext:value-type="float">
            <text:p>0.70068359375</text:p>
          </table:table-cell>
        </table:table-row>
        <table:table-row table:style-name="ro1">
          <table:table-cell office:value-type="float" office:value="158208" calcext:value-type="float">
            <text:p>158208</text:p>
          </table:table-cell>
          <table:table-cell office:value-type="float" office:value="2812" calcext:value-type="float">
            <text:p>2812</text:p>
          </table:table-cell>
          <table:table-cell table:formula="of:=[.A598]/4096" office:value-type="float" office:value="38.625" calcext:value-type="float">
            <text:p>38.625</text:p>
          </table:table-cell>
          <table:table-cell table:formula="of:=[.B598]/4096" office:value-type="float" office:value="0.6865234375" calcext:value-type="float">
            <text:p>0.6865234375</text:p>
          </table:table-cell>
        </table:table-row>
        <table:table-row table:style-name="ro1">
          <table:table-cell office:value-type="float" office:value="158464" calcext:value-type="float">
            <text:p>158464</text:p>
          </table:table-cell>
          <table:table-cell office:value-type="float" office:value="2751" calcext:value-type="float">
            <text:p>2751</text:p>
          </table:table-cell>
          <table:table-cell table:formula="of:=[.A599]/4096" office:value-type="float" office:value="38.6875" calcext:value-type="float">
            <text:p>38.6875</text:p>
          </table:table-cell>
          <table:table-cell table:formula="of:=[.B599]/4096" office:value-type="float" office:value="0.671630859375" calcext:value-type="float">
            <text:p>0.671630859375</text:p>
          </table:table-cell>
        </table:table-row>
        <table:table-row table:style-name="ro1">
          <table:table-cell office:value-type="float" office:value="158720" calcext:value-type="float">
            <text:p>158720</text:p>
          </table:table-cell>
          <table:table-cell office:value-type="float" office:value="2688" calcext:value-type="float">
            <text:p>2688</text:p>
          </table:table-cell>
          <table:table-cell table:formula="of:=[.A600]/4096" office:value-type="float" office:value="38.75" calcext:value-type="float">
            <text:p>38.75</text:p>
          </table:table-cell>
          <table:table-cell table:formula="of:=[.B600]/4096"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158976" calcext:value-type="float">
            <text:p>158976</text:p>
          </table:table-cell>
          <table:table-cell office:value-type="float" office:value="2622" calcext:value-type="float">
            <text:p>2622</text:p>
          </table:table-cell>
          <table:table-cell table:formula="of:=[.A601]/4096" office:value-type="float" office:value="38.8125" calcext:value-type="float">
            <text:p>38.8125</text:p>
          </table:table-cell>
          <table:table-cell table:formula="of:=[.B601]/4096" office:value-type="float" office:value="0.64013671875" calcext:value-type="float">
            <text:p>0.64013671875</text:p>
          </table:table-cell>
        </table:table-row>
        <table:table-row table:style-name="ro1">
          <table:table-cell office:value-type="float" office:value="159232" calcext:value-type="float">
            <text:p>159232</text:p>
          </table:table-cell>
          <table:table-cell office:value-type="float" office:value="2554" calcext:value-type="float">
            <text:p>2554</text:p>
          </table:table-cell>
          <table:table-cell table:formula="of:=[.A602]/4096" office:value-type="float" office:value="38.875" calcext:value-type="float">
            <text:p>38.875</text:p>
          </table:table-cell>
          <table:table-cell table:formula="of:=[.B602]/4096" office:value-type="float" office:value="0.62353515625" calcext:value-type="float">
            <text:p>0.62353515625</text:p>
          </table:table-cell>
        </table:table-row>
        <table:table-row table:style-name="ro1">
          <table:table-cell office:value-type="float" office:value="159488" calcext:value-type="float">
            <text:p>159488</text:p>
          </table:table-cell>
          <table:table-cell office:value-type="float" office:value="2483" calcext:value-type="float">
            <text:p>2483</text:p>
          </table:table-cell>
          <table:table-cell table:formula="of:=[.A603]/4096" office:value-type="float" office:value="38.9375" calcext:value-type="float">
            <text:p>38.9375</text:p>
          </table:table-cell>
          <table:table-cell table:formula="of:=[.B603]/4096" office:value-type="float" office:value="0.606201171875" calcext:value-type="float">
            <text:p>0.606201171875</text:p>
          </table:table-cell>
        </table:table-row>
        <table:table-row table:style-name="ro1">
          <table:table-cell office:value-type="float" office:value="159744" calcext:value-type="float">
            <text:p>159744</text:p>
          </table:table-cell>
          <table:table-cell office:value-type="float" office:value="2410" calcext:value-type="float">
            <text:p>2410</text:p>
          </table:table-cell>
          <table:table-cell table:formula="of:=[.A604]/4096" office:value-type="float" office:value="39" calcext:value-type="float">
            <text:p>39</text:p>
          </table:table-cell>
          <table:table-cell table:formula="of:=[.B604]/4096" office:value-type="float" office:value="0.58837890625" calcext:value-type="float">
            <text:p>0.58837890625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2334" calcext:value-type="float">
            <text:p>2334</text:p>
          </table:table-cell>
          <table:table-cell table:formula="of:=[.A605]/4096" office:value-type="float" office:value="39.0625" calcext:value-type="float">
            <text:p>39.0625</text:p>
          </table:table-cell>
          <table:table-cell table:formula="of:=[.B605]/4096" office:value-type="float" office:value="0.56982421875" calcext:value-type="float">
            <text:p>0.56982421875</text:p>
          </table:table-cell>
        </table:table-row>
        <table:table-row table:style-name="ro1">
          <table:table-cell office:value-type="float" office:value="160256" calcext:value-type="float">
            <text:p>160256</text:p>
          </table:table-cell>
          <table:table-cell office:value-type="float" office:value="2256" calcext:value-type="float">
            <text:p>2256</text:p>
          </table:table-cell>
          <table:table-cell table:formula="of:=[.A606]/4096" office:value-type="float" office:value="39.125" calcext:value-type="float">
            <text:p>39.125</text:p>
          </table:table-cell>
          <table:table-cell table:formula="of:=[.B606]/4096" office:value-type="float" office:value="0.55078125" calcext:value-type="float">
            <text:p>0.55078125</text:p>
          </table:table-cell>
        </table:table-row>
        <table:table-row table:style-name="ro1">
          <table:table-cell office:value-type="float" office:value="160512" calcext:value-type="float">
            <text:p>160512</text:p>
          </table:table-cell>
          <table:table-cell office:value-type="float" office:value="2176" calcext:value-type="float">
            <text:p>2176</text:p>
          </table:table-cell>
          <table:table-cell table:formula="of:=[.A607]/4096" office:value-type="float" office:value="39.1875" calcext:value-type="float">
            <text:p>39.1875</text:p>
          </table:table-cell>
          <table:table-cell table:formula="of:=[.B607]/4096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60768" calcext:value-type="float">
            <text:p>160768</text:p>
          </table:table-cell>
          <table:table-cell office:value-type="float" office:value="2093" calcext:value-type="float">
            <text:p>2093</text:p>
          </table:table-cell>
          <table:table-cell table:formula="of:=[.A608]/4096" office:value-type="float" office:value="39.25" calcext:value-type="float">
            <text:p>39.25</text:p>
          </table:table-cell>
          <table:table-cell table:formula="of:=[.B608]/4096" office:value-type="float" office:value="0.510986328125" calcext:value-type="float">
            <text:p>0.510986328125</text:p>
          </table:table-cell>
        </table:table-row>
        <table:table-row table:style-name="ro1">
          <table:table-cell office:value-type="float" office:value="161024" calcext:value-type="float">
            <text:p>161024</text:p>
          </table:table-cell>
          <table:table-cell office:value-type="float" office:value="2008" calcext:value-type="float">
            <text:p>2008</text:p>
          </table:table-cell>
          <table:table-cell table:formula="of:=[.A609]/4096" office:value-type="float" office:value="39.3125" calcext:value-type="float">
            <text:p>39.3125</text:p>
          </table:table-cell>
          <table:table-cell table:formula="of:=[.B609]/4096" office:value-type="float" office:value="0.490234375" calcext:value-type="float">
            <text:p>0.490234375</text:p>
          </table:table-cell>
        </table:table-row>
        <table:table-row table:style-name="ro1">
          <table:table-cell office:value-type="float" office:value="161280" calcext:value-type="float">
            <text:p>161280</text:p>
          </table:table-cell>
          <table:table-cell office:value-type="float" office:value="1920" calcext:value-type="float">
            <text:p>1920</text:p>
          </table:table-cell>
          <table:table-cell table:formula="of:=[.A610]/4096" office:value-type="float" office:value="39.375" calcext:value-type="float">
            <text:p>39.375</text:p>
          </table:table-cell>
          <table:table-cell table:formula="of:=[.B610]/4096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161536" calcext:value-type="float">
            <text:p>161536</text:p>
          </table:table-cell>
          <table:table-cell office:value-type="float" office:value="1830" calcext:value-type="float">
            <text:p>1830</text:p>
          </table:table-cell>
          <table:table-cell table:formula="of:=[.A611]/4096" office:value-type="float" office:value="39.4375" calcext:value-type="float">
            <text:p>39.4375</text:p>
          </table:table-cell>
          <table:table-cell table:formula="of:=[.B611]/4096" office:value-type="float" office:value="0.44677734375" calcext:value-type="float">
            <text:p>0.44677734375</text:p>
          </table:table-cell>
        </table:table-row>
        <table:table-row table:style-name="ro1">
          <table:table-cell office:value-type="float" office:value="161792" calcext:value-type="float">
            <text:p>161792</text:p>
          </table:table-cell>
          <table:table-cell office:value-type="float" office:value="1737" calcext:value-type="float">
            <text:p>1737</text:p>
          </table:table-cell>
          <table:table-cell table:formula="of:=[.A612]/4096" office:value-type="float" office:value="39.5" calcext:value-type="float">
            <text:p>39.5</text:p>
          </table:table-cell>
          <table:table-cell table:formula="of:=[.B612]/4096" office:value-type="float" office:value="0.424072265625" calcext:value-type="float">
            <text:p>0.424072265625</text:p>
          </table:table-cell>
        </table:table-row>
        <table:table-row table:style-name="ro1">
          <table:table-cell office:value-type="float" office:value="162048" calcext:value-type="float">
            <text:p>162048</text:p>
          </table:table-cell>
          <table:table-cell office:value-type="float" office:value="1642" calcext:value-type="float">
            <text:p>1642</text:p>
          </table:table-cell>
          <table:table-cell table:formula="of:=[.A613]/4096" office:value-type="float" office:value="39.5625" calcext:value-type="float">
            <text:p>39.5625</text:p>
          </table:table-cell>
          <table:table-cell table:formula="of:=[.B613]/4096" office:value-type="float" office:value="0.40087890625" calcext:value-type="float">
            <text:p>0.40087890625</text:p>
          </table:table-cell>
        </table:table-row>
        <table:table-row table:style-name="ro1">
          <table:table-cell office:value-type="float" office:value="162304" calcext:value-type="float">
            <text:p>162304</text:p>
          </table:table-cell>
          <table:table-cell office:value-type="float" office:value="1544" calcext:value-type="float">
            <text:p>1544</text:p>
          </table:table-cell>
          <table:table-cell table:formula="of:=[.A614]/4096" office:value-type="float" office:value="39.625" calcext:value-type="float">
            <text:p>39.625</text:p>
          </table:table-cell>
          <table:table-cell table:formula="of:=[.B614]/4096" office:value-type="float" office:value="0.376953125" calcext:value-type="float">
            <text:p>0.376953125</text:p>
          </table:table-cell>
        </table:table-row>
        <table:table-row table:style-name="ro1">
          <table:table-cell office:value-type="float" office:value="162560" calcext:value-type="float">
            <text:p>162560</text:p>
          </table:table-cell>
          <table:table-cell office:value-type="float" office:value="1444" calcext:value-type="float">
            <text:p>1444</text:p>
          </table:table-cell>
          <table:table-cell table:formula="of:=[.A615]/4096" office:value-type="float" office:value="39.6875" calcext:value-type="float">
            <text:p>39.6875</text:p>
          </table:table-cell>
          <table:table-cell table:formula="of:=[.B615]/4096" office:value-type="float" office:value="0.3525390625" calcext:value-type="float">
            <text:p>0.3525390625</text:p>
          </table:table-cell>
        </table:table-row>
        <table:table-row table:style-name="ro1">
          <table:table-cell office:value-type="float" office:value="162816" calcext:value-type="float">
            <text:p>162816</text:p>
          </table:table-cell>
          <table:table-cell office:value-type="float" office:value="1341" calcext:value-type="float">
            <text:p>1341</text:p>
          </table:table-cell>
          <table:table-cell table:formula="of:=[.A616]/4096" office:value-type="float" office:value="39.75" calcext:value-type="float">
            <text:p>39.75</text:p>
          </table:table-cell>
          <table:table-cell table:formula="of:=[.B616]/4096" office:value-type="float" office:value="0.327392578125" calcext:value-type="float">
            <text:p>0.327392578125</text:p>
          </table:table-cell>
        </table:table-row>
        <table:table-row table:style-name="ro1">
          <table:table-cell office:value-type="float" office:value="163072" calcext:value-type="float">
            <text:p>163072</text:p>
          </table:table-cell>
          <table:table-cell office:value-type="float" office:value="1236" calcext:value-type="float">
            <text:p>1236</text:p>
          </table:table-cell>
          <table:table-cell table:formula="of:=[.A617]/4096" office:value-type="float" office:value="39.8125" calcext:value-type="float">
            <text:p>39.8125</text:p>
          </table:table-cell>
          <table:table-cell table:formula="of:=[.B617]/4096" office:value-type="float" office:value="0.3017578125" calcext:value-type="float">
            <text:p>0.3017578125</text:p>
          </table:table-cell>
        </table:table-row>
        <table:table-row table:style-name="ro1">
          <table:table-cell office:value-type="float" office:value="163328" calcext:value-type="float">
            <text:p>163328</text:p>
          </table:table-cell>
          <table:table-cell office:value-type="float" office:value="1129" calcext:value-type="float">
            <text:p>1129</text:p>
          </table:table-cell>
          <table:table-cell table:formula="of:=[.A618]/4096" office:value-type="float" office:value="39.875" calcext:value-type="float">
            <text:p>39.875</text:p>
          </table:table-cell>
          <table:table-cell table:formula="of:=[.B618]/4096" office:value-type="float" office:value="0.275634765625" calcext:value-type="float">
            <text:p>0.275634765625</text:p>
          </table:table-cell>
        </table:table-row>
        <table:table-row table:style-name="ro1">
          <table:table-cell office:value-type="float" office:value="163584" calcext:value-type="float">
            <text:p>163584</text:p>
          </table:table-cell>
          <table:table-cell office:value-type="float" office:value="1019" calcext:value-type="float">
            <text:p>1019</text:p>
          </table:table-cell>
          <table:table-cell table:formula="of:=[.A619]/4096" office:value-type="float" office:value="39.9375" calcext:value-type="float">
            <text:p>39.9375</text:p>
          </table:table-cell>
          <table:table-cell table:formula="of:=[.B619]/4096" office:value-type="float" office:value="0.248779296875" calcext:value-type="float">
            <text:p>0.248779296875</text:p>
          </table:table-cell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907" calcext:value-type="float">
            <text:p>907</text:p>
          </table:table-cell>
          <table:table-cell table:formula="of:=[.A620]/4096" office:value-type="float" office:value="40" calcext:value-type="float">
            <text:p>40</text:p>
          </table:table-cell>
          <table:table-cell table:formula="of:=[.B620]/4096" office:value-type="float" office:value="0.221435546875" calcext:value-type="float">
            <text:p>0.221435546875</text:p>
          </table:table-cell>
        </table:table-row>
        <table:table-row table:style-name="ro1">
          <table:table-cell office:value-type="float" office:value="164096" calcext:value-type="float">
            <text:p>164096</text:p>
          </table:table-cell>
          <table:table-cell office:value-type="float" office:value="792" calcext:value-type="float">
            <text:p>792</text:p>
          </table:table-cell>
          <table:table-cell table:formula="of:=[.A621]/4096" office:value-type="float" office:value="40.0625" calcext:value-type="float">
            <text:p>40.0625</text:p>
          </table:table-cell>
          <table:table-cell table:formula="of:=[.B621]/4096" office:value-type="float" office:value="0.193359375" calcext:value-type="float">
            <text:p>0.193359375</text:p>
          </table:table-cell>
        </table:table-row>
        <table:table-row table:style-name="ro1">
          <table:table-cell office:value-type="float" office:value="164352" calcext:value-type="float">
            <text:p>164352</text:p>
          </table:table-cell>
          <table:table-cell office:value-type="float" office:value="675" calcext:value-type="float">
            <text:p>675</text:p>
          </table:table-cell>
          <table:table-cell table:formula="of:=[.A622]/4096" office:value-type="float" office:value="40.125" calcext:value-type="float">
            <text:p>40.125</text:p>
          </table:table-cell>
          <table:table-cell table:formula="of:=[.B622]/4096" office:value-type="float" office:value="0.164794921875" calcext:value-type="float">
            <text:p>0.164794921875</text:p>
          </table:table-cell>
        </table:table-row>
        <table:table-row table:style-name="ro1">
          <table:table-cell office:value-type="float" office:value="164608" calcext:value-type="float">
            <text:p>164608</text:p>
          </table:table-cell>
          <table:table-cell office:value-type="float" office:value="555" calcext:value-type="float">
            <text:p>555</text:p>
          </table:table-cell>
          <table:table-cell table:formula="of:=[.A623]/4096" office:value-type="float" office:value="40.1875" calcext:value-type="float">
            <text:p>40.1875</text:p>
          </table:table-cell>
          <table:table-cell table:formula="of:=[.B623]/4096" office:value-type="float" office:value="0.135498046875" calcext:value-type="float">
            <text:p>0.135498046875</text:p>
          </table:table-cell>
        </table:table-row>
        <table:table-row table:style-name="ro1">
          <table:table-cell office:value-type="float" office:value="164864" calcext:value-type="float">
            <text:p>164864</text:p>
          </table:table-cell>
          <table:table-cell office:value-type="float" office:value="433" calcext:value-type="float">
            <text:p>433</text:p>
          </table:table-cell>
          <table:table-cell table:formula="of:=[.A624]/4096" office:value-type="float" office:value="40.25" calcext:value-type="float">
            <text:p>40.25</text:p>
          </table:table-cell>
          <table:table-cell table:formula="of:=[.B624]/4096" office:value-type="float" office:value="0.105712890625" calcext:value-type="float">
            <text:p>0.105712890625</text:p>
          </table:table-cell>
        </table:table-row>
        <table:table-row table:style-name="ro1">
          <table:table-cell office:value-type="float" office:value="165120" calcext:value-type="float">
            <text:p>165120</text:p>
          </table:table-cell>
          <table:table-cell office:value-type="float" office:value="308" calcext:value-type="float">
            <text:p>308</text:p>
          </table:table-cell>
          <table:table-cell table:formula="of:=[.A625]/4096" office:value-type="float" office:value="40.3125" calcext:value-type="float">
            <text:p>40.3125</text:p>
          </table:table-cell>
          <table:table-cell table:formula="of:=[.B625]/4096" office:value-type="float" office:value="0.0751953125" calcext:value-type="float">
            <text:p>0.0751953125</text:p>
          </table:table-cell>
        </table:table-row>
        <table:table-row table:style-name="ro1">
          <table:table-cell office:value-type="float" office:value="165376" calcext:value-type="float">
            <text:p>165376</text:p>
          </table:table-cell>
          <table:table-cell office:value-type="float" office:value="181" calcext:value-type="float">
            <text:p>181</text:p>
          </table:table-cell>
          <table:table-cell table:formula="of:=[.A626]/4096" office:value-type="float" office:value="40.375" calcext:value-type="float">
            <text:p>40.375</text:p>
          </table:table-cell>
          <table:table-cell table:formula="of:=[.B626]/4096" office:value-type="float" office:value="0.044189453125" calcext:value-type="float">
            <text:p>0.044189453125</text:p>
          </table:table-cell>
        </table:table-row>
        <table:table-row table:style-name="ro1">
          <table:table-cell office:value-type="float" office:value="165632" calcext:value-type="float">
            <text:p>165632</text:p>
          </table:table-cell>
          <table:table-cell office:value-type="float" office:value="51" calcext:value-type="float">
            <text:p>51</text:p>
          </table:table-cell>
          <table:table-cell table:formula="of:=[.A627]/4096" office:value-type="float" office:value="40.4375" calcext:value-type="float">
            <text:p>40.4375</text:p>
          </table:table-cell>
          <table:table-cell table:formula="of:=[.B627]/4096" office:value-type="float" office:value="0.012451171875" calcext:value-type="float">
            <text:p>0.012451171875</text:p>
          </table:table-cell>
        </table:table-row>
        <table:table-row table:style-name="ro1">
          <table:table-cell office:value-type="float" office:value="165888" calcext:value-type="float">
            <text:p>165888</text:p>
          </table:table-cell>
          <table:table-cell office:value-type="float" office:value="0" calcext:value-type="float">
            <text:p>0</text:p>
          </table:table-cell>
          <table:table-cell table:formula="of:=[.A628]/4096" office:value-type="float" office:value="40.5" calcext:value-type="float">
            <text:p>40.5</text:p>
          </table:table-cell>
          <table:table-cell table:formula="of:=[.B628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36" calcext:value-type="float">
            <text:p>167936</text:p>
          </table:table-cell>
          <table:table-cell office:value-type="float" office:value="0" calcext:value-type="float">
            <text:p>0</text:p>
          </table:table-cell>
          <table:table-cell table:formula="of:=[.A629]/4096" office:value-type="float" office:value="41" calcext:value-type="float">
            <text:p>41</text:p>
          </table:table-cell>
          <table:table-cell table:formula="of:=[.B629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92" calcext:value-type="float">
            <text:p>168192</text:p>
          </table:table-cell>
          <table:table-cell office:value-type="float" office:value="104" calcext:value-type="float">
            <text:p>104</text:p>
          </table:table-cell>
          <table:table-cell table:formula="of:=[.A630]/4096" office:value-type="float" office:value="41.0625" calcext:value-type="float">
            <text:p>41.0625</text:p>
          </table:table-cell>
          <table:table-cell table:formula="of:=[.B630]/4096" office:value-type="float" office:value="0.025390625" calcext:value-type="float">
            <text:p>0.025390625</text:p>
          </table:table-cell>
        </table:table-row>
        <table:table-row table:style-name="ro1">
          <table:table-cell office:value-type="float" office:value="168448" calcext:value-type="float">
            <text:p>168448</text:p>
          </table:table-cell>
          <table:table-cell office:value-type="float" office:value="206" calcext:value-type="float">
            <text:p>206</text:p>
          </table:table-cell>
          <table:table-cell table:formula="of:=[.A631]/4096" office:value-type="float" office:value="41.125" calcext:value-type="float">
            <text:p>41.125</text:p>
          </table:table-cell>
          <table:table-cell table:formula="of:=[.B631]/4096" office:value-type="float" office:value="0.05029296875" calcext:value-type="float">
            <text:p>0.05029296875</text:p>
          </table:table-cell>
        </table:table-row>
        <table:table-row table:style-name="ro1">
          <table:table-cell office:value-type="float" office:value="168704" calcext:value-type="float">
            <text:p>168704</text:p>
          </table:table-cell>
          <table:table-cell office:value-type="float" office:value="305" calcext:value-type="float">
            <text:p>305</text:p>
          </table:table-cell>
          <table:table-cell table:formula="of:=[.A632]/4096" office:value-type="float" office:value="41.1875" calcext:value-type="float">
            <text:p>41.1875</text:p>
          </table:table-cell>
          <table:table-cell table:formula="of:=[.B632]/4096" office:value-type="float" office:value="0.074462890625" calcext:value-type="float">
            <text:p>0.074462890625</text:p>
          </table:table-cell>
        </table:table-row>
        <table:table-row table:style-name="ro1">
          <table:table-cell office:value-type="float" office:value="168960" calcext:value-type="float">
            <text:p>168960</text:p>
          </table:table-cell>
          <table:table-cell office:value-type="float" office:value="402" calcext:value-type="float">
            <text:p>402</text:p>
          </table:table-cell>
          <table:table-cell table:formula="of:=[.A633]/4096" office:value-type="float" office:value="41.25" calcext:value-type="float">
            <text:p>41.25</text:p>
          </table:table-cell>
          <table:table-cell table:formula="of:=[.B633]/4096" office:value-type="float" office:value="0.09814453125" calcext:value-type="float">
            <text:p>0.09814453125</text:p>
          </table:table-cell>
        </table:table-row>
        <table:table-row table:style-name="ro1">
          <table:table-cell office:value-type="float" office:value="169216" calcext:value-type="float">
            <text:p>169216</text:p>
          </table:table-cell>
          <table:table-cell office:value-type="float" office:value="496" calcext:value-type="float">
            <text:p>496</text:p>
          </table:table-cell>
          <table:table-cell table:formula="of:=[.A634]/4096" office:value-type="float" office:value="41.3125" calcext:value-type="float">
            <text:p>41.3125</text:p>
          </table:table-cell>
          <table:table-cell table:formula="of:=[.B634]/4096" office:value-type="float" office:value="0.12109375" calcext:value-type="float">
            <text:p>0.12109375</text:p>
          </table:table-cell>
        </table:table-row>
        <table:table-row table:style-name="ro1">
          <table:table-cell office:value-type="float" office:value="169472" calcext:value-type="float">
            <text:p>169472</text:p>
          </table:table-cell>
          <table:table-cell office:value-type="float" office:value="588" calcext:value-type="float">
            <text:p>588</text:p>
          </table:table-cell>
          <table:table-cell table:formula="of:=[.A635]/4096" office:value-type="float" office:value="41.375" calcext:value-type="float">
            <text:p>41.375</text:p>
          </table:table-cell>
          <table:table-cell table:formula="of:=[.B635]/4096" office:value-type="float" office:value="0.1435546875" calcext:value-type="float">
            <text:p>0.1435546875</text:p>
          </table:table-cell>
        </table:table-row>
        <table:table-row table:style-name="ro1">
          <table:table-cell office:value-type="float" office:value="169728" calcext:value-type="float">
            <text:p>169728</text:p>
          </table:table-cell>
          <table:table-cell office:value-type="float" office:value="678" calcext:value-type="float">
            <text:p>678</text:p>
          </table:table-cell>
          <table:table-cell table:formula="of:=[.A636]/4096" office:value-type="float" office:value="41.4375" calcext:value-type="float">
            <text:p>41.4375</text:p>
          </table:table-cell>
          <table:table-cell table:formula="of:=[.B636]/4096" office:value-type="float" office:value="0.16552734375" calcext:value-type="float">
            <text:p>0.16552734375</text:p>
          </table:table-cell>
        </table:table-row>
        <table:table-row table:style-name="ro1">
          <table:table-cell office:value-type="float" office:value="169984" calcext:value-type="float">
            <text:p>169984</text:p>
          </table:table-cell>
          <table:table-cell office:value-type="float" office:value="765" calcext:value-type="float">
            <text:p>765</text:p>
          </table:table-cell>
          <table:table-cell table:formula="of:=[.A637]/4096" office:value-type="float" office:value="41.5" calcext:value-type="float">
            <text:p>41.5</text:p>
          </table:table-cell>
          <table:table-cell table:formula="of:=[.B637]/4096" office:value-type="float" office:value="0.186767578125" calcext:value-type="float">
            <text:p>0.186767578125</text:p>
          </table:table-cell>
        </table:table-row>
        <table:table-row table:style-name="ro1">
          <table:table-cell office:value-type="float" office:value="170240" calcext:value-type="float">
            <text:p>170240</text:p>
          </table:table-cell>
          <table:table-cell office:value-type="float" office:value="850" calcext:value-type="float">
            <text:p>850</text:p>
          </table:table-cell>
          <table:table-cell table:formula="of:=[.A638]/4096" office:value-type="float" office:value="41.5625" calcext:value-type="float">
            <text:p>41.5625</text:p>
          </table:table-cell>
          <table:table-cell table:formula="of:=[.B638]/4096" office:value-type="float" office:value="0.20751953125" calcext:value-type="float">
            <text:p>0.20751953125</text:p>
          </table:table-cell>
        </table:table-row>
        <table:table-row table:style-name="ro1">
          <table:table-cell office:value-type="float" office:value="170496" calcext:value-type="float">
            <text:p>170496</text:p>
          </table:table-cell>
          <table:table-cell office:value-type="float" office:value="932" calcext:value-type="float">
            <text:p>932</text:p>
          </table:table-cell>
          <table:table-cell table:formula="of:=[.A639]/4096" office:value-type="float" office:value="41.625" calcext:value-type="float">
            <text:p>41.625</text:p>
          </table:table-cell>
          <table:table-cell table:formula="of:=[.B639]/4096" office:value-type="float" office:value="0.2275390625" calcext:value-type="float">
            <text:p>0.2275390625</text:p>
          </table:table-cell>
        </table:table-row>
        <table:table-row table:style-name="ro1">
          <table:table-cell office:value-type="float" office:value="170752" calcext:value-type="float">
            <text:p>170752</text:p>
          </table:table-cell>
          <table:table-cell office:value-type="float" office:value="1012" calcext:value-type="float">
            <text:p>1012</text:p>
          </table:table-cell>
          <table:table-cell table:formula="of:=[.A640]/4096" office:value-type="float" office:value="41.6875" calcext:value-type="float">
            <text:p>41.6875</text:p>
          </table:table-cell>
          <table:table-cell table:formula="of:=[.B640]/4096" office:value-type="float" office:value="0.2470703125" calcext:value-type="float">
            <text:p>0.2470703125</text:p>
          </table:table-cell>
        </table:table-row>
        <table:table-row table:style-name="ro1">
          <table:table-cell office:value-type="float" office:value="171008" calcext:value-type="float">
            <text:p>171008</text:p>
          </table:table-cell>
          <table:table-cell office:value-type="float" office:value="1089" calcext:value-type="float">
            <text:p>1089</text:p>
          </table:table-cell>
          <table:table-cell table:formula="of:=[.A641]/4096" office:value-type="float" office:value="41.75" calcext:value-type="float">
            <text:p>41.75</text:p>
          </table:table-cell>
          <table:table-cell table:formula="of:=[.B641]/4096" office:value-type="float" office:value="0.265869140625" calcext:value-type="float">
            <text:p>0.265869140625</text:p>
          </table:table-cell>
        </table:table-row>
        <table:table-row table:style-name="ro1">
          <table:table-cell office:value-type="float" office:value="171264" calcext:value-type="float">
            <text:p>171264</text:p>
          </table:table-cell>
          <table:table-cell office:value-type="float" office:value="1164" calcext:value-type="float">
            <text:p>1164</text:p>
          </table:table-cell>
          <table:table-cell table:formula="of:=[.A642]/4096" office:value-type="float" office:value="41.8125" calcext:value-type="float">
            <text:p>41.8125</text:p>
          </table:table-cell>
          <table:table-cell table:formula="of:=[.B642]/4096" office:value-type="float" office:value="0.2841796875" calcext:value-type="float">
            <text:p>0.2841796875</text:p>
          </table:table-cell>
        </table:table-row>
        <table:table-row table:style-name="ro1">
          <table:table-cell office:value-type="float" office:value="171520" calcext:value-type="float">
            <text:p>171520</text:p>
          </table:table-cell>
          <table:table-cell office:value-type="float" office:value="1236" calcext:value-type="float">
            <text:p>1236</text:p>
          </table:table-cell>
          <table:table-cell table:formula="of:=[.A643]/4096" office:value-type="float" office:value="41.875" calcext:value-type="float">
            <text:p>41.875</text:p>
          </table:table-cell>
          <table:table-cell table:formula="of:=[.B643]/4096" office:value-type="float" office:value="0.3017578125" calcext:value-type="float">
            <text:p>0.3017578125</text:p>
          </table:table-cell>
        </table:table-row>
        <table:table-row table:style-name="ro1">
          <table:table-cell office:value-type="float" office:value="171776" calcext:value-type="float">
            <text:p>171776</text:p>
          </table:table-cell>
          <table:table-cell office:value-type="float" office:value="1306" calcext:value-type="float">
            <text:p>1306</text:p>
          </table:table-cell>
          <table:table-cell table:formula="of:=[.A644]/4096" office:value-type="float" office:value="41.9375" calcext:value-type="float">
            <text:p>41.9375</text:p>
          </table:table-cell>
          <table:table-cell table:formula="of:=[.B644]/4096" office:value-type="float" office:value="0.31884765625" calcext:value-type="float">
            <text:p>0.31884765625</text:p>
          </table:table-cell>
        </table:table-row>
        <table:table-row table:style-name="ro1">
          <table:table-cell office:value-type="float" office:value="172032" calcext:value-type="float">
            <text:p>172032</text:p>
          </table:table-cell>
          <table:table-cell office:value-type="float" office:value="1373" calcext:value-type="float">
            <text:p>1373</text:p>
          </table:table-cell>
          <table:table-cell table:formula="of:=[.A645]/4096" office:value-type="float" office:value="42" calcext:value-type="float">
            <text:p>42</text:p>
          </table:table-cell>
          <table:table-cell table:formula="of:=[.B645]/4096" office:value-type="float" office:value="0.335205078125" calcext:value-type="float">
            <text:p>0.335205078125</text:p>
          </table:table-cell>
        </table:table-row>
        <table:table-row table:style-name="ro1">
          <table:table-cell office:value-type="float" office:value="172288" calcext:value-type="float">
            <text:p>172288</text:p>
          </table:table-cell>
          <table:table-cell office:value-type="float" office:value="1438" calcext:value-type="float">
            <text:p>1438</text:p>
          </table:table-cell>
          <table:table-cell table:formula="of:=[.A646]/4096" office:value-type="float" office:value="42.0625" calcext:value-type="float">
            <text:p>42.0625</text:p>
          </table:table-cell>
          <table:table-cell table:formula="of:=[.B646]/4096" office:value-type="float" office:value="0.35107421875" calcext:value-type="float">
            <text:p>0.35107421875</text:p>
          </table:table-cell>
        </table:table-row>
        <table:table-row table:style-name="ro1">
          <table:table-cell office:value-type="float" office:value="172544" calcext:value-type="float">
            <text:p>172544</text:p>
          </table:table-cell>
          <table:table-cell office:value-type="float" office:value="1501" calcext:value-type="float">
            <text:p>1501</text:p>
          </table:table-cell>
          <table:table-cell table:formula="of:=[.A647]/4096" office:value-type="float" office:value="42.125" calcext:value-type="float">
            <text:p>42.125</text:p>
          </table:table-cell>
          <table:table-cell table:formula="of:=[.B647]/4096" office:value-type="float" office:value="0.366455078125" calcext:value-type="float">
            <text:p>0.366455078125</text:p>
          </table:table-cell>
        </table:table-row>
        <table:table-row table:style-name="ro1">
          <table:table-cell office:value-type="float" office:value="172800" calcext:value-type="float">
            <text:p>172800</text:p>
          </table:table-cell>
          <table:table-cell office:value-type="float" office:value="1561" calcext:value-type="float">
            <text:p>1561</text:p>
          </table:table-cell>
          <table:table-cell table:formula="of:=[.A648]/4096" office:value-type="float" office:value="42.1875" calcext:value-type="float">
            <text:p>42.1875</text:p>
          </table:table-cell>
          <table:table-cell table:formula="of:=[.B648]/4096" office:value-type="float" office:value="0.381103515625" calcext:value-type="float">
            <text:p>0.381103515625</text:p>
          </table:table-cell>
        </table:table-row>
        <table:table-row table:style-name="ro1">
          <table:table-cell office:value-type="float" office:value="173056" calcext:value-type="float">
            <text:p>173056</text:p>
          </table:table-cell>
          <table:table-cell office:value-type="float" office:value="1619" calcext:value-type="float">
            <text:p>1619</text:p>
          </table:table-cell>
          <table:table-cell table:formula="of:=[.A649]/4096" office:value-type="float" office:value="42.25" calcext:value-type="float">
            <text:p>42.25</text:p>
          </table:table-cell>
          <table:table-cell table:formula="of:=[.B649]/4096" office:value-type="float" office:value="0.395263671875" calcext:value-type="float">
            <text:p>0.395263671875</text:p>
          </table:table-cell>
        </table:table-row>
        <table:table-row table:style-name="ro1">
          <table:table-cell office:value-type="float" office:value="173312" calcext:value-type="float">
            <text:p>173312</text:p>
          </table:table-cell>
          <table:table-cell office:value-type="float" office:value="1674" calcext:value-type="float">
            <text:p>1674</text:p>
          </table:table-cell>
          <table:table-cell table:formula="of:=[.A650]/4096" office:value-type="float" office:value="42.3125" calcext:value-type="float">
            <text:p>42.3125</text:p>
          </table:table-cell>
          <table:table-cell table:formula="of:=[.B650]/4096" office:value-type="float" office:value="0.40869140625" calcext:value-type="float">
            <text:p>0.40869140625</text:p>
          </table:table-cell>
        </table:table-row>
        <table:table-row table:style-name="ro1">
          <table:table-cell office:value-type="float" office:value="173568" calcext:value-type="float">
            <text:p>173568</text:p>
          </table:table-cell>
          <table:table-cell office:value-type="float" office:value="1727" calcext:value-type="float">
            <text:p>1727</text:p>
          </table:table-cell>
          <table:table-cell table:formula="of:=[.A651]/4096" office:value-type="float" office:value="42.375" calcext:value-type="float">
            <text:p>42.375</text:p>
          </table:table-cell>
          <table:table-cell table:formula="of:=[.B651]/4096" office:value-type="float" office:value="0.421630859375" calcext:value-type="float">
            <text:p>0.421630859375</text:p>
          </table:table-cell>
        </table:table-row>
        <table:table-row table:style-name="ro1">
          <table:table-cell office:value-type="float" office:value="173824" calcext:value-type="float">
            <text:p>173824</text:p>
          </table:table-cell>
          <table:table-cell office:value-type="float" office:value="1777" calcext:value-type="float">
            <text:p>1777</text:p>
          </table:table-cell>
          <table:table-cell table:formula="of:=[.A652]/4096" office:value-type="float" office:value="42.4375" calcext:value-type="float">
            <text:p>42.4375</text:p>
          </table:table-cell>
          <table:table-cell table:formula="of:=[.B652]/4096" office:value-type="float" office:value="0.433837890625" calcext:value-type="float">
            <text:p>0.433837890625</text:p>
          </table:table-cell>
        </table:table-row>
        <table:table-row table:style-name="ro1">
          <table:table-cell office:value-type="float" office:value="174080" calcext:value-type="float">
            <text:p>174080</text:p>
          </table:table-cell>
          <table:table-cell office:value-type="float" office:value="1825" calcext:value-type="float">
            <text:p>1825</text:p>
          </table:table-cell>
          <table:table-cell table:formula="of:=[.A653]/4096" office:value-type="float" office:value="42.5" calcext:value-type="float">
            <text:p>42.5</text:p>
          </table:table-cell>
          <table:table-cell table:formula="of:=[.B653]/4096" office:value-type="float" office:value="0.445556640625" calcext:value-type="float">
            <text:p>0.445556640625</text:p>
          </table:table-cell>
        </table:table-row>
        <table:table-row table:style-name="ro1">
          <table:table-cell office:value-type="float" office:value="174336" calcext:value-type="float">
            <text:p>174336</text:p>
          </table:table-cell>
          <table:table-cell office:value-type="float" office:value="1870" calcext:value-type="float">
            <text:p>1870</text:p>
          </table:table-cell>
          <table:table-cell table:formula="of:=[.A654]/4096" office:value-type="float" office:value="42.5625" calcext:value-type="float">
            <text:p>42.5625</text:p>
          </table:table-cell>
          <table:table-cell table:formula="of:=[.B654]/4096" office:value-type="float" office:value="0.45654296875" calcext:value-type="float">
            <text:p>0.45654296875</text:p>
          </table:table-cell>
        </table:table-row>
        <table:table-row table:style-name="ro1">
          <table:table-cell office:value-type="float" office:value="174592" calcext:value-type="float">
            <text:p>174592</text:p>
          </table:table-cell>
          <table:table-cell office:value-type="float" office:value="1913" calcext:value-type="float">
            <text:p>1913</text:p>
          </table:table-cell>
          <table:table-cell table:formula="of:=[.A655]/4096" office:value-type="float" office:value="42.625" calcext:value-type="float">
            <text:p>42.625</text:p>
          </table:table-cell>
          <table:table-cell table:formula="of:=[.B655]/4096" office:value-type="float" office:value="0.467041015625" calcext:value-type="float">
            <text:p>0.467041015625</text:p>
          </table:table-cell>
        </table:table-row>
        <table:table-row table:style-name="ro1">
          <table:table-cell office:value-type="float" office:value="174848" calcext:value-type="float">
            <text:p>174848</text:p>
          </table:table-cell>
          <table:table-cell office:value-type="float" office:value="1953" calcext:value-type="float">
            <text:p>1953</text:p>
          </table:table-cell>
          <table:table-cell table:formula="of:=[.A656]/4096" office:value-type="float" office:value="42.6875" calcext:value-type="float">
            <text:p>42.6875</text:p>
          </table:table-cell>
          <table:table-cell table:formula="of:=[.B656]/4096" office:value-type="float" office:value="0.476806640625" calcext:value-type="float">
            <text:p>0.476806640625</text:p>
          </table:table-cell>
        </table:table-row>
        <table:table-row table:style-name="ro1">
          <table:table-cell office:value-type="float" office:value="175104" calcext:value-type="float">
            <text:p>175104</text:p>
          </table:table-cell>
          <table:table-cell office:value-type="float" office:value="1991" calcext:value-type="float">
            <text:p>1991</text:p>
          </table:table-cell>
          <table:table-cell table:formula="of:=[.A657]/4096" office:value-type="float" office:value="42.75" calcext:value-type="float">
            <text:p>42.75</text:p>
          </table:table-cell>
          <table:table-cell table:formula="of:=[.B657]/4096" office:value-type="float" office:value="0.486083984375" calcext:value-type="float">
            <text:p>0.486083984375</text:p>
          </table:table-cell>
        </table:table-row>
        <table:table-row table:style-name="ro1">
          <table:table-cell office:value-type="float" office:value="175360" calcext:value-type="float">
            <text:p>175360</text:p>
          </table:table-cell>
          <table:table-cell office:value-type="float" office:value="2027" calcext:value-type="float">
            <text:p>2027</text:p>
          </table:table-cell>
          <table:table-cell table:formula="of:=[.A658]/4096" office:value-type="float" office:value="42.8125" calcext:value-type="float">
            <text:p>42.8125</text:p>
          </table:table-cell>
          <table:table-cell table:formula="of:=[.B658]/4096" office:value-type="float" office:value="0.494873046875" calcext:value-type="float">
            <text:p>0.494873046875</text:p>
          </table:table-cell>
        </table:table-row>
        <table:table-row table:style-name="ro1">
          <table:table-cell office:value-type="float" office:value="175616" calcext:value-type="float">
            <text:p>175616</text:p>
          </table:table-cell>
          <table:table-cell office:value-type="float" office:value="2060" calcext:value-type="float">
            <text:p>2060</text:p>
          </table:table-cell>
          <table:table-cell table:formula="of:=[.A659]/4096" office:value-type="float" office:value="42.875" calcext:value-type="float">
            <text:p>42.875</text:p>
          </table:table-cell>
          <table:table-cell table:formula="of:=[.B659]/4096" office:value-type="float" office:value="0.5029296875" calcext:value-type="float">
            <text:p>0.5029296875</text:p>
          </table:table-cell>
        </table:table-row>
        <table:table-row table:style-name="ro1">
          <table:table-cell office:value-type="float" office:value="175872" calcext:value-type="float">
            <text:p>175872</text:p>
          </table:table-cell>
          <table:table-cell office:value-type="float" office:value="2091" calcext:value-type="float">
            <text:p>2091</text:p>
          </table:table-cell>
          <table:table-cell table:formula="of:=[.A660]/4096" office:value-type="float" office:value="42.9375" calcext:value-type="float">
            <text:p>42.9375</text:p>
          </table:table-cell>
          <table:table-cell table:formula="of:=[.B660]/4096" office:value-type="float" office:value="0.510498046875" calcext:value-type="float">
            <text:p>0.510498046875</text:p>
          </table:table-cell>
        </table:table-row>
        <table:table-row table:style-name="ro1">
          <table:table-cell office:value-type="float" office:value="176128" calcext:value-type="float">
            <text:p>176128</text:p>
          </table:table-cell>
          <table:table-cell office:value-type="float" office:value="2119" calcext:value-type="float">
            <text:p>2119</text:p>
          </table:table-cell>
          <table:table-cell table:formula="of:=[.A661]/4096" office:value-type="float" office:value="43" calcext:value-type="float">
            <text:p>43</text:p>
          </table:table-cell>
          <table:table-cell table:formula="of:=[.B661]/4096" office:value-type="float" office:value="0.517333984375" calcext:value-type="float">
            <text:p>0.517333984375</text:p>
          </table:table-cell>
        </table:table-row>
        <table:table-row table:style-name="ro1">
          <table:table-cell office:value-type="float" office:value="176384" calcext:value-type="float">
            <text:p>176384</text:p>
          </table:table-cell>
          <table:table-cell office:value-type="float" office:value="2145" calcext:value-type="float">
            <text:p>2145</text:p>
          </table:table-cell>
          <table:table-cell table:formula="of:=[.A662]/4096" office:value-type="float" office:value="43.0625" calcext:value-type="float">
            <text:p>43.0625</text:p>
          </table:table-cell>
          <table:table-cell table:formula="of:=[.B662]/4096" office:value-type="float" office:value="0.523681640625" calcext:value-type="float">
            <text:p>0.523681640625</text:p>
          </table:table-cell>
        </table:table-row>
        <table:table-row table:style-name="ro1">
          <table:table-cell office:value-type="float" office:value="176640" calcext:value-type="float">
            <text:p>176640</text:p>
          </table:table-cell>
          <table:table-cell office:value-type="float" office:value="2168" calcext:value-type="float">
            <text:p>2168</text:p>
          </table:table-cell>
          <table:table-cell table:formula="of:=[.A663]/4096" office:value-type="float" office:value="43.125" calcext:value-type="float">
            <text:p>43.125</text:p>
          </table:table-cell>
          <table:table-cell table:formula="of:=[.B663]/4096" office:value-type="float" office:value="0.529296875" calcext:value-type="float">
            <text:p>0.529296875</text:p>
          </table:table-cell>
        </table:table-row>
        <table:table-row table:style-name="ro1">
          <table:table-cell office:value-type="float" office:value="176896" calcext:value-type="float">
            <text:p>176896</text:p>
          </table:table-cell>
          <table:table-cell office:value-type="float" office:value="2189" calcext:value-type="float">
            <text:p>2189</text:p>
          </table:table-cell>
          <table:table-cell table:formula="of:=[.A664]/4096" office:value-type="float" office:value="43.1875" calcext:value-type="float">
            <text:p>43.1875</text:p>
          </table:table-cell>
          <table:table-cell table:formula="of:=[.B664]/4096" office:value-type="float" office:value="0.534423828125" calcext:value-type="float">
            <text:p>0.534423828125</text:p>
          </table:table-cell>
        </table:table-row>
        <table:table-row table:style-name="ro1">
          <table:table-cell office:value-type="float" office:value="177152" calcext:value-type="float">
            <text:p>177152</text:p>
          </table:table-cell>
          <table:table-cell office:value-type="float" office:value="2207" calcext:value-type="float">
            <text:p>2207</text:p>
          </table:table-cell>
          <table:table-cell table:formula="of:=[.A665]/4096" office:value-type="float" office:value="43.25" calcext:value-type="float">
            <text:p>43.25</text:p>
          </table:table-cell>
          <table:table-cell table:formula="of:=[.B665]/4096" office:value-type="float" office:value="0.538818359375" calcext:value-type="float">
            <text:p>0.538818359375</text:p>
          </table:table-cell>
        </table:table-row>
        <table:table-row table:style-name="ro1">
          <table:table-cell office:value-type="float" office:value="177408" calcext:value-type="float">
            <text:p>177408</text:p>
          </table:table-cell>
          <table:table-cell office:value-type="float" office:value="2223" calcext:value-type="float">
            <text:p>2223</text:p>
          </table:table-cell>
          <table:table-cell table:formula="of:=[.A666]/4096" office:value-type="float" office:value="43.3125" calcext:value-type="float">
            <text:p>43.3125</text:p>
          </table:table-cell>
          <table:table-cell table:formula="of:=[.B666]/4096" office:value-type="float" office:value="0.542724609375" calcext:value-type="float">
            <text:p>0.542724609375</text:p>
          </table:table-cell>
        </table:table-row>
        <table:table-row table:style-name="ro1">
          <table:table-cell office:value-type="float" office:value="177664" calcext:value-type="float">
            <text:p>177664</text:p>
          </table:table-cell>
          <table:table-cell office:value-type="float" office:value="2236" calcext:value-type="float">
            <text:p>2236</text:p>
          </table:table-cell>
          <table:table-cell table:formula="of:=[.A667]/4096" office:value-type="float" office:value="43.375" calcext:value-type="float">
            <text:p>43.375</text:p>
          </table:table-cell>
          <table:table-cell table:formula="of:=[.B667]/4096" office:value-type="float" office:value="0.5458984375" calcext:value-type="float">
            <text:p>0.5458984375</text:p>
          </table:table-cell>
        </table:table-row>
        <table:table-row table:style-name="ro1">
          <table:table-cell office:value-type="float" office:value="177920" calcext:value-type="float">
            <text:p>177920</text:p>
          </table:table-cell>
          <table:table-cell office:value-type="float" office:value="2247" calcext:value-type="float">
            <text:p>2247</text:p>
          </table:table-cell>
          <table:table-cell table:formula="of:=[.A668]/4096" office:value-type="float" office:value="43.4375" calcext:value-type="float">
            <text:p>43.4375</text:p>
          </table:table-cell>
          <table:table-cell table:formula="of:=[.B668]/4096" office:value-type="float" office:value="0.548583984375" calcext:value-type="float">
            <text:p>0.548583984375</text:p>
          </table:table-cell>
        </table:table-row>
        <table:table-row table:style-name="ro1">
          <table:table-cell office:value-type="float" office:value="178176" calcext:value-type="float">
            <text:p>178176</text:p>
          </table:table-cell>
          <table:table-cell office:value-type="float" office:value="2256" calcext:value-type="float">
            <text:p>2256</text:p>
          </table:table-cell>
          <table:table-cell table:formula="of:=[.A669]/4096" office:value-type="float" office:value="43.5" calcext:value-type="float">
            <text:p>43.5</text:p>
          </table:table-cell>
          <table:table-cell table:formula="of:=[.B669]/4096" office:value-type="float" office:value="0.55078125" calcext:value-type="float">
            <text:p>0.55078125</text:p>
          </table:table-cell>
        </table:table-row>
        <table:table-row table:style-name="ro1">
          <table:table-cell office:value-type="float" office:value="178432" calcext:value-type="float">
            <text:p>178432</text:p>
          </table:table-cell>
          <table:table-cell office:value-type="float" office:value="2262" calcext:value-type="float">
            <text:p>2262</text:p>
          </table:table-cell>
          <table:table-cell table:formula="of:=[.A670]/4096" office:value-type="float" office:value="43.5625" calcext:value-type="float">
            <text:p>43.5625</text:p>
          </table:table-cell>
          <table:table-cell table:formula="of:=[.B670]/4096" office:value-type="float" office:value="0.55224609375" calcext:value-type="float">
            <text:p>0.55224609375</text:p>
          </table:table-cell>
        </table:table-row>
        <table:table-row table:style-name="ro1">
          <table:table-cell office:value-type="float" office:value="178688" calcext:value-type="float">
            <text:p>178688</text:p>
          </table:table-cell>
          <table:table-cell office:value-type="float" office:value="2266" calcext:value-type="float">
            <text:p>2266</text:p>
          </table:table-cell>
          <table:table-cell table:formula="of:=[.A671]/4096" office:value-type="float" office:value="43.625" calcext:value-type="float">
            <text:p>43.625</text:p>
          </table:table-cell>
          <table:table-cell table:formula="of:=[.B671]/4096" office:value-type="float" office:value="0.55322265625" calcext:value-type="float">
            <text:p>0.55322265625</text:p>
          </table:table-cell>
        </table:table-row>
        <table:table-row table:style-name="ro1">
          <table:table-cell office:value-type="float" office:value="178944" calcext:value-type="float">
            <text:p>178944</text:p>
          </table:table-cell>
          <table:table-cell office:value-type="float" office:value="2267" calcext:value-type="float">
            <text:p>2267</text:p>
          </table:table-cell>
          <table:table-cell table:formula="of:=[.A672]/4096" office:value-type="float" office:value="43.6875" calcext:value-type="float">
            <text:p>43.6875</text:p>
          </table:table-cell>
          <table:table-cell table:formula="of:=[.B672]/4096" office:value-type="float" office:value="0.553466796875" calcext:value-type="float">
            <text:p>0.553466796875</text:p>
          </table:table-cell>
        </table:table-row>
        <table:table-row table:style-name="ro1">
          <table:table-cell office:value-type="float" office:value="179200" calcext:value-type="float">
            <text:p>179200</text:p>
          </table:table-cell>
          <table:table-cell office:value-type="float" office:value="2267" calcext:value-type="float">
            <text:p>2267</text:p>
          </table:table-cell>
          <table:table-cell table:formula="of:=[.A673]/4096" office:value-type="float" office:value="43.75" calcext:value-type="float">
            <text:p>43.75</text:p>
          </table:table-cell>
          <table:table-cell table:formula="of:=[.B673]/4096" office:value-type="float" office:value="0.553466796875" calcext:value-type="float">
            <text:p>0.553466796875</text:p>
          </table:table-cell>
        </table:table-row>
        <table:table-row table:style-name="ro1">
          <table:table-cell office:value-type="float" office:value="179456" calcext:value-type="float">
            <text:p>179456</text:p>
          </table:table-cell>
          <table:table-cell office:value-type="float" office:value="2265" calcext:value-type="float">
            <text:p>2265</text:p>
          </table:table-cell>
          <table:table-cell table:formula="of:=[.A674]/4096" office:value-type="float" office:value="43.8125" calcext:value-type="float">
            <text:p>43.8125</text:p>
          </table:table-cell>
          <table:table-cell table:formula="of:=[.B674]/4096" office:value-type="float" office:value="0.552978515625" calcext:value-type="float">
            <text:p>0.552978515625</text:p>
          </table:table-cell>
        </table:table-row>
        <table:table-row table:style-name="ro1">
          <table:table-cell office:value-type="float" office:value="179712" calcext:value-type="float">
            <text:p>179712</text:p>
          </table:table-cell>
          <table:table-cell office:value-type="float" office:value="2261" calcext:value-type="float">
            <text:p>2261</text:p>
          </table:table-cell>
          <table:table-cell table:formula="of:=[.A675]/4096" office:value-type="float" office:value="43.875" calcext:value-type="float">
            <text:p>43.875</text:p>
          </table:table-cell>
          <table:table-cell table:formula="of:=[.B675]/4096" office:value-type="float" office:value="0.552001953125" calcext:value-type="float">
            <text:p>0.552001953125</text:p>
          </table:table-cell>
        </table:table-row>
        <table:table-row table:style-name="ro1">
          <table:table-cell office:value-type="float" office:value="179968" calcext:value-type="float">
            <text:p>179968</text:p>
          </table:table-cell>
          <table:table-cell office:value-type="float" office:value="2254" calcext:value-type="float">
            <text:p>2254</text:p>
          </table:table-cell>
          <table:table-cell table:formula="of:=[.A676]/4096" office:value-type="float" office:value="43.9375" calcext:value-type="float">
            <text:p>43.9375</text:p>
          </table:table-cell>
          <table:table-cell table:formula="of:=[.B676]/4096" office:value-type="float" office:value="0.55029296875" calcext:value-type="float">
            <text:p>0.55029296875</text:p>
          </table:table-cell>
        </table:table-row>
        <table:table-row table:style-name="ro1">
          <table:table-cell office:value-type="float" office:value="180224" calcext:value-type="float">
            <text:p>180224</text:p>
          </table:table-cell>
          <table:table-cell office:value-type="float" office:value="2245" calcext:value-type="float">
            <text:p>2245</text:p>
          </table:table-cell>
          <table:table-cell table:formula="of:=[.A677]/4096" office:value-type="float" office:value="44" calcext:value-type="float">
            <text:p>44</text:p>
          </table:table-cell>
          <table:table-cell table:formula="of:=[.B677]/4096" office:value-type="float" office:value="0.548095703125" calcext:value-type="float">
            <text:p>0.548095703125</text:p>
          </table:table-cell>
        </table:table-row>
        <table:table-row table:style-name="ro1">
          <table:table-cell office:value-type="float" office:value="180480" calcext:value-type="float">
            <text:p>180480</text:p>
          </table:table-cell>
          <table:table-cell office:value-type="float" office:value="2233" calcext:value-type="float">
            <text:p>2233</text:p>
          </table:table-cell>
          <table:table-cell table:formula="of:=[.A678]/4096" office:value-type="float" office:value="44.0625" calcext:value-type="float">
            <text:p>44.0625</text:p>
          </table:table-cell>
          <table:table-cell table:formula="of:=[.B678]/4096" office:value-type="float" office:value="0.545166015625" calcext:value-type="float">
            <text:p>0.545166015625</text:p>
          </table:table-cell>
        </table:table-row>
        <table:table-row table:style-name="ro1">
          <table:table-cell office:value-type="float" office:value="180736" calcext:value-type="float">
            <text:p>180736</text:p>
          </table:table-cell>
          <table:table-cell office:value-type="float" office:value="2219" calcext:value-type="float">
            <text:p>2219</text:p>
          </table:table-cell>
          <table:table-cell table:formula="of:=[.A679]/4096" office:value-type="float" office:value="44.125" calcext:value-type="float">
            <text:p>44.125</text:p>
          </table:table-cell>
          <table:table-cell table:formula="of:=[.B679]/4096" office:value-type="float" office:value="0.541748046875" calcext:value-type="float">
            <text:p>0.541748046875</text:p>
          </table:table-cell>
        </table:table-row>
        <table:table-row table:style-name="ro1">
          <table:table-cell office:value-type="float" office:value="180992" calcext:value-type="float">
            <text:p>180992</text:p>
          </table:table-cell>
          <table:table-cell office:value-type="float" office:value="2202" calcext:value-type="float">
            <text:p>2202</text:p>
          </table:table-cell>
          <table:table-cell table:formula="of:=[.A680]/4096" office:value-type="float" office:value="44.1875" calcext:value-type="float">
            <text:p>44.1875</text:p>
          </table:table-cell>
          <table:table-cell table:formula="of:=[.B680]/4096" office:value-type="float" office:value="0.53759765625" calcext:value-type="float">
            <text:p>0.53759765625</text:p>
          </table:table-cell>
        </table:table-row>
        <table:table-row table:style-name="ro1">
          <table:table-cell office:value-type="float" office:value="181248" calcext:value-type="float">
            <text:p>181248</text:p>
          </table:table-cell>
          <table:table-cell office:value-type="float" office:value="2183" calcext:value-type="float">
            <text:p>2183</text:p>
          </table:table-cell>
          <table:table-cell table:formula="of:=[.A681]/4096" office:value-type="float" office:value="44.25" calcext:value-type="float">
            <text:p>44.25</text:p>
          </table:table-cell>
          <table:table-cell table:formula="of:=[.B681]/4096" office:value-type="float" office:value="0.532958984375" calcext:value-type="float">
            <text:p>0.532958984375</text:p>
          </table:table-cell>
        </table:table-row>
        <table:table-row table:style-name="ro1">
          <table:table-cell office:value-type="float" office:value="181504" calcext:value-type="float">
            <text:p>181504</text:p>
          </table:table-cell>
          <table:table-cell office:value-type="float" office:value="2161" calcext:value-type="float">
            <text:p>2161</text:p>
          </table:table-cell>
          <table:table-cell table:formula="of:=[.A682]/4096" office:value-type="float" office:value="44.3125" calcext:value-type="float">
            <text:p>44.3125</text:p>
          </table:table-cell>
          <table:table-cell table:formula="of:=[.B682]/4096" office:value-type="float" office:value="0.527587890625" calcext:value-type="float">
            <text:p>0.527587890625</text:p>
          </table:table-cell>
        </table:table-row>
        <table:table-row table:style-name="ro1">
          <table:table-cell office:value-type="float" office:value="181760" calcext:value-type="float">
            <text:p>181760</text:p>
          </table:table-cell>
          <table:table-cell office:value-type="float" office:value="2137" calcext:value-type="float">
            <text:p>2137</text:p>
          </table:table-cell>
          <table:table-cell table:formula="of:=[.A683]/4096" office:value-type="float" office:value="44.375" calcext:value-type="float">
            <text:p>44.375</text:p>
          </table:table-cell>
          <table:table-cell table:formula="of:=[.B683]/4096" office:value-type="float" office:value="0.521728515625" calcext:value-type="float">
            <text:p>0.521728515625</text:p>
          </table:table-cell>
        </table:table-row>
        <table:table-row table:style-name="ro1">
          <table:table-cell office:value-type="float" office:value="182016" calcext:value-type="float">
            <text:p>182016</text:p>
          </table:table-cell>
          <table:table-cell office:value-type="float" office:value="2111" calcext:value-type="float">
            <text:p>2111</text:p>
          </table:table-cell>
          <table:table-cell table:formula="of:=[.A684]/4096" office:value-type="float" office:value="44.4375" calcext:value-type="float">
            <text:p>44.4375</text:p>
          </table:table-cell>
          <table:table-cell table:formula="of:=[.B684]/4096" office:value-type="float" office:value="0.515380859375" calcext:value-type="float">
            <text:p>0.515380859375</text:p>
          </table:table-cell>
        </table:table-row>
        <table:table-row table:style-name="ro1">
          <table:table-cell office:value-type="float" office:value="182272" calcext:value-type="float">
            <text:p>182272</text:p>
          </table:table-cell>
          <table:table-cell office:value-type="float" office:value="2082" calcext:value-type="float">
            <text:p>2082</text:p>
          </table:table-cell>
          <table:table-cell table:formula="of:=[.A685]/4096" office:value-type="float" office:value="44.5" calcext:value-type="float">
            <text:p>44.5</text:p>
          </table:table-cell>
          <table:table-cell table:formula="of:=[.B685]/4096" office:value-type="float" office:value="0.50830078125" calcext:value-type="float">
            <text:p>0.50830078125</text:p>
          </table:table-cell>
        </table:table-row>
        <table:table-row table:style-name="ro1">
          <table:table-cell office:value-type="float" office:value="182528" calcext:value-type="float">
            <text:p>182528</text:p>
          </table:table-cell>
          <table:table-cell office:value-type="float" office:value="2051" calcext:value-type="float">
            <text:p>2051</text:p>
          </table:table-cell>
          <table:table-cell table:formula="of:=[.A686]/4096" office:value-type="float" office:value="44.5625" calcext:value-type="float">
            <text:p>44.5625</text:p>
          </table:table-cell>
          <table:table-cell table:formula="of:=[.B686]/4096" office:value-type="float" office:value="0.500732421875" calcext:value-type="float">
            <text:p>0.500732421875</text:p>
          </table:table-cell>
        </table:table-row>
        <table:table-row table:style-name="ro1">
          <table:table-cell office:value-type="float" office:value="182784" calcext:value-type="float">
            <text:p>182784</text:p>
          </table:table-cell>
          <table:table-cell office:value-type="float" office:value="2017" calcext:value-type="float">
            <text:p>2017</text:p>
          </table:table-cell>
          <table:table-cell table:formula="of:=[.A687]/4096" office:value-type="float" office:value="44.625" calcext:value-type="float">
            <text:p>44.625</text:p>
          </table:table-cell>
          <table:table-cell table:formula="of:=[.B687]/4096" office:value-type="float" office:value="0.492431640625" calcext:value-type="float">
            <text:p>0.492431640625</text:p>
          </table:table-cell>
        </table:table-row>
        <table:table-row table:style-name="ro1">
          <table:table-cell office:value-type="float" office:value="183040" calcext:value-type="float">
            <text:p>183040</text:p>
          </table:table-cell>
          <table:table-cell office:value-type="float" office:value="1981" calcext:value-type="float">
            <text:p>1981</text:p>
          </table:table-cell>
          <table:table-cell table:formula="of:=[.A688]/4096" office:value-type="float" office:value="44.6875" calcext:value-type="float">
            <text:p>44.6875</text:p>
          </table:table-cell>
          <table:table-cell table:formula="of:=[.B688]/4096" office:value-type="float" office:value="0.483642578125" calcext:value-type="float">
            <text:p>0.483642578125</text:p>
          </table:table-cell>
        </table:table-row>
        <table:table-row table:style-name="ro1">
          <table:table-cell office:value-type="float" office:value="183296" calcext:value-type="float">
            <text:p>183296</text:p>
          </table:table-cell>
          <table:table-cell office:value-type="float" office:value="1942" calcext:value-type="float">
            <text:p>1942</text:p>
          </table:table-cell>
          <table:table-cell table:formula="of:=[.A689]/4096" office:value-type="float" office:value="44.75" calcext:value-type="float">
            <text:p>44.75</text:p>
          </table:table-cell>
          <table:table-cell table:formula="of:=[.B689]/4096" office:value-type="float" office:value="0.47412109375" calcext:value-type="float">
            <text:p>0.47412109375</text:p>
          </table:table-cell>
        </table:table-row>
        <table:table-row table:style-name="ro1">
          <table:table-cell office:value-type="float" office:value="183552" calcext:value-type="float">
            <text:p>183552</text:p>
          </table:table-cell>
          <table:table-cell office:value-type="float" office:value="1901" calcext:value-type="float">
            <text:p>1901</text:p>
          </table:table-cell>
          <table:table-cell table:formula="of:=[.A690]/4096" office:value-type="float" office:value="44.8125" calcext:value-type="float">
            <text:p>44.8125</text:p>
          </table:table-cell>
          <table:table-cell table:formula="of:=[.B690]/4096" office:value-type="float" office:value="0.464111328125" calcext:value-type="float">
            <text:p>0.464111328125</text:p>
          </table:table-cell>
        </table:table-row>
        <table:table-row table:style-name="ro1">
          <table:table-cell office:value-type="float" office:value="183808" calcext:value-type="float">
            <text:p>183808</text:p>
          </table:table-cell>
          <table:table-cell office:value-type="float" office:value="1857" calcext:value-type="float">
            <text:p>1857</text:p>
          </table:table-cell>
          <table:table-cell table:formula="of:=[.A691]/4096" office:value-type="float" office:value="44.875" calcext:value-type="float">
            <text:p>44.875</text:p>
          </table:table-cell>
          <table:table-cell table:formula="of:=[.B691]/4096" office:value-type="float" office:value="0.453369140625" calcext:value-type="float">
            <text:p>0.453369140625</text:p>
          </table:table-cell>
        </table:table-row>
        <table:table-row table:style-name="ro1">
          <table:table-cell office:value-type="float" office:value="184064" calcext:value-type="float">
            <text:p>184064</text:p>
          </table:table-cell>
          <table:table-cell office:value-type="float" office:value="1811" calcext:value-type="float">
            <text:p>1811</text:p>
          </table:table-cell>
          <table:table-cell table:formula="of:=[.A692]/4096" office:value-type="float" office:value="44.9375" calcext:value-type="float">
            <text:p>44.9375</text:p>
          </table:table-cell>
          <table:table-cell table:formula="of:=[.B692]/4096" office:value-type="float" office:value="0.442138671875" calcext:value-type="float">
            <text:p>0.442138671875</text:p>
          </table:table-cell>
        </table:table-row>
        <table:table-row table:style-name="ro1">
          <table:table-cell office:value-type="float" office:value="184320" calcext:value-type="float">
            <text:p>184320</text:p>
          </table:table-cell>
          <table:table-cell office:value-type="float" office:value="1762" calcext:value-type="float">
            <text:p>1762</text:p>
          </table:table-cell>
          <table:table-cell table:formula="of:=[.A693]/4096" office:value-type="float" office:value="45" calcext:value-type="float">
            <text:p>45</text:p>
          </table:table-cell>
          <table:table-cell table:formula="of:=[.B693]/4096" office:value-type="float" office:value="0.43017578125" calcext:value-type="float">
            <text:p>0.43017578125</text:p>
          </table:table-cell>
        </table:table-row>
        <table:table-row table:style-name="ro1">
          <table:table-cell office:value-type="float" office:value="184576" calcext:value-type="float">
            <text:p>184576</text:p>
          </table:table-cell>
          <table:table-cell office:value-type="float" office:value="1711" calcext:value-type="float">
            <text:p>1711</text:p>
          </table:table-cell>
          <table:table-cell table:formula="of:=[.A694]/4096" office:value-type="float" office:value="45.0625" calcext:value-type="float">
            <text:p>45.0625</text:p>
          </table:table-cell>
          <table:table-cell table:formula="of:=[.B694]/4096" office:value-type="float" office:value="0.417724609375" calcext:value-type="float">
            <text:p>0.417724609375</text:p>
          </table:table-cell>
        </table:table-row>
        <table:table-row table:style-name="ro1">
          <table:table-cell office:value-type="float" office:value="184832" calcext:value-type="float">
            <text:p>184832</text:p>
          </table:table-cell>
          <table:table-cell office:value-type="float" office:value="1658" calcext:value-type="float">
            <text:p>1658</text:p>
          </table:table-cell>
          <table:table-cell table:formula="of:=[.A695]/4096" office:value-type="float" office:value="45.125" calcext:value-type="float">
            <text:p>45.125</text:p>
          </table:table-cell>
          <table:table-cell table:formula="of:=[.B695]/4096" office:value-type="float" office:value="0.40478515625" calcext:value-type="float">
            <text:p>0.40478515625</text:p>
          </table:table-cell>
        </table:table-row>
        <table:table-row table:style-name="ro1">
          <table:table-cell office:value-type="float" office:value="185088" calcext:value-type="float">
            <text:p>185088</text:p>
          </table:table-cell>
          <table:table-cell office:value-type="float" office:value="1602" calcext:value-type="float">
            <text:p>1602</text:p>
          </table:table-cell>
          <table:table-cell table:formula="of:=[.A696]/4096" office:value-type="float" office:value="45.1875" calcext:value-type="float">
            <text:p>45.1875</text:p>
          </table:table-cell>
          <table:table-cell table:formula="of:=[.B696]/4096" office:value-type="float" office:value="0.39111328125" calcext:value-type="float">
            <text:p>0.39111328125</text:p>
          </table:table-cell>
        </table:table-row>
        <table:table-row table:style-name="ro1">
          <table:table-cell office:value-type="float" office:value="185344" calcext:value-type="float">
            <text:p>185344</text:p>
          </table:table-cell>
          <table:table-cell office:value-type="float" office:value="1544" calcext:value-type="float">
            <text:p>1544</text:p>
          </table:table-cell>
          <table:table-cell table:formula="of:=[.A697]/4096" office:value-type="float" office:value="45.25" calcext:value-type="float">
            <text:p>45.25</text:p>
          </table:table-cell>
          <table:table-cell table:formula="of:=[.B697]/4096" office:value-type="float" office:value="0.376953125" calcext:value-type="float">
            <text:p>0.376953125</text:p>
          </table:table-cell>
        </table:table-row>
        <table:table-row table:style-name="ro1">
          <table:table-cell office:value-type="float" office:value="185600" calcext:value-type="float">
            <text:p>185600</text:p>
          </table:table-cell>
          <table:table-cell office:value-type="float" office:value="1483" calcext:value-type="float">
            <text:p>1483</text:p>
          </table:table-cell>
          <table:table-cell table:formula="of:=[.A698]/4096" office:value-type="float" office:value="45.3125" calcext:value-type="float">
            <text:p>45.3125</text:p>
          </table:table-cell>
          <table:table-cell table:formula="of:=[.B698]/4096" office:value-type="float" office:value="0.362060546875" calcext:value-type="float">
            <text:p>0.362060546875</text:p>
          </table:table-cell>
        </table:table-row>
        <table:table-row table:style-name="ro1">
          <table:table-cell office:value-type="float" office:value="185856" calcext:value-type="float">
            <text:p>185856</text:p>
          </table:table-cell>
          <table:table-cell office:value-type="float" office:value="1420" calcext:value-type="float">
            <text:p>1420</text:p>
          </table:table-cell>
          <table:table-cell table:formula="of:=[.A699]/4096" office:value-type="float" office:value="45.375" calcext:value-type="float">
            <text:p>45.375</text:p>
          </table:table-cell>
          <table:table-cell table:formula="of:=[.B699]/4096" office:value-type="float" office:value="0.3466796875" calcext:value-type="float">
            <text:p>0.3466796875</text:p>
          </table:table-cell>
        </table:table-row>
        <table:table-row table:style-name="ro1">
          <table:table-cell office:value-type="float" office:value="186112" calcext:value-type="float">
            <text:p>186112</text:p>
          </table:table-cell>
          <table:table-cell office:value-type="float" office:value="1354" calcext:value-type="float">
            <text:p>1354</text:p>
          </table:table-cell>
          <table:table-cell table:formula="of:=[.A700]/4096" office:value-type="float" office:value="45.4375" calcext:value-type="float">
            <text:p>45.4375</text:p>
          </table:table-cell>
          <table:table-cell table:formula="of:=[.B700]/4096" office:value-type="float" office:value="0.33056640625" calcext:value-type="float">
            <text:p>0.33056640625</text:p>
          </table:table-cell>
        </table:table-row>
        <table:table-row table:style-name="ro1">
          <table:table-cell office:value-type="float" office:value="186368" calcext:value-type="float">
            <text:p>186368</text:p>
          </table:table-cell>
          <table:table-cell office:value-type="float" office:value="1286" calcext:value-type="float">
            <text:p>1286</text:p>
          </table:table-cell>
          <table:table-cell table:formula="of:=[.A701]/4096" office:value-type="float" office:value="45.5" calcext:value-type="float">
            <text:p>45.5</text:p>
          </table:table-cell>
          <table:table-cell table:formula="of:=[.B701]/4096" office:value-type="float" office:value="0.31396484375" calcext:value-type="float">
            <text:p>0.31396484375</text:p>
          </table:table-cell>
        </table:table-row>
        <table:table-row table:style-name="ro1">
          <table:table-cell office:value-type="float" office:value="186624" calcext:value-type="float">
            <text:p>186624</text:p>
          </table:table-cell>
          <table:table-cell office:value-type="float" office:value="1215" calcext:value-type="float">
            <text:p>1215</text:p>
          </table:table-cell>
          <table:table-cell table:formula="of:=[.A702]/4096" office:value-type="float" office:value="45.5625" calcext:value-type="float">
            <text:p>45.5625</text:p>
          </table:table-cell>
          <table:table-cell table:formula="of:=[.B702]/4096" office:value-type="float" office:value="0.296630859375" calcext:value-type="float">
            <text:p>0.296630859375</text:p>
          </table:table-cell>
        </table:table-row>
        <table:table-row table:style-name="ro1">
          <table:table-cell office:value-type="float" office:value="186880" calcext:value-type="float">
            <text:p>186880</text:p>
          </table:table-cell>
          <table:table-cell office:value-type="float" office:value="1142" calcext:value-type="float">
            <text:p>1142</text:p>
          </table:table-cell>
          <table:table-cell table:formula="of:=[.A703]/4096" office:value-type="float" office:value="45.625" calcext:value-type="float">
            <text:p>45.625</text:p>
          </table:table-cell>
          <table:table-cell table:formula="of:=[.B703]/4096" office:value-type="float" office:value="0.27880859375" calcext:value-type="float">
            <text:p>0.27880859375</text:p>
          </table:table-cell>
        </table:table-row>
        <table:table-row table:style-name="ro1">
          <table:table-cell office:value-type="float" office:value="187136" calcext:value-type="float">
            <text:p>187136</text:p>
          </table:table-cell>
          <table:table-cell office:value-type="float" office:value="1066" calcext:value-type="float">
            <text:p>1066</text:p>
          </table:table-cell>
          <table:table-cell table:formula="of:=[.A704]/4096" office:value-type="float" office:value="45.6875" calcext:value-type="float">
            <text:p>45.6875</text:p>
          </table:table-cell>
          <table:table-cell table:formula="of:=[.B704]/4096" office:value-type="float" office:value="0.26025390625" calcext:value-type="float">
            <text:p>0.26025390625</text:p>
          </table:table-cell>
        </table:table-row>
        <table:table-row table:style-name="ro1">
          <table:table-cell office:value-type="float" office:value="187392" calcext:value-type="float">
            <text:p>187392</text:p>
          </table:table-cell>
          <table:table-cell office:value-type="float" office:value="988" calcext:value-type="float">
            <text:p>988</text:p>
          </table:table-cell>
          <table:table-cell table:formula="of:=[.A705]/4096" office:value-type="float" office:value="45.75" calcext:value-type="float">
            <text:p>45.75</text:p>
          </table:table-cell>
          <table:table-cell table:formula="of:=[.B705]/4096" office:value-type="float" office:value="0.2412109375" calcext:value-type="float">
            <text:p>0.2412109375</text:p>
          </table:table-cell>
        </table:table-row>
        <table:table-row table:style-name="ro1">
          <table:table-cell office:value-type="float" office:value="187648" calcext:value-type="float">
            <text:p>187648</text:p>
          </table:table-cell>
          <table:table-cell office:value-type="float" office:value="908" calcext:value-type="float">
            <text:p>908</text:p>
          </table:table-cell>
          <table:table-cell table:formula="of:=[.A706]/4096" office:value-type="float" office:value="45.8125" calcext:value-type="float">
            <text:p>45.8125</text:p>
          </table:table-cell>
          <table:table-cell table:formula="of:=[.B706]/4096" office:value-type="float" office:value="0.2216796875" calcext:value-type="float">
            <text:p>0.2216796875</text:p>
          </table:table-cell>
        </table:table-row>
        <table:table-row table:style-name="ro1">
          <table:table-cell office:value-type="float" office:value="187904" calcext:value-type="float">
            <text:p>187904</text:p>
          </table:table-cell>
          <table:table-cell office:value-type="float" office:value="825" calcext:value-type="float">
            <text:p>825</text:p>
          </table:table-cell>
          <table:table-cell table:formula="of:=[.A707]/4096" office:value-type="float" office:value="45.875" calcext:value-type="float">
            <text:p>45.875</text:p>
          </table:table-cell>
          <table:table-cell table:formula="of:=[.B707]/4096" office:value-type="float" office:value="0.201416015625" calcext:value-type="float">
            <text:p>0.201416015625</text:p>
          </table:table-cell>
        </table:table-row>
        <table:table-row table:style-name="ro1">
          <table:table-cell office:value-type="float" office:value="188160" calcext:value-type="float">
            <text:p>188160</text:p>
          </table:table-cell>
          <table:table-cell office:value-type="float" office:value="740" calcext:value-type="float">
            <text:p>740</text:p>
          </table:table-cell>
          <table:table-cell table:formula="of:=[.A708]/4096" office:value-type="float" office:value="45.9375" calcext:value-type="float">
            <text:p>45.9375</text:p>
          </table:table-cell>
          <table:table-cell table:formula="of:=[.B708]/4096" office:value-type="float" office:value="0.1806640625" calcext:value-type="float">
            <text:p>0.1806640625</text:p>
          </table:table-cell>
        </table:table-row>
        <table:table-row table:style-name="ro1">
          <table:table-cell office:value-type="float" office:value="188416" calcext:value-type="float">
            <text:p>188416</text:p>
          </table:table-cell>
          <table:table-cell office:value-type="float" office:value="652" calcext:value-type="float">
            <text:p>652</text:p>
          </table:table-cell>
          <table:table-cell table:formula="of:=[.A709]/4096" office:value-type="float" office:value="46" calcext:value-type="float">
            <text:p>46</text:p>
          </table:table-cell>
          <table:table-cell table:formula="of:=[.B709]/4096" office:value-type="float" office:value="0.1591796875" calcext:value-type="float">
            <text:p>0.1591796875</text:p>
          </table:table-cell>
        </table:table-row>
        <table:table-row table:style-name="ro1">
          <table:table-cell office:value-type="float" office:value="188672" calcext:value-type="float">
            <text:p>188672</text:p>
          </table:table-cell>
          <table:table-cell office:value-type="float" office:value="562" calcext:value-type="float">
            <text:p>562</text:p>
          </table:table-cell>
          <table:table-cell table:formula="of:=[.A710]/4096" office:value-type="float" office:value="46.0625" calcext:value-type="float">
            <text:p>46.0625</text:p>
          </table:table-cell>
          <table:table-cell table:formula="of:=[.B710]/4096" office:value-type="float" office:value="0.13720703125" calcext:value-type="float">
            <text:p>0.13720703125</text:p>
          </table:table-cell>
        </table:table-row>
        <table:table-row table:style-name="ro1">
          <table:table-cell office:value-type="float" office:value="188928" calcext:value-type="float">
            <text:p>188928</text:p>
          </table:table-cell>
          <table:table-cell office:value-type="float" office:value="469" calcext:value-type="float">
            <text:p>469</text:p>
          </table:table-cell>
          <table:table-cell table:formula="of:=[.A711]/4096" office:value-type="float" office:value="46.125" calcext:value-type="float">
            <text:p>46.125</text:p>
          </table:table-cell>
          <table:table-cell table:formula="of:=[.B711]/4096" office:value-type="float" office:value="0.114501953125" calcext:value-type="float">
            <text:p>0.114501953125</text:p>
          </table:table-cell>
        </table:table-row>
        <table:table-row table:style-name="ro1">
          <table:table-cell office:value-type="float" office:value="189184" calcext:value-type="float">
            <text:p>189184</text:p>
          </table:table-cell>
          <table:table-cell office:value-type="float" office:value="374" calcext:value-type="float">
            <text:p>374</text:p>
          </table:table-cell>
          <table:table-cell table:formula="of:=[.A712]/4096" office:value-type="float" office:value="46.1875" calcext:value-type="float">
            <text:p>46.1875</text:p>
          </table:table-cell>
          <table:table-cell table:formula="of:=[.B712]/4096" office:value-type="float" office:value="0.09130859375" calcext:value-type="float">
            <text:p>0.09130859375</text:p>
          </table:table-cell>
        </table:table-row>
        <table:table-row table:style-name="ro1">
          <table:table-cell office:value-type="float" office:value="189440" calcext:value-type="float">
            <text:p>189440</text:p>
          </table:table-cell>
          <table:table-cell office:value-type="float" office:value="276" calcext:value-type="float">
            <text:p>276</text:p>
          </table:table-cell>
          <table:table-cell table:formula="of:=[.A713]/4096" office:value-type="float" office:value="46.25" calcext:value-type="float">
            <text:p>46.25</text:p>
          </table:table-cell>
          <table:table-cell table:formula="of:=[.B713]/4096" office:value-type="float" office:value="0.0673828125" calcext:value-type="float">
            <text:p>0.0673828125</text:p>
          </table:table-cell>
        </table:table-row>
        <table:table-row table:style-name="ro1">
          <table:table-cell office:value-type="float" office:value="189696" calcext:value-type="float">
            <text:p>189696</text:p>
          </table:table-cell>
          <table:table-cell office:value-type="float" office:value="176" calcext:value-type="float">
            <text:p>176</text:p>
          </table:table-cell>
          <table:table-cell table:formula="of:=[.A714]/4096" office:value-type="float" office:value="46.3125" calcext:value-type="float">
            <text:p>46.3125</text:p>
          </table:table-cell>
          <table:table-cell table:formula="of:=[.B714]/4096" office:value-type="float" office:value="0.04296875" calcext:value-type="float">
            <text:p>0.04296875</text:p>
          </table:table-cell>
        </table:table-row>
        <table:table-row table:style-name="ro1">
          <table:table-cell office:value-type="float" office:value="189952" calcext:value-type="float">
            <text:p>189952</text:p>
          </table:table-cell>
          <table:table-cell office:value-type="float" office:value="73" calcext:value-type="float">
            <text:p>73</text:p>
          </table:table-cell>
          <table:table-cell table:formula="of:=[.A715]/4096" office:value-type="float" office:value="46.375" calcext:value-type="float">
            <text:p>46.375</text:p>
          </table:table-cell>
          <table:table-cell table:formula="of:=[.B715]/4096" office:value-type="float" office:value="0.017822265625" calcext:value-type="float">
            <text:p>0.017822265625</text:p>
          </table:table-cell>
        </table:table-row>
        <table:table-row table:style-name="ro1">
          <table:table-cell office:value-type="float" office:value="190208" calcext:value-type="float">
            <text:p>190208</text:p>
          </table:table-cell>
          <table:table-cell office:value-type="float" office:value="0" calcext:value-type="float">
            <text:p>0</text:p>
          </table:table-cell>
          <table:table-cell table:formula="of:=[.A716]/4096" office:value-type="float" office:value="46.4375" calcext:value-type="float">
            <text:p>46.4375</text:p>
          </table:table-cell>
          <table:table-cell table:formula="of:=[.B71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56" calcext:value-type="float">
            <text:p>192256</text:p>
          </table:table-cell>
          <table:table-cell office:value-type="float" office:value="0" calcext:value-type="float">
            <text:p>0</text:p>
          </table:table-cell>
          <table:table-cell table:formula="of:=[.A717]/4096" office:value-type="float" office:value="46.9375" calcext:value-type="float">
            <text:p>46.9375</text:p>
          </table:table-cell>
          <table:table-cell table:formula="of:=[.B71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12" calcext:value-type="float">
            <text:p>192512</text:p>
          </table:table-cell>
          <table:table-cell office:value-type="float" office:value="83" calcext:value-type="float">
            <text:p>83</text:p>
          </table:table-cell>
          <table:table-cell table:formula="of:=[.A718]/4096" office:value-type="float" office:value="47" calcext:value-type="float">
            <text:p>47</text:p>
          </table:table-cell>
          <table:table-cell table:formula="of:=[.B718]/4096" office:value-type="float" office:value="0.020263671875" calcext:value-type="float">
            <text:p>0.020263671875</text:p>
          </table:table-cell>
        </table:table-row>
        <table:table-row table:style-name="ro1">
          <table:table-cell office:value-type="float" office:value="192768" calcext:value-type="float">
            <text:p>192768</text:p>
          </table:table-cell>
          <table:table-cell office:value-type="float" office:value="164" calcext:value-type="float">
            <text:p>164</text:p>
          </table:table-cell>
          <table:table-cell table:formula="of:=[.A719]/4096" office:value-type="float" office:value="47.0625" calcext:value-type="float">
            <text:p>47.0625</text:p>
          </table:table-cell>
          <table:table-cell table:formula="of:=[.B719]/4096" office:value-type="float" office:value="0.0400390625" calcext:value-type="float">
            <text:p>0.0400390625</text:p>
          </table:table-cell>
        </table:table-row>
        <table:table-row table:style-name="ro1">
          <table:table-cell office:value-type="float" office:value="193024" calcext:value-type="float">
            <text:p>193024</text:p>
          </table:table-cell>
          <table:table-cell office:value-type="float" office:value="242" calcext:value-type="float">
            <text:p>242</text:p>
          </table:table-cell>
          <table:table-cell table:formula="of:=[.A720]/4096" office:value-type="float" office:value="47.125" calcext:value-type="float">
            <text:p>47.125</text:p>
          </table:table-cell>
          <table:table-cell table:formula="of:=[.B720]/4096" office:value-type="float" office:value="0.05908203125" calcext:value-type="float">
            <text:p>0.05908203125</text:p>
          </table:table-cell>
        </table:table-row>
        <table:table-row table:style-name="ro1">
          <table:table-cell office:value-type="float" office:value="193280" calcext:value-type="float">
            <text:p>193280</text:p>
          </table:table-cell>
          <table:table-cell office:value-type="float" office:value="318" calcext:value-type="float">
            <text:p>318</text:p>
          </table:table-cell>
          <table:table-cell table:formula="of:=[.A721]/4096" office:value-type="float" office:value="47.1875" calcext:value-type="float">
            <text:p>47.1875</text:p>
          </table:table-cell>
          <table:table-cell table:formula="of:=[.B721]/4096" office:value-type="float" office:value="0.07763671875" calcext:value-type="float">
            <text:p>0.07763671875</text:p>
          </table:table-cell>
        </table:table-row>
        <table:table-row table:style-name="ro1">
          <table:table-cell office:value-type="float" office:value="193536" calcext:value-type="float">
            <text:p>193536</text:p>
          </table:table-cell>
          <table:table-cell office:value-type="float" office:value="391" calcext:value-type="float">
            <text:p>391</text:p>
          </table:table-cell>
          <table:table-cell table:formula="of:=[.A722]/4096" office:value-type="float" office:value="47.25" calcext:value-type="float">
            <text:p>47.25</text:p>
          </table:table-cell>
          <table:table-cell table:formula="of:=[.B722]/4096" office:value-type="float" office:value="0.095458984375" calcext:value-type="float">
            <text:p>0.095458984375</text:p>
          </table:table-cell>
        </table:table-row>
        <table:table-row table:style-name="ro1">
          <table:table-cell office:value-type="float" office:value="193792" calcext:value-type="float">
            <text:p>193792</text:p>
          </table:table-cell>
          <table:table-cell office:value-type="float" office:value="462" calcext:value-type="float">
            <text:p>462</text:p>
          </table:table-cell>
          <table:table-cell table:formula="of:=[.A723]/4096" office:value-type="float" office:value="47.3125" calcext:value-type="float">
            <text:p>47.3125</text:p>
          </table:table-cell>
          <table:table-cell table:formula="of:=[.B723]/4096" office:value-type="float" office:value="0.11279296875" calcext:value-type="float">
            <text:p>0.11279296875</text:p>
          </table:table-cell>
        </table:table-row>
        <table:table-row table:style-name="ro1">
          <table:table-cell office:value-type="float" office:value="194048" calcext:value-type="float">
            <text:p>194048</text:p>
          </table:table-cell>
          <table:table-cell office:value-type="float" office:value="531" calcext:value-type="float">
            <text:p>531</text:p>
          </table:table-cell>
          <table:table-cell table:formula="of:=[.A724]/4096" office:value-type="float" office:value="47.375" calcext:value-type="float">
            <text:p>47.375</text:p>
          </table:table-cell>
          <table:table-cell table:formula="of:=[.B724]/4096" office:value-type="float" office:value="0.129638671875" calcext:value-type="float">
            <text:p>0.129638671875</text:p>
          </table:table-cell>
        </table:table-row>
        <table:table-row table:style-name="ro1">
          <table:table-cell office:value-type="float" office:value="194304" calcext:value-type="float">
            <text:p>194304</text:p>
          </table:table-cell>
          <table:table-cell office:value-type="float" office:value="597" calcext:value-type="float">
            <text:p>597</text:p>
          </table:table-cell>
          <table:table-cell table:formula="of:=[.A725]/4096" office:value-type="float" office:value="47.4375" calcext:value-type="float">
            <text:p>47.4375</text:p>
          </table:table-cell>
          <table:table-cell table:formula="of:=[.B725]/4096" office:value-type="float" office:value="0.145751953125" calcext:value-type="float">
            <text:p>0.145751953125</text:p>
          </table:table-cell>
        </table:table-row>
        <table:table-row table:style-name="ro1">
          <table:table-cell office:value-type="float" office:value="194560" calcext:value-type="float">
            <text:p>194560</text:p>
          </table:table-cell>
          <table:table-cell office:value-type="float" office:value="661" calcext:value-type="float">
            <text:p>661</text:p>
          </table:table-cell>
          <table:table-cell table:formula="of:=[.A726]/4096" office:value-type="float" office:value="47.5" calcext:value-type="float">
            <text:p>47.5</text:p>
          </table:table-cell>
          <table:table-cell table:formula="of:=[.B726]/4096" office:value-type="float" office:value="0.161376953125" calcext:value-type="float">
            <text:p>0.161376953125</text:p>
          </table:table-cell>
        </table:table-row>
        <table:table-row table:style-name="ro1">
          <table:table-cell office:value-type="float" office:value="194816" calcext:value-type="float">
            <text:p>194816</text:p>
          </table:table-cell>
          <table:table-cell office:value-type="float" office:value="722" calcext:value-type="float">
            <text:p>722</text:p>
          </table:table-cell>
          <table:table-cell table:formula="of:=[.A727]/4096" office:value-type="float" office:value="47.5625" calcext:value-type="float">
            <text:p>47.5625</text:p>
          </table:table-cell>
          <table:table-cell table:formula="of:=[.B727]/4096" office:value-type="float" office:value="0.17626953125" calcext:value-type="float">
            <text:p>0.17626953125</text:p>
          </table:table-cell>
        </table:table-row>
        <table:table-row table:style-name="ro1">
          <table:table-cell office:value-type="float" office:value="195072" calcext:value-type="float">
            <text:p>195072</text:p>
          </table:table-cell>
          <table:table-cell office:value-type="float" office:value="781" calcext:value-type="float">
            <text:p>781</text:p>
          </table:table-cell>
          <table:table-cell table:formula="of:=[.A728]/4096" office:value-type="float" office:value="47.625" calcext:value-type="float">
            <text:p>47.625</text:p>
          </table:table-cell>
          <table:table-cell table:formula="of:=[.B728]/4096" office:value-type="float" office:value="0.190673828125" calcext:value-type="float">
            <text:p>0.190673828125</text:p>
          </table:table-cell>
        </table:table-row>
        <table:table-row table:style-name="ro1">
          <table:table-cell office:value-type="float" office:value="195328" calcext:value-type="float">
            <text:p>195328</text:p>
          </table:table-cell>
          <table:table-cell office:value-type="float" office:value="837" calcext:value-type="float">
            <text:p>837</text:p>
          </table:table-cell>
          <table:table-cell table:formula="of:=[.A729]/4096" office:value-type="float" office:value="47.6875" calcext:value-type="float">
            <text:p>47.6875</text:p>
          </table:table-cell>
          <table:table-cell table:formula="of:=[.B729]/4096" office:value-type="float" office:value="0.204345703125" calcext:value-type="float">
            <text:p>0.204345703125</text:p>
          </table:table-cell>
        </table:table-row>
        <table:table-row table:style-name="ro1">
          <table:table-cell office:value-type="float" office:value="195584" calcext:value-type="float">
            <text:p>195584</text:p>
          </table:table-cell>
          <table:table-cell office:value-type="float" office:value="891" calcext:value-type="float">
            <text:p>891</text:p>
          </table:table-cell>
          <table:table-cell table:formula="of:=[.A730]/4096" office:value-type="float" office:value="47.75" calcext:value-type="float">
            <text:p>47.75</text:p>
          </table:table-cell>
          <table:table-cell table:formula="of:=[.B730]/4096" office:value-type="float" office:value="0.217529296875" calcext:value-type="float">
            <text:p>0.217529296875</text:p>
          </table:table-cell>
        </table:table-row>
        <table:table-row table:style-name="ro1">
          <table:table-cell office:value-type="float" office:value="195840" calcext:value-type="float">
            <text:p>195840</text:p>
          </table:table-cell>
          <table:table-cell office:value-type="float" office:value="942" calcext:value-type="float">
            <text:p>942</text:p>
          </table:table-cell>
          <table:table-cell table:formula="of:=[.A731]/4096" office:value-type="float" office:value="47.8125" calcext:value-type="float">
            <text:p>47.8125</text:p>
          </table:table-cell>
          <table:table-cell table:formula="of:=[.B731]/4096" office:value-type="float" office:value="0.22998046875" calcext:value-type="float">
            <text:p>0.22998046875</text:p>
          </table:table-cell>
        </table:table-row>
        <table:table-row table:style-name="ro1">
          <table:table-cell office:value-type="float" office:value="196096" calcext:value-type="float">
            <text:p>196096</text:p>
          </table:table-cell>
          <table:table-cell office:value-type="float" office:value="991" calcext:value-type="float">
            <text:p>991</text:p>
          </table:table-cell>
          <table:table-cell table:formula="of:=[.A732]/4096" office:value-type="float" office:value="47.875" calcext:value-type="float">
            <text:p>47.875</text:p>
          </table:table-cell>
          <table:table-cell table:formula="of:=[.B732]/4096" office:value-type="float" office:value="0.241943359375" calcext:value-type="float">
            <text:p>0.241943359375</text:p>
          </table:table-cell>
        </table:table-row>
        <table:table-row table:style-name="ro1">
          <table:table-cell office:value-type="float" office:value="196352" calcext:value-type="float">
            <text:p>196352</text:p>
          </table:table-cell>
          <table:table-cell office:value-type="float" office:value="1037" calcext:value-type="float">
            <text:p>1037</text:p>
          </table:table-cell>
          <table:table-cell table:formula="of:=[.A733]/4096" office:value-type="float" office:value="47.9375" calcext:value-type="float">
            <text:p>47.9375</text:p>
          </table:table-cell>
          <table:table-cell table:formula="of:=[.B733]/4096" office:value-type="float" office:value="0.253173828125" calcext:value-type="float">
            <text:p>0.253173828125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081" calcext:value-type="float">
            <text:p>1081</text:p>
          </table:table-cell>
          <table:table-cell table:formula="of:=[.A734]/4096" office:value-type="float" office:value="48" calcext:value-type="float">
            <text:p>48</text:p>
          </table:table-cell>
          <table:table-cell table:formula="of:=[.B734]/4096" office:value-type="float" office:value="0.263916015625" calcext:value-type="float">
            <text:p>0.263916015625</text:p>
          </table:table-cell>
        </table:table-row>
        <table:table-row table:style-name="ro1">
          <table:table-cell office:value-type="float" office:value="196864" calcext:value-type="float">
            <text:p>196864</text:p>
          </table:table-cell>
          <table:table-cell office:value-type="float" office:value="1123" calcext:value-type="float">
            <text:p>1123</text:p>
          </table:table-cell>
          <table:table-cell table:formula="of:=[.A735]/4096" office:value-type="float" office:value="48.0625" calcext:value-type="float">
            <text:p>48.0625</text:p>
          </table:table-cell>
          <table:table-cell table:formula="of:=[.B735]/4096" office:value-type="float" office:value="0.274169921875" calcext:value-type="float">
            <text:p>0.274169921875</text:p>
          </table:table-cell>
        </table:table-row>
        <table:table-row table:style-name="ro1">
          <table:table-cell office:value-type="float" office:value="197120" calcext:value-type="float">
            <text:p>197120</text:p>
          </table:table-cell>
          <table:table-cell office:value-type="float" office:value="1162" calcext:value-type="float">
            <text:p>1162</text:p>
          </table:table-cell>
          <table:table-cell table:formula="of:=[.A736]/4096" office:value-type="float" office:value="48.125" calcext:value-type="float">
            <text:p>48.125</text:p>
          </table:table-cell>
          <table:table-cell table:formula="of:=[.B736]/4096" office:value-type="float" office:value="0.28369140625" calcext:value-type="float">
            <text:p>0.28369140625</text:p>
          </table:table-cell>
        </table:table-row>
        <table:table-row table:style-name="ro1">
          <table:table-cell office:value-type="float" office:value="197376" calcext:value-type="float">
            <text:p>197376</text:p>
          </table:table-cell>
          <table:table-cell office:value-type="float" office:value="1199" calcext:value-type="float">
            <text:p>1199</text:p>
          </table:table-cell>
          <table:table-cell table:formula="of:=[.A737]/4096" office:value-type="float" office:value="48.1875" calcext:value-type="float">
            <text:p>48.1875</text:p>
          </table:table-cell>
          <table:table-cell table:formula="of:=[.B737]/4096" office:value-type="float" office:value="0.292724609375" calcext:value-type="float">
            <text:p>0.292724609375</text:p>
          </table:table-cell>
        </table:table-row>
        <table:table-row table:style-name="ro1">
          <table:table-cell office:value-type="float" office:value="197632" calcext:value-type="float">
            <text:p>197632</text:p>
          </table:table-cell>
          <table:table-cell office:value-type="float" office:value="1233" calcext:value-type="float">
            <text:p>1233</text:p>
          </table:table-cell>
          <table:table-cell table:formula="of:=[.A738]/4096" office:value-type="float" office:value="48.25" calcext:value-type="float">
            <text:p>48.25</text:p>
          </table:table-cell>
          <table:table-cell table:formula="of:=[.B738]/4096" office:value-type="float" office:value="0.301025390625" calcext:value-type="float">
            <text:p>0.301025390625</text:p>
          </table:table-cell>
        </table:table-row>
        <table:table-row table:style-name="ro1">
          <table:table-cell office:value-type="float" office:value="197888" calcext:value-type="float">
            <text:p>197888</text:p>
          </table:table-cell>
          <table:table-cell office:value-type="float" office:value="1265" calcext:value-type="float">
            <text:p>1265</text:p>
          </table:table-cell>
          <table:table-cell table:formula="of:=[.A739]/4096" office:value-type="float" office:value="48.3125" calcext:value-type="float">
            <text:p>48.3125</text:p>
          </table:table-cell>
          <table:table-cell table:formula="of:=[.B739]/4096" office:value-type="float" office:value="0.308837890625" calcext:value-type="float">
            <text:p>0.308837890625</text:p>
          </table:table-cell>
        </table:table-row>
        <table:table-row table:style-name="ro1">
          <table:table-cell office:value-type="float" office:value="198144" calcext:value-type="float">
            <text:p>198144</text:p>
          </table:table-cell>
          <table:table-cell office:value-type="float" office:value="1294" calcext:value-type="float">
            <text:p>1294</text:p>
          </table:table-cell>
          <table:table-cell table:formula="of:=[.A740]/4096" office:value-type="float" office:value="48.375" calcext:value-type="float">
            <text:p>48.375</text:p>
          </table:table-cell>
          <table:table-cell table:formula="of:=[.B740]/4096" office:value-type="float" office:value="0.31591796875" calcext:value-type="float">
            <text:p>0.31591796875</text:p>
          </table:table-cell>
        </table:table-row>
        <table:table-row table:style-name="ro1">
          <table:table-cell office:value-type="float" office:value="198400" calcext:value-type="float">
            <text:p>198400</text:p>
          </table:table-cell>
          <table:table-cell office:value-type="float" office:value="1321" calcext:value-type="float">
            <text:p>1321</text:p>
          </table:table-cell>
          <table:table-cell table:formula="of:=[.A741]/4096" office:value-type="float" office:value="48.4375" calcext:value-type="float">
            <text:p>48.4375</text:p>
          </table:table-cell>
          <table:table-cell table:formula="of:=[.B741]/4096" office:value-type="float" office:value="0.322509765625" calcext:value-type="float">
            <text:p>0.322509765625</text:p>
          </table:table-cell>
        </table:table-row>
        <table:table-row table:style-name="ro1">
          <table:table-cell office:value-type="float" office:value="198656" calcext:value-type="float">
            <text:p>198656</text:p>
          </table:table-cell>
          <table:table-cell office:value-type="float" office:value="1345" calcext:value-type="float">
            <text:p>1345</text:p>
          </table:table-cell>
          <table:table-cell table:formula="of:=[.A742]/4096" office:value-type="float" office:value="48.5" calcext:value-type="float">
            <text:p>48.5</text:p>
          </table:table-cell>
          <table:table-cell table:formula="of:=[.B742]/4096" office:value-type="float" office:value="0.328369140625" calcext:value-type="float">
            <text:p>0.328369140625</text:p>
          </table:table-cell>
        </table:table-row>
        <table:table-row table:style-name="ro1">
          <table:table-cell office:value-type="float" office:value="198912" calcext:value-type="float">
            <text:p>198912</text:p>
          </table:table-cell>
          <table:table-cell office:value-type="float" office:value="1367" calcext:value-type="float">
            <text:p>1367</text:p>
          </table:table-cell>
          <table:table-cell table:formula="of:=[.A743]/4096" office:value-type="float" office:value="48.5625" calcext:value-type="float">
            <text:p>48.5625</text:p>
          </table:table-cell>
          <table:table-cell table:formula="of:=[.B743]/4096" office:value-type="float" office:value="0.333740234375" calcext:value-type="float">
            <text:p>0.333740234375</text:p>
          </table:table-cell>
        </table:table-row>
        <table:table-row table:style-name="ro1">
          <table:table-cell office:value-type="float" office:value="199168" calcext:value-type="float">
            <text:p>199168</text:p>
          </table:table-cell>
          <table:table-cell office:value-type="float" office:value="1386" calcext:value-type="float">
            <text:p>1386</text:p>
          </table:table-cell>
          <table:table-cell table:formula="of:=[.A744]/4096" office:value-type="float" office:value="48.625" calcext:value-type="float">
            <text:p>48.625</text:p>
          </table:table-cell>
          <table:table-cell table:formula="of:=[.B744]/4096" office:value-type="float" office:value="0.33837890625" calcext:value-type="float">
            <text:p>0.33837890625</text:p>
          </table:table-cell>
        </table:table-row>
        <table:table-row table:style-name="ro1">
          <table:table-cell office:value-type="float" office:value="199424" calcext:value-type="float">
            <text:p>199424</text:p>
          </table:table-cell>
          <table:table-cell office:value-type="float" office:value="1403" calcext:value-type="float">
            <text:p>1403</text:p>
          </table:table-cell>
          <table:table-cell table:formula="of:=[.A745]/4096" office:value-type="float" office:value="48.6875" calcext:value-type="float">
            <text:p>48.6875</text:p>
          </table:table-cell>
          <table:table-cell table:formula="of:=[.B745]/4096" office:value-type="float" office:value="0.342529296875" calcext:value-type="float">
            <text:p>0.342529296875</text:p>
          </table:table-cell>
        </table:table-row>
        <table:table-row table:style-name="ro1">
          <table:table-cell office:value-type="float" office:value="199680" calcext:value-type="float">
            <text:p>199680</text:p>
          </table:table-cell>
          <table:table-cell office:value-type="float" office:value="1418" calcext:value-type="float">
            <text:p>1418</text:p>
          </table:table-cell>
          <table:table-cell table:formula="of:=[.A746]/4096" office:value-type="float" office:value="48.75" calcext:value-type="float">
            <text:p>48.75</text:p>
          </table:table-cell>
          <table:table-cell table:formula="of:=[.B746]/4096" office:value-type="float" office:value="0.34619140625" calcext:value-type="float">
            <text:p>0.34619140625</text:p>
          </table:table-cell>
        </table:table-row>
        <table:table-row table:style-name="ro1">
          <table:table-cell office:value-type="float" office:value="199936" calcext:value-type="float">
            <text:p>199936</text:p>
          </table:table-cell>
          <table:table-cell office:value-type="float" office:value="1430" calcext:value-type="float">
            <text:p>1430</text:p>
          </table:table-cell>
          <table:table-cell table:formula="of:=[.A747]/4096" office:value-type="float" office:value="48.8125" calcext:value-type="float">
            <text:p>48.8125</text:p>
          </table:table-cell>
          <table:table-cell table:formula="of:=[.B747]/4096" office:value-type="float" office:value="0.34912109375" calcext:value-type="float">
            <text:p>0.34912109375</text:p>
          </table:table-cell>
        </table:table-row>
        <table:table-row table:style-name="ro1">
          <table:table-cell office:value-type="float" office:value="200192" calcext:value-type="float">
            <text:p>200192</text:p>
          </table:table-cell>
          <table:table-cell office:value-type="float" office:value="1440" calcext:value-type="float">
            <text:p>1440</text:p>
          </table:table-cell>
          <table:table-cell table:formula="of:=[.A748]/4096" office:value-type="float" office:value="48.875" calcext:value-type="float">
            <text:p>48.875</text:p>
          </table:table-cell>
          <table:table-cell table:formula="of:=[.B748]/4096" office:value-type="float" office:value="0.3515625" calcext:value-type="float">
            <text:p>0.3515625</text:p>
          </table:table-cell>
        </table:table-row>
        <table:table-row table:style-name="ro1">
          <table:table-cell office:value-type="float" office:value="200448" calcext:value-type="float">
            <text:p>200448</text:p>
          </table:table-cell>
          <table:table-cell office:value-type="float" office:value="1447" calcext:value-type="float">
            <text:p>1447</text:p>
          </table:table-cell>
          <table:table-cell table:formula="of:=[.A749]/4096" office:value-type="float" office:value="48.9375" calcext:value-type="float">
            <text:p>48.9375</text:p>
          </table:table-cell>
          <table:table-cell table:formula="of:=[.B749]/4096" office:value-type="float" office:value="0.353271484375" calcext:value-type="float">
            <text:p>0.353271484375</text:p>
          </table:table-cell>
        </table:table-row>
        <table:table-row table:style-name="ro1">
          <table:table-cell office:value-type="float" office:value="200704" calcext:value-type="float">
            <text:p>200704</text:p>
          </table:table-cell>
          <table:table-cell office:value-type="float" office:value="1452" calcext:value-type="float">
            <text:p>1452</text:p>
          </table:table-cell>
          <table:table-cell table:formula="of:=[.A750]/4096" office:value-type="float" office:value="49" calcext:value-type="float">
            <text:p>49</text:p>
          </table:table-cell>
          <table:table-cell table:formula="of:=[.B750]/4096" office:value-type="float" office:value="0.3544921875" calcext:value-type="float">
            <text:p>0.3544921875</text:p>
          </table:table-cell>
        </table:table-row>
        <table:table-row table:style-name="ro1">
          <table:table-cell office:value-type="float" office:value="200960" calcext:value-type="float">
            <text:p>200960</text:p>
          </table:table-cell>
          <table:table-cell office:value-type="float" office:value="1454" calcext:value-type="float">
            <text:p>1454</text:p>
          </table:table-cell>
          <table:table-cell table:formula="of:=[.A751]/4096" office:value-type="float" office:value="49.0625" calcext:value-type="float">
            <text:p>49.0625</text:p>
          </table:table-cell>
          <table:table-cell table:formula="of:=[.B751]/4096" office:value-type="float" office:value="0.35498046875" calcext:value-type="float">
            <text:p>0.35498046875</text:p>
          </table:table-cell>
        </table:table-row>
        <table:table-row table:style-name="ro1">
          <table:table-cell office:value-type="float" office:value="201216" calcext:value-type="float">
            <text:p>201216</text:p>
          </table:table-cell>
          <table:table-cell office:value-type="float" office:value="1454" calcext:value-type="float">
            <text:p>1454</text:p>
          </table:table-cell>
          <table:table-cell table:formula="of:=[.A752]/4096" office:value-type="float" office:value="49.125" calcext:value-type="float">
            <text:p>49.125</text:p>
          </table:table-cell>
          <table:table-cell table:formula="of:=[.B752]/4096" office:value-type="float" office:value="0.35498046875" calcext:value-type="float">
            <text:p>0.35498046875</text:p>
          </table:table-cell>
        </table:table-row>
        <table:table-row table:style-name="ro1">
          <table:table-cell office:value-type="float" office:value="201472" calcext:value-type="float">
            <text:p>201472</text:p>
          </table:table-cell>
          <table:table-cell office:value-type="float" office:value="1454" calcext:value-type="float">
            <text:p>1454</text:p>
          </table:table-cell>
          <table:table-cell table:formula="of:=[.A753]/4096" office:value-type="float" office:value="49.1875" calcext:value-type="float">
            <text:p>49.1875</text:p>
          </table:table-cell>
          <table:table-cell table:formula="of:=[.B753]/4096" office:value-type="float" office:value="0.35498046875" calcext:value-type="float">
            <text:p>0.35498046875</text:p>
          </table:table-cell>
        </table:table-row>
        <table:table-row table:style-name="ro1">
          <table:table-cell office:value-type="float" office:value="201728" calcext:value-type="float">
            <text:p>201728</text:p>
          </table:table-cell>
          <table:table-cell office:value-type="float" office:value="1452" calcext:value-type="float">
            <text:p>1452</text:p>
          </table:table-cell>
          <table:table-cell table:formula="of:=[.A754]/4096" office:value-type="float" office:value="49.25" calcext:value-type="float">
            <text:p>49.25</text:p>
          </table:table-cell>
          <table:table-cell table:formula="of:=[.B754]/4096" office:value-type="float" office:value="0.3544921875" calcext:value-type="float">
            <text:p>0.3544921875</text:p>
          </table:table-cell>
        </table:table-row>
        <table:table-row table:style-name="ro1">
          <table:table-cell office:value-type="float" office:value="201984" calcext:value-type="float">
            <text:p>201984</text:p>
          </table:table-cell>
          <table:table-cell office:value-type="float" office:value="1448" calcext:value-type="float">
            <text:p>1448</text:p>
          </table:table-cell>
          <table:table-cell table:formula="of:=[.A755]/4096" office:value-type="float" office:value="49.3125" calcext:value-type="float">
            <text:p>49.3125</text:p>
          </table:table-cell>
          <table:table-cell table:formula="of:=[.B755]/4096" office:value-type="float" office:value="0.353515625" calcext:value-type="float">
            <text:p>0.353515625</text:p>
          </table:table-cell>
        </table:table-row>
        <table:table-row table:style-name="ro1">
          <table:table-cell office:value-type="float" office:value="202240" calcext:value-type="float">
            <text:p>202240</text:p>
          </table:table-cell>
          <table:table-cell office:value-type="float" office:value="1441" calcext:value-type="float">
            <text:p>1441</text:p>
          </table:table-cell>
          <table:table-cell table:formula="of:=[.A756]/4096" office:value-type="float" office:value="49.375" calcext:value-type="float">
            <text:p>49.375</text:p>
          </table:table-cell>
          <table:table-cell table:formula="of:=[.B756]/4096" office:value-type="float" office:value="0.351806640625" calcext:value-type="float">
            <text:p>0.351806640625</text:p>
          </table:table-cell>
        </table:table-row>
        <table:table-row table:style-name="ro1">
          <table:table-cell office:value-type="float" office:value="202496" calcext:value-type="float">
            <text:p>202496</text:p>
          </table:table-cell>
          <table:table-cell office:value-type="float" office:value="1432" calcext:value-type="float">
            <text:p>1432</text:p>
          </table:table-cell>
          <table:table-cell table:formula="of:=[.A757]/4096" office:value-type="float" office:value="49.4375" calcext:value-type="float">
            <text:p>49.4375</text:p>
          </table:table-cell>
          <table:table-cell table:formula="of:=[.B757]/4096" office:value-type="float" office:value="0.349609375" calcext:value-type="float">
            <text:p>0.349609375</text:p>
          </table:table-cell>
        </table:table-row>
        <table:table-row table:style-name="ro1">
          <table:table-cell office:value-type="float" office:value="202752" calcext:value-type="float">
            <text:p>202752</text:p>
          </table:table-cell>
          <table:table-cell office:value-type="float" office:value="1420" calcext:value-type="float">
            <text:p>1420</text:p>
          </table:table-cell>
          <table:table-cell table:formula="of:=[.A758]/4096" office:value-type="float" office:value="49.5" calcext:value-type="float">
            <text:p>49.5</text:p>
          </table:table-cell>
          <table:table-cell table:formula="of:=[.B758]/4096" office:value-type="float" office:value="0.3466796875" calcext:value-type="float">
            <text:p>0.3466796875</text:p>
          </table:table-cell>
        </table:table-row>
        <table:table-row table:style-name="ro1">
          <table:table-cell office:value-type="float" office:value="203008" calcext:value-type="float">
            <text:p>203008</text:p>
          </table:table-cell>
          <table:table-cell office:value-type="float" office:value="1406" calcext:value-type="float">
            <text:p>1406</text:p>
          </table:table-cell>
          <table:table-cell table:formula="of:=[.A759]/4096" office:value-type="float" office:value="49.5625" calcext:value-type="float">
            <text:p>49.5625</text:p>
          </table:table-cell>
          <table:table-cell table:formula="of:=[.B759]/4096" office:value-type="float" office:value="0.34326171875" calcext:value-type="float">
            <text:p>0.34326171875</text:p>
          </table:table-cell>
        </table:table-row>
        <table:table-row table:style-name="ro1">
          <table:table-cell office:value-type="float" office:value="203264" calcext:value-type="float">
            <text:p>203264</text:p>
          </table:table-cell>
          <table:table-cell office:value-type="float" office:value="1389" calcext:value-type="float">
            <text:p>1389</text:p>
          </table:table-cell>
          <table:table-cell table:formula="of:=[.A760]/4096" office:value-type="float" office:value="49.625" calcext:value-type="float">
            <text:p>49.625</text:p>
          </table:table-cell>
          <table:table-cell table:formula="of:=[.B760]/4096" office:value-type="float" office:value="0.339111328125" calcext:value-type="float">
            <text:p>0.339111328125</text:p>
          </table:table-cell>
        </table:table-row>
        <table:table-row table:style-name="ro1">
          <table:table-cell office:value-type="float" office:value="203520" calcext:value-type="float">
            <text:p>203520</text:p>
          </table:table-cell>
          <table:table-cell office:value-type="float" office:value="1370" calcext:value-type="float">
            <text:p>1370</text:p>
          </table:table-cell>
          <table:table-cell table:formula="of:=[.A761]/4096" office:value-type="float" office:value="49.6875" calcext:value-type="float">
            <text:p>49.6875</text:p>
          </table:table-cell>
          <table:table-cell table:formula="of:=[.B761]/4096" office:value-type="float" office:value="0.33447265625" calcext:value-type="float">
            <text:p>0.33447265625</text:p>
          </table:table-cell>
        </table:table-row>
        <table:table-row table:style-name="ro1">
          <table:table-cell office:value-type="float" office:value="203776" calcext:value-type="float">
            <text:p>203776</text:p>
          </table:table-cell>
          <table:table-cell office:value-type="float" office:value="1348" calcext:value-type="float">
            <text:p>1348</text:p>
          </table:table-cell>
          <table:table-cell table:formula="of:=[.A762]/4096" office:value-type="float" office:value="49.75" calcext:value-type="float">
            <text:p>49.75</text:p>
          </table:table-cell>
          <table:table-cell table:formula="of:=[.B762]/4096" office:value-type="float" office:value="0.3291015625" calcext:value-type="float">
            <text:p>0.3291015625</text:p>
          </table:table-cell>
        </table:table-row>
        <table:table-row table:style-name="ro1">
          <table:table-cell office:value-type="float" office:value="204032" calcext:value-type="float">
            <text:p>204032</text:p>
          </table:table-cell>
          <table:table-cell office:value-type="float" office:value="1324" calcext:value-type="float">
            <text:p>1324</text:p>
          </table:table-cell>
          <table:table-cell table:formula="of:=[.A763]/4096" office:value-type="float" office:value="49.8125" calcext:value-type="float">
            <text:p>49.8125</text:p>
          </table:table-cell>
          <table:table-cell table:formula="of:=[.B763]/4096" office:value-type="float" office:value="0.3232421875" calcext:value-type="float">
            <text:p>0.3232421875</text:p>
          </table:table-cell>
        </table:table-row>
        <table:table-row table:style-name="ro1">
          <table:table-cell office:value-type="float" office:value="204288" calcext:value-type="float">
            <text:p>204288</text:p>
          </table:table-cell>
          <table:table-cell office:value-type="float" office:value="1298" calcext:value-type="float">
            <text:p>1298</text:p>
          </table:table-cell>
          <table:table-cell table:formula="of:=[.A764]/4096" office:value-type="float" office:value="49.875" calcext:value-type="float">
            <text:p>49.875</text:p>
          </table:table-cell>
          <table:table-cell table:formula="of:=[.B764]/4096" office:value-type="float" office:value="0.31689453125" calcext:value-type="float">
            <text:p>0.31689453125</text:p>
          </table:table-cell>
        </table:table-row>
        <table:table-row table:style-name="ro1">
          <table:table-cell office:value-type="float" office:value="204544" calcext:value-type="float">
            <text:p>204544</text:p>
          </table:table-cell>
          <table:table-cell office:value-type="float" office:value="1269" calcext:value-type="float">
            <text:p>1269</text:p>
          </table:table-cell>
          <table:table-cell table:formula="of:=[.A765]/4096" office:value-type="float" office:value="49.9375" calcext:value-type="float">
            <text:p>49.9375</text:p>
          </table:table-cell>
          <table:table-cell table:formula="of:=[.B765]/4096" office:value-type="float" office:value="0.309814453125" calcext:value-type="float">
            <text:p>0.309814453125</text:p>
          </table:table-cell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1238" calcext:value-type="float">
            <text:p>1238</text:p>
          </table:table-cell>
          <table:table-cell table:formula="of:=[.A766]/4096" office:value-type="float" office:value="50" calcext:value-type="float">
            <text:p>50</text:p>
          </table:table-cell>
          <table:table-cell table:formula="of:=[.B766]/4096" office:value-type="float" office:value="0.30224609375" calcext:value-type="float">
            <text:p>0.30224609375</text:p>
          </table:table-cell>
        </table:table-row>
        <table:table-row table:style-name="ro1">
          <table:table-cell office:value-type="float" office:value="205056" calcext:value-type="float">
            <text:p>205056</text:p>
          </table:table-cell>
          <table:table-cell office:value-type="float" office:value="1204" calcext:value-type="float">
            <text:p>1204</text:p>
          </table:table-cell>
          <table:table-cell table:formula="of:=[.A767]/4096" office:value-type="float" office:value="50.0625" calcext:value-type="float">
            <text:p>50.0625</text:p>
          </table:table-cell>
          <table:table-cell table:formula="of:=[.B767]/4096" office:value-type="float" office:value="0.2939453125" calcext:value-type="float">
            <text:p>0.2939453125</text:p>
          </table:table-cell>
        </table:table-row>
        <table:table-row table:style-name="ro1">
          <table:table-cell office:value-type="float" office:value="205312" calcext:value-type="float">
            <text:p>205312</text:p>
          </table:table-cell>
          <table:table-cell office:value-type="float" office:value="1168" calcext:value-type="float">
            <text:p>1168</text:p>
          </table:table-cell>
          <table:table-cell table:formula="of:=[.A768]/4096" office:value-type="float" office:value="50.125" calcext:value-type="float">
            <text:p>50.125</text:p>
          </table:table-cell>
          <table:table-cell table:formula="of:=[.B768]/4096" office:value-type="float" office:value="0.28515625" calcext:value-type="float">
            <text:p>0.28515625</text:p>
          </table:table-cell>
        </table:table-row>
        <table:table-row table:style-name="ro1">
          <table:table-cell office:value-type="float" office:value="205568" calcext:value-type="float">
            <text:p>205568</text:p>
          </table:table-cell>
          <table:table-cell office:value-type="float" office:value="1129" calcext:value-type="float">
            <text:p>1129</text:p>
          </table:table-cell>
          <table:table-cell table:formula="of:=[.A769]/4096" office:value-type="float" office:value="50.1875" calcext:value-type="float">
            <text:p>50.1875</text:p>
          </table:table-cell>
          <table:table-cell table:formula="of:=[.B769]/4096" office:value-type="float" office:value="0.275634765625" calcext:value-type="float">
            <text:p>0.275634765625</text:p>
          </table:table-cell>
        </table:table-row>
        <table:table-row table:style-name="ro1">
          <table:table-cell office:value-type="float" office:value="205824" calcext:value-type="float">
            <text:p>205824</text:p>
          </table:table-cell>
          <table:table-cell office:value-type="float" office:value="1088" calcext:value-type="float">
            <text:p>1088</text:p>
          </table:table-cell>
          <table:table-cell table:formula="of:=[.A770]/4096" office:value-type="float" office:value="50.25" calcext:value-type="float">
            <text:p>50.25</text:p>
          </table:table-cell>
          <table:table-cell table:formula="of:=[.B770]/4096" office:value-type="float" office:value="0.265625" calcext:value-type="float">
            <text:p>0.265625</text:p>
          </table:table-cell>
        </table:table-row>
        <table:table-row table:style-name="ro1">
          <table:table-cell office:value-type="float" office:value="206080" calcext:value-type="float">
            <text:p>206080</text:p>
          </table:table-cell>
          <table:table-cell office:value-type="float" office:value="1044" calcext:value-type="float">
            <text:p>1044</text:p>
          </table:table-cell>
          <table:table-cell table:formula="of:=[.A771]/4096" office:value-type="float" office:value="50.3125" calcext:value-type="float">
            <text:p>50.3125</text:p>
          </table:table-cell>
          <table:table-cell table:formula="of:=[.B771]/4096" office:value-type="float" office:value="0.2548828125" calcext:value-type="float">
            <text:p>0.2548828125</text:p>
          </table:table-cell>
        </table:table-row>
        <table:table-row table:style-name="ro1">
          <table:table-cell office:value-type="float" office:value="206336" calcext:value-type="float">
            <text:p>206336</text:p>
          </table:table-cell>
          <table:table-cell office:value-type="float" office:value="998" calcext:value-type="float">
            <text:p>998</text:p>
          </table:table-cell>
          <table:table-cell table:formula="of:=[.A772]/4096" office:value-type="float" office:value="50.375" calcext:value-type="float">
            <text:p>50.375</text:p>
          </table:table-cell>
          <table:table-cell table:formula="of:=[.B772]/4096" office:value-type="float" office:value="0.24365234375" calcext:value-type="float">
            <text:p>0.24365234375</text:p>
          </table:table-cell>
        </table:table-row>
        <table:table-row table:style-name="ro1">
          <table:table-cell office:value-type="float" office:value="206592" calcext:value-type="float">
            <text:p>206592</text:p>
          </table:table-cell>
          <table:table-cell office:value-type="float" office:value="949" calcext:value-type="float">
            <text:p>949</text:p>
          </table:table-cell>
          <table:table-cell table:formula="of:=[.A773]/4096" office:value-type="float" office:value="50.4375" calcext:value-type="float">
            <text:p>50.4375</text:p>
          </table:table-cell>
          <table:table-cell table:formula="of:=[.B773]/4096" office:value-type="float" office:value="0.231689453125" calcext:value-type="float">
            <text:p>0.231689453125</text:p>
          </table:table-cell>
        </table:table-row>
        <table:table-row table:style-name="ro1">
          <table:table-cell office:value-type="float" office:value="206848" calcext:value-type="float">
            <text:p>206848</text:p>
          </table:table-cell>
          <table:table-cell office:value-type="float" office:value="898" calcext:value-type="float">
            <text:p>898</text:p>
          </table:table-cell>
          <table:table-cell table:formula="of:=[.A774]/4096" office:value-type="float" office:value="50.5" calcext:value-type="float">
            <text:p>50.5</text:p>
          </table:table-cell>
          <table:table-cell table:formula="of:=[.B774]/4096" office:value-type="float" office:value="0.21923828125" calcext:value-type="float">
            <text:p>0.21923828125</text:p>
          </table:table-cell>
        </table:table-row>
        <table:table-row table:style-name="ro1">
          <table:table-cell office:value-type="float" office:value="207104" calcext:value-type="float">
            <text:p>207104</text:p>
          </table:table-cell>
          <table:table-cell office:value-type="float" office:value="845" calcext:value-type="float">
            <text:p>845</text:p>
          </table:table-cell>
          <table:table-cell table:formula="of:=[.A775]/4096" office:value-type="float" office:value="50.5625" calcext:value-type="float">
            <text:p>50.5625</text:p>
          </table:table-cell>
          <table:table-cell table:formula="of:=[.B775]/4096" office:value-type="float" office:value="0.206298828125" calcext:value-type="float">
            <text:p>0.206298828125</text:p>
          </table:table-cell>
        </table:table-row>
        <table:table-row table:style-name="ro1">
          <table:table-cell office:value-type="float" office:value="207360" calcext:value-type="float">
            <text:p>207360</text:p>
          </table:table-cell>
          <table:table-cell office:value-type="float" office:value="789" calcext:value-type="float">
            <text:p>789</text:p>
          </table:table-cell>
          <table:table-cell table:formula="of:=[.A776]/4096" office:value-type="float" office:value="50.625" calcext:value-type="float">
            <text:p>50.625</text:p>
          </table:table-cell>
          <table:table-cell table:formula="of:=[.B776]/4096" office:value-type="float" office:value="0.192626953125" calcext:value-type="float">
            <text:p>0.192626953125</text:p>
          </table:table-cell>
        </table:table-row>
        <table:table-row table:style-name="ro1">
          <table:table-cell office:value-type="float" office:value="207616" calcext:value-type="float">
            <text:p>207616</text:p>
          </table:table-cell>
          <table:table-cell office:value-type="float" office:value="731" calcext:value-type="float">
            <text:p>731</text:p>
          </table:table-cell>
          <table:table-cell table:formula="of:=[.A777]/4096" office:value-type="float" office:value="50.6875" calcext:value-type="float">
            <text:p>50.6875</text:p>
          </table:table-cell>
          <table:table-cell table:formula="of:=[.B777]/4096" office:value-type="float" office:value="0.178466796875" calcext:value-type="float">
            <text:p>0.178466796875</text:p>
          </table:table-cell>
        </table:table-row>
        <table:table-row table:style-name="ro1">
          <table:table-cell office:value-type="float" office:value="207872" calcext:value-type="float">
            <text:p>207872</text:p>
          </table:table-cell>
          <table:table-cell office:value-type="float" office:value="670" calcext:value-type="float">
            <text:p>670</text:p>
          </table:table-cell>
          <table:table-cell table:formula="of:=[.A778]/4096" office:value-type="float" office:value="50.75" calcext:value-type="float">
            <text:p>50.75</text:p>
          </table:table-cell>
          <table:table-cell table:formula="of:=[.B778]/4096" office:value-type="float" office:value="0.16357421875" calcext:value-type="float">
            <text:p>0.16357421875</text:p>
          </table:table-cell>
        </table:table-row>
        <table:table-row table:style-name="ro1">
          <table:table-cell office:value-type="float" office:value="208128" calcext:value-type="float">
            <text:p>208128</text:p>
          </table:table-cell>
          <table:table-cell office:value-type="float" office:value="607" calcext:value-type="float">
            <text:p>607</text:p>
          </table:table-cell>
          <table:table-cell table:formula="of:=[.A779]/4096" office:value-type="float" office:value="50.8125" calcext:value-type="float">
            <text:p>50.8125</text:p>
          </table:table-cell>
          <table:table-cell table:formula="of:=[.B779]/4096" office:value-type="float" office:value="0.148193359375" calcext:value-type="float">
            <text:p>0.148193359375</text:p>
          </table:table-cell>
        </table:table-row>
        <table:table-row table:style-name="ro1">
          <table:table-cell office:value-type="float" office:value="208384" calcext:value-type="float">
            <text:p>208384</text:p>
          </table:table-cell>
          <table:table-cell office:value-type="float" office:value="541" calcext:value-type="float">
            <text:p>541</text:p>
          </table:table-cell>
          <table:table-cell table:formula="of:=[.A780]/4096" office:value-type="float" office:value="50.875" calcext:value-type="float">
            <text:p>50.875</text:p>
          </table:table-cell>
          <table:table-cell table:formula="of:=[.B780]/4096" office:value-type="float" office:value="0.132080078125" calcext:value-type="float">
            <text:p>0.132080078125</text:p>
          </table:table-cell>
        </table:table-row>
        <table:table-row table:style-name="ro1">
          <table:table-cell office:value-type="float" office:value="208640" calcext:value-type="float">
            <text:p>208640</text:p>
          </table:table-cell>
          <table:table-cell office:value-type="float" office:value="473" calcext:value-type="float">
            <text:p>473</text:p>
          </table:table-cell>
          <table:table-cell table:formula="of:=[.A781]/4096" office:value-type="float" office:value="50.9375" calcext:value-type="float">
            <text:p>50.9375</text:p>
          </table:table-cell>
          <table:table-cell table:formula="of:=[.B781]/4096" office:value-type="float" office:value="0.115478515625" calcext:value-type="float">
            <text:p>0.115478515625</text:p>
          </table:table-cell>
        </table:table-row>
        <table:table-row table:style-name="ro1">
          <table:table-cell office:value-type="float" office:value="208896" calcext:value-type="float">
            <text:p>208896</text:p>
          </table:table-cell>
          <table:table-cell office:value-type="float" office:value="402" calcext:value-type="float">
            <text:p>402</text:p>
          </table:table-cell>
          <table:table-cell table:formula="of:=[.A782]/4096" office:value-type="float" office:value="51" calcext:value-type="float">
            <text:p>51</text:p>
          </table:table-cell>
          <table:table-cell table:formula="of:=[.B782]/4096" office:value-type="float" office:value="0.09814453125" calcext:value-type="float">
            <text:p>0.09814453125</text:p>
          </table:table-cell>
        </table:table-row>
        <table:table-row table:style-name="ro1">
          <table:table-cell office:value-type="float" office:value="209152" calcext:value-type="float">
            <text:p>209152</text:p>
          </table:table-cell>
          <table:table-cell office:value-type="float" office:value="329" calcext:value-type="float">
            <text:p>329</text:p>
          </table:table-cell>
          <table:table-cell table:formula="of:=[.A783]/4096" office:value-type="float" office:value="51.0625" calcext:value-type="float">
            <text:p>51.0625</text:p>
          </table:table-cell>
          <table:table-cell table:formula="of:=[.B783]/4096" office:value-type="float" office:value="0.080322265625" calcext:value-type="float">
            <text:p>0.080322265625</text:p>
          </table:table-cell>
        </table:table-row>
        <table:table-row table:style-name="ro1">
          <table:table-cell office:value-type="float" office:value="209408" calcext:value-type="float">
            <text:p>209408</text:p>
          </table:table-cell>
          <table:table-cell office:value-type="float" office:value="253" calcext:value-type="float">
            <text:p>253</text:p>
          </table:table-cell>
          <table:table-cell table:formula="of:=[.A784]/4096" office:value-type="float" office:value="51.125" calcext:value-type="float">
            <text:p>51.125</text:p>
          </table:table-cell>
          <table:table-cell table:formula="of:=[.B784]/4096" office:value-type="float" office:value="0.061767578125" calcext:value-type="float">
            <text:p>0.061767578125</text:p>
          </table:table-cell>
        </table:table-row>
        <table:table-row table:style-name="ro1">
          <table:table-cell office:value-type="float" office:value="209664" calcext:value-type="float">
            <text:p>209664</text:p>
          </table:table-cell>
          <table:table-cell office:value-type="float" office:value="175" calcext:value-type="float">
            <text:p>175</text:p>
          </table:table-cell>
          <table:table-cell table:formula="of:=[.A785]/4096" office:value-type="float" office:value="51.1875" calcext:value-type="float">
            <text:p>51.1875</text:p>
          </table:table-cell>
          <table:table-cell table:formula="of:=[.B785]/4096" office:value-type="float" office:value="0.042724609375" calcext:value-type="float">
            <text:p>0.042724609375</text:p>
          </table:table-cell>
        </table:table-row>
        <table:table-row table:style-name="ro1">
          <table:table-cell office:value-type="float" office:value="209920" calcext:value-type="float">
            <text:p>209920</text:p>
          </table:table-cell>
          <table:table-cell office:value-type="float" office:value="95" calcext:value-type="float">
            <text:p>95</text:p>
          </table:table-cell>
          <table:table-cell table:formula="of:=[.A786]/4096" office:value-type="float" office:value="51.25" calcext:value-type="float">
            <text:p>51.25</text:p>
          </table:table-cell>
          <table:table-cell table:formula="of:=[.B786]/4096" office:value-type="float" office:value="0.023193359375" calcext:value-type="float">
            <text:p>0.023193359375</text:p>
          </table:table-cell>
        </table:table-row>
        <table:table-row table:style-name="ro1">
          <table:table-cell office:value-type="float" office:value="210176" calcext:value-type="float">
            <text:p>210176</text:p>
          </table:table-cell>
          <table:table-cell office:value-type="float" office:value="12" calcext:value-type="float">
            <text:p>12</text:p>
          </table:table-cell>
          <table:table-cell table:formula="of:=[.A787]/4096" office:value-type="float" office:value="51.3125" calcext:value-type="float">
            <text:p>51.3125</text:p>
          </table:table-cell>
          <table:table-cell table:formula="of:=[.B787]/4096" office:value-type="float" office:value="0.0029296875" calcext:value-type="float">
            <text:p>0.0029296875</text:p>
          </table:table-cell>
        </table:table-row>
        <table:table-row table:style-name="ro1">
          <table:table-cell office:value-type="float" office:value="210432" calcext:value-type="float">
            <text:p>210432</text:p>
          </table:table-cell>
          <table:table-cell office:value-type="float" office:value="0" calcext:value-type="float">
            <text:p>0</text:p>
          </table:table-cell>
          <table:table-cell table:formula="of:=[.A788]/4096" office:value-type="float" office:value="51.375" calcext:value-type="float">
            <text:p>51.375</text:p>
          </table:table-cell>
          <table:table-cell table:formula="of:=[.B788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80" calcext:value-type="float">
            <text:p>212480</text:p>
          </table:table-cell>
          <table:table-cell office:value-type="float" office:value="0" calcext:value-type="float">
            <text:p>0</text:p>
          </table:table-cell>
          <table:table-cell table:formula="of:=[.A789]/4096" office:value-type="float" office:value="51.875" calcext:value-type="float">
            <text:p>51.875</text:p>
          </table:table-cell>
          <table:table-cell table:formula="of:=[.B789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36" calcext:value-type="float">
            <text:p>212736</text:p>
          </table:table-cell>
          <table:table-cell office:value-type="float" office:value="66" calcext:value-type="float">
            <text:p>66</text:p>
          </table:table-cell>
          <table:table-cell table:formula="of:=[.A790]/4096" office:value-type="float" office:value="51.9375" calcext:value-type="float">
            <text:p>51.9375</text:p>
          </table:table-cell>
          <table:table-cell table:formula="of:=[.B790]/4096" office:value-type="float" office:value="0.01611328125" calcext:value-type="float">
            <text:p>0.01611328125</text:p>
          </table:table-cell>
        </table:table-row>
        <table:table-row table:style-name="ro1">
          <table:table-cell office:value-type="float" office:value="212992" calcext:value-type="float">
            <text:p>212992</text:p>
          </table:table-cell>
          <table:table-cell office:value-type="float" office:value="130" calcext:value-type="float">
            <text:p>130</text:p>
          </table:table-cell>
          <table:table-cell table:formula="of:=[.A791]/4096" office:value-type="float" office:value="52" calcext:value-type="float">
            <text:p>52</text:p>
          </table:table-cell>
          <table:table-cell table:formula="of:=[.B791]/4096" office:value-type="float" office:value="0.03173828125" calcext:value-type="float">
            <text:p>0.03173828125</text:p>
          </table:table-cell>
        </table:table-row>
        <table:table-row table:style-name="ro1">
          <table:table-cell office:value-type="float" office:value="213248" calcext:value-type="float">
            <text:p>213248</text:p>
          </table:table-cell>
          <table:table-cell office:value-type="float" office:value="192" calcext:value-type="float">
            <text:p>192</text:p>
          </table:table-cell>
          <table:table-cell table:formula="of:=[.A792]/4096" office:value-type="float" office:value="52.0625" calcext:value-type="float">
            <text:p>52.0625</text:p>
          </table:table-cell>
          <table:table-cell table:formula="of:=[.B792]/4096"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13504" calcext:value-type="float">
            <text:p>213504</text:p>
          </table:table-cell>
          <table:table-cell office:value-type="float" office:value="251" calcext:value-type="float">
            <text:p>251</text:p>
          </table:table-cell>
          <table:table-cell table:formula="of:=[.A793]/4096" office:value-type="float" office:value="52.125" calcext:value-type="float">
            <text:p>52.125</text:p>
          </table:table-cell>
          <table:table-cell table:formula="of:=[.B793]/4096" office:value-type="float" office:value="0.061279296875" calcext:value-type="float">
            <text:p>0.061279296875</text:p>
          </table:table-cell>
        </table:table-row>
        <table:table-row table:style-name="ro1">
          <table:table-cell office:value-type="float" office:value="213760" calcext:value-type="float">
            <text:p>213760</text:p>
          </table:table-cell>
          <table:table-cell office:value-type="float" office:value="308" calcext:value-type="float">
            <text:p>308</text:p>
          </table:table-cell>
          <table:table-cell table:formula="of:=[.A794]/4096" office:value-type="float" office:value="52.1875" calcext:value-type="float">
            <text:p>52.1875</text:p>
          </table:table-cell>
          <table:table-cell table:formula="of:=[.B794]/4096" office:value-type="float" office:value="0.0751953125" calcext:value-type="float">
            <text:p>0.0751953125</text:p>
          </table:table-cell>
        </table:table-row>
        <table:table-row table:style-name="ro1">
          <table:table-cell office:value-type="float" office:value="214016" calcext:value-type="float">
            <text:p>214016</text:p>
          </table:table-cell>
          <table:table-cell office:value-type="float" office:value="362" calcext:value-type="float">
            <text:p>362</text:p>
          </table:table-cell>
          <table:table-cell table:formula="of:=[.A795]/4096" office:value-type="float" office:value="52.25" calcext:value-type="float">
            <text:p>52.25</text:p>
          </table:table-cell>
          <table:table-cell table:formula="of:=[.B795]/4096" office:value-type="float" office:value="0.08837890625" calcext:value-type="float">
            <text:p>0.08837890625</text:p>
          </table:table-cell>
        </table:table-row>
        <table:table-row table:style-name="ro1">
          <table:table-cell office:value-type="float" office:value="214272" calcext:value-type="float">
            <text:p>214272</text:p>
          </table:table-cell>
          <table:table-cell office:value-type="float" office:value="414" calcext:value-type="float">
            <text:p>414</text:p>
          </table:table-cell>
          <table:table-cell table:formula="of:=[.A796]/4096" office:value-type="float" office:value="52.3125" calcext:value-type="float">
            <text:p>52.3125</text:p>
          </table:table-cell>
          <table:table-cell table:formula="of:=[.B796]/4096" office:value-type="float" office:value="0.10107421875" calcext:value-type="float">
            <text:p>0.10107421875</text:p>
          </table:table-cell>
        </table:table-row>
        <table:table-row table:style-name="ro1">
          <table:table-cell office:value-type="float" office:value="214528" calcext:value-type="float">
            <text:p>214528</text:p>
          </table:table-cell>
          <table:table-cell office:value-type="float" office:value="463" calcext:value-type="float">
            <text:p>463</text:p>
          </table:table-cell>
          <table:table-cell table:formula="of:=[.A797]/4096" office:value-type="float" office:value="52.375" calcext:value-type="float">
            <text:p>52.375</text:p>
          </table:table-cell>
          <table:table-cell table:formula="of:=[.B797]/4096" office:value-type="float" office:value="0.113037109375" calcext:value-type="float">
            <text:p>0.113037109375</text:p>
          </table:table-cell>
        </table:table-row>
        <table:table-row table:style-name="ro1">
          <table:table-cell office:value-type="float" office:value="214784" calcext:value-type="float">
            <text:p>214784</text:p>
          </table:table-cell>
          <table:table-cell office:value-type="float" office:value="510" calcext:value-type="float">
            <text:p>510</text:p>
          </table:table-cell>
          <table:table-cell table:formula="of:=[.A798]/4096" office:value-type="float" office:value="52.4375" calcext:value-type="float">
            <text:p>52.4375</text:p>
          </table:table-cell>
          <table:table-cell table:formula="of:=[.B798]/4096" office:value-type="float" office:value="0.12451171875" calcext:value-type="float">
            <text:p>0.12451171875</text:p>
          </table:table-cell>
        </table:table-row>
        <table:table-row table:style-name="ro1">
          <table:table-cell office:value-type="float" office:value="215040" calcext:value-type="float">
            <text:p>215040</text:p>
          </table:table-cell>
          <table:table-cell office:value-type="float" office:value="554" calcext:value-type="float">
            <text:p>554</text:p>
          </table:table-cell>
          <table:table-cell table:formula="of:=[.A799]/4096" office:value-type="float" office:value="52.5" calcext:value-type="float">
            <text:p>52.5</text:p>
          </table:table-cell>
          <table:table-cell table:formula="of:=[.B799]/4096" office:value-type="float" office:value="0.13525390625" calcext:value-type="float">
            <text:p>0.13525390625</text:p>
          </table:table-cell>
        </table:table-row>
        <table:table-row table:style-name="ro1">
          <table:table-cell office:value-type="float" office:value="215296" calcext:value-type="float">
            <text:p>215296</text:p>
          </table:table-cell>
          <table:table-cell office:value-type="float" office:value="596" calcext:value-type="float">
            <text:p>596</text:p>
          </table:table-cell>
          <table:table-cell table:formula="of:=[.A800]/4096" office:value-type="float" office:value="52.5625" calcext:value-type="float">
            <text:p>52.5625</text:p>
          </table:table-cell>
          <table:table-cell table:formula="of:=[.B800]/4096" office:value-type="float" office:value="0.1455078125" calcext:value-type="float">
            <text:p>0.1455078125</text:p>
          </table:table-cell>
        </table:table-row>
        <table:table-row table:style-name="ro1">
          <table:table-cell office:value-type="float" office:value="215552" calcext:value-type="float">
            <text:p>215552</text:p>
          </table:table-cell>
          <table:table-cell office:value-type="float" office:value="636" calcext:value-type="float">
            <text:p>636</text:p>
          </table:table-cell>
          <table:table-cell table:formula="of:=[.A801]/4096" office:value-type="float" office:value="52.625" calcext:value-type="float">
            <text:p>52.625</text:p>
          </table:table-cell>
          <table:table-cell table:formula="of:=[.B801]/4096" office:value-type="float" office:value="0.1552734375" calcext:value-type="float">
            <text:p>0.1552734375</text:p>
          </table:table-cell>
        </table:table-row>
        <table:table-row table:style-name="ro1">
          <table:table-cell office:value-type="float" office:value="215808" calcext:value-type="float">
            <text:p>215808</text:p>
          </table:table-cell>
          <table:table-cell office:value-type="float" office:value="673" calcext:value-type="float">
            <text:p>673</text:p>
          </table:table-cell>
          <table:table-cell table:formula="of:=[.A802]/4096" office:value-type="float" office:value="52.6875" calcext:value-type="float">
            <text:p>52.6875</text:p>
          </table:table-cell>
          <table:table-cell table:formula="of:=[.B802]/4096" office:value-type="float" office:value="0.164306640625" calcext:value-type="float">
            <text:p>0.164306640625</text:p>
          </table:table-cell>
        </table:table-row>
        <table:table-row table:style-name="ro1">
          <table:table-cell office:value-type="float" office:value="216064" calcext:value-type="float">
            <text:p>216064</text:p>
          </table:table-cell>
          <table:table-cell office:value-type="float" office:value="708" calcext:value-type="float">
            <text:p>708</text:p>
          </table:table-cell>
          <table:table-cell table:formula="of:=[.A803]/4096" office:value-type="float" office:value="52.75" calcext:value-type="float">
            <text:p>52.75</text:p>
          </table:table-cell>
          <table:table-cell table:formula="of:=[.B803]/4096" office:value-type="float" office:value="0.1728515625" calcext:value-type="float">
            <text:p>0.1728515625</text:p>
          </table:table-cell>
        </table:table-row>
        <table:table-row table:style-name="ro1">
          <table:table-cell office:value-type="float" office:value="216320" calcext:value-type="float">
            <text:p>216320</text:p>
          </table:table-cell>
          <table:table-cell office:value-type="float" office:value="740" calcext:value-type="float">
            <text:p>740</text:p>
          </table:table-cell>
          <table:table-cell table:formula="of:=[.A804]/4096" office:value-type="float" office:value="52.8125" calcext:value-type="float">
            <text:p>52.8125</text:p>
          </table:table-cell>
          <table:table-cell table:formula="of:=[.B804]/4096" office:value-type="float" office:value="0.1806640625" calcext:value-type="float">
            <text:p>0.1806640625</text:p>
          </table:table-cell>
        </table:table-row>
        <table:table-row table:style-name="ro1">
          <table:table-cell office:value-type="float" office:value="216576" calcext:value-type="float">
            <text:p>216576</text:p>
          </table:table-cell>
          <table:table-cell office:value-type="float" office:value="770" calcext:value-type="float">
            <text:p>770</text:p>
          </table:table-cell>
          <table:table-cell table:formula="of:=[.A805]/4096" office:value-type="float" office:value="52.875" calcext:value-type="float">
            <text:p>52.875</text:p>
          </table:table-cell>
          <table:table-cell table:formula="of:=[.B805]/4096" office:value-type="float" office:value="0.18798828125" calcext:value-type="float">
            <text:p>0.18798828125</text:p>
          </table:table-cell>
        </table:table-row>
        <table:table-row table:style-name="ro1">
          <table:table-cell office:value-type="float" office:value="216832" calcext:value-type="float">
            <text:p>216832</text:p>
          </table:table-cell>
          <table:table-cell office:value-type="float" office:value="797" calcext:value-type="float">
            <text:p>797</text:p>
          </table:table-cell>
          <table:table-cell table:formula="of:=[.A806]/4096" office:value-type="float" office:value="52.9375" calcext:value-type="float">
            <text:p>52.9375</text:p>
          </table:table-cell>
          <table:table-cell table:formula="of:=[.B806]/4096" office:value-type="float" office:value="0.194580078125" calcext:value-type="float">
            <text:p>0.194580078125</text:p>
          </table:table-cell>
        </table:table-row>
        <table:table-row table:style-name="ro1">
          <table:table-cell office:value-type="float" office:value="217088" calcext:value-type="float">
            <text:p>217088</text:p>
          </table:table-cell>
          <table:table-cell office:value-type="float" office:value="822" calcext:value-type="float">
            <text:p>822</text:p>
          </table:table-cell>
          <table:table-cell table:formula="of:=[.A807]/4096" office:value-type="float" office:value="53" calcext:value-type="float">
            <text:p>53</text:p>
          </table:table-cell>
          <table:table-cell table:formula="of:=[.B807]/4096" office:value-type="float" office:value="0.20068359375" calcext:value-type="float">
            <text:p>0.20068359375</text:p>
          </table:table-cell>
        </table:table-row>
        <table:table-row table:style-name="ro1">
          <table:table-cell office:value-type="float" office:value="217344" calcext:value-type="float">
            <text:p>217344</text:p>
          </table:table-cell>
          <table:table-cell office:value-type="float" office:value="844" calcext:value-type="float">
            <text:p>844</text:p>
          </table:table-cell>
          <table:table-cell table:formula="of:=[.A808]/4096" office:value-type="float" office:value="53.0625" calcext:value-type="float">
            <text:p>53.0625</text:p>
          </table:table-cell>
          <table:table-cell table:formula="of:=[.B808]/4096" office:value-type="float" office:value="0.2060546875" calcext:value-type="float">
            <text:p>0.2060546875</text:p>
          </table:table-cell>
        </table:table-row>
        <table:table-row table:style-name="ro1">
          <table:table-cell office:value-type="float" office:value="217600" calcext:value-type="float">
            <text:p>217600</text:p>
          </table:table-cell>
          <table:table-cell office:value-type="float" office:value="864" calcext:value-type="float">
            <text:p>864</text:p>
          </table:table-cell>
          <table:table-cell table:formula="of:=[.A809]/4096" office:value-type="float" office:value="53.125" calcext:value-type="float">
            <text:p>53.125</text:p>
          </table:table-cell>
          <table:table-cell table:formula="of:=[.B809]/4096" office:value-type="float" office:value="0.2109375" calcext:value-type="float">
            <text:p>0.2109375</text:p>
          </table:table-cell>
        </table:table-row>
        <table:table-row table:style-name="ro1">
          <table:table-cell office:value-type="float" office:value="217856" calcext:value-type="float">
            <text:p>217856</text:p>
          </table:table-cell>
          <table:table-cell office:value-type="float" office:value="881" calcext:value-type="float">
            <text:p>881</text:p>
          </table:table-cell>
          <table:table-cell table:formula="of:=[.A810]/4096" office:value-type="float" office:value="53.1875" calcext:value-type="float">
            <text:p>53.1875</text:p>
          </table:table-cell>
          <table:table-cell table:formula="of:=[.B810]/4096" office:value-type="float" office:value="0.215087890625" calcext:value-type="float">
            <text:p>0.215087890625</text:p>
          </table:table-cell>
        </table:table-row>
        <table:table-row table:style-name="ro1">
          <table:table-cell office:value-type="float" office:value="218112" calcext:value-type="float">
            <text:p>218112</text:p>
          </table:table-cell>
          <table:table-cell office:value-type="float" office:value="896" calcext:value-type="float">
            <text:p>896</text:p>
          </table:table-cell>
          <table:table-cell table:formula="of:=[.A811]/4096" office:value-type="float" office:value="53.25" calcext:value-type="float">
            <text:p>53.25</text:p>
          </table:table-cell>
          <table:table-cell table:formula="of:=[.B811]/4096"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218368" calcext:value-type="float">
            <text:p>218368</text:p>
          </table:table-cell>
          <table:table-cell office:value-type="float" office:value="909" calcext:value-type="float">
            <text:p>909</text:p>
          </table:table-cell>
          <table:table-cell table:formula="of:=[.A812]/4096" office:value-type="float" office:value="53.3125" calcext:value-type="float">
            <text:p>53.3125</text:p>
          </table:table-cell>
          <table:table-cell table:formula="of:=[.B812]/4096" office:value-type="float" office:value="0.221923828125" calcext:value-type="float">
            <text:p>0.221923828125</text:p>
          </table:table-cell>
        </table:table-row>
        <table:table-row table:style-name="ro1">
          <table:table-cell office:value-type="float" office:value="218624" calcext:value-type="float">
            <text:p>218624</text:p>
          </table:table-cell>
          <table:table-cell office:value-type="float" office:value="919" calcext:value-type="float">
            <text:p>919</text:p>
          </table:table-cell>
          <table:table-cell table:formula="of:=[.A813]/4096" office:value-type="float" office:value="53.375" calcext:value-type="float">
            <text:p>53.375</text:p>
          </table:table-cell>
          <table:table-cell table:formula="of:=[.B813]/4096" office:value-type="float" office:value="0.224365234375" calcext:value-type="float">
            <text:p>0.224365234375</text:p>
          </table:table-cell>
        </table:table-row>
        <table:table-row table:style-name="ro1">
          <table:table-cell office:value-type="float" office:value="218880" calcext:value-type="float">
            <text:p>218880</text:p>
          </table:table-cell>
          <table:table-cell office:value-type="float" office:value="927" calcext:value-type="float">
            <text:p>927</text:p>
          </table:table-cell>
          <table:table-cell table:formula="of:=[.A814]/4096" office:value-type="float" office:value="53.4375" calcext:value-type="float">
            <text:p>53.4375</text:p>
          </table:table-cell>
          <table:table-cell table:formula="of:=[.B814]/4096" office:value-type="float" office:value="0.226318359375" calcext:value-type="float">
            <text:p>0.226318359375</text:p>
          </table:table-cell>
        </table:table-row>
        <table:table-row table:style-name="ro1">
          <table:table-cell office:value-type="float" office:value="219136" calcext:value-type="float">
            <text:p>219136</text:p>
          </table:table-cell>
          <table:table-cell office:value-type="float" office:value="932" calcext:value-type="float">
            <text:p>932</text:p>
          </table:table-cell>
          <table:table-cell table:formula="of:=[.A815]/4096" office:value-type="float" office:value="53.5" calcext:value-type="float">
            <text:p>53.5</text:p>
          </table:table-cell>
          <table:table-cell table:formula="of:=[.B815]/4096" office:value-type="float" office:value="0.2275390625" calcext:value-type="float">
            <text:p>0.2275390625</text:p>
          </table:table-cell>
        </table:table-row>
        <table:table-row table:style-name="ro1">
          <table:table-cell office:value-type="float" office:value="219392" calcext:value-type="float">
            <text:p>219392</text:p>
          </table:table-cell>
          <table:table-cell office:value-type="float" office:value="935" calcext:value-type="float">
            <text:p>935</text:p>
          </table:table-cell>
          <table:table-cell table:formula="of:=[.A816]/4096" office:value-type="float" office:value="53.5625" calcext:value-type="float">
            <text:p>53.5625</text:p>
          </table:table-cell>
          <table:table-cell table:formula="of:=[.B816]/4096" office:value-type="float" office:value="0.228271484375" calcext:value-type="float">
            <text:p>0.228271484375</text:p>
          </table:table-cell>
        </table:table-row>
        <table:table-row table:style-name="ro1">
          <table:table-cell office:value-type="float" office:value="219648" calcext:value-type="float">
            <text:p>219648</text:p>
          </table:table-cell>
          <table:table-cell office:value-type="float" office:value="935" calcext:value-type="float">
            <text:p>935</text:p>
          </table:table-cell>
          <table:table-cell table:formula="of:=[.A817]/4096" office:value-type="float" office:value="53.625" calcext:value-type="float">
            <text:p>53.625</text:p>
          </table:table-cell>
          <table:table-cell table:formula="of:=[.B817]/4096" office:value-type="float" office:value="0.228271484375" calcext:value-type="float">
            <text:p>0.228271484375</text:p>
          </table:table-cell>
        </table:table-row>
        <table:table-row table:style-name="ro1">
          <table:table-cell office:value-type="float" office:value="219904" calcext:value-type="float">
            <text:p>219904</text:p>
          </table:table-cell>
          <table:table-cell office:value-type="float" office:value="935" calcext:value-type="float">
            <text:p>935</text:p>
          </table:table-cell>
          <table:table-cell table:formula="of:=[.A818]/4096" office:value-type="float" office:value="53.6875" calcext:value-type="float">
            <text:p>53.6875</text:p>
          </table:table-cell>
          <table:table-cell table:formula="of:=[.B818]/4096" office:value-type="float" office:value="0.228271484375" calcext:value-type="float">
            <text:p>0.228271484375</text:p>
          </table:table-cell>
        </table:table-row>
        <table:table-row table:style-name="ro1">
          <table:table-cell office:value-type="float" office:value="220160" calcext:value-type="float">
            <text:p>220160</text:p>
          </table:table-cell>
          <table:table-cell office:value-type="float" office:value="933" calcext:value-type="float">
            <text:p>933</text:p>
          </table:table-cell>
          <table:table-cell table:formula="of:=[.A819]/4096" office:value-type="float" office:value="53.75" calcext:value-type="float">
            <text:p>53.75</text:p>
          </table:table-cell>
          <table:table-cell table:formula="of:=[.B819]/4096" office:value-type="float" office:value="0.227783203125" calcext:value-type="float">
            <text:p>0.227783203125</text:p>
          </table:table-cell>
        </table:table-row>
        <table:table-row table:style-name="ro1">
          <table:table-cell office:value-type="float" office:value="220416" calcext:value-type="float">
            <text:p>220416</text:p>
          </table:table-cell>
          <table:table-cell office:value-type="float" office:value="929" calcext:value-type="float">
            <text:p>929</text:p>
          </table:table-cell>
          <table:table-cell table:formula="of:=[.A820]/4096" office:value-type="float" office:value="53.8125" calcext:value-type="float">
            <text:p>53.8125</text:p>
          </table:table-cell>
          <table:table-cell table:formula="of:=[.B820]/4096" office:value-type="float" office:value="0.226806640625" calcext:value-type="float">
            <text:p>0.226806640625</text:p>
          </table:table-cell>
        </table:table-row>
        <table:table-row table:style-name="ro1">
          <table:table-cell office:value-type="float" office:value="220672" calcext:value-type="float">
            <text:p>220672</text:p>
          </table:table-cell>
          <table:table-cell office:value-type="float" office:value="922" calcext:value-type="float">
            <text:p>922</text:p>
          </table:table-cell>
          <table:table-cell table:formula="of:=[.A821]/4096" office:value-type="float" office:value="53.875" calcext:value-type="float">
            <text:p>53.875</text:p>
          </table:table-cell>
          <table:table-cell table:formula="of:=[.B821]/4096" office:value-type="float" office:value="0.22509765625" calcext:value-type="float">
            <text:p>0.22509765625</text:p>
          </table:table-cell>
        </table:table-row>
        <table:table-row table:style-name="ro1">
          <table:table-cell office:value-type="float" office:value="220928" calcext:value-type="float">
            <text:p>220928</text:p>
          </table:table-cell>
          <table:table-cell office:value-type="float" office:value="913" calcext:value-type="float">
            <text:p>913</text:p>
          </table:table-cell>
          <table:table-cell table:formula="of:=[.A822]/4096" office:value-type="float" office:value="53.9375" calcext:value-type="float">
            <text:p>53.9375</text:p>
          </table:table-cell>
          <table:table-cell table:formula="of:=[.B822]/4096" office:value-type="float" office:value="0.222900390625" calcext:value-type="float">
            <text:p>0.222900390625</text:p>
          </table:table-cell>
        </table:table-row>
        <table:table-row table:style-name="ro1">
          <table:table-cell office:value-type="float" office:value="221184" calcext:value-type="float">
            <text:p>221184</text:p>
          </table:table-cell>
          <table:table-cell office:value-type="float" office:value="901" calcext:value-type="float">
            <text:p>901</text:p>
          </table:table-cell>
          <table:table-cell table:formula="of:=[.A823]/4096" office:value-type="float" office:value="54" calcext:value-type="float">
            <text:p>54</text:p>
          </table:table-cell>
          <table:table-cell table:formula="of:=[.B823]/4096" office:value-type="float" office:value="0.219970703125" calcext:value-type="float">
            <text:p>0.219970703125</text:p>
          </table:table-cell>
        </table:table-row>
        <table:table-row table:style-name="ro1">
          <table:table-cell office:value-type="float" office:value="221440" calcext:value-type="float">
            <text:p>221440</text:p>
          </table:table-cell>
          <table:table-cell office:value-type="float" office:value="887" calcext:value-type="float">
            <text:p>887</text:p>
          </table:table-cell>
          <table:table-cell table:formula="of:=[.A824]/4096" office:value-type="float" office:value="54.0625" calcext:value-type="float">
            <text:p>54.0625</text:p>
          </table:table-cell>
          <table:table-cell table:formula="of:=[.B824]/4096" office:value-type="float" office:value="0.216552734375" calcext:value-type="float">
            <text:p>0.216552734375</text:p>
          </table:table-cell>
        </table:table-row>
        <table:table-row table:style-name="ro1">
          <table:table-cell office:value-type="float" office:value="221696" calcext:value-type="float">
            <text:p>221696</text:p>
          </table:table-cell>
          <table:table-cell office:value-type="float" office:value="870" calcext:value-type="float">
            <text:p>870</text:p>
          </table:table-cell>
          <table:table-cell table:formula="of:=[.A825]/4096" office:value-type="float" office:value="54.125" calcext:value-type="float">
            <text:p>54.125</text:p>
          </table:table-cell>
          <table:table-cell table:formula="of:=[.B825]/4096" office:value-type="float" office:value="0.21240234375" calcext:value-type="float">
            <text:p>0.21240234375</text:p>
          </table:table-cell>
        </table:table-row>
        <table:table-row table:style-name="ro1">
          <table:table-cell office:value-type="float" office:value="221952" calcext:value-type="float">
            <text:p>221952</text:p>
          </table:table-cell>
          <table:table-cell office:value-type="float" office:value="851" calcext:value-type="float">
            <text:p>851</text:p>
          </table:table-cell>
          <table:table-cell table:formula="of:=[.A826]/4096" office:value-type="float" office:value="54.1875" calcext:value-type="float">
            <text:p>54.1875</text:p>
          </table:table-cell>
          <table:table-cell table:formula="of:=[.B826]/4096" office:value-type="float" office:value="0.207763671875" calcext:value-type="float">
            <text:p>0.207763671875</text:p>
          </table:table-cell>
        </table:table-row>
        <table:table-row table:style-name="ro1">
          <table:table-cell office:value-type="float" office:value="222208" calcext:value-type="float">
            <text:p>222208</text:p>
          </table:table-cell>
          <table:table-cell office:value-type="float" office:value="829" calcext:value-type="float">
            <text:p>829</text:p>
          </table:table-cell>
          <table:table-cell table:formula="of:=[.A827]/4096" office:value-type="float" office:value="54.25" calcext:value-type="float">
            <text:p>54.25</text:p>
          </table:table-cell>
          <table:table-cell table:formula="of:=[.B827]/4096" office:value-type="float" office:value="0.202392578125" calcext:value-type="float">
            <text:p>0.202392578125</text:p>
          </table:table-cell>
        </table:table-row>
        <table:table-row table:style-name="ro1">
          <table:table-cell office:value-type="float" office:value="222464" calcext:value-type="float">
            <text:p>222464</text:p>
          </table:table-cell>
          <table:table-cell office:value-type="float" office:value="805" calcext:value-type="float">
            <text:p>805</text:p>
          </table:table-cell>
          <table:table-cell table:formula="of:=[.A828]/4096" office:value-type="float" office:value="54.3125" calcext:value-type="float">
            <text:p>54.3125</text:p>
          </table:table-cell>
          <table:table-cell table:formula="of:=[.B828]/4096" office:value-type="float" office:value="0.196533203125" calcext:value-type="float">
            <text:p>0.196533203125</text:p>
          </table:table-cell>
        </table:table-row>
        <table:table-row table:style-name="ro1">
          <table:table-cell office:value-type="float" office:value="222720" calcext:value-type="float">
            <text:p>222720</text:p>
          </table:table-cell>
          <table:table-cell office:value-type="float" office:value="779" calcext:value-type="float">
            <text:p>779</text:p>
          </table:table-cell>
          <table:table-cell table:formula="of:=[.A829]/4096" office:value-type="float" office:value="54.375" calcext:value-type="float">
            <text:p>54.375</text:p>
          </table:table-cell>
          <table:table-cell table:formula="of:=[.B829]/4096" office:value-type="float" office:value="0.190185546875" calcext:value-type="float">
            <text:p>0.190185546875</text:p>
          </table:table-cell>
        </table:table-row>
        <table:table-row table:style-name="ro1">
          <table:table-cell office:value-type="float" office:value="222976" calcext:value-type="float">
            <text:p>222976</text:p>
          </table:table-cell>
          <table:table-cell office:value-type="float" office:value="750" calcext:value-type="float">
            <text:p>750</text:p>
          </table:table-cell>
          <table:table-cell table:formula="of:=[.A830]/4096" office:value-type="float" office:value="54.4375" calcext:value-type="float">
            <text:p>54.4375</text:p>
          </table:table-cell>
          <table:table-cell table:formula="of:=[.B830]/4096" office:value-type="float" office:value="0.18310546875" calcext:value-type="float">
            <text:p>0.18310546875</text:p>
          </table:table-cell>
        </table:table-row>
        <table:table-row table:style-name="ro1">
          <table:table-cell office:value-type="float" office:value="223232" calcext:value-type="float">
            <text:p>223232</text:p>
          </table:table-cell>
          <table:table-cell office:value-type="float" office:value="719" calcext:value-type="float">
            <text:p>719</text:p>
          </table:table-cell>
          <table:table-cell table:formula="of:=[.A831]/4096" office:value-type="float" office:value="54.5" calcext:value-type="float">
            <text:p>54.5</text:p>
          </table:table-cell>
          <table:table-cell table:formula="of:=[.B831]/4096" office:value-type="float" office:value="0.175537109375" calcext:value-type="float">
            <text:p>0.175537109375</text:p>
          </table:table-cell>
        </table:table-row>
        <table:table-row table:style-name="ro1">
          <table:table-cell office:value-type="float" office:value="223488" calcext:value-type="float">
            <text:p>223488</text:p>
          </table:table-cell>
          <table:table-cell office:value-type="float" office:value="685" calcext:value-type="float">
            <text:p>685</text:p>
          </table:table-cell>
          <table:table-cell table:formula="of:=[.A832]/4096" office:value-type="float" office:value="54.5625" calcext:value-type="float">
            <text:p>54.5625</text:p>
          </table:table-cell>
          <table:table-cell table:formula="of:=[.B832]/4096" office:value-type="float" office:value="0.167236328125" calcext:value-type="float">
            <text:p>0.167236328125</text:p>
          </table:table-cell>
        </table:table-row>
        <table:table-row table:style-name="ro1">
          <table:table-cell office:value-type="float" office:value="223744" calcext:value-type="float">
            <text:p>223744</text:p>
          </table:table-cell>
          <table:table-cell office:value-type="float" office:value="649" calcext:value-type="float">
            <text:p>649</text:p>
          </table:table-cell>
          <table:table-cell table:formula="of:=[.A833]/4096" office:value-type="float" office:value="54.625" calcext:value-type="float">
            <text:p>54.625</text:p>
          </table:table-cell>
          <table:table-cell table:formula="of:=[.B833]/4096" office:value-type="float" office:value="0.158447265625" calcext:value-type="float">
            <text:p>0.158447265625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610" calcext:value-type="float">
            <text:p>610</text:p>
          </table:table-cell>
          <table:table-cell table:formula="of:=[.A834]/4096" office:value-type="float" office:value="54.6875" calcext:value-type="float">
            <text:p>54.6875</text:p>
          </table:table-cell>
          <table:table-cell table:formula="of:=[.B834]/4096" office:value-type="float" office:value="0.14892578125" calcext:value-type="float">
            <text:p>0.14892578125</text:p>
          </table:table-cell>
        </table:table-row>
        <table:table-row table:style-name="ro1">
          <table:table-cell office:value-type="float" office:value="224256" calcext:value-type="float">
            <text:p>224256</text:p>
          </table:table-cell>
          <table:table-cell office:value-type="float" office:value="569" calcext:value-type="float">
            <text:p>569</text:p>
          </table:table-cell>
          <table:table-cell table:formula="of:=[.A835]/4096" office:value-type="float" office:value="54.75" calcext:value-type="float">
            <text:p>54.75</text:p>
          </table:table-cell>
          <table:table-cell table:formula="of:=[.B835]/4096" office:value-type="float" office:value="0.138916015625" calcext:value-type="float">
            <text:p>0.138916015625</text:p>
          </table:table-cell>
        </table:table-row>
        <table:table-row table:style-name="ro1">
          <table:table-cell office:value-type="float" office:value="224512" calcext:value-type="float">
            <text:p>224512</text:p>
          </table:table-cell>
          <table:table-cell office:value-type="float" office:value="525" calcext:value-type="float">
            <text:p>525</text:p>
          </table:table-cell>
          <table:table-cell table:formula="of:=[.A836]/4096" office:value-type="float" office:value="54.8125" calcext:value-type="float">
            <text:p>54.8125</text:p>
          </table:table-cell>
          <table:table-cell table:formula="of:=[.B836]/4096" office:value-type="float" office:value="0.128173828125" calcext:value-type="float">
            <text:p>0.128173828125</text:p>
          </table:table-cell>
        </table:table-row>
        <table:table-row table:style-name="ro1">
          <table:table-cell office:value-type="float" office:value="224768" calcext:value-type="float">
            <text:p>224768</text:p>
          </table:table-cell>
          <table:table-cell office:value-type="float" office:value="479" calcext:value-type="float">
            <text:p>479</text:p>
          </table:table-cell>
          <table:table-cell table:formula="of:=[.A837]/4096" office:value-type="float" office:value="54.875" calcext:value-type="float">
            <text:p>54.875</text:p>
          </table:table-cell>
          <table:table-cell table:formula="of:=[.B837]/4096" office:value-type="float" office:value="0.116943359375" calcext:value-type="float">
            <text:p>0.116943359375</text:p>
          </table:table-cell>
        </table:table-row>
        <table:table-row table:style-name="ro1">
          <table:table-cell office:value-type="float" office:value="225024" calcext:value-type="float">
            <text:p>225024</text:p>
          </table:table-cell>
          <table:table-cell office:value-type="float" office:value="430" calcext:value-type="float">
            <text:p>430</text:p>
          </table:table-cell>
          <table:table-cell table:formula="of:=[.A838]/4096" office:value-type="float" office:value="54.9375" calcext:value-type="float">
            <text:p>54.9375</text:p>
          </table:table-cell>
          <table:table-cell table:formula="of:=[.B838]/4096" office:value-type="float" office:value="0.10498046875" calcext:value-type="float">
            <text:p>0.10498046875</text:p>
          </table:table-cell>
        </table:table-row>
        <table:table-row table:style-name="ro1">
          <table:table-cell office:value-type="float" office:value="225280" calcext:value-type="float">
            <text:p>225280</text:p>
          </table:table-cell>
          <table:table-cell office:value-type="float" office:value="379" calcext:value-type="float">
            <text:p>379</text:p>
          </table:table-cell>
          <table:table-cell table:formula="of:=[.A839]/4096" office:value-type="float" office:value="55" calcext:value-type="float">
            <text:p>55</text:p>
          </table:table-cell>
          <table:table-cell table:formula="of:=[.B839]/4096" office:value-type="float" office:value="0.092529296875" calcext:value-type="float">
            <text:p>0.092529296875</text:p>
          </table:table-cell>
        </table:table-row>
        <table:table-row table:style-name="ro1">
          <table:table-cell office:value-type="float" office:value="225536" calcext:value-type="float">
            <text:p>225536</text:p>
          </table:table-cell>
          <table:table-cell office:value-type="float" office:value="326" calcext:value-type="float">
            <text:p>326</text:p>
          </table:table-cell>
          <table:table-cell table:formula="of:=[.A840]/4096" office:value-type="float" office:value="55.0625" calcext:value-type="float">
            <text:p>55.0625</text:p>
          </table:table-cell>
          <table:table-cell table:formula="of:=[.B840]/4096" office:value-type="float" office:value="0.07958984375" calcext:value-type="float">
            <text:p>0.07958984375</text:p>
          </table:table-cell>
        </table:table-row>
        <table:table-row table:style-name="ro1">
          <table:table-cell office:value-type="float" office:value="225792" calcext:value-type="float">
            <text:p>225792</text:p>
          </table:table-cell>
          <table:table-cell office:value-type="float" office:value="270" calcext:value-type="float">
            <text:p>270</text:p>
          </table:table-cell>
          <table:table-cell table:formula="of:=[.A841]/4096" office:value-type="float" office:value="55.125" calcext:value-type="float">
            <text:p>55.125</text:p>
          </table:table-cell>
          <table:table-cell table:formula="of:=[.B841]/4096" office:value-type="float" office:value="0.06591796875" calcext:value-type="float">
            <text:p>0.06591796875</text:p>
          </table:table-cell>
        </table:table-row>
        <table:table-row table:style-name="ro1">
          <table:table-cell office:value-type="float" office:value="226048" calcext:value-type="float">
            <text:p>226048</text:p>
          </table:table-cell>
          <table:table-cell office:value-type="float" office:value="212" calcext:value-type="float">
            <text:p>212</text:p>
          </table:table-cell>
          <table:table-cell table:formula="of:=[.A842]/4096" office:value-type="float" office:value="55.1875" calcext:value-type="float">
            <text:p>55.1875</text:p>
          </table:table-cell>
          <table:table-cell table:formula="of:=[.B842]/4096" office:value-type="float" office:value="0.0517578125" calcext:value-type="float">
            <text:p>0.0517578125</text:p>
          </table:table-cell>
        </table:table-row>
        <table:table-row table:style-name="ro1">
          <table:table-cell office:value-type="float" office:value="226304" calcext:value-type="float">
            <text:p>226304</text:p>
          </table:table-cell>
          <table:table-cell office:value-type="float" office:value="151" calcext:value-type="float">
            <text:p>151</text:p>
          </table:table-cell>
          <table:table-cell table:formula="of:=[.A843]/4096" office:value-type="float" office:value="55.25" calcext:value-type="float">
            <text:p>55.25</text:p>
          </table:table-cell>
          <table:table-cell table:formula="of:=[.B843]/4096" office:value-type="float" office:value="0.036865234375" calcext:value-type="float">
            <text:p>0.036865234375</text:p>
          </table:table-cell>
        </table:table-row>
        <table:table-row table:style-name="ro1">
          <table:table-cell office:value-type="float" office:value="226560" calcext:value-type="float">
            <text:p>226560</text:p>
          </table:table-cell>
          <table:table-cell office:value-type="float" office:value="88" calcext:value-type="float">
            <text:p>88</text:p>
          </table:table-cell>
          <table:table-cell table:formula="of:=[.A844]/4096" office:value-type="float" office:value="55.3125" calcext:value-type="float">
            <text:p>55.3125</text:p>
          </table:table-cell>
          <table:table-cell table:formula="of:=[.B844]/4096" office:value-type="float" office:value="0.021484375" calcext:value-type="float">
            <text:p>0.021484375</text:p>
          </table:table-cell>
        </table:table-row>
        <table:table-row table:style-name="ro1">
          <table:table-cell office:value-type="float" office:value="226816" calcext:value-type="float">
            <text:p>226816</text:p>
          </table:table-cell>
          <table:table-cell office:value-type="float" office:value="22" calcext:value-type="float">
            <text:p>22</text:p>
          </table:table-cell>
          <table:table-cell table:formula="of:=[.A845]/4096" office:value-type="float" office:value="55.375" calcext:value-type="float">
            <text:p>55.375</text:p>
          </table:table-cell>
          <table:table-cell table:formula="of:=[.B845]/4096" office:value-type="float" office:value="0.00537109375" calcext:value-type="float">
            <text:p>0.00537109375</text:p>
          </table:table-cell>
        </table:table-row>
        <table:table-row table:style-name="ro1">
          <table:table-cell office:value-type="float" office:value="227072" calcext:value-type="float">
            <text:p>227072</text:p>
          </table:table-cell>
          <table:table-cell office:value-type="float" office:value="0" calcext:value-type="float">
            <text:p>0</text:p>
          </table:table-cell>
          <table:table-cell table:formula="of:=[.A846]/4096" office:value-type="float" office:value="55.4375" calcext:value-type="float">
            <text:p>55.4375</text:p>
          </table:table-cell>
          <table:table-cell table:formula="of:=[.B84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20" calcext:value-type="float">
            <text:p>229120</text:p>
          </table:table-cell>
          <table:table-cell office:value-type="float" office:value="0" calcext:value-type="float">
            <text:p>0</text:p>
          </table:table-cell>
          <table:table-cell table:formula="of:=[.A847]/4096" office:value-type="float" office:value="55.9375" calcext:value-type="float">
            <text:p>55.9375</text:p>
          </table:table-cell>
          <table:table-cell table:formula="of:=[.B84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76" calcext:value-type="float">
            <text:p>229376</text:p>
          </table:table-cell>
          <table:table-cell office:value-type="float" office:value="53" calcext:value-type="float">
            <text:p>53</text:p>
          </table:table-cell>
          <table:table-cell table:formula="of:=[.A848]/4096" office:value-type="float" office:value="56" calcext:value-type="float">
            <text:p>56</text:p>
          </table:table-cell>
          <table:table-cell table:formula="of:=[.B848]/4096" office:value-type="float" office:value="0.012939453125" calcext:value-type="float">
            <text:p>0.012939453125</text:p>
          </table:table-cell>
        </table:table-row>
        <table:table-row table:style-name="ro1">
          <table:table-cell office:value-type="float" office:value="229632" calcext:value-type="float">
            <text:p>229632</text:p>
          </table:table-cell>
          <table:table-cell office:value-type="float" office:value="104" calcext:value-type="float">
            <text:p>104</text:p>
          </table:table-cell>
          <table:table-cell table:formula="of:=[.A849]/4096" office:value-type="float" office:value="56.0625" calcext:value-type="float">
            <text:p>56.0625</text:p>
          </table:table-cell>
          <table:table-cell table:formula="of:=[.B849]/4096" office:value-type="float" office:value="0.025390625" calcext:value-type="float">
            <text:p>0.025390625</text:p>
          </table:table-cell>
        </table:table-row>
        <table:table-row table:style-name="ro1">
          <table:table-cell office:value-type="float" office:value="229888" calcext:value-type="float">
            <text:p>229888</text:p>
          </table:table-cell>
          <table:table-cell office:value-type="float" office:value="152" calcext:value-type="float">
            <text:p>152</text:p>
          </table:table-cell>
          <table:table-cell table:formula="of:=[.A850]/4096" office:value-type="float" office:value="56.125" calcext:value-type="float">
            <text:p>56.125</text:p>
          </table:table-cell>
          <table:table-cell table:formula="of:=[.B850]/4096" office:value-type="float" office:value="0.037109375" calcext:value-type="float">
            <text:p>0.037109375</text:p>
          </table:table-cell>
        </table:table-row>
        <table:table-row table:style-name="ro1">
          <table:table-cell office:value-type="float" office:value="230144" calcext:value-type="float">
            <text:p>230144</text:p>
          </table:table-cell>
          <table:table-cell office:value-type="float" office:value="198" calcext:value-type="float">
            <text:p>198</text:p>
          </table:table-cell>
          <table:table-cell table:formula="of:=[.A851]/4096" office:value-type="float" office:value="56.1875" calcext:value-type="float">
            <text:p>56.1875</text:p>
          </table:table-cell>
          <table:table-cell table:formula="of:=[.B851]/4096" office:value-type="float" office:value="0.04833984375" calcext:value-type="float">
            <text:p>0.04833984375</text:p>
          </table:table-cell>
        </table:table-row>
        <table:table-row table:style-name="ro1">
          <table:table-cell office:value-type="float" office:value="230400" calcext:value-type="float">
            <text:p>230400</text:p>
          </table:table-cell>
          <table:table-cell office:value-type="float" office:value="241" calcext:value-type="float">
            <text:p>241</text:p>
          </table:table-cell>
          <table:table-cell table:formula="of:=[.A852]/4096" office:value-type="float" office:value="56.25" calcext:value-type="float">
            <text:p>56.25</text:p>
          </table:table-cell>
          <table:table-cell table:formula="of:=[.B852]/4096" office:value-type="float" office:value="0.058837890625" calcext:value-type="float">
            <text:p>0.058837890625</text:p>
          </table:table-cell>
        </table:table-row>
        <table:table-row table:style-name="ro1">
          <table:table-cell office:value-type="float" office:value="230656" calcext:value-type="float">
            <text:p>230656</text:p>
          </table:table-cell>
          <table:table-cell office:value-type="float" office:value="282" calcext:value-type="float">
            <text:p>282</text:p>
          </table:table-cell>
          <table:table-cell table:formula="of:=[.A853]/4096" office:value-type="float" office:value="56.3125" calcext:value-type="float">
            <text:p>56.3125</text:p>
          </table:table-cell>
          <table:table-cell table:formula="of:=[.B853]/4096" office:value-type="float" office:value="0.06884765625" calcext:value-type="float">
            <text:p>0.06884765625</text:p>
          </table:table-cell>
        </table:table-row>
        <table:table-row table:style-name="ro1">
          <table:table-cell office:value-type="float" office:value="230912" calcext:value-type="float">
            <text:p>230912</text:p>
          </table:table-cell>
          <table:table-cell office:value-type="float" office:value="320" calcext:value-type="float">
            <text:p>320</text:p>
          </table:table-cell>
          <table:table-cell table:formula="of:=[.A854]/4096" office:value-type="float" office:value="56.375" calcext:value-type="float">
            <text:p>56.375</text:p>
          </table:table-cell>
          <table:table-cell table:formula="of:=[.B854]/4096"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231168" calcext:value-type="float">
            <text:p>231168</text:p>
          </table:table-cell>
          <table:table-cell office:value-type="float" office:value="356" calcext:value-type="float">
            <text:p>356</text:p>
          </table:table-cell>
          <table:table-cell table:formula="of:=[.A855]/4096" office:value-type="float" office:value="56.4375" calcext:value-type="float">
            <text:p>56.4375</text:p>
          </table:table-cell>
          <table:table-cell table:formula="of:=[.B855]/4096" office:value-type="float" office:value="0.0869140625" calcext:value-type="float">
            <text:p>0.0869140625</text:p>
          </table:table-cell>
        </table:table-row>
        <table:table-row table:style-name="ro1">
          <table:table-cell office:value-type="float" office:value="231424" calcext:value-type="float">
            <text:p>231424</text:p>
          </table:table-cell>
          <table:table-cell office:value-type="float" office:value="389" calcext:value-type="float">
            <text:p>389</text:p>
          </table:table-cell>
          <table:table-cell table:formula="of:=[.A856]/4096" office:value-type="float" office:value="56.5" calcext:value-type="float">
            <text:p>56.5</text:p>
          </table:table-cell>
          <table:table-cell table:formula="of:=[.B856]/4096" office:value-type="float" office:value="0.094970703125" calcext:value-type="float">
            <text:p>0.094970703125</text:p>
          </table:table-cell>
        </table:table-row>
        <table:table-row table:style-name="ro1">
          <table:table-cell office:value-type="float" office:value="231680" calcext:value-type="float">
            <text:p>231680</text:p>
          </table:table-cell>
          <table:table-cell office:value-type="float" office:value="420" calcext:value-type="float">
            <text:p>420</text:p>
          </table:table-cell>
          <table:table-cell table:formula="of:=[.A857]/4096" office:value-type="float" office:value="56.5625" calcext:value-type="float">
            <text:p>56.5625</text:p>
          </table:table-cell>
          <table:table-cell table:formula="of:=[.B857]/4096" office:value-type="float" office:value="0.1025390625" calcext:value-type="float">
            <text:p>0.1025390625</text:p>
          </table:table-cell>
        </table:table-row>
        <table:table-row table:style-name="ro1">
          <table:table-cell office:value-type="float" office:value="231936" calcext:value-type="float">
            <text:p>231936</text:p>
          </table:table-cell>
          <table:table-cell office:value-type="float" office:value="449" calcext:value-type="float">
            <text:p>449</text:p>
          </table:table-cell>
          <table:table-cell table:formula="of:=[.A858]/4096" office:value-type="float" office:value="56.625" calcext:value-type="float">
            <text:p>56.625</text:p>
          </table:table-cell>
          <table:table-cell table:formula="of:=[.B858]/4096" office:value-type="float" office:value="0.109619140625" calcext:value-type="float">
            <text:p>0.109619140625</text:p>
          </table:table-cell>
        </table:table-row>
        <table:table-row table:style-name="ro1">
          <table:table-cell office:value-type="float" office:value="232192" calcext:value-type="float">
            <text:p>232192</text:p>
          </table:table-cell>
          <table:table-cell office:value-type="float" office:value="475" calcext:value-type="float">
            <text:p>475</text:p>
          </table:table-cell>
          <table:table-cell table:formula="of:=[.A859]/4096" office:value-type="float" office:value="56.6875" calcext:value-type="float">
            <text:p>56.6875</text:p>
          </table:table-cell>
          <table:table-cell table:formula="of:=[.B859]/4096" office:value-type="float" office:value="0.115966796875" calcext:value-type="float">
            <text:p>0.115966796875</text:p>
          </table:table-cell>
        </table:table-row>
        <table:table-row table:style-name="ro1">
          <table:table-cell office:value-type="float" office:value="232448" calcext:value-type="float">
            <text:p>232448</text:p>
          </table:table-cell>
          <table:table-cell office:value-type="float" office:value="499" calcext:value-type="float">
            <text:p>499</text:p>
          </table:table-cell>
          <table:table-cell table:formula="of:=[.A860]/4096" office:value-type="float" office:value="56.75" calcext:value-type="float">
            <text:p>56.75</text:p>
          </table:table-cell>
          <table:table-cell table:formula="of:=[.B860]/4096" office:value-type="float" office:value="0.121826171875" calcext:value-type="float">
            <text:p>0.121826171875</text:p>
          </table:table-cell>
        </table:table-row>
        <table:table-row table:style-name="ro1">
          <table:table-cell office:value-type="float" office:value="232704" calcext:value-type="float">
            <text:p>232704</text:p>
          </table:table-cell>
          <table:table-cell office:value-type="float" office:value="520" calcext:value-type="float">
            <text:p>520</text:p>
          </table:table-cell>
          <table:table-cell table:formula="of:=[.A861]/4096" office:value-type="float" office:value="56.8125" calcext:value-type="float">
            <text:p>56.8125</text:p>
          </table:table-cell>
          <table:table-cell table:formula="of:=[.B861]/4096" office:value-type="float" office:value="0.126953125" calcext:value-type="float">
            <text:p>0.126953125</text:p>
          </table:table-cell>
        </table:table-row>
        <table:table-row table:style-name="ro1">
          <table:table-cell office:value-type="float" office:value="232960" calcext:value-type="float">
            <text:p>232960</text:p>
          </table:table-cell>
          <table:table-cell office:value-type="float" office:value="539" calcext:value-type="float">
            <text:p>539</text:p>
          </table:table-cell>
          <table:table-cell table:formula="of:=[.A862]/4096" office:value-type="float" office:value="56.875" calcext:value-type="float">
            <text:p>56.875</text:p>
          </table:table-cell>
          <table:table-cell table:formula="of:=[.B862]/4096" office:value-type="float" office:value="0.131591796875" calcext:value-type="float">
            <text:p>0.131591796875</text:p>
          </table:table-cell>
        </table:table-row>
        <table:table-row table:style-name="ro1">
          <table:table-cell office:value-type="float" office:value="233216" calcext:value-type="float">
            <text:p>233216</text:p>
          </table:table-cell>
          <table:table-cell office:value-type="float" office:value="555" calcext:value-type="float">
            <text:p>555</text:p>
          </table:table-cell>
          <table:table-cell table:formula="of:=[.A863]/4096" office:value-type="float" office:value="56.9375" calcext:value-type="float">
            <text:p>56.9375</text:p>
          </table:table-cell>
          <table:table-cell table:formula="of:=[.B863]/4096" office:value-type="float" office:value="0.135498046875" calcext:value-type="float">
            <text:p>0.135498046875</text:p>
          </table:table-cell>
        </table:table-row>
        <table:table-row table:style-name="ro1">
          <table:table-cell office:value-type="float" office:value="233472" calcext:value-type="float">
            <text:p>233472</text:p>
          </table:table-cell>
          <table:table-cell office:value-type="float" office:value="569" calcext:value-type="float">
            <text:p>569</text:p>
          </table:table-cell>
          <table:table-cell table:formula="of:=[.A864]/4096" office:value-type="float" office:value="57" calcext:value-type="float">
            <text:p>57</text:p>
          </table:table-cell>
          <table:table-cell table:formula="of:=[.B864]/4096" office:value-type="float" office:value="0.138916015625" calcext:value-type="float">
            <text:p>0.138916015625</text:p>
          </table:table-cell>
        </table:table-row>
        <table:table-row table:style-name="ro1">
          <table:table-cell office:value-type="float" office:value="233728" calcext:value-type="float">
            <text:p>233728</text:p>
          </table:table-cell>
          <table:table-cell office:value-type="float" office:value="580" calcext:value-type="float">
            <text:p>580</text:p>
          </table:table-cell>
          <table:table-cell table:formula="of:=[.A865]/4096" office:value-type="float" office:value="57.0625" calcext:value-type="float">
            <text:p>57.0625</text:p>
          </table:table-cell>
          <table:table-cell table:formula="of:=[.B865]/4096" office:value-type="float" office:value="0.1416015625" calcext:value-type="float">
            <text:p>0.1416015625</text:p>
          </table:table-cell>
        </table:table-row>
        <table:table-row table:style-name="ro1">
          <table:table-cell office:value-type="float" office:value="233984" calcext:value-type="float">
            <text:p>233984</text:p>
          </table:table-cell>
          <table:table-cell office:value-type="float" office:value="589" calcext:value-type="float">
            <text:p>589</text:p>
          </table:table-cell>
          <table:table-cell table:formula="of:=[.A866]/4096" office:value-type="float" office:value="57.125" calcext:value-type="float">
            <text:p>57.125</text:p>
          </table:table-cell>
          <table:table-cell table:formula="of:=[.B866]/4096" office:value-type="float" office:value="0.143798828125" calcext:value-type="float">
            <text:p>0.143798828125</text:p>
          </table:table-cell>
        </table:table-row>
        <table:table-row table:style-name="ro1">
          <table:table-cell office:value-type="float" office:value="234240" calcext:value-type="float">
            <text:p>234240</text:p>
          </table:table-cell>
          <table:table-cell office:value-type="float" office:value="595" calcext:value-type="float">
            <text:p>595</text:p>
          </table:table-cell>
          <table:table-cell table:formula="of:=[.A867]/4096" office:value-type="float" office:value="57.1875" calcext:value-type="float">
            <text:p>57.1875</text:p>
          </table:table-cell>
          <table:table-cell table:formula="of:=[.B867]/4096" office:value-type="float" office:value="0.145263671875" calcext:value-type="float">
            <text:p>0.145263671875</text:p>
          </table:table-cell>
        </table:table-row>
        <table:table-row table:style-name="ro1">
          <table:table-cell office:value-type="float" office:value="234496" calcext:value-type="float">
            <text:p>234496</text:p>
          </table:table-cell>
          <table:table-cell office:value-type="float" office:value="599" calcext:value-type="float">
            <text:p>599</text:p>
          </table:table-cell>
          <table:table-cell table:formula="of:=[.A868]/4096" office:value-type="float" office:value="57.25" calcext:value-type="float">
            <text:p>57.25</text:p>
          </table:table-cell>
          <table:table-cell table:formula="of:=[.B868]/4096" office:value-type="float" office:value="0.146240234375" calcext:value-type="float">
            <text:p>0.146240234375</text:p>
          </table:table-cell>
        </table:table-row>
        <table:table-row table:style-name="ro1">
          <table:table-cell office:value-type="float" office:value="234752" calcext:value-type="float">
            <text:p>234752</text:p>
          </table:table-cell>
          <table:table-cell office:value-type="float" office:value="601" calcext:value-type="float">
            <text:p>601</text:p>
          </table:table-cell>
          <table:table-cell table:formula="of:=[.A869]/4096" office:value-type="float" office:value="57.3125" calcext:value-type="float">
            <text:p>57.3125</text:p>
          </table:table-cell>
          <table:table-cell table:formula="of:=[.B869]/4096" office:value-type="float" office:value="0.146728515625" calcext:value-type="float">
            <text:p>0.146728515625</text:p>
          </table:table-cell>
        </table:table-row>
        <table:table-row table:style-name="ro1">
          <table:table-cell office:value-type="float" office:value="235008" calcext:value-type="float">
            <text:p>235008</text:p>
          </table:table-cell>
          <table:table-cell office:value-type="float" office:value="601" calcext:value-type="float">
            <text:p>601</text:p>
          </table:table-cell>
          <table:table-cell table:formula="of:=[.A870]/4096" office:value-type="float" office:value="57.375" calcext:value-type="float">
            <text:p>57.375</text:p>
          </table:table-cell>
          <table:table-cell table:formula="of:=[.B870]/4096" office:value-type="float" office:value="0.146728515625" calcext:value-type="float">
            <text:p>0.146728515625</text:p>
          </table:table-cell>
        </table:table-row>
        <table:table-row table:style-name="ro1">
          <table:table-cell office:value-type="float" office:value="235264" calcext:value-type="float">
            <text:p>235264</text:p>
          </table:table-cell>
          <table:table-cell office:value-type="float" office:value="599" calcext:value-type="float">
            <text:p>599</text:p>
          </table:table-cell>
          <table:table-cell table:formula="of:=[.A871]/4096" office:value-type="float" office:value="57.4375" calcext:value-type="float">
            <text:p>57.4375</text:p>
          </table:table-cell>
          <table:table-cell table:formula="of:=[.B871]/4096" office:value-type="float" office:value="0.146240234375" calcext:value-type="float">
            <text:p>0.146240234375</text:p>
          </table:table-cell>
        </table:table-row>
        <table:table-row table:style-name="ro1">
          <table:table-cell office:value-type="float" office:value="235520" calcext:value-type="float">
            <text:p>235520</text:p>
          </table:table-cell>
          <table:table-cell office:value-type="float" office:value="595" calcext:value-type="float">
            <text:p>595</text:p>
          </table:table-cell>
          <table:table-cell table:formula="of:=[.A872]/4096" office:value-type="float" office:value="57.5" calcext:value-type="float">
            <text:p>57.5</text:p>
          </table:table-cell>
          <table:table-cell table:formula="of:=[.B872]/4096" office:value-type="float" office:value="0.145263671875" calcext:value-type="float">
            <text:p>0.145263671875</text:p>
          </table:table-cell>
        </table:table-row>
        <table:table-row table:style-name="ro1">
          <table:table-cell office:value-type="float" office:value="235776" calcext:value-type="float">
            <text:p>235776</text:p>
          </table:table-cell>
          <table:table-cell office:value-type="float" office:value="588" calcext:value-type="float">
            <text:p>588</text:p>
          </table:table-cell>
          <table:table-cell table:formula="of:=[.A873]/4096" office:value-type="float" office:value="57.5625" calcext:value-type="float">
            <text:p>57.5625</text:p>
          </table:table-cell>
          <table:table-cell table:formula="of:=[.B873]/4096" office:value-type="float" office:value="0.1435546875" calcext:value-type="float">
            <text:p>0.1435546875</text:p>
          </table:table-cell>
        </table:table-row>
        <table:table-row table:style-name="ro1">
          <table:table-cell office:value-type="float" office:value="236032" calcext:value-type="float">
            <text:p>236032</text:p>
          </table:table-cell>
          <table:table-cell office:value-type="float" office:value="579" calcext:value-type="float">
            <text:p>579</text:p>
          </table:table-cell>
          <table:table-cell table:formula="of:=[.A874]/4096" office:value-type="float" office:value="57.625" calcext:value-type="float">
            <text:p>57.625</text:p>
          </table:table-cell>
          <table:table-cell table:formula="of:=[.B874]/4096" office:value-type="float" office:value="0.141357421875" calcext:value-type="float">
            <text:p>0.141357421875</text:p>
          </table:table-cell>
        </table:table-row>
        <table:table-row table:style-name="ro1">
          <table:table-cell office:value-type="float" office:value="236288" calcext:value-type="float">
            <text:p>236288</text:p>
          </table:table-cell>
          <table:table-cell office:value-type="float" office:value="567" calcext:value-type="float">
            <text:p>567</text:p>
          </table:table-cell>
          <table:table-cell table:formula="of:=[.A875]/4096" office:value-type="float" office:value="57.6875" calcext:value-type="float">
            <text:p>57.6875</text:p>
          </table:table-cell>
          <table:table-cell table:formula="of:=[.B875]/4096" office:value-type="float" office:value="0.138427734375" calcext:value-type="float">
            <text:p>0.138427734375</text:p>
          </table:table-cell>
        </table:table-row>
        <table:table-row table:style-name="ro1">
          <table:table-cell office:value-type="float" office:value="236544" calcext:value-type="float">
            <text:p>236544</text:p>
          </table:table-cell>
          <table:table-cell office:value-type="float" office:value="553" calcext:value-type="float">
            <text:p>553</text:p>
          </table:table-cell>
          <table:table-cell table:formula="of:=[.A876]/4096" office:value-type="float" office:value="57.75" calcext:value-type="float">
            <text:p>57.75</text:p>
          </table:table-cell>
          <table:table-cell table:formula="of:=[.B876]/4096" office:value-type="float" office:value="0.135009765625" calcext:value-type="float">
            <text:p>0.135009765625</text:p>
          </table:table-cell>
        </table:table-row>
        <table:table-row table:style-name="ro1">
          <table:table-cell office:value-type="float" office:value="236800" calcext:value-type="float">
            <text:p>236800</text:p>
          </table:table-cell>
          <table:table-cell office:value-type="float" office:value="536" calcext:value-type="float">
            <text:p>536</text:p>
          </table:table-cell>
          <table:table-cell table:formula="of:=[.A877]/4096" office:value-type="float" office:value="57.8125" calcext:value-type="float">
            <text:p>57.8125</text:p>
          </table:table-cell>
          <table:table-cell table:formula="of:=[.B877]/4096" office:value-type="float" office:value="0.130859375" calcext:value-type="float">
            <text:p>0.130859375</text:p>
          </table:table-cell>
        </table:table-row>
        <table:table-row table:style-name="ro1">
          <table:table-cell office:value-type="float" office:value="237056" calcext:value-type="float">
            <text:p>237056</text:p>
          </table:table-cell>
          <table:table-cell office:value-type="float" office:value="517" calcext:value-type="float">
            <text:p>517</text:p>
          </table:table-cell>
          <table:table-cell table:formula="of:=[.A878]/4096" office:value-type="float" office:value="57.875" calcext:value-type="float">
            <text:p>57.875</text:p>
          </table:table-cell>
          <table:table-cell table:formula="of:=[.B878]/4096" office:value-type="float" office:value="0.126220703125" calcext:value-type="float">
            <text:p>0.126220703125</text:p>
          </table:table-cell>
        </table:table-row>
        <table:table-row table:style-name="ro1">
          <table:table-cell office:value-type="float" office:value="237312" calcext:value-type="float">
            <text:p>237312</text:p>
          </table:table-cell>
          <table:table-cell office:value-type="float" office:value="495" calcext:value-type="float">
            <text:p>495</text:p>
          </table:table-cell>
          <table:table-cell table:formula="of:=[.A879]/4096" office:value-type="float" office:value="57.9375" calcext:value-type="float">
            <text:p>57.9375</text:p>
          </table:table-cell>
          <table:table-cell table:formula="of:=[.B879]/4096" office:value-type="float" office:value="0.120849609375" calcext:value-type="float">
            <text:p>0.120849609375</text:p>
          </table:table-cell>
        </table:table-row>
        <table:table-row table:style-name="ro1">
          <table:table-cell office:value-type="float" office:value="237568" calcext:value-type="float">
            <text:p>237568</text:p>
          </table:table-cell>
          <table:table-cell office:value-type="float" office:value="471" calcext:value-type="float">
            <text:p>471</text:p>
          </table:table-cell>
          <table:table-cell table:formula="of:=[.A880]/4096" office:value-type="float" office:value="58" calcext:value-type="float">
            <text:p>58</text:p>
          </table:table-cell>
          <table:table-cell table:formula="of:=[.B880]/4096" office:value-type="float" office:value="0.114990234375" calcext:value-type="float">
            <text:p>0.114990234375</text:p>
          </table:table-cell>
        </table:table-row>
        <table:table-row table:style-name="ro1">
          <table:table-cell office:value-type="float" office:value="237824" calcext:value-type="float">
            <text:p>237824</text:p>
          </table:table-cell>
          <table:table-cell office:value-type="float" office:value="445" calcext:value-type="float">
            <text:p>445</text:p>
          </table:table-cell>
          <table:table-cell table:formula="of:=[.A881]/4096" office:value-type="float" office:value="58.0625" calcext:value-type="float">
            <text:p>58.0625</text:p>
          </table:table-cell>
          <table:table-cell table:formula="of:=[.B881]/4096" office:value-type="float" office:value="0.108642578125" calcext:value-type="float">
            <text:p>0.108642578125</text:p>
          </table:table-cell>
        </table:table-row>
        <table:table-row table:style-name="ro1">
          <table:table-cell office:value-type="float" office:value="238080" calcext:value-type="float">
            <text:p>238080</text:p>
          </table:table-cell>
          <table:table-cell office:value-type="float" office:value="416" calcext:value-type="float">
            <text:p>416</text:p>
          </table:table-cell>
          <table:table-cell table:formula="of:=[.A882]/4096" office:value-type="float" office:value="58.125" calcext:value-type="float">
            <text:p>58.125</text:p>
          </table:table-cell>
          <table:table-cell table:formula="of:=[.B882]/4096" office:value-type="float" office:value="0.1015625" calcext:value-type="float">
            <text:p>0.1015625</text:p>
          </table:table-cell>
        </table:table-row>
        <table:table-row table:style-name="ro1">
          <table:table-cell office:value-type="float" office:value="238336" calcext:value-type="float">
            <text:p>238336</text:p>
          </table:table-cell>
          <table:table-cell office:value-type="float" office:value="385" calcext:value-type="float">
            <text:p>385</text:p>
          </table:table-cell>
          <table:table-cell table:formula="of:=[.A883]/4096" office:value-type="float" office:value="58.1875" calcext:value-type="float">
            <text:p>58.1875</text:p>
          </table:table-cell>
          <table:table-cell table:formula="of:=[.B883]/4096" office:value-type="float" office:value="0.093994140625" calcext:value-type="float">
            <text:p>0.093994140625</text:p>
          </table:table-cell>
        </table:table-row>
        <table:table-row table:style-name="ro1">
          <table:table-cell office:value-type="float" office:value="238592" calcext:value-type="float">
            <text:p>238592</text:p>
          </table:table-cell>
          <table:table-cell office:value-type="float" office:value="351" calcext:value-type="float">
            <text:p>351</text:p>
          </table:table-cell>
          <table:table-cell table:formula="of:=[.A884]/4096" office:value-type="float" office:value="58.25" calcext:value-type="float">
            <text:p>58.25</text:p>
          </table:table-cell>
          <table:table-cell table:formula="of:=[.B884]/4096" office:value-type="float" office:value="0.085693359375" calcext:value-type="float">
            <text:p>0.085693359375</text:p>
          </table:table-cell>
        </table:table-row>
        <table:table-row table:style-name="ro1">
          <table:table-cell office:value-type="float" office:value="238848" calcext:value-type="float">
            <text:p>238848</text:p>
          </table:table-cell>
          <table:table-cell office:value-type="float" office:value="315" calcext:value-type="float">
            <text:p>315</text:p>
          </table:table-cell>
          <table:table-cell table:formula="of:=[.A885]/4096" office:value-type="float" office:value="58.3125" calcext:value-type="float">
            <text:p>58.3125</text:p>
          </table:table-cell>
          <table:table-cell table:formula="of:=[.B885]/4096" office:value-type="float" office:value="0.076904296875" calcext:value-type="float">
            <text:p>0.076904296875</text:p>
          </table:table-cell>
        </table:table-row>
        <table:table-row table:style-name="ro1">
          <table:table-cell office:value-type="float" office:value="239104" calcext:value-type="float">
            <text:p>239104</text:p>
          </table:table-cell>
          <table:table-cell office:value-type="float" office:value="276" calcext:value-type="float">
            <text:p>276</text:p>
          </table:table-cell>
          <table:table-cell table:formula="of:=[.A886]/4096" office:value-type="float" office:value="58.375" calcext:value-type="float">
            <text:p>58.375</text:p>
          </table:table-cell>
          <table:table-cell table:formula="of:=[.B886]/4096" office:value-type="float" office:value="0.0673828125" calcext:value-type="float">
            <text:p>0.0673828125</text:p>
          </table:table-cell>
        </table:table-row>
        <table:table-row table:style-name="ro1">
          <table:table-cell office:value-type="float" office:value="239360" calcext:value-type="float">
            <text:p>239360</text:p>
          </table:table-cell>
          <table:table-cell office:value-type="float" office:value="235" calcext:value-type="float">
            <text:p>235</text:p>
          </table:table-cell>
          <table:table-cell table:formula="of:=[.A887]/4096" office:value-type="float" office:value="58.4375" calcext:value-type="float">
            <text:p>58.4375</text:p>
          </table:table-cell>
          <table:table-cell table:formula="of:=[.B887]/4096" office:value-type="float" office:value="0.057373046875" calcext:value-type="float">
            <text:p>0.057373046875</text:p>
          </table:table-cell>
        </table:table-row>
        <table:table-row table:style-name="ro1">
          <table:table-cell office:value-type="float" office:value="239616" calcext:value-type="float">
            <text:p>239616</text:p>
          </table:table-cell>
          <table:table-cell office:value-type="float" office:value="191" calcext:value-type="float">
            <text:p>191</text:p>
          </table:table-cell>
          <table:table-cell table:formula="of:=[.A888]/4096" office:value-type="float" office:value="58.5" calcext:value-type="float">
            <text:p>58.5</text:p>
          </table:table-cell>
          <table:table-cell table:formula="of:=[.B888]/4096" office:value-type="float" office:value="0.046630859375" calcext:value-type="float">
            <text:p>0.046630859375</text:p>
          </table:table-cell>
        </table:table-row>
        <table:table-row table:style-name="ro1">
          <table:table-cell office:value-type="float" office:value="239872" calcext:value-type="float">
            <text:p>239872</text:p>
          </table:table-cell>
          <table:table-cell office:value-type="float" office:value="145" calcext:value-type="float">
            <text:p>145</text:p>
          </table:table-cell>
          <table:table-cell table:formula="of:=[.A889]/4096" office:value-type="float" office:value="58.5625" calcext:value-type="float">
            <text:p>58.5625</text:p>
          </table:table-cell>
          <table:table-cell table:formula="of:=[.B889]/4096" office:value-type="float" office:value="0.035400390625" calcext:value-type="float">
            <text:p>0.035400390625</text:p>
          </table:table-cell>
        </table:table-row>
        <table:table-row table:style-name="ro1">
          <table:table-cell office:value-type="float" office:value="240128" calcext:value-type="float">
            <text:p>240128</text:p>
          </table:table-cell>
          <table:table-cell office:value-type="float" office:value="96" calcext:value-type="float">
            <text:p>96</text:p>
          </table:table-cell>
          <table:table-cell table:formula="of:=[.A890]/4096" office:value-type="float" office:value="58.625" calcext:value-type="float">
            <text:p>58.625</text:p>
          </table:table-cell>
          <table:table-cell table:formula="of:=[.B890]/4096"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240384" calcext:value-type="float">
            <text:p>240384</text:p>
          </table:table-cell>
          <table:table-cell office:value-type="float" office:value="45" calcext:value-type="float">
            <text:p>45</text:p>
          </table:table-cell>
          <table:table-cell table:formula="of:=[.A891]/4096" office:value-type="float" office:value="58.6875" calcext:value-type="float">
            <text:p>58.6875</text:p>
          </table:table-cell>
          <table:table-cell table:formula="of:=[.B891]/4096" office:value-type="float" office:value="0.010986328125" calcext:value-type="float">
            <text:p>0.010986328125</text:p>
          </table:table-cell>
        </table:table-row>
        <table:table-row table:style-name="ro1">
          <table:table-cell office:value-type="float" office:value="240640" calcext:value-type="float">
            <text:p>240640</text:p>
          </table:table-cell>
          <table:table-cell office:value-type="float" office:value="0" calcext:value-type="float">
            <text:p>0</text:p>
          </table:table-cell>
          <table:table-cell table:formula="of:=[.A892]/4096" office:value-type="float" office:value="58.75" calcext:value-type="float">
            <text:p>58.75</text:p>
          </table:table-cell>
          <table:table-cell table:formula="of:=[.B892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88" calcext:value-type="float">
            <text:p>242688</text:p>
          </table:table-cell>
          <table:table-cell office:value-type="float" office:value="0" calcext:value-type="float">
            <text:p>0</text:p>
          </table:table-cell>
          <table:table-cell table:formula="of:=[.A893]/4096" office:value-type="float" office:value="59.25" calcext:value-type="float">
            <text:p>59.25</text:p>
          </table:table-cell>
          <table:table-cell table:formula="of:=[.B893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44" calcext:value-type="float">
            <text:p>242944</text:p>
          </table:table-cell>
          <table:table-cell office:value-type="float" office:value="42" calcext:value-type="float">
            <text:p>42</text:p>
          </table:table-cell>
          <table:table-cell table:formula="of:=[.A894]/4096" office:value-type="float" office:value="59.3125" calcext:value-type="float">
            <text:p>59.3125</text:p>
          </table:table-cell>
          <table:table-cell table:formula="of:=[.B894]/4096" office:value-type="float" office:value="0.01025390625" calcext:value-type="float">
            <text:p>0.01025390625</text:p>
          </table:table-cell>
        </table:table-row>
        <table:table-row table:style-name="ro1">
          <table:table-cell office:value-type="float" office:value="243200" calcext:value-type="float">
            <text:p>243200</text:p>
          </table:table-cell>
          <table:table-cell office:value-type="float" office:value="82" calcext:value-type="float">
            <text:p>82</text:p>
          </table:table-cell>
          <table:table-cell table:formula="of:=[.A895]/4096" office:value-type="float" office:value="59.375" calcext:value-type="float">
            <text:p>59.375</text:p>
          </table:table-cell>
          <table:table-cell table:formula="of:=[.B895]/4096" office:value-type="float" office:value="0.02001953125" calcext:value-type="float">
            <text:p>0.02001953125</text:p>
          </table:table-cell>
        </table:table-row>
        <table:table-row table:style-name="ro1">
          <table:table-cell office:value-type="float" office:value="243456" calcext:value-type="float">
            <text:p>243456</text:p>
          </table:table-cell>
          <table:table-cell office:value-type="float" office:value="119" calcext:value-type="float">
            <text:p>119</text:p>
          </table:table-cell>
          <table:table-cell table:formula="of:=[.A896]/4096" office:value-type="float" office:value="59.4375" calcext:value-type="float">
            <text:p>59.4375</text:p>
          </table:table-cell>
          <table:table-cell table:formula="of:=[.B896]/4096" office:value-type="float" office:value="0.029052734375" calcext:value-type="float">
            <text:p>0.029052734375</text:p>
          </table:table-cell>
        </table:table-row>
        <table:table-row table:style-name="ro1">
          <table:table-cell office:value-type="float" office:value="243712" calcext:value-type="float">
            <text:p>243712</text:p>
          </table:table-cell>
          <table:table-cell office:value-type="float" office:value="154" calcext:value-type="float">
            <text:p>154</text:p>
          </table:table-cell>
          <table:table-cell table:formula="of:=[.A897]/4096" office:value-type="float" office:value="59.5" calcext:value-type="float">
            <text:p>59.5</text:p>
          </table:table-cell>
          <table:table-cell table:formula="of:=[.B897]/4096" office:value-type="float" office:value="0.03759765625" calcext:value-type="float">
            <text:p>0.03759765625</text:p>
          </table:table-cell>
        </table:table-row>
        <table:table-row table:style-name="ro1">
          <table:table-cell office:value-type="float" office:value="243968" calcext:value-type="float">
            <text:p>243968</text:p>
          </table:table-cell>
          <table:table-cell office:value-type="float" office:value="187" calcext:value-type="float">
            <text:p>187</text:p>
          </table:table-cell>
          <table:table-cell table:formula="of:=[.A898]/4096" office:value-type="float" office:value="59.5625" calcext:value-type="float">
            <text:p>59.5625</text:p>
          </table:table-cell>
          <table:table-cell table:formula="of:=[.B898]/4096" office:value-type="float" office:value="0.045654296875" calcext:value-type="float">
            <text:p>0.045654296875</text:p>
          </table:table-cell>
        </table:table-row>
        <table:table-row table:style-name="ro1">
          <table:table-cell office:value-type="float" office:value="244224" calcext:value-type="float">
            <text:p>244224</text:p>
          </table:table-cell>
          <table:table-cell office:value-type="float" office:value="217" calcext:value-type="float">
            <text:p>217</text:p>
          </table:table-cell>
          <table:table-cell table:formula="of:=[.A899]/4096" office:value-type="float" office:value="59.625" calcext:value-type="float">
            <text:p>59.625</text:p>
          </table:table-cell>
          <table:table-cell table:formula="of:=[.B899]/4096" office:value-type="float" office:value="0.052978515625" calcext:value-type="float">
            <text:p>0.052978515625</text:p>
          </table:table-cell>
        </table:table-row>
        <table:table-row table:style-name="ro1">
          <table:table-cell office:value-type="float" office:value="244480" calcext:value-type="float">
            <text:p>244480</text:p>
          </table:table-cell>
          <table:table-cell office:value-type="float" office:value="245" calcext:value-type="float">
            <text:p>245</text:p>
          </table:table-cell>
          <table:table-cell table:formula="of:=[.A900]/4096" office:value-type="float" office:value="59.6875" calcext:value-type="float">
            <text:p>59.6875</text:p>
          </table:table-cell>
          <table:table-cell table:formula="of:=[.B900]/4096" office:value-type="float" office:value="0.059814453125" calcext:value-type="float">
            <text:p>0.059814453125</text:p>
          </table:table-cell>
        </table:table-row>
        <table:table-row table:style-name="ro1">
          <table:table-cell office:value-type="float" office:value="244736" calcext:value-type="float">
            <text:p>244736</text:p>
          </table:table-cell>
          <table:table-cell office:value-type="float" office:value="270" calcext:value-type="float">
            <text:p>270</text:p>
          </table:table-cell>
          <table:table-cell table:formula="of:=[.A901]/4096" office:value-type="float" office:value="59.75" calcext:value-type="float">
            <text:p>59.75</text:p>
          </table:table-cell>
          <table:table-cell table:formula="of:=[.B901]/4096" office:value-type="float" office:value="0.06591796875" calcext:value-type="float">
            <text:p>0.06591796875</text:p>
          </table:table-cell>
        </table:table-row>
        <table:table-row table:style-name="ro1">
          <table:table-cell office:value-type="float" office:value="244992" calcext:value-type="float">
            <text:p>244992</text:p>
          </table:table-cell>
          <table:table-cell office:value-type="float" office:value="293" calcext:value-type="float">
            <text:p>293</text:p>
          </table:table-cell>
          <table:table-cell table:formula="of:=[.A902]/4096" office:value-type="float" office:value="59.8125" calcext:value-type="float">
            <text:p>59.8125</text:p>
          </table:table-cell>
          <table:table-cell table:formula="of:=[.B902]/4096" office:value-type="float" office:value="0.071533203125" calcext:value-type="float">
            <text:p>0.071533203125</text:p>
          </table:table-cell>
        </table:table-row>
        <table:table-row table:style-name="ro1">
          <table:table-cell office:value-type="float" office:value="245248" calcext:value-type="float">
            <text:p>245248</text:p>
          </table:table-cell>
          <table:table-cell office:value-type="float" office:value="313" calcext:value-type="float">
            <text:p>313</text:p>
          </table:table-cell>
          <table:table-cell table:formula="of:=[.A903]/4096" office:value-type="float" office:value="59.875" calcext:value-type="float">
            <text:p>59.875</text:p>
          </table:table-cell>
          <table:table-cell table:formula="of:=[.B903]/4096" office:value-type="float" office:value="0.076416015625" calcext:value-type="float">
            <text:p>0.076416015625</text:p>
          </table:table-cell>
        </table:table-row>
        <table:table-row table:style-name="ro1">
          <table:table-cell office:value-type="float" office:value="245504" calcext:value-type="float">
            <text:p>245504</text:p>
          </table:table-cell>
          <table:table-cell office:value-type="float" office:value="331" calcext:value-type="float">
            <text:p>331</text:p>
          </table:table-cell>
          <table:table-cell table:formula="of:=[.A904]/4096" office:value-type="float" office:value="59.9375" calcext:value-type="float">
            <text:p>59.9375</text:p>
          </table:table-cell>
          <table:table-cell table:formula="of:=[.B904]/4096" office:value-type="float" office:value="0.080810546875" calcext:value-type="float">
            <text:p>0.080810546875</text:p>
          </table:table-cell>
        </table:table-row>
        <table:table-row table:style-name="ro1">
          <table:table-cell office:value-type="float" office:value="245760" calcext:value-type="float">
            <text:p>245760</text:p>
          </table:table-cell>
          <table:table-cell office:value-type="float" office:value="346" calcext:value-type="float">
            <text:p>346</text:p>
          </table:table-cell>
          <table:table-cell table:formula="of:=[.A905]/4096" office:value-type="float" office:value="60" calcext:value-type="float">
            <text:p>60</text:p>
          </table:table-cell>
          <table:table-cell table:formula="of:=[.B905]/4096" office:value-type="float" office:value="0.08447265625" calcext:value-type="float">
            <text:p>0.08447265625</text:p>
          </table:table-cell>
        </table:table-row>
        <table:table-row table:style-name="ro1">
          <table:table-cell office:value-type="float" office:value="246016" calcext:value-type="float">
            <text:p>246016</text:p>
          </table:table-cell>
          <table:table-cell office:value-type="float" office:value="359" calcext:value-type="float">
            <text:p>359</text:p>
          </table:table-cell>
          <table:table-cell table:formula="of:=[.A906]/4096" office:value-type="float" office:value="60.0625" calcext:value-type="float">
            <text:p>60.0625</text:p>
          </table:table-cell>
          <table:table-cell table:formula="of:=[.B906]/4096" office:value-type="float" office:value="0.087646484375" calcext:value-type="float">
            <text:p>0.087646484375</text:p>
          </table:table-cell>
        </table:table-row>
        <table:table-row table:style-name="ro1">
          <table:table-cell office:value-type="float" office:value="246272" calcext:value-type="float">
            <text:p>246272</text:p>
          </table:table-cell>
          <table:table-cell office:value-type="float" office:value="369" calcext:value-type="float">
            <text:p>369</text:p>
          </table:table-cell>
          <table:table-cell table:formula="of:=[.A907]/4096" office:value-type="float" office:value="60.125" calcext:value-type="float">
            <text:p>60.125</text:p>
          </table:table-cell>
          <table:table-cell table:formula="of:=[.B907]/4096" office:value-type="float" office:value="0.090087890625" calcext:value-type="float">
            <text:p>0.090087890625</text:p>
          </table:table-cell>
        </table:table-row>
        <table:table-row table:style-name="ro1">
          <table:table-cell office:value-type="float" office:value="246528" calcext:value-type="float">
            <text:p>246528</text:p>
          </table:table-cell>
          <table:table-cell office:value-type="float" office:value="377" calcext:value-type="float">
            <text:p>377</text:p>
          </table:table-cell>
          <table:table-cell table:formula="of:=[.A908]/4096" office:value-type="float" office:value="60.1875" calcext:value-type="float">
            <text:p>60.1875</text:p>
          </table:table-cell>
          <table:table-cell table:formula="of:=[.B908]/4096" office:value-type="float" office:value="0.092041015625" calcext:value-type="float">
            <text:p>0.092041015625</text:p>
          </table:table-cell>
        </table:table-row>
        <table:table-row table:style-name="ro1">
          <table:table-cell office:value-type="float" office:value="246784" calcext:value-type="float">
            <text:p>246784</text:p>
          </table:table-cell>
          <table:table-cell office:value-type="float" office:value="383" calcext:value-type="float">
            <text:p>383</text:p>
          </table:table-cell>
          <table:table-cell table:formula="of:=[.A909]/4096" office:value-type="float" office:value="60.25" calcext:value-type="float">
            <text:p>60.25</text:p>
          </table:table-cell>
          <table:table-cell table:formula="of:=[.B909]/4096" office:value-type="float" office:value="0.093505859375" calcext:value-type="float">
            <text:p>0.093505859375</text:p>
          </table:table-cell>
        </table:table-row>
        <table:table-row table:style-name="ro1">
          <table:table-cell office:value-type="float" office:value="247040" calcext:value-type="float">
            <text:p>247040</text:p>
          </table:table-cell>
          <table:table-cell office:value-type="float" office:value="386" calcext:value-type="float">
            <text:p>386</text:p>
          </table:table-cell>
          <table:table-cell table:formula="of:=[.A910]/4096" office:value-type="float" office:value="60.3125" calcext:value-type="float">
            <text:p>60.3125</text:p>
          </table:table-cell>
          <table:table-cell table:formula="of:=[.B910]/4096" office:value-type="float" office:value="0.09423828125" calcext:value-type="float">
            <text:p>0.09423828125</text:p>
          </table:table-cell>
        </table:table-row>
        <table:table-row table:style-name="ro1">
          <table:table-cell office:value-type="float" office:value="247296" calcext:value-type="float">
            <text:p>247296</text:p>
          </table:table-cell>
          <table:table-cell office:value-type="float" office:value="387" calcext:value-type="float">
            <text:p>387</text:p>
          </table:table-cell>
          <table:table-cell table:formula="of:=[.A911]/4096" office:value-type="float" office:value="60.375" calcext:value-type="float">
            <text:p>60.375</text:p>
          </table:table-cell>
          <table:table-cell table:formula="of:=[.B911]/4096" office:value-type="float" office:value="0.094482421875" calcext:value-type="float">
            <text:p>0.094482421875</text:p>
          </table:table-cell>
        </table:table-row>
        <table:table-row table:style-name="ro1">
          <table:table-cell office:value-type="float" office:value="247552" calcext:value-type="float">
            <text:p>247552</text:p>
          </table:table-cell>
          <table:table-cell office:value-type="float" office:value="387" calcext:value-type="float">
            <text:p>387</text:p>
          </table:table-cell>
          <table:table-cell table:formula="of:=[.A912]/4096" office:value-type="float" office:value="60.4375" calcext:value-type="float">
            <text:p>60.4375</text:p>
          </table:table-cell>
          <table:table-cell table:formula="of:=[.B912]/4096" office:value-type="float" office:value="0.094482421875" calcext:value-type="float">
            <text:p>0.094482421875</text:p>
          </table:table-cell>
        </table:table-row>
        <table:table-row table:style-name="ro1">
          <table:table-cell office:value-type="float" office:value="247808" calcext:value-type="float">
            <text:p>247808</text:p>
          </table:table-cell>
          <table:table-cell office:value-type="float" office:value="385" calcext:value-type="float">
            <text:p>385</text:p>
          </table:table-cell>
          <table:table-cell table:formula="of:=[.A913]/4096" office:value-type="float" office:value="60.5" calcext:value-type="float">
            <text:p>60.5</text:p>
          </table:table-cell>
          <table:table-cell table:formula="of:=[.B913]/4096" office:value-type="float" office:value="0.093994140625" calcext:value-type="float">
            <text:p>0.093994140625</text:p>
          </table:table-cell>
        </table:table-row>
        <table:table-row table:style-name="ro1">
          <table:table-cell office:value-type="float" office:value="248064" calcext:value-type="float">
            <text:p>248064</text:p>
          </table:table-cell>
          <table:table-cell office:value-type="float" office:value="381" calcext:value-type="float">
            <text:p>381</text:p>
          </table:table-cell>
          <table:table-cell table:formula="of:=[.A914]/4096" office:value-type="float" office:value="60.5625" calcext:value-type="float">
            <text:p>60.5625</text:p>
          </table:table-cell>
          <table:table-cell table:formula="of:=[.B914]/4096" office:value-type="float" office:value="0.093017578125" calcext:value-type="float">
            <text:p>0.093017578125</text:p>
          </table:table-cell>
        </table:table-row>
        <table:table-row table:style-name="ro1">
          <table:table-cell office:value-type="float" office:value="248320" calcext:value-type="float">
            <text:p>248320</text:p>
          </table:table-cell>
          <table:table-cell office:value-type="float" office:value="374" calcext:value-type="float">
            <text:p>374</text:p>
          </table:table-cell>
          <table:table-cell table:formula="of:=[.A915]/4096" office:value-type="float" office:value="60.625" calcext:value-type="float">
            <text:p>60.625</text:p>
          </table:table-cell>
          <table:table-cell table:formula="of:=[.B915]/4096" office:value-type="float" office:value="0.09130859375" calcext:value-type="float">
            <text:p>0.09130859375</text:p>
          </table:table-cell>
        </table:table-row>
        <table:table-row table:style-name="ro1">
          <table:table-cell office:value-type="float" office:value="248576" calcext:value-type="float">
            <text:p>248576</text:p>
          </table:table-cell>
          <table:table-cell office:value-type="float" office:value="365" calcext:value-type="float">
            <text:p>365</text:p>
          </table:table-cell>
          <table:table-cell table:formula="of:=[.A916]/4096" office:value-type="float" office:value="60.6875" calcext:value-type="float">
            <text:p>60.6875</text:p>
          </table:table-cell>
          <table:table-cell table:formula="of:=[.B916]/4096" office:value-type="float" office:value="0.089111328125" calcext:value-type="float">
            <text:p>0.089111328125</text:p>
          </table:table-cell>
        </table:table-row>
        <table:table-row table:style-name="ro1">
          <table:table-cell office:value-type="float" office:value="248832" calcext:value-type="float">
            <text:p>248832</text:p>
          </table:table-cell>
          <table:table-cell office:value-type="float" office:value="353" calcext:value-type="float">
            <text:p>353</text:p>
          </table:table-cell>
          <table:table-cell table:formula="of:=[.A917]/4096" office:value-type="float" office:value="60.75" calcext:value-type="float">
            <text:p>60.75</text:p>
          </table:table-cell>
          <table:table-cell table:formula="of:=[.B917]/4096" office:value-type="float" office:value="0.086181640625" calcext:value-type="float">
            <text:p>0.086181640625</text:p>
          </table:table-cell>
        </table:table-row>
        <table:table-row table:style-name="ro1">
          <table:table-cell office:value-type="float" office:value="249088" calcext:value-type="float">
            <text:p>249088</text:p>
          </table:table-cell>
          <table:table-cell office:value-type="float" office:value="339" calcext:value-type="float">
            <text:p>339</text:p>
          </table:table-cell>
          <table:table-cell table:formula="of:=[.A918]/4096" office:value-type="float" office:value="60.8125" calcext:value-type="float">
            <text:p>60.8125</text:p>
          </table:table-cell>
          <table:table-cell table:formula="of:=[.B918]/4096" office:value-type="float" office:value="0.082763671875" calcext:value-type="float">
            <text:p>0.082763671875</text:p>
          </table:table-cell>
        </table:table-row>
        <table:table-row table:style-name="ro1">
          <table:table-cell office:value-type="float" office:value="249344" calcext:value-type="float">
            <text:p>249344</text:p>
          </table:table-cell>
          <table:table-cell office:value-type="float" office:value="322" calcext:value-type="float">
            <text:p>322</text:p>
          </table:table-cell>
          <table:table-cell table:formula="of:=[.A919]/4096" office:value-type="float" office:value="60.875" calcext:value-type="float">
            <text:p>60.875</text:p>
          </table:table-cell>
          <table:table-cell table:formula="of:=[.B919]/4096" office:value-type="float" office:value="0.07861328125" calcext:value-type="float">
            <text:p>0.07861328125</text:p>
          </table:table-cell>
        </table:table-row>
        <table:table-row table:style-name="ro1">
          <table:table-cell office:value-type="float" office:value="249600" calcext:value-type="float">
            <text:p>249600</text:p>
          </table:table-cell>
          <table:table-cell office:value-type="float" office:value="303" calcext:value-type="float">
            <text:p>303</text:p>
          </table:table-cell>
          <table:table-cell table:formula="of:=[.A920]/4096" office:value-type="float" office:value="60.9375" calcext:value-type="float">
            <text:p>60.9375</text:p>
          </table:table-cell>
          <table:table-cell table:formula="of:=[.B920]/4096" office:value-type="float" office:value="0.073974609375" calcext:value-type="float">
            <text:p>0.073974609375</text:p>
          </table:table-cell>
        </table:table-row>
        <table:table-row table:style-name="ro1">
          <table:table-cell office:value-type="float" office:value="249856" calcext:value-type="float">
            <text:p>249856</text:p>
          </table:table-cell>
          <table:table-cell office:value-type="float" office:value="281" calcext:value-type="float">
            <text:p>281</text:p>
          </table:table-cell>
          <table:table-cell table:formula="of:=[.A921]/4096" office:value-type="float" office:value="61" calcext:value-type="float">
            <text:p>61</text:p>
          </table:table-cell>
          <table:table-cell table:formula="of:=[.B921]/4096" office:value-type="float" office:value="0.068603515625" calcext:value-type="float">
            <text:p>0.068603515625</text:p>
          </table:table-cell>
        </table:table-row>
        <table:table-row table:style-name="ro1">
          <table:table-cell office:value-type="float" office:value="250112" calcext:value-type="float">
            <text:p>250112</text:p>
          </table:table-cell>
          <table:table-cell office:value-type="float" office:value="257" calcext:value-type="float">
            <text:p>257</text:p>
          </table:table-cell>
          <table:table-cell table:formula="of:=[.A922]/4096" office:value-type="float" office:value="61.0625" calcext:value-type="float">
            <text:p>61.0625</text:p>
          </table:table-cell>
          <table:table-cell table:formula="of:=[.B922]/4096" office:value-type="float" office:value="0.062744140625" calcext:value-type="float">
            <text:p>0.062744140625</text:p>
          </table:table-cell>
        </table:table-row>
        <table:table-row table:style-name="ro1">
          <table:table-cell office:value-type="float" office:value="250368" calcext:value-type="float">
            <text:p>250368</text:p>
          </table:table-cell>
          <table:table-cell office:value-type="float" office:value="231" calcext:value-type="float">
            <text:p>231</text:p>
          </table:table-cell>
          <table:table-cell table:formula="of:=[.A923]/4096" office:value-type="float" office:value="61.125" calcext:value-type="float">
            <text:p>61.125</text:p>
          </table:table-cell>
          <table:table-cell table:formula="of:=[.B923]/4096" office:value-type="float" office:value="0.056396484375" calcext:value-type="float">
            <text:p>0.056396484375</text:p>
          </table:table-cell>
        </table:table-row>
        <table:table-row table:style-name="ro1">
          <table:table-cell office:value-type="float" office:value="250624" calcext:value-type="float">
            <text:p>250624</text:p>
          </table:table-cell>
          <table:table-cell office:value-type="float" office:value="202" calcext:value-type="float">
            <text:p>202</text:p>
          </table:table-cell>
          <table:table-cell table:formula="of:=[.A924]/4096" office:value-type="float" office:value="61.1875" calcext:value-type="float">
            <text:p>61.1875</text:p>
          </table:table-cell>
          <table:table-cell table:formula="of:=[.B924]/4096" office:value-type="float" office:value="0.04931640625" calcext:value-type="float">
            <text:p>0.04931640625</text:p>
          </table:table-cell>
        </table:table-row>
        <table:table-row table:style-name="ro1">
          <table:table-cell office:value-type="float" office:value="250880" calcext:value-type="float">
            <text:p>250880</text:p>
          </table:table-cell>
          <table:table-cell office:value-type="float" office:value="171" calcext:value-type="float">
            <text:p>171</text:p>
          </table:table-cell>
          <table:table-cell table:formula="of:=[.A925]/4096" office:value-type="float" office:value="61.25" calcext:value-type="float">
            <text:p>61.25</text:p>
          </table:table-cell>
          <table:table-cell table:formula="of:=[.B925]/4096" office:value-type="float" office:value="0.041748046875" calcext:value-type="float">
            <text:p>0.041748046875</text:p>
          </table:table-cell>
        </table:table-row>
        <table:table-row table:style-name="ro1">
          <table:table-cell office:value-type="float" office:value="251136" calcext:value-type="float">
            <text:p>251136</text:p>
          </table:table-cell>
          <table:table-cell office:value-type="float" office:value="137" calcext:value-type="float">
            <text:p>137</text:p>
          </table:table-cell>
          <table:table-cell table:formula="of:=[.A926]/4096" office:value-type="float" office:value="61.3125" calcext:value-type="float">
            <text:p>61.3125</text:p>
          </table:table-cell>
          <table:table-cell table:formula="of:=[.B926]/4096" office:value-type="float" office:value="0.033447265625" calcext:value-type="float">
            <text:p>0.033447265625</text:p>
          </table:table-cell>
        </table:table-row>
        <table:table-row table:style-name="ro1">
          <table:table-cell office:value-type="float" office:value="251392" calcext:value-type="float">
            <text:p>251392</text:p>
          </table:table-cell>
          <table:table-cell office:value-type="float" office:value="101" calcext:value-type="float">
            <text:p>101</text:p>
          </table:table-cell>
          <table:table-cell table:formula="of:=[.A927]/4096" office:value-type="float" office:value="61.375" calcext:value-type="float">
            <text:p>61.375</text:p>
          </table:table-cell>
          <table:table-cell table:formula="of:=[.B927]/4096" office:value-type="float" office:value="0.024658203125" calcext:value-type="float">
            <text:p>0.024658203125</text:p>
          </table:table-cell>
        </table:table-row>
        <table:table-row table:style-name="ro1">
          <table:table-cell office:value-type="float" office:value="251648" calcext:value-type="float">
            <text:p>251648</text:p>
          </table:table-cell>
          <table:table-cell office:value-type="float" office:value="62" calcext:value-type="float">
            <text:p>62</text:p>
          </table:table-cell>
          <table:table-cell table:formula="of:=[.A928]/4096" office:value-type="float" office:value="61.4375" calcext:value-type="float">
            <text:p>61.4375</text:p>
          </table:table-cell>
          <table:table-cell table:formula="of:=[.B928]/4096" office:value-type="float" office:value="0.01513671875" calcext:value-type="float">
            <text:p>0.01513671875</text:p>
          </table:table-cell>
        </table:table-row>
        <table:table-row table:style-name="ro1">
          <table:table-cell office:value-type="float" office:value="251904" calcext:value-type="float">
            <text:p>251904</text:p>
          </table:table-cell>
          <table:table-cell office:value-type="float" office:value="21" calcext:value-type="float">
            <text:p>21</text:p>
          </table:table-cell>
          <table:table-cell table:formula="of:=[.A929]/4096" office:value-type="float" office:value="61.5" calcext:value-type="float">
            <text:p>61.5</text:p>
          </table:table-cell>
          <table:table-cell table:formula="of:=[.B929]/4096" office:value-type="float" office:value="0.005126953125" calcext:value-type="float">
            <text:p>0.005126953125</text:p>
          </table:table-cell>
        </table:table-row>
        <table:table-row table:style-name="ro1">
          <table:table-cell office:value-type="float" office:value="252160" calcext:value-type="float">
            <text:p>252160</text:p>
          </table:table-cell>
          <table:table-cell office:value-type="float" office:value="0" calcext:value-type="float">
            <text:p>0</text:p>
          </table:table-cell>
          <table:table-cell table:formula="of:=[.A930]/4096" office:value-type="float" office:value="61.5625" calcext:value-type="float">
            <text:p>61.5625</text:p>
          </table:table-cell>
          <table:table-cell table:formula="of:=[.B930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08" calcext:value-type="float">
            <text:p>254208</text:p>
          </table:table-cell>
          <table:table-cell office:value-type="float" office:value="0" calcext:value-type="float">
            <text:p>0</text:p>
          </table:table-cell>
          <table:table-cell table:formula="of:=[.A931]/4096" office:value-type="float" office:value="62.0625" calcext:value-type="float">
            <text:p>62.0625</text:p>
          </table:table-cell>
          <table:table-cell table:formula="of:=[.B931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64" calcext:value-type="float">
            <text:p>254464</text:p>
          </table:table-cell>
          <table:table-cell office:value-type="float" office:value="34" calcext:value-type="float">
            <text:p>34</text:p>
          </table:table-cell>
          <table:table-cell table:formula="of:=[.A932]/4096" office:value-type="float" office:value="62.125" calcext:value-type="float">
            <text:p>62.125</text:p>
          </table:table-cell>
          <table:table-cell table:formula="of:=[.B932]/4096" office:value-type="float" office:value="0.00830078125" calcext:value-type="float">
            <text:p>0.00830078125</text:p>
          </table:table-cell>
        </table:table-row>
        <table:table-row table:style-name="ro1">
          <table:table-cell office:value-type="float" office:value="254720" calcext:value-type="float">
            <text:p>254720</text:p>
          </table:table-cell>
          <table:table-cell office:value-type="float" office:value="65" calcext:value-type="float">
            <text:p>65</text:p>
          </table:table-cell>
          <table:table-cell table:formula="of:=[.A933]/4096" office:value-type="float" office:value="62.1875" calcext:value-type="float">
            <text:p>62.1875</text:p>
          </table:table-cell>
          <table:table-cell table:formula="of:=[.B933]/4096" office:value-type="float" office:value="0.015869140625" calcext:value-type="float">
            <text:p>0.015869140625</text:p>
          </table:table-cell>
        </table:table-row>
        <table:table-row table:style-name="ro1">
          <table:table-cell office:value-type="float" office:value="254976" calcext:value-type="float">
            <text:p>254976</text:p>
          </table:table-cell>
          <table:table-cell office:value-type="float" office:value="94" calcext:value-type="float">
            <text:p>94</text:p>
          </table:table-cell>
          <table:table-cell table:formula="of:=[.A934]/4096" office:value-type="float" office:value="62.25" calcext:value-type="float">
            <text:p>62.25</text:p>
          </table:table-cell>
          <table:table-cell table:formula="of:=[.B934]/4096" office:value-type="float" office:value="0.02294921875" calcext:value-type="float">
            <text:p>0.02294921875</text:p>
          </table:table-cell>
        </table:table-row>
        <table:table-row table:style-name="ro1">
          <table:table-cell office:value-type="float" office:value="255232" calcext:value-type="float">
            <text:p>255232</text:p>
          </table:table-cell>
          <table:table-cell office:value-type="float" office:value="120" calcext:value-type="float">
            <text:p>120</text:p>
          </table:table-cell>
          <table:table-cell table:formula="of:=[.A935]/4096" office:value-type="float" office:value="62.3125" calcext:value-type="float">
            <text:p>62.3125</text:p>
          </table:table-cell>
          <table:table-cell table:formula="of:=[.B935]/4096" office:value-type="float" office:value="0.029296875" calcext:value-type="float">
            <text:p>0.029296875</text:p>
          </table:table-cell>
        </table:table-row>
        <table:table-row table:style-name="ro1">
          <table:table-cell office:value-type="float" office:value="255488" calcext:value-type="float">
            <text:p>255488</text:p>
          </table:table-cell>
          <table:table-cell office:value-type="float" office:value="144" calcext:value-type="float">
            <text:p>144</text:p>
          </table:table-cell>
          <table:table-cell table:formula="of:=[.A936]/4096" office:value-type="float" office:value="62.375" calcext:value-type="float">
            <text:p>62.375</text:p>
          </table:table-cell>
          <table:table-cell table:formula="of:=[.B936]/4096" office:value-type="float" office:value="0.03515625" calcext:value-type="float">
            <text:p>0.03515625</text:p>
          </table:table-cell>
        </table:table-row>
        <table:table-row table:style-name="ro1">
          <table:table-cell office:value-type="float" office:value="255744" calcext:value-type="float">
            <text:p>255744</text:p>
          </table:table-cell>
          <table:table-cell office:value-type="float" office:value="166" calcext:value-type="float">
            <text:p>166</text:p>
          </table:table-cell>
          <table:table-cell table:formula="of:=[.A937]/4096" office:value-type="float" office:value="62.4375" calcext:value-type="float">
            <text:p>62.4375</text:p>
          </table:table-cell>
          <table:table-cell table:formula="of:=[.B937]/4096" office:value-type="float" office:value="0.04052734375" calcext:value-type="float">
            <text:p>0.04052734375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185" calcext:value-type="float">
            <text:p>185</text:p>
          </table:table-cell>
          <table:table-cell table:formula="of:=[.A938]/4096" office:value-type="float" office:value="62.5" calcext:value-type="float">
            <text:p>62.5</text:p>
          </table:table-cell>
          <table:table-cell table:formula="of:=[.B938]/4096" office:value-type="float" office:value="0.045166015625" calcext:value-type="float">
            <text:p>0.045166015625</text:p>
          </table:table-cell>
        </table:table-row>
        <table:table-row table:style-name="ro1">
          <table:table-cell office:value-type="float" office:value="256256" calcext:value-type="float">
            <text:p>256256</text:p>
          </table:table-cell>
          <table:table-cell office:value-type="float" office:value="202" calcext:value-type="float">
            <text:p>202</text:p>
          </table:table-cell>
          <table:table-cell table:formula="of:=[.A939]/4096" office:value-type="float" office:value="62.5625" calcext:value-type="float">
            <text:p>62.5625</text:p>
          </table:table-cell>
          <table:table-cell table:formula="of:=[.B939]/4096" office:value-type="float" office:value="0.04931640625" calcext:value-type="float">
            <text:p>0.04931640625</text:p>
          </table:table-cell>
        </table:table-row>
        <table:table-row table:style-name="ro1">
          <table:table-cell office:value-type="float" office:value="256512" calcext:value-type="float">
            <text:p>256512</text:p>
          </table:table-cell>
          <table:table-cell office:value-type="float" office:value="216" calcext:value-type="float">
            <text:p>216</text:p>
          </table:table-cell>
          <table:table-cell table:formula="of:=[.A940]/4096" office:value-type="float" office:value="62.625" calcext:value-type="float">
            <text:p>62.625</text:p>
          </table:table-cell>
          <table:table-cell table:formula="of:=[.B940]/4096" office:value-type="float" office:value="0.052734375" calcext:value-type="float">
            <text:p>0.052734375</text:p>
          </table:table-cell>
        </table:table-row>
        <table:table-row table:style-name="ro1">
          <table:table-cell office:value-type="float" office:value="256768" calcext:value-type="float">
            <text:p>256768</text:p>
          </table:table-cell>
          <table:table-cell office:value-type="float" office:value="228" calcext:value-type="float">
            <text:p>228</text:p>
          </table:table-cell>
          <table:table-cell table:formula="of:=[.A941]/4096" office:value-type="float" office:value="62.6875" calcext:value-type="float">
            <text:p>62.6875</text:p>
          </table:table-cell>
          <table:table-cell table:formula="of:=[.B941]/4096" office:value-type="float" office:value="0.0556640625" calcext:value-type="float">
            <text:p>0.0556640625</text:p>
          </table:table-cell>
        </table:table-row>
        <table:table-row table:style-name="ro1">
          <table:table-cell office:value-type="float" office:value="257024" calcext:value-type="float">
            <text:p>257024</text:p>
          </table:table-cell>
          <table:table-cell office:value-type="float" office:value="237" calcext:value-type="float">
            <text:p>237</text:p>
          </table:table-cell>
          <table:table-cell table:formula="of:=[.A942]/4096" office:value-type="float" office:value="62.75" calcext:value-type="float">
            <text:p>62.75</text:p>
          </table:table-cell>
          <table:table-cell table:formula="of:=[.B942]/4096" office:value-type="float" office:value="0.057861328125" calcext:value-type="float">
            <text:p>0.057861328125</text:p>
          </table:table-cell>
        </table:table-row>
        <table:table-row table:style-name="ro1">
          <table:table-cell office:value-type="float" office:value="257280" calcext:value-type="float">
            <text:p>257280</text:p>
          </table:table-cell>
          <table:table-cell office:value-type="float" office:value="244" calcext:value-type="float">
            <text:p>244</text:p>
          </table:table-cell>
          <table:table-cell table:formula="of:=[.A943]/4096" office:value-type="float" office:value="62.8125" calcext:value-type="float">
            <text:p>62.8125</text:p>
          </table:table-cell>
          <table:table-cell table:formula="of:=[.B943]/4096" office:value-type="float" office:value="0.0595703125" calcext:value-type="float">
            <text:p>0.0595703125</text:p>
          </table:table-cell>
        </table:table-row>
        <table:table-row table:style-name="ro1">
          <table:table-cell office:value-type="float" office:value="257536" calcext:value-type="float">
            <text:p>257536</text:p>
          </table:table-cell>
          <table:table-cell office:value-type="float" office:value="248" calcext:value-type="float">
            <text:p>248</text:p>
          </table:table-cell>
          <table:table-cell table:formula="of:=[.A944]/4096" office:value-type="float" office:value="62.875" calcext:value-type="float">
            <text:p>62.875</text:p>
          </table:table-cell>
          <table:table-cell table:formula="of:=[.B944]/4096" office:value-type="float" office:value="0.060546875" calcext:value-type="float">
            <text:p>0.060546875</text:p>
          </table:table-cell>
        </table:table-row>
        <table:table-row table:style-name="ro1">
          <table:table-cell office:value-type="float" office:value="257792" calcext:value-type="float">
            <text:p>257792</text:p>
          </table:table-cell>
          <table:table-cell office:value-type="float" office:value="250" calcext:value-type="float">
            <text:p>250</text:p>
          </table:table-cell>
          <table:table-cell table:formula="of:=[.A945]/4096" office:value-type="float" office:value="62.9375" calcext:value-type="float">
            <text:p>62.9375</text:p>
          </table:table-cell>
          <table:table-cell table:formula="of:=[.B945]/4096" office:value-type="float" office:value="0.06103515625" calcext:value-type="float">
            <text:p>0.06103515625</text:p>
          </table:table-cell>
        </table:table-row>
        <table:table-row table:style-name="ro1">
          <table:table-cell office:value-type="float" office:value="258048" calcext:value-type="float">
            <text:p>258048</text:p>
          </table:table-cell>
          <table:table-cell office:value-type="float" office:value="250" calcext:value-type="float">
            <text:p>250</text:p>
          </table:table-cell>
          <table:table-cell table:formula="of:=[.A946]/4096" office:value-type="float" office:value="63" calcext:value-type="float">
            <text:p>63</text:p>
          </table:table-cell>
          <table:table-cell table:formula="of:=[.B946]/4096" office:value-type="float" office:value="0.06103515625" calcext:value-type="float">
            <text:p>0.06103515625</text:p>
          </table:table-cell>
        </table:table-row>
        <table:table-row table:style-name="ro1">
          <table:table-cell office:value-type="float" office:value="258304" calcext:value-type="float">
            <text:p>258304</text:p>
          </table:table-cell>
          <table:table-cell office:value-type="float" office:value="248" calcext:value-type="float">
            <text:p>248</text:p>
          </table:table-cell>
          <table:table-cell table:formula="of:=[.A947]/4096" office:value-type="float" office:value="63.0625" calcext:value-type="float">
            <text:p>63.0625</text:p>
          </table:table-cell>
          <table:table-cell table:formula="of:=[.B947]/4096" office:value-type="float" office:value="0.060546875" calcext:value-type="float">
            <text:p>0.060546875</text:p>
          </table:table-cell>
        </table:table-row>
        <table:table-row table:style-name="ro1">
          <table:table-cell office:value-type="float" office:value="258560" calcext:value-type="float">
            <text:p>258560</text:p>
          </table:table-cell>
          <table:table-cell office:value-type="float" office:value="244" calcext:value-type="float">
            <text:p>244</text:p>
          </table:table-cell>
          <table:table-cell table:formula="of:=[.A948]/4096" office:value-type="float" office:value="63.125" calcext:value-type="float">
            <text:p>63.125</text:p>
          </table:table-cell>
          <table:table-cell table:formula="of:=[.B948]/4096" office:value-type="float" office:value="0.0595703125" calcext:value-type="float">
            <text:p>0.0595703125</text:p>
          </table:table-cell>
        </table:table-row>
        <table:table-row table:style-name="ro1">
          <table:table-cell office:value-type="float" office:value="258816" calcext:value-type="float">
            <text:p>258816</text:p>
          </table:table-cell>
          <table:table-cell office:value-type="float" office:value="237" calcext:value-type="float">
            <text:p>237</text:p>
          </table:table-cell>
          <table:table-cell table:formula="of:=[.A949]/4096" office:value-type="float" office:value="63.1875" calcext:value-type="float">
            <text:p>63.1875</text:p>
          </table:table-cell>
          <table:table-cell table:formula="of:=[.B949]/4096" office:value-type="float" office:value="0.057861328125" calcext:value-type="float">
            <text:p>0.057861328125</text:p>
          </table:table-cell>
        </table:table-row>
        <table:table-row table:style-name="ro1">
          <table:table-cell office:value-type="float" office:value="259072" calcext:value-type="float">
            <text:p>259072</text:p>
          </table:table-cell>
          <table:table-cell office:value-type="float" office:value="228" calcext:value-type="float">
            <text:p>228</text:p>
          </table:table-cell>
          <table:table-cell table:formula="of:=[.A950]/4096" office:value-type="float" office:value="63.25" calcext:value-type="float">
            <text:p>63.25</text:p>
          </table:table-cell>
          <table:table-cell table:formula="of:=[.B950]/4096" office:value-type="float" office:value="0.0556640625" calcext:value-type="float">
            <text:p>0.0556640625</text:p>
          </table:table-cell>
        </table:table-row>
        <table:table-row table:style-name="ro1">
          <table:table-cell office:value-type="float" office:value="259328" calcext:value-type="float">
            <text:p>259328</text:p>
          </table:table-cell>
          <table:table-cell office:value-type="float" office:value="216" calcext:value-type="float">
            <text:p>216</text:p>
          </table:table-cell>
          <table:table-cell table:formula="of:=[.A951]/4096" office:value-type="float" office:value="63.3125" calcext:value-type="float">
            <text:p>63.3125</text:p>
          </table:table-cell>
          <table:table-cell table:formula="of:=[.B951]/4096" office:value-type="float" office:value="0.052734375" calcext:value-type="float">
            <text:p>0.052734375</text:p>
          </table:table-cell>
        </table:table-row>
        <table:table-row table:style-name="ro1">
          <table:table-cell office:value-type="float" office:value="259584" calcext:value-type="float">
            <text:p>259584</text:p>
          </table:table-cell>
          <table:table-cell office:value-type="float" office:value="202" calcext:value-type="float">
            <text:p>202</text:p>
          </table:table-cell>
          <table:table-cell table:formula="of:=[.A952]/4096" office:value-type="float" office:value="63.375" calcext:value-type="float">
            <text:p>63.375</text:p>
          </table:table-cell>
          <table:table-cell table:formula="of:=[.B952]/4096" office:value-type="float" office:value="0.04931640625" calcext:value-type="float">
            <text:p>0.04931640625</text:p>
          </table:table-cell>
        </table:table-row>
        <table:table-row table:style-name="ro1">
          <table:table-cell office:value-type="float" office:value="259840" calcext:value-type="float">
            <text:p>259840</text:p>
          </table:table-cell>
          <table:table-cell office:value-type="float" office:value="185" calcext:value-type="float">
            <text:p>185</text:p>
          </table:table-cell>
          <table:table-cell table:formula="of:=[.A953]/4096" office:value-type="float" office:value="63.4375" calcext:value-type="float">
            <text:p>63.4375</text:p>
          </table:table-cell>
          <table:table-cell table:formula="of:=[.B953]/4096" office:value-type="float" office:value="0.045166015625" calcext:value-type="float">
            <text:p>0.045166015625</text:p>
          </table:table-cell>
        </table:table-row>
        <table:table-row table:style-name="ro1">
          <table:table-cell office:value-type="float" office:value="260096" calcext:value-type="float">
            <text:p>260096</text:p>
          </table:table-cell>
          <table:table-cell office:value-type="float" office:value="166" calcext:value-type="float">
            <text:p>166</text:p>
          </table:table-cell>
          <table:table-cell table:formula="of:=[.A954]/4096" office:value-type="float" office:value="63.5" calcext:value-type="float">
            <text:p>63.5</text:p>
          </table:table-cell>
          <table:table-cell table:formula="of:=[.B954]/4096" office:value-type="float" office:value="0.04052734375" calcext:value-type="float">
            <text:p>0.04052734375</text:p>
          </table:table-cell>
        </table:table-row>
        <table:table-row table:style-name="ro1">
          <table:table-cell office:value-type="float" office:value="260352" calcext:value-type="float">
            <text:p>260352</text:p>
          </table:table-cell>
          <table:table-cell office:value-type="float" office:value="144" calcext:value-type="float">
            <text:p>144</text:p>
          </table:table-cell>
          <table:table-cell table:formula="of:=[.A955]/4096" office:value-type="float" office:value="63.5625" calcext:value-type="float">
            <text:p>63.5625</text:p>
          </table:table-cell>
          <table:table-cell table:formula="of:=[.B955]/4096" office:value-type="float" office:value="0.03515625" calcext:value-type="float">
            <text:p>0.03515625</text:p>
          </table:table-cell>
        </table:table-row>
        <table:table-row table:style-name="ro1">
          <table:table-cell office:value-type="float" office:value="260608" calcext:value-type="float">
            <text:p>260608</text:p>
          </table:table-cell>
          <table:table-cell office:value-type="float" office:value="120" calcext:value-type="float">
            <text:p>120</text:p>
          </table:table-cell>
          <table:table-cell table:formula="of:=[.A956]/4096" office:value-type="float" office:value="63.625" calcext:value-type="float">
            <text:p>63.625</text:p>
          </table:table-cell>
          <table:table-cell table:formula="of:=[.B956]/4096" office:value-type="float" office:value="0.029296875" calcext:value-type="float">
            <text:p>0.029296875</text:p>
          </table:table-cell>
        </table:table-row>
        <table:table-row table:style-name="ro1">
          <table:table-cell office:value-type="float" office:value="260864" calcext:value-type="float">
            <text:p>260864</text:p>
          </table:table-cell>
          <table:table-cell office:value-type="float" office:value="94" calcext:value-type="float">
            <text:p>94</text:p>
          </table:table-cell>
          <table:table-cell table:formula="of:=[.A957]/4096" office:value-type="float" office:value="63.6875" calcext:value-type="float">
            <text:p>63.6875</text:p>
          </table:table-cell>
          <table:table-cell table:formula="of:=[.B957]/4096" office:value-type="float" office:value="0.02294921875" calcext:value-type="float">
            <text:p>0.02294921875</text:p>
          </table:table-cell>
        </table:table-row>
        <table:table-row table:style-name="ro1">
          <table:table-cell office:value-type="float" office:value="261120" calcext:value-type="float">
            <text:p>261120</text:p>
          </table:table-cell>
          <table:table-cell office:value-type="float" office:value="65" calcext:value-type="float">
            <text:p>65</text:p>
          </table:table-cell>
          <table:table-cell table:formula="of:=[.A958]/4096" office:value-type="float" office:value="63.75" calcext:value-type="float">
            <text:p>63.75</text:p>
          </table:table-cell>
          <table:table-cell table:formula="of:=[.B958]/4096" office:value-type="float" office:value="0.015869140625" calcext:value-type="float">
            <text:p>0.015869140625</text:p>
          </table:table-cell>
        </table:table-row>
        <table:table-row table:style-name="ro1">
          <table:table-cell office:value-type="float" office:value="261376" calcext:value-type="float">
            <text:p>261376</text:p>
          </table:table-cell>
          <table:table-cell office:value-type="float" office:value="34" calcext:value-type="float">
            <text:p>34</text:p>
          </table:table-cell>
          <table:table-cell table:formula="of:=[.A959]/4096" office:value-type="float" office:value="63.8125" calcext:value-type="float">
            <text:p>63.8125</text:p>
          </table:table-cell>
          <table:table-cell table:formula="of:=[.B959]/4096" office:value-type="float" office:value="0.00830078125" calcext:value-type="float">
            <text:p>0.00830078125</text:p>
          </table:table-cell>
        </table:table-row>
        <table:table-row table:style-name="ro1">
          <table:table-cell office:value-type="float" office:value="261632" calcext:value-type="float">
            <text:p>261632</text:p>
          </table:table-cell>
          <table:table-cell office:value-type="float" office:value="0" calcext:value-type="float">
            <text:p>0</text:p>
          </table:table-cell>
          <table:table-cell table:formula="of:=[.A960]/4096" office:value-type="float" office:value="63.875" calcext:value-type="float">
            <text:p>63.875</text:p>
          </table:table-cell>
          <table:table-cell table:formula="of:=[.B960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80" calcext:value-type="float">
            <text:p>263680</text:p>
          </table:table-cell>
          <table:table-cell office:value-type="float" office:value="0" calcext:value-type="float">
            <text:p>0</text:p>
          </table:table-cell>
          <table:table-cell table:formula="of:=[.A961]/4096" office:value-type="float" office:value="64.375" calcext:value-type="float">
            <text:p>64.375</text:p>
          </table:table-cell>
          <table:table-cell table:formula="of:=[.B961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36" calcext:value-type="float">
            <text:p>263936</text:p>
          </table:table-cell>
          <table:table-cell office:value-type="float" office:value="27" calcext:value-type="float">
            <text:p>27</text:p>
          </table:table-cell>
          <table:table-cell table:formula="of:=[.A962]/4096" office:value-type="float" office:value="64.4375" calcext:value-type="float">
            <text:p>64.4375</text:p>
          </table:table-cell>
          <table:table-cell table:formula="of:=[.B962]/4096" office:value-type="float" office:value="0.006591796875" calcext:value-type="float">
            <text:p>0.006591796875</text:p>
          </table:table-cell>
        </table:table-row>
        <table:table-row table:style-name="ro1">
          <table:table-cell office:value-type="float" office:value="264192" calcext:value-type="float">
            <text:p>264192</text:p>
          </table:table-cell>
          <table:table-cell office:value-type="float" office:value="51" calcext:value-type="float">
            <text:p>51</text:p>
          </table:table-cell>
          <table:table-cell table:formula="of:=[.A963]/4096" office:value-type="float" office:value="64.5" calcext:value-type="float">
            <text:p>64.5</text:p>
          </table:table-cell>
          <table:table-cell table:formula="of:=[.B963]/4096" office:value-type="float" office:value="0.012451171875" calcext:value-type="float">
            <text:p>0.012451171875</text:p>
          </table:table-cell>
        </table:table-row>
        <table:table-row table:style-name="ro1">
          <table:table-cell office:value-type="float" office:value="264448" calcext:value-type="float">
            <text:p>264448</text:p>
          </table:table-cell>
          <table:table-cell office:value-type="float" office:value="73" calcext:value-type="float">
            <text:p>73</text:p>
          </table:table-cell>
          <table:table-cell table:formula="of:=[.A964]/4096" office:value-type="float" office:value="64.5625" calcext:value-type="float">
            <text:p>64.5625</text:p>
          </table:table-cell>
          <table:table-cell table:formula="of:=[.B964]/4096" office:value-type="float" office:value="0.017822265625" calcext:value-type="float">
            <text:p>0.017822265625</text:p>
          </table:table-cell>
        </table:table-row>
        <table:table-row table:style-name="ro1">
          <table:table-cell office:value-type="float" office:value="264704" calcext:value-type="float">
            <text:p>264704</text:p>
          </table:table-cell>
          <table:table-cell office:value-type="float" office:value="93" calcext:value-type="float">
            <text:p>93</text:p>
          </table:table-cell>
          <table:table-cell table:formula="of:=[.A965]/4096" office:value-type="float" office:value="64.625" calcext:value-type="float">
            <text:p>64.625</text:p>
          </table:table-cell>
          <table:table-cell table:formula="of:=[.B965]/4096" office:value-type="float" office:value="0.022705078125" calcext:value-type="float">
            <text:p>0.022705078125</text:p>
          </table:table-cell>
        </table:table-row>
        <table:table-row table:style-name="ro1">
          <table:table-cell office:value-type="float" office:value="264960" calcext:value-type="float">
            <text:p>264960</text:p>
          </table:table-cell>
          <table:table-cell office:value-type="float" office:value="110" calcext:value-type="float">
            <text:p>110</text:p>
          </table:table-cell>
          <table:table-cell table:formula="of:=[.A966]/4096" office:value-type="float" office:value="64.6875" calcext:value-type="float">
            <text:p>64.6875</text:p>
          </table:table-cell>
          <table:table-cell table:formula="of:=[.B966]/4096" office:value-type="float" office:value="0.02685546875" calcext:value-type="float">
            <text:p>0.02685546875</text:p>
          </table:table-cell>
        </table:table-row>
        <table:table-row table:style-name="ro1">
          <table:table-cell office:value-type="float" office:value="265216" calcext:value-type="float">
            <text:p>265216</text:p>
          </table:table-cell>
          <table:table-cell office:value-type="float" office:value="125" calcext:value-type="float">
            <text:p>125</text:p>
          </table:table-cell>
          <table:table-cell table:formula="of:=[.A967]/4096" office:value-type="float" office:value="64.75" calcext:value-type="float">
            <text:p>64.75</text:p>
          </table:table-cell>
          <table:table-cell table:formula="of:=[.B967]/4096" office:value-type="float" office:value="0.030517578125" calcext:value-type="float">
            <text:p>0.030517578125</text:p>
          </table:table-cell>
        </table:table-row>
        <table:table-row table:style-name="ro1">
          <table:table-cell office:value-type="float" office:value="265472" calcext:value-type="float">
            <text:p>265472</text:p>
          </table:table-cell>
          <table:table-cell office:value-type="float" office:value="137" calcext:value-type="float">
            <text:p>137</text:p>
          </table:table-cell>
          <table:table-cell table:formula="of:=[.A968]/4096" office:value-type="float" office:value="64.8125" calcext:value-type="float">
            <text:p>64.8125</text:p>
          </table:table-cell>
          <table:table-cell table:formula="of:=[.B968]/4096" office:value-type="float" office:value="0.033447265625" calcext:value-type="float">
            <text:p>0.033447265625</text:p>
          </table:table-cell>
        </table:table-row>
        <table:table-row table:style-name="ro1">
          <table:table-cell office:value-type="float" office:value="265728" calcext:value-type="float">
            <text:p>265728</text:p>
          </table:table-cell>
          <table:table-cell office:value-type="float" office:value="147" calcext:value-type="float">
            <text:p>147</text:p>
          </table:table-cell>
          <table:table-cell table:formula="of:=[.A969]/4096" office:value-type="float" office:value="64.875" calcext:value-type="float">
            <text:p>64.875</text:p>
          </table:table-cell>
          <table:table-cell table:formula="of:=[.B969]/4096" office:value-type="float" office:value="0.035888671875" calcext:value-type="float">
            <text:p>0.035888671875</text:p>
          </table:table-cell>
        </table:table-row>
        <table:table-row table:style-name="ro1">
          <table:table-cell office:value-type="float" office:value="265984" calcext:value-type="float">
            <text:p>265984</text:p>
          </table:table-cell>
          <table:table-cell office:value-type="float" office:value="154" calcext:value-type="float">
            <text:p>154</text:p>
          </table:table-cell>
          <table:table-cell table:formula="of:=[.A970]/4096" office:value-type="float" office:value="64.9375" calcext:value-type="float">
            <text:p>64.9375</text:p>
          </table:table-cell>
          <table:table-cell table:formula="of:=[.B970]/4096" office:value-type="float" office:value="0.03759765625" calcext:value-type="float">
            <text:p>0.03759765625</text:p>
          </table:table-cell>
        </table:table-row>
        <table:table-row table:style-name="ro1">
          <table:table-cell office:value-type="float" office:value="266240" calcext:value-type="float">
            <text:p>266240</text:p>
          </table:table-cell>
          <table:table-cell office:value-type="float" office:value="159" calcext:value-type="float">
            <text:p>159</text:p>
          </table:table-cell>
          <table:table-cell table:formula="of:=[.A971]/4096" office:value-type="float" office:value="65" calcext:value-type="float">
            <text:p>65</text:p>
          </table:table-cell>
          <table:table-cell table:formula="of:=[.B971]/4096" office:value-type="float" office:value="0.038818359375" calcext:value-type="float">
            <text:p>0.038818359375</text:p>
          </table:table-cell>
        </table:table-row>
        <table:table-row table:style-name="ro1">
          <table:table-cell office:value-type="float" office:value="266496" calcext:value-type="float">
            <text:p>266496</text:p>
          </table:table-cell>
          <table:table-cell office:value-type="float" office:value="161" calcext:value-type="float">
            <text:p>161</text:p>
          </table:table-cell>
          <table:table-cell table:formula="of:=[.A972]/4096" office:value-type="float" office:value="65.0625" calcext:value-type="float">
            <text:p>65.0625</text:p>
          </table:table-cell>
          <table:table-cell table:formula="of:=[.B972]/4096" office:value-type="float" office:value="0.039306640625" calcext:value-type="float">
            <text:p>0.039306640625</text:p>
          </table:table-cell>
        </table:table-row>
        <table:table-row table:style-name="ro1">
          <table:table-cell office:value-type="float" office:value="266752" calcext:value-type="float">
            <text:p>266752</text:p>
          </table:table-cell>
          <table:table-cell office:value-type="float" office:value="161" calcext:value-type="float">
            <text:p>161</text:p>
          </table:table-cell>
          <table:table-cell table:formula="of:=[.A973]/4096" office:value-type="float" office:value="65.125" calcext:value-type="float">
            <text:p>65.125</text:p>
          </table:table-cell>
          <table:table-cell table:formula="of:=[.B973]/4096" office:value-type="float" office:value="0.039306640625" calcext:value-type="float">
            <text:p>0.039306640625</text:p>
          </table:table-cell>
        </table:table-row>
        <table:table-row table:style-name="ro1">
          <table:table-cell office:value-type="float" office:value="267008" calcext:value-type="float">
            <text:p>267008</text:p>
          </table:table-cell>
          <table:table-cell office:value-type="float" office:value="161" calcext:value-type="float">
            <text:p>161</text:p>
          </table:table-cell>
          <table:table-cell table:formula="of:=[.A974]/4096" office:value-type="float" office:value="65.1875" calcext:value-type="float">
            <text:p>65.1875</text:p>
          </table:table-cell>
          <table:table-cell table:formula="of:=[.B974]/4096" office:value-type="float" office:value="0.039306640625" calcext:value-type="float">
            <text:p>0.039306640625</text:p>
          </table:table-cell>
        </table:table-row>
        <table:table-row table:style-name="ro1">
          <table:table-cell office:value-type="float" office:value="267264" calcext:value-type="float">
            <text:p>267264</text:p>
          </table:table-cell>
          <table:table-cell office:value-type="float" office:value="159" calcext:value-type="float">
            <text:p>159</text:p>
          </table:table-cell>
          <table:table-cell table:formula="of:=[.A975]/4096" office:value-type="float" office:value="65.25" calcext:value-type="float">
            <text:p>65.25</text:p>
          </table:table-cell>
          <table:table-cell table:formula="of:=[.B975]/4096" office:value-type="float" office:value="0.038818359375" calcext:value-type="float">
            <text:p>0.038818359375</text:p>
          </table:table-cell>
        </table:table-row>
        <table:table-row table:style-name="ro1">
          <table:table-cell office:value-type="float" office:value="267520" calcext:value-type="float">
            <text:p>267520</text:p>
          </table:table-cell>
          <table:table-cell office:value-type="float" office:value="155" calcext:value-type="float">
            <text:p>155</text:p>
          </table:table-cell>
          <table:table-cell table:formula="of:=[.A976]/4096" office:value-type="float" office:value="65.3125" calcext:value-type="float">
            <text:p>65.3125</text:p>
          </table:table-cell>
          <table:table-cell table:formula="of:=[.B976]/4096" office:value-type="float" office:value="0.037841796875" calcext:value-type="float">
            <text:p>0.037841796875</text:p>
          </table:table-cell>
        </table:table-row>
        <table:table-row table:style-name="ro1">
          <table:table-cell office:value-type="float" office:value="267776" calcext:value-type="float">
            <text:p>267776</text:p>
          </table:table-cell>
          <table:table-cell office:value-type="float" office:value="148" calcext:value-type="float">
            <text:p>148</text:p>
          </table:table-cell>
          <table:table-cell table:formula="of:=[.A977]/4096" office:value-type="float" office:value="65.375" calcext:value-type="float">
            <text:p>65.375</text:p>
          </table:table-cell>
          <table:table-cell table:formula="of:=[.B977]/4096" office:value-type="float" office:value="0.0361328125" calcext:value-type="float">
            <text:p>0.0361328125</text:p>
          </table:table-cell>
        </table:table-row>
        <table:table-row table:style-name="ro1">
          <table:table-cell office:value-type="float" office:value="268032" calcext:value-type="float">
            <text:p>268032</text:p>
          </table:table-cell>
          <table:table-cell office:value-type="float" office:value="139" calcext:value-type="float">
            <text:p>139</text:p>
          </table:table-cell>
          <table:table-cell table:formula="of:=[.A978]/4096" office:value-type="float" office:value="65.4375" calcext:value-type="float">
            <text:p>65.4375</text:p>
          </table:table-cell>
          <table:table-cell table:formula="of:=[.B978]/4096" office:value-type="float" office:value="0.033935546875" calcext:value-type="float">
            <text:p>0.033935546875</text:p>
          </table:table-cell>
        </table:table-row>
        <table:table-row table:style-name="ro1">
          <table:table-cell office:value-type="float" office:value="268288" calcext:value-type="float">
            <text:p>268288</text:p>
          </table:table-cell>
          <table:table-cell office:value-type="float" office:value="127" calcext:value-type="float">
            <text:p>127</text:p>
          </table:table-cell>
          <table:table-cell table:formula="of:=[.A979]/4096" office:value-type="float" office:value="65.5" calcext:value-type="float">
            <text:p>65.5</text:p>
          </table:table-cell>
          <table:table-cell table:formula="of:=[.B979]/4096" office:value-type="float" office:value="0.031005859375" calcext:value-type="float">
            <text:p>0.031005859375</text:p>
          </table:table-cell>
        </table:table-row>
        <table:table-row table:style-name="ro1">
          <table:table-cell office:value-type="float" office:value="268544" calcext:value-type="float">
            <text:p>268544</text:p>
          </table:table-cell>
          <table:table-cell office:value-type="float" office:value="113" calcext:value-type="float">
            <text:p>113</text:p>
          </table:table-cell>
          <table:table-cell table:formula="of:=[.A980]/4096" office:value-type="float" office:value="65.5625" calcext:value-type="float">
            <text:p>65.5625</text:p>
          </table:table-cell>
          <table:table-cell table:formula="of:=[.B980]/4096" office:value-type="float" office:value="0.027587890625" calcext:value-type="float">
            <text:p>0.027587890625</text:p>
          </table:table-cell>
        </table:table-row>
        <table:table-row table:style-name="ro1">
          <table:table-cell office:value-type="float" office:value="268800" calcext:value-type="float">
            <text:p>268800</text:p>
          </table:table-cell>
          <table:table-cell office:value-type="float" office:value="96" calcext:value-type="float">
            <text:p>96</text:p>
          </table:table-cell>
          <table:table-cell table:formula="of:=[.A981]/4096" office:value-type="float" office:value="65.625" calcext:value-type="float">
            <text:p>65.625</text:p>
          </table:table-cell>
          <table:table-cell table:formula="of:=[.B981]/4096"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269056" calcext:value-type="float">
            <text:p>269056</text:p>
          </table:table-cell>
          <table:table-cell office:value-type="float" office:value="77" calcext:value-type="float">
            <text:p>77</text:p>
          </table:table-cell>
          <table:table-cell table:formula="of:=[.A982]/4096" office:value-type="float" office:value="65.6875" calcext:value-type="float">
            <text:p>65.6875</text:p>
          </table:table-cell>
          <table:table-cell table:formula="of:=[.B982]/4096" office:value-type="float" office:value="0.018798828125" calcext:value-type="float">
            <text:p>0.018798828125</text:p>
          </table:table-cell>
        </table:table-row>
        <table:table-row table:style-name="ro1">
          <table:table-cell office:value-type="float" office:value="269312" calcext:value-type="float">
            <text:p>269312</text:p>
          </table:table-cell>
          <table:table-cell office:value-type="float" office:value="55" calcext:value-type="float">
            <text:p>55</text:p>
          </table:table-cell>
          <table:table-cell table:formula="of:=[.A983]/4096" office:value-type="float" office:value="65.75" calcext:value-type="float">
            <text:p>65.75</text:p>
          </table:table-cell>
          <table:table-cell table:formula="of:=[.B983]/4096" office:value-type="float" office:value="0.013427734375" calcext:value-type="float">
            <text:p>0.013427734375</text:p>
          </table:table-cell>
        </table:table-row>
        <table:table-row table:style-name="ro1">
          <table:table-cell office:value-type="float" office:value="269568" calcext:value-type="float">
            <text:p>269568</text:p>
          </table:table-cell>
          <table:table-cell office:value-type="float" office:value="31" calcext:value-type="float">
            <text:p>31</text:p>
          </table:table-cell>
          <table:table-cell table:formula="of:=[.A984]/4096" office:value-type="float" office:value="65.8125" calcext:value-type="float">
            <text:p>65.8125</text:p>
          </table:table-cell>
          <table:table-cell table:formula="of:=[.B984]/4096" office:value-type="float" office:value="0.007568359375" calcext:value-type="float">
            <text:p>0.007568359375</text:p>
          </table:table-cell>
        </table:table-row>
        <table:table-row table:style-name="ro1">
          <table:table-cell office:value-type="float" office:value="269824" calcext:value-type="float">
            <text:p>269824</text:p>
          </table:table-cell>
          <table:table-cell office:value-type="float" office:value="5" calcext:value-type="float">
            <text:p>5</text:p>
          </table:table-cell>
          <table:table-cell table:formula="of:=[.A985]/4096" office:value-type="float" office:value="65.875" calcext:value-type="float">
            <text:p>65.875</text:p>
          </table:table-cell>
          <table:table-cell table:formula="of:=[.B985]/4096" office:value-type="float" office:value="0.001220703125" calcext:value-type="float">
            <text:p>0.001220703125</text:p>
          </table:table-cell>
        </table:table-row>
        <table:table-row table:style-name="ro1">
          <table:table-cell office:value-type="float" office:value="270080" calcext:value-type="float">
            <text:p>270080</text:p>
          </table:table-cell>
          <table:table-cell office:value-type="float" office:value="0" calcext:value-type="float">
            <text:p>0</text:p>
          </table:table-cell>
          <table:table-cell table:formula="of:=[.A986]/4096" office:value-type="float" office:value="65.9375" calcext:value-type="float">
            <text:p>65.9375</text:p>
          </table:table-cell>
          <table:table-cell table:formula="of:=[.B98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28" calcext:value-type="float">
            <text:p>272128</text:p>
          </table:table-cell>
          <table:table-cell office:value-type="float" office:value="0" calcext:value-type="float">
            <text:p>0</text:p>
          </table:table-cell>
          <table:table-cell table:formula="of:=[.A987]/4096" office:value-type="float" office:value="66.4375" calcext:value-type="float">
            <text:p>66.4375</text:p>
          </table:table-cell>
          <table:table-cell table:formula="of:=[.B98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84" calcext:value-type="float">
            <text:p>272384</text:p>
          </table:table-cell>
          <table:table-cell office:value-type="float" office:value="21" calcext:value-type="float">
            <text:p>21</text:p>
          </table:table-cell>
          <table:table-cell table:formula="of:=[.A988]/4096" office:value-type="float" office:value="66.5" calcext:value-type="float">
            <text:p>66.5</text:p>
          </table:table-cell>
          <table:table-cell table:formula="of:=[.B988]/4096" office:value-type="float" office:value="0.005126953125" calcext:value-type="float">
            <text:p>0.005126953125</text:p>
          </table:table-cell>
        </table:table-row>
        <table:table-row table:style-name="ro1">
          <table:table-cell office:value-type="float" office:value="272640" calcext:value-type="float">
            <text:p>272640</text:p>
          </table:table-cell>
          <table:table-cell office:value-type="float" office:value="40" calcext:value-type="float">
            <text:p>40</text:p>
          </table:table-cell>
          <table:table-cell table:formula="of:=[.A989]/4096" office:value-type="float" office:value="66.5625" calcext:value-type="float">
            <text:p>66.5625</text:p>
          </table:table-cell>
          <table:table-cell table:formula="of:=[.B989]/4096" office:value-type="float" office:value="0.009765625" calcext:value-type="float">
            <text:p>0.009765625</text:p>
          </table:table-cell>
        </table:table-row>
        <table:table-row table:style-name="ro1">
          <table:table-cell office:value-type="float" office:value="272896" calcext:value-type="float">
            <text:p>272896</text:p>
          </table:table-cell>
          <table:table-cell office:value-type="float" office:value="57" calcext:value-type="float">
            <text:p>57</text:p>
          </table:table-cell>
          <table:table-cell table:formula="of:=[.A990]/4096" office:value-type="float" office:value="66.625" calcext:value-type="float">
            <text:p>66.625</text:p>
          </table:table-cell>
          <table:table-cell table:formula="of:=[.B990]/4096" office:value-type="float" office:value="0.013916015625" calcext:value-type="float">
            <text:p>0.013916015625</text:p>
          </table:table-cell>
        </table:table-row>
        <table:table-row table:style-name="ro1">
          <table:table-cell office:value-type="float" office:value="273152" calcext:value-type="float">
            <text:p>273152</text:p>
          </table:table-cell>
          <table:table-cell office:value-type="float" office:value="71" calcext:value-type="float">
            <text:p>71</text:p>
          </table:table-cell>
          <table:table-cell table:formula="of:=[.A991]/4096" office:value-type="float" office:value="66.6875" calcext:value-type="float">
            <text:p>66.6875</text:p>
          </table:table-cell>
          <table:table-cell table:formula="of:=[.B991]/4096" office:value-type="float" office:value="0.017333984375" calcext:value-type="float">
            <text:p>0.017333984375</text:p>
          </table:table-cell>
        </table:table-row>
        <table:table-row table:style-name="ro1">
          <table:table-cell office:value-type="float" office:value="273408" calcext:value-type="float">
            <text:p>273408</text:p>
          </table:table-cell>
          <table:table-cell office:value-type="float" office:value="83" calcext:value-type="float">
            <text:p>83</text:p>
          </table:table-cell>
          <table:table-cell table:formula="of:=[.A992]/4096" office:value-type="float" office:value="66.75" calcext:value-type="float">
            <text:p>66.75</text:p>
          </table:table-cell>
          <table:table-cell table:formula="of:=[.B992]/4096" office:value-type="float" office:value="0.020263671875" calcext:value-type="float">
            <text:p>0.020263671875</text:p>
          </table:table-cell>
        </table:table-row>
        <table:table-row table:style-name="ro1">
          <table:table-cell office:value-type="float" office:value="273664" calcext:value-type="float">
            <text:p>273664</text:p>
          </table:table-cell>
          <table:table-cell office:value-type="float" office:value="92" calcext:value-type="float">
            <text:p>92</text:p>
          </table:table-cell>
          <table:table-cell table:formula="of:=[.A993]/4096" office:value-type="float" office:value="66.8125" calcext:value-type="float">
            <text:p>66.8125</text:p>
          </table:table-cell>
          <table:table-cell table:formula="of:=[.B993]/4096" office:value-type="float" office:value="0.0224609375" calcext:value-type="float">
            <text:p>0.0224609375</text:p>
          </table:table-cell>
        </table:table-row>
        <table:table-row table:style-name="ro1">
          <table:table-cell office:value-type="float" office:value="273920" calcext:value-type="float">
            <text:p>273920</text:p>
          </table:table-cell>
          <table:table-cell office:value-type="float" office:value="99" calcext:value-type="float">
            <text:p>99</text:p>
          </table:table-cell>
          <table:table-cell table:formula="of:=[.A994]/4096" office:value-type="float" office:value="66.875" calcext:value-type="float">
            <text:p>66.875</text:p>
          </table:table-cell>
          <table:table-cell table:formula="of:=[.B994]/4096" office:value-type="float" office:value="0.024169921875" calcext:value-type="float">
            <text:p>0.024169921875</text:p>
          </table:table-cell>
        </table:table-row>
        <table:table-row table:style-name="ro1">
          <table:table-cell office:value-type="float" office:value="274176" calcext:value-type="float">
            <text:p>274176</text:p>
          </table:table-cell>
          <table:table-cell office:value-type="float" office:value="103" calcext:value-type="float">
            <text:p>103</text:p>
          </table:table-cell>
          <table:table-cell table:formula="of:=[.A995]/4096" office:value-type="float" office:value="66.9375" calcext:value-type="float">
            <text:p>66.9375</text:p>
          </table:table-cell>
          <table:table-cell table:formula="of:=[.B995]/4096" office:value-type="float" office:value="0.025146484375" calcext:value-type="float">
            <text:p>0.025146484375</text:p>
          </table:table-cell>
        </table:table-row>
        <table:table-row table:style-name="ro1">
          <table:table-cell office:value-type="float" office:value="274432" calcext:value-type="float">
            <text:p>274432</text:p>
          </table:table-cell>
          <table:table-cell office:value-type="float" office:value="105" calcext:value-type="float">
            <text:p>105</text:p>
          </table:table-cell>
          <table:table-cell table:formula="of:=[.A996]/4096" office:value-type="float" office:value="67" calcext:value-type="float">
            <text:p>67</text:p>
          </table:table-cell>
          <table:table-cell table:formula="of:=[.B996]/4096" office:value-type="float" office:value="0.025634765625" calcext:value-type="float">
            <text:p>0.025634765625</text:p>
          </table:table-cell>
        </table:table-row>
        <table:table-row table:style-name="ro1">
          <table:table-cell office:value-type="float" office:value="274688" calcext:value-type="float">
            <text:p>274688</text:p>
          </table:table-cell>
          <table:table-cell office:value-type="float" office:value="105" calcext:value-type="float">
            <text:p>105</text:p>
          </table:table-cell>
          <table:table-cell table:formula="of:=[.A997]/4096" office:value-type="float" office:value="67.0625" calcext:value-type="float">
            <text:p>67.0625</text:p>
          </table:table-cell>
          <table:table-cell table:formula="of:=[.B997]/4096" office:value-type="float" office:value="0.025634765625" calcext:value-type="float">
            <text:p>0.025634765625</text:p>
          </table:table-cell>
        </table:table-row>
        <table:table-row table:style-name="ro1">
          <table:table-cell office:value-type="float" office:value="274944" calcext:value-type="float">
            <text:p>274944</text:p>
          </table:table-cell>
          <table:table-cell office:value-type="float" office:value="103" calcext:value-type="float">
            <text:p>103</text:p>
          </table:table-cell>
          <table:table-cell table:formula="of:=[.A998]/4096" office:value-type="float" office:value="67.125" calcext:value-type="float">
            <text:p>67.125</text:p>
          </table:table-cell>
          <table:table-cell table:formula="of:=[.B998]/4096" office:value-type="float" office:value="0.025146484375" calcext:value-type="float">
            <text:p>0.025146484375</text:p>
          </table:table-cell>
        </table:table-row>
        <table:table-row table:style-name="ro1">
          <table:table-cell office:value-type="float" office:value="275200" calcext:value-type="float">
            <text:p>275200</text:p>
          </table:table-cell>
          <table:table-cell office:value-type="float" office:value="99" calcext:value-type="float">
            <text:p>99</text:p>
          </table:table-cell>
          <table:table-cell table:formula="of:=[.A999]/4096" office:value-type="float" office:value="67.1875" calcext:value-type="float">
            <text:p>67.1875</text:p>
          </table:table-cell>
          <table:table-cell table:formula="of:=[.B999]/4096" office:value-type="float" office:value="0.024169921875" calcext:value-type="float">
            <text:p>0.024169921875</text:p>
          </table:table-cell>
        </table:table-row>
        <table:table-row table:style-name="ro1">
          <table:table-cell office:value-type="float" office:value="275456" calcext:value-type="float">
            <text:p>275456</text:p>
          </table:table-cell>
          <table:table-cell office:value-type="float" office:value="92" calcext:value-type="float">
            <text:p>92</text:p>
          </table:table-cell>
          <table:table-cell table:formula="of:=[.A1000]/4096" office:value-type="float" office:value="67.25" calcext:value-type="float">
            <text:p>67.25</text:p>
          </table:table-cell>
          <table:table-cell table:formula="of:=[.B1000]/4096" office:value-type="float" office:value="0.0224609375" calcext:value-type="float">
            <text:p>0.0224609375</text:p>
          </table:table-cell>
        </table:table-row>
        <table:table-row table:style-name="ro1">
          <table:table-cell office:value-type="float" office:value="275712" calcext:value-type="float">
            <text:p>275712</text:p>
          </table:table-cell>
          <table:table-cell office:value-type="float" office:value="83" calcext:value-type="float">
            <text:p>83</text:p>
          </table:table-cell>
          <table:table-cell table:formula="of:=[.A1001]/4096" office:value-type="float" office:value="67.3125" calcext:value-type="float">
            <text:p>67.3125</text:p>
          </table:table-cell>
          <table:table-cell table:formula="of:=[.B1001]/4096" office:value-type="float" office:value="0.020263671875" calcext:value-type="float">
            <text:p>0.020263671875</text:p>
          </table:table-cell>
        </table:table-row>
        <table:table-row table:style-name="ro1">
          <table:table-cell office:value-type="float" office:value="275968" calcext:value-type="float">
            <text:p>275968</text:p>
          </table:table-cell>
          <table:table-cell office:value-type="float" office:value="71" calcext:value-type="float">
            <text:p>71</text:p>
          </table:table-cell>
          <table:table-cell table:formula="of:=[.A1002]/4096" office:value-type="float" office:value="67.375" calcext:value-type="float">
            <text:p>67.375</text:p>
          </table:table-cell>
          <table:table-cell table:formula="of:=[.B1002]/4096" office:value-type="float" office:value="0.017333984375" calcext:value-type="float">
            <text:p>0.017333984375</text:p>
          </table:table-cell>
        </table:table-row>
        <table:table-row table:style-name="ro1">
          <table:table-cell office:value-type="float" office:value="276224" calcext:value-type="float">
            <text:p>276224</text:p>
          </table:table-cell>
          <table:table-cell office:value-type="float" office:value="57" calcext:value-type="float">
            <text:p>57</text:p>
          </table:table-cell>
          <table:table-cell table:formula="of:=[.A1003]/4096" office:value-type="float" office:value="67.4375" calcext:value-type="float">
            <text:p>67.4375</text:p>
          </table:table-cell>
          <table:table-cell table:formula="of:=[.B1003]/4096" office:value-type="float" office:value="0.013916015625" calcext:value-type="float">
            <text:p>0.013916015625</text:p>
          </table:table-cell>
        </table:table-row>
        <table:table-row table:style-name="ro1">
          <table:table-cell office:value-type="float" office:value="276480" calcext:value-type="float">
            <text:p>276480</text:p>
          </table:table-cell>
          <table:table-cell office:value-type="float" office:value="40" calcext:value-type="float">
            <text:p>40</text:p>
          </table:table-cell>
          <table:table-cell table:formula="of:=[.A1004]/4096" office:value-type="float" office:value="67.5" calcext:value-type="float">
            <text:p>67.5</text:p>
          </table:table-cell>
          <table:table-cell table:formula="of:=[.B1004]/4096" office:value-type="float" office:value="0.009765625" calcext:value-type="float">
            <text:p>0.009765625</text:p>
          </table:table-cell>
        </table:table-row>
        <table:table-row table:style-name="ro1">
          <table:table-cell office:value-type="float" office:value="276736" calcext:value-type="float">
            <text:p>276736</text:p>
          </table:table-cell>
          <table:table-cell office:value-type="float" office:value="21" calcext:value-type="float">
            <text:p>21</text:p>
          </table:table-cell>
          <table:table-cell table:formula="of:=[.A1005]/4096" office:value-type="float" office:value="67.5625" calcext:value-type="float">
            <text:p>67.5625</text:p>
          </table:table-cell>
          <table:table-cell table:formula="of:=[.B1005]/4096" office:value-type="float" office:value="0.005126953125" calcext:value-type="float">
            <text:p>0.005126953125</text:p>
          </table:table-cell>
        </table:table-row>
        <table:table-row table:style-name="ro1">
          <table:table-cell office:value-type="float" office:value="276992" calcext:value-type="float">
            <text:p>276992</text:p>
          </table:table-cell>
          <table:table-cell office:value-type="float" office:value="0" calcext:value-type="float">
            <text:p>0</text:p>
          </table:table-cell>
          <table:table-cell table:formula="of:=[.A1006]/4096" office:value-type="float" office:value="67.625" calcext:value-type="float">
            <text:p>67.625</text:p>
          </table:table-cell>
          <table:table-cell table:formula="of:=[.B100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40" calcext:value-type="float">
            <text:p>279040</text:p>
          </table:table-cell>
          <table:table-cell office:value-type="float" office:value="0" calcext:value-type="float">
            <text:p>0</text:p>
          </table:table-cell>
          <table:table-cell table:formula="of:=[.A1007]/4096" office:value-type="float" office:value="68.125" calcext:value-type="float">
            <text:p>68.125</text:p>
          </table:table-cell>
          <table:table-cell table:formula="of:=[.B100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96" calcext:value-type="float">
            <text:p>279296</text:p>
          </table:table-cell>
          <table:table-cell office:value-type="float" office:value="17" calcext:value-type="float">
            <text:p>17</text:p>
          </table:table-cell>
          <table:table-cell table:formula="of:=[.A1008]/4096" office:value-type="float" office:value="68.1875" calcext:value-type="float">
            <text:p>68.1875</text:p>
          </table:table-cell>
          <table:table-cell table:formula="of:=[.B1008]/4096" office:value-type="float" office:value="0.004150390625" calcext:value-type="float">
            <text:p>0.004150390625</text:p>
          </table:table-cell>
        </table:table-row>
        <table:table-row table:style-name="ro1">
          <table:table-cell office:value-type="float" office:value="279552" calcext:value-type="float">
            <text:p>279552</text:p>
          </table:table-cell>
          <table:table-cell office:value-type="float" office:value="32" calcext:value-type="float">
            <text:p>32</text:p>
          </table:table-cell>
          <table:table-cell table:formula="of:=[.A1009]/4096" office:value-type="float" office:value="68.25" calcext:value-type="float">
            <text:p>68.25</text:p>
          </table:table-cell>
          <table:table-cell table:formula="of:=[.B1009]/4096" office:value-type="float" office:value="0.0078125" calcext:value-type="float">
            <text:p>0.0078125</text:p>
          </table:table-cell>
        </table:table-row>
        <table:table-row table:style-name="ro1">
          <table:table-cell office:value-type="float" office:value="279808" calcext:value-type="float">
            <text:p>279808</text:p>
          </table:table-cell>
          <table:table-cell office:value-type="float" office:value="44" calcext:value-type="float">
            <text:p>44</text:p>
          </table:table-cell>
          <table:table-cell table:formula="of:=[.A1010]/4096" office:value-type="float" office:value="68.3125" calcext:value-type="float">
            <text:p>68.3125</text:p>
          </table:table-cell>
          <table:table-cell table:formula="of:=[.B1010]/4096" office:value-type="float" office:value="0.0107421875" calcext:value-type="float">
            <text:p>0.0107421875</text:p>
          </table:table-cell>
        </table:table-row>
        <table:table-row table:style-name="ro1">
          <table:table-cell office:value-type="float" office:value="280064" calcext:value-type="float">
            <text:p>280064</text:p>
          </table:table-cell>
          <table:table-cell office:value-type="float" office:value="54" calcext:value-type="float">
            <text:p>54</text:p>
          </table:table-cell>
          <table:table-cell table:formula="of:=[.A1011]/4096" office:value-type="float" office:value="68.375" calcext:value-type="float">
            <text:p>68.375</text:p>
          </table:table-cell>
          <table:table-cell table:formula="of:=[.B1011]/4096" office:value-type="float" office:value="0.01318359375" calcext:value-type="float">
            <text:p>0.01318359375</text:p>
          </table:table-cell>
        </table:table-row>
        <table:table-row table:style-name="ro1">
          <table:table-cell office:value-type="float" office:value="280320" calcext:value-type="float">
            <text:p>280320</text:p>
          </table:table-cell>
          <table:table-cell office:value-type="float" office:value="61" calcext:value-type="float">
            <text:p>61</text:p>
          </table:table-cell>
          <table:table-cell table:formula="of:=[.A1012]/4096" office:value-type="float" office:value="68.4375" calcext:value-type="float">
            <text:p>68.4375</text:p>
          </table:table-cell>
          <table:table-cell table:formula="of:=[.B1012]/4096" office:value-type="float" office:value="0.014892578125" calcext:value-type="float">
            <text:p>0.014892578125</text:p>
          </table:table-cell>
        </table:table-row>
        <table:table-row table:style-name="ro1">
          <table:table-cell office:value-type="float" office:value="280576" calcext:value-type="float">
            <text:p>280576</text:p>
          </table:table-cell>
          <table:table-cell office:value-type="float" office:value="66" calcext:value-type="float">
            <text:p>66</text:p>
          </table:table-cell>
          <table:table-cell table:formula="of:=[.A1013]/4096" office:value-type="float" office:value="68.5" calcext:value-type="float">
            <text:p>68.5</text:p>
          </table:table-cell>
          <table:table-cell table:formula="of:=[.B1013]/4096" office:value-type="float" office:value="0.01611328125" calcext:value-type="float">
            <text:p>0.01611328125</text:p>
          </table:table-cell>
        </table:table-row>
        <table:table-row table:style-name="ro1">
          <table:table-cell office:value-type="float" office:value="280832" calcext:value-type="float">
            <text:p>280832</text:p>
          </table:table-cell>
          <table:table-cell office:value-type="float" office:value="68" calcext:value-type="float">
            <text:p>68</text:p>
          </table:table-cell>
          <table:table-cell table:formula="of:=[.A1014]/4096" office:value-type="float" office:value="68.5625" calcext:value-type="float">
            <text:p>68.5625</text:p>
          </table:table-cell>
          <table:table-cell table:formula="of:=[.B1014]/4096" office:value-type="float" office:value="0.0166015625" calcext:value-type="float">
            <text:p>0.0166015625</text:p>
          </table:table-cell>
        </table:table-row>
        <table:table-row table:style-name="ro1">
          <table:table-cell office:value-type="float" office:value="281088" calcext:value-type="float">
            <text:p>281088</text:p>
          </table:table-cell>
          <table:table-cell office:value-type="float" office:value="68" calcext:value-type="float">
            <text:p>68</text:p>
          </table:table-cell>
          <table:table-cell table:formula="of:=[.A1015]/4096" office:value-type="float" office:value="68.625" calcext:value-type="float">
            <text:p>68.625</text:p>
          </table:table-cell>
          <table:table-cell table:formula="of:=[.B1015]/4096" office:value-type="float" office:value="0.0166015625" calcext:value-type="float">
            <text:p>0.0166015625</text:p>
          </table:table-cell>
        </table:table-row>
        <table:table-row table:style-name="ro1">
          <table:table-cell office:value-type="float" office:value="281344" calcext:value-type="float">
            <text:p>281344</text:p>
          </table:table-cell>
          <table:table-cell office:value-type="float" office:value="68" calcext:value-type="float">
            <text:p>68</text:p>
          </table:table-cell>
          <table:table-cell table:formula="of:=[.A1016]/4096" office:value-type="float" office:value="68.6875" calcext:value-type="float">
            <text:p>68.6875</text:p>
          </table:table-cell>
          <table:table-cell table:formula="of:=[.B1016]/4096" office:value-type="float" office:value="0.0166015625" calcext:value-type="float">
            <text:p>0.0166015625</text:p>
          </table:table-cell>
        </table:table-row>
        <table:table-row table:style-name="ro1">
          <table:table-cell office:value-type="float" office:value="281600" calcext:value-type="float">
            <text:p>281600</text:p>
          </table:table-cell>
          <table:table-cell office:value-type="float" office:value="66" calcext:value-type="float">
            <text:p>66</text:p>
          </table:table-cell>
          <table:table-cell table:formula="of:=[.A1017]/4096" office:value-type="float" office:value="68.75" calcext:value-type="float">
            <text:p>68.75</text:p>
          </table:table-cell>
          <table:table-cell table:formula="of:=[.B1017]/4096" office:value-type="float" office:value="0.01611328125" calcext:value-type="float">
            <text:p>0.01611328125</text:p>
          </table:table-cell>
        </table:table-row>
        <table:table-row table:style-name="ro1">
          <table:table-cell office:value-type="float" office:value="281856" calcext:value-type="float">
            <text:p>281856</text:p>
          </table:table-cell>
          <table:table-cell office:value-type="float" office:value="62" calcext:value-type="float">
            <text:p>62</text:p>
          </table:table-cell>
          <table:table-cell table:formula="of:=[.A1018]/4096" office:value-type="float" office:value="68.8125" calcext:value-type="float">
            <text:p>68.8125</text:p>
          </table:table-cell>
          <table:table-cell table:formula="of:=[.B1018]/4096" office:value-type="float" office:value="0.01513671875" calcext:value-type="float">
            <text:p>0.01513671875</text:p>
          </table:table-cell>
        </table:table-row>
        <table:table-row table:style-name="ro1">
          <table:table-cell office:value-type="float" office:value="282112" calcext:value-type="float">
            <text:p>282112</text:p>
          </table:table-cell>
          <table:table-cell office:value-type="float" office:value="55" calcext:value-type="float">
            <text:p>55</text:p>
          </table:table-cell>
          <table:table-cell table:formula="of:=[.A1019]/4096" office:value-type="float" office:value="68.875" calcext:value-type="float">
            <text:p>68.875</text:p>
          </table:table-cell>
          <table:table-cell table:formula="of:=[.B1019]/4096" office:value-type="float" office:value="0.013427734375" calcext:value-type="float">
            <text:p>0.013427734375</text:p>
          </table:table-cell>
        </table:table-row>
        <table:table-row table:style-name="ro1">
          <table:table-cell office:value-type="float" office:value="282368" calcext:value-type="float">
            <text:p>282368</text:p>
          </table:table-cell>
          <table:table-cell office:value-type="float" office:value="46" calcext:value-type="float">
            <text:p>46</text:p>
          </table:table-cell>
          <table:table-cell table:formula="of:=[.A1020]/4096" office:value-type="float" office:value="68.9375" calcext:value-type="float">
            <text:p>68.9375</text:p>
          </table:table-cell>
          <table:table-cell table:formula="of:=[.B1020]/4096" office:value-type="float" office:value="0.01123046875" calcext:value-type="float">
            <text:p>0.01123046875</text:p>
          </table:table-cell>
        </table:table-row>
        <table:table-row table:style-name="ro1">
          <table:table-cell office:value-type="float" office:value="282624" calcext:value-type="float">
            <text:p>282624</text:p>
          </table:table-cell>
          <table:table-cell office:value-type="float" office:value="34" calcext:value-type="float">
            <text:p>34</text:p>
          </table:table-cell>
          <table:table-cell table:formula="of:=[.A1021]/4096" office:value-type="float" office:value="69" calcext:value-type="float">
            <text:p>69</text:p>
          </table:table-cell>
          <table:table-cell table:formula="of:=[.B1021]/4096" office:value-type="float" office:value="0.00830078125" calcext:value-type="float">
            <text:p>0.00830078125</text:p>
          </table:table-cell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float" office:value="20" calcext:value-type="float">
            <text:p>20</text:p>
          </table:table-cell>
          <table:table-cell table:formula="of:=[.A1022]/4096" office:value-type="float" office:value="69.0625" calcext:value-type="float">
            <text:p>69.0625</text:p>
          </table:table-cell>
          <table:table-cell table:formula="of:=[.B1022]/4096" office:value-type="float" office:value="0.0048828125" calcext:value-type="float">
            <text:p>0.0048828125</text:p>
          </table:table-cell>
        </table:table-row>
        <table:table-row table:style-name="ro1">
          <table:table-cell office:value-type="float" office:value="283136" calcext:value-type="float">
            <text:p>283136</text:p>
          </table:table-cell>
          <table:table-cell office:value-type="float" office:value="3" calcext:value-type="float">
            <text:p>3</text:p>
          </table:table-cell>
          <table:table-cell table:formula="of:=[.A1023]/4096" office:value-type="float" office:value="69.125" calcext:value-type="float">
            <text:p>69.125</text:p>
          </table:table-cell>
          <table:table-cell table:formula="of:=[.B1023]/4096" office:value-type="float" office:value="0.000732421875" calcext:value-type="float">
            <text:p>0.000732421875</text:p>
          </table:table-cell>
        </table:table-row>
        <table:table-row table:style-name="ro1">
          <table:table-cell office:value-type="float" office:value="283392" calcext:value-type="float">
            <text:p>283392</text:p>
          </table:table-cell>
          <table:table-cell office:value-type="float" office:value="0" calcext:value-type="float">
            <text:p>0</text:p>
          </table:table-cell>
          <table:table-cell table:formula="of:=[.A1024]/4096" office:value-type="float" office:value="69.1875" calcext:value-type="float">
            <text:p>69.1875</text:p>
          </table:table-cell>
          <table:table-cell table:formula="of:=[.B1024]/4096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1066.42pt" svg:height="599.84pt" svg:x="257.27pt" svg:y="2.86pt">
            <draw:object draw:notify-on-update-of-ranges="Sheet2.A1:Sheet2.A1024 Sheet2.B1:Sheet2.B10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124401" calcext:value-type="float">
            <text:p>0.124401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185704" calcext:value-type="float">
            <text:p>0.18570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46407" calcext:value-type="float">
            <text:p>0.24640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306512" calcext:value-type="float">
            <text:p>0.30651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366019" calcext:value-type="float">
            <text:p>0.366019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424926" calcext:value-type="float">
            <text:p>0.42492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83235" calcext:value-type="float">
            <text:p>0.483235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540945" calcext:value-type="float">
            <text:p>0.54094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598056" calcext:value-type="float">
            <text:p>0.598056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654568" calcext:value-type="float">
            <text:p>0.65456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10482" calcext:value-type="float">
            <text:p>0.710482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765797" calcext:value-type="float">
            <text:p>0.765797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20513" calcext:value-type="float">
            <text:p>0.820513</text:p>
          </table:table-cell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874631" calcext:value-type="float">
            <text:p>0.874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8149" calcext:value-type="float">
            <text:p>0.928149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0.981069" calcext:value-type="float">
            <text:p>0.981069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1.03339" calcext:value-type="float">
            <text:p>1.03339</text:p>
          </table:table-cell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1.08511" calcext:value-type="float">
            <text:p>1.0851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13624" calcext:value-type="float">
            <text:p>1.13624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office:value-type="float" office:value="1.18676" calcext:value-type="float">
            <text:p>1.18676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23669" calcext:value-type="float">
            <text:p>1.23669</text:p>
          </table:table-cell>
        </table:table-row>
        <table:table-row table:style-name="ro1">
          <table:table-cell office:value-type="float" office:value="1.4375" calcext:value-type="float">
            <text:p>1.4375</text:p>
          </table:table-cell>
          <table:table-cell office:value-type="float" office:value="1.28602" calcext:value-type="float">
            <text:p>1.286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3474" calcext:value-type="float">
            <text:p>1.33474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1.38287" calcext:value-type="float">
            <text:p>1.38287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.4304" calcext:value-type="float">
            <text:p>1.4304</text:p>
          </table:table-cell>
        </table:table-row>
        <table:table-row table:style-name="ro1">
          <table:table-cell office:value-type="float" office:value="1.6875" calcext:value-type="float">
            <text:p>1.6875</text:p>
          </table:table-cell>
          <table:table-cell office:value-type="float" office:value="1.47734" calcext:value-type="float">
            <text:p>1.4773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52367" calcext:value-type="float">
            <text:p>1.52367</text:p>
          </table:table-cell>
        </table:table-row>
        <table:table-row table:style-name="ro1">
          <table:table-cell office:value-type="float" office:value="1.8125" calcext:value-type="float">
            <text:p>1.8125</text:p>
          </table:table-cell>
          <table:table-cell office:value-type="float" office:value="1.56941" calcext:value-type="float">
            <text:p>1.56941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1.61454" calcext:value-type="float">
            <text:p>1.61454</text:p>
          </table:table-cell>
        </table:table-row>
        <table:table-row table:style-name="ro1">
          <table:table-cell office:value-type="float" office:value="1.9375" calcext:value-type="float">
            <text:p>1.9375</text:p>
          </table:table-cell>
          <table:table-cell office:value-type="float" office:value="1.65908" calcext:value-type="float">
            <text:p>1.65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0302" calcext:value-type="float">
            <text:p>1.70302</text:p>
          </table:table-cell>
        </table:table-row>
        <table:table-row table:style-name="ro1">
          <table:table-cell office:value-type="float" office:value="2.0625" calcext:value-type="float">
            <text:p>2.0625</text:p>
          </table:table-cell>
          <table:table-cell office:value-type="float" office:value="1.74636" calcext:value-type="float">
            <text:p>1.74636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1.7891" calcext:value-type="float">
            <text:p>1.7891</text:p>
          </table:table-cell>
        </table:table-row>
        <table:table-row table:style-name="ro1">
          <table:table-cell office:value-type="float" office:value="2.1875" calcext:value-type="float">
            <text:p>2.1875</text:p>
          </table:table-cell>
          <table:table-cell office:value-type="float" office:value="1.83124" calcext:value-type="float">
            <text:p>1.8312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87278" calcext:value-type="float">
            <text:p>1.87278</text:p>
          </table:table-cell>
        </table:table-row>
        <table:table-row table:style-name="ro1">
          <table:table-cell office:value-type="float" office:value="2.3125" calcext:value-type="float">
            <text:p>2.3125</text:p>
          </table:table-cell>
          <table:table-cell office:value-type="float" office:value="1.91373" calcext:value-type="float">
            <text:p>1.91373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1.95408" calcext:value-type="float">
            <text:p>1.95408</text:p>
          </table:table-cell>
        </table:table-row>
        <table:table-row table:style-name="ro1">
          <table:table-cell office:value-type="float" office:value="2.4375" calcext:value-type="float">
            <text:p>2.4375</text:p>
          </table:table-cell>
          <table:table-cell office:value-type="float" office:value="1.99382" calcext:value-type="float">
            <text:p>1.9938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03297" calcext:value-type="float">
            <text:p>2.03297</text:p>
          </table:table-cell>
        </table:table-row>
        <table:table-row table:style-name="ro1">
          <table:table-cell office:value-type="float" office:value="2.5625" calcext:value-type="float">
            <text:p>2.5625</text:p>
          </table:table-cell>
          <table:table-cell office:value-type="float" office:value="2.07152" calcext:value-type="float">
            <text:p>2.07152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2.10947" calcext:value-type="float">
            <text:p>2.10947</text:p>
          </table:table-cell>
        </table:table-row>
        <table:table-row table:style-name="ro1">
          <table:table-cell office:value-type="float" office:value="2.6875" calcext:value-type="float">
            <text:p>2.6875</text:p>
          </table:table-cell>
          <table:table-cell office:value-type="float" office:value="2.14682" calcext:value-type="float">
            <text:p>2.14682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2.18358" calcext:value-type="float">
            <text:p>2.18358</text:p>
          </table:table-cell>
        </table:table-row>
        <table:table-row table:style-name="ro1">
          <table:table-cell office:value-type="float" office:value="2.8125" calcext:value-type="float">
            <text:p>2.8125</text:p>
          </table:table-cell>
          <table:table-cell office:value-type="float" office:value="2.21973" calcext:value-type="float">
            <text:p>2.21973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2.25529" calcext:value-type="float">
            <text:p>2.25529</text:p>
          </table:table-cell>
        </table:table-row>
        <table:table-row table:style-name="ro1">
          <table:table-cell office:value-type="float" office:value="2.9375" calcext:value-type="float">
            <text:p>2.9375</text:p>
          </table:table-cell>
          <table:table-cell office:value-type="float" office:value="2.29025" calcext:value-type="float">
            <text:p>2.29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246" calcext:value-type="float">
            <text:p>2.3246</text:p>
          </table:table-cell>
        </table:table-row>
        <table:table-row table:style-name="ro1">
          <table:table-cell office:value-type="float" office:value="3.0625" calcext:value-type="float">
            <text:p>3.0625</text:p>
          </table:table-cell>
          <table:table-cell office:value-type="float" office:value="2.35836" calcext:value-type="float">
            <text:p>2.35836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2.39153" calcext:value-type="float">
            <text:p>2.39153</text:p>
          </table:table-cell>
        </table:table-row>
        <table:table-row table:style-name="ro1">
          <table:table-cell office:value-type="float" office:value="3.1875" calcext:value-type="float">
            <text:p>3.1875</text:p>
          </table:table-cell>
          <table:table-cell office:value-type="float" office:value="2.42409" calcext:value-type="float">
            <text:p>2.42409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45605" calcext:value-type="float">
            <text:p>2.45605</text:p>
          </table:table-cell>
        </table:table-row>
        <table:table-row table:style-name="ro1">
          <table:table-cell office:value-type="float" office:value="3.3125" calcext:value-type="float">
            <text:p>3.3125</text:p>
          </table:table-cell>
          <table:table-cell office:value-type="float" office:value="2.48742" calcext:value-type="float">
            <text:p>2.48742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2.51818" calcext:value-type="float">
            <text:p>2.51818</text:p>
          </table:table-cell>
        </table:table-row>
        <table:table-row table:style-name="ro1">
          <table:table-cell office:value-type="float" office:value="3.4375" calcext:value-type="float">
            <text:p>3.4375</text:p>
          </table:table-cell>
          <table:table-cell office:value-type="float" office:value="2.54835" calcext:value-type="float">
            <text:p>2.548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57792" calcext:value-type="float">
            <text:p>2.57792</text:p>
          </table:table-cell>
        </table:table-row>
        <table:table-row table:style-name="ro1">
          <table:table-cell office:value-type="float" office:value="3.5625" calcext:value-type="float">
            <text:p>3.5625</text:p>
          </table:table-cell>
          <table:table-cell office:value-type="float" office:value="2.60689" calcext:value-type="float">
            <text:p>2.60689</text:p>
          </table:table-cell>
        </table:table-row>
        <table:table-row table:style-name="ro1">
          <table:table-cell office:value-type="float" office:value="3.625" calcext:value-type="float">
            <text:p>3.625</text:p>
          </table:table-cell>
          <table:table-cell office:value-type="float" office:value="2.63526" calcext:value-type="float">
            <text:p>2.63526</text:p>
          </table:table-cell>
        </table:table-row>
        <table:table-row table:style-name="ro1">
          <table:table-cell office:value-type="float" office:value="3.6875" calcext:value-type="float">
            <text:p>3.6875</text:p>
          </table:table-cell>
          <table:table-cell office:value-type="float" office:value="2.66303" calcext:value-type="float">
            <text:p>2.66303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6902" calcext:value-type="float">
            <text:p>2.6902</text:p>
          </table:table-cell>
        </table:table-row>
        <table:table-row table:style-name="ro1">
          <table:table-cell office:value-type="float" office:value="3.8125" calcext:value-type="float">
            <text:p>3.8125</text:p>
          </table:table-cell>
          <table:table-cell office:value-type="float" office:value="2.71678" calcext:value-type="float">
            <text:p>2.71678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2.74275" calcext:value-type="float">
            <text:p>2.74275</text:p>
          </table:table-cell>
        </table:table-row>
        <table:table-row table:style-name="ro1">
          <table:table-cell office:value-type="float" office:value="3.9375" calcext:value-type="float">
            <text:p>3.9375</text:p>
          </table:table-cell>
          <table:table-cell office:value-type="float" office:value="2.76813" calcext:value-type="float">
            <text:p>2.76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9291" calcext:value-type="float">
            <text:p>2.79291</text:p>
          </table:table-cell>
        </table:table-row>
        <table:table-row table:style-name="ro1">
          <table:table-cell office:value-type="float" office:value="4.0625" calcext:value-type="float">
            <text:p>4.0625</text:p>
          </table:table-cell>
          <table:table-cell office:value-type="float" office:value="2.81709" calcext:value-type="float">
            <text:p>2.81709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office:value-type="float" office:value="2.84067" calcext:value-type="float">
            <text:p>2.84067</text:p>
          </table:table-cell>
        </table:table-row>
        <table:table-row table:style-name="ro1">
          <table:table-cell office:value-type="float" office:value="4.1875" calcext:value-type="float">
            <text:p>4.1875</text:p>
          </table:table-cell>
          <table:table-cell office:value-type="float" office:value="2.86365" calcext:value-type="float">
            <text:p>2.8636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2.88604" calcext:value-type="float">
            <text:p>2.88604</text:p>
          </table:table-cell>
        </table:table-row>
        <table:table-row table:style-name="ro1">
          <table:table-cell office:value-type="float" office:value="4.3125" calcext:value-type="float">
            <text:p>4.3125</text:p>
          </table:table-cell>
          <table:table-cell office:value-type="float" office:value="2.90782" calcext:value-type="float">
            <text:p>2.90782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2.92901" calcext:value-type="float">
            <text:p>2.92901</text:p>
          </table:table-cell>
        </table:table-row>
        <table:table-row table:style-name="ro1">
          <table:table-cell office:value-type="float" office:value="4.4375" calcext:value-type="float">
            <text:p>4.4375</text:p>
          </table:table-cell>
          <table:table-cell office:value-type="float" office:value="2.94959" calcext:value-type="float">
            <text:p>2.9495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96958" calcext:value-type="float">
            <text:p>2.96958</text:p>
          </table:table-cell>
        </table:table-row>
        <table:table-row table:style-name="ro1">
          <table:table-cell office:value-type="float" office:value="4.5625" calcext:value-type="float">
            <text:p>4.5625</text:p>
          </table:table-cell>
          <table:table-cell office:value-type="float" office:value="2.98897" calcext:value-type="float">
            <text:p>2.98897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3.00776" calcext:value-type="float">
            <text:p>3.00776</text:p>
          </table:table-cell>
        </table:table-row>
        <table:table-row table:style-name="ro1">
          <table:table-cell office:value-type="float" office:value="4.6875" calcext:value-type="float">
            <text:p>4.6875</text:p>
          </table:table-cell>
          <table:table-cell office:value-type="float" office:value="3.02596" calcext:value-type="float">
            <text:p>3.02596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3.04355" calcext:value-type="float">
            <text:p>3.04355</text:p>
          </table:table-cell>
        </table:table-row>
        <table:table-row table:style-name="ro1">
          <table:table-cell office:value-type="float" office:value="4.8125" calcext:value-type="float">
            <text:p>4.8125</text:p>
          </table:table-cell>
          <table:table-cell office:value-type="float" office:value="3.06054" calcext:value-type="float">
            <text:p>3.06054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3.07694" calcext:value-type="float">
            <text:p>3.07694</text:p>
          </table:table-cell>
        </table:table-row>
        <table:table-row table:style-name="ro1">
          <table:table-cell office:value-type="float" office:value="4.9375" calcext:value-type="float">
            <text:p>4.9375</text:p>
          </table:table-cell>
          <table:table-cell office:value-type="float" office:value="3.09274" calcext:value-type="float">
            <text:p>3.09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0793" calcext:value-type="float">
            <text:p>3.10793</text:p>
          </table:table-cell>
        </table:table-row>
        <table:table-row table:style-name="ro1">
          <table:table-cell office:value-type="float" office:value="5.0625" calcext:value-type="float">
            <text:p>5.0625</text:p>
          </table:table-cell>
          <table:table-cell office:value-type="float" office:value="3.12253" calcext:value-type="float">
            <text:p>3.12253</text:p>
          </table:table-cell>
        </table:table-row>
        <table:table-row table:style-name="ro1">
          <table:table-cell office:value-type="float" office:value="5.125" calcext:value-type="float">
            <text:p>5.125</text:p>
          </table:table-cell>
          <table:table-cell office:value-type="float" office:value="3.13654" calcext:value-type="float">
            <text:p>3.13654</text:p>
          </table:table-cell>
        </table:table-row>
        <table:table-row table:style-name="ro1">
          <table:table-cell office:value-type="float" office:value="5.1875" calcext:value-type="float">
            <text:p>5.1875</text:p>
          </table:table-cell>
          <table:table-cell office:value-type="float" office:value="3.14994" calcext:value-type="float">
            <text:p>3.14994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3.16274" calcext:value-type="float">
            <text:p>3.16274</text:p>
          </table:table-cell>
        </table:table-row>
        <table:table-row table:style-name="ro1">
          <table:table-cell office:value-type="float" office:value="5.3125" calcext:value-type="float">
            <text:p>5.3125</text:p>
          </table:table-cell>
          <table:table-cell office:value-type="float" office:value="3.17495" calcext:value-type="float">
            <text:p>3.17495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3.18655" calcext:value-type="float">
            <text:p>3.18655</text:p>
          </table:table-cell>
        </table:table-row>
        <table:table-row table:style-name="ro1">
          <table:table-cell office:value-type="float" office:value="5.4375" calcext:value-type="float">
            <text:p>5.4375</text:p>
          </table:table-cell>
          <table:table-cell office:value-type="float" office:value="3.19756" calcext:value-type="float">
            <text:p>3.1975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20797" calcext:value-type="float">
            <text:p>3.20797</text:p>
          </table:table-cell>
        </table:table-row>
        <table:table-row table:style-name="ro1">
          <table:table-cell office:value-type="float" office:value="5.5625" calcext:value-type="float">
            <text:p>5.5625</text:p>
          </table:table-cell>
          <table:table-cell office:value-type="float" office:value="3.21778" calcext:value-type="float">
            <text:p>3.21778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office:value-type="float" office:value="3.22699" calcext:value-type="float">
            <text:p>3.22699</text:p>
          </table:table-cell>
        </table:table-row>
        <table:table-row table:style-name="ro1">
          <table:table-cell office:value-type="float" office:value="5.6875" calcext:value-type="float">
            <text:p>5.6875</text:p>
          </table:table-cell>
          <table:table-cell office:value-type="float" office:value="3.2356" calcext:value-type="float">
            <text:p>3.2356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3.24361" calcext:value-type="float">
            <text:p>3.24361</text:p>
          </table:table-cell>
        </table:table-row>
        <table:table-row table:style-name="ro1">
          <table:table-cell office:value-type="float" office:value="5.8125" calcext:value-type="float">
            <text:p>5.8125</text:p>
          </table:table-cell>
          <table:table-cell office:value-type="float" office:value="3.25103" calcext:value-type="float">
            <text:p>3.25103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3.25784" calcext:value-type="float">
            <text:p>3.25784</text:p>
          </table:table-cell>
        </table:table-row>
        <table:table-row table:style-name="ro1">
          <table:table-cell office:value-type="float" office:value="5.9375" calcext:value-type="float">
            <text:p>5.9375</text:p>
          </table:table-cell>
          <table:table-cell office:value-type="float" office:value="3.26406" calcext:value-type="float">
            <text:p>3.264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6968" calcext:value-type="float">
            <text:p>3.26968</text:p>
          </table:table-cell>
        </table:table-row>
        <table:table-row table:style-name="ro1">
          <table:table-cell office:value-type="float" office:value="6.0625" calcext:value-type="float">
            <text:p>6.0625</text:p>
          </table:table-cell>
          <table:table-cell office:value-type="float" office:value="3.2747" calcext:value-type="float">
            <text:p>3.2747</text:p>
          </table:table-cell>
        </table:table-row>
        <table:table-row table:style-name="ro1">
          <table:table-cell office:value-type="float" office:value="6.125" calcext:value-type="float">
            <text:p>6.125</text:p>
          </table:table-cell>
          <table:table-cell office:value-type="float" office:value="3.27912" calcext:value-type="float">
            <text:p>3.27912</text:p>
          </table:table-cell>
        </table:table-row>
        <table:table-row table:style-name="ro1">
          <table:table-cell office:value-type="float" office:value="6.1875" calcext:value-type="float">
            <text:p>6.1875</text:p>
          </table:table-cell>
          <table:table-cell office:value-type="float" office:value="3.28294" calcext:value-type="float">
            <text:p>3.28294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3.28616" calcext:value-type="float">
            <text:p>3.28616</text:p>
          </table:table-cell>
        </table:table-row>
        <table:table-row table:style-name="ro1">
          <table:table-cell office:value-type="float" office:value="6.3125" calcext:value-type="float">
            <text:p>6.3125</text:p>
          </table:table-cell>
          <table:table-cell office:value-type="float" office:value="3.28879" calcext:value-type="float">
            <text:p>3.28879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3.29081" calcext:value-type="float">
            <text:p>3.29081</text:p>
          </table:table-cell>
        </table:table-row>
        <table:table-row table:style-name="ro1">
          <table:table-cell office:value-type="float" office:value="6.4375" calcext:value-type="float">
            <text:p>6.4375</text:p>
          </table:table-cell>
          <table:table-cell office:value-type="float" office:value="3.29224" calcext:value-type="float">
            <text:p>3.2922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9307" calcext:value-type="float">
            <text:p>3.29307</text:p>
          </table:table-cell>
        </table:table-row>
        <table:table-row table:style-name="ro1">
          <table:table-cell office:value-type="float" office:value="6.5625" calcext:value-type="float">
            <text:p>6.5625</text:p>
          </table:table-cell>
          <table:table-cell office:value-type="float" office:value="3.2933" calcext:value-type="float">
            <text:p>3.2933</text:p>
          </table:table-cell>
        </table:table-row>
        <table:table-row table:style-name="ro1">
          <table:table-cell office:value-type="float" office:value="6.625" calcext:value-type="float">
            <text:p>6.625</text:p>
          </table:table-cell>
          <table:table-cell office:value-type="float" office:value="3.2933" calcext:value-type="float">
            <text:p>3.2933</text:p>
          </table:table-cell>
        </table:table-row>
        <table:table-row table:style-name="ro1">
          <table:table-cell office:value-type="float" office:value="6.6875" calcext:value-type="float">
            <text:p>6.6875</text:p>
          </table:table-cell>
          <table:table-cell office:value-type="float" office:value="3.2927" calcext:value-type="float">
            <text:p>3.2927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3.2915" calcext:value-type="float">
            <text:p>3.2915</text:p>
          </table:table-cell>
        </table:table-row>
        <table:table-row table:style-name="ro1">
          <table:table-cell office:value-type="float" office:value="6.8125" calcext:value-type="float">
            <text:p>6.8125</text:p>
          </table:table-cell>
          <table:table-cell office:value-type="float" office:value="3.28971" calcext:value-type="float">
            <text:p>3.28971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office:value-type="float" office:value="3.28731" calcext:value-type="float">
            <text:p>3.28731</text:p>
          </table:table-cell>
        </table:table-row>
        <table:table-row table:style-name="ro1">
          <table:table-cell office:value-type="float" office:value="6.9375" calcext:value-type="float">
            <text:p>6.9375</text:p>
          </table:table-cell>
          <table:table-cell office:value-type="float" office:value="3.28432" calcext:value-type="float">
            <text:p>3.284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072" calcext:value-type="float">
            <text:p>3.28072</text:p>
          </table:table-cell>
        </table:table-row>
        <table:table-row table:style-name="ro1">
          <table:table-cell office:value-type="float" office:value="7.0625" calcext:value-type="float">
            <text:p>7.0625</text:p>
          </table:table-cell>
          <table:table-cell office:value-type="float" office:value="3.27653" calcext:value-type="float">
            <text:p>3.27653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office:value-type="float" office:value="3.27174" calcext:value-type="float">
            <text:p>3.27174</text:p>
          </table:table-cell>
        </table:table-row>
        <table:table-row table:style-name="ro1">
          <table:table-cell office:value-type="float" office:value="7.1875" calcext:value-type="float">
            <text:p>7.1875</text:p>
          </table:table-cell>
          <table:table-cell office:value-type="float" office:value="3.26635" calcext:value-type="float">
            <text:p>3.26635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3.26037" calcext:value-type="float">
            <text:p>3.26037</text:p>
          </table:table-cell>
        </table:table-row>
        <table:table-row table:style-name="ro1">
          <table:table-cell office:value-type="float" office:value="7.3125" calcext:value-type="float">
            <text:p>7.3125</text:p>
          </table:table-cell>
          <table:table-cell office:value-type="float" office:value="3.25378" calcext:value-type="float">
            <text:p>3.25378</text:p>
          </table:table-cell>
        </table:table-row>
        <table:table-row table:style-name="ro1">
          <table:table-cell office:value-type="float" office:value="7.375" calcext:value-type="float">
            <text:p>7.375</text:p>
          </table:table-cell>
          <table:table-cell office:value-type="float" office:value="3.2466" calcext:value-type="float">
            <text:p>3.2466</text:p>
          </table:table-cell>
        </table:table-row>
        <table:table-row table:style-name="ro1">
          <table:table-cell office:value-type="float" office:value="7.4375" calcext:value-type="float">
            <text:p>7.4375</text:p>
          </table:table-cell>
          <table:table-cell office:value-type="float" office:value="3.23881" calcext:value-type="float">
            <text:p>3.2388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.23043" calcext:value-type="float">
            <text:p>3.23043</text:p>
          </table:table-cell>
        </table:table-row>
        <table:table-row table:style-name="ro1">
          <table:table-cell office:value-type="float" office:value="7.5625" calcext:value-type="float">
            <text:p>7.5625</text:p>
          </table:table-cell>
          <table:table-cell office:value-type="float" office:value="3.22145" calcext:value-type="float">
            <text:p>3.22145</text:p>
          </table:table-cell>
        </table:table-row>
        <table:table-row table:style-name="ro1">
          <table:table-cell office:value-type="float" office:value="7.625" calcext:value-type="float">
            <text:p>7.625</text:p>
          </table:table-cell>
          <table:table-cell office:value-type="float" office:value="3.21187" calcext:value-type="float">
            <text:p>3.21187</text:p>
          </table:table-cell>
        </table:table-row>
        <table:table-row table:style-name="ro1">
          <table:table-cell office:value-type="float" office:value="7.6875" calcext:value-type="float">
            <text:p>7.6875</text:p>
          </table:table-cell>
          <table:table-cell office:value-type="float" office:value="3.20169" calcext:value-type="float">
            <text:p>3.20169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3.19091" calcext:value-type="float">
            <text:p>3.19091</text:p>
          </table:table-cell>
        </table:table-row>
        <table:table-row table:style-name="ro1">
          <table:table-cell office:value-type="float" office:value="7.8125" calcext:value-type="float">
            <text:p>7.8125</text:p>
          </table:table-cell>
          <table:table-cell office:value-type="float" office:value="3.17953" calcext:value-type="float">
            <text:p>3.17953</text:p>
          </table:table-cell>
        </table:table-row>
        <table:table-row table:style-name="ro1">
          <table:table-cell office:value-type="float" office:value="7.875" calcext:value-type="float">
            <text:p>7.875</text:p>
          </table:table-cell>
          <table:table-cell office:value-type="float" office:value="3.16756" calcext:value-type="float">
            <text:p>3.16756</text:p>
          </table:table-cell>
        </table:table-row>
        <table:table-row table:style-name="ro1">
          <table:table-cell office:value-type="float" office:value="7.9375" calcext:value-type="float">
            <text:p>7.9375</text:p>
          </table:table-cell>
          <table:table-cell office:value-type="float" office:value="3.15499" calcext:value-type="float">
            <text:p>3.15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4181" calcext:value-type="float">
            <text:p>3.14181</text:p>
          </table:table-cell>
        </table:table-row>
        <table:table-row table:style-name="ro1">
          <table:table-cell office:value-type="float" office:value="8.0625" calcext:value-type="float">
            <text:p>8.0625</text:p>
          </table:table-cell>
          <table:table-cell office:value-type="float" office:value="3.12804" calcext:value-type="float">
            <text:p>3.12804</text:p>
          </table:table-cell>
        </table:table-row>
        <table:table-row table:style-name="ro1">
          <table:table-cell office:value-type="float" office:value="8.125" calcext:value-type="float">
            <text:p>8.125</text:p>
          </table:table-cell>
          <table:table-cell office:value-type="float" office:value="3.11367" calcext:value-type="float">
            <text:p>3.11367</text:p>
          </table:table-cell>
        </table:table-row>
        <table:table-row table:style-name="ro1">
          <table:table-cell office:value-type="float" office:value="8.1875" calcext:value-type="float">
            <text:p>8.1875</text:p>
          </table:table-cell>
          <table:table-cell office:value-type="float" office:value="3.0987" calcext:value-type="float">
            <text:p>3.0987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3.08314" calcext:value-type="float">
            <text:p>3.08314</text:p>
          </table:table-cell>
        </table:table-row>
        <table:table-row table:style-name="ro1">
          <table:table-cell office:value-type="float" office:value="8.3125" calcext:value-type="float">
            <text:p>8.3125</text:p>
          </table:table-cell>
          <table:table-cell office:value-type="float" office:value="3.06697" calcext:value-type="float">
            <text:p>3.06697</text:p>
          </table:table-cell>
        </table:table-row>
        <table:table-row table:style-name="ro1">
          <table:table-cell office:value-type="float" office:value="8.375" calcext:value-type="float">
            <text:p>8.375</text:p>
          </table:table-cell>
          <table:table-cell office:value-type="float" office:value="3.0502" calcext:value-type="float">
            <text:p>3.0502</text:p>
          </table:table-cell>
        </table:table-row>
        <table:table-row table:style-name="ro1">
          <table:table-cell office:value-type="float" office:value="8.4375" calcext:value-type="float">
            <text:p>8.4375</text:p>
          </table:table-cell>
          <table:table-cell office:value-type="float" office:value="3.03284" calcext:value-type="float">
            <text:p>3.0328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3.01488" calcext:value-type="float">
            <text:p>3.01488</text:p>
          </table:table-cell>
        </table:table-row>
        <table:table-row table:style-name="ro1">
          <table:table-cell office:value-type="float" office:value="8.5625" calcext:value-type="float">
            <text:p>8.5625</text:p>
          </table:table-cell>
          <table:table-cell office:value-type="float" office:value="2.99632" calcext:value-type="float">
            <text:p>2.99632</text:p>
          </table:table-cell>
        </table:table-row>
        <table:table-row table:style-name="ro1">
          <table:table-cell office:value-type="float" office:value="8.625" calcext:value-type="float">
            <text:p>8.625</text:p>
          </table:table-cell>
          <table:table-cell office:value-type="float" office:value="2.97716" calcext:value-type="float">
            <text:p>2.97716</text:p>
          </table:table-cell>
        </table:table-row>
        <table:table-row table:style-name="ro1">
          <table:table-cell office:value-type="float" office:value="8.6875" calcext:value-type="float">
            <text:p>8.6875</text:p>
          </table:table-cell>
          <table:table-cell office:value-type="float" office:value="2.9574" calcext:value-type="float">
            <text:p>2.9574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2.93704" calcext:value-type="float">
            <text:p>2.93704</text:p>
          </table:table-cell>
        </table:table-row>
        <table:table-row table:style-name="ro1">
          <table:table-cell office:value-type="float" office:value="8.8125" calcext:value-type="float">
            <text:p>8.8125</text:p>
          </table:table-cell>
          <table:table-cell office:value-type="float" office:value="2.91608" calcext:value-type="float">
            <text:p>2.91608</text:p>
          </table:table-cell>
        </table:table-row>
        <table:table-row table:style-name="ro1">
          <table:table-cell office:value-type="float" office:value="8.875" calcext:value-type="float">
            <text:p>8.875</text:p>
          </table:table-cell>
          <table:table-cell office:value-type="float" office:value="2.89453" calcext:value-type="float">
            <text:p>2.89453</text:p>
          </table:table-cell>
        </table:table-row>
        <table:table-row table:style-name="ro1">
          <table:table-cell office:value-type="float" office:value="8.9375" calcext:value-type="float">
            <text:p>8.9375</text:p>
          </table:table-cell>
          <table:table-cell office:value-type="float" office:value="2.87237" calcext:value-type="float">
            <text:p>2.872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4962" calcext:value-type="float">
            <text:p>2.84962</text:p>
          </table:table-cell>
        </table:table-row>
        <table:table-row table:style-name="ro1">
          <table:table-cell office:value-type="float" office:value="9.0625" calcext:value-type="float">
            <text:p>9.0625</text:p>
          </table:table-cell>
          <table:table-cell office:value-type="float" office:value="2.82627" calcext:value-type="float">
            <text:p>2.82627</text:p>
          </table:table-cell>
        </table:table-row>
        <table:table-row table:style-name="ro1">
          <table:table-cell office:value-type="float" office:value="9.125" calcext:value-type="float">
            <text:p>9.125</text:p>
          </table:table-cell>
          <table:table-cell office:value-type="float" office:value="2.80232" calcext:value-type="float">
            <text:p>2.80232</text:p>
          </table:table-cell>
        </table:table-row>
        <table:table-row table:style-name="ro1">
          <table:table-cell office:value-type="float" office:value="9.1875" calcext:value-type="float">
            <text:p>9.1875</text:p>
          </table:table-cell>
          <table:table-cell office:value-type="float" office:value="2.77777" calcext:value-type="float">
            <text:p>2.77777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2.75262" calcext:value-type="float">
            <text:p>2.75262</text:p>
          </table:table-cell>
        </table:table-row>
        <table:table-row table:style-name="ro1">
          <table:table-cell office:value-type="float" office:value="9.3125" calcext:value-type="float">
            <text:p>9.3125</text:p>
          </table:table-cell>
          <table:table-cell office:value-type="float" office:value="2.72688" calcext:value-type="float">
            <text:p>2.72688</text:p>
          </table:table-cell>
        </table:table-row>
        <table:table-row table:style-name="ro1">
          <table:table-cell office:value-type="float" office:value="9.375" calcext:value-type="float">
            <text:p>9.375</text:p>
          </table:table-cell>
          <table:table-cell office:value-type="float" office:value="2.70053" calcext:value-type="float">
            <text:p>2.70053</text:p>
          </table:table-cell>
        </table:table-row>
        <table:table-row table:style-name="ro1">
          <table:table-cell office:value-type="float" office:value="9.4375" calcext:value-type="float">
            <text:p>9.4375</text:p>
          </table:table-cell>
          <table:table-cell office:value-type="float" office:value="2.67359" calcext:value-type="float">
            <text:p>2.6735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.64604" calcext:value-type="float">
            <text:p>2.64604</text:p>
          </table:table-cell>
        </table:table-row>
        <table:table-row table:style-name="ro1">
          <table:table-cell office:value-type="float" office:value="9.5625" calcext:value-type="float">
            <text:p>9.5625</text:p>
          </table:table-cell>
          <table:table-cell office:value-type="float" office:value="2.6179" calcext:value-type="float">
            <text:p>2.6179</text:p>
          </table:table-cell>
        </table:table-row>
        <table:table-row table:style-name="ro1">
          <table:table-cell office:value-type="float" office:value="9.625" calcext:value-type="float">
            <text:p>9.625</text:p>
          </table:table-cell>
          <table:table-cell office:value-type="float" office:value="2.58916" calcext:value-type="float">
            <text:p>2.58916</text:p>
          </table:table-cell>
        </table:table-row>
        <table:table-row table:style-name="ro1">
          <table:table-cell office:value-type="float" office:value="9.6875" calcext:value-type="float">
            <text:p>9.6875</text:p>
          </table:table-cell>
          <table:table-cell office:value-type="float" office:value="2.55982" calcext:value-type="float">
            <text:p>2.55982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2.52989" calcext:value-type="float">
            <text:p>2.52989</text:p>
          </table:table-cell>
        </table:table-row>
        <table:table-row table:style-name="ro1">
          <table:table-cell office:value-type="float" office:value="9.8125" calcext:value-type="float">
            <text:p>9.8125</text:p>
          </table:table-cell>
          <table:table-cell office:value-type="float" office:value="2.49935" calcext:value-type="float">
            <text:p>2.49935</text:p>
          </table:table-cell>
        </table:table-row>
        <table:table-row table:style-name="ro1">
          <table:table-cell office:value-type="float" office:value="9.875" calcext:value-type="float">
            <text:p>9.875</text:p>
          </table:table-cell>
          <table:table-cell office:value-type="float" office:value="2.46821" calcext:value-type="float">
            <text:p>2.46821</text:p>
          </table:table-cell>
        </table:table-row>
        <table:table-row table:style-name="ro1">
          <table:table-cell office:value-type="float" office:value="9.9375" calcext:value-type="float">
            <text:p>9.9375</text:p>
          </table:table-cell>
          <table:table-cell office:value-type="float" office:value="2.43648" calcext:value-type="float">
            <text:p>2.436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0415" calcext:value-type="float">
            <text:p>2.40415</text:p>
          </table:table-cell>
        </table:table-row>
        <table:table-row table:style-name="ro1">
          <table:table-cell office:value-type="float" office:value="10.0625" calcext:value-type="float">
            <text:p>10.0625</text:p>
          </table:table-cell>
          <table:table-cell office:value-type="float" office:value="2.37122" calcext:value-type="float">
            <text:p>2.37122</text:p>
          </table:table-cell>
        </table:table-row>
        <table:table-row table:style-name="ro1">
          <table:table-cell office:value-type="float" office:value="10.125" calcext:value-type="float">
            <text:p>10.125</text:p>
          </table:table-cell>
          <table:table-cell office:value-type="float" office:value="2.33769" calcext:value-type="float">
            <text:p>2.33769</text:p>
          </table:table-cell>
        </table:table-row>
        <table:table-row table:style-name="ro1">
          <table:table-cell office:value-type="float" office:value="10.1875" calcext:value-type="float">
            <text:p>10.1875</text:p>
          </table:table-cell>
          <table:table-cell office:value-type="float" office:value="2.30356" calcext:value-type="float">
            <text:p>2.30356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2.26883" calcext:value-type="float">
            <text:p>2.26883</text:p>
          </table:table-cell>
        </table:table-row>
        <table:table-row table:style-name="ro1">
          <table:table-cell office:value-type="float" office:value="10.3125" calcext:value-type="float">
            <text:p>10.3125</text:p>
          </table:table-cell>
          <table:table-cell office:value-type="float" office:value="2.2335" calcext:value-type="float">
            <text:p>2.2335</text:p>
          </table:table-cell>
        </table:table-row>
        <table:table-row table:style-name="ro1">
          <table:table-cell office:value-type="float" office:value="10.375" calcext:value-type="float">
            <text:p>10.375</text:p>
          </table:table-cell>
          <table:table-cell office:value-type="float" office:value="2.19758" calcext:value-type="float">
            <text:p>2.19758</text:p>
          </table:table-cell>
        </table:table-row>
        <table:table-row table:style-name="ro1">
          <table:table-cell office:value-type="float" office:value="10.4375" calcext:value-type="float">
            <text:p>10.4375</text:p>
          </table:table-cell>
          <table:table-cell office:value-type="float" office:value="2.16105" calcext:value-type="float">
            <text:p>2.1610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.12393" calcext:value-type="float">
            <text:p>2.12393</text:p>
          </table:table-cell>
        </table:table-row>
        <table:table-row table:style-name="ro1">
          <table:table-cell office:value-type="float" office:value="10.5625" calcext:value-type="float">
            <text:p>10.5625</text:p>
          </table:table-cell>
          <table:table-cell office:value-type="float" office:value="2.08621" calcext:value-type="float">
            <text:p>2.08621</text:p>
          </table:table-cell>
        </table:table-row>
        <table:table-row table:style-name="ro1">
          <table:table-cell office:value-type="float" office:value="10.625" calcext:value-type="float">
            <text:p>10.625</text:p>
          </table:table-cell>
          <table:table-cell office:value-type="float" office:value="2.04789" calcext:value-type="float">
            <text:p>2.04789</text:p>
          </table:table-cell>
        </table:table-row>
        <table:table-row table:style-name="ro1">
          <table:table-cell office:value-type="float" office:value="10.6875" calcext:value-type="float">
            <text:p>10.6875</text:p>
          </table:table-cell>
          <table:table-cell office:value-type="float" office:value="2.00897" calcext:value-type="float">
            <text:p>2.00897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1.96945" calcext:value-type="float">
            <text:p>1.96945</text:p>
          </table:table-cell>
        </table:table-row>
        <table:table-row table:style-name="ro1">
          <table:table-cell office:value-type="float" office:value="10.8125" calcext:value-type="float">
            <text:p>10.8125</text:p>
          </table:table-cell>
          <table:table-cell office:value-type="float" office:value="1.92933" calcext:value-type="float">
            <text:p>1.92933</text:p>
          </table:table-cell>
        </table:table-row>
        <table:table-row table:style-name="ro1">
          <table:table-cell office:value-type="float" office:value="10.875" calcext:value-type="float">
            <text:p>10.875</text:p>
          </table:table-cell>
          <table:table-cell office:value-type="float" office:value="1.88862" calcext:value-type="float">
            <text:p>1.88862</text:p>
          </table:table-cell>
        </table:table-row>
        <table:table-row table:style-name="ro1">
          <table:table-cell office:value-type="float" office:value="10.9375" calcext:value-type="float">
            <text:p>10.9375</text:p>
          </table:table-cell>
          <table:table-cell office:value-type="float" office:value="1.84731" calcext:value-type="float">
            <text:p>1.847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80539" calcext:value-type="float">
            <text:p>1.80539</text:p>
          </table:table-cell>
        </table:table-row>
        <table:table-row table:style-name="ro1">
          <table:table-cell office:value-type="float" office:value="11.0625" calcext:value-type="float">
            <text:p>11.0625</text:p>
          </table:table-cell>
          <table:table-cell office:value-type="float" office:value="1.76288" calcext:value-type="float">
            <text:p>1.76288</text:p>
          </table:table-cell>
        </table:table-row>
        <table:table-row table:style-name="ro1">
          <table:table-cell office:value-type="float" office:value="11.125" calcext:value-type="float">
            <text:p>11.125</text:p>
          </table:table-cell>
          <table:table-cell office:value-type="float" office:value="1.71977" calcext:value-type="float">
            <text:p>1.71977</text:p>
          </table:table-cell>
        </table:table-row>
        <table:table-row table:style-name="ro1">
          <table:table-cell office:value-type="float" office:value="11.1875" calcext:value-type="float">
            <text:p>11.1875</text:p>
          </table:table-cell>
          <table:table-cell office:value-type="float" office:value="1.67606" calcext:value-type="float">
            <text:p>1.67606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.63175" calcext:value-type="float">
            <text:p>1.63175</text:p>
          </table:table-cell>
        </table:table-row>
        <table:table-row table:style-name="ro1">
          <table:table-cell office:value-type="float" office:value="11.3125" calcext:value-type="float">
            <text:p>11.3125</text:p>
          </table:table-cell>
          <table:table-cell office:value-type="float" office:value="1.58685" calcext:value-type="float">
            <text:p>1.58685</text:p>
          </table:table-cell>
        </table:table-row>
        <table:table-row table:style-name="ro1">
          <table:table-cell office:value-type="float" office:value="11.375" calcext:value-type="float">
            <text:p>11.375</text:p>
          </table:table-cell>
          <table:table-cell office:value-type="float" office:value="1.54134" calcext:value-type="float">
            <text:p>1.54134</text:p>
          </table:table-cell>
        </table:table-row>
        <table:table-row table:style-name="ro1">
          <table:table-cell office:value-type="float" office:value="11.4375" calcext:value-type="float">
            <text:p>11.4375</text:p>
          </table:table-cell>
          <table:table-cell office:value-type="float" office:value="1.49524" calcext:value-type="float">
            <text:p>1.4952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44853" calcext:value-type="float">
            <text:p>1.44853</text:p>
          </table:table-cell>
        </table:table-row>
        <table:table-row table:style-name="ro1">
          <table:table-cell office:value-type="float" office:value="11.5625" calcext:value-type="float">
            <text:p>11.5625</text:p>
          </table:table-cell>
          <table:table-cell office:value-type="float" office:value="1.40123" calcext:value-type="float">
            <text:p>1.40123</text:p>
          </table:table-cell>
        </table:table-row>
        <table:table-row table:style-name="ro1">
          <table:table-cell office:value-type="float" office:value="11.625" calcext:value-type="float">
            <text:p>11.625</text:p>
          </table:table-cell>
          <table:table-cell office:value-type="float" office:value="1.35333" calcext:value-type="float">
            <text:p>1.35333</text:p>
          </table:table-cell>
        </table:table-row>
        <table:table-row table:style-name="ro1">
          <table:table-cell office:value-type="float" office:value="11.6875" calcext:value-type="float">
            <text:p>11.6875</text:p>
          </table:table-cell>
          <table:table-cell office:value-type="float" office:value="1.30483" calcext:value-type="float">
            <text:p>1.30483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1.25574" calcext:value-type="float">
            <text:p>1.25574</text:p>
          </table:table-cell>
        </table:table-row>
        <table:table-row table:style-name="ro1">
          <table:table-cell office:value-type="float" office:value="11.8125" calcext:value-type="float">
            <text:p>11.8125</text:p>
          </table:table-cell>
          <table:table-cell office:value-type="float" office:value="1.20604" calcext:value-type="float">
            <text:p>1.20604</text:p>
          </table:table-cell>
        </table:table-row>
        <table:table-row table:style-name="ro1">
          <table:table-cell office:value-type="float" office:value="11.875" calcext:value-type="float">
            <text:p>11.875</text:p>
          </table:table-cell>
          <table:table-cell office:value-type="float" office:value="1.15574" calcext:value-type="float">
            <text:p>1.15574</text:p>
          </table:table-cell>
        </table:table-row>
        <table:table-row table:style-name="ro1">
          <table:table-cell office:value-type="float" office:value="11.9375" calcext:value-type="float">
            <text:p>11.9375</text:p>
          </table:table-cell>
          <table:table-cell office:value-type="float" office:value="1.10485" calcext:value-type="float">
            <text:p>1.104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5336" calcext:value-type="float">
            <text:p>1.05336</text:p>
          </table:table-cell>
        </table:table-row>
        <table:table-row table:style-name="ro1">
          <table:table-cell office:value-type="float" office:value="12.0625" calcext:value-type="float">
            <text:p>12.0625</text:p>
          </table:table-cell>
          <table:table-cell office:value-type="float" office:value="1.00126" calcext:value-type="float">
            <text:p>1.00126</text:p>
          </table:table-cell>
        </table:table-row>
        <table:table-row table:style-name="ro1">
          <table:table-cell office:value-type="float" office:value="12.125" calcext:value-type="float">
            <text:p>12.125</text:p>
          </table:table-cell>
          <table:table-cell office:value-type="float" office:value="0.948574" calcext:value-type="float">
            <text:p>0.948574</text:p>
          </table:table-cell>
        </table:table-row>
        <table:table-row table:style-name="ro1">
          <table:table-cell office:value-type="float" office:value="12.1875" calcext:value-type="float">
            <text:p>12.1875</text:p>
          </table:table-cell>
          <table:table-cell office:value-type="float" office:value="0.895285" calcext:value-type="float">
            <text:p>0.895285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0.841397" calcext:value-type="float">
            <text:p>0.841397</text:p>
          </table:table-cell>
        </table:table-row>
        <table:table-row table:style-name="ro1">
          <table:table-cell office:value-type="float" office:value="12.3125" calcext:value-type="float">
            <text:p>12.3125</text:p>
          </table:table-cell>
          <table:table-cell office:value-type="float" office:value="0.78691" calcext:value-type="float">
            <text:p>0.78691</text:p>
          </table:table-cell>
        </table:table-row>
        <table:table-row table:style-name="ro1">
          <table:table-cell office:value-type="float" office:value="12.375" calcext:value-type="float">
            <text:p>12.375</text:p>
          </table:table-cell>
          <table:table-cell office:value-type="float" office:value="0.731825" calcext:value-type="float">
            <text:p>0.731825</text:p>
          </table:table-cell>
        </table:table-row>
        <table:table-row table:style-name="ro1">
          <table:table-cell office:value-type="float" office:value="12.4375" calcext:value-type="float">
            <text:p>12.4375</text:p>
          </table:table-cell>
          <table:table-cell office:value-type="float" office:value="0.676141" calcext:value-type="float">
            <text:p>0.67614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619858" calcext:value-type="float">
            <text:p>0.619858</text:p>
          </table:table-cell>
        </table:table-row>
        <table:table-row table:style-name="ro1">
          <table:table-cell office:value-type="float" office:value="12.5625" calcext:value-type="float">
            <text:p>12.5625</text:p>
          </table:table-cell>
          <table:table-cell office:value-type="float" office:value="0.562976" calcext:value-type="float">
            <text:p>0.562976</text:p>
          </table:table-cell>
        </table:table-row>
        <table:table-row table:style-name="ro1">
          <table:table-cell office:value-type="float" office:value="12.625" calcext:value-type="float">
            <text:p>12.625</text:p>
          </table:table-cell>
          <table:table-cell office:value-type="float" office:value="0.505496" calcext:value-type="float">
            <text:p>0.505496</text:p>
          </table:table-cell>
        </table:table-row>
        <table:table-row table:style-name="ro1">
          <table:table-cell office:value-type="float" office:value="12.6875" calcext:value-type="float">
            <text:p>12.6875</text:p>
          </table:table-cell>
          <table:table-cell office:value-type="float" office:value="0.447416" calcext:value-type="float">
            <text:p>0.447416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0.388738" calcext:value-type="float">
            <text:p>0.388738</text:p>
          </table:table-cell>
        </table:table-row>
        <table:table-row table:style-name="ro1">
          <table:table-cell office:value-type="float" office:value="12.8125" calcext:value-type="float">
            <text:p>12.8125</text:p>
          </table:table-cell>
          <table:table-cell office:value-type="float" office:value="0.329462" calcext:value-type="float">
            <text:p>0.329462</text:p>
          </table:table-cell>
        </table:table-row>
        <table:table-row table:style-name="ro1">
          <table:table-cell office:value-type="float" office:value="12.875" calcext:value-type="float">
            <text:p>12.875</text:p>
          </table:table-cell>
          <table:table-cell office:value-type="float" office:value="0.269586" calcext:value-type="float">
            <text:p>0.269586</text:p>
          </table:table-cell>
        </table:table-row>
        <table:table-row table:style-name="ro1">
          <table:table-cell office:value-type="float" office:value="12.9375" calcext:value-type="float">
            <text:p>12.9375</text:p>
          </table:table-cell>
          <table:table-cell office:value-type="float" office:value="0.209112" calcext:value-type="float">
            <text:p>0.2091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8039" calcext:value-type="float">
            <text:p>0.148039</text:p>
          </table:table-cell>
        </table:table-row>
        <table:table-row table:style-name="ro1">
          <table:table-cell office:value-type="float" office:value="13.0625" calcext:value-type="float">
            <text:p>13.0625</text:p>
          </table:table-cell>
          <table:table-cell office:value-type="float" office:value="0.0863672" calcext:value-type="float">
            <text:p>0.0863672</text:p>
          </table:table-cell>
        </table:table-row>
        <table:table-row table:style-name="ro1">
          <table:table-cell office:value-type="float" office:value="13.125" calcext:value-type="float">
            <text:p>13.125</text:p>
          </table:table-cell>
          <table:table-cell office:value-type="float" office:value="0.0240967" calcext:value-type="float">
            <text:p>0.0240967</text:p>
          </table:table-cell>
        </table:table-row>
        <table:table-row table:style-name="ro1">
          <table:table-cell office:value-type="float" office:value="13.1875" calcext:value-type="float">
            <text:p>13.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75" calcext:value-type="float">
            <text:p>13.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3.8125" calcext:value-type="float">
            <text:p>13.8125</text:p>
          </table:table-cell>
          <table:table-cell office:value-type="float" office:value="0.0994012" calcext:value-type="float">
            <text:p>0.0994012</text:p>
          </table:table-cell>
        </table:table-row>
        <table:table-row table:style-name="ro1">
          <table:table-cell office:value-type="float" office:value="13.875" calcext:value-type="float">
            <text:p>13.875</text:p>
          </table:table-cell>
          <table:table-cell office:value-type="float" office:value="0.148204" calcext:value-type="float">
            <text:p>0.148204</text:p>
          </table:table-cell>
        </table:table-row>
        <table:table-row table:style-name="ro1">
          <table:table-cell office:value-type="float" office:value="13.9375" calcext:value-type="float">
            <text:p>13.9375</text:p>
          </table:table-cell>
          <table:table-cell office:value-type="float" office:value="0.196407" calcext:value-type="float">
            <text:p>0.196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4012" calcext:value-type="float">
            <text:p>0.244012</text:p>
          </table:table-cell>
        </table:table-row>
        <table:table-row table:style-name="ro1">
          <table:table-cell office:value-type="float" office:value="14.0625" calcext:value-type="float">
            <text:p>14.0625</text:p>
          </table:table-cell>
          <table:table-cell office:value-type="float" office:value="0.291019" calcext:value-type="float">
            <text:p>0.291019</text:p>
          </table:table-cell>
        </table:table-row>
        <table:table-row table:style-name="ro1">
          <table:table-cell office:value-type="float" office:value="14.125" calcext:value-type="float">
            <text:p>14.125</text:p>
          </table:table-cell>
          <table:table-cell office:value-type="float" office:value="0.337426" calcext:value-type="float">
            <text:p>0.337426</text:p>
          </table:table-cell>
        </table:table-row>
        <table:table-row table:style-name="ro1">
          <table:table-cell office:value-type="float" office:value="14.1875" calcext:value-type="float">
            <text:p>14.1875</text:p>
          </table:table-cell>
          <table:table-cell office:value-type="float" office:value="0.383235" calcext:value-type="float">
            <text:p>0.383235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428445" calcext:value-type="float">
            <text:p>0.428445</text:p>
          </table:table-cell>
        </table:table-row>
        <table:table-row table:style-name="ro1">
          <table:table-cell office:value-type="float" office:value="14.3125" calcext:value-type="float">
            <text:p>14.3125</text:p>
          </table:table-cell>
          <table:table-cell office:value-type="float" office:value="0.473056" calcext:value-type="float">
            <text:p>0.473056</text:p>
          </table:table-cell>
        </table:table-row>
        <table:table-row table:style-name="ro1">
          <table:table-cell office:value-type="float" office:value="14.375" calcext:value-type="float">
            <text:p>14.375</text:p>
          </table:table-cell>
          <table:table-cell office:value-type="float" office:value="0.517068" calcext:value-type="float">
            <text:p>0.517068</text:p>
          </table:table-cell>
        </table:table-row>
        <table:table-row table:style-name="ro1">
          <table:table-cell office:value-type="float" office:value="14.4375" calcext:value-type="float">
            <text:p>14.4375</text:p>
          </table:table-cell>
          <table:table-cell office:value-type="float" office:value="0.560482" calcext:value-type="float">
            <text:p>0.56048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603297" calcext:value-type="float">
            <text:p>0.603297</text:p>
          </table:table-cell>
        </table:table-row>
        <table:table-row table:style-name="ro1">
          <table:table-cell office:value-type="float" office:value="14.5625" calcext:value-type="float">
            <text:p>14.5625</text:p>
          </table:table-cell>
          <table:table-cell office:value-type="float" office:value="0.645513" calcext:value-type="float">
            <text:p>0.645513</text:p>
          </table:table-cell>
        </table:table-row>
        <table:table-row table:style-name="ro1">
          <table:table-cell office:value-type="float" office:value="14.625" calcext:value-type="float">
            <text:p>14.625</text:p>
          </table:table-cell>
          <table:table-cell office:value-type="float" office:value="0.687131" calcext:value-type="float">
            <text:p>0.687131</text:p>
          </table:table-cell>
        </table:table-row>
        <table:table-row table:style-name="ro1">
          <table:table-cell office:value-type="float" office:value="14.6875" calcext:value-type="float">
            <text:p>14.6875</text:p>
          </table:table-cell>
          <table:table-cell office:value-type="float" office:value="0.728149" calcext:value-type="float">
            <text:p>0.728149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768569" calcext:value-type="float">
            <text:p>0.768569</text:p>
          </table:table-cell>
        </table:table-row>
        <table:table-row table:style-name="ro1">
          <table:table-cell office:value-type="float" office:value="14.8125" calcext:value-type="float">
            <text:p>14.8125</text:p>
          </table:table-cell>
          <table:table-cell office:value-type="float" office:value="0.808391" calcext:value-type="float">
            <text:p>0.808391</text:p>
          </table:table-cell>
        </table:table-row>
        <table:table-row table:style-name="ro1">
          <table:table-cell office:value-type="float" office:value="14.875" calcext:value-type="float">
            <text:p>14.875</text:p>
          </table:table-cell>
          <table:table-cell office:value-type="float" office:value="0.847613" calcext:value-type="float">
            <text:p>0.847613</text:p>
          </table:table-cell>
        </table:table-row>
        <table:table-row table:style-name="ro1">
          <table:table-cell office:value-type="float" office:value="14.9375" calcext:value-type="float">
            <text:p>14.9375</text:p>
          </table:table-cell>
          <table:table-cell office:value-type="float" office:value="0.886237" calcext:value-type="float">
            <text:p>0.8862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24261" calcext:value-type="float">
            <text:p>0.924261</text:p>
          </table:table-cell>
        </table:table-row>
        <table:table-row table:style-name="ro1">
          <table:table-cell office:value-type="float" office:value="15.0625" calcext:value-type="float">
            <text:p>15.0625</text:p>
          </table:table-cell>
          <table:table-cell office:value-type="float" office:value="0.961688" calcext:value-type="float">
            <text:p>0.961688</text:p>
          </table:table-cell>
        </table:table-row>
        <table:table-row table:style-name="ro1">
          <table:table-cell office:value-type="float" office:value="15.125" calcext:value-type="float">
            <text:p>15.125</text:p>
          </table:table-cell>
          <table:table-cell office:value-type="float" office:value="0.998515" calcext:value-type="float">
            <text:p>0.998515</text:p>
          </table:table-cell>
        </table:table-row>
        <table:table-row table:style-name="ro1">
          <table:table-cell office:value-type="float" office:value="15.1875" calcext:value-type="float">
            <text:p>15.1875</text:p>
          </table:table-cell>
          <table:table-cell office:value-type="float" office:value="1.03474" calcext:value-type="float">
            <text:p>1.03474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.07037" calcext:value-type="float">
            <text:p>1.07037</text:p>
          </table:table-cell>
        </table:table-row>
        <table:table-row table:style-name="ro1">
          <table:table-cell office:value-type="float" office:value="15.3125" calcext:value-type="float">
            <text:p>15.3125</text:p>
          </table:table-cell>
          <table:table-cell office:value-type="float" office:value="1.1054" calcext:value-type="float">
            <text:p>1.1054</text:p>
          </table:table-cell>
        </table:table-row>
        <table:table-row table:style-name="ro1">
          <table:table-cell office:value-type="float" office:value="15.375" calcext:value-type="float">
            <text:p>15.375</text:p>
          </table:table-cell>
          <table:table-cell office:value-type="float" office:value="1.13984" calcext:value-type="float">
            <text:p>1.13984</text:p>
          </table:table-cell>
        </table:table-row>
        <table:table-row table:style-name="ro1">
          <table:table-cell office:value-type="float" office:value="15.4375" calcext:value-type="float">
            <text:p>15.4375</text:p>
          </table:table-cell>
          <table:table-cell office:value-type="float" office:value="1.17367" calcext:value-type="float">
            <text:p>1.1736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20691" calcext:value-type="float">
            <text:p>1.20691</text:p>
          </table:table-cell>
        </table:table-row>
        <table:table-row table:style-name="ro1">
          <table:table-cell office:value-type="float" office:value="15.5625" calcext:value-type="float">
            <text:p>15.5625</text:p>
          </table:table-cell>
          <table:table-cell office:value-type="float" office:value="1.23954" calcext:value-type="float">
            <text:p>1.23954</text:p>
          </table:table-cell>
        </table:table-row>
        <table:table-row table:style-name="ro1">
          <table:table-cell office:value-type="float" office:value="15.625" calcext:value-type="float">
            <text:p>15.625</text:p>
          </table:table-cell>
          <table:table-cell office:value-type="float" office:value="1.27158" calcext:value-type="float">
            <text:p>1.27158</text:p>
          </table:table-cell>
        </table:table-row>
        <table:table-row table:style-name="ro1">
          <table:table-cell office:value-type="float" office:value="15.6875" calcext:value-type="float">
            <text:p>15.6875</text:p>
          </table:table-cell>
          <table:table-cell office:value-type="float" office:value="1.30302" calcext:value-type="float">
            <text:p>1.303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.33386" calcext:value-type="float">
            <text:p>1.33386</text:p>
          </table:table-cell>
        </table:table-row>
        <table:table-row table:style-name="ro1">
          <table:table-cell office:value-type="float" office:value="15.8125" calcext:value-type="float">
            <text:p>15.8125</text:p>
          </table:table-cell>
          <table:table-cell office:value-type="float" office:value="1.3641" calcext:value-type="float">
            <text:p>1.3641</text:p>
          </table:table-cell>
        </table:table-row>
        <table:table-row table:style-name="ro1">
          <table:table-cell office:value-type="float" office:value="15.875" calcext:value-type="float">
            <text:p>15.875</text:p>
          </table:table-cell>
          <table:table-cell office:value-type="float" office:value="1.39374" calcext:value-type="float">
            <text:p>1.39374</text:p>
          </table:table-cell>
        </table:table-row>
        <table:table-row table:style-name="ro1">
          <table:table-cell office:value-type="float" office:value="15.9375" calcext:value-type="float">
            <text:p>15.9375</text:p>
          </table:table-cell>
          <table:table-cell office:value-type="float" office:value="1.42278" calcext:value-type="float">
            <text:p>1.422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5123" calcext:value-type="float">
            <text:p>1.45123</text:p>
          </table:table-cell>
        </table:table-row>
        <table:table-row table:style-name="ro1">
          <table:table-cell office:value-type="float" office:value="16.0625" calcext:value-type="float">
            <text:p>16.0625</text:p>
          </table:table-cell>
          <table:table-cell office:value-type="float" office:value="1.47908" calcext:value-type="float">
            <text:p>1.47908</text:p>
          </table:table-cell>
        </table:table-row>
        <table:table-row table:style-name="ro1">
          <table:table-cell office:value-type="float" office:value="16.125" calcext:value-type="float">
            <text:p>16.125</text:p>
          </table:table-cell>
          <table:table-cell office:value-type="float" office:value="1.50632" calcext:value-type="float">
            <text:p>1.50632</text:p>
          </table:table-cell>
        </table:table-row>
        <table:table-row table:style-name="ro1">
          <table:table-cell office:value-type="float" office:value="16.1875" calcext:value-type="float">
            <text:p>16.1875</text:p>
          </table:table-cell>
          <table:table-cell office:value-type="float" office:value="1.53297" calcext:value-type="float">
            <text:p>1.53297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.55902" calcext:value-type="float">
            <text:p>1.55902</text:p>
          </table:table-cell>
        </table:table-row>
        <table:table-row table:style-name="ro1">
          <table:table-cell office:value-type="float" office:value="16.3125" calcext:value-type="float">
            <text:p>16.3125</text:p>
          </table:table-cell>
          <table:table-cell office:value-type="float" office:value="1.58447" calcext:value-type="float">
            <text:p>1.58447</text:p>
          </table:table-cell>
        </table:table-row>
        <table:table-row table:style-name="ro1">
          <table:table-cell office:value-type="float" office:value="16.375" calcext:value-type="float">
            <text:p>16.375</text:p>
          </table:table-cell>
          <table:table-cell office:value-type="float" office:value="1.60932" calcext:value-type="float">
            <text:p>1.60932</text:p>
          </table:table-cell>
        </table:table-row>
        <table:table-row table:style-name="ro1">
          <table:table-cell office:value-type="float" office:value="16.4375" calcext:value-type="float">
            <text:p>16.4375</text:p>
          </table:table-cell>
          <table:table-cell office:value-type="float" office:value="1.63358" calcext:value-type="float">
            <text:p>1.63358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.65723" calcext:value-type="float">
            <text:p>1.65723</text:p>
          </table:table-cell>
        </table:table-row>
        <table:table-row table:style-name="ro1">
          <table:table-cell office:value-type="float" office:value="16.5625" calcext:value-type="float">
            <text:p>16.5625</text:p>
          </table:table-cell>
          <table:table-cell office:value-type="float" office:value="1.68029" calcext:value-type="float">
            <text:p>1.68029</text:p>
          </table:table-cell>
        </table:table-row>
        <table:table-row table:style-name="ro1">
          <table:table-cell office:value-type="float" office:value="16.625" calcext:value-type="float">
            <text:p>16.625</text:p>
          </table:table-cell>
          <table:table-cell office:value-type="float" office:value="1.70275" calcext:value-type="float">
            <text:p>1.70275</text:p>
          </table:table-cell>
        </table:table-row>
        <table:table-row table:style-name="ro1">
          <table:table-cell office:value-type="float" office:value="16.6875" calcext:value-type="float">
            <text:p>16.6875</text:p>
          </table:table-cell>
          <table:table-cell office:value-type="float" office:value="1.7246" calcext:value-type="float">
            <text:p>1.724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.74586" calcext:value-type="float">
            <text:p>1.74586</text:p>
          </table:table-cell>
        </table:table-row>
        <table:table-row table:style-name="ro1">
          <table:table-cell office:value-type="float" office:value="16.8125" calcext:value-type="float">
            <text:p>16.8125</text:p>
          </table:table-cell>
          <table:table-cell office:value-type="float" office:value="1.76653" calcext:value-type="float">
            <text:p>1.76653</text:p>
          </table:table-cell>
        </table:table-row>
        <table:table-row table:style-name="ro1">
          <table:table-cell office:value-type="float" office:value="16.875" calcext:value-type="float">
            <text:p>16.875</text:p>
          </table:table-cell>
          <table:table-cell office:value-type="float" office:value="1.78659" calcext:value-type="float">
            <text:p>1.78659</text:p>
          </table:table-cell>
        </table:table-row>
        <table:table-row table:style-name="ro1">
          <table:table-cell office:value-type="float" office:value="16.9375" calcext:value-type="float">
            <text:p>16.9375</text:p>
          </table:table-cell>
          <table:table-cell office:value-type="float" office:value="1.80605" calcext:value-type="float">
            <text:p>1.806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2492" calcext:value-type="float">
            <text:p>1.82492</text:p>
          </table:table-cell>
        </table:table-row>
        <table:table-row table:style-name="ro1">
          <table:table-cell office:value-type="float" office:value="17.0625" calcext:value-type="float">
            <text:p>17.0625</text:p>
          </table:table-cell>
          <table:table-cell office:value-type="float" office:value="1.84318" calcext:value-type="float">
            <text:p>1.84318</text:p>
          </table:table-cell>
        </table:table-row>
        <table:table-row table:style-name="ro1">
          <table:table-cell office:value-type="float" office:value="17.125" calcext:value-type="float">
            <text:p>17.125</text:p>
          </table:table-cell>
          <table:table-cell office:value-type="float" office:value="1.86085" calcext:value-type="float">
            <text:p>1.86085</text:p>
          </table:table-cell>
        </table:table-row>
        <table:table-row table:style-name="ro1">
          <table:table-cell office:value-type="float" office:value="17.1875" calcext:value-type="float">
            <text:p>17.1875</text:p>
          </table:table-cell>
          <table:table-cell office:value-type="float" office:value="1.87792" calcext:value-type="float">
            <text:p>1.8779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.89439" calcext:value-type="float">
            <text:p>1.89439</text:p>
          </table:table-cell>
        </table:table-row>
        <table:table-row table:style-name="ro1">
          <table:table-cell office:value-type="float" office:value="17.3125" calcext:value-type="float">
            <text:p>17.3125</text:p>
          </table:table-cell>
          <table:table-cell office:value-type="float" office:value="1.91026" calcext:value-type="float">
            <text:p>1.91026</text:p>
          </table:table-cell>
        </table:table-row>
        <table:table-row table:style-name="ro1">
          <table:table-cell office:value-type="float" office:value="17.375" calcext:value-type="float">
            <text:p>17.375</text:p>
          </table:table-cell>
          <table:table-cell office:value-type="float" office:value="1.92553" calcext:value-type="float">
            <text:p>1.92553</text:p>
          </table:table-cell>
        </table:table-row>
        <table:table-row table:style-name="ro1">
          <table:table-cell office:value-type="float" office:value="17.4375" calcext:value-type="float">
            <text:p>17.4375</text:p>
          </table:table-cell>
          <table:table-cell office:value-type="float" office:value="1.9402" calcext:value-type="float">
            <text:p>1.940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.95428" calcext:value-type="float">
            <text:p>1.95428</text:p>
          </table:table-cell>
        </table:table-row>
        <table:table-row table:style-name="ro1">
          <table:table-cell office:value-type="float" office:value="17.5625" calcext:value-type="float">
            <text:p>17.5625</text:p>
          </table:table-cell>
          <table:table-cell office:value-type="float" office:value="1.96775" calcext:value-type="float">
            <text:p>1.96775</text:p>
          </table:table-cell>
        </table:table-row>
        <table:table-row table:style-name="ro1">
          <table:table-cell office:value-type="float" office:value="17.625" calcext:value-type="float">
            <text:p>17.625</text:p>
          </table:table-cell>
          <table:table-cell office:value-type="float" office:value="1.98063" calcext:value-type="float">
            <text:p>1.98063</text:p>
          </table:table-cell>
        </table:table-row>
        <table:table-row table:style-name="ro1">
          <table:table-cell office:value-type="float" office:value="17.6875" calcext:value-type="float">
            <text:p>17.6875</text:p>
          </table:table-cell>
          <table:table-cell office:value-type="float" office:value="1.99291" calcext:value-type="float">
            <text:p>1.99291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2.00459" calcext:value-type="float">
            <text:p>2.00459</text:p>
          </table:table-cell>
        </table:table-row>
        <table:table-row table:style-name="ro1">
          <table:table-cell office:value-type="float" office:value="17.8125" calcext:value-type="float">
            <text:p>17.8125</text:p>
          </table:table-cell>
          <table:table-cell office:value-type="float" office:value="2.01567" calcext:value-type="float">
            <text:p>2.01567</text:p>
          </table:table-cell>
        </table:table-row>
        <table:table-row table:style-name="ro1">
          <table:table-cell office:value-type="float" office:value="17.875" calcext:value-type="float">
            <text:p>17.875</text:p>
          </table:table-cell>
          <table:table-cell office:value-type="float" office:value="2.02615" calcext:value-type="float">
            <text:p>2.02615</text:p>
          </table:table-cell>
        </table:table-row>
        <table:table-row table:style-name="ro1">
          <table:table-cell office:value-type="float" office:value="17.9375" calcext:value-type="float">
            <text:p>17.9375</text:p>
          </table:table-cell>
          <table:table-cell office:value-type="float" office:value="2.03604" calcext:value-type="float">
            <text:p>2.036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04532" calcext:value-type="float">
            <text:p>2.04532</text:p>
          </table:table-cell>
        </table:table-row>
        <table:table-row table:style-name="ro1">
          <table:table-cell office:value-type="float" office:value="18.0625" calcext:value-type="float">
            <text:p>18.0625</text:p>
          </table:table-cell>
          <table:table-cell office:value-type="float" office:value="2.05401" calcext:value-type="float">
            <text:p>2.05401</text:p>
          </table:table-cell>
        </table:table-row>
        <table:table-row table:style-name="ro1">
          <table:table-cell office:value-type="float" office:value="18.125" calcext:value-type="float">
            <text:p>18.125</text:p>
          </table:table-cell>
          <table:table-cell office:value-type="float" office:value="2.06209" calcext:value-type="float">
            <text:p>2.06209</text:p>
          </table:table-cell>
        </table:table-row>
        <table:table-row table:style-name="ro1">
          <table:table-cell office:value-type="float" office:value="18.1875" calcext:value-type="float">
            <text:p>18.1875</text:p>
          </table:table-cell>
          <table:table-cell office:value-type="float" office:value="2.06958" calcext:value-type="float">
            <text:p>2.06958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2.07647" calcext:value-type="float">
            <text:p>2.07647</text:p>
          </table:table-cell>
        </table:table-row>
        <table:table-row table:style-name="ro1">
          <table:table-cell office:value-type="float" office:value="18.3125" calcext:value-type="float">
            <text:p>18.3125</text:p>
          </table:table-cell>
          <table:table-cell office:value-type="float" office:value="2.08276" calcext:value-type="float">
            <text:p>2.08276</text:p>
          </table:table-cell>
        </table:table-row>
        <table:table-row table:style-name="ro1">
          <table:table-cell office:value-type="float" office:value="18.375" calcext:value-type="float">
            <text:p>18.375</text:p>
          </table:table-cell>
          <table:table-cell office:value-type="float" office:value="2.08846" calcext:value-type="float">
            <text:p>2.08846</text:p>
          </table:table-cell>
        </table:table-row>
        <table:table-row table:style-name="ro1">
          <table:table-cell office:value-type="float" office:value="18.4375" calcext:value-type="float">
            <text:p>18.4375</text:p>
          </table:table-cell>
          <table:table-cell office:value-type="float" office:value="2.09355" calcext:value-type="float">
            <text:p>2.0935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.09804" calcext:value-type="float">
            <text:p>2.09804</text:p>
          </table:table-cell>
        </table:table-row>
        <table:table-row table:style-name="ro1">
          <table:table-cell office:value-type="float" office:value="18.5625" calcext:value-type="float">
            <text:p>18.5625</text:p>
          </table:table-cell>
          <table:table-cell office:value-type="float" office:value="2.10194" calcext:value-type="float">
            <text:p>2.10194</text:p>
          </table:table-cell>
        </table:table-row>
        <table:table-row table:style-name="ro1">
          <table:table-cell office:value-type="float" office:value="18.625" calcext:value-type="float">
            <text:p>18.625</text:p>
          </table:table-cell>
          <table:table-cell office:value-type="float" office:value="2.10524" calcext:value-type="float">
            <text:p>2.10524</text:p>
          </table:table-cell>
        </table:table-row>
        <table:table-row table:style-name="ro1">
          <table:table-cell office:value-type="float" office:value="18.6875" calcext:value-type="float">
            <text:p>18.6875</text:p>
          </table:table-cell>
          <table:table-cell office:value-type="float" office:value="2.10793" calcext:value-type="float">
            <text:p>2.1079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2.11003" calcext:value-type="float">
            <text:p>2.11003</text:p>
          </table:table-cell>
        </table:table-row>
        <table:table-row table:style-name="ro1">
          <table:table-cell office:value-type="float" office:value="18.8125" calcext:value-type="float">
            <text:p>18.8125</text:p>
          </table:table-cell>
          <table:table-cell office:value-type="float" office:value="2.11154" calcext:value-type="float">
            <text:p>2.11154</text:p>
          </table:table-cell>
        </table:table-row>
        <table:table-row table:style-name="ro1">
          <table:table-cell office:value-type="float" office:value="18.875" calcext:value-type="float">
            <text:p>18.875</text:p>
          </table:table-cell>
          <table:table-cell office:value-type="float" office:value="2.11244" calcext:value-type="float">
            <text:p>2.11244</text:p>
          </table:table-cell>
        </table:table-row>
        <table:table-row table:style-name="ro1">
          <table:table-cell office:value-type="float" office:value="18.9375" calcext:value-type="float">
            <text:p>18.9375</text:p>
          </table:table-cell>
          <table:table-cell office:value-type="float" office:value="2.11274" calcext:value-type="float">
            <text:p>2.11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1274" calcext:value-type="float">
            <text:p>2.11274</text:p>
          </table:table-cell>
        </table:table-row>
        <table:table-row table:style-name="ro1">
          <table:table-cell office:value-type="float" office:value="19.0625" calcext:value-type="float">
            <text:p>19.0625</text:p>
          </table:table-cell>
          <table:table-cell office:value-type="float" office:value="2.11214" calcext:value-type="float">
            <text:p>2.11214</text:p>
          </table:table-cell>
        </table:table-row>
        <table:table-row table:style-name="ro1">
          <table:table-cell office:value-type="float" office:value="19.125" calcext:value-type="float">
            <text:p>19.125</text:p>
          </table:table-cell>
          <table:table-cell office:value-type="float" office:value="2.11094" calcext:value-type="float">
            <text:p>2.11094</text:p>
          </table:table-cell>
        </table:table-row>
        <table:table-row table:style-name="ro1">
          <table:table-cell office:value-type="float" office:value="19.1875" calcext:value-type="float">
            <text:p>19.1875</text:p>
          </table:table-cell>
          <table:table-cell office:value-type="float" office:value="2.10915" calcext:value-type="float">
            <text:p>2.1091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2.10675" calcext:value-type="float">
            <text:p>2.10675</text:p>
          </table:table-cell>
        </table:table-row>
        <table:table-row table:style-name="ro1">
          <table:table-cell office:value-type="float" office:value="19.3125" calcext:value-type="float">
            <text:p>19.3125</text:p>
          </table:table-cell>
          <table:table-cell office:value-type="float" office:value="2.10376" calcext:value-type="float">
            <text:p>2.10376</text:p>
          </table:table-cell>
        </table:table-row>
        <table:table-row table:style-name="ro1">
          <table:table-cell office:value-type="float" office:value="19.375" calcext:value-type="float">
            <text:p>19.375</text:p>
          </table:table-cell>
          <table:table-cell office:value-type="float" office:value="2.10017" calcext:value-type="float">
            <text:p>2.10017</text:p>
          </table:table-cell>
        </table:table-row>
        <table:table-row table:style-name="ro1">
          <table:table-cell office:value-type="float" office:value="19.4375" calcext:value-type="float">
            <text:p>19.4375</text:p>
          </table:table-cell>
          <table:table-cell office:value-type="float" office:value="2.09598" calcext:value-type="float">
            <text:p>2.0959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.09119" calcext:value-type="float">
            <text:p>2.09119</text:p>
          </table:table-cell>
        </table:table-row>
        <table:table-row table:style-name="ro1">
          <table:table-cell office:value-type="float" office:value="19.5625" calcext:value-type="float">
            <text:p>19.5625</text:p>
          </table:table-cell>
          <table:table-cell office:value-type="float" office:value="2.0858" calcext:value-type="float">
            <text:p>2.0858</text:p>
          </table:table-cell>
        </table:table-row>
        <table:table-row table:style-name="ro1">
          <table:table-cell office:value-type="float" office:value="19.625" calcext:value-type="float">
            <text:p>19.625</text:p>
          </table:table-cell>
          <table:table-cell office:value-type="float" office:value="2.07981" calcext:value-type="float">
            <text:p>2.07981</text:p>
          </table:table-cell>
        </table:table-row>
        <table:table-row table:style-name="ro1">
          <table:table-cell office:value-type="float" office:value="19.6875" calcext:value-type="float">
            <text:p>19.6875</text:p>
          </table:table-cell>
          <table:table-cell office:value-type="float" office:value="2.07322" calcext:value-type="float">
            <text:p>2.0732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.06604" calcext:value-type="float">
            <text:p>2.06604</text:p>
          </table:table-cell>
        </table:table-row>
        <table:table-row table:style-name="ro1">
          <table:table-cell office:value-type="float" office:value="19.8125" calcext:value-type="float">
            <text:p>19.8125</text:p>
          </table:table-cell>
          <table:table-cell office:value-type="float" office:value="2.05825" calcext:value-type="float">
            <text:p>2.05825</text:p>
          </table:table-cell>
        </table:table-row>
        <table:table-row table:style-name="ro1">
          <table:table-cell office:value-type="float" office:value="19.875" calcext:value-type="float">
            <text:p>19.875</text:p>
          </table:table-cell>
          <table:table-cell office:value-type="float" office:value="2.04987" calcext:value-type="float">
            <text:p>2.04987</text:p>
          </table:table-cell>
        </table:table-row>
        <table:table-row table:style-name="ro1">
          <table:table-cell office:value-type="float" office:value="19.9375" calcext:value-type="float">
            <text:p>19.9375</text:p>
          </table:table-cell>
          <table:table-cell office:value-type="float" office:value="2.04089" calcext:value-type="float">
            <text:p>2.040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3131" calcext:value-type="float">
            <text:p>2.03131</text:p>
          </table:table-cell>
        </table:table-row>
        <table:table-row table:style-name="ro1">
          <table:table-cell office:value-type="float" office:value="20.0625" calcext:value-type="float">
            <text:p>20.0625</text:p>
          </table:table-cell>
          <table:table-cell office:value-type="float" office:value="2.02113" calcext:value-type="float">
            <text:p>2.02113</text:p>
          </table:table-cell>
        </table:table-row>
        <table:table-row table:style-name="ro1">
          <table:table-cell office:value-type="float" office:value="20.125" calcext:value-type="float">
            <text:p>20.125</text:p>
          </table:table-cell>
          <table:table-cell office:value-type="float" office:value="2.01035" calcext:value-type="float">
            <text:p>2.01035</text:p>
          </table:table-cell>
        </table:table-row>
        <table:table-row table:style-name="ro1">
          <table:table-cell office:value-type="float" office:value="20.1875" calcext:value-type="float">
            <text:p>20.1875</text:p>
          </table:table-cell>
          <table:table-cell office:value-type="float" office:value="1.99898" calcext:value-type="float">
            <text:p>1.99898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1.987" calcext:value-type="float">
            <text:p>1.987</text:p>
          </table:table-cell>
        </table:table-row>
        <table:table-row table:style-name="ro1">
          <table:table-cell office:value-type="float" office:value="20.3125" calcext:value-type="float">
            <text:p>20.3125</text:p>
          </table:table-cell>
          <table:table-cell office:value-type="float" office:value="1.97443" calcext:value-type="float">
            <text:p>1.97443</text:p>
          </table:table-cell>
        </table:table-row>
        <table:table-row table:style-name="ro1">
          <table:table-cell office:value-type="float" office:value="20.375" calcext:value-type="float">
            <text:p>20.375</text:p>
          </table:table-cell>
          <table:table-cell office:value-type="float" office:value="1.96126" calcext:value-type="float">
            <text:p>1.96126</text:p>
          </table:table-cell>
        </table:table-row>
        <table:table-row table:style-name="ro1">
          <table:table-cell office:value-type="float" office:value="20.4375" calcext:value-type="float">
            <text:p>20.4375</text:p>
          </table:table-cell>
          <table:table-cell office:value-type="float" office:value="1.94748" calcext:value-type="float">
            <text:p>1.94748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.93311" calcext:value-type="float">
            <text:p>1.93311</text:p>
          </table:table-cell>
        </table:table-row>
        <table:table-row table:style-name="ro1">
          <table:table-cell office:value-type="float" office:value="20.5625" calcext:value-type="float">
            <text:p>20.5625</text:p>
          </table:table-cell>
          <table:table-cell office:value-type="float" office:value="1.91815" calcext:value-type="float">
            <text:p>1.91815</text:p>
          </table:table-cell>
        </table:table-row>
        <table:table-row table:style-name="ro1">
          <table:table-cell office:value-type="float" office:value="20.625" calcext:value-type="float">
            <text:p>20.625</text:p>
          </table:table-cell>
          <table:table-cell office:value-type="float" office:value="1.90258" calcext:value-type="float">
            <text:p>1.90258</text:p>
          </table:table-cell>
        </table:table-row>
        <table:table-row table:style-name="ro1">
          <table:table-cell office:value-type="float" office:value="20.6875" calcext:value-type="float">
            <text:p>20.6875</text:p>
          </table:table-cell>
          <table:table-cell office:value-type="float" office:value="1.88641" calcext:value-type="float">
            <text:p>1.88641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1.86965" calcext:value-type="float">
            <text:p>1.86965</text:p>
          </table:table-cell>
        </table:table-row>
        <table:table-row table:style-name="ro1">
          <table:table-cell office:value-type="float" office:value="20.8125" calcext:value-type="float">
            <text:p>20.8125</text:p>
          </table:table-cell>
          <table:table-cell office:value-type="float" office:value="1.85228" calcext:value-type="float">
            <text:p>1.85228</text:p>
          </table:table-cell>
        </table:table-row>
        <table:table-row table:style-name="ro1">
          <table:table-cell office:value-type="float" office:value="20.875" calcext:value-type="float">
            <text:p>20.875</text:p>
          </table:table-cell>
          <table:table-cell office:value-type="float" office:value="1.83432" calcext:value-type="float">
            <text:p>1.83432</text:p>
          </table:table-cell>
        </table:table-row>
        <table:table-row table:style-name="ro1">
          <table:table-cell office:value-type="float" office:value="20.9375" calcext:value-type="float">
            <text:p>20.9375</text:p>
          </table:table-cell>
          <table:table-cell office:value-type="float" office:value="1.81576" calcext:value-type="float">
            <text:p>1.815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966" calcext:value-type="float">
            <text:p>1.7966</text:p>
          </table:table-cell>
        </table:table-row>
        <table:table-row table:style-name="ro1">
          <table:table-cell office:value-type="float" office:value="21.0625" calcext:value-type="float">
            <text:p>21.0625</text:p>
          </table:table-cell>
          <table:table-cell office:value-type="float" office:value="1.77684" calcext:value-type="float">
            <text:p>1.7768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.75648" calcext:value-type="float">
            <text:p>1.75648</text:p>
          </table:table-cell>
        </table:table-row>
        <table:table-row table:style-name="ro1">
          <table:table-cell office:value-type="float" office:value="21.1875" calcext:value-type="float">
            <text:p>21.1875</text:p>
          </table:table-cell>
          <table:table-cell office:value-type="float" office:value="1.73552" calcext:value-type="float">
            <text:p>1.7355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1.71397" calcext:value-type="float">
            <text:p>1.71397</text:p>
          </table:table-cell>
        </table:table-row>
        <table:table-row table:style-name="ro1">
          <table:table-cell office:value-type="float" office:value="21.3125" calcext:value-type="float">
            <text:p>21.3125</text:p>
          </table:table-cell>
          <table:table-cell office:value-type="float" office:value="1.69182" calcext:value-type="float">
            <text:p>1.69182</text:p>
          </table:table-cell>
        </table:table-row>
        <table:table-row table:style-name="ro1">
          <table:table-cell office:value-type="float" office:value="21.375" calcext:value-type="float">
            <text:p>21.375</text:p>
          </table:table-cell>
          <table:table-cell office:value-type="float" office:value="1.66906" calcext:value-type="float">
            <text:p>1.66906</text:p>
          </table:table-cell>
        </table:table-row>
        <table:table-row table:style-name="ro1">
          <table:table-cell office:value-type="float" office:value="21.4375" calcext:value-type="float">
            <text:p>21.4375</text:p>
          </table:table-cell>
          <table:table-cell office:value-type="float" office:value="1.64571" calcext:value-type="float">
            <text:p>1.64571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.62176" calcext:value-type="float">
            <text:p>1.62176</text:p>
          </table:table-cell>
        </table:table-row>
        <table:table-row table:style-name="ro1">
          <table:table-cell office:value-type="float" office:value="21.5625" calcext:value-type="float">
            <text:p>21.5625</text:p>
          </table:table-cell>
          <table:table-cell office:value-type="float" office:value="1.59721" calcext:value-type="float">
            <text:p>1.59721</text:p>
          </table:table-cell>
        </table:table-row>
        <table:table-row table:style-name="ro1">
          <table:table-cell office:value-type="float" office:value="21.625" calcext:value-type="float">
            <text:p>21.625</text:p>
          </table:table-cell>
          <table:table-cell office:value-type="float" office:value="1.57206" calcext:value-type="float">
            <text:p>1.57206</text:p>
          </table:table-cell>
        </table:table-row>
        <table:table-row table:style-name="ro1">
          <table:table-cell office:value-type="float" office:value="21.6875" calcext:value-type="float">
            <text:p>21.6875</text:p>
          </table:table-cell>
          <table:table-cell office:value-type="float" office:value="1.54632" calcext:value-type="float">
            <text:p>1.5463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1.51997" calcext:value-type="float">
            <text:p>1.51997</text:p>
          </table:table-cell>
        </table:table-row>
        <table:table-row table:style-name="ro1">
          <table:table-cell office:value-type="float" office:value="21.8125" calcext:value-type="float">
            <text:p>21.8125</text:p>
          </table:table-cell>
          <table:table-cell office:value-type="float" office:value="1.49303" calcext:value-type="float">
            <text:p>1.49303</text:p>
          </table:table-cell>
        </table:table-row>
        <table:table-row table:style-name="ro1">
          <table:table-cell office:value-type="float" office:value="21.875" calcext:value-type="float">
            <text:p>21.875</text:p>
          </table:table-cell>
          <table:table-cell office:value-type="float" office:value="1.46549" calcext:value-type="float">
            <text:p>1.46549</text:p>
          </table:table-cell>
        </table:table-row>
        <table:table-row table:style-name="ro1">
          <table:table-cell office:value-type="float" office:value="21.9375" calcext:value-type="float">
            <text:p>21.9375</text:p>
          </table:table-cell>
          <table:table-cell office:value-type="float" office:value="1.43734" calcext:value-type="float">
            <text:p>1.437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086" calcext:value-type="float">
            <text:p>1.4086</text:p>
          </table:table-cell>
        </table:table-row>
        <table:table-row table:style-name="ro1">
          <table:table-cell office:value-type="float" office:value="22.0625" calcext:value-type="float">
            <text:p>22.0625</text:p>
          </table:table-cell>
          <table:table-cell office:value-type="float" office:value="1.37927" calcext:value-type="float">
            <text:p>1.37927</text:p>
          </table:table-cell>
        </table:table-row>
        <table:table-row table:style-name="ro1">
          <table:table-cell office:value-type="float" office:value="22.125" calcext:value-type="float">
            <text:p>22.125</text:p>
          </table:table-cell>
          <table:table-cell office:value-type="float" office:value="1.34933" calcext:value-type="float">
            <text:p>1.34933</text:p>
          </table:table-cell>
        </table:table-row>
        <table:table-row table:style-name="ro1">
          <table:table-cell office:value-type="float" office:value="22.1875" calcext:value-type="float">
            <text:p>22.1875</text:p>
          </table:table-cell>
          <table:table-cell office:value-type="float" office:value="1.31879" calcext:value-type="float">
            <text:p>1.31879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1.28766" calcext:value-type="float">
            <text:p>1.28766</text:p>
          </table:table-cell>
        </table:table-row>
        <table:table-row table:style-name="ro1">
          <table:table-cell office:value-type="float" office:value="22.3125" calcext:value-type="float">
            <text:p>22.3125</text:p>
          </table:table-cell>
          <table:table-cell office:value-type="float" office:value="1.25592" calcext:value-type="float">
            <text:p>1.25592</text:p>
          </table:table-cell>
        </table:table-row>
        <table:table-row table:style-name="ro1">
          <table:table-cell office:value-type="float" office:value="22.375" calcext:value-type="float">
            <text:p>22.375</text:p>
          </table:table-cell>
          <table:table-cell office:value-type="float" office:value="1.22359" calcext:value-type="float">
            <text:p>1.22359</text:p>
          </table:table-cell>
        </table:table-row>
        <table:table-row table:style-name="ro1">
          <table:table-cell office:value-type="float" office:value="22.4375" calcext:value-type="float">
            <text:p>22.4375</text:p>
          </table:table-cell>
          <table:table-cell office:value-type="float" office:value="1.19066" calcext:value-type="float">
            <text:p>1.19066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.15713" calcext:value-type="float">
            <text:p>1.15713</text:p>
          </table:table-cell>
        </table:table-row>
        <table:table-row table:style-name="ro1">
          <table:table-cell office:value-type="float" office:value="22.5625" calcext:value-type="float">
            <text:p>22.5625</text:p>
          </table:table-cell>
          <table:table-cell office:value-type="float" office:value="1.123" calcext:value-type="float">
            <text:p>1.123</text:p>
          </table:table-cell>
        </table:table-row>
        <table:table-row table:style-name="ro1">
          <table:table-cell office:value-type="float" office:value="22.625" calcext:value-type="float">
            <text:p>22.625</text:p>
          </table:table-cell>
          <table:table-cell office:value-type="float" office:value="1.08827" calcext:value-type="float">
            <text:p>1.08827</text:p>
          </table:table-cell>
        </table:table-row>
        <table:table-row table:style-name="ro1">
          <table:table-cell office:value-type="float" office:value="22.6875" calcext:value-type="float">
            <text:p>22.6875</text:p>
          </table:table-cell>
          <table:table-cell office:value-type="float" office:value="1.05294" calcext:value-type="float">
            <text:p>1.05294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1.01702" calcext:value-type="float">
            <text:p>1.01702</text:p>
          </table:table-cell>
        </table:table-row>
        <table:table-row table:style-name="ro1">
          <table:table-cell office:value-type="float" office:value="22.8125" calcext:value-type="float">
            <text:p>22.8125</text:p>
          </table:table-cell>
          <table:table-cell office:value-type="float" office:value="0.980495" calcext:value-type="float">
            <text:p>0.980495</text:p>
          </table:table-cell>
        </table:table-row>
        <table:table-row table:style-name="ro1">
          <table:table-cell office:value-type="float" office:value="22.875" calcext:value-type="float">
            <text:p>22.875</text:p>
          </table:table-cell>
          <table:table-cell office:value-type="float" office:value="0.943372" calcext:value-type="float">
            <text:p>0.943372</text:p>
          </table:table-cell>
        </table:table-row>
        <table:table-row table:style-name="ro1">
          <table:table-cell office:value-type="float" office:value="22.9375" calcext:value-type="float">
            <text:p>22.9375</text:p>
          </table:table-cell>
          <table:table-cell office:value-type="float" office:value="0.905651" calcext:value-type="float">
            <text:p>0.9056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6733" calcext:value-type="float">
            <text:p>0.86733</text:p>
          </table:table-cell>
        </table:table-row>
        <table:table-row table:style-name="ro1">
          <table:table-cell office:value-type="float" office:value="23.0625" calcext:value-type="float">
            <text:p>23.0625</text:p>
          </table:table-cell>
          <table:table-cell office:value-type="float" office:value="0.828411" calcext:value-type="float">
            <text:p>0.828411</text:p>
          </table:table-cell>
        </table:table-row>
        <table:table-row table:style-name="ro1">
          <table:table-cell office:value-type="float" office:value="23.125" calcext:value-type="float">
            <text:p>23.125</text:p>
          </table:table-cell>
          <table:table-cell office:value-type="float" office:value="0.788893" calcext:value-type="float">
            <text:p>0.788893</text:p>
          </table:table-cell>
        </table:table-row>
        <table:table-row table:style-name="ro1">
          <table:table-cell office:value-type="float" office:value="23.1875" calcext:value-type="float">
            <text:p>23.1875</text:p>
          </table:table-cell>
          <table:table-cell office:value-type="float" office:value="0.748777" calcext:value-type="float">
            <text:p>0.748777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0.708062" calcext:value-type="float">
            <text:p>0.708062</text:p>
          </table:table-cell>
        </table:table-row>
        <table:table-row table:style-name="ro1">
          <table:table-cell office:value-type="float" office:value="23.3125" calcext:value-type="float">
            <text:p>23.3125</text:p>
          </table:table-cell>
          <table:table-cell office:value-type="float" office:value="0.666747" calcext:value-type="float">
            <text:p>0.666747</text:p>
          </table:table-cell>
        </table:table-row>
        <table:table-row table:style-name="ro1">
          <table:table-cell office:value-type="float" office:value="23.375" calcext:value-type="float">
            <text:p>23.375</text:p>
          </table:table-cell>
          <table:table-cell office:value-type="float" office:value="0.624835" calcext:value-type="float">
            <text:p>0.624835</text:p>
          </table:table-cell>
        </table:table-row>
        <table:table-row table:style-name="ro1">
          <table:table-cell office:value-type="float" office:value="23.4375" calcext:value-type="float">
            <text:p>23.4375</text:p>
          </table:table-cell>
          <table:table-cell office:value-type="float" office:value="0.582323" calcext:value-type="float">
            <text:p>0.582323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.539213" calcext:value-type="float">
            <text:p>0.539213</text:p>
          </table:table-cell>
        </table:table-row>
        <table:table-row table:style-name="ro1">
          <table:table-cell office:value-type="float" office:value="23.5625" calcext:value-type="float">
            <text:p>23.5625</text:p>
          </table:table-cell>
          <table:table-cell office:value-type="float" office:value="0.495504" calcext:value-type="float">
            <text:p>0.495504</text:p>
          </table:table-cell>
        </table:table-row>
        <table:table-row table:style-name="ro1">
          <table:table-cell office:value-type="float" office:value="23.625" calcext:value-type="float">
            <text:p>23.625</text:p>
          </table:table-cell>
          <table:table-cell office:value-type="float" office:value="0.451196" calcext:value-type="float">
            <text:p>0.451196</text:p>
          </table:table-cell>
        </table:table-row>
        <table:table-row table:style-name="ro1">
          <table:table-cell office:value-type="float" office:value="23.6875" calcext:value-type="float">
            <text:p>23.6875</text:p>
          </table:table-cell>
          <table:table-cell office:value-type="float" office:value="0.406289" calcext:value-type="float">
            <text:p>0.406289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0.360784" calcext:value-type="float">
            <text:p>0.360784</text:p>
          </table:table-cell>
        </table:table-row>
        <table:table-row table:style-name="ro1">
          <table:table-cell office:value-type="float" office:value="23.8125" calcext:value-type="float">
            <text:p>23.8125</text:p>
          </table:table-cell>
          <table:table-cell office:value-type="float" office:value="0.31468" calcext:value-type="float">
            <text:p>0.31468</text:p>
          </table:table-cell>
        </table:table-row>
        <table:table-row table:style-name="ro1">
          <table:table-cell office:value-type="float" office:value="23.875" calcext:value-type="float">
            <text:p>23.875</text:p>
          </table:table-cell>
          <table:table-cell office:value-type="float" office:value="0.267977" calcext:value-type="float">
            <text:p>0.267977</text:p>
          </table:table-cell>
        </table:table-row>
        <table:table-row table:style-name="ro1">
          <table:table-cell office:value-type="float" office:value="23.9375" calcext:value-type="float">
            <text:p>23.9375</text:p>
          </table:table-cell>
          <table:table-cell office:value-type="float" office:value="0.220675" calcext:value-type="float">
            <text:p>0.2206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72775" calcext:value-type="float">
            <text:p>0.172775</text:p>
          </table:table-cell>
        </table:table-row>
        <table:table-row table:style-name="ro1">
          <table:table-cell office:value-type="float" office:value="24.0625" calcext:value-type="float">
            <text:p>24.0625</text:p>
          </table:table-cell>
          <table:table-cell office:value-type="float" office:value="0.124276" calcext:value-type="float">
            <text:p>0.124276</text:p>
          </table:table-cell>
        </table:table-row>
        <table:table-row table:style-name="ro1">
          <table:table-cell office:value-type="float" office:value="24.125" calcext:value-type="float">
            <text:p>24.125</text:p>
          </table:table-cell>
          <table:table-cell office:value-type="float" office:value="0.0751776" calcext:value-type="float">
            <text:p>0.0751776</text:p>
          </table:table-cell>
        </table:table-row>
        <table:table-row table:style-name="ro1">
          <table:table-cell office:value-type="float" office:value="24.1875" calcext:value-type="float">
            <text:p>24.1875</text:p>
          </table:table-cell>
          <table:table-cell office:value-type="float" office:value="0.025481" calcext:value-type="float">
            <text:p>0.025481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125" calcext:value-type="float">
            <text:p>24.812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4.875" calcext:value-type="float">
            <text:p>24.875</text:p>
          </table:table-cell>
          <table:table-cell office:value-type="float" office:value="0.0794012" calcext:value-type="float">
            <text:p>0.0794012</text:p>
          </table:table-cell>
        </table:table-row>
        <table:table-row table:style-name="ro1">
          <table:table-cell office:value-type="float" office:value="24.9375" calcext:value-type="float">
            <text:p>24.9375</text:p>
          </table:table-cell>
          <table:table-cell office:value-type="float" office:value="0.118204" calcext:value-type="float">
            <text:p>0.1182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56407" calcext:value-type="float">
            <text:p>0.156407</text:p>
          </table:table-cell>
        </table:table-row>
        <table:table-row table:style-name="ro1">
          <table:table-cell office:value-type="float" office:value="25.0625" calcext:value-type="float">
            <text:p>25.0625</text:p>
          </table:table-cell>
          <table:table-cell office:value-type="float" office:value="0.194012" calcext:value-type="float">
            <text:p>0.194012</text:p>
          </table:table-cell>
        </table:table-row>
        <table:table-row table:style-name="ro1">
          <table:table-cell office:value-type="float" office:value="25.125" calcext:value-type="float">
            <text:p>25.125</text:p>
          </table:table-cell>
          <table:table-cell office:value-type="float" office:value="0.231019" calcext:value-type="float">
            <text:p>0.231019</text:p>
          </table:table-cell>
        </table:table-row>
        <table:table-row table:style-name="ro1">
          <table:table-cell office:value-type="float" office:value="25.1875" calcext:value-type="float">
            <text:p>25.1875</text:p>
          </table:table-cell>
          <table:table-cell office:value-type="float" office:value="0.267426" calcext:value-type="float">
            <text:p>0.267426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0.303235" calcext:value-type="float">
            <text:p>0.303235</text:p>
          </table:table-cell>
        </table:table-row>
        <table:table-row table:style-name="ro1">
          <table:table-cell office:value-type="float" office:value="25.3125" calcext:value-type="float">
            <text:p>25.3125</text:p>
          </table:table-cell>
          <table:table-cell office:value-type="float" office:value="0.338445" calcext:value-type="float">
            <text:p>0.338445</text:p>
          </table:table-cell>
        </table:table-row>
        <table:table-row table:style-name="ro1">
          <table:table-cell office:value-type="float" office:value="25.375" calcext:value-type="float">
            <text:p>25.375</text:p>
          </table:table-cell>
          <table:table-cell office:value-type="float" office:value="0.373056" calcext:value-type="float">
            <text:p>0.373056</text:p>
          </table:table-cell>
        </table:table-row>
        <table:table-row table:style-name="ro1">
          <table:table-cell office:value-type="float" office:value="25.4375" calcext:value-type="float">
            <text:p>25.4375</text:p>
          </table:table-cell>
          <table:table-cell office:value-type="float" office:value="0.407068" calcext:value-type="float">
            <text:p>0.407068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440482" calcext:value-type="float">
            <text:p>0.440482</text:p>
          </table:table-cell>
        </table:table-row>
        <table:table-row table:style-name="ro1">
          <table:table-cell office:value-type="float" office:value="25.5625" calcext:value-type="float">
            <text:p>25.5625</text:p>
          </table:table-cell>
          <table:table-cell office:value-type="float" office:value="0.473297" calcext:value-type="float">
            <text:p>0.473297</text:p>
          </table:table-cell>
        </table:table-row>
        <table:table-row table:style-name="ro1">
          <table:table-cell office:value-type="float" office:value="25.625" calcext:value-type="float">
            <text:p>25.625</text:p>
          </table:table-cell>
          <table:table-cell office:value-type="float" office:value="0.505513" calcext:value-type="float">
            <text:p>0.505513</text:p>
          </table:table-cell>
        </table:table-row>
        <table:table-row table:style-name="ro1">
          <table:table-cell office:value-type="float" office:value="25.6875" calcext:value-type="float">
            <text:p>25.6875</text:p>
          </table:table-cell>
          <table:table-cell office:value-type="float" office:value="0.537131" calcext:value-type="float">
            <text:p>0.537131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0.568149" calcext:value-type="float">
            <text:p>0.568149</text:p>
          </table:table-cell>
        </table:table-row>
        <table:table-row table:style-name="ro1">
          <table:table-cell office:value-type="float" office:value="25.8125" calcext:value-type="float">
            <text:p>25.8125</text:p>
          </table:table-cell>
          <table:table-cell office:value-type="float" office:value="0.598569" calcext:value-type="float">
            <text:p>0.598569</text:p>
          </table:table-cell>
        </table:table-row>
        <table:table-row table:style-name="ro1">
          <table:table-cell office:value-type="float" office:value="25.875" calcext:value-type="float">
            <text:p>25.875</text:p>
          </table:table-cell>
          <table:table-cell office:value-type="float" office:value="0.628391" calcext:value-type="float">
            <text:p>0.628391</text:p>
          </table:table-cell>
        </table:table-row>
        <table:table-row table:style-name="ro1">
          <table:table-cell office:value-type="float" office:value="25.9375" calcext:value-type="float">
            <text:p>25.9375</text:p>
          </table:table-cell>
          <table:table-cell office:value-type="float" office:value="0.657613" calcext:value-type="float">
            <text:p>0.6576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86237" calcext:value-type="float">
            <text:p>0.686237</text:p>
          </table:table-cell>
        </table:table-row>
        <table:table-row table:style-name="ro1">
          <table:table-cell office:value-type="float" office:value="26.0625" calcext:value-type="float">
            <text:p>26.0625</text:p>
          </table:table-cell>
          <table:table-cell office:value-type="float" office:value="0.714261" calcext:value-type="float">
            <text:p>0.714261</text:p>
          </table:table-cell>
        </table:table-row>
        <table:table-row table:style-name="ro1">
          <table:table-cell office:value-type="float" office:value="26.125" calcext:value-type="float">
            <text:p>26.125</text:p>
          </table:table-cell>
          <table:table-cell office:value-type="float" office:value="0.741688" calcext:value-type="float">
            <text:p>0.741688</text:p>
          </table:table-cell>
        </table:table-row>
        <table:table-row table:style-name="ro1">
          <table:table-cell office:value-type="float" office:value="26.1875" calcext:value-type="float">
            <text:p>26.1875</text:p>
          </table:table-cell>
          <table:table-cell office:value-type="float" office:value="0.768515" calcext:value-type="float">
            <text:p>0.768515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0.794744" calcext:value-type="float">
            <text:p>0.794744</text:p>
          </table:table-cell>
        </table:table-row>
        <table:table-row table:style-name="ro1">
          <table:table-cell office:value-type="float" office:value="26.3125" calcext:value-type="float">
            <text:p>26.3125</text:p>
          </table:table-cell>
          <table:table-cell office:value-type="float" office:value="0.820374" calcext:value-type="float">
            <text:p>0.820374</text:p>
          </table:table-cell>
        </table:table-row>
        <table:table-row table:style-name="ro1">
          <table:table-cell office:value-type="float" office:value="26.375" calcext:value-type="float">
            <text:p>26.375</text:p>
          </table:table-cell>
          <table:table-cell office:value-type="float" office:value="0.845405" calcext:value-type="float">
            <text:p>0.845405</text:p>
          </table:table-cell>
        </table:table-row>
        <table:table-row table:style-name="ro1">
          <table:table-cell office:value-type="float" office:value="26.4375" calcext:value-type="float">
            <text:p>26.4375</text:p>
          </table:table-cell>
          <table:table-cell office:value-type="float" office:value="0.869837" calcext:value-type="float">
            <text:p>0.869837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893671" calcext:value-type="float">
            <text:p>0.893671</text:p>
          </table:table-cell>
        </table:table-row>
        <table:table-row table:style-name="ro1">
          <table:table-cell office:value-type="float" office:value="26.5625" calcext:value-type="float">
            <text:p>26.5625</text:p>
          </table:table-cell>
          <table:table-cell office:value-type="float" office:value="0.916906" calcext:value-type="float">
            <text:p>0.916906</text:p>
          </table:table-cell>
        </table:table-row>
        <table:table-row table:style-name="ro1">
          <table:table-cell office:value-type="float" office:value="26.625" calcext:value-type="float">
            <text:p>26.625</text:p>
          </table:table-cell>
          <table:table-cell office:value-type="float" office:value="0.939542" calcext:value-type="float">
            <text:p>0.939542</text:p>
          </table:table-cell>
        </table:table-row>
        <table:table-row table:style-name="ro1">
          <table:table-cell office:value-type="float" office:value="26.6875" calcext:value-type="float">
            <text:p>26.6875</text:p>
          </table:table-cell>
          <table:table-cell office:value-type="float" office:value="0.961579" calcext:value-type="float">
            <text:p>0.961579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0.983018" calcext:value-type="float">
            <text:p>0.983018</text:p>
          </table:table-cell>
        </table:table-row>
        <table:table-row table:style-name="ro1">
          <table:table-cell office:value-type="float" office:value="26.8125" calcext:value-type="float">
            <text:p>26.8125</text:p>
          </table:table-cell>
          <table:table-cell office:value-type="float" office:value="1.00386" calcext:value-type="float">
            <text:p>1.00386</text:p>
          </table:table-cell>
        </table:table-row>
        <table:table-row table:style-name="ro1">
          <table:table-cell office:value-type="float" office:value="26.875" calcext:value-type="float">
            <text:p>26.875</text:p>
          </table:table-cell>
          <table:table-cell office:value-type="float" office:value="1.0241" calcext:value-type="float">
            <text:p>1.0241</text:p>
          </table:table-cell>
        </table:table-row>
        <table:table-row table:style-name="ro1">
          <table:table-cell office:value-type="float" office:value="26.9375" calcext:value-type="float">
            <text:p>26.9375</text:p>
          </table:table-cell>
          <table:table-cell office:value-type="float" office:value="1.04374" calcext:value-type="float">
            <text:p>1.043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6278" calcext:value-type="float">
            <text:p>1.06278</text:p>
          </table:table-cell>
        </table:table-row>
        <table:table-row table:style-name="ro1">
          <table:table-cell office:value-type="float" office:value="27.0625" calcext:value-type="float">
            <text:p>27.0625</text:p>
          </table:table-cell>
          <table:table-cell office:value-type="float" office:value="1.08123" calcext:value-type="float">
            <text:p>1.08123</text:p>
          </table:table-cell>
        </table:table-row>
        <table:table-row table:style-name="ro1">
          <table:table-cell office:value-type="float" office:value="27.125" calcext:value-type="float">
            <text:p>27.125</text:p>
          </table:table-cell>
          <table:table-cell office:value-type="float" office:value="1.09908" calcext:value-type="float">
            <text:p>1.09908</text:p>
          </table:table-cell>
        </table:table-row>
        <table:table-row table:style-name="ro1">
          <table:table-cell office:value-type="float" office:value="27.1875" calcext:value-type="float">
            <text:p>27.1875</text:p>
          </table:table-cell>
          <table:table-cell office:value-type="float" office:value="1.11632" calcext:value-type="float">
            <text:p>1.11632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1.13297" calcext:value-type="float">
            <text:p>1.13297</text:p>
          </table:table-cell>
        </table:table-row>
        <table:table-row table:style-name="ro1">
          <table:table-cell office:value-type="float" office:value="27.3125" calcext:value-type="float">
            <text:p>27.3125</text:p>
          </table:table-cell>
          <table:table-cell office:value-type="float" office:value="1.14902" calcext:value-type="float">
            <text:p>1.14902</text:p>
          </table:table-cell>
        </table:table-row>
        <table:table-row table:style-name="ro1">
          <table:table-cell office:value-type="float" office:value="27.375" calcext:value-type="float">
            <text:p>27.375</text:p>
          </table:table-cell>
          <table:table-cell office:value-type="float" office:value="1.16447" calcext:value-type="float">
            <text:p>1.16447</text:p>
          </table:table-cell>
        </table:table-row>
        <table:table-row table:style-name="ro1">
          <table:table-cell office:value-type="float" office:value="27.4375" calcext:value-type="float">
            <text:p>27.4375</text:p>
          </table:table-cell>
          <table:table-cell office:value-type="float" office:value="1.17932" calcext:value-type="float">
            <text:p>1.17932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1.19358" calcext:value-type="float">
            <text:p>1.19358</text:p>
          </table:table-cell>
        </table:table-row>
        <table:table-row table:style-name="ro1">
          <table:table-cell office:value-type="float" office:value="27.5625" calcext:value-type="float">
            <text:p>27.5625</text:p>
          </table:table-cell>
          <table:table-cell office:value-type="float" office:value="1.20723" calcext:value-type="float">
            <text:p>1.20723</text:p>
          </table:table-cell>
        </table:table-row>
        <table:table-row table:style-name="ro1">
          <table:table-cell office:value-type="float" office:value="27.625" calcext:value-type="float">
            <text:p>27.625</text:p>
          </table:table-cell>
          <table:table-cell office:value-type="float" office:value="1.22029" calcext:value-type="float">
            <text:p>1.22029</text:p>
          </table:table-cell>
        </table:table-row>
        <table:table-row table:style-name="ro1">
          <table:table-cell office:value-type="float" office:value="27.6875" calcext:value-type="float">
            <text:p>27.6875</text:p>
          </table:table-cell>
          <table:table-cell office:value-type="float" office:value="1.23275" calcext:value-type="float">
            <text:p>1.23275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1.2446" calcext:value-type="float">
            <text:p>1.2446</text:p>
          </table:table-cell>
        </table:table-row>
        <table:table-row table:style-name="ro1">
          <table:table-cell office:value-type="float" office:value="27.8125" calcext:value-type="float">
            <text:p>27.8125</text:p>
          </table:table-cell>
          <table:table-cell office:value-type="float" office:value="1.25586" calcext:value-type="float">
            <text:p>1.25586</text:p>
          </table:table-cell>
        </table:table-row>
        <table:table-row table:style-name="ro1">
          <table:table-cell office:value-type="float" office:value="27.875" calcext:value-type="float">
            <text:p>27.875</text:p>
          </table:table-cell>
          <table:table-cell office:value-type="float" office:value="1.26653" calcext:value-type="float">
            <text:p>1.26653</text:p>
          </table:table-cell>
        </table:table-row>
        <table:table-row table:style-name="ro1">
          <table:table-cell office:value-type="float" office:value="27.9375" calcext:value-type="float">
            <text:p>27.9375</text:p>
          </table:table-cell>
          <table:table-cell office:value-type="float" office:value="1.27659" calcext:value-type="float">
            <text:p>1.276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8605" calcext:value-type="float">
            <text:p>1.28605</text:p>
          </table:table-cell>
        </table:table-row>
        <table:table-row table:style-name="ro1">
          <table:table-cell office:value-type="float" office:value="28.0625" calcext:value-type="float">
            <text:p>28.0625</text:p>
          </table:table-cell>
          <table:table-cell office:value-type="float" office:value="1.29492" calcext:value-type="float">
            <text:p>1.29492</text:p>
          </table:table-cell>
        </table:table-row>
        <table:table-row table:style-name="ro1">
          <table:table-cell office:value-type="float" office:value="28.125" calcext:value-type="float">
            <text:p>28.125</text:p>
          </table:table-cell>
          <table:table-cell office:value-type="float" office:value="1.30318" calcext:value-type="float">
            <text:p>1.30318</text:p>
          </table:table-cell>
        </table:table-row>
        <table:table-row table:style-name="ro1">
          <table:table-cell office:value-type="float" office:value="28.1875" calcext:value-type="float">
            <text:p>28.1875</text:p>
          </table:table-cell>
          <table:table-cell office:value-type="float" office:value="1.31085" calcext:value-type="float">
            <text:p>1.31085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1.31792" calcext:value-type="float">
            <text:p>1.31792</text:p>
          </table:table-cell>
        </table:table-row>
        <table:table-row table:style-name="ro1">
          <table:table-cell office:value-type="float" office:value="28.3125" calcext:value-type="float">
            <text:p>28.3125</text:p>
          </table:table-cell>
          <table:table-cell office:value-type="float" office:value="1.32439" calcext:value-type="float">
            <text:p>1.32439</text:p>
          </table:table-cell>
        </table:table-row>
        <table:table-row table:style-name="ro1">
          <table:table-cell office:value-type="float" office:value="28.375" calcext:value-type="float">
            <text:p>28.375</text:p>
          </table:table-cell>
          <table:table-cell office:value-type="float" office:value="1.33026" calcext:value-type="float">
            <text:p>1.33026</text:p>
          </table:table-cell>
        </table:table-row>
        <table:table-row table:style-name="ro1">
          <table:table-cell office:value-type="float" office:value="28.4375" calcext:value-type="float">
            <text:p>28.4375</text:p>
          </table:table-cell>
          <table:table-cell office:value-type="float" office:value="1.33553" calcext:value-type="float">
            <text:p>1.3355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.3402" calcext:value-type="float">
            <text:p>1.3402</text:p>
          </table:table-cell>
        </table:table-row>
        <table:table-row table:style-name="ro1">
          <table:table-cell office:value-type="float" office:value="28.5625" calcext:value-type="float">
            <text:p>28.5625</text:p>
          </table:table-cell>
          <table:table-cell office:value-type="float" office:value="1.34428" calcext:value-type="float">
            <text:p>1.34428</text:p>
          </table:table-cell>
        </table:table-row>
        <table:table-row table:style-name="ro1">
          <table:table-cell office:value-type="float" office:value="28.625" calcext:value-type="float">
            <text:p>28.625</text:p>
          </table:table-cell>
          <table:table-cell office:value-type="float" office:value="1.34775" calcext:value-type="float">
            <text:p>1.34775</text:p>
          </table:table-cell>
        </table:table-row>
        <table:table-row table:style-name="ro1">
          <table:table-cell office:value-type="float" office:value="28.6875" calcext:value-type="float">
            <text:p>28.6875</text:p>
          </table:table-cell>
          <table:table-cell office:value-type="float" office:value="1.35063" calcext:value-type="float">
            <text:p>1.35063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1.35291" calcext:value-type="float">
            <text:p>1.35291</text:p>
          </table:table-cell>
        </table:table-row>
        <table:table-row table:style-name="ro1">
          <table:table-cell office:value-type="float" office:value="28.8125" calcext:value-type="float">
            <text:p>28.8125</text:p>
          </table:table-cell>
          <table:table-cell office:value-type="float" office:value="1.35459" calcext:value-type="float">
            <text:p>1.35459</text:p>
          </table:table-cell>
        </table:table-row>
        <table:table-row table:style-name="ro1">
          <table:table-cell office:value-type="float" office:value="28.875" calcext:value-type="float">
            <text:p>28.875</text:p>
          </table:table-cell>
          <table:table-cell office:value-type="float" office:value="1.35567" calcext:value-type="float">
            <text:p>1.35567</text:p>
          </table:table-cell>
        </table:table-row>
        <table:table-row table:style-name="ro1">
          <table:table-cell office:value-type="float" office:value="28.9375" calcext:value-type="float">
            <text:p>28.9375</text:p>
          </table:table-cell>
          <table:table-cell office:value-type="float" office:value="1.35615" calcext:value-type="float">
            <text:p>1.356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35615" calcext:value-type="float">
            <text:p>1.35615</text:p>
          </table:table-cell>
        </table:table-row>
        <table:table-row table:style-name="ro1">
          <table:table-cell office:value-type="float" office:value="29.0625" calcext:value-type="float">
            <text:p>29.0625</text:p>
          </table:table-cell>
          <table:table-cell office:value-type="float" office:value="1.35555" calcext:value-type="float">
            <text:p>1.35555</text:p>
          </table:table-cell>
        </table:table-row>
        <table:table-row table:style-name="ro1">
          <table:table-cell office:value-type="float" office:value="29.125" calcext:value-type="float">
            <text:p>29.125</text:p>
          </table:table-cell>
          <table:table-cell office:value-type="float" office:value="1.35436" calcext:value-type="float">
            <text:p>1.35436</text:p>
          </table:table-cell>
        </table:table-row>
        <table:table-row table:style-name="ro1">
          <table:table-cell office:value-type="float" office:value="29.1875" calcext:value-type="float">
            <text:p>29.1875</text:p>
          </table:table-cell>
          <table:table-cell office:value-type="float" office:value="1.35256" calcext:value-type="float">
            <text:p>1.35256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1.35017" calcext:value-type="float">
            <text:p>1.35017</text:p>
          </table:table-cell>
        </table:table-row>
        <table:table-row table:style-name="ro1">
          <table:table-cell office:value-type="float" office:value="29.3125" calcext:value-type="float">
            <text:p>29.3125</text:p>
          </table:table-cell>
          <table:table-cell office:value-type="float" office:value="1.34717" calcext:value-type="float">
            <text:p>1.34717</text:p>
          </table:table-cell>
        </table:table-row>
        <table:table-row table:style-name="ro1">
          <table:table-cell office:value-type="float" office:value="29.375" calcext:value-type="float">
            <text:p>29.375</text:p>
          </table:table-cell>
          <table:table-cell office:value-type="float" office:value="1.34358" calcext:value-type="float">
            <text:p>1.34358</text:p>
          </table:table-cell>
        </table:table-row>
        <table:table-row table:style-name="ro1">
          <table:table-cell office:value-type="float" office:value="29.4375" calcext:value-type="float">
            <text:p>29.4375</text:p>
          </table:table-cell>
          <table:table-cell office:value-type="float" office:value="1.33939" calcext:value-type="float">
            <text:p>1.33939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1.3346" calcext:value-type="float">
            <text:p>1.3346</text:p>
          </table:table-cell>
        </table:table-row>
        <table:table-row table:style-name="ro1">
          <table:table-cell office:value-type="float" office:value="29.5625" calcext:value-type="float">
            <text:p>29.5625</text:p>
          </table:table-cell>
          <table:table-cell office:value-type="float" office:value="1.32921" calcext:value-type="float">
            <text:p>1.32921</text:p>
          </table:table-cell>
        </table:table-row>
        <table:table-row table:style-name="ro1">
          <table:table-cell office:value-type="float" office:value="29.625" calcext:value-type="float">
            <text:p>29.625</text:p>
          </table:table-cell>
          <table:table-cell office:value-type="float" office:value="1.32322" calcext:value-type="float">
            <text:p>1.32322</text:p>
          </table:table-cell>
        </table:table-row>
        <table:table-row table:style-name="ro1">
          <table:table-cell office:value-type="float" office:value="29.6875" calcext:value-type="float">
            <text:p>29.6875</text:p>
          </table:table-cell>
          <table:table-cell office:value-type="float" office:value="1.31664" calcext:value-type="float">
            <text:p>1.31664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1.30945" calcext:value-type="float">
            <text:p>1.30945</text:p>
          </table:table-cell>
        </table:table-row>
        <table:table-row table:style-name="ro1">
          <table:table-cell office:value-type="float" office:value="29.8125" calcext:value-type="float">
            <text:p>29.8125</text:p>
          </table:table-cell>
          <table:table-cell office:value-type="float" office:value="1.30167" calcext:value-type="float">
            <text:p>1.30167</text:p>
          </table:table-cell>
        </table:table-row>
        <table:table-row table:style-name="ro1">
          <table:table-cell office:value-type="float" office:value="29.875" calcext:value-type="float">
            <text:p>29.875</text:p>
          </table:table-cell>
          <table:table-cell office:value-type="float" office:value="1.29328" calcext:value-type="float">
            <text:p>1.29328</text:p>
          </table:table-cell>
        </table:table-row>
        <table:table-row table:style-name="ro1">
          <table:table-cell office:value-type="float" office:value="29.9375" calcext:value-type="float">
            <text:p>29.9375</text:p>
          </table:table-cell>
          <table:table-cell office:value-type="float" office:value="1.2843" calcext:value-type="float">
            <text:p>1.28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7472" calcext:value-type="float">
            <text:p>1.27472</text:p>
          </table:table-cell>
        </table:table-row>
        <table:table-row table:style-name="ro1">
          <table:table-cell office:value-type="float" office:value="30.0625" calcext:value-type="float">
            <text:p>30.0625</text:p>
          </table:table-cell>
          <table:table-cell office:value-type="float" office:value="1.26454" calcext:value-type="float">
            <text:p>1.26454</text:p>
          </table:table-cell>
        </table:table-row>
        <table:table-row table:style-name="ro1">
          <table:table-cell office:value-type="float" office:value="30.125" calcext:value-type="float">
            <text:p>30.125</text:p>
          </table:table-cell>
          <table:table-cell office:value-type="float" office:value="1.25377" calcext:value-type="float">
            <text:p>1.25377</text:p>
          </table:table-cell>
        </table:table-row>
        <table:table-row table:style-name="ro1">
          <table:table-cell office:value-type="float" office:value="30.1875" calcext:value-type="float">
            <text:p>30.1875</text:p>
          </table:table-cell>
          <table:table-cell office:value-type="float" office:value="1.24239" calcext:value-type="float">
            <text:p>1.24239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30.3125" calcext:value-type="float">
            <text:p>30.3125</text:p>
          </table:table-cell>
          <table:table-cell office:value-type="float" office:value="1.21784" calcext:value-type="float">
            <text:p>1.21784</text:p>
          </table:table-cell>
        </table:table-row>
        <table:table-row table:style-name="ro1">
          <table:table-cell office:value-type="float" office:value="30.375" calcext:value-type="float">
            <text:p>30.375</text:p>
          </table:table-cell>
          <table:table-cell office:value-type="float" office:value="1.20467" calcext:value-type="float">
            <text:p>1.20467</text:p>
          </table:table-cell>
        </table:table-row>
        <table:table-row table:style-name="ro1">
          <table:table-cell office:value-type="float" office:value="30.4375" calcext:value-type="float">
            <text:p>30.4375</text:p>
          </table:table-cell>
          <table:table-cell office:value-type="float" office:value="1.1909" calcext:value-type="float">
            <text:p>1.1909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.17653" calcext:value-type="float">
            <text:p>1.17653</text:p>
          </table:table-cell>
        </table:table-row>
        <table:table-row table:style-name="ro1">
          <table:table-cell office:value-type="float" office:value="30.5625" calcext:value-type="float">
            <text:p>30.5625</text:p>
          </table:table-cell>
          <table:table-cell office:value-type="float" office:value="1.16156" calcext:value-type="float">
            <text:p>1.16156</text:p>
          </table:table-cell>
        </table:table-row>
        <table:table-row table:style-name="ro1">
          <table:table-cell office:value-type="float" office:value="30.625" calcext:value-type="float">
            <text:p>30.625</text:p>
          </table:table-cell>
          <table:table-cell office:value-type="float" office:value="1.14599" calcext:value-type="float">
            <text:p>1.14599</text:p>
          </table:table-cell>
        </table:table-row>
        <table:table-row table:style-name="ro1">
          <table:table-cell office:value-type="float" office:value="30.6875" calcext:value-type="float">
            <text:p>30.6875</text:p>
          </table:table-cell>
          <table:table-cell office:value-type="float" office:value="1.12982" calcext:value-type="float">
            <text:p>1.12982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1.11306" calcext:value-type="float">
            <text:p>1.11306</text:p>
          </table:table-cell>
        </table:table-row>
        <table:table-row table:style-name="ro1">
          <table:table-cell office:value-type="float" office:value="30.8125" calcext:value-type="float">
            <text:p>30.8125</text:p>
          </table:table-cell>
          <table:table-cell office:value-type="float" office:value="1.09569" calcext:value-type="float">
            <text:p>1.09569</text:p>
          </table:table-cell>
        </table:table-row>
        <table:table-row table:style-name="ro1">
          <table:table-cell office:value-type="float" office:value="30.875" calcext:value-type="float">
            <text:p>30.875</text:p>
          </table:table-cell>
          <table:table-cell office:value-type="float" office:value="1.07773" calcext:value-type="float">
            <text:p>1.07773</text:p>
          </table:table-cell>
        </table:table-row>
        <table:table-row table:style-name="ro1">
          <table:table-cell office:value-type="float" office:value="30.9375" calcext:value-type="float">
            <text:p>30.9375</text:p>
          </table:table-cell>
          <table:table-cell office:value-type="float" office:value="1.05917" calcext:value-type="float">
            <text:p>1.059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4001" calcext:value-type="float">
            <text:p>1.04001</text:p>
          </table:table-cell>
        </table:table-row>
        <table:table-row table:style-name="ro1">
          <table:table-cell office:value-type="float" office:value="31.0625" calcext:value-type="float">
            <text:p>31.0625</text:p>
          </table:table-cell>
          <table:table-cell office:value-type="float" office:value="1.02025" calcext:value-type="float">
            <text:p>1.02025</text:p>
          </table:table-cell>
        </table:table-row>
        <table:table-row table:style-name="ro1">
          <table:table-cell office:value-type="float" office:value="31.125" calcext:value-type="float">
            <text:p>31.125</text:p>
          </table:table-cell>
          <table:table-cell office:value-type="float" office:value="0.999894" calcext:value-type="float">
            <text:p>0.999894</text:p>
          </table:table-cell>
        </table:table-row>
        <table:table-row table:style-name="ro1">
          <table:table-cell office:value-type="float" office:value="31.1875" calcext:value-type="float">
            <text:p>31.1875</text:p>
          </table:table-cell>
          <table:table-cell office:value-type="float" office:value="0.978937" calcext:value-type="float">
            <text:p>0.978937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957382" calcext:value-type="float">
            <text:p>0.957382</text:p>
          </table:table-cell>
        </table:table-row>
        <table:table-row table:style-name="ro1">
          <table:table-cell office:value-type="float" office:value="31.3125" calcext:value-type="float">
            <text:p>31.3125</text:p>
          </table:table-cell>
          <table:table-cell office:value-type="float" office:value="0.935228" calcext:value-type="float">
            <text:p>0.935228</text:p>
          </table:table-cell>
        </table:table-row>
        <table:table-row table:style-name="ro1">
          <table:table-cell office:value-type="float" office:value="31.375" calcext:value-type="float">
            <text:p>31.375</text:p>
          </table:table-cell>
          <table:table-cell office:value-type="float" office:value="0.912476" calcext:value-type="float">
            <text:p>0.912476</text:p>
          </table:table-cell>
        </table:table-row>
        <table:table-row table:style-name="ro1">
          <table:table-cell office:value-type="float" office:value="31.4375" calcext:value-type="float">
            <text:p>31.4375</text:p>
          </table:table-cell>
          <table:table-cell office:value-type="float" office:value="0.889124" calcext:value-type="float">
            <text:p>0.889124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.865174" calcext:value-type="float">
            <text:p>0.865174</text:p>
          </table:table-cell>
        </table:table-row>
        <table:table-row table:style-name="ro1">
          <table:table-cell office:value-type="float" office:value="31.5625" calcext:value-type="float">
            <text:p>31.5625</text:p>
          </table:table-cell>
          <table:table-cell office:value-type="float" office:value="0.840625" calcext:value-type="float">
            <text:p>0.840625</text:p>
          </table:table-cell>
        </table:table-row>
        <table:table-row table:style-name="ro1">
          <table:table-cell office:value-type="float" office:value="31.625" calcext:value-type="float">
            <text:p>31.625</text:p>
          </table:table-cell>
          <table:table-cell office:value-type="float" office:value="0.815477" calcext:value-type="float">
            <text:p>0.815477</text:p>
          </table:table-cell>
        </table:table-row>
        <table:table-row table:style-name="ro1">
          <table:table-cell office:value-type="float" office:value="31.6875" calcext:value-type="float">
            <text:p>31.6875</text:p>
          </table:table-cell>
          <table:table-cell office:value-type="float" office:value="0.789731" calcext:value-type="float">
            <text:p>0.789731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0.763386" calcext:value-type="float">
            <text:p>0.763386</text:p>
          </table:table-cell>
        </table:table-row>
        <table:table-row table:style-name="ro1">
          <table:table-cell office:value-type="float" office:value="31.8125" calcext:value-type="float">
            <text:p>31.8125</text:p>
          </table:table-cell>
          <table:table-cell office:value-type="float" office:value="0.736442" calcext:value-type="float">
            <text:p>0.736442</text:p>
          </table:table-cell>
        </table:table-row>
        <table:table-row table:style-name="ro1">
          <table:table-cell office:value-type="float" office:value="31.875" calcext:value-type="float">
            <text:p>31.875</text:p>
          </table:table-cell>
          <table:table-cell office:value-type="float" office:value="0.708899" calcext:value-type="float">
            <text:p>0.708899</text:p>
          </table:table-cell>
        </table:table-row>
        <table:table-row table:style-name="ro1">
          <table:table-cell office:value-type="float" office:value="31.9375" calcext:value-type="float">
            <text:p>31.9375</text:p>
          </table:table-cell>
          <table:table-cell office:value-type="float" office:value="0.680757" calcext:value-type="float">
            <text:p>0.6807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52017" calcext:value-type="float">
            <text:p>0.652017</text:p>
          </table:table-cell>
        </table:table-row>
        <table:table-row table:style-name="ro1">
          <table:table-cell office:value-type="float" office:value="32.0625" calcext:value-type="float">
            <text:p>32.0625</text:p>
          </table:table-cell>
          <table:table-cell office:value-type="float" office:value="0.622678" calcext:value-type="float">
            <text:p>0.622678</text:p>
          </table:table-cell>
        </table:table-row>
        <table:table-row table:style-name="ro1">
          <table:table-cell office:value-type="float" office:value="32.125" calcext:value-type="float">
            <text:p>32.125</text:p>
          </table:table-cell>
          <table:table-cell office:value-type="float" office:value="0.59274" calcext:value-type="float">
            <text:p>0.59274</text:p>
          </table:table-cell>
        </table:table-row>
        <table:table-row table:style-name="ro1">
          <table:table-cell office:value-type="float" office:value="32.1875" calcext:value-type="float">
            <text:p>32.1875</text:p>
          </table:table-cell>
          <table:table-cell office:value-type="float" office:value="0.562204" calcext:value-type="float">
            <text:p>0.562204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0.531069" calcext:value-type="float">
            <text:p>0.531069</text:p>
          </table:table-cell>
        </table:table-row>
        <table:table-row table:style-name="ro1">
          <table:table-cell office:value-type="float" office:value="32.3125" calcext:value-type="float">
            <text:p>32.3125</text:p>
          </table:table-cell>
          <table:table-cell office:value-type="float" office:value="0.499335" calcext:value-type="float">
            <text:p>0.499335</text:p>
          </table:table-cell>
        </table:table-row>
        <table:table-row table:style-name="ro1">
          <table:table-cell office:value-type="float" office:value="32.375" calcext:value-type="float">
            <text:p>32.375</text:p>
          </table:table-cell>
          <table:table-cell office:value-type="float" office:value="0.467002" calcext:value-type="float">
            <text:p>0.467002</text:p>
          </table:table-cell>
        </table:table-row>
        <table:table-row table:style-name="ro1">
          <table:table-cell office:value-type="float" office:value="32.4375" calcext:value-type="float">
            <text:p>32.4375</text:p>
          </table:table-cell>
          <table:table-cell office:value-type="float" office:value="0.43407" calcext:value-type="float">
            <text:p>0.4340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40054" calcext:value-type="float">
            <text:p>0.40054</text:p>
          </table:table-cell>
        </table:table-row>
        <table:table-row table:style-name="ro1">
          <table:table-cell office:value-type="float" office:value="32.5625" calcext:value-type="float">
            <text:p>32.5625</text:p>
          </table:table-cell>
          <table:table-cell office:value-type="float" office:value="0.366411" calcext:value-type="float">
            <text:p>0.366411</text:p>
          </table:table-cell>
        </table:table-row>
        <table:table-row table:style-name="ro1">
          <table:table-cell office:value-type="float" office:value="32.625" calcext:value-type="float">
            <text:p>32.625</text:p>
          </table:table-cell>
          <table:table-cell office:value-type="float" office:value="0.331683" calcext:value-type="float">
            <text:p>0.331683</text:p>
          </table:table-cell>
        </table:table-row>
        <table:table-row table:style-name="ro1">
          <table:table-cell office:value-type="float" office:value="32.6875" calcext:value-type="float">
            <text:p>32.6875</text:p>
          </table:table-cell>
          <table:table-cell office:value-type="float" office:value="0.296357" calcext:value-type="float">
            <text:p>0.296357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0.260432" calcext:value-type="float">
            <text:p>0.260432</text:p>
          </table:table-cell>
        </table:table-row>
        <table:table-row table:style-name="ro1">
          <table:table-cell office:value-type="float" office:value="32.8125" calcext:value-type="float">
            <text:p>32.8125</text:p>
          </table:table-cell>
          <table:table-cell office:value-type="float" office:value="0.223907" calcext:value-type="float">
            <text:p>0.223907</text:p>
          </table:table-cell>
        </table:table-row>
        <table:table-row table:style-name="ro1">
          <table:table-cell office:value-type="float" office:value="32.875" calcext:value-type="float">
            <text:p>32.875</text:p>
          </table:table-cell>
          <table:table-cell office:value-type="float" office:value="0.186785" calcext:value-type="float">
            <text:p>0.186785</text:p>
          </table:table-cell>
        </table:table-row>
        <table:table-row table:style-name="ro1">
          <table:table-cell office:value-type="float" office:value="32.9375" calcext:value-type="float">
            <text:p>32.9375</text:p>
          </table:table-cell>
          <table:table-cell office:value-type="float" office:value="0.149063" calcext:value-type="float">
            <text:p>0.1490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10743" calcext:value-type="float">
            <text:p>0.110743</text:p>
          </table:table-cell>
        </table:table-row>
        <table:table-row table:style-name="ro1">
          <table:table-cell office:value-type="float" office:value="33.0625" calcext:value-type="float">
            <text:p>33.0625</text:p>
          </table:table-cell>
          <table:table-cell office:value-type="float" office:value="0.0718237" calcext:value-type="float">
            <text:p>0.0718237</text:p>
          </table:table-cell>
        </table:table-row>
        <table:table-row table:style-name="ro1">
          <table:table-cell office:value-type="float" office:value="33.125" calcext:value-type="float">
            <text:p>33.125</text:p>
          </table:table-cell>
          <table:table-cell office:value-type="float" office:value="0.0323059" calcext:value-type="float">
            <text:p>0.0323059</text:p>
          </table:table-cell>
        </table:table-row>
        <table:table-row table:style-name="ro1">
          <table:table-cell office:value-type="float" office:value="33.1875" calcext:value-type="float">
            <text:p>33.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875" calcext:value-type="float">
            <text:p>33.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3.8125" calcext:value-type="float">
            <text:p>33.8125</text:p>
          </table:table-cell>
          <table:table-cell office:value-type="float" office:value="0.0634012" calcext:value-type="float">
            <text:p>0.0634012</text:p>
          </table:table-cell>
        </table:table-row>
        <table:table-row table:style-name="ro1">
          <table:table-cell office:value-type="float" office:value="33.875" calcext:value-type="float">
            <text:p>33.875</text:p>
          </table:table-cell>
          <table:table-cell office:value-type="float" office:value="0.0942037" calcext:value-type="float">
            <text:p>0.0942037</text:p>
          </table:table-cell>
        </table:table-row>
        <table:table-row table:style-name="ro1">
          <table:table-cell office:value-type="float" office:value="33.9375" calcext:value-type="float">
            <text:p>33.9375</text:p>
          </table:table-cell>
          <table:table-cell office:value-type="float" office:value="0.124407" calcext:value-type="float">
            <text:p>0.1244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54012" calcext:value-type="float">
            <text:p>0.154012</text:p>
          </table:table-cell>
        </table:table-row>
        <table:table-row table:style-name="ro1">
          <table:table-cell office:value-type="float" office:value="34.0625" calcext:value-type="float">
            <text:p>34.0625</text:p>
          </table:table-cell>
          <table:table-cell office:value-type="float" office:value="0.183019" calcext:value-type="float">
            <text:p>0.183019</text:p>
          </table:table-cell>
        </table:table-row>
        <table:table-row table:style-name="ro1">
          <table:table-cell office:value-type="float" office:value="34.125" calcext:value-type="float">
            <text:p>34.125</text:p>
          </table:table-cell>
          <table:table-cell office:value-type="float" office:value="0.211426" calcext:value-type="float">
            <text:p>0.211426</text:p>
          </table:table-cell>
        </table:table-row>
        <table:table-row table:style-name="ro1">
          <table:table-cell office:value-type="float" office:value="34.1875" calcext:value-type="float">
            <text:p>34.1875</text:p>
          </table:table-cell>
          <table:table-cell office:value-type="float" office:value="0.239235" calcext:value-type="float">
            <text:p>0.239235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0.266445" calcext:value-type="float">
            <text:p>0.266445</text:p>
          </table:table-cell>
        </table:table-row>
        <table:table-row table:style-name="ro1">
          <table:table-cell office:value-type="float" office:value="34.3125" calcext:value-type="float">
            <text:p>34.3125</text:p>
          </table:table-cell>
          <table:table-cell office:value-type="float" office:value="0.293056" calcext:value-type="float">
            <text:p>0.293056</text:p>
          </table:table-cell>
        </table:table-row>
        <table:table-row table:style-name="ro1">
          <table:table-cell office:value-type="float" office:value="34.375" calcext:value-type="float">
            <text:p>34.375</text:p>
          </table:table-cell>
          <table:table-cell office:value-type="float" office:value="0.319068" calcext:value-type="float">
            <text:p>0.319068</text:p>
          </table:table-cell>
        </table:table-row>
        <table:table-row table:style-name="ro1">
          <table:table-cell office:value-type="float" office:value="34.4375" calcext:value-type="float">
            <text:p>34.4375</text:p>
          </table:table-cell>
          <table:table-cell office:value-type="float" office:value="0.344482" calcext:value-type="float">
            <text:p>0.34448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0.369297" calcext:value-type="float">
            <text:p>0.369297</text:p>
          </table:table-cell>
        </table:table-row>
        <table:table-row table:style-name="ro1">
          <table:table-cell office:value-type="float" office:value="34.5625" calcext:value-type="float">
            <text:p>34.5625</text:p>
          </table:table-cell>
          <table:table-cell office:value-type="float" office:value="0.393513" calcext:value-type="float">
            <text:p>0.393513</text:p>
          </table:table-cell>
        </table:table-row>
        <table:table-row table:style-name="ro1">
          <table:table-cell office:value-type="float" office:value="34.625" calcext:value-type="float">
            <text:p>34.625</text:p>
          </table:table-cell>
          <table:table-cell office:value-type="float" office:value="0.417131" calcext:value-type="float">
            <text:p>0.417131</text:p>
          </table:table-cell>
        </table:table-row>
        <table:table-row table:style-name="ro1">
          <table:table-cell office:value-type="float" office:value="34.6875" calcext:value-type="float">
            <text:p>34.6875</text:p>
          </table:table-cell>
          <table:table-cell office:value-type="float" office:value="0.440149" calcext:value-type="float">
            <text:p>0.440149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0.462569" calcext:value-type="float">
            <text:p>0.462569</text:p>
          </table:table-cell>
        </table:table-row>
        <table:table-row table:style-name="ro1">
          <table:table-cell office:value-type="float" office:value="34.8125" calcext:value-type="float">
            <text:p>34.8125</text:p>
          </table:table-cell>
          <table:table-cell office:value-type="float" office:value="0.484391" calcext:value-type="float">
            <text:p>0.484391</text:p>
          </table:table-cell>
        </table:table-row>
        <table:table-row table:style-name="ro1">
          <table:table-cell office:value-type="float" office:value="34.875" calcext:value-type="float">
            <text:p>34.875</text:p>
          </table:table-cell>
          <table:table-cell office:value-type="float" office:value="0.505613" calcext:value-type="float">
            <text:p>0.505613</text:p>
          </table:table-cell>
        </table:table-row>
        <table:table-row table:style-name="ro1">
          <table:table-cell office:value-type="float" office:value="34.9375" calcext:value-type="float">
            <text:p>34.9375</text:p>
          </table:table-cell>
          <table:table-cell office:value-type="float" office:value="0.526237" calcext:value-type="float">
            <text:p>0.5262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46261" calcext:value-type="float">
            <text:p>0.546261</text:p>
          </table:table-cell>
        </table:table-row>
        <table:table-row table:style-name="ro1">
          <table:table-cell office:value-type="float" office:value="35.0625" calcext:value-type="float">
            <text:p>35.0625</text:p>
          </table:table-cell>
          <table:table-cell office:value-type="float" office:value="0.565688" calcext:value-type="float">
            <text:p>0.565688</text:p>
          </table:table-cell>
        </table:table-row>
        <table:table-row table:style-name="ro1">
          <table:table-cell office:value-type="float" office:value="35.125" calcext:value-type="float">
            <text:p>35.125</text:p>
          </table:table-cell>
          <table:table-cell office:value-type="float" office:value="0.584515" calcext:value-type="float">
            <text:p>0.584515</text:p>
          </table:table-cell>
        </table:table-row>
        <table:table-row table:style-name="ro1">
          <table:table-cell office:value-type="float" office:value="35.1875" calcext:value-type="float">
            <text:p>35.1875</text:p>
          </table:table-cell>
          <table:table-cell office:value-type="float" office:value="0.602744" calcext:value-type="float">
            <text:p>0.602744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0.620374" calcext:value-type="float">
            <text:p>0.620374</text:p>
          </table:table-cell>
        </table:table-row>
        <table:table-row table:style-name="ro1">
          <table:table-cell office:value-type="float" office:value="35.3125" calcext:value-type="float">
            <text:p>35.3125</text:p>
          </table:table-cell>
          <table:table-cell office:value-type="float" office:value="0.637405" calcext:value-type="float">
            <text:p>0.637405</text:p>
          </table:table-cell>
        </table:table-row>
        <table:table-row table:style-name="ro1">
          <table:table-cell office:value-type="float" office:value="35.375" calcext:value-type="float">
            <text:p>35.375</text:p>
          </table:table-cell>
          <table:table-cell office:value-type="float" office:value="0.653837" calcext:value-type="float">
            <text:p>0.653837</text:p>
          </table:table-cell>
        </table:table-row>
        <table:table-row table:style-name="ro1">
          <table:table-cell office:value-type="float" office:value="35.4375" calcext:value-type="float">
            <text:p>35.4375</text:p>
          </table:table-cell>
          <table:table-cell office:value-type="float" office:value="0.669671" calcext:value-type="float">
            <text:p>0.66967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0.684906" calcext:value-type="float">
            <text:p>0.684906</text:p>
          </table:table-cell>
        </table:table-row>
        <table:table-row table:style-name="ro1">
          <table:table-cell office:value-type="float" office:value="35.5625" calcext:value-type="float">
            <text:p>35.5625</text:p>
          </table:table-cell>
          <table:table-cell office:value-type="float" office:value="0.699542" calcext:value-type="float">
            <text:p>0.699542</text:p>
          </table:table-cell>
        </table:table-row>
        <table:table-row table:style-name="ro1">
          <table:table-cell office:value-type="float" office:value="35.625" calcext:value-type="float">
            <text:p>35.625</text:p>
          </table:table-cell>
          <table:table-cell office:value-type="float" office:value="0.713579" calcext:value-type="float">
            <text:p>0.713579</text:p>
          </table:table-cell>
        </table:table-row>
        <table:table-row table:style-name="ro1">
          <table:table-cell office:value-type="float" office:value="35.6875" calcext:value-type="float">
            <text:p>35.6875</text:p>
          </table:table-cell>
          <table:table-cell office:value-type="float" office:value="0.727018" calcext:value-type="float">
            <text:p>0.727018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0.739857" calcext:value-type="float">
            <text:p>0.739857</text:p>
          </table:table-cell>
        </table:table-row>
        <table:table-row table:style-name="ro1">
          <table:table-cell office:value-type="float" office:value="35.8125" calcext:value-type="float">
            <text:p>35.8125</text:p>
          </table:table-cell>
          <table:table-cell office:value-type="float" office:value="0.752099" calcext:value-type="float">
            <text:p>0.752099</text:p>
          </table:table-cell>
        </table:table-row>
        <table:table-row table:style-name="ro1">
          <table:table-cell office:value-type="float" office:value="35.875" calcext:value-type="float">
            <text:p>35.875</text:p>
          </table:table-cell>
          <table:table-cell office:value-type="float" office:value="0.763741" calcext:value-type="float">
            <text:p>0.763741</text:p>
          </table:table-cell>
        </table:table-row>
        <table:table-row table:style-name="ro1">
          <table:table-cell office:value-type="float" office:value="35.9375" calcext:value-type="float">
            <text:p>35.9375</text:p>
          </table:table-cell>
          <table:table-cell office:value-type="float" office:value="0.774784" calcext:value-type="float">
            <text:p>0.7747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85229" calcext:value-type="float">
            <text:p>0.785229</text:p>
          </table:table-cell>
        </table:table-row>
        <table:table-row table:style-name="ro1">
          <table:table-cell office:value-type="float" office:value="36.0625" calcext:value-type="float">
            <text:p>36.0625</text:p>
          </table:table-cell>
          <table:table-cell office:value-type="float" office:value="0.795075" calcext:value-type="float">
            <text:p>0.795075</text:p>
          </table:table-cell>
        </table:table-row>
        <table:table-row table:style-name="ro1">
          <table:table-cell office:value-type="float" office:value="36.125" calcext:value-type="float">
            <text:p>36.125</text:p>
          </table:table-cell>
          <table:table-cell office:value-type="float" office:value="0.804323" calcext:value-type="float">
            <text:p>0.804323</text:p>
          </table:table-cell>
        </table:table-row>
        <table:table-row table:style-name="ro1">
          <table:table-cell office:value-type="float" office:value="36.1875" calcext:value-type="float">
            <text:p>36.1875</text:p>
          </table:table-cell>
          <table:table-cell office:value-type="float" office:value="0.812971" calcext:value-type="float">
            <text:p>0.812971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0.821021" calcext:value-type="float">
            <text:p>0.821021</text:p>
          </table:table-cell>
        </table:table-row>
        <table:table-row table:style-name="ro1">
          <table:table-cell office:value-type="float" office:value="36.3125" calcext:value-type="float">
            <text:p>36.3125</text:p>
          </table:table-cell>
          <table:table-cell office:value-type="float" office:value="0.828472" calcext:value-type="float">
            <text:p>0.828472</text:p>
          </table:table-cell>
        </table:table-row>
        <table:table-row table:style-name="ro1">
          <table:table-cell office:value-type="float" office:value="36.375" calcext:value-type="float">
            <text:p>36.375</text:p>
          </table:table-cell>
          <table:table-cell office:value-type="float" office:value="0.835324" calcext:value-type="float">
            <text:p>0.835324</text:p>
          </table:table-cell>
        </table:table-row>
        <table:table-row table:style-name="ro1">
          <table:table-cell office:value-type="float" office:value="36.4375" calcext:value-type="float">
            <text:p>36.4375</text:p>
          </table:table-cell>
          <table:table-cell office:value-type="float" office:value="0.841578" calcext:value-type="float">
            <text:p>0.84157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0.847233" calcext:value-type="float">
            <text:p>0.847233</text:p>
          </table:table-cell>
        </table:table-row>
        <table:table-row table:style-name="ro1">
          <table:table-cell office:value-type="float" office:value="36.5625" calcext:value-type="float">
            <text:p>36.5625</text:p>
          </table:table-cell>
          <table:table-cell office:value-type="float" office:value="0.852289" calcext:value-type="float">
            <text:p>0.852289</text:p>
          </table:table-cell>
        </table:table-row>
        <table:table-row table:style-name="ro1">
          <table:table-cell office:value-type="float" office:value="36.625" calcext:value-type="float">
            <text:p>36.625</text:p>
          </table:table-cell>
          <table:table-cell office:value-type="float" office:value="0.856746" calcext:value-type="float">
            <text:p>0.856746</text:p>
          </table:table-cell>
        </table:table-row>
        <table:table-row table:style-name="ro1">
          <table:table-cell office:value-type="float" office:value="36.6875" calcext:value-type="float">
            <text:p>36.6875</text:p>
          </table:table-cell>
          <table:table-cell office:value-type="float" office:value="0.860604" calcext:value-type="float">
            <text:p>0.860604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0.863864" calcext:value-type="float">
            <text:p>0.863864</text:p>
          </table:table-cell>
        </table:table-row>
        <table:table-row table:style-name="ro1">
          <table:table-cell office:value-type="float" office:value="36.8125" calcext:value-type="float">
            <text:p>36.8125</text:p>
          </table:table-cell>
          <table:table-cell office:value-type="float" office:value="0.866525" calcext:value-type="float">
            <text:p>0.866525</text:p>
          </table:table-cell>
        </table:table-row>
        <table:table-row table:style-name="ro1">
          <table:table-cell office:value-type="float" office:value="36.875" calcext:value-type="float">
            <text:p>36.875</text:p>
          </table:table-cell>
          <table:table-cell office:value-type="float" office:value="0.868588" calcext:value-type="float">
            <text:p>0.868588</text:p>
          </table:table-cell>
        </table:table-row>
        <table:table-row table:style-name="ro1">
          <table:table-cell office:value-type="float" office:value="36.9375" calcext:value-type="float">
            <text:p>36.9375</text:p>
          </table:table-cell>
          <table:table-cell office:value-type="float" office:value="0.870051" calcext:value-type="float">
            <text:p>0.8700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70916" calcext:value-type="float">
            <text:p>0.870916</text:p>
          </table:table-cell>
        </table:table-row>
        <table:table-row table:style-name="ro1">
          <table:table-cell office:value-type="float" office:value="37.0625" calcext:value-type="float">
            <text:p>37.0625</text:p>
          </table:table-cell>
          <table:table-cell office:value-type="float" office:value="0.871182" calcext:value-type="float">
            <text:p>0.871182</text:p>
          </table:table-cell>
        </table:table-row>
        <table:table-row table:style-name="ro1">
          <table:table-cell office:value-type="float" office:value="37.125" calcext:value-type="float">
            <text:p>37.125</text:p>
          </table:table-cell>
          <table:table-cell office:value-type="float" office:value="0.871182" calcext:value-type="float">
            <text:p>0.871182</text:p>
          </table:table-cell>
        </table:table-row>
        <table:table-row table:style-name="ro1">
          <table:table-cell office:value-type="float" office:value="37.1875" calcext:value-type="float">
            <text:p>37.1875</text:p>
          </table:table-cell>
          <table:table-cell office:value-type="float" office:value="0.870583" calcext:value-type="float">
            <text:p>0.870583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0.869385" calcext:value-type="float">
            <text:p>0.869385</text:p>
          </table:table-cell>
        </table:table-row>
        <table:table-row table:style-name="ro1">
          <table:table-cell office:value-type="float" office:value="37.3125" calcext:value-type="float">
            <text:p>37.3125</text:p>
          </table:table-cell>
          <table:table-cell office:value-type="float" office:value="0.867589" calcext:value-type="float">
            <text:p>0.867589</text:p>
          </table:table-cell>
        </table:table-row>
        <table:table-row table:style-name="ro1">
          <table:table-cell office:value-type="float" office:value="37.375" calcext:value-type="float">
            <text:p>37.375</text:p>
          </table:table-cell>
          <table:table-cell office:value-type="float" office:value="0.865194" calcext:value-type="float">
            <text:p>0.865194</text:p>
          </table:table-cell>
        </table:table-row>
        <table:table-row table:style-name="ro1">
          <table:table-cell office:value-type="float" office:value="37.4375" calcext:value-type="float">
            <text:p>37.4375</text:p>
          </table:table-cell>
          <table:table-cell office:value-type="float" office:value="0.8622" calcext:value-type="float">
            <text:p>0.8622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858608" calcext:value-type="float">
            <text:p>0.858608</text:p>
          </table:table-cell>
        </table:table-row>
        <table:table-row table:style-name="ro1">
          <table:table-cell office:value-type="float" office:value="37.5625" calcext:value-type="float">
            <text:p>37.5625</text:p>
          </table:table-cell>
          <table:table-cell office:value-type="float" office:value="0.854417" calcext:value-type="float">
            <text:p>0.854417</text:p>
          </table:table-cell>
        </table:table-row>
        <table:table-row table:style-name="ro1">
          <table:table-cell office:value-type="float" office:value="37.625" calcext:value-type="float">
            <text:p>37.625</text:p>
          </table:table-cell>
          <table:table-cell office:value-type="float" office:value="0.849627" calcext:value-type="float">
            <text:p>0.849627</text:p>
          </table:table-cell>
        </table:table-row>
        <table:table-row table:style-name="ro1">
          <table:table-cell office:value-type="float" office:value="37.6875" calcext:value-type="float">
            <text:p>37.6875</text:p>
          </table:table-cell>
          <table:table-cell office:value-type="float" office:value="0.844238" calcext:value-type="float">
            <text:p>0.844238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0.83825" calcext:value-type="float">
            <text:p>0.83825</text:p>
          </table:table-cell>
        </table:table-row>
        <table:table-row table:style-name="ro1">
          <table:table-cell office:value-type="float" office:value="37.8125" calcext:value-type="float">
            <text:p>37.8125</text:p>
          </table:table-cell>
          <table:table-cell office:value-type="float" office:value="0.831664" calcext:value-type="float">
            <text:p>0.831664</text:p>
          </table:table-cell>
        </table:table-row>
        <table:table-row table:style-name="ro1">
          <table:table-cell office:value-type="float" office:value="37.875" calcext:value-type="float">
            <text:p>37.875</text:p>
          </table:table-cell>
          <table:table-cell office:value-type="float" office:value="0.824479" calcext:value-type="float">
            <text:p>0.824479</text:p>
          </table:table-cell>
        </table:table-row>
        <table:table-row table:style-name="ro1">
          <table:table-cell office:value-type="float" office:value="37.9375" calcext:value-type="float">
            <text:p>37.9375</text:p>
          </table:table-cell>
          <table:table-cell office:value-type="float" office:value="0.816695" calcext:value-type="float">
            <text:p>0.8166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08313" calcext:value-type="float">
            <text:p>0.808313</text:p>
          </table:table-cell>
        </table:table-row>
        <table:table-row table:style-name="ro1">
          <table:table-cell office:value-type="float" office:value="38.0625" calcext:value-type="float">
            <text:p>38.0625</text:p>
          </table:table-cell>
          <table:table-cell office:value-type="float" office:value="0.799331" calcext:value-type="float">
            <text:p>0.799331</text:p>
          </table:table-cell>
        </table:table-row>
        <table:table-row table:style-name="ro1">
          <table:table-cell office:value-type="float" office:value="38.125" calcext:value-type="float">
            <text:p>38.125</text:p>
          </table:table-cell>
          <table:table-cell office:value-type="float" office:value="0.789751" calcext:value-type="float">
            <text:p>0.789751</text:p>
          </table:table-cell>
        </table:table-row>
        <table:table-row table:style-name="ro1">
          <table:table-cell office:value-type="float" office:value="38.1875" calcext:value-type="float">
            <text:p>38.1875</text:p>
          </table:table-cell>
          <table:table-cell office:value-type="float" office:value="0.779572" calcext:value-type="float">
            <text:p>0.779572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0.768795" calcext:value-type="float">
            <text:p>0.768795</text:p>
          </table:table-cell>
        </table:table-row>
        <table:table-row table:style-name="ro1">
          <table:table-cell office:value-type="float" office:value="38.3125" calcext:value-type="float">
            <text:p>38.3125</text:p>
          </table:table-cell>
          <table:table-cell office:value-type="float" office:value="0.757418" calcext:value-type="float">
            <text:p>0.757418</text:p>
          </table:table-cell>
        </table:table-row>
        <table:table-row table:style-name="ro1">
          <table:table-cell office:value-type="float" office:value="38.375" calcext:value-type="float">
            <text:p>38.375</text:p>
          </table:table-cell>
          <table:table-cell office:value-type="float" office:value="0.745443" calcext:value-type="float">
            <text:p>0.745443</text:p>
          </table:table-cell>
        </table:table-row>
        <table:table-row table:style-name="ro1">
          <table:table-cell office:value-type="float" office:value="38.4375" calcext:value-type="float">
            <text:p>38.4375</text:p>
          </table:table-cell>
          <table:table-cell office:value-type="float" office:value="0.732869" calcext:value-type="float">
            <text:p>0.732869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0.719697" calcext:value-type="float">
            <text:p>0.719697</text:p>
          </table:table-cell>
        </table:table-row>
        <table:table-row table:style-name="ro1">
          <table:table-cell office:value-type="float" office:value="38.5625" calcext:value-type="float">
            <text:p>38.5625</text:p>
          </table:table-cell>
          <table:table-cell office:value-type="float" office:value="0.705925" calcext:value-type="float">
            <text:p>0.705925</text:p>
          </table:table-cell>
        </table:table-row>
        <table:table-row table:style-name="ro1">
          <table:table-cell office:value-type="float" office:value="38.625" calcext:value-type="float">
            <text:p>38.625</text:p>
          </table:table-cell>
          <table:table-cell office:value-type="float" office:value="0.691555" calcext:value-type="float">
            <text:p>0.691555</text:p>
          </table:table-cell>
        </table:table-row>
        <table:table-row table:style-name="ro1">
          <table:table-cell office:value-type="float" office:value="38.6875" calcext:value-type="float">
            <text:p>38.6875</text:p>
          </table:table-cell>
          <table:table-cell office:value-type="float" office:value="0.676586" calcext:value-type="float">
            <text:p>0.676586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0.661019" calcext:value-type="float">
            <text:p>0.661019</text:p>
          </table:table-cell>
        </table:table-row>
        <table:table-row table:style-name="ro1">
          <table:table-cell office:value-type="float" office:value="38.8125" calcext:value-type="float">
            <text:p>38.8125</text:p>
          </table:table-cell>
          <table:table-cell office:value-type="float" office:value="0.644852" calcext:value-type="float">
            <text:p>0.644852</text:p>
          </table:table-cell>
        </table:table-row>
        <table:table-row table:style-name="ro1">
          <table:table-cell office:value-type="float" office:value="38.875" calcext:value-type="float">
            <text:p>38.875</text:p>
          </table:table-cell>
          <table:table-cell office:value-type="float" office:value="0.628087" calcext:value-type="float">
            <text:p>0.628087</text:p>
          </table:table-cell>
        </table:table-row>
        <table:table-row table:style-name="ro1">
          <table:table-cell office:value-type="float" office:value="38.9375" calcext:value-type="float">
            <text:p>38.9375</text:p>
          </table:table-cell>
          <table:table-cell office:value-type="float" office:value="0.610723" calcext:value-type="float">
            <text:p>0.6107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92761" calcext:value-type="float">
            <text:p>0.592761</text:p>
          </table:table-cell>
        </table:table-row>
        <table:table-row table:style-name="ro1">
          <table:table-cell office:value-type="float" office:value="39.0625" calcext:value-type="float">
            <text:p>39.0625</text:p>
          </table:table-cell>
          <table:table-cell office:value-type="float" office:value="0.574199" calcext:value-type="float">
            <text:p>0.574199</text:p>
          </table:table-cell>
        </table:table-row>
        <table:table-row table:style-name="ro1">
          <table:table-cell office:value-type="float" office:value="39.125" calcext:value-type="float">
            <text:p>39.125</text:p>
          </table:table-cell>
          <table:table-cell office:value-type="float" office:value="0.555039" calcext:value-type="float">
            <text:p>0.555039</text:p>
          </table:table-cell>
        </table:table-row>
        <table:table-row table:style-name="ro1">
          <table:table-cell office:value-type="float" office:value="39.1875" calcext:value-type="float">
            <text:p>39.1875</text:p>
          </table:table-cell>
          <table:table-cell office:value-type="float" office:value="0.53528" calcext:value-type="float">
            <text:p>0.53528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0.514923" calcext:value-type="float">
            <text:p>0.514923</text:p>
          </table:table-cell>
        </table:table-row>
        <table:table-row table:style-name="ro1">
          <table:table-cell office:value-type="float" office:value="39.3125" calcext:value-type="float">
            <text:p>39.3125</text:p>
          </table:table-cell>
          <table:table-cell office:value-type="float" office:value="0.493966" calcext:value-type="float">
            <text:p>0.493966</text:p>
          </table:table-cell>
        </table:table-row>
        <table:table-row table:style-name="ro1">
          <table:table-cell office:value-type="float" office:value="39.375" calcext:value-type="float">
            <text:p>39.375</text:p>
          </table:table-cell>
          <table:table-cell office:value-type="float" office:value="0.472411" calcext:value-type="float">
            <text:p>0.472411</text:p>
          </table:table-cell>
        </table:table-row>
        <table:table-row table:style-name="ro1">
          <table:table-cell office:value-type="float" office:value="39.4375" calcext:value-type="float">
            <text:p>39.4375</text:p>
          </table:table-cell>
          <table:table-cell office:value-type="float" office:value="0.450257" calcext:value-type="float">
            <text:p>0.450257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0.427504" calcext:value-type="float">
            <text:p>0.427504</text:p>
          </table:table-cell>
        </table:table-row>
        <table:table-row table:style-name="ro1">
          <table:table-cell office:value-type="float" office:value="39.5625" calcext:value-type="float">
            <text:p>39.5625</text:p>
          </table:table-cell>
          <table:table-cell office:value-type="float" office:value="0.404153" calcext:value-type="float">
            <text:p>0.404153</text:p>
          </table:table-cell>
        </table:table-row>
        <table:table-row table:style-name="ro1">
          <table:table-cell office:value-type="float" office:value="39.625" calcext:value-type="float">
            <text:p>39.625</text:p>
          </table:table-cell>
          <table:table-cell office:value-type="float" office:value="0.380203" calcext:value-type="float">
            <text:p>0.380203</text:p>
          </table:table-cell>
        </table:table-row>
        <table:table-row table:style-name="ro1">
          <table:table-cell office:value-type="float" office:value="39.6875" calcext:value-type="float">
            <text:p>39.6875</text:p>
          </table:table-cell>
          <table:table-cell office:value-type="float" office:value="0.355654" calcext:value-type="float">
            <text:p>0.355654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0.330506" calcext:value-type="float">
            <text:p>0.330506</text:p>
          </table:table-cell>
        </table:table-row>
        <table:table-row table:style-name="ro1">
          <table:table-cell office:value-type="float" office:value="39.8125" calcext:value-type="float">
            <text:p>39.8125</text:p>
          </table:table-cell>
          <table:table-cell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39.875" calcext:value-type="float">
            <text:p>39.875</text:p>
          </table:table-cell>
          <table:table-cell office:value-type="float" office:value="0.278414" calcext:value-type="float">
            <text:p>0.278414</text:p>
          </table:table-cell>
        </table:table-row>
        <table:table-row table:style-name="ro1">
          <table:table-cell office:value-type="float" office:value="39.9375" calcext:value-type="float">
            <text:p>39.9375</text:p>
          </table:table-cell>
          <table:table-cell office:value-type="float" office:value="0.25147" calcext:value-type="float">
            <text:p>0.251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23928" calcext:value-type="float">
            <text:p>0.223928</text:p>
          </table:table-cell>
        </table:table-row>
        <table:table-row table:style-name="ro1">
          <table:table-cell office:value-type="float" office:value="40.0625" calcext:value-type="float">
            <text:p>40.0625</text:p>
          </table:table-cell>
          <table:table-cell office:value-type="float" office:value="0.195786" calcext:value-type="float">
            <text:p>0.195786</text:p>
          </table:table-cell>
        </table:table-row>
        <table:table-row table:style-name="ro1">
          <table:table-cell office:value-type="float" office:value="40.125" calcext:value-type="float">
            <text:p>40.125</text:p>
          </table:table-cell>
          <table:table-cell office:value-type="float" office:value="0.167046" calcext:value-type="float">
            <text:p>0.167046</text:p>
          </table:table-cell>
        </table:table-row>
        <table:table-row table:style-name="ro1">
          <table:table-cell office:value-type="float" office:value="40.1875" calcext:value-type="float">
            <text:p>40.1875</text:p>
          </table:table-cell>
          <table:table-cell office:value-type="float" office:value="0.137707" calcext:value-type="float">
            <text:p>0.137707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0.107769" calcext:value-type="float">
            <text:p>0.107769</text:p>
          </table:table-cell>
        </table:table-row>
        <table:table-row table:style-name="ro1">
          <table:table-cell office:value-type="float" office:value="40.3125" calcext:value-type="float">
            <text:p>40.3125</text:p>
          </table:table-cell>
          <table:table-cell office:value-type="float" office:value="0.0772328" calcext:value-type="float">
            <text:p>0.0772328</text:p>
          </table:table-cell>
        </table:table-row>
        <table:table-row table:style-name="ro1">
          <table:table-cell office:value-type="float" office:value="40.375" calcext:value-type="float">
            <text:p>40.375</text:p>
          </table:table-cell>
          <table:table-cell office:value-type="float" office:value="0.0460975" calcext:value-type="float">
            <text:p>0.0460975</text:p>
          </table:table-cell>
        </table:table-row>
        <table:table-row table:style-name="ro1">
          <table:table-cell office:value-type="float" office:value="40.4375" calcext:value-type="float">
            <text:p>40.4375</text:p>
          </table:table-cell>
          <table:table-cell office:value-type="float" office:value="0.0143635" calcext:value-type="float">
            <text:p>0.0143635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0625" calcext:value-type="float">
            <text:p>41.0625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41.125" calcext:value-type="float">
            <text:p>41.125</text:p>
          </table:table-cell>
          <table:table-cell office:value-type="float" office:value="0.0506012" calcext:value-type="float">
            <text:p>0.0506012</text:p>
          </table:table-cell>
        </table:table-row>
        <table:table-row table:style-name="ro1">
          <table:table-cell office:value-type="float" office:value="41.1875" calcext:value-type="float">
            <text:p>41.1875</text:p>
          </table:table-cell>
          <table:table-cell office:value-type="float" office:value="0.0750037" calcext:value-type="float">
            <text:p>0.0750037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0.0988075" calcext:value-type="float">
            <text:p>0.0988075</text:p>
          </table:table-cell>
        </table:table-row>
        <table:table-row table:style-name="ro1">
          <table:table-cell office:value-type="float" office:value="41.3125" calcext:value-type="float">
            <text:p>41.3125</text:p>
          </table:table-cell>
          <table:table-cell office:value-type="float" office:value="0.122012" calcext:value-type="float">
            <text:p>0.122012</text:p>
          </table:table-cell>
        </table:table-row>
        <table:table-row table:style-name="ro1">
          <table:table-cell office:value-type="float" office:value="41.375" calcext:value-type="float">
            <text:p>41.375</text:p>
          </table:table-cell>
          <table:table-cell office:value-type="float" office:value="0.144619" calcext:value-type="float">
            <text:p>0.144619</text:p>
          </table:table-cell>
        </table:table-row>
        <table:table-row table:style-name="ro1">
          <table:table-cell office:value-type="float" office:value="41.4375" calcext:value-type="float">
            <text:p>41.4375</text:p>
          </table:table-cell>
          <table:table-cell office:value-type="float" office:value="0.166626" calcext:value-type="float">
            <text:p>0.166626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0.188035" calcext:value-type="float">
            <text:p>0.188035</text:p>
          </table:table-cell>
        </table:table-row>
        <table:table-row table:style-name="ro1">
          <table:table-cell office:value-type="float" office:value="41.5625" calcext:value-type="float">
            <text:p>41.5625</text:p>
          </table:table-cell>
          <table:table-cell office:value-type="float" office:value="0.208845" calcext:value-type="float">
            <text:p>0.208845</text:p>
          </table:table-cell>
        </table:table-row>
        <table:table-row table:style-name="ro1">
          <table:table-cell office:value-type="float" office:value="41.625" calcext:value-type="float">
            <text:p>41.625</text:p>
          </table:table-cell>
          <table:table-cell office:value-type="float" office:value="0.229056" calcext:value-type="float">
            <text:p>0.229056</text:p>
          </table:table-cell>
        </table:table-row>
        <table:table-row table:style-name="ro1">
          <table:table-cell office:value-type="float" office:value="41.6875" calcext:value-type="float">
            <text:p>41.6875</text:p>
          </table:table-cell>
          <table:table-cell office:value-type="float" office:value="0.248668" calcext:value-type="float">
            <text:p>0.248668</text:p>
          </table:table-cell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0.267682" calcext:value-type="float">
            <text:p>0.267682</text:p>
          </table:table-cell>
        </table:table-row>
        <table:table-row table:style-name="ro1">
          <table:table-cell office:value-type="float" office:value="41.8125" calcext:value-type="float">
            <text:p>41.8125</text:p>
          </table:table-cell>
          <table:table-cell office:value-type="float" office:value="0.286097" calcext:value-type="float">
            <text:p>0.286097</text:p>
          </table:table-cell>
        </table:table-row>
        <table:table-row table:style-name="ro1">
          <table:table-cell office:value-type="float" office:value="41.875" calcext:value-type="float">
            <text:p>41.875</text:p>
          </table:table-cell>
          <table:table-cell office:value-type="float" office:value="0.303913" calcext:value-type="float">
            <text:p>0.303913</text:p>
          </table:table-cell>
        </table:table-row>
        <table:table-row table:style-name="ro1">
          <table:table-cell office:value-type="float" office:value="41.9375" calcext:value-type="float">
            <text:p>41.9375</text:p>
          </table:table-cell>
          <table:table-cell office:value-type="float" office:value="0.321131" calcext:value-type="float">
            <text:p>0.3211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37749" calcext:value-type="float">
            <text:p>0.337749</text:p>
          </table:table-cell>
        </table:table-row>
        <table:table-row table:style-name="ro1">
          <table:table-cell office:value-type="float" office:value="42.0625" calcext:value-type="float">
            <text:p>42.0625</text:p>
          </table:table-cell>
          <table:table-cell office:value-type="float" office:value="0.353769" calcext:value-type="float">
            <text:p>0.353769</text:p>
          </table:table-cell>
        </table:table-row>
        <table:table-row table:style-name="ro1">
          <table:table-cell office:value-type="float" office:value="42.125" calcext:value-type="float">
            <text:p>42.125</text:p>
          </table:table-cell>
          <table:table-cell office:value-type="float" office:value="0.369191" calcext:value-type="float">
            <text:p>0.369191</text:p>
          </table:table-cell>
        </table:table-row>
        <table:table-row table:style-name="ro1">
          <table:table-cell office:value-type="float" office:value="42.1875" calcext:value-type="float">
            <text:p>42.1875</text:p>
          </table:table-cell>
          <table:table-cell office:value-type="float" office:value="0.384013" calcext:value-type="float">
            <text:p>0.384013</text:p>
          </table:table-cell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0.398237" calcext:value-type="float">
            <text:p>0.398237</text:p>
          </table:table-cell>
        </table:table-row>
        <table:table-row table:style-name="ro1">
          <table:table-cell office:value-type="float" office:value="42.3125" calcext:value-type="float">
            <text:p>42.3125</text:p>
          </table:table-cell>
          <table:table-cell office:value-type="float" office:value="0.411861" calcext:value-type="float">
            <text:p>0.411861</text:p>
          </table:table-cell>
        </table:table-row>
        <table:table-row table:style-name="ro1">
          <table:table-cell office:value-type="float" office:value="42.375" calcext:value-type="float">
            <text:p>42.375</text:p>
          </table:table-cell>
          <table:table-cell office:value-type="float" office:value="0.424888" calcext:value-type="float">
            <text:p>0.424888</text:p>
          </table:table-cell>
        </table:table-row>
        <table:table-row table:style-name="ro1">
          <table:table-cell office:value-type="float" office:value="42.4375" calcext:value-type="float">
            <text:p>42.4375</text:p>
          </table:table-cell>
          <table:table-cell office:value-type="float" office:value="0.437315" calcext:value-type="float">
            <text:p>0.437315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0.449144" calcext:value-type="float">
            <text:p>0.449144</text:p>
          </table:table-cell>
        </table:table-row>
        <table:table-row table:style-name="ro1">
          <table:table-cell office:value-type="float" office:value="42.5625" calcext:value-type="float">
            <text:p>42.5625</text:p>
          </table:table-cell>
          <table:table-cell office:value-type="float" office:value="0.460374" calcext:value-type="float">
            <text:p>0.460374</text:p>
          </table:table-cell>
        </table:table-row>
        <table:table-row table:style-name="ro1">
          <table:table-cell office:value-type="float" office:value="42.625" calcext:value-type="float">
            <text:p>42.625</text:p>
          </table:table-cell>
          <table:table-cell office:value-type="float" office:value="0.471005" calcext:value-type="float">
            <text:p>0.471005</text:p>
          </table:table-cell>
        </table:table-row>
        <table:table-row table:style-name="ro1">
          <table:table-cell office:value-type="float" office:value="42.6875" calcext:value-type="float">
            <text:p>42.6875</text:p>
          </table:table-cell>
          <table:table-cell office:value-type="float" office:value="0.481037" calcext:value-type="float">
            <text:p>0.481037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0.490471" calcext:value-type="float">
            <text:p>0.490471</text:p>
          </table:table-cell>
        </table:table-row>
        <table:table-row table:style-name="ro1">
          <table:table-cell office:value-type="float" office:value="42.8125" calcext:value-type="float">
            <text:p>42.8125</text:p>
          </table:table-cell>
          <table:table-cell office:value-type="float" office:value="0.499306" calcext:value-type="float">
            <text:p>0.499306</text:p>
          </table:table-cell>
        </table:table-row>
        <table:table-row table:style-name="ro1">
          <table:table-cell office:value-type="float" office:value="42.875" calcext:value-type="float">
            <text:p>42.875</text:p>
          </table:table-cell>
          <table:table-cell office:value-type="float" office:value="0.507542" calcext:value-type="float">
            <text:p>0.507542</text:p>
          </table:table-cell>
        </table:table-row>
        <table:table-row table:style-name="ro1">
          <table:table-cell office:value-type="float" office:value="42.9375" calcext:value-type="float">
            <text:p>42.9375</text:p>
          </table:table-cell>
          <table:table-cell office:value-type="float" office:value="0.515179" calcext:value-type="float">
            <text:p>0.5151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22218" calcext:value-type="float">
            <text:p>0.522218</text:p>
          </table:table-cell>
        </table:table-row>
        <table:table-row table:style-name="ro1">
          <table:table-cell office:value-type="float" office:value="43.0625" calcext:value-type="float">
            <text:p>43.0625</text:p>
          </table:table-cell>
          <table:table-cell office:value-type="float" office:value="0.528657" calcext:value-type="float">
            <text:p>0.528657</text:p>
          </table:table-cell>
        </table:table-row>
        <table:table-row table:style-name="ro1">
          <table:table-cell office:value-type="float" office:value="43.125" calcext:value-type="float">
            <text:p>43.125</text:p>
          </table:table-cell>
          <table:table-cell office:value-type="float" office:value="0.534499" calcext:value-type="float">
            <text:p>0.534499</text:p>
          </table:table-cell>
        </table:table-row>
        <table:table-row table:style-name="ro1">
          <table:table-cell office:value-type="float" office:value="43.1875" calcext:value-type="float">
            <text:p>43.1875</text:p>
          </table:table-cell>
          <table:table-cell office:value-type="float" office:value="0.539741" calcext:value-type="float">
            <text:p>0.539741</text:p>
          </table:table-cell>
        </table:table-row>
        <table:table-row table:style-name="ro1">
          <table:table-cell office:value-type="float" office:value="43.25" calcext:value-type="float">
            <text:p>43.25</text:p>
          </table:table-cell>
          <table:table-cell office:value-type="float" office:value="0.544384" calcext:value-type="float">
            <text:p>0.544384</text:p>
          </table:table-cell>
        </table:table-row>
        <table:table-row table:style-name="ro1">
          <table:table-cell office:value-type="float" office:value="43.3125" calcext:value-type="float">
            <text:p>43.3125</text:p>
          </table:table-cell>
          <table:table-cell office:value-type="float" office:value="0.548429" calcext:value-type="float">
            <text:p>0.548429</text:p>
          </table:table-cell>
        </table:table-row>
        <table:table-row table:style-name="ro1">
          <table:table-cell office:value-type="float" office:value="43.375" calcext:value-type="float">
            <text:p>43.375</text:p>
          </table:table-cell>
          <table:table-cell office:value-type="float" office:value="0.551875" calcext:value-type="float">
            <text:p>0.551875</text:p>
          </table:table-cell>
        </table:table-row>
        <table:table-row table:style-name="ro1">
          <table:table-cell office:value-type="float" office:value="43.4375" calcext:value-type="float">
            <text:p>43.4375</text:p>
          </table:table-cell>
          <table:table-cell office:value-type="float" office:value="0.554723" calcext:value-type="float">
            <text:p>0.554723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0.556971" calcext:value-type="float">
            <text:p>0.556971</text:p>
          </table:table-cell>
        </table:table-row>
        <table:table-row table:style-name="ro1">
          <table:table-cell office:value-type="float" office:value="43.5625" calcext:value-type="float">
            <text:p>43.5625</text:p>
          </table:table-cell>
          <table:table-cell office:value-type="float" office:value="0.558621" calcext:value-type="float">
            <text:p>0.558621</text:p>
          </table:table-cell>
        </table:table-row>
        <table:table-row table:style-name="ro1">
          <table:table-cell office:value-type="float" office:value="43.625" calcext:value-type="float">
            <text:p>43.625</text:p>
          </table:table-cell>
          <table:table-cell office:value-type="float" office:value="0.559672" calcext:value-type="float">
            <text:p>0.559672</text:p>
          </table:table-cell>
        </table:table-row>
        <table:table-row table:style-name="ro1">
          <table:table-cell office:value-type="float" office:value="43.6875" calcext:value-type="float">
            <text:p>43.6875</text:p>
          </table:table-cell>
          <table:table-cell office:value-type="float" office:value="0.560124" calcext:value-type="float">
            <text:p>0.560124</text:p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0.560124" calcext:value-type="float">
            <text:p>0.560124</text:p>
          </table:table-cell>
        </table:table-row>
        <table:table-row table:style-name="ro1">
          <table:table-cell office:value-type="float" office:value="43.8125" calcext:value-type="float">
            <text:p>43.8125</text:p>
          </table:table-cell>
          <table:table-cell office:value-type="float" office:value="0.559526" calcext:value-type="float">
            <text:p>0.559526</text:p>
          </table:table-cell>
        </table:table-row>
        <table:table-row table:style-name="ro1">
          <table:table-cell office:value-type="float" office:value="43.875" calcext:value-type="float">
            <text:p>43.875</text:p>
          </table:table-cell>
          <table:table-cell office:value-type="float" office:value="0.558328" calcext:value-type="float">
            <text:p>0.558328</text:p>
          </table:table-cell>
        </table:table-row>
        <table:table-row table:style-name="ro1">
          <table:table-cell office:value-type="float" office:value="43.9375" calcext:value-type="float">
            <text:p>43.9375</text:p>
          </table:table-cell>
          <table:table-cell office:value-type="float" office:value="0.556532" calcext:value-type="float">
            <text:p>0.5565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54137" calcext:value-type="float">
            <text:p>0.554137</text:p>
          </table:table-cell>
        </table:table-row>
        <table:table-row table:style-name="ro1">
          <table:table-cell office:value-type="float" office:value="44.0625" calcext:value-type="float">
            <text:p>44.0625</text:p>
          </table:table-cell>
          <table:table-cell office:value-type="float" office:value="0.551143" calcext:value-type="float">
            <text:p>0.551143</text:p>
          </table:table-cell>
        </table:table-row>
        <table:table-row table:style-name="ro1">
          <table:table-cell office:value-type="float" office:value="44.125" calcext:value-type="float">
            <text:p>44.125</text:p>
          </table:table-cell>
          <table:table-cell office:value-type="float" office:value="0.54755" calcext:value-type="float">
            <text:p>0.54755</text:p>
          </table:table-cell>
        </table:table-row>
        <table:table-row table:style-name="ro1">
          <table:table-cell office:value-type="float" office:value="44.1875" calcext:value-type="float">
            <text:p>44.1875</text:p>
          </table:table-cell>
          <table:table-cell office:value-type="float" office:value="0.543359" calcext:value-type="float">
            <text:p>0.543359</text:p>
          </table:table-cell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0.538569" calcext:value-type="float">
            <text:p>0.538569</text:p>
          </table:table-cell>
        </table:table-row>
        <table:table-row table:style-name="ro1">
          <table:table-cell office:value-type="float" office:value="44.3125" calcext:value-type="float">
            <text:p>44.3125</text:p>
          </table:table-cell>
          <table:table-cell office:value-type="float" office:value="0.53318" calcext:value-type="float">
            <text:p>0.53318</text:p>
          </table:table-cell>
        </table:table-row>
        <table:table-row table:style-name="ro1">
          <table:table-cell office:value-type="float" office:value="44.375" calcext:value-type="float">
            <text:p>44.375</text:p>
          </table:table-cell>
          <table:table-cell office:value-type="float" office:value="0.527193" calcext:value-type="float">
            <text:p>0.527193</text:p>
          </table:table-cell>
        </table:table-row>
        <table:table-row table:style-name="ro1">
          <table:table-cell office:value-type="float" office:value="44.4375" calcext:value-type="float">
            <text:p>44.4375</text:p>
          </table:table-cell>
          <table:table-cell office:value-type="float" office:value="0.520607" calcext:value-type="float">
            <text:p>0.520607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0.513421" calcext:value-type="float">
            <text:p>0.513421</text:p>
          </table:table-cell>
        </table:table-row>
        <table:table-row table:style-name="ro1">
          <table:table-cell office:value-type="float" office:value="44.5625" calcext:value-type="float">
            <text:p>44.5625</text:p>
          </table:table-cell>
          <table:table-cell office:value-type="float" office:value="0.505638" calcext:value-type="float">
            <text:p>0.505638</text:p>
          </table:table-cell>
        </table:table-row>
        <table:table-row table:style-name="ro1">
          <table:table-cell office:value-type="float" office:value="44.625" calcext:value-type="float">
            <text:p>44.625</text:p>
          </table:table-cell>
          <table:table-cell office:value-type="float" office:value="0.497255" calcext:value-type="float">
            <text:p>0.497255</text:p>
          </table:table-cell>
        </table:table-row>
        <table:table-row table:style-name="ro1">
          <table:table-cell office:value-type="float" office:value="44.6875" calcext:value-type="float">
            <text:p>44.6875</text:p>
          </table:table-cell>
          <table:table-cell office:value-type="float" office:value="0.488274" calcext:value-type="float">
            <text:p>0.488274</text:p>
          </table:table-cell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0.478694" calcext:value-type="float">
            <text:p>0.478694</text:p>
          </table:table-cell>
        </table:table-row>
        <table:table-row table:style-name="ro1">
          <table:table-cell office:value-type="float" office:value="44.8125" calcext:value-type="float">
            <text:p>44.8125</text:p>
          </table:table-cell>
          <table:table-cell office:value-type="float" office:value="0.468515" calcext:value-type="float">
            <text:p>0.468515</text:p>
          </table:table-cell>
        </table:table-row>
        <table:table-row table:style-name="ro1">
          <table:table-cell office:value-type="float" office:value="44.875" calcext:value-type="float">
            <text:p>44.875</text:p>
          </table:table-cell>
          <table:table-cell office:value-type="float" office:value="0.457737" calcext:value-type="float">
            <text:p>0.457737</text:p>
          </table:table-cell>
        </table:table-row>
        <table:table-row table:style-name="ro1">
          <table:table-cell office:value-type="float" office:value="44.9375" calcext:value-type="float">
            <text:p>44.9375</text:p>
          </table:table-cell>
          <table:table-cell office:value-type="float" office:value="0.446361" calcext:value-type="float">
            <text:p>0.4463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34386" calcext:value-type="float">
            <text:p>0.434386</text:p>
          </table:table-cell>
        </table:table-row>
        <table:table-row table:style-name="ro1">
          <table:table-cell office:value-type="float" office:value="45.0625" calcext:value-type="float">
            <text:p>45.0625</text:p>
          </table:table-cell>
          <table:table-cell office:value-type="float" office:value="0.421812" calcext:value-type="float">
            <text:p>0.421812</text:p>
          </table:table-cell>
        </table:table-row>
        <table:table-row table:style-name="ro1">
          <table:table-cell office:value-type="float" office:value="45.125" calcext:value-type="float">
            <text:p>45.125</text:p>
          </table:table-cell>
          <table:table-cell office:value-type="float" office:value="0.408639" calcext:value-type="float">
            <text:p>0.408639</text:p>
          </table:table-cell>
        </table:table-row>
        <table:table-row table:style-name="ro1">
          <table:table-cell office:value-type="float" office:value="45.1875" calcext:value-type="float">
            <text:p>45.1875</text:p>
          </table:table-cell>
          <table:table-cell office:value-type="float" office:value="0.394868" calcext:value-type="float">
            <text:p>0.394868</text:p>
          </table:table-cell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0.380498" calcext:value-type="float">
            <text:p>0.380498</text:p>
          </table:table-cell>
        </table:table-row>
        <table:table-row table:style-name="ro1">
          <table:table-cell office:value-type="float" office:value="45.3125" calcext:value-type="float">
            <text:p>45.3125</text:p>
          </table:table-cell>
          <table:table-cell office:value-type="float" office:value="0.365529" calcext:value-type="float">
            <text:p>0.365529</text:p>
          </table:table-cell>
        </table:table-row>
        <table:table-row table:style-name="ro1">
          <table:table-cell office:value-type="float" office:value="45.375" calcext:value-type="float">
            <text:p>45.375</text:p>
          </table:table-cell>
          <table:table-cell office:value-type="float" office:value="0.349961" calcext:value-type="float">
            <text:p>0.349961</text:p>
          </table:table-cell>
        </table:table-row>
        <table:table-row table:style-name="ro1">
          <table:table-cell office:value-type="float" office:value="45.4375" calcext:value-type="float">
            <text:p>45.4375</text:p>
          </table:table-cell>
          <table:table-cell office:value-type="float" office:value="0.333795" calcext:value-type="float">
            <text:p>0.333795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0.31703" calcext:value-type="float">
            <text:p>0.31703</text:p>
          </table:table-cell>
        </table:table-row>
        <table:table-row table:style-name="ro1">
          <table:table-cell office:value-type="float" office:value="45.5625" calcext:value-type="float">
            <text:p>45.5625</text:p>
          </table:table-cell>
          <table:table-cell office:value-type="float" office:value="0.299666" calcext:value-type="float">
            <text:p>0.299666</text:p>
          </table:table-cell>
        </table:table-row>
        <table:table-row table:style-name="ro1">
          <table:table-cell office:value-type="float" office:value="45.625" calcext:value-type="float">
            <text:p>45.625</text:p>
          </table:table-cell>
          <table:table-cell office:value-type="float" office:value="0.281703" calcext:value-type="float">
            <text:p>0.281703</text:p>
          </table:table-cell>
        </table:table-row>
        <table:table-row table:style-name="ro1">
          <table:table-cell office:value-type="float" office:value="45.6875" calcext:value-type="float">
            <text:p>45.6875</text:p>
          </table:table-cell>
          <table:table-cell office:value-type="float" office:value="0.263142" calcext:value-type="float">
            <text:p>0.263142</text:p>
          </table:table-cell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0.243982" calcext:value-type="float">
            <text:p>0.243982</text:p>
          </table:table-cell>
        </table:table-row>
        <table:table-row table:style-name="ro1">
          <table:table-cell office:value-type="float" office:value="45.8125" calcext:value-type="float">
            <text:p>45.8125</text:p>
          </table:table-cell>
          <table:table-cell office:value-type="float" office:value="0.224223" calcext:value-type="float">
            <text:p>0.224223</text:p>
          </table:table-cell>
        </table:table-row>
        <table:table-row table:style-name="ro1">
          <table:table-cell office:value-type="float" office:value="45.875" calcext:value-type="float">
            <text:p>45.875</text:p>
          </table:table-cell>
          <table:table-cell office:value-type="float" office:value="0.203865" calcext:value-type="float">
            <text:p>0.203865</text:p>
          </table:table-cell>
        </table:table-row>
        <table:table-row table:style-name="ro1">
          <table:table-cell office:value-type="float" office:value="45.9375" calcext:value-type="float">
            <text:p>45.9375</text:p>
          </table:table-cell>
          <table:table-cell office:value-type="float" office:value="0.182909" calcext:value-type="float">
            <text:p>0.1829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61354" calcext:value-type="float">
            <text:p>0.161354</text:p>
          </table:table-cell>
        </table:table-row>
        <table:table-row table:style-name="ro1">
          <table:table-cell office:value-type="float" office:value="46.0625" calcext:value-type="float">
            <text:p>46.0625</text:p>
          </table:table-cell>
          <table:table-cell office:value-type="float" office:value="0.1392" calcext:value-type="float">
            <text:p>0.1392</text:p>
          </table:table-cell>
        </table:table-row>
        <table:table-row table:style-name="ro1">
          <table:table-cell office:value-type="float" office:value="46.125" calcext:value-type="float">
            <text:p>46.125</text:p>
          </table:table-cell>
          <table:table-cell office:value-type="float" office:value="0.116447" calcext:value-type="float">
            <text:p>0.116447</text:p>
          </table:table-cell>
        </table:table-row>
        <table:table-row table:style-name="ro1">
          <table:table-cell office:value-type="float" office:value="46.1875" calcext:value-type="float">
            <text:p>46.1875</text:p>
          </table:table-cell>
          <table:table-cell office:value-type="float" office:value="0.0930955" calcext:value-type="float">
            <text:p>0.0930955</text:p>
          </table:table-cell>
        </table:table-row>
        <table:table-row table:style-name="ro1">
          <table:table-cell office:value-type="float" office:value="46.25" calcext:value-type="float">
            <text:p>46.25</text:p>
          </table:table-cell>
          <table:table-cell office:value-type="float" office:value="0.0691453" calcext:value-type="float">
            <text:p>0.0691453</text:p>
          </table:table-cell>
        </table:table-row>
        <table:table-row table:style-name="ro1">
          <table:table-cell office:value-type="float" office:value="46.3125" calcext:value-type="float">
            <text:p>46.3125</text:p>
          </table:table-cell>
          <table:table-cell office:value-type="float" office:value="0.0445964" calcext:value-type="float">
            <text:p>0.0445964</text:p>
          </table:table-cell>
        </table:table-row>
        <table:table-row table:style-name="ro1">
          <table:table-cell office:value-type="float" office:value="46.375" calcext:value-type="float">
            <text:p>46.375</text:p>
          </table:table-cell>
          <table:table-cell office:value-type="float" office:value="0.0194487" calcext:value-type="float">
            <text:p>0.0194487</text:p>
          </table:table-cell>
        </table:table-row>
        <table:table-row table:style-name="ro1">
          <table:table-cell office:value-type="float" office:value="46.4375" calcext:value-type="float">
            <text:p>46.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9375" calcext:value-type="float">
            <text:p>46.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47.0625" calcext:value-type="float">
            <text:p>47.0625</text:p>
          </table:table-cell>
          <table:table-cell office:value-type="float" office:value="0.0403612" calcext:value-type="float">
            <text:p>0.0403612</text:p>
          </table:table-cell>
        </table:table-row>
        <table:table-row table:style-name="ro1">
          <table:table-cell office:value-type="float" office:value="47.125" calcext:value-type="float">
            <text:p>47.125</text:p>
          </table:table-cell>
          <table:table-cell office:value-type="float" office:value="0.0596437" calcext:value-type="float">
            <text:p>0.0596437</text:p>
          </table:table-cell>
        </table:table-row>
        <table:table-row table:style-name="ro1">
          <table:table-cell office:value-type="float" office:value="47.1875" calcext:value-type="float">
            <text:p>47.1875</text:p>
          </table:table-cell>
          <table:table-cell office:value-type="float" office:value="0.0783275" calcext:value-type="float">
            <text:p>0.0783275</text:p>
          </table:table-cell>
        </table:table-row>
        <table:table-row table:style-name="ro1">
          <table:table-cell office:value-type="float" office:value="47.25" calcext:value-type="float">
            <text:p>47.25</text:p>
          </table:table-cell>
          <table:table-cell office:value-type="float" office:value="0.0964125" calcext:value-type="float">
            <text:p>0.0964125</text:p>
          </table:table-cell>
        </table:table-row>
        <table:table-row table:style-name="ro1">
          <table:table-cell office:value-type="float" office:value="47.3125" calcext:value-type="float">
            <text:p>47.3125</text:p>
          </table:table-cell>
          <table:table-cell office:value-type="float" office:value="0.113899" calcext:value-type="float">
            <text:p>0.113899</text:p>
          </table:table-cell>
        </table:table-row>
        <table:table-row table:style-name="ro1">
          <table:table-cell office:value-type="float" office:value="47.375" calcext:value-type="float">
            <text:p>47.375</text:p>
          </table:table-cell>
          <table:table-cell office:value-type="float" office:value="0.130786" calcext:value-type="float">
            <text:p>0.130786</text:p>
          </table:table-cell>
        </table:table-row>
        <table:table-row table:style-name="ro1">
          <table:table-cell office:value-type="float" office:value="47.4375" calcext:value-type="float">
            <text:p>47.4375</text:p>
          </table:table-cell>
          <table:table-cell office:value-type="float" office:value="0.147075" calcext:value-type="float">
            <text:p>0.147075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0.162765" calcext:value-type="float">
            <text:p>0.162765</text:p>
          </table:table-cell>
        </table:table-row>
        <table:table-row table:style-name="ro1">
          <table:table-cell office:value-type="float" office:value="47.5625" calcext:value-type="float">
            <text:p>47.5625</text:p>
          </table:table-cell>
          <table:table-cell office:value-type="float" office:value="0.177856" calcext:value-type="float">
            <text:p>0.177856</text:p>
          </table:table-cell>
        </table:table-row>
        <table:table-row table:style-name="ro1">
          <table:table-cell office:value-type="float" office:value="47.625" calcext:value-type="float">
            <text:p>47.625</text:p>
          </table:table-cell>
          <table:table-cell office:value-type="float" office:value="0.192348" calcext:value-type="float">
            <text:p>0.192348</text:p>
          </table:table-cell>
        </table:table-row>
        <table:table-row table:style-name="ro1">
          <table:table-cell office:value-type="float" office:value="47.6875" calcext:value-type="float">
            <text:p>47.6875</text:p>
          </table:table-cell>
          <table:table-cell office:value-type="float" office:value="0.206242" calcext:value-type="float">
            <text:p>0.206242</text:p>
          </table:table-cell>
        </table:table-row>
        <table:table-row table:style-name="ro1">
          <table:table-cell office:value-type="float" office:value="47.75" calcext:value-type="float">
            <text:p>47.75</text:p>
          </table:table-cell>
          <table:table-cell office:value-type="float" office:value="0.219537" calcext:value-type="float">
            <text:p>0.219537</text:p>
          </table:table-cell>
        </table:table-row>
        <table:table-row table:style-name="ro1">
          <table:table-cell office:value-type="float" office:value="47.8125" calcext:value-type="float">
            <text:p>47.8125</text:p>
          </table:table-cell>
          <table:table-cell office:value-type="float" office:value="0.232233" calcext:value-type="float">
            <text:p>0.232233</text:p>
          </table:table-cell>
        </table:table-row>
        <table:table-row table:style-name="ro1">
          <table:table-cell office:value-type="float" office:value="47.875" calcext:value-type="float">
            <text:p>47.875</text:p>
          </table:table-cell>
          <table:table-cell office:value-type="float" office:value="0.244331" calcext:value-type="float">
            <text:p>0.244331</text:p>
          </table:table-cell>
        </table:table-row>
        <table:table-row table:style-name="ro1">
          <table:table-cell office:value-type="float" office:value="47.9375" calcext:value-type="float">
            <text:p>47.9375</text:p>
          </table:table-cell>
          <table:table-cell office:value-type="float" office:value="0.255829" calcext:value-type="float">
            <text:p>0.2558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6729" calcext:value-type="float">
            <text:p>0.266729</text:p>
          </table:table-cell>
        </table:table-row>
        <table:table-row table:style-name="ro1">
          <table:table-cell office:value-type="float" office:value="48.0625" calcext:value-type="float">
            <text:p>48.0625</text:p>
          </table:table-cell>
          <table:table-cell office:value-type="float" office:value="0.277031" calcext:value-type="float">
            <text:p>0.277031</text:p>
          </table:table-cell>
        </table:table-row>
        <table:table-row table:style-name="ro1">
          <table:table-cell office:value-type="float" office:value="48.125" calcext:value-type="float">
            <text:p>48.125</text:p>
          </table:table-cell>
          <table:table-cell office:value-type="float" office:value="0.286733" calcext:value-type="float">
            <text:p>0.286733</text:p>
          </table:table-cell>
        </table:table-row>
        <table:table-row table:style-name="ro1">
          <table:table-cell office:value-type="float" office:value="48.1875" calcext:value-type="float">
            <text:p>48.1875</text:p>
          </table:table-cell>
          <table:table-cell office:value-type="float" office:value="0.295837" calcext:value-type="float">
            <text:p>0.295837</text:p>
          </table:table-cell>
        </table:table-row>
        <table:table-row table:style-name="ro1">
          <table:table-cell office:value-type="float" office:value="48.25" calcext:value-type="float">
            <text:p>48.25</text:p>
          </table:table-cell>
          <table:table-cell office:value-type="float" office:value="0.304341" calcext:value-type="float">
            <text:p>0.304341</text:p>
          </table:table-cell>
        </table:table-row>
        <table:table-row table:style-name="ro1">
          <table:table-cell office:value-type="float" office:value="48.3125" calcext:value-type="float">
            <text:p>48.3125</text:p>
          </table:table-cell>
          <table:table-cell office:value-type="float" office:value="0.312248" calcext:value-type="float">
            <text:p>0.312248</text:p>
          </table:table-cell>
        </table:table-row>
        <table:table-row table:style-name="ro1">
          <table:table-cell office:value-type="float" office:value="48.375" calcext:value-type="float">
            <text:p>48.375</text:p>
          </table:table-cell>
          <table:table-cell office:value-type="float" office:value="0.319555" calcext:value-type="float">
            <text:p>0.319555</text:p>
          </table:table-cell>
        </table:table-row>
        <table:table-row table:style-name="ro1">
          <table:table-cell office:value-type="float" office:value="48.4375" calcext:value-type="float">
            <text:p>48.4375</text:p>
          </table:table-cell>
          <table:table-cell office:value-type="float" office:value="0.326264" calcext:value-type="float">
            <text:p>0.326264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0.332374" calcext:value-type="float">
            <text:p>0.332374</text:p>
          </table:table-cell>
        </table:table-row>
        <table:table-row table:style-name="ro1">
          <table:table-cell office:value-type="float" office:value="48.5625" calcext:value-type="float">
            <text:p>48.5625</text:p>
          </table:table-cell>
          <table:table-cell office:value-type="float" office:value="0.337885" calcext:value-type="float">
            <text:p>0.337885</text:p>
          </table:table-cell>
        </table:table-row>
        <table:table-row table:style-name="ro1">
          <table:table-cell office:value-type="float" office:value="48.625" calcext:value-type="float">
            <text:p>48.625</text:p>
          </table:table-cell>
          <table:table-cell office:value-type="float" office:value="0.342797" calcext:value-type="float">
            <text:p>0.342797</text:p>
          </table:table-cell>
        </table:table-row>
        <table:table-row table:style-name="ro1">
          <table:table-cell office:value-type="float" office:value="48.6875" calcext:value-type="float">
            <text:p>48.6875</text:p>
          </table:table-cell>
          <table:table-cell office:value-type="float" office:value="0.347111" calcext:value-type="float">
            <text:p>0.347111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0.350826" calcext:value-type="float">
            <text:p>0.350826</text:p>
          </table:table-cell>
        </table:table-row>
        <table:table-row table:style-name="ro1">
          <table:table-cell office:value-type="float" office:value="48.8125" calcext:value-type="float">
            <text:p>48.8125</text:p>
          </table:table-cell>
          <table:table-cell office:value-type="float" office:value="0.353942" calcext:value-type="float">
            <text:p>0.353942</text:p>
          </table:table-cell>
        </table:table-row>
        <table:table-row table:style-name="ro1">
          <table:table-cell office:value-type="float" office:value="48.875" calcext:value-type="float">
            <text:p>48.875</text:p>
          </table:table-cell>
          <table:table-cell office:value-type="float" office:value="0.356459" calcext:value-type="float">
            <text:p>0.356459</text:p>
          </table:table-cell>
        </table:table-row>
        <table:table-row table:style-name="ro1">
          <table:table-cell office:value-type="float" office:value="48.9375" calcext:value-type="float">
            <text:p>48.9375</text:p>
          </table:table-cell>
          <table:table-cell office:value-type="float" office:value="0.358378" calcext:value-type="float">
            <text:p>0.3583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59697" calcext:value-type="float">
            <text:p>0.359697</text:p>
          </table:table-cell>
        </table:table-row>
        <table:table-row table:style-name="ro1">
          <table:table-cell office:value-type="float" office:value="49.0625" calcext:value-type="float">
            <text:p>49.0625</text:p>
          </table:table-cell>
          <table:table-cell office:value-type="float" office:value="0.360419" calcext:value-type="float">
            <text:p>0.360419</text:p>
          </table:table-cell>
        </table:table-row>
        <table:table-row table:style-name="ro1">
          <table:table-cell office:value-type="float" office:value="49.125" calcext:value-type="float">
            <text:p>49.125</text:p>
          </table:table-cell>
          <table:table-cell office:value-type="float" office:value="0.360541" calcext:value-type="float">
            <text:p>0.360541</text:p>
          </table:table-cell>
        </table:table-row>
        <table:table-row table:style-name="ro1">
          <table:table-cell office:value-type="float" office:value="49.1875" calcext:value-type="float">
            <text:p>49.1875</text:p>
          </table:table-cell>
          <table:table-cell office:value-type="float" office:value="0.360541" calcext:value-type="float">
            <text:p>0.360541</text:p>
          </table:table-cell>
        </table:table-row>
        <table:table-row table:style-name="ro1">
          <table:table-cell office:value-type="float" office:value="49.25" calcext:value-type="float">
            <text:p>49.25</text:p>
          </table:table-cell>
          <table:table-cell office:value-type="float" office:value="0.359942" calcext:value-type="float">
            <text:p>0.359942</text:p>
          </table:table-cell>
        </table:table-row>
        <table:table-row table:style-name="ro1">
          <table:table-cell office:value-type="float" office:value="49.3125" calcext:value-type="float">
            <text:p>49.3125</text:p>
          </table:table-cell>
          <table:table-cell office:value-type="float" office:value="0.358745" calcext:value-type="float">
            <text:p>0.358745</text:p>
          </table:table-cell>
        </table:table-row>
        <table:table-row table:style-name="ro1">
          <table:table-cell office:value-type="float" office:value="49.375" calcext:value-type="float">
            <text:p>49.375</text:p>
          </table:table-cell>
          <table:table-cell office:value-type="float" office:value="0.356948" calcext:value-type="float">
            <text:p>0.356948</text:p>
          </table:table-cell>
        </table:table-row>
        <table:table-row table:style-name="ro1">
          <table:table-cell office:value-type="float" office:value="49.4375" calcext:value-type="float">
            <text:p>49.4375</text:p>
          </table:table-cell>
          <table:table-cell office:value-type="float" office:value="0.354553" calcext:value-type="float">
            <text:p>0.354553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0.35156" calcext:value-type="float">
            <text:p>0.35156</text:p>
          </table:table-cell>
        </table:table-row>
        <table:table-row table:style-name="ro1">
          <table:table-cell office:value-type="float" office:value="49.5625" calcext:value-type="float">
            <text:p>49.5625</text:p>
          </table:table-cell>
          <table:table-cell office:value-type="float" office:value="0.347967" calcext:value-type="float">
            <text:p>0.347967</text:p>
          </table:table-cell>
        </table:table-row>
        <table:table-row table:style-name="ro1">
          <table:table-cell office:value-type="float" office:value="49.625" calcext:value-type="float">
            <text:p>49.625</text:p>
          </table:table-cell>
          <table:table-cell office:value-type="float" office:value="0.343776" calcext:value-type="float">
            <text:p>0.343776</text:p>
          </table:table-cell>
        </table:table-row>
        <table:table-row table:style-name="ro1">
          <table:table-cell office:value-type="float" office:value="49.6875" calcext:value-type="float">
            <text:p>49.6875</text:p>
          </table:table-cell>
          <table:table-cell office:value-type="float" office:value="0.338986" calcext:value-type="float">
            <text:p>0.338986</text:p>
          </table:table-cell>
        </table:table-row>
        <table:table-row table:style-name="ro1">
          <table:table-cell office:value-type="float" office:value="49.75" calcext:value-type="float">
            <text:p>49.75</text:p>
          </table:table-cell>
          <table:table-cell office:value-type="float" office:value="0.333597" calcext:value-type="float">
            <text:p>0.333597</text:p>
          </table:table-cell>
        </table:table-row>
        <table:table-row table:style-name="ro1">
          <table:table-cell office:value-type="float" office:value="49.8125" calcext:value-type="float">
            <text:p>49.8125</text:p>
          </table:table-cell>
          <table:table-cell office:value-type="float" office:value="0.327609" calcext:value-type="float">
            <text:p>0.327609</text:p>
          </table:table-cell>
        </table:table-row>
        <table:table-row table:style-name="ro1">
          <table:table-cell office:value-type="float" office:value="49.875" calcext:value-type="float">
            <text:p>49.875</text:p>
          </table:table-cell>
          <table:table-cell office:value-type="float" office:value="0.321023" calcext:value-type="float">
            <text:p>0.321023</text:p>
          </table:table-cell>
        </table:table-row>
        <table:table-row table:style-name="ro1">
          <table:table-cell office:value-type="float" office:value="49.9375" calcext:value-type="float">
            <text:p>49.9375</text:p>
          </table:table-cell>
          <table:table-cell office:value-type="float" office:value="0.313838" calcext:value-type="float">
            <text:p>0.3138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06054" calcext:value-type="float">
            <text:p>0.306054</text:p>
          </table:table-cell>
        </table:table-row>
        <table:table-row table:style-name="ro1">
          <table:table-cell office:value-type="float" office:value="50.0625" calcext:value-type="float">
            <text:p>50.0625</text:p>
          </table:table-cell>
          <table:table-cell office:value-type="float" office:value="0.297672" calcext:value-type="float">
            <text:p>0.297672</text:p>
          </table:table-cell>
        </table:table-row>
        <table:table-row table:style-name="ro1">
          <table:table-cell office:value-type="float" office:value="50.125" calcext:value-type="float">
            <text:p>50.125</text:p>
          </table:table-cell>
          <table:table-cell office:value-type="float" office:value="0.28869" calcext:value-type="float">
            <text:p>0.28869</text:p>
          </table:table-cell>
        </table:table-row>
        <table:table-row table:style-name="ro1">
          <table:table-cell office:value-type="float" office:value="50.1875" calcext:value-type="float">
            <text:p>50.1875</text:p>
          </table:table-cell>
          <table:table-cell office:value-type="float" office:value="0.27911" calcext:value-type="float">
            <text:p>0.27911</text:p>
          </table:table-cell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0.268931" calcext:value-type="float">
            <text:p>0.268931</text:p>
          </table:table-cell>
        </table:table-row>
        <table:table-row table:style-name="ro1">
          <table:table-cell office:value-type="float" office:value="50.3125" calcext:value-type="float">
            <text:p>50.3125</text:p>
          </table:table-cell>
          <table:table-cell office:value-type="float" office:value="0.258154" calcext:value-type="float">
            <text:p>0.258154</text:p>
          </table:table-cell>
        </table:table-row>
        <table:table-row table:style-name="ro1">
          <table:table-cell office:value-type="float" office:value="50.375" calcext:value-type="float">
            <text:p>50.375</text:p>
          </table:table-cell>
          <table:table-cell office:value-type="float" office:value="0.246777" calcext:value-type="float">
            <text:p>0.246777</text:p>
          </table:table-cell>
        </table:table-row>
        <table:table-row table:style-name="ro1">
          <table:table-cell office:value-type="float" office:value="50.4375" calcext:value-type="float">
            <text:p>50.4375</text:p>
          </table:table-cell>
          <table:table-cell office:value-type="float" office:value="0.234802" calcext:value-type="float">
            <text:p>0.234802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0.222228" calcext:value-type="float">
            <text:p>0.222228</text:p>
          </table:table-cell>
        </table:table-row>
        <table:table-row table:style-name="ro1">
          <table:table-cell office:value-type="float" office:value="50.5625" calcext:value-type="float">
            <text:p>50.5625</text:p>
          </table:table-cell>
          <table:table-cell office:value-type="float" office:value="0.209056" calcext:value-type="float">
            <text:p>0.209056</text:p>
          </table:table-cell>
        </table:table-row>
        <table:table-row table:style-name="ro1">
          <table:table-cell office:value-type="float" office:value="50.625" calcext:value-type="float">
            <text:p>50.625</text:p>
          </table:table-cell>
          <table:table-cell office:value-type="float" office:value="0.195284" calcext:value-type="float">
            <text:p>0.195284</text:p>
          </table:table-cell>
        </table:table-row>
        <table:table-row table:style-name="ro1">
          <table:table-cell office:value-type="float" office:value="50.6875" calcext:value-type="float">
            <text:p>50.6875</text:p>
          </table:table-cell>
          <table:table-cell office:value-type="float" office:value="0.180914" calcext:value-type="float">
            <text:p>0.180914</text:p>
          </table:table-cell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0.165946" calcext:value-type="float">
            <text:p>0.165946</text:p>
          </table:table-cell>
        </table:table-row>
        <table:table-row table:style-name="ro1">
          <table:table-cell office:value-type="float" office:value="50.8125" calcext:value-type="float">
            <text:p>50.8125</text:p>
          </table:table-cell>
          <table:table-cell office:value-type="float" office:value="0.150378" calcext:value-type="float">
            <text:p>0.150378</text:p>
          </table:table-cell>
        </table:table-row>
        <table:table-row table:style-name="ro1">
          <table:table-cell office:value-type="float" office:value="50.875" calcext:value-type="float">
            <text:p>50.875</text:p>
          </table:table-cell>
          <table:table-cell office:value-type="float" office:value="0.134211" calcext:value-type="float">
            <text:p>0.134211</text:p>
          </table:table-cell>
        </table:table-row>
        <table:table-row table:style-name="ro1">
          <table:table-cell office:value-type="float" office:value="50.9375" calcext:value-type="float">
            <text:p>50.9375</text:p>
          </table:table-cell>
          <table:table-cell office:value-type="float" office:value="0.117446" calcext:value-type="float">
            <text:p>0.1174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00082" calcext:value-type="float">
            <text:p>0.100082</text:p>
          </table:table-cell>
        </table:table-row>
        <table:table-row table:style-name="ro1">
          <table:table-cell office:value-type="float" office:value="51.0625" calcext:value-type="float">
            <text:p>51.0625</text:p>
          </table:table-cell>
          <table:table-cell office:value-type="float" office:value="0.0821198" calcext:value-type="float">
            <text:p>0.0821198</text:p>
          </table:table-cell>
        </table:table-row>
        <table:table-row table:style-name="ro1">
          <table:table-cell office:value-type="float" office:value="51.125" calcext:value-type="float">
            <text:p>51.125</text:p>
          </table:table-cell>
          <table:table-cell office:value-type="float" office:value="0.0635584" calcext:value-type="float">
            <text:p>0.0635584</text:p>
          </table:table-cell>
        </table:table-row>
        <table:table-row table:style-name="ro1">
          <table:table-cell office:value-type="float" office:value="51.1875" calcext:value-type="float">
            <text:p>51.1875</text:p>
          </table:table-cell>
          <table:table-cell office:value-type="float" office:value="0.0443983" calcext:value-type="float">
            <text:p>0.0443983</text:p>
          </table:table-cell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0.0246394" calcext:value-type="float">
            <text:p>0.0246394</text:p>
          </table:table-cell>
        </table:table-row>
        <table:table-row table:style-name="ro1">
          <table:table-cell office:value-type="float" office:value="51.3125" calcext:value-type="float">
            <text:p>51.3125</text:p>
          </table:table-cell>
          <table:table-cell office:value-type="float" office:value="0.00428169" calcext:value-type="float">
            <text:p>0.00428169</text:p>
          </table:table-cell>
        </table:table-row>
        <table:table-row table:style-name="ro1">
          <table:table-cell office:value-type="float" office:value="51.375" calcext:value-type="float">
            <text:p>51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875" calcext:value-type="float">
            <text:p>51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9375" calcext:value-type="float">
            <text:p>51.9375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21692" calcext:value-type="float">
            <text:p>0.0321692</text:p>
          </table:table-cell>
        </table:table-row>
        <table:table-row table:style-name="ro1">
          <table:table-cell office:value-type="float" office:value="52.0625" calcext:value-type="float">
            <text:p>52.0625</text:p>
          </table:table-cell>
          <table:table-cell office:value-type="float" office:value="0.0473557" calcext:value-type="float">
            <text:p>0.0473557</text:p>
          </table:table-cell>
        </table:table-row>
        <table:table-row table:style-name="ro1">
          <table:table-cell office:value-type="float" office:value="52.125" calcext:value-type="float">
            <text:p>52.125</text:p>
          </table:table-cell>
          <table:table-cell office:value-type="float" office:value="0.0619435" calcext:value-type="float">
            <text:p>0.0619435</text:p>
          </table:table-cell>
        </table:table-row>
        <table:table-row table:style-name="ro1">
          <table:table-cell office:value-type="float" office:value="52.1875" calcext:value-type="float">
            <text:p>52.1875</text:p>
          </table:table-cell>
          <table:table-cell office:value-type="float" office:value="0.0759325" calcext:value-type="float">
            <text:p>0.0759325</text:p>
          </table:table-cell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0.0893227" calcext:value-type="float">
            <text:p>0.0893227</text:p>
          </table:table-cell>
        </table:table-row>
        <table:table-row table:style-name="ro1">
          <table:table-cell office:value-type="float" office:value="52.3125" calcext:value-type="float">
            <text:p>52.3125</text:p>
          </table:table-cell>
          <table:table-cell office:value-type="float" office:value="0.102114" calcext:value-type="float">
            <text:p>0.102114</text:p>
          </table:table-cell>
        </table:table-row>
        <table:table-row table:style-name="ro1">
          <table:table-cell office:value-type="float" office:value="52.375" calcext:value-type="float">
            <text:p>52.375</text:p>
          </table:table-cell>
          <table:table-cell office:value-type="float" office:value="0.114307" calcext:value-type="float">
            <text:p>0.114307</text:p>
          </table:table-cell>
        </table:table-row>
        <table:table-row table:style-name="ro1">
          <table:table-cell office:value-type="float" office:value="52.4375" calcext:value-type="float">
            <text:p>52.4375</text:p>
          </table:table-cell>
          <table:table-cell office:value-type="float" office:value="0.125901" calcext:value-type="float">
            <text:p>0.125901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0.136896" calcext:value-type="float">
            <text:p>0.136896</text:p>
          </table:table-cell>
        </table:table-row>
        <table:table-row table:style-name="ro1">
          <table:table-cell office:value-type="float" office:value="52.5625" calcext:value-type="float">
            <text:p>52.5625</text:p>
          </table:table-cell>
          <table:table-cell office:value-type="float" office:value="0.147292" calcext:value-type="float">
            <text:p>0.147292</text:p>
          </table:table-cell>
        </table:table-row>
        <table:table-row table:style-name="ro1">
          <table:table-cell office:value-type="float" office:value="52.625" calcext:value-type="float">
            <text:p>52.625</text:p>
          </table:table-cell>
          <table:table-cell office:value-type="float" office:value="0.15709" calcext:value-type="float">
            <text:p>0.15709</text:p>
          </table:table-cell>
        </table:table-row>
        <table:table-row table:style-name="ro1">
          <table:table-cell office:value-type="float" office:value="52.6875" calcext:value-type="float">
            <text:p>52.6875</text:p>
          </table:table-cell>
          <table:table-cell office:value-type="float" office:value="0.166289" calcext:value-type="float">
            <text:p>0.166289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0.174889" calcext:value-type="float">
            <text:p>0.174889</text:p>
          </table:table-cell>
        </table:table-row>
        <table:table-row table:style-name="ro1">
          <table:table-cell office:value-type="float" office:value="52.8125" calcext:value-type="float">
            <text:p>52.8125</text:p>
          </table:table-cell>
          <table:table-cell office:value-type="float" office:value="0.182891" calcext:value-type="float">
            <text:p>0.182891</text:p>
          </table:table-cell>
        </table:table-row>
        <table:table-row table:style-name="ro1">
          <table:table-cell office:value-type="float" office:value="52.875" calcext:value-type="float">
            <text:p>52.875</text:p>
          </table:table-cell>
          <table:table-cell office:value-type="float" office:value="0.190293" calcext:value-type="float">
            <text:p>0.190293</text:p>
          </table:table-cell>
        </table:table-row>
        <table:table-row table:style-name="ro1">
          <table:table-cell office:value-type="float" office:value="52.9375" calcext:value-type="float">
            <text:p>52.9375</text:p>
          </table:table-cell>
          <table:table-cell office:value-type="float" office:value="0.197097" calcext:value-type="float">
            <text:p>0.1970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03303" calcext:value-type="float">
            <text:p>0.203303</text:p>
          </table:table-cell>
        </table:table-row>
        <table:table-row table:style-name="ro1">
          <table:table-cell office:value-type="float" office:value="53.0625" calcext:value-type="float">
            <text:p>53.0625</text:p>
          </table:table-cell>
          <table:table-cell office:value-type="float" office:value="0.208909" calcext:value-type="float">
            <text:p>0.208909</text:p>
          </table:table-cell>
        </table:table-row>
        <table:table-row table:style-name="ro1">
          <table:table-cell office:value-type="float" office:value="53.125" calcext:value-type="float">
            <text:p>53.125</text:p>
          </table:table-cell>
          <table:table-cell office:value-type="float" office:value="0.213917" calcext:value-type="float">
            <text:p>0.213917</text:p>
          </table:table-cell>
        </table:table-row>
        <table:table-row table:style-name="ro1">
          <table:table-cell office:value-type="float" office:value="53.1875" calcext:value-type="float">
            <text:p>53.1875</text:p>
          </table:table-cell>
          <table:table-cell office:value-type="float" office:value="0.218325" calcext:value-type="float">
            <text:p>0.218325</text:p>
          </table:table-cell>
        </table:table-row>
        <table:table-row table:style-name="ro1">
          <table:table-cell office:value-type="float" office:value="53.25" calcext:value-type="float">
            <text:p>53.25</text:p>
          </table:table-cell>
          <table:table-cell office:value-type="float" office:value="0.222136" calcext:value-type="float">
            <text:p>0.222136</text:p>
          </table:table-cell>
        </table:table-row>
        <table:table-row table:style-name="ro1">
          <table:table-cell office:value-type="float" office:value="53.3125" calcext:value-type="float">
            <text:p>53.3125</text:p>
          </table:table-cell>
          <table:table-cell office:value-type="float" office:value="0.225347" calcext:value-type="float">
            <text:p>0.225347</text:p>
          </table:table-cell>
        </table:table-row>
        <table:table-row table:style-name="ro1">
          <table:table-cell office:value-type="float" office:value="53.375" calcext:value-type="float">
            <text:p>53.375</text:p>
          </table:table-cell>
          <table:table-cell office:value-type="float" office:value="0.22796" calcext:value-type="float">
            <text:p>0.22796</text:p>
          </table:table-cell>
        </table:table-row>
        <table:table-row table:style-name="ro1">
          <table:table-cell office:value-type="float" office:value="53.4375" calcext:value-type="float">
            <text:p>53.4375</text:p>
          </table:table-cell>
          <table:table-cell office:value-type="float" office:value="0.229974" calcext:value-type="float">
            <text:p>0.229974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0.231389" calcext:value-type="float">
            <text:p>0.231389</text:p>
          </table:table-cell>
        </table:table-row>
        <table:table-row table:style-name="ro1">
          <table:table-cell office:value-type="float" office:value="53.5625" calcext:value-type="float">
            <text:p>53.5625</text:p>
          </table:table-cell>
          <table:table-cell office:value-type="float" office:value="0.232205" calcext:value-type="float">
            <text:p>0.232205</text:p>
          </table:table-cell>
        </table:table-row>
        <table:table-row table:style-name="ro1">
          <table:table-cell office:value-type="float" office:value="53.625" calcext:value-type="float">
            <text:p>53.625</text:p>
          </table:table-cell>
          <table:table-cell office:value-type="float" office:value="0.232423" calcext:value-type="float">
            <text:p>0.232423</text:p>
          </table:table-cell>
        </table:table-row>
        <table:table-row table:style-name="ro1">
          <table:table-cell office:value-type="float" office:value="53.6875" calcext:value-type="float">
            <text:p>53.6875</text:p>
          </table:table-cell>
          <table:table-cell office:value-type="float" office:value="0.232423" calcext:value-type="float">
            <text:p>0.232423</text:p>
          </table:table-cell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0.231824" calcext:value-type="float">
            <text:p>0.231824</text:p>
          </table:table-cell>
        </table:table-row>
        <table:table-row table:style-name="ro1">
          <table:table-cell office:value-type="float" office:value="53.8125" calcext:value-type="float">
            <text:p>53.8125</text:p>
          </table:table-cell>
          <table:table-cell office:value-type="float" office:value="0.230626" calcext:value-type="float">
            <text:p>0.230626</text:p>
          </table:table-cell>
        </table:table-row>
        <table:table-row table:style-name="ro1">
          <table:table-cell office:value-type="float" office:value="53.875" calcext:value-type="float">
            <text:p>53.875</text:p>
          </table:table-cell>
          <table:table-cell office:value-type="float" office:value="0.22883" calcext:value-type="float">
            <text:p>0.22883</text:p>
          </table:table-cell>
        </table:table-row>
        <table:table-row table:style-name="ro1">
          <table:table-cell office:value-type="float" office:value="53.9375" calcext:value-type="float">
            <text:p>53.9375</text:p>
          </table:table-cell>
          <table:table-cell office:value-type="float" office:value="0.226435" calcext:value-type="float">
            <text:p>0.2264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23441" calcext:value-type="float">
            <text:p>0.223441</text:p>
          </table:table-cell>
        </table:table-row>
        <table:table-row table:style-name="ro1">
          <table:table-cell office:value-type="float" office:value="54.0625" calcext:value-type="float">
            <text:p>54.0625</text:p>
          </table:table-cell>
          <table:table-cell office:value-type="float" office:value="0.219849" calcext:value-type="float">
            <text:p>0.219849</text:p>
          </table:table-cell>
        </table:table-row>
        <table:table-row table:style-name="ro1">
          <table:table-cell office:value-type="float" office:value="54.125" calcext:value-type="float">
            <text:p>54.125</text:p>
          </table:table-cell>
          <table:table-cell office:value-type="float" office:value="0.215658" calcext:value-type="float">
            <text:p>0.215658</text:p>
          </table:table-cell>
        </table:table-row>
        <table:table-row table:style-name="ro1">
          <table:table-cell office:value-type="float" office:value="54.1875" calcext:value-type="float">
            <text:p>54.1875</text:p>
          </table:table-cell>
          <table:table-cell office:value-type="float" office:value="0.210867" calcext:value-type="float">
            <text:p>0.210867</text:p>
          </table:table-cell>
        </table:table-row>
        <table:table-row table:style-name="ro1">
          <table:table-cell office:value-type="float" office:value="54.25" calcext:value-type="float">
            <text:p>54.25</text:p>
          </table:table-cell>
          <table:table-cell office:value-type="float" office:value="0.205479" calcext:value-type="float">
            <text:p>0.205479</text:p>
          </table:table-cell>
        </table:table-row>
        <table:table-row table:style-name="ro1">
          <table:table-cell office:value-type="float" office:value="54.3125" calcext:value-type="float">
            <text:p>54.3125</text:p>
          </table:table-cell>
          <table:table-cell office:value-type="float" office:value="0.199491" calcext:value-type="float">
            <text:p>0.199491</text:p>
          </table:table-cell>
        </table:table-row>
        <table:table-row table:style-name="ro1">
          <table:table-cell office:value-type="float" office:value="54.375" calcext:value-type="float">
            <text:p>54.375</text:p>
          </table:table-cell>
          <table:table-cell office:value-type="float" office:value="0.192905" calcext:value-type="float">
            <text:p>0.192905</text:p>
          </table:table-cell>
        </table:table-row>
        <table:table-row table:style-name="ro1">
          <table:table-cell office:value-type="float" office:value="54.4375" calcext:value-type="float">
            <text:p>54.4375</text:p>
          </table:table-cell>
          <table:table-cell office:value-type="float" office:value="0.18572" calcext:value-type="float">
            <text:p>0.18572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0.177936" calcext:value-type="float">
            <text:p>0.177936</text:p>
          </table:table-cell>
        </table:table-row>
        <table:table-row table:style-name="ro1">
          <table:table-cell office:value-type="float" office:value="54.5625" calcext:value-type="float">
            <text:p>54.5625</text:p>
          </table:table-cell>
          <table:table-cell office:value-type="float" office:value="0.169553" calcext:value-type="float">
            <text:p>0.169553</text:p>
          </table:table-cell>
        </table:table-row>
        <table:table-row table:style-name="ro1">
          <table:table-cell office:value-type="float" office:value="54.625" calcext:value-type="float">
            <text:p>54.625</text:p>
          </table:table-cell>
          <table:table-cell office:value-type="float" office:value="0.160572" calcext:value-type="float">
            <text:p>0.160572</text:p>
          </table:table-cell>
        </table:table-row>
        <table:table-row table:style-name="ro1">
          <table:table-cell office:value-type="float" office:value="54.6875" calcext:value-type="float">
            <text:p>54.6875</text:p>
          </table:table-cell>
          <table:table-cell office:value-type="float" office:value="0.150992" calcext:value-type="float">
            <text:p>0.150992</text:p>
          </table:table-cell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0.140813" calcext:value-type="float">
            <text:p>0.140813</text:p>
          </table:table-cell>
        </table:table-row>
        <table:table-row table:style-name="ro1">
          <table:table-cell office:value-type="float" office:value="54.8125" calcext:value-type="float">
            <text:p>54.8125</text:p>
          </table:table-cell>
          <table:table-cell office:value-type="float" office:value="0.130036" calcext:value-type="float">
            <text:p>0.130036</text:p>
          </table:table-cell>
        </table:table-row>
        <table:table-row table:style-name="ro1">
          <table:table-cell office:value-type="float" office:value="54.875" calcext:value-type="float">
            <text:p>54.875</text:p>
          </table:table-cell>
          <table:table-cell office:value-type="float" office:value="0.118659" calcext:value-type="float">
            <text:p>0.118659</text:p>
          </table:table-cell>
        </table:table-row>
        <table:table-row table:style-name="ro1">
          <table:table-cell office:value-type="float" office:value="54.9375" calcext:value-type="float">
            <text:p>54.9375</text:p>
          </table:table-cell>
          <table:table-cell office:value-type="float" office:value="0.106684" calcext:value-type="float">
            <text:p>0.1066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941103" calcext:value-type="float">
            <text:p>0.0941103</text:p>
          </table:table-cell>
        </table:table-row>
        <table:table-row table:style-name="ro1">
          <table:table-cell office:value-type="float" office:value="55.0625" calcext:value-type="float">
            <text:p>55.0625</text:p>
          </table:table-cell>
          <table:table-cell office:value-type="float" office:value="0.0809377" calcext:value-type="float">
            <text:p>0.0809377</text:p>
          </table:table-cell>
        </table:table-row>
        <table:table-row table:style-name="ro1">
          <table:table-cell office:value-type="float" office:value="55.125" calcext:value-type="float">
            <text:p>55.125</text:p>
          </table:table-cell>
          <table:table-cell office:value-type="float" office:value="0.0671663" calcext:value-type="float">
            <text:p>0.0671663</text:p>
          </table:table-cell>
        </table:table-row>
        <table:table-row table:style-name="ro1">
          <table:table-cell office:value-type="float" office:value="55.1875" calcext:value-type="float">
            <text:p>55.1875</text:p>
          </table:table-cell>
          <table:table-cell office:value-type="float" office:value="0.0527962" calcext:value-type="float">
            <text:p>0.0527962</text:p>
          </table:table-cell>
        </table:table-row>
        <table:table-row table:style-name="ro1">
          <table:table-cell office:value-type="float" office:value="55.25" calcext:value-type="float">
            <text:p>55.25</text:p>
          </table:table-cell>
          <table:table-cell office:value-type="float" office:value="0.0378273" calcext:value-type="float">
            <text:p>0.0378273</text:p>
          </table:table-cell>
        </table:table-row>
        <table:table-row table:style-name="ro1">
          <table:table-cell office:value-type="float" office:value="55.3125" calcext:value-type="float">
            <text:p>55.3125</text:p>
          </table:table-cell>
          <table:table-cell office:value-type="float" office:value="0.0222597" calcext:value-type="float">
            <text:p>0.0222597</text:p>
          </table:table-cell>
        </table:table-row>
        <table:table-row table:style-name="ro1">
          <table:table-cell office:value-type="float" office:value="55.375" calcext:value-type="float">
            <text:p>55.375</text:p>
          </table:table-cell>
          <table:table-cell office:value-type="float" office:value="0.00609331" calcext:value-type="float">
            <text:p>0.00609331</text:p>
          </table:table-cell>
        </table:table-row>
        <table:table-row table:style-name="ro1">
          <table:table-cell office:value-type="float" office:value="55.4375" calcext:value-type="float">
            <text:p>55.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9375" calcext:value-type="float">
            <text:p>55.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31072" calcext:value-type="float">
            <text:p>0.0131072</text:p>
          </table:table-cell>
        </table:table-row>
        <table:table-row table:style-name="ro1">
          <table:table-cell office:value-type="float" office:value="56.0625" calcext:value-type="float">
            <text:p>56.0625</text:p>
          </table:table-cell>
          <table:table-cell office:value-type="float" office:value="0.0256156" calcext:value-type="float">
            <text:p>0.0256156</text:p>
          </table:table-cell>
        </table:table-row>
        <table:table-row table:style-name="ro1">
          <table:table-cell office:value-type="float" office:value="56.125" calcext:value-type="float">
            <text:p>56.125</text:p>
          </table:table-cell>
          <table:table-cell office:value-type="float" office:value="0.0375253" calcext:value-type="float">
            <text:p>0.0375253</text:p>
          </table:table-cell>
        </table:table-row>
        <table:table-row table:style-name="ro1">
          <table:table-cell office:value-type="float" office:value="56.1875" calcext:value-type="float">
            <text:p>56.1875</text:p>
          </table:table-cell>
          <table:table-cell office:value-type="float" office:value="0.0488363" calcext:value-type="float">
            <text:p>0.0488363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0.0595485" calcext:value-type="float">
            <text:p>0.0595485</text:p>
          </table:table-cell>
        </table:table-row>
        <table:table-row table:style-name="ro1">
          <table:table-cell office:value-type="float" office:value="56.3125" calcext:value-type="float">
            <text:p>56.3125</text:p>
          </table:table-cell>
          <table:table-cell office:value-type="float" office:value="0.0696619" calcext:value-type="float">
            <text:p>0.0696619</text:p>
          </table:table-cell>
        </table:table-row>
        <table:table-row table:style-name="ro1">
          <table:table-cell office:value-type="float" office:value="56.375" calcext:value-type="float">
            <text:p>56.375</text:p>
          </table:table-cell>
          <table:table-cell office:value-type="float" office:value="0.0791765" calcext:value-type="float">
            <text:p>0.0791765</text:p>
          </table:table-cell>
        </table:table-row>
        <table:table-row table:style-name="ro1">
          <table:table-cell office:value-type="float" office:value="56.4375" calcext:value-type="float">
            <text:p>56.4375</text:p>
          </table:table-cell>
          <table:table-cell office:value-type="float" office:value="0.0880925" calcext:value-type="float">
            <text:p>0.088092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0.0964096" calcext:value-type="float">
            <text:p>0.0964096</text:p>
          </table:table-cell>
        </table:table-row>
        <table:table-row table:style-name="ro1">
          <table:table-cell office:value-type="float" office:value="56.5625" calcext:value-type="float">
            <text:p>56.5625</text:p>
          </table:table-cell>
          <table:table-cell office:value-type="float" office:value="0.104128" calcext:value-type="float">
            <text:p>0.104128</text:p>
          </table:table-cell>
        </table:table-row>
        <table:table-row table:style-name="ro1">
          <table:table-cell office:value-type="float" office:value="56.625" calcext:value-type="float">
            <text:p>56.625</text:p>
          </table:table-cell>
          <table:table-cell office:value-type="float" office:value="0.111248" calcext:value-type="float">
            <text:p>0.111248</text:p>
          </table:table-cell>
        </table:table-row>
        <table:table-row table:style-name="ro1">
          <table:table-cell office:value-type="float" office:value="56.6875" calcext:value-type="float">
            <text:p>56.6875</text:p>
          </table:table-cell>
          <table:table-cell office:value-type="float" office:value="0.117769" calcext:value-type="float">
            <text:p>0.117769</text:p>
          </table:table-cell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0.123691" calcext:value-type="float">
            <text:p>0.123691</text:p>
          </table:table-cell>
        </table:table-row>
        <table:table-row table:style-name="ro1">
          <table:table-cell office:value-type="float" office:value="56.8125" calcext:value-type="float">
            <text:p>56.8125</text:p>
          </table:table-cell>
          <table:table-cell office:value-type="float" office:value="0.129014" calcext:value-type="float">
            <text:p>0.129014</text:p>
          </table:table-cell>
        </table:table-row>
        <table:table-row table:style-name="ro1">
          <table:table-cell office:value-type="float" office:value="56.875" calcext:value-type="float">
            <text:p>56.875</text:p>
          </table:table-cell>
          <table:table-cell office:value-type="float" office:value="0.133739" calcext:value-type="float">
            <text:p>0.133739</text:p>
          </table:table-cell>
        </table:table-row>
        <table:table-row table:style-name="ro1">
          <table:table-cell office:value-type="float" office:value="56.9375" calcext:value-type="float">
            <text:p>56.9375</text:p>
          </table:table-cell>
          <table:table-cell office:value-type="float" office:value="0.137865" calcext:value-type="float">
            <text:p>0.1378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41392" calcext:value-type="float">
            <text:p>0.141392</text:p>
          </table:table-cell>
        </table:table-row>
        <table:table-row table:style-name="ro1">
          <table:table-cell office:value-type="float" office:value="57.0625" calcext:value-type="float">
            <text:p>57.0625</text:p>
          </table:table-cell>
          <table:table-cell office:value-type="float" office:value="0.14432" calcext:value-type="float">
            <text:p>0.14432</text:p>
          </table:table-cell>
        </table:table-row>
        <table:table-row table:style-name="ro1">
          <table:table-cell office:value-type="float" office:value="57.125" calcext:value-type="float">
            <text:p>57.125</text:p>
          </table:table-cell>
          <table:table-cell office:value-type="float" office:value="0.14665" calcext:value-type="float">
            <text:p>0.14665</text:p>
          </table:table-cell>
        </table:table-row>
        <table:table-row table:style-name="ro1">
          <table:table-cell office:value-type="float" office:value="57.1875" calcext:value-type="float">
            <text:p>57.1875</text:p>
          </table:table-cell>
          <table:table-cell office:value-type="float" office:value="0.148381" calcext:value-type="float">
            <text:p>0.148381</text:p>
          </table:table-cell>
        </table:table-row>
        <table:table-row table:style-name="ro1">
          <table:table-cell office:value-type="float" office:value="57.25" calcext:value-type="float">
            <text:p>57.25</text:p>
          </table:table-cell>
          <table:table-cell office:value-type="float" office:value="0.149513" calcext:value-type="float">
            <text:p>0.149513</text:p>
          </table:table-cell>
        </table:table-row>
        <table:table-row table:style-name="ro1">
          <table:table-cell office:value-type="float" office:value="57.3125" calcext:value-type="float">
            <text:p>57.3125</text:p>
          </table:table-cell>
          <table:table-cell office:value-type="float" office:value="0.150046" calcext:value-type="float">
            <text:p>0.150046</text:p>
          </table:table-cell>
        </table:table-row>
        <table:table-row table:style-name="ro1">
          <table:table-cell office:value-type="float" office:value="57.375" calcext:value-type="float">
            <text:p>57.375</text:p>
          </table:table-cell>
          <table:table-cell office:value-type="float" office:value="0.150046" calcext:value-type="float">
            <text:p>0.150046</text:p>
          </table:table-cell>
        </table:table-row>
        <table:table-row table:style-name="ro1">
          <table:table-cell office:value-type="float" office:value="57.4375" calcext:value-type="float">
            <text:p>57.4375</text:p>
          </table:table-cell>
          <table:table-cell office:value-type="float" office:value="0.149447" calcext:value-type="float">
            <text:p>0.149447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0.14825" calcext:value-type="float">
            <text:p>0.14825</text:p>
          </table:table-cell>
        </table:table-row>
        <table:table-row table:style-name="ro1">
          <table:table-cell office:value-type="float" office:value="57.5625" calcext:value-type="float">
            <text:p>57.5625</text:p>
          </table:table-cell>
          <table:table-cell office:value-type="float" office:value="0.146453" calcext:value-type="float">
            <text:p>0.146453</text:p>
          </table:table-cell>
        </table:table-row>
        <table:table-row table:style-name="ro1">
          <table:table-cell office:value-type="float" office:value="57.625" calcext:value-type="float">
            <text:p>57.625</text:p>
          </table:table-cell>
          <table:table-cell office:value-type="float" office:value="0.144058" calcext:value-type="float">
            <text:p>0.144058</text:p>
          </table:table-cell>
        </table:table-row>
        <table:table-row table:style-name="ro1">
          <table:table-cell office:value-type="float" office:value="57.6875" calcext:value-type="float">
            <text:p>57.6875</text:p>
          </table:table-cell>
          <table:table-cell office:value-type="float" office:value="0.141065" calcext:value-type="float">
            <text:p>0.141065</text:p>
          </table:table-cell>
        </table:table-row>
        <table:table-row table:style-name="ro1">
          <table:table-cell office:value-type="float" office:value="57.75" calcext:value-type="float">
            <text:p>57.75</text:p>
          </table:table-cell>
          <table:table-cell office:value-type="float" office:value="0.137472" calcext:value-type="float">
            <text:p>0.137472</text:p>
          </table:table-cell>
        </table:table-row>
        <table:table-row table:style-name="ro1">
          <table:table-cell office:value-type="float" office:value="57.8125" calcext:value-type="float">
            <text:p>57.8125</text:p>
          </table:table-cell>
          <table:table-cell office:value-type="float" office:value="0.133281" calcext:value-type="float">
            <text:p>0.133281</text:p>
          </table:table-cell>
        </table:table-row>
        <table:table-row table:style-name="ro1">
          <table:table-cell office:value-type="float" office:value="57.875" calcext:value-type="float">
            <text:p>57.875</text:p>
          </table:table-cell>
          <table:table-cell office:value-type="float" office:value="0.128491" calcext:value-type="float">
            <text:p>0.128491</text:p>
          </table:table-cell>
        </table:table-row>
        <table:table-row table:style-name="ro1">
          <table:table-cell office:value-type="float" office:value="57.9375" calcext:value-type="float">
            <text:p>57.9375</text:p>
          </table:table-cell>
          <table:table-cell office:value-type="float" office:value="0.123102" calcext:value-type="float">
            <text:p>0.1231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17115" calcext:value-type="float">
            <text:p>0.117115</text:p>
          </table:table-cell>
        </table:table-row>
        <table:table-row table:style-name="ro1">
          <table:table-cell office:value-type="float" office:value="58.0625" calcext:value-type="float">
            <text:p>58.0625</text:p>
          </table:table-cell>
          <table:table-cell office:value-type="float" office:value="0.110528" calcext:value-type="float">
            <text:p>0.110528</text:p>
          </table:table-cell>
        </table:table-row>
        <table:table-row table:style-name="ro1">
          <table:table-cell office:value-type="float" office:value="58.125" calcext:value-type="float">
            <text:p>58.125</text:p>
          </table:table-cell>
          <table:table-cell office:value-type="float" office:value="0.103343" calcext:value-type="float">
            <text:p>0.103343</text:p>
          </table:table-cell>
        </table:table-row>
        <table:table-row table:style-name="ro1">
          <table:table-cell office:value-type="float" office:value="58.1875" calcext:value-type="float">
            <text:p>58.1875</text:p>
          </table:table-cell>
          <table:table-cell office:value-type="float" office:value="0.0955593" calcext:value-type="float">
            <text:p>0.0955593</text:p>
          </table:table-cell>
        </table:table-row>
        <table:table-row table:style-name="ro1">
          <table:table-cell office:value-type="float" office:value="58.25" calcext:value-type="float">
            <text:p>58.25</text:p>
          </table:table-cell>
          <table:table-cell office:value-type="float" office:value="0.0871768" calcext:value-type="float">
            <text:p>0.0871768</text:p>
          </table:table-cell>
        </table:table-row>
        <table:table-row table:style-name="ro1">
          <table:table-cell office:value-type="float" office:value="58.3125" calcext:value-type="float">
            <text:p>58.3125</text:p>
          </table:table-cell>
          <table:table-cell office:value-type="float" office:value="0.0781954" calcext:value-type="float">
            <text:p>0.0781954</text:p>
          </table:table-cell>
        </table:table-row>
        <table:table-row table:style-name="ro1">
          <table:table-cell office:value-type="float" office:value="58.375" calcext:value-type="float">
            <text:p>58.375</text:p>
          </table:table-cell>
          <table:table-cell office:value-type="float" office:value="0.0686154" calcext:value-type="float">
            <text:p>0.0686154</text:p>
          </table:table-cell>
        </table:table-row>
        <table:table-row table:style-name="ro1">
          <table:table-cell office:value-type="float" office:value="58.4375" calcext:value-type="float">
            <text:p>58.4375</text:p>
          </table:table-cell>
          <table:table-cell office:value-type="float" office:value="0.0584365" calcext:value-type="float">
            <text:p>0.0584365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0.0476589" calcext:value-type="float">
            <text:p>0.0476589</text:p>
          </table:table-cell>
        </table:table-row>
        <table:table-row table:style-name="ro1">
          <table:table-cell office:value-type="float" office:value="58.5625" calcext:value-type="float">
            <text:p>58.5625</text:p>
          </table:table-cell>
          <table:table-cell office:value-type="float" office:value="0.0362826" calcext:value-type="float">
            <text:p>0.0362826</text:p>
          </table:table-cell>
        </table:table-row>
        <table:table-row table:style-name="ro1">
          <table:table-cell office:value-type="float" office:value="58.625" calcext:value-type="float">
            <text:p>58.625</text:p>
          </table:table-cell>
          <table:table-cell office:value-type="float" office:value="0.0243075" calcext:value-type="float">
            <text:p>0.0243075</text:p>
          </table:table-cell>
        </table:table-row>
        <table:table-row table:style-name="ro1">
          <table:table-cell office:value-type="float" office:value="58.6875" calcext:value-type="float">
            <text:p>58.6875</text:p>
          </table:table-cell>
          <table:table-cell office:value-type="float" office:value="0.0117336" calcext:value-type="float">
            <text:p>0.0117336</text:p>
          </table:table-cell>
        </table:table-row>
        <table:table-row table:style-name="ro1">
          <table:table-cell office:value-type="float" office:value="58.75" calcext:value-type="float">
            <text:p>5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25" calcext:value-type="float">
            <text:p>5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3125" calcext:value-type="float">
            <text:p>59.3125</text:p>
          </table:table-cell>
          <table:table-cell office:value-type="float" office:value="0.0104858" calcext:value-type="float">
            <text:p>0.0104858</text:p>
          </table:table-cell>
        </table:table-row>
        <table:table-row table:style-name="ro1">
          <table:table-cell office:value-type="float" office:value="59.375" calcext:value-type="float">
            <text:p>59.375</text:p>
          </table:table-cell>
          <table:table-cell office:value-type="float" office:value="0.0203728" calcext:value-type="float">
            <text:p>0.0203728</text:p>
          </table:table-cell>
        </table:table-row>
        <table:table-row table:style-name="ro1">
          <table:table-cell office:value-type="float" office:value="59.4375" calcext:value-type="float">
            <text:p>59.4375</text:p>
          </table:table-cell>
          <table:table-cell office:value-type="float" office:value="0.029661" calcext:value-type="float">
            <text:p>0.029661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0.0383505" calcext:value-type="float">
            <text:p>0.0383505</text:p>
          </table:table-cell>
        </table:table-row>
        <table:table-row table:style-name="ro1">
          <table:table-cell office:value-type="float" office:value="59.5625" calcext:value-type="float">
            <text:p>59.5625</text:p>
          </table:table-cell>
          <table:table-cell office:value-type="float" office:value="0.0464413" calcext:value-type="float">
            <text:p>0.0464413</text:p>
          </table:table-cell>
        </table:table-row>
        <table:table-row table:style-name="ro1">
          <table:table-cell office:value-type="float" office:value="59.625" calcext:value-type="float">
            <text:p>59.625</text:p>
          </table:table-cell>
          <table:table-cell office:value-type="float" office:value="0.0539332" calcext:value-type="float">
            <text:p>0.0539332</text:p>
          </table:table-cell>
        </table:table-row>
        <table:table-row table:style-name="ro1">
          <table:table-cell office:value-type="float" office:value="59.6875" calcext:value-type="float">
            <text:p>59.6875</text:p>
          </table:table-cell>
          <table:table-cell office:value-type="float" office:value="0.0608265" calcext:value-type="float">
            <text:p>0.0608265</text:p>
          </table:table-cell>
        </table:table-row>
        <table:table-row table:style-name="ro1">
          <table:table-cell office:value-type="float" office:value="59.75" calcext:value-type="float">
            <text:p>59.75</text:p>
          </table:table-cell>
          <table:table-cell office:value-type="float" office:value="0.0671209" calcext:value-type="float">
            <text:p>0.0671209</text:p>
          </table:table-cell>
        </table:table-row>
        <table:table-row table:style-name="ro1">
          <table:table-cell office:value-type="float" office:value="59.8125" calcext:value-type="float">
            <text:p>59.8125</text:p>
          </table:table-cell>
          <table:table-cell office:value-type="float" office:value="0.0728167" calcext:value-type="float">
            <text:p>0.0728167</text:p>
          </table:table-cell>
        </table:table-row>
        <table:table-row table:style-name="ro1">
          <table:table-cell office:value-type="float" office:value="59.875" calcext:value-type="float">
            <text:p>59.875</text:p>
          </table:table-cell>
          <table:table-cell office:value-type="float" office:value="0.0779136" calcext:value-type="float">
            <text:p>0.0779136</text:p>
          </table:table-cell>
        </table:table-row>
        <table:table-row table:style-name="ro1">
          <table:table-cell office:value-type="float" office:value="59.9375" calcext:value-type="float">
            <text:p>59.9375</text:p>
          </table:table-cell>
          <table:table-cell office:value-type="float" office:value="0.0824118" calcext:value-type="float">
            <text:p>0.08241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63113" calcext:value-type="float">
            <text:p>0.0863113</text:p>
          </table:table-cell>
        </table:table-row>
        <table:table-row table:style-name="ro1">
          <table:table-cell office:value-type="float" office:value="60.0625" calcext:value-type="float">
            <text:p>60.0625</text:p>
          </table:table-cell>
          <table:table-cell office:value-type="float" office:value="0.089612" calcext:value-type="float">
            <text:p>0.089612</text:p>
          </table:table-cell>
        </table:table-row>
        <table:table-row table:style-name="ro1">
          <table:table-cell office:value-type="float" office:value="60.125" calcext:value-type="float">
            <text:p>60.125</text:p>
          </table:table-cell>
          <table:table-cell office:value-type="float" office:value="0.0923139" calcext:value-type="float">
            <text:p>0.0923139</text:p>
          </table:table-cell>
        </table:table-row>
        <table:table-row table:style-name="ro1">
          <table:table-cell office:value-type="float" office:value="60.1875" calcext:value-type="float">
            <text:p>60.1875</text:p>
          </table:table-cell>
          <table:table-cell office:value-type="float" office:value="0.0944171" calcext:value-type="float">
            <text:p>0.0944171</text:p>
          </table:table-cell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0.0959216" calcext:value-type="float">
            <text:p>0.0959216</text:p>
          </table:table-cell>
        </table:table-row>
        <table:table-row table:style-name="ro1">
          <table:table-cell office:value-type="float" office:value="60.3125" calcext:value-type="float">
            <text:p>60.3125</text:p>
          </table:table-cell>
          <table:table-cell office:value-type="float" office:value="0.0968273" calcext:value-type="float">
            <text:p>0.0968273</text:p>
          </table:table-cell>
        </table:table-row>
        <table:table-row table:style-name="ro1">
          <table:table-cell office:value-type="float" office:value="60.375" calcext:value-type="float">
            <text:p>60.375</text:p>
          </table:table-cell>
          <table:table-cell office:value-type="float" office:value="0.0971342" calcext:value-type="float">
            <text:p>0.0971342</text:p>
          </table:table-cell>
        </table:table-row>
        <table:table-row table:style-name="ro1">
          <table:table-cell office:value-type="float" office:value="60.4375" calcext:value-type="float">
            <text:p>60.4375</text:p>
          </table:table-cell>
          <table:table-cell office:value-type="float" office:value="0.0971342" calcext:value-type="float">
            <text:p>0.0971342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0.0965354" calcext:value-type="float">
            <text:p>0.0965354</text:p>
          </table:table-cell>
        </table:table-row>
        <table:table-row table:style-name="ro1">
          <table:table-cell office:value-type="float" office:value="60.5625" calcext:value-type="float">
            <text:p>60.5625</text:p>
          </table:table-cell>
          <table:table-cell office:value-type="float" office:value="0.0953379" calcext:value-type="float">
            <text:p>0.0953379</text:p>
          </table:table-cell>
        </table:table-row>
        <table:table-row table:style-name="ro1">
          <table:table-cell office:value-type="float" office:value="60.625" calcext:value-type="float">
            <text:p>60.625</text:p>
          </table:table-cell>
          <table:table-cell office:value-type="float" office:value="0.0935417" calcext:value-type="float">
            <text:p>0.0935417</text:p>
          </table:table-cell>
        </table:table-row>
        <table:table-row table:style-name="ro1">
          <table:table-cell office:value-type="float" office:value="60.6875" calcext:value-type="float">
            <text:p>60.6875</text:p>
          </table:table-cell>
          <table:table-cell office:value-type="float" office:value="0.0911466" calcext:value-type="float">
            <text:p>0.0911466</text:p>
          </table:table-cell>
        </table:table-row>
        <table:table-row table:style-name="ro1">
          <table:table-cell office:value-type="float" office:value="60.75" calcext:value-type="float">
            <text:p>60.75</text:p>
          </table:table-cell>
          <table:table-cell office:value-type="float" office:value="0.0881529" calcext:value-type="float">
            <text:p>0.0881529</text:p>
          </table:table-cell>
        </table:table-row>
        <table:table-row table:style-name="ro1">
          <table:table-cell office:value-type="float" office:value="60.8125" calcext:value-type="float">
            <text:p>60.8125</text:p>
          </table:table-cell>
          <table:table-cell office:value-type="float" office:value="0.0845603" calcext:value-type="float">
            <text:p>0.0845603</text:p>
          </table:table-cell>
        </table:table-row>
        <table:table-row table:style-name="ro1">
          <table:table-cell office:value-type="float" office:value="60.875" calcext:value-type="float">
            <text:p>60.875</text:p>
          </table:table-cell>
          <table:table-cell office:value-type="float" office:value="0.080369" calcext:value-type="float">
            <text:p>0.080369</text:p>
          </table:table-cell>
        </table:table-row>
        <table:table-row table:style-name="ro1">
          <table:table-cell office:value-type="float" office:value="60.9375" calcext:value-type="float">
            <text:p>60.9375</text:p>
          </table:table-cell>
          <table:table-cell office:value-type="float" office:value="0.075579" calcext:value-type="float">
            <text:p>0.0755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701902" calcext:value-type="float">
            <text:p>0.0701902</text:p>
          </table:table-cell>
        </table:table-row>
        <table:table-row table:style-name="ro1">
          <table:table-cell office:value-type="float" office:value="61.0625" calcext:value-type="float">
            <text:p>61.0625</text:p>
          </table:table-cell>
          <table:table-cell office:value-type="float" office:value="0.0642027" calcext:value-type="float">
            <text:p>0.0642027</text:p>
          </table:table-cell>
        </table:table-row>
        <table:table-row table:style-name="ro1">
          <table:table-cell office:value-type="float" office:value="61.125" calcext:value-type="float">
            <text:p>61.125</text:p>
          </table:table-cell>
          <table:table-cell office:value-type="float" office:value="0.0576164" calcext:value-type="float">
            <text:p>0.0576164</text:p>
          </table:table-cell>
        </table:table-row>
        <table:table-row table:style-name="ro1">
          <table:table-cell office:value-type="float" office:value="61.1875" calcext:value-type="float">
            <text:p>61.1875</text:p>
          </table:table-cell>
          <table:table-cell office:value-type="float" office:value="0.0504313" calcext:value-type="float">
            <text:p>0.0504313</text:p>
          </table:table-cell>
        </table:table-row>
        <table:table-row table:style-name="ro1">
          <table:table-cell office:value-type="float" office:value="61.25" calcext:value-type="float">
            <text:p>61.25</text:p>
          </table:table-cell>
          <table:table-cell office:value-type="float" office:value="0.0426475" calcext:value-type="float">
            <text:p>0.0426475</text:p>
          </table:table-cell>
        </table:table-row>
        <table:table-row table:style-name="ro1">
          <table:table-cell office:value-type="float" office:value="61.3125" calcext:value-type="float">
            <text:p>61.3125</text:p>
          </table:table-cell>
          <table:table-cell office:value-type="float" office:value="0.0342649" calcext:value-type="float">
            <text:p>0.0342649</text:p>
          </table:table-cell>
        </table:table-row>
        <table:table-row table:style-name="ro1">
          <table:table-cell office:value-type="float" office:value="61.375" calcext:value-type="float">
            <text:p>61.375</text:p>
          </table:table-cell>
          <table:table-cell office:value-type="float" office:value="0.0252836" calcext:value-type="float">
            <text:p>0.0252836</text:p>
          </table:table-cell>
        </table:table-row>
        <table:table-row table:style-name="ro1">
          <table:table-cell office:value-type="float" office:value="61.4375" calcext:value-type="float">
            <text:p>61.4375</text:p>
          </table:table-cell>
          <table:table-cell office:value-type="float" office:value="0.0157035" calcext:value-type="float">
            <text:p>0.0157035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0.00552469" calcext:value-type="float">
            <text:p>0.00552469</text:p>
          </table:table-cell>
        </table:table-row>
        <table:table-row table:style-name="ro1">
          <table:table-cell office:value-type="float" office:value="61.5625" calcext:value-type="float">
            <text:p>61.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0625" calcext:value-type="float">
            <text:p>62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125" calcext:value-type="float">
            <text:p>62.125</text:p>
          </table:table-cell>
          <table:table-cell office:value-type="float" office:value="0.00838861" calcext:value-type="float">
            <text:p>0.00838861</text:p>
          </table:table-cell>
        </table:table-row>
        <table:table-row table:style-name="ro1">
          <table:table-cell office:value-type="float" office:value="62.1875" calcext:value-type="float">
            <text:p>62.1875</text:p>
          </table:table-cell>
          <table:table-cell office:value-type="float" office:value="0.0161785" calcext:value-type="float">
            <text:p>0.0161785</text:p>
          </table:table-cell>
        </table:table-row>
        <table:table-row table:style-name="ro1">
          <table:table-cell office:value-type="float" office:value="62.25" calcext:value-type="float">
            <text:p>62.25</text:p>
          </table:table-cell>
          <table:table-cell office:value-type="float" office:value="0.0233696" calcext:value-type="float">
            <text:p>0.0233696</text:p>
          </table:table-cell>
        </table:table-row>
        <table:table-row table:style-name="ro1">
          <table:table-cell office:value-type="float" office:value="62.3125" calcext:value-type="float">
            <text:p>62.3125</text:p>
          </table:table-cell>
          <table:table-cell office:value-type="float" office:value="0.0299619" calcext:value-type="float">
            <text:p>0.0299619</text:p>
          </table:table-cell>
        </table:table-row>
        <table:table-row table:style-name="ro1">
          <table:table-cell office:value-type="float" office:value="62.375" calcext:value-type="float">
            <text:p>62.375</text:p>
          </table:table-cell>
          <table:table-cell office:value-type="float" office:value="0.0359555" calcext:value-type="float">
            <text:p>0.0359555</text:p>
          </table:table-cell>
        </table:table-row>
        <table:table-row table:style-name="ro1">
          <table:table-cell office:value-type="float" office:value="62.4375" calcext:value-type="float">
            <text:p>62.4375</text:p>
          </table:table-cell>
          <table:table-cell office:value-type="float" office:value="0.0413503" calcext:value-type="float">
            <text:p>0.0413503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0461464" calcext:value-type="float">
            <text:p>0.0461464</text:p>
          </table:table-cell>
        </table:table-row>
        <table:table-row table:style-name="ro1">
          <table:table-cell office:value-type="float" office:value="62.5625" calcext:value-type="float">
            <text:p>62.5625</text:p>
          </table:table-cell>
          <table:table-cell office:value-type="float" office:value="0.0503437" calcext:value-type="float">
            <text:p>0.0503437</text:p>
          </table:table-cell>
        </table:table-row>
        <table:table-row table:style-name="ro1">
          <table:table-cell office:value-type="float" office:value="62.625" calcext:value-type="float">
            <text:p>62.625</text:p>
          </table:table-cell>
          <table:table-cell office:value-type="float" office:value="0.0539423" calcext:value-type="float">
            <text:p>0.0539423</text:p>
          </table:table-cell>
        </table:table-row>
        <table:table-row table:style-name="ro1">
          <table:table-cell office:value-type="float" office:value="62.6875" calcext:value-type="float">
            <text:p>62.6875</text:p>
          </table:table-cell>
          <table:table-cell office:value-type="float" office:value="0.0569421" calcext:value-type="float">
            <text:p>0.0569421</text:p>
          </table:table-cell>
        </table:table-row>
        <table:table-row table:style-name="ro1">
          <table:table-cell office:value-type="float" office:value="62.75" calcext:value-type="float">
            <text:p>62.75</text:p>
          </table:table-cell>
          <table:table-cell office:value-type="float" office:value="0.0593432" calcext:value-type="float">
            <text:p>0.0593432</text:p>
          </table:table-cell>
        </table:table-row>
        <table:table-row table:style-name="ro1">
          <table:table-cell office:value-type="float" office:value="62.8125" calcext:value-type="float">
            <text:p>62.8125</text:p>
          </table:table-cell>
          <table:table-cell office:value-type="float" office:value="0.0611455" calcext:value-type="float">
            <text:p>0.0611455</text:p>
          </table:table-cell>
        </table:table-row>
        <table:table-row table:style-name="ro1">
          <table:table-cell office:value-type="float" office:value="62.875" calcext:value-type="float">
            <text:p>62.875</text:p>
          </table:table-cell>
          <table:table-cell office:value-type="float" office:value="0.062349" calcext:value-type="float">
            <text:p>0.062349</text:p>
          </table:table-cell>
        </table:table-row>
        <table:table-row table:style-name="ro1">
          <table:table-cell office:value-type="float" office:value="62.9375" calcext:value-type="float">
            <text:p>62.9375</text:p>
          </table:table-cell>
          <table:table-cell office:value-type="float" office:value="0.0629538" calcext:value-type="float">
            <text:p>0.06295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629599" calcext:value-type="float">
            <text:p>0.0629599</text:p>
          </table:table-cell>
        </table:table-row>
        <table:table-row table:style-name="ro1">
          <table:table-cell office:value-type="float" office:value="63.0625" calcext:value-type="float">
            <text:p>63.0625</text:p>
          </table:table-cell>
          <table:table-cell office:value-type="float" office:value="0.0629599" calcext:value-type="float">
            <text:p>0.0629599</text:p>
          </table:table-cell>
        </table:table-row>
        <table:table-row table:style-name="ro1">
          <table:table-cell office:value-type="float" office:value="63.125" calcext:value-type="float">
            <text:p>63.125</text:p>
          </table:table-cell>
          <table:table-cell office:value-type="float" office:value="0.0623611" calcext:value-type="float">
            <text:p>0.0623611</text:p>
          </table:table-cell>
        </table:table-row>
        <table:table-row table:style-name="ro1">
          <table:table-cell office:value-type="float" office:value="63.1875" calcext:value-type="float">
            <text:p>63.1875</text:p>
          </table:table-cell>
          <table:table-cell office:value-type="float" office:value="0.0611636" calcext:value-type="float">
            <text:p>0.0611636</text:p>
          </table:table-cell>
        </table:table-row>
        <table:table-row table:style-name="ro1">
          <table:table-cell office:value-type="float" office:value="63.25" calcext:value-type="float">
            <text:p>63.25</text:p>
          </table:table-cell>
          <table:table-cell office:value-type="float" office:value="0.0593673" calcext:value-type="float">
            <text:p>0.0593673</text:p>
          </table:table-cell>
        </table:table-row>
        <table:table-row table:style-name="ro1">
          <table:table-cell office:value-type="float" office:value="63.3125" calcext:value-type="float">
            <text:p>63.3125</text:p>
          </table:table-cell>
          <table:table-cell office:value-type="float" office:value="0.0569723" calcext:value-type="float">
            <text:p>0.0569723</text:p>
          </table:table-cell>
        </table:table-row>
        <table:table-row table:style-name="ro1">
          <table:table-cell office:value-type="float" office:value="63.375" calcext:value-type="float">
            <text:p>63.375</text:p>
          </table:table-cell>
          <table:table-cell office:value-type="float" office:value="0.0539785" calcext:value-type="float">
            <text:p>0.0539785</text:p>
          </table:table-cell>
        </table:table-row>
        <table:table-row table:style-name="ro1">
          <table:table-cell office:value-type="float" office:value="63.4375" calcext:value-type="float">
            <text:p>63.4375</text:p>
          </table:table-cell>
          <table:table-cell office:value-type="float" office:value="0.050386" calcext:value-type="float">
            <text:p>0.050386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0.0461947" calcext:value-type="float">
            <text:p>0.0461947</text:p>
          </table:table-cell>
        </table:table-row>
        <table:table-row table:style-name="ro1">
          <table:table-cell office:value-type="float" office:value="63.5625" calcext:value-type="float">
            <text:p>63.5625</text:p>
          </table:table-cell>
          <table:table-cell office:value-type="float" office:value="0.0414047" calcext:value-type="float">
            <text:p>0.0414047</text:p>
          </table:table-cell>
        </table:table-row>
        <table:table-row table:style-name="ro1">
          <table:table-cell office:value-type="float" office:value="63.625" calcext:value-type="float">
            <text:p>63.625</text:p>
          </table:table-cell>
          <table:table-cell office:value-type="float" office:value="0.0360159" calcext:value-type="float">
            <text:p>0.0360159</text:p>
          </table:table-cell>
        </table:table-row>
        <table:table-row table:style-name="ro1">
          <table:table-cell office:value-type="float" office:value="63.6875" calcext:value-type="float">
            <text:p>63.6875</text:p>
          </table:table-cell>
          <table:table-cell office:value-type="float" office:value="0.0300283" calcext:value-type="float">
            <text:p>0.0300283</text:p>
          </table:table-cell>
        </table:table-row>
        <table:table-row table:style-name="ro1">
          <table:table-cell office:value-type="float" office:value="63.75" calcext:value-type="float">
            <text:p>63.75</text:p>
          </table:table-cell>
          <table:table-cell office:value-type="float" office:value="0.023442" calcext:value-type="float">
            <text:p>0.023442</text:p>
          </table:table-cell>
        </table:table-row>
        <table:table-row table:style-name="ro1">
          <table:table-cell office:value-type="float" office:value="63.8125" calcext:value-type="float">
            <text:p>63.8125</text:p>
          </table:table-cell>
          <table:table-cell office:value-type="float" office:value="0.016257" calcext:value-type="float">
            <text:p>0.016257</text:p>
          </table:table-cell>
        </table:table-row>
        <table:table-row table:style-name="ro1">
          <table:table-cell office:value-type="float" office:value="63.875" calcext:value-type="float">
            <text:p>63.875</text:p>
          </table:table-cell>
          <table:table-cell office:value-type="float" office:value="0.00847316" calcext:value-type="float">
            <text:p>0.00847316</text:p>
          </table:table-cell>
        </table:table-row>
        <table:table-row table:style-name="ro1">
          <table:table-cell office:value-type="float" office:value="63.9375" calcext:value-type="float">
            <text:p>63.9375</text:p>
          </table:table-cell>
          <table:table-cell table:style-name="ce1" office:value-type="float" office:value="0.0000905946" calcext:value-type="float">
            <text:p>9.06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5625" calcext:value-type="float">
            <text:p>64.5625</text:p>
          </table:table-cell>
          <table:table-cell office:value-type="float" office:value="0.00671089" calcext:value-type="float">
            <text:p>0.00671089</text:p>
          </table:table-cell>
        </table:table-row>
        <table:table-row table:style-name="ro1">
          <table:table-cell office:value-type="float" office:value="64.625" calcext:value-type="float">
            <text:p>64.625</text:p>
          </table:table-cell>
          <table:table-cell office:value-type="float" office:value="0.012823" calcext:value-type="float">
            <text:p>0.012823</text:p>
          </table:table-cell>
        </table:table-row>
        <table:table-row table:style-name="ro1">
          <table:table-cell office:value-type="float" office:value="64.6875" calcext:value-type="float">
            <text:p>64.6875</text:p>
          </table:table-cell>
          <table:table-cell office:value-type="float" office:value="0.0183364" calcext:value-type="float">
            <text:p>0.0183364</text:p>
          </table:table-cell>
        </table:table-row>
        <table:table-row table:style-name="ro1">
          <table:table-cell office:value-type="float" office:value="64.75" calcext:value-type="float">
            <text:p>64.75</text:p>
          </table:table-cell>
          <table:table-cell office:value-type="float" office:value="0.023251" calcext:value-type="float">
            <text:p>0.023251</text:p>
          </table:table-cell>
        </table:table-row>
        <table:table-row table:style-name="ro1">
          <table:table-cell office:value-type="float" office:value="64.8125" calcext:value-type="float">
            <text:p>64.8125</text:p>
          </table:table-cell>
          <table:table-cell office:value-type="float" office:value="0.0275669" calcext:value-type="float">
            <text:p>0.0275669</text:p>
          </table:table-cell>
        </table:table-row>
        <table:table-row table:style-name="ro1">
          <table:table-cell office:value-type="float" office:value="64.875" calcext:value-type="float">
            <text:p>64.875</text:p>
          </table:table-cell>
          <table:table-cell office:value-type="float" office:value="0.031284" calcext:value-type="float">
            <text:p>0.031284</text:p>
          </table:table-cell>
        </table:table-row>
        <table:table-row table:style-name="ro1">
          <table:table-cell office:value-type="float" office:value="64.9375" calcext:value-type="float">
            <text:p>64.9375</text:p>
          </table:table-cell>
          <table:table-cell office:value-type="float" office:value="0.0344024" calcext:value-type="float">
            <text:p>0.03440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6922" calcext:value-type="float">
            <text:p>0.036922</text:p>
          </table:table-cell>
        </table:table-row>
        <table:table-row table:style-name="ro1">
          <table:table-cell office:value-type="float" office:value="65.0625" calcext:value-type="float">
            <text:p>65.0625</text:p>
          </table:table-cell>
          <table:table-cell office:value-type="float" office:value="0.0388428" calcext:value-type="float">
            <text:p>0.0388428</text:p>
          </table:table-cell>
        </table:table-row>
        <table:table-row table:style-name="ro1">
          <table:table-cell office:value-type="float" office:value="65.125" calcext:value-type="float">
            <text:p>65.125</text:p>
          </table:table-cell>
          <table:table-cell office:value-type="float" office:value="0.0401649" calcext:value-type="float">
            <text:p>0.0401649</text:p>
          </table:table-cell>
        </table:table-row>
        <table:table-row table:style-name="ro1">
          <table:table-cell office:value-type="float" office:value="65.1875" calcext:value-type="float">
            <text:p>65.1875</text:p>
          </table:table-cell>
          <table:table-cell office:value-type="float" office:value="0.0408882" calcext:value-type="float">
            <text:p>0.0408882</text:p>
          </table:table-cell>
        </table:table-row>
        <table:table-row table:style-name="ro1">
          <table:table-cell office:value-type="float" office:value="65.25" calcext:value-type="float">
            <text:p>65.25</text:p>
          </table:table-cell>
          <table:table-cell office:value-type="float" office:value="0.0410128" calcext:value-type="float">
            <text:p>0.0410128</text:p>
          </table:table-cell>
        </table:table-row>
        <table:table-row table:style-name="ro1">
          <table:table-cell office:value-type="float" office:value="65.3125" calcext:value-type="float">
            <text:p>65.3125</text:p>
          </table:table-cell>
          <table:table-cell office:value-type="float" office:value="0.0410128" calcext:value-type="float">
            <text:p>0.0410128</text:p>
          </table:table-cell>
        </table:table-row>
        <table:table-row table:style-name="ro1">
          <table:table-cell office:value-type="float" office:value="65.375" calcext:value-type="float">
            <text:p>65.375</text:p>
          </table:table-cell>
          <table:table-cell office:value-type="float" office:value="0.0404141" calcext:value-type="float">
            <text:p>0.0404141</text:p>
          </table:table-cell>
        </table:table-row>
        <table:table-row table:style-name="ro1">
          <table:table-cell office:value-type="float" office:value="65.4375" calcext:value-type="float">
            <text:p>65.4375</text:p>
          </table:table-cell>
          <table:table-cell office:value-type="float" office:value="0.0392165" calcext:value-type="float">
            <text:p>0.0392165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0.0374203" calcext:value-type="float">
            <text:p>0.0374203</text:p>
          </table:table-cell>
        </table:table-row>
        <table:table-row table:style-name="ro1">
          <table:table-cell office:value-type="float" office:value="65.5625" calcext:value-type="float">
            <text:p>65.5625</text:p>
          </table:table-cell>
          <table:table-cell office:value-type="float" office:value="0.0350253" calcext:value-type="float">
            <text:p>0.0350253</text:p>
          </table:table-cell>
        </table:table-row>
        <table:table-row table:style-name="ro1">
          <table:table-cell office:value-type="float" office:value="65.625" calcext:value-type="float">
            <text:p>65.625</text:p>
          </table:table-cell>
          <table:table-cell office:value-type="float" office:value="0.0320315" calcext:value-type="float">
            <text:p>0.0320315</text:p>
          </table:table-cell>
        </table:table-row>
        <table:table-row table:style-name="ro1">
          <table:table-cell office:value-type="float" office:value="65.6875" calcext:value-type="float">
            <text:p>65.6875</text:p>
          </table:table-cell>
          <table:table-cell office:value-type="float" office:value="0.028439" calcext:value-type="float">
            <text:p>0.028439</text:p>
          </table:table-cell>
        </table:table-row>
        <table:table-row table:style-name="ro1">
          <table:table-cell office:value-type="float" office:value="65.75" calcext:value-type="float">
            <text:p>65.75</text:p>
          </table:table-cell>
          <table:table-cell office:value-type="float" office:value="0.0242477" calcext:value-type="float">
            <text:p>0.0242477</text:p>
          </table:table-cell>
        </table:table-row>
        <table:table-row table:style-name="ro1">
          <table:table-cell office:value-type="float" office:value="65.8125" calcext:value-type="float">
            <text:p>65.8125</text:p>
          </table:table-cell>
          <table:table-cell office:value-type="float" office:value="0.0194576" calcext:value-type="float">
            <text:p>0.0194576</text:p>
          </table:table-cell>
        </table:table-row>
        <table:table-row table:style-name="ro1">
          <table:table-cell office:value-type="float" office:value="65.875" calcext:value-type="float">
            <text:p>65.875</text:p>
          </table:table-cell>
          <table:table-cell office:value-type="float" office:value="0.0140688" calcext:value-type="float">
            <text:p>0.0140688</text:p>
          </table:table-cell>
        </table:table-row>
        <table:table-row table:style-name="ro1">
          <table:table-cell office:value-type="float" office:value="65.9375" calcext:value-type="float">
            <text:p>65.9375</text:p>
          </table:table-cell>
          <table:table-cell office:value-type="float" office:value="0.0080813" calcext:value-type="float">
            <text:p>0.00808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49499" calcext:value-type="float">
            <text:p>0.00149499</text:p>
          </table:table-cell>
        </table:table-row>
        <table:table-row table:style-name="ro1">
          <table:table-cell office:value-type="float" office:value="66.0625" calcext:value-type="float">
            <text:p>66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5625" calcext:value-type="float">
            <text:p>66.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625" calcext:value-type="float">
            <text:p>66.625</text:p>
          </table:table-cell>
          <table:table-cell office:value-type="float" office:value="0.00536871" calcext:value-type="float">
            <text:p>0.00536871</text:p>
          </table:table-cell>
        </table:table-row>
        <table:table-row table:style-name="ro1">
          <table:table-cell office:value-type="float" office:value="66.6875" calcext:value-type="float">
            <text:p>66.6875</text:p>
          </table:table-cell>
          <table:table-cell office:value-type="float" office:value="0.0101387" calcext:value-type="float">
            <text:p>0.0101387</text:p>
          </table:table-cell>
        </table:table-row>
        <table:table-row table:style-name="ro1">
          <table:table-cell office:value-type="float" office:value="66.75" calcext:value-type="float">
            <text:p>66.75</text:p>
          </table:table-cell>
          <table:table-cell office:value-type="float" office:value="0.0143099" calcext:value-type="float">
            <text:p>0.0143099</text:p>
          </table:table-cell>
        </table:table-row>
        <table:table-row table:style-name="ro1">
          <table:table-cell office:value-type="float" office:value="66.8125" calcext:value-type="float">
            <text:p>66.8125</text:p>
          </table:table-cell>
          <table:table-cell office:value-type="float" office:value="0.0178823" calcext:value-type="float">
            <text:p>0.0178823</text:p>
          </table:table-cell>
        </table:table-row>
        <table:table-row table:style-name="ro1">
          <table:table-cell office:value-type="float" office:value="66.875" calcext:value-type="float">
            <text:p>66.875</text:p>
          </table:table-cell>
          <table:table-cell office:value-type="float" office:value="0.020856" calcext:value-type="float">
            <text:p>0.020856</text:p>
          </table:table-cell>
        </table:table-row>
        <table:table-row table:style-name="ro1">
          <table:table-cell office:value-type="float" office:value="66.9375" calcext:value-type="float">
            <text:p>66.9375</text:p>
          </table:table-cell>
          <table:table-cell office:value-type="float" office:value="0.0232309" calcext:value-type="float">
            <text:p>0.02323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50071" calcext:value-type="float">
            <text:p>0.0250071</text:p>
          </table:table-cell>
        </table:table-row>
        <table:table-row table:style-name="ro1">
          <table:table-cell office:value-type="float" office:value="67.0625" calcext:value-type="float">
            <text:p>67.0625</text:p>
          </table:table-cell>
          <table:table-cell office:value-type="float" office:value="0.0261845" calcext:value-type="float">
            <text:p>0.0261845</text:p>
          </table:table-cell>
        </table:table-row>
        <table:table-row table:style-name="ro1">
          <table:table-cell office:value-type="float" office:value="67.125" calcext:value-type="float">
            <text:p>67.125</text:p>
          </table:table-cell>
          <table:table-cell office:value-type="float" office:value="0.0267632" calcext:value-type="float">
            <text:p>0.0267632</text:p>
          </table:table-cell>
        </table:table-row>
        <table:table-row table:style-name="ro1">
          <table:table-cell office:value-type="float" office:value="67.1875" calcext:value-type="float">
            <text:p>67.1875</text:p>
          </table:table-cell>
          <table:table-cell office:value-type="float" office:value="0.0267632" calcext:value-type="float">
            <text:p>0.0267632</text:p>
          </table:table-cell>
        </table:table-row>
        <table:table-row table:style-name="ro1">
          <table:table-cell office:value-type="float" office:value="67.25" calcext:value-type="float">
            <text:p>67.25</text:p>
          </table:table-cell>
          <table:table-cell office:value-type="float" office:value="0.0261645" calcext:value-type="float">
            <text:p>0.0261645</text:p>
          </table:table-cell>
        </table:table-row>
        <table:table-row table:style-name="ro1">
          <table:table-cell office:value-type="float" office:value="67.3125" calcext:value-type="float">
            <text:p>67.3125</text:p>
          </table:table-cell>
          <table:table-cell office:value-type="float" office:value="0.0249669" calcext:value-type="float">
            <text:p>0.0249669</text:p>
          </table:table-cell>
        </table:table-row>
        <table:table-row table:style-name="ro1">
          <table:table-cell office:value-type="float" office:value="67.375" calcext:value-type="float">
            <text:p>67.375</text:p>
          </table:table-cell>
          <table:table-cell office:value-type="float" office:value="0.0231707" calcext:value-type="float">
            <text:p>0.0231707</text:p>
          </table:table-cell>
        </table:table-row>
        <table:table-row table:style-name="ro1">
          <table:table-cell office:value-type="float" office:value="67.4375" calcext:value-type="float">
            <text:p>67.4375</text:p>
          </table:table-cell>
          <table:table-cell office:value-type="float" office:value="0.0207757" calcext:value-type="float">
            <text:p>0.0207757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0.0177819" calcext:value-type="float">
            <text:p>0.0177819</text:p>
          </table:table-cell>
        </table:table-row>
        <table:table-row table:style-name="ro1">
          <table:table-cell office:value-type="float" office:value="67.5625" calcext:value-type="float">
            <text:p>67.5625</text:p>
          </table:table-cell>
          <table:table-cell office:value-type="float" office:value="0.0141894" calcext:value-type="float">
            <text:p>0.0141894</text:p>
          </table:table-cell>
        </table:table-row>
        <table:table-row table:style-name="ro1">
          <table:table-cell office:value-type="float" office:value="67.625" calcext:value-type="float">
            <text:p>67.625</text:p>
          </table:table-cell>
          <table:table-cell office:value-type="float" office:value="0.00999807" calcext:value-type="float">
            <text:p>0.00999807</text:p>
          </table:table-cell>
        </table:table-row>
        <table:table-row table:style-name="ro1">
          <table:table-cell office:value-type="float" office:value="67.6875" calcext:value-type="float">
            <text:p>67.6875</text:p>
          </table:table-cell>
          <table:table-cell office:value-type="float" office:value="0.00520803" calcext:value-type="float">
            <text:p>0.00520803</text:p>
          </table:table-cell>
        </table:table-row>
        <table:table-row table:style-name="ro1">
          <table:table-cell office:value-type="float" office:value="67.75" calcext:value-type="float">
            <text:p>6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25" calcext:value-type="float">
            <text:p>6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3125" calcext:value-type="float">
            <text:p>68.3125</text:p>
          </table:table-cell>
          <table:table-cell office:value-type="float" office:value="0.00429497" calcext:value-type="float">
            <text:p>0.00429497</text:p>
          </table:table-cell>
        </table:table-row>
        <table:table-row table:style-name="ro1">
          <table:table-cell office:value-type="float" office:value="68.375" calcext:value-type="float">
            <text:p>68.375</text:p>
          </table:table-cell>
          <table:table-cell office:value-type="float" office:value="0.00799118" calcext:value-type="float">
            <text:p>0.00799118</text:p>
          </table:table-cell>
        </table:table-row>
        <table:table-row table:style-name="ro1">
          <table:table-cell office:value-type="float" office:value="68.4375" calcext:value-type="float">
            <text:p>68.4375</text:p>
          </table:table-cell>
          <table:table-cell office:value-type="float" office:value="0.0110886" calcext:value-type="float">
            <text:p>0.0110886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0.0135873" calcext:value-type="float">
            <text:p>0.0135873</text:p>
          </table:table-cell>
        </table:table-row>
        <table:table-row table:style-name="ro1">
          <table:table-cell office:value-type="float" office:value="68.5625" calcext:value-type="float">
            <text:p>68.5625</text:p>
          </table:table-cell>
          <table:table-cell office:value-type="float" office:value="0.0154873" calcext:value-type="float">
            <text:p>0.0154873</text:p>
          </table:table-cell>
        </table:table-row>
        <table:table-row table:style-name="ro1">
          <table:table-cell office:value-type="float" office:value="68.625" calcext:value-type="float">
            <text:p>68.625</text:p>
          </table:table-cell>
          <table:table-cell office:value-type="float" office:value="0.0167885" calcext:value-type="float">
            <text:p>0.0167885</text:p>
          </table:table-cell>
        </table:table-row>
        <table:table-row table:style-name="ro1">
          <table:table-cell office:value-type="float" office:value="68.6875" calcext:value-type="float">
            <text:p>68.6875</text:p>
          </table:table-cell>
          <table:table-cell office:value-type="float" office:value="0.0174909" calcext:value-type="float">
            <text:p>0.0174909</text:p>
          </table:table-cell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0.0175946" calcext:value-type="float">
            <text:p>0.0175946</text:p>
          </table:table-cell>
        </table:table-row>
        <table:table-row table:style-name="ro1">
          <table:table-cell office:value-type="float" office:value="68.8125" calcext:value-type="float">
            <text:p>68.8125</text:p>
          </table:table-cell>
          <table:table-cell office:value-type="float" office:value="0.0175946" calcext:value-type="float">
            <text:p>0.0175946</text:p>
          </table:table-cell>
        </table:table-row>
        <table:table-row table:style-name="ro1">
          <table:table-cell office:value-type="float" office:value="68.875" calcext:value-type="float">
            <text:p>68.875</text:p>
          </table:table-cell>
          <table:table-cell office:value-type="float" office:value="0.0169958" calcext:value-type="float">
            <text:p>0.0169958</text:p>
          </table:table-cell>
        </table:table-row>
        <table:table-row table:style-name="ro1">
          <table:table-cell office:value-type="float" office:value="68.9375" calcext:value-type="float">
            <text:p>68.9375</text:p>
          </table:table-cell>
          <table:table-cell office:value-type="float" office:value="0.0157983" calcext:value-type="float">
            <text:p>0.01579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40021" calcext:value-type="float">
            <text:p>0.0140021</text:p>
          </table:table-cell>
        </table:table-row>
        <table:table-row table:style-name="ro1">
          <table:table-cell office:value-type="float" office:value="69.0625" calcext:value-type="float">
            <text:p>69.0625</text:p>
          </table:table-cell>
          <table:table-cell office:value-type="float" office:value="0.0116071" calcext:value-type="float">
            <text:p>0.0116071</text:p>
          </table:table-cell>
        </table:table-row>
        <table:table-row table:style-name="ro1">
          <table:table-cell office:value-type="float" office:value="69.125" calcext:value-type="float">
            <text:p>69.125</text:p>
          </table:table-cell>
          <table:table-cell office:value-type="float" office:value="0.00861328" calcext:value-type="float">
            <text:p>0.00861328</text:p>
          </table:table-cell>
        </table:table-row>
        <table:table-row table:style-name="ro1">
          <table:table-cell office:value-type="float" office:value="69.1875" calcext:value-type="float">
            <text:p>69.1875</text:p>
          </table:table-cell>
          <table:table-cell office:value-type="float" office:value="0.00502075" calcext:value-type="float">
            <text:p>0.00502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0:35:32.290492974</meta:creation-date>
    <dc:date>2019-11-15T11:19:57.560385760</dc:date>
    <meta:editing-duration>PT13M53S</meta:editing-duration>
    <meta:editing-cycles>4</meta:editing-cycles>
    <meta:generator>LibreOffice/6.2.8.2$Linux_X86_64 LibreOffice_project/f82ddfca21ebc1e222a662a32b25c0c9d20169ee</meta:generator>
    <meta:document-statistic meta:table-count="2" meta:cell-count="61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minimum="0" chart:maximum="6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622cm" svg:height="21.162cm" xlink:href=".." xlink:type="simple" chart:class="chart:scatter" chart:style-name="ch1">
        <chart:legend chart:legend-position="end" svg:x="35.359cm" svg:y="10.282cm" style:legend-expansion="high" chart:style-name="ch2"/>
        <chart:plot-area chart:style-name="ch3" table:cell-range-address="Sheet2.A1:Sheet2.B1024" svg:x="0.752cm" svg:y="0.423cm" svg:width="33.855cm" svg:height="20.316cm">
          <chartooo:coordinate-region svg:x="1.188cm" svg:y="0.622cm" svg:width="33.419cm" svg:height="19.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:Sheet2.B1024" chart:class="chart:scatter">
            <chart:domain table:cell-range-address="Sheet2.A1:Sheet2.A1024"/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1024</svg:desc>
                </draw:g>
              </table:table-cell>
              <table:table-cell office:value-type="float" office:value="0">
                <text:p>0</text:p>
                <draw:g>
                  <svg:desc>Sheet2.B1:Sheet2.B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124401">
                <text:p>0.124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5">
                <text:p>0.1875</text:p>
              </table:table-cell>
              <table:table-cell office:value-type="float" office:value="0.185704">
                <text:p>0.185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246407">
                <text:p>0.246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25">
                <text:p>0.3125</text:p>
              </table:table-cell>
              <table:table-cell office:value-type="float" office:value="0.306512">
                <text:p>0.306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5">
                <text:p>0.375</text:p>
              </table:table-cell>
              <table:table-cell office:value-type="float" office:value="0.366019">
                <text:p>0.366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75">
                <text:p>0.4375</text:p>
              </table:table-cell>
              <table:table-cell office:value-type="float" office:value="0.424926">
                <text:p>0.424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483235">
                <text:p>0.483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25">
                <text:p>0.5625</text:p>
              </table:table-cell>
              <table:table-cell office:value-type="float" office:value="0.540945">
                <text:p>0.540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5">
                <text:p>0.625</text:p>
              </table:table-cell>
              <table:table-cell office:value-type="float" office:value="0.598056">
                <text:p>0.598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75">
                <text:p>0.6875</text:p>
              </table:table-cell>
              <table:table-cell office:value-type="float" office:value="0.654568">
                <text:p>0.654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0.710482">
                <text:p>0.710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25">
                <text:p>0.8125</text:p>
              </table:table-cell>
              <table:table-cell office:value-type="float" office:value="0.765797">
                <text:p>0.765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5">
                <text:p>0.875</text:p>
              </table:table-cell>
              <table:table-cell office:value-type="float" office:value="0.820513">
                <text:p>0.820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75">
                <text:p>0.9375</text:p>
              </table:table-cell>
              <table:table-cell office:value-type="float" office:value="0.874631">
                <text:p>0.874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28149">
                <text:p>0.928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25">
                <text:p>1.0625</text:p>
              </table:table-cell>
              <table:table-cell office:value-type="float" office:value="0.981069">
                <text:p>0.981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25">
                <text:p>1.125</text:p>
              </table:table-cell>
              <table:table-cell office:value-type="float" office:value="1.03339">
                <text:p>1.03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875">
                <text:p>1.1875</text:p>
              </table:table-cell>
              <table:table-cell office:value-type="float" office:value="1.08511">
                <text:p>1.085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">
                <text:p>1.25</text:p>
              </table:table-cell>
              <table:table-cell office:value-type="float" office:value="1.13624">
                <text:p>1.136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125">
                <text:p>1.3125</text:p>
              </table:table-cell>
              <table:table-cell office:value-type="float" office:value="1.18676">
                <text:p>1.18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5">
                <text:p>1.375</text:p>
              </table:table-cell>
              <table:table-cell office:value-type="float" office:value="1.23669">
                <text:p>1.236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375">
                <text:p>1.4375</text:p>
              </table:table-cell>
              <table:table-cell office:value-type="float" office:value="1.28602">
                <text:p>1.28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">
                <text:p>1.5</text:p>
              </table:table-cell>
              <table:table-cell office:value-type="float" office:value="1.33474">
                <text:p>1.334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25">
                <text:p>1.5625</text:p>
              </table:table-cell>
              <table:table-cell office:value-type="float" office:value="1.38287">
                <text:p>1.38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25">
                <text:p>1.625</text:p>
              </table:table-cell>
              <table:table-cell office:value-type="float" office:value="1.4304">
                <text:p>1.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875">
                <text:p>1.6875</text:p>
              </table:table-cell>
              <table:table-cell office:value-type="float" office:value="1.47734">
                <text:p>1.47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5">
                <text:p>1.75</text:p>
              </table:table-cell>
              <table:table-cell office:value-type="float" office:value="1.52367">
                <text:p>1.523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125">
                <text:p>1.8125</text:p>
              </table:table-cell>
              <table:table-cell office:value-type="float" office:value="1.56941">
                <text:p>1.56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75">
                <text:p>1.875</text:p>
              </table:table-cell>
              <table:table-cell office:value-type="float" office:value="1.61454">
                <text:p>1.614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375">
                <text:p>1.9375</text:p>
              </table:table-cell>
              <table:table-cell office:value-type="float" office:value="1.65908">
                <text:p>1.65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.70302">
                <text:p>1.70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625">
                <text:p>2.0625</text:p>
              </table:table-cell>
              <table:table-cell office:value-type="float" office:value="1.74636">
                <text:p>1.746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25">
                <text:p>2.125</text:p>
              </table:table-cell>
              <table:table-cell office:value-type="float" office:value="1.7891">
                <text:p>1.7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875">
                <text:p>2.1875</text:p>
              </table:table-cell>
              <table:table-cell office:value-type="float" office:value="1.83124">
                <text:p>1.831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5">
                <text:p>2.25</text:p>
              </table:table-cell>
              <table:table-cell office:value-type="float" office:value="1.87278">
                <text:p>1.872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125">
                <text:p>2.3125</text:p>
              </table:table-cell>
              <table:table-cell office:value-type="float" office:value="1.91373">
                <text:p>1.913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75">
                <text:p>2.375</text:p>
              </table:table-cell>
              <table:table-cell office:value-type="float" office:value="1.95408">
                <text:p>1.95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375">
                <text:p>2.4375</text:p>
              </table:table-cell>
              <table:table-cell office:value-type="float" office:value="1.99382">
                <text:p>1.993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">
                <text:p>2.5</text:p>
              </table:table-cell>
              <table:table-cell office:value-type="float" office:value="2.03297">
                <text:p>2.03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625">
                <text:p>2.5625</text:p>
              </table:table-cell>
              <table:table-cell office:value-type="float" office:value="2.07152">
                <text:p>2.07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25">
                <text:p>2.625</text:p>
              </table:table-cell>
              <table:table-cell office:value-type="float" office:value="2.10947">
                <text:p>2.10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875">
                <text:p>2.6875</text:p>
              </table:table-cell>
              <table:table-cell office:value-type="float" office:value="2.14682">
                <text:p>2.146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5">
                <text:p>2.75</text:p>
              </table:table-cell>
              <table:table-cell office:value-type="float" office:value="2.18358">
                <text:p>2.18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125">
                <text:p>2.8125</text:p>
              </table:table-cell>
              <table:table-cell office:value-type="float" office:value="2.21973">
                <text:p>2.21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75">
                <text:p>2.875</text:p>
              </table:table-cell>
              <table:table-cell office:value-type="float" office:value="2.25529">
                <text:p>2.25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375">
                <text:p>2.9375</text:p>
              </table:table-cell>
              <table:table-cell office:value-type="float" office:value="2.29025">
                <text:p>2.290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2.3246">
                <text:p>2.32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625">
                <text:p>3.0625</text:p>
              </table:table-cell>
              <table:table-cell office:value-type="float" office:value="2.35836">
                <text:p>2.35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25">
                <text:p>3.125</text:p>
              </table:table-cell>
              <table:table-cell office:value-type="float" office:value="2.39153">
                <text:p>2.39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875">
                <text:p>3.1875</text:p>
              </table:table-cell>
              <table:table-cell office:value-type="float" office:value="2.42409">
                <text:p>2.424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5">
                <text:p>3.25</text:p>
              </table:table-cell>
              <table:table-cell office:value-type="float" office:value="2.45605">
                <text:p>2.456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125">
                <text:p>3.3125</text:p>
              </table:table-cell>
              <table:table-cell office:value-type="float" office:value="2.48742">
                <text:p>2.487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75">
                <text:p>3.375</text:p>
              </table:table-cell>
              <table:table-cell office:value-type="float" office:value="2.51818">
                <text:p>2.5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375">
                <text:p>3.4375</text:p>
              </table:table-cell>
              <table:table-cell office:value-type="float" office:value="2.54835">
                <text:p>2.548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">
                <text:p>3.5</text:p>
              </table:table-cell>
              <table:table-cell office:value-type="float" office:value="2.57792">
                <text:p>2.57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625">
                <text:p>3.5625</text:p>
              </table:table-cell>
              <table:table-cell office:value-type="float" office:value="2.60689">
                <text:p>2.60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25">
                <text:p>3.625</text:p>
              </table:table-cell>
              <table:table-cell office:value-type="float" office:value="2.63526">
                <text:p>2.635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875">
                <text:p>3.6875</text:p>
              </table:table-cell>
              <table:table-cell office:value-type="float" office:value="2.66303">
                <text:p>2.66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5">
                <text:p>3.75</text:p>
              </table:table-cell>
              <table:table-cell office:value-type="float" office:value="2.6902">
                <text:p>2.69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125">
                <text:p>3.8125</text:p>
              </table:table-cell>
              <table:table-cell office:value-type="float" office:value="2.71678">
                <text:p>2.71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75">
                <text:p>3.875</text:p>
              </table:table-cell>
              <table:table-cell office:value-type="float" office:value="2.74275">
                <text:p>2.742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375">
                <text:p>3.9375</text:p>
              </table:table-cell>
              <table:table-cell office:value-type="float" office:value="2.76813">
                <text:p>2.768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2.79291">
                <text:p>2.792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625">
                <text:p>4.0625</text:p>
              </table:table-cell>
              <table:table-cell office:value-type="float" office:value="2.81709">
                <text:p>2.817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25">
                <text:p>4.125</text:p>
              </table:table-cell>
              <table:table-cell office:value-type="float" office:value="2.84067">
                <text:p>2.84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875">
                <text:p>4.1875</text:p>
              </table:table-cell>
              <table:table-cell office:value-type="float" office:value="2.86365">
                <text:p>2.863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5">
                <text:p>4.25</text:p>
              </table:table-cell>
              <table:table-cell office:value-type="float" office:value="2.88604">
                <text:p>2.886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125">
                <text:p>4.3125</text:p>
              </table:table-cell>
              <table:table-cell office:value-type="float" office:value="2.90782">
                <text:p>2.907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75">
                <text:p>4.375</text:p>
              </table:table-cell>
              <table:table-cell office:value-type="float" office:value="2.92901">
                <text:p>2.929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375">
                <text:p>4.4375</text:p>
              </table:table-cell>
              <table:table-cell office:value-type="float" office:value="2.94959">
                <text:p>2.949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">
                <text:p>4.5</text:p>
              </table:table-cell>
              <table:table-cell office:value-type="float" office:value="2.96958">
                <text:p>2.969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625">
                <text:p>4.5625</text:p>
              </table:table-cell>
              <table:table-cell office:value-type="float" office:value="2.98897">
                <text:p>2.988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25">
                <text:p>4.625</text:p>
              </table:table-cell>
              <table:table-cell office:value-type="float" office:value="3.00776">
                <text:p>3.00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6875">
                <text:p>4.6875</text:p>
              </table:table-cell>
              <table:table-cell office:value-type="float" office:value="3.02596">
                <text:p>3.025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5">
                <text:p>4.75</text:p>
              </table:table-cell>
              <table:table-cell office:value-type="float" office:value="3.04355">
                <text:p>3.043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125">
                <text:p>4.8125</text:p>
              </table:table-cell>
              <table:table-cell office:value-type="float" office:value="3.06054">
                <text:p>3.06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75">
                <text:p>4.875</text:p>
              </table:table-cell>
              <table:table-cell office:value-type="float" office:value="3.07694">
                <text:p>3.076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375">
                <text:p>4.9375</text:p>
              </table:table-cell>
              <table:table-cell office:value-type="float" office:value="3.09274">
                <text:p>3.092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3.10793">
                <text:p>3.107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625">
                <text:p>5.0625</text:p>
              </table:table-cell>
              <table:table-cell office:value-type="float" office:value="3.12253">
                <text:p>3.122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25">
                <text:p>5.125</text:p>
              </table:table-cell>
              <table:table-cell office:value-type="float" office:value="3.13654">
                <text:p>3.136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1875">
                <text:p>5.1875</text:p>
              </table:table-cell>
              <table:table-cell office:value-type="float" office:value="3.14994">
                <text:p>3.149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5">
                <text:p>5.25</text:p>
              </table:table-cell>
              <table:table-cell office:value-type="float" office:value="3.16274">
                <text:p>3.162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125">
                <text:p>5.3125</text:p>
              </table:table-cell>
              <table:table-cell office:value-type="float" office:value="3.17495">
                <text:p>3.17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75">
                <text:p>5.375</text:p>
              </table:table-cell>
              <table:table-cell office:value-type="float" office:value="3.18655">
                <text:p>3.18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375">
                <text:p>5.4375</text:p>
              </table:table-cell>
              <table:table-cell office:value-type="float" office:value="3.19756">
                <text:p>3.197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">
                <text:p>5.5</text:p>
              </table:table-cell>
              <table:table-cell office:value-type="float" office:value="3.20797">
                <text:p>3.207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625">
                <text:p>5.5625</text:p>
              </table:table-cell>
              <table:table-cell office:value-type="float" office:value="3.21778">
                <text:p>3.21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625">
                <text:p>5.625</text:p>
              </table:table-cell>
              <table:table-cell office:value-type="float" office:value="3.22699">
                <text:p>3.226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6875">
                <text:p>5.6875</text:p>
              </table:table-cell>
              <table:table-cell office:value-type="float" office:value="3.2356">
                <text:p>3.2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5">
                <text:p>5.75</text:p>
              </table:table-cell>
              <table:table-cell office:value-type="float" office:value="3.24361">
                <text:p>3.243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125">
                <text:p>5.8125</text:p>
              </table:table-cell>
              <table:table-cell office:value-type="float" office:value="3.25103">
                <text:p>3.25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875">
                <text:p>5.875</text:p>
              </table:table-cell>
              <table:table-cell office:value-type="float" office:value="3.25784">
                <text:p>3.257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375">
                <text:p>5.9375</text:p>
              </table:table-cell>
              <table:table-cell office:value-type="float" office:value="3.26406">
                <text:p>3.264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3.26968">
                <text:p>3.26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625">
                <text:p>6.0625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25">
                <text:p>6.125</text:p>
              </table:table-cell>
              <table:table-cell office:value-type="float" office:value="3.27912">
                <text:p>3.27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1875">
                <text:p>6.1875</text:p>
              </table:table-cell>
              <table:table-cell office:value-type="float" office:value="3.28294">
                <text:p>3.282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5">
                <text:p>6.25</text:p>
              </table:table-cell>
              <table:table-cell office:value-type="float" office:value="3.28616">
                <text:p>3.286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3125">
                <text:p>6.3125</text:p>
              </table:table-cell>
              <table:table-cell office:value-type="float" office:value="3.28879">
                <text:p>3.288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375">
                <text:p>6.375</text:p>
              </table:table-cell>
              <table:table-cell office:value-type="float" office:value="3.29081">
                <text:p>3.290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375">
                <text:p>6.4375</text:p>
              </table:table-cell>
              <table:table-cell office:value-type="float" office:value="3.29224">
                <text:p>3.292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5">
                <text:p>6.5</text:p>
              </table:table-cell>
              <table:table-cell office:value-type="float" office:value="3.29307">
                <text:p>3.293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5625">
                <text:p>6.5625</text:p>
              </table:table-cell>
              <table:table-cell office:value-type="float" office:value="3.2933">
                <text:p>3.29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625">
                <text:p>6.625</text:p>
              </table:table-cell>
              <table:table-cell office:value-type="float" office:value="3.2933">
                <text:p>3.29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6875">
                <text:p>6.6875</text:p>
              </table:table-cell>
              <table:table-cell office:value-type="float" office:value="3.2927">
                <text:p>3.29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75">
                <text:p>6.75</text:p>
              </table:table-cell>
              <table:table-cell office:value-type="float" office:value="3.2915">
                <text:p>3.29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125">
                <text:p>6.8125</text:p>
              </table:table-cell>
              <table:table-cell office:value-type="float" office:value="3.28971">
                <text:p>3.289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875">
                <text:p>6.875</text:p>
              </table:table-cell>
              <table:table-cell office:value-type="float" office:value="3.28731">
                <text:p>3.287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9375">
                <text:p>6.9375</text:p>
              </table:table-cell>
              <table:table-cell office:value-type="float" office:value="3.28432">
                <text:p>3.28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3.28072">
                <text:p>3.280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0625">
                <text:p>7.0625</text:p>
              </table:table-cell>
              <table:table-cell office:value-type="float" office:value="3.27653">
                <text:p>3.276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25">
                <text:p>7.125</text:p>
              </table:table-cell>
              <table:table-cell office:value-type="float" office:value="3.27174">
                <text:p>3.271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1875">
                <text:p>7.1875</text:p>
              </table:table-cell>
              <table:table-cell office:value-type="float" office:value="3.26635">
                <text:p>3.266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25">
                <text:p>7.25</text:p>
              </table:table-cell>
              <table:table-cell office:value-type="float" office:value="3.26037">
                <text:p>3.260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125">
                <text:p>7.3125</text:p>
              </table:table-cell>
              <table:table-cell office:value-type="float" office:value="3.25378">
                <text:p>3.253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75">
                <text:p>7.375</text:p>
              </table:table-cell>
              <table:table-cell office:value-type="float" office:value="3.2466">
                <text:p>3.24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4375">
                <text:p>7.4375</text:p>
              </table:table-cell>
              <table:table-cell office:value-type="float" office:value="3.23881">
                <text:p>3.238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5">
                <text:p>7.5</text:p>
              </table:table-cell>
              <table:table-cell office:value-type="float" office:value="3.23043">
                <text:p>3.23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625">
                <text:p>7.5625</text:p>
              </table:table-cell>
              <table:table-cell office:value-type="float" office:value="3.22145">
                <text:p>3.221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625">
                <text:p>7.625</text:p>
              </table:table-cell>
              <table:table-cell office:value-type="float" office:value="3.21187">
                <text:p>3.211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6875">
                <text:p>7.6875</text:p>
              </table:table-cell>
              <table:table-cell office:value-type="float" office:value="3.20169">
                <text:p>3.201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75">
                <text:p>7.75</text:p>
              </table:table-cell>
              <table:table-cell office:value-type="float" office:value="3.19091">
                <text:p>3.190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125">
                <text:p>7.8125</text:p>
              </table:table-cell>
              <table:table-cell office:value-type="float" office:value="3.17953">
                <text:p>3.179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75">
                <text:p>7.875</text:p>
              </table:table-cell>
              <table:table-cell office:value-type="float" office:value="3.16756">
                <text:p>3.167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9375">
                <text:p>7.9375</text:p>
              </table:table-cell>
              <table:table-cell office:value-type="float" office:value="3.15499">
                <text:p>3.154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3.14181">
                <text:p>3.141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0625">
                <text:p>8.0625</text:p>
              </table:table-cell>
              <table:table-cell office:value-type="float" office:value="3.12804">
                <text:p>3.128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125">
                <text:p>8.125</text:p>
              </table:table-cell>
              <table:table-cell office:value-type="float" office:value="3.11367">
                <text:p>3.113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875">
                <text:p>8.1875</text:p>
              </table:table-cell>
              <table:table-cell office:value-type="float" office:value="3.0987">
                <text:p>3.09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25">
                <text:p>8.25</text:p>
              </table:table-cell>
              <table:table-cell office:value-type="float" office:value="3.08314">
                <text:p>3.083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3125">
                <text:p>8.3125</text:p>
              </table:table-cell>
              <table:table-cell office:value-type="float" office:value="3.06697">
                <text:p>3.066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375">
                <text:p>8.375</text:p>
              </table:table-cell>
              <table:table-cell office:value-type="float" office:value="3.0502">
                <text:p>3.05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4375">
                <text:p>8.4375</text:p>
              </table:table-cell>
              <table:table-cell office:value-type="float" office:value="3.03284">
                <text:p>3.032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5">
                <text:p>8.5</text:p>
              </table:table-cell>
              <table:table-cell office:value-type="float" office:value="3.01488">
                <text:p>3.014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5625">
                <text:p>8.5625</text:p>
              </table:table-cell>
              <table:table-cell office:value-type="float" office:value="2.99632">
                <text:p>2.996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625">
                <text:p>8.625</text:p>
              </table:table-cell>
              <table:table-cell office:value-type="float" office:value="2.97716">
                <text:p>2.977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6875">
                <text:p>8.6875</text:p>
              </table:table-cell>
              <table:table-cell office:value-type="float" office:value="2.9574">
                <text:p>2.95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75">
                <text:p>8.75</text:p>
              </table:table-cell>
              <table:table-cell office:value-type="float" office:value="2.93704">
                <text:p>2.937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8125">
                <text:p>8.8125</text:p>
              </table:table-cell>
              <table:table-cell office:value-type="float" office:value="2.91608">
                <text:p>2.916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875">
                <text:p>8.875</text:p>
              </table:table-cell>
              <table:table-cell office:value-type="float" office:value="2.89453">
                <text:p>2.894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9375">
                <text:p>8.9375</text:p>
              </table:table-cell>
              <table:table-cell office:value-type="float" office:value="2.87237">
                <text:p>2.872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2.84962">
                <text:p>2.849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0625">
                <text:p>9.0625</text:p>
              </table:table-cell>
              <table:table-cell office:value-type="float" office:value="2.82627">
                <text:p>2.826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125">
                <text:p>9.125</text:p>
              </table:table-cell>
              <table:table-cell office:value-type="float" office:value="2.80232">
                <text:p>2.802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1875">
                <text:p>9.1875</text:p>
              </table:table-cell>
              <table:table-cell office:value-type="float" office:value="2.77777">
                <text:p>2.777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25">
                <text:p>9.25</text:p>
              </table:table-cell>
              <table:table-cell office:value-type="float" office:value="2.75262">
                <text:p>2.752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3125">
                <text:p>9.3125</text:p>
              </table:table-cell>
              <table:table-cell office:value-type="float" office:value="2.72688">
                <text:p>2.72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375">
                <text:p>9.375</text:p>
              </table:table-cell>
              <table:table-cell office:value-type="float" office:value="2.70053">
                <text:p>2.700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4375">
                <text:p>9.4375</text:p>
              </table:table-cell>
              <table:table-cell office:value-type="float" office:value="2.67359">
                <text:p>2.673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5">
                <text:p>9.5</text:p>
              </table:table-cell>
              <table:table-cell office:value-type="float" office:value="2.64604">
                <text:p>2.64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5625">
                <text:p>9.5625</text:p>
              </table:table-cell>
              <table:table-cell office:value-type="float" office:value="2.6179">
                <text:p>2.61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625">
                <text:p>9.625</text:p>
              </table:table-cell>
              <table:table-cell office:value-type="float" office:value="2.58916">
                <text:p>2.589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6875">
                <text:p>9.6875</text:p>
              </table:table-cell>
              <table:table-cell office:value-type="float" office:value="2.55982">
                <text:p>2.559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75">
                <text:p>9.75</text:p>
              </table:table-cell>
              <table:table-cell office:value-type="float" office:value="2.52989">
                <text:p>2.529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8125">
                <text:p>9.8125</text:p>
              </table:table-cell>
              <table:table-cell office:value-type="float" office:value="2.49935">
                <text:p>2.499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875">
                <text:p>9.875</text:p>
              </table:table-cell>
              <table:table-cell office:value-type="float" office:value="2.46821">
                <text:p>2.468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9375">
                <text:p>9.9375</text:p>
              </table:table-cell>
              <table:table-cell office:value-type="float" office:value="2.43648">
                <text:p>2.436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2.40415">
                <text:p>2.404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0625">
                <text:p>10.0625</text:p>
              </table:table-cell>
              <table:table-cell office:value-type="float" office:value="2.37122">
                <text:p>2.371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125">
                <text:p>10.125</text:p>
              </table:table-cell>
              <table:table-cell office:value-type="float" office:value="2.33769">
                <text:p>2.337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1875">
                <text:p>10.1875</text:p>
              </table:table-cell>
              <table:table-cell office:value-type="float" office:value="2.30356">
                <text:p>2.30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25">
                <text:p>10.25</text:p>
              </table:table-cell>
              <table:table-cell office:value-type="float" office:value="2.26883">
                <text:p>2.268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3125">
                <text:p>10.3125</text:p>
              </table:table-cell>
              <table:table-cell office:value-type="float" office:value="2.2335">
                <text:p>2.23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375">
                <text:p>10.375</text:p>
              </table:table-cell>
              <table:table-cell office:value-type="float" office:value="2.19758">
                <text:p>2.197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4375">
                <text:p>10.4375</text:p>
              </table:table-cell>
              <table:table-cell office:value-type="float" office:value="2.16105">
                <text:p>2.16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5">
                <text:p>10.5</text:p>
              </table:table-cell>
              <table:table-cell office:value-type="float" office:value="2.12393">
                <text:p>2.123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5625">
                <text:p>10.5625</text:p>
              </table:table-cell>
              <table:table-cell office:value-type="float" office:value="2.08621">
                <text:p>2.086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625">
                <text:p>10.625</text:p>
              </table:table-cell>
              <table:table-cell office:value-type="float" office:value="2.04789">
                <text:p>2.047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6875">
                <text:p>10.6875</text:p>
              </table:table-cell>
              <table:table-cell office:value-type="float" office:value="2.00897">
                <text:p>2.008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75">
                <text:p>10.75</text:p>
              </table:table-cell>
              <table:table-cell office:value-type="float" office:value="1.96945">
                <text:p>1.969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8125">
                <text:p>10.8125</text:p>
              </table:table-cell>
              <table:table-cell office:value-type="float" office:value="1.92933">
                <text:p>1.929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75">
                <text:p>10.875</text:p>
              </table:table-cell>
              <table:table-cell office:value-type="float" office:value="1.88862">
                <text:p>1.888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9375">
                <text:p>10.9375</text:p>
              </table:table-cell>
              <table:table-cell office:value-type="float" office:value="1.84731">
                <text:p>1.847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1.80539">
                <text:p>1.805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0625">
                <text:p>11.0625</text:p>
              </table:table-cell>
              <table:table-cell office:value-type="float" office:value="1.76288">
                <text:p>1.762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125">
                <text:p>11.125</text:p>
              </table:table-cell>
              <table:table-cell office:value-type="float" office:value="1.71977">
                <text:p>1.71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1875">
                <text:p>11.1875</text:p>
              </table:table-cell>
              <table:table-cell office:value-type="float" office:value="1.67606">
                <text:p>1.676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25">
                <text:p>11.25</text:p>
              </table:table-cell>
              <table:table-cell office:value-type="float" office:value="1.63175">
                <text:p>1.631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3125">
                <text:p>11.3125</text:p>
              </table:table-cell>
              <table:table-cell office:value-type="float" office:value="1.58685">
                <text:p>1.586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375">
                <text:p>11.375</text:p>
              </table:table-cell>
              <table:table-cell office:value-type="float" office:value="1.54134">
                <text:p>1.54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4375">
                <text:p>11.4375</text:p>
              </table:table-cell>
              <table:table-cell office:value-type="float" office:value="1.49524">
                <text:p>1.495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5">
                <text:p>11.5</text:p>
              </table:table-cell>
              <table:table-cell office:value-type="float" office:value="1.44853">
                <text:p>1.448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5625">
                <text:p>11.5625</text:p>
              </table:table-cell>
              <table:table-cell office:value-type="float" office:value="1.40123">
                <text:p>1.401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625">
                <text:p>11.625</text:p>
              </table:table-cell>
              <table:table-cell office:value-type="float" office:value="1.35333">
                <text:p>1.35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6875">
                <text:p>11.6875</text:p>
              </table:table-cell>
              <table:table-cell office:value-type="float" office:value="1.30483">
                <text:p>1.30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75">
                <text:p>11.75</text:p>
              </table:table-cell>
              <table:table-cell office:value-type="float" office:value="1.25574">
                <text:p>1.255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8125">
                <text:p>11.8125</text:p>
              </table:table-cell>
              <table:table-cell office:value-type="float" office:value="1.20604">
                <text:p>1.206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875">
                <text:p>11.875</text:p>
              </table:table-cell>
              <table:table-cell office:value-type="float" office:value="1.15574">
                <text:p>1.155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9375">
                <text:p>11.9375</text:p>
              </table:table-cell>
              <table:table-cell office:value-type="float" office:value="1.10485">
                <text:p>1.104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1.05336">
                <text:p>1.053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.0625">
                <text:p>12.0625</text:p>
              </table:table-cell>
              <table:table-cell office:value-type="float" office:value="1.00126">
                <text:p>1.00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125">
                <text:p>12.125</text:p>
              </table:table-cell>
              <table:table-cell office:value-type="float" office:value="0.948574">
                <text:p>0.9485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1875">
                <text:p>12.1875</text:p>
              </table:table-cell>
              <table:table-cell office:value-type="float" office:value="0.895285">
                <text:p>0.8952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25">
                <text:p>12.25</text:p>
              </table:table-cell>
              <table:table-cell office:value-type="float" office:value="0.841397">
                <text:p>0.8413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3125">
                <text:p>12.3125</text:p>
              </table:table-cell>
              <table:table-cell office:value-type="float" office:value="0.78691">
                <text:p>0.786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375">
                <text:p>12.375</text:p>
              </table:table-cell>
              <table:table-cell office:value-type="float" office:value="0.731825">
                <text:p>0.7318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4375">
                <text:p>12.4375</text:p>
              </table:table-cell>
              <table:table-cell office:value-type="float" office:value="0.676141">
                <text:p>0.6761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5">
                <text:p>12.5</text:p>
              </table:table-cell>
              <table:table-cell office:value-type="float" office:value="0.619858">
                <text:p>0.6198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5625">
                <text:p>12.5625</text:p>
              </table:table-cell>
              <table:table-cell office:value-type="float" office:value="0.562976">
                <text:p>0.5629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625">
                <text:p>12.625</text:p>
              </table:table-cell>
              <table:table-cell office:value-type="float" office:value="0.505496">
                <text:p>0.5054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6875">
                <text:p>12.6875</text:p>
              </table:table-cell>
              <table:table-cell office:value-type="float" office:value="0.447416">
                <text:p>0.4474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75">
                <text:p>12.75</text:p>
              </table:table-cell>
              <table:table-cell office:value-type="float" office:value="0.388738">
                <text:p>0.3887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8125">
                <text:p>12.8125</text:p>
              </table:table-cell>
              <table:table-cell office:value-type="float" office:value="0.329462">
                <text:p>0.3294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875">
                <text:p>12.875</text:p>
              </table:table-cell>
              <table:table-cell office:value-type="float" office:value="0.269586">
                <text:p>0.2695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9375">
                <text:p>12.9375</text:p>
              </table:table-cell>
              <table:table-cell office:value-type="float" office:value="0.209112">
                <text:p>0.2091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">
                <text:p>13</text:p>
              </table:table-cell>
              <table:table-cell office:value-type="float" office:value="0.148039">
                <text:p>0.1480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0625">
                <text:p>13.0625</text:p>
              </table:table-cell>
              <table:table-cell office:value-type="float" office:value="0.0863672">
                <text:p>0.08636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125">
                <text:p>13.125</text:p>
              </table:table-cell>
              <table:table-cell office:value-type="float" office:value="0.0240967">
                <text:p>0.02409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1875">
                <text:p>1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6875">
                <text:p>1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75">
                <text:p>13.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8125">
                <text:p>13.8125</text:p>
              </table:table-cell>
              <table:table-cell office:value-type="float" office:value="0.0994012">
                <text:p>0.09940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875">
                <text:p>13.875</text:p>
              </table:table-cell>
              <table:table-cell office:value-type="float" office:value="0.148204">
                <text:p>0.1482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9375">
                <text:p>13.9375</text:p>
              </table:table-cell>
              <table:table-cell office:value-type="float" office:value="0.196407">
                <text:p>0.1964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">
                <text:p>14</text:p>
              </table:table-cell>
              <table:table-cell office:value-type="float" office:value="0.244012">
                <text:p>0.2440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0625">
                <text:p>14.0625</text:p>
              </table:table-cell>
              <table:table-cell office:value-type="float" office:value="0.291019">
                <text:p>0.2910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125">
                <text:p>14.125</text:p>
              </table:table-cell>
              <table:table-cell office:value-type="float" office:value="0.337426">
                <text:p>0.3374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1875">
                <text:p>14.1875</text:p>
              </table:table-cell>
              <table:table-cell office:value-type="float" office:value="0.383235">
                <text:p>0.3832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25">
                <text:p>14.25</text:p>
              </table:table-cell>
              <table:table-cell office:value-type="float" office:value="0.428445">
                <text:p>0.4284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3125">
                <text:p>14.3125</text:p>
              </table:table-cell>
              <table:table-cell office:value-type="float" office:value="0.473056">
                <text:p>0.4730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375">
                <text:p>14.375</text:p>
              </table:table-cell>
              <table:table-cell office:value-type="float" office:value="0.517068">
                <text:p>0.5170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4375">
                <text:p>14.4375</text:p>
              </table:table-cell>
              <table:table-cell office:value-type="float" office:value="0.560482">
                <text:p>0.5604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5">
                <text:p>14.5</text:p>
              </table:table-cell>
              <table:table-cell office:value-type="float" office:value="0.603297">
                <text:p>0.6032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5625">
                <text:p>14.5625</text:p>
              </table:table-cell>
              <table:table-cell office:value-type="float" office:value="0.645513">
                <text:p>0.6455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625">
                <text:p>14.625</text:p>
              </table:table-cell>
              <table:table-cell office:value-type="float" office:value="0.687131">
                <text:p>0.6871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6875">
                <text:p>14.6875</text:p>
              </table:table-cell>
              <table:table-cell office:value-type="float" office:value="0.728149">
                <text:p>0.7281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75">
                <text:p>14.75</text:p>
              </table:table-cell>
              <table:table-cell office:value-type="float" office:value="0.768569">
                <text:p>0.7685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.8125">
                <text:p>14.8125</text:p>
              </table:table-cell>
              <table:table-cell office:value-type="float" office:value="0.808391">
                <text:p>0.8083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875">
                <text:p>14.875</text:p>
              </table:table-cell>
              <table:table-cell office:value-type="float" office:value="0.847613">
                <text:p>0.8476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9375">
                <text:p>14.9375</text:p>
              </table:table-cell>
              <table:table-cell office:value-type="float" office:value="0.886237">
                <text:p>0.8862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">
                <text:p>15</text:p>
              </table:table-cell>
              <table:table-cell office:value-type="float" office:value="0.924261">
                <text:p>0.9242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0625">
                <text:p>15.0625</text:p>
              </table:table-cell>
              <table:table-cell office:value-type="float" office:value="0.961688">
                <text:p>0.9616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125">
                <text:p>15.125</text:p>
              </table:table-cell>
              <table:table-cell office:value-type="float" office:value="0.998515">
                <text:p>0.9985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1875">
                <text:p>15.1875</text:p>
              </table:table-cell>
              <table:table-cell office:value-type="float" office:value="1.03474">
                <text:p>1.034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25">
                <text:p>15.25</text:p>
              </table:table-cell>
              <table:table-cell office:value-type="float" office:value="1.07037">
                <text:p>1.070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3125">
                <text:p>15.3125</text:p>
              </table:table-cell>
              <table:table-cell office:value-type="float" office:value="1.1054">
                <text:p>1.10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375">
                <text:p>15.375</text:p>
              </table:table-cell>
              <table:table-cell office:value-type="float" office:value="1.13984">
                <text:p>1.139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4375">
                <text:p>15.4375</text:p>
              </table:table-cell>
              <table:table-cell office:value-type="float" office:value="1.17367">
                <text:p>1.173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5">
                <text:p>15.5</text:p>
              </table:table-cell>
              <table:table-cell office:value-type="float" office:value="1.20691">
                <text:p>1.206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5625">
                <text:p>15.5625</text:p>
              </table:table-cell>
              <table:table-cell office:value-type="float" office:value="1.23954">
                <text:p>1.239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625">
                <text:p>15.625</text:p>
              </table:table-cell>
              <table:table-cell office:value-type="float" office:value="1.27158">
                <text:p>1.271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6875">
                <text:p>15.6875</text:p>
              </table:table-cell>
              <table:table-cell office:value-type="float" office:value="1.30302">
                <text:p>1.303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75">
                <text:p>15.75</text:p>
              </table:table-cell>
              <table:table-cell office:value-type="float" office:value="1.33386">
                <text:p>1.333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8125">
                <text:p>15.8125</text:p>
              </table:table-cell>
              <table:table-cell office:value-type="float" office:value="1.3641">
                <text:p>1.36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875">
                <text:p>15.875</text:p>
              </table:table-cell>
              <table:table-cell office:value-type="float" office:value="1.39374">
                <text:p>1.393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9375">
                <text:p>15.9375</text:p>
              </table:table-cell>
              <table:table-cell office:value-type="float" office:value="1.42278">
                <text:p>1.422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">
                <text:p>16</text:p>
              </table:table-cell>
              <table:table-cell office:value-type="float" office:value="1.45123">
                <text:p>1.45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0625">
                <text:p>16.0625</text:p>
              </table:table-cell>
              <table:table-cell office:value-type="float" office:value="1.47908">
                <text:p>1.479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125">
                <text:p>16.125</text:p>
              </table:table-cell>
              <table:table-cell office:value-type="float" office:value="1.50632">
                <text:p>1.506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1875">
                <text:p>16.1875</text:p>
              </table:table-cell>
              <table:table-cell office:value-type="float" office:value="1.53297">
                <text:p>1.532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25">
                <text:p>16.25</text:p>
              </table:table-cell>
              <table:table-cell office:value-type="float" office:value="1.55902">
                <text:p>1.559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3125">
                <text:p>16.3125</text:p>
              </table:table-cell>
              <table:table-cell office:value-type="float" office:value="1.58447">
                <text:p>1.584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375">
                <text:p>16.375</text:p>
              </table:table-cell>
              <table:table-cell office:value-type="float" office:value="1.60932">
                <text:p>1.609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4375">
                <text:p>16.4375</text:p>
              </table:table-cell>
              <table:table-cell office:value-type="float" office:value="1.63358">
                <text:p>1.633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5">
                <text:p>16.5</text:p>
              </table:table-cell>
              <table:table-cell office:value-type="float" office:value="1.65723">
                <text:p>1.657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5625">
                <text:p>16.5625</text:p>
              </table:table-cell>
              <table:table-cell office:value-type="float" office:value="1.68029">
                <text:p>1.680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625">
                <text:p>16.625</text:p>
              </table:table-cell>
              <table:table-cell office:value-type="float" office:value="1.70275">
                <text:p>1.702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6875">
                <text:p>16.6875</text:p>
              </table:table-cell>
              <table:table-cell office:value-type="float" office:value="1.7246">
                <text:p>1.72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75">
                <text:p>16.75</text:p>
              </table:table-cell>
              <table:table-cell office:value-type="float" office:value="1.74586">
                <text:p>1.745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8125">
                <text:p>16.8125</text:p>
              </table:table-cell>
              <table:table-cell office:value-type="float" office:value="1.76653">
                <text:p>1.766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875">
                <text:p>16.875</text:p>
              </table:table-cell>
              <table:table-cell office:value-type="float" office:value="1.78659">
                <text:p>1.786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9375">
                <text:p>16.9375</text:p>
              </table:table-cell>
              <table:table-cell office:value-type="float" office:value="1.80605">
                <text:p>1.806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">
                <text:p>17</text:p>
              </table:table-cell>
              <table:table-cell office:value-type="float" office:value="1.82492">
                <text:p>1.824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.0625">
                <text:p>17.0625</text:p>
              </table:table-cell>
              <table:table-cell office:value-type="float" office:value="1.84318">
                <text:p>1.843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125">
                <text:p>17.125</text:p>
              </table:table-cell>
              <table:table-cell office:value-type="float" office:value="1.86085">
                <text:p>1.860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1875">
                <text:p>17.1875</text:p>
              </table:table-cell>
              <table:table-cell office:value-type="float" office:value="1.87792">
                <text:p>1.877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25">
                <text:p>17.25</text:p>
              </table:table-cell>
              <table:table-cell office:value-type="float" office:value="1.89439">
                <text:p>1.894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3125">
                <text:p>17.3125</text:p>
              </table:table-cell>
              <table:table-cell office:value-type="float" office:value="1.91026">
                <text:p>1.910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375">
                <text:p>17.375</text:p>
              </table:table-cell>
              <table:table-cell office:value-type="float" office:value="1.92553">
                <text:p>1.925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4375">
                <text:p>17.4375</text:p>
              </table:table-cell>
              <table:table-cell office:value-type="float" office:value="1.9402">
                <text:p>1.94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5">
                <text:p>17.5</text:p>
              </table:table-cell>
              <table:table-cell office:value-type="float" office:value="1.95428">
                <text:p>1.954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5625">
                <text:p>17.5625</text:p>
              </table:table-cell>
              <table:table-cell office:value-type="float" office:value="1.96775">
                <text:p>1.967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625">
                <text:p>17.625</text:p>
              </table:table-cell>
              <table:table-cell office:value-type="float" office:value="1.98063">
                <text:p>1.980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6875">
                <text:p>17.6875</text:p>
              </table:table-cell>
              <table:table-cell office:value-type="float" office:value="1.99291">
                <text:p>1.992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75">
                <text:p>17.75</text:p>
              </table:table-cell>
              <table:table-cell office:value-type="float" office:value="2.00459">
                <text:p>2.004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8125">
                <text:p>17.8125</text:p>
              </table:table-cell>
              <table:table-cell office:value-type="float" office:value="2.01567">
                <text:p>2.015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875">
                <text:p>17.875</text:p>
              </table:table-cell>
              <table:table-cell office:value-type="float" office:value="2.02615">
                <text:p>2.026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9375">
                <text:p>17.9375</text:p>
              </table:table-cell>
              <table:table-cell office:value-type="float" office:value="2.03604">
                <text:p>2.036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">
                <text:p>18</text:p>
              </table:table-cell>
              <table:table-cell office:value-type="float" office:value="2.04532">
                <text:p>2.045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0625">
                <text:p>18.0625</text:p>
              </table:table-cell>
              <table:table-cell office:value-type="float" office:value="2.05401">
                <text:p>2.054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125">
                <text:p>18.125</text:p>
              </table:table-cell>
              <table:table-cell office:value-type="float" office:value="2.06209">
                <text:p>2.062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1875">
                <text:p>18.1875</text:p>
              </table:table-cell>
              <table:table-cell office:value-type="float" office:value="2.06958">
                <text:p>2.069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25">
                <text:p>18.25</text:p>
              </table:table-cell>
              <table:table-cell office:value-type="float" office:value="2.07647">
                <text:p>2.076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3125">
                <text:p>18.3125</text:p>
              </table:table-cell>
              <table:table-cell office:value-type="float" office:value="2.08276">
                <text:p>2.082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375">
                <text:p>18.375</text:p>
              </table:table-cell>
              <table:table-cell office:value-type="float" office:value="2.08846">
                <text:p>2.088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4375">
                <text:p>18.4375</text:p>
              </table:table-cell>
              <table:table-cell office:value-type="float" office:value="2.09355">
                <text:p>2.093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5">
                <text:p>18.5</text:p>
              </table:table-cell>
              <table:table-cell office:value-type="float" office:value="2.09804">
                <text:p>2.098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5625">
                <text:p>18.5625</text:p>
              </table:table-cell>
              <table:table-cell office:value-type="float" office:value="2.10194">
                <text:p>2.101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625">
                <text:p>18.625</text:p>
              </table:table-cell>
              <table:table-cell office:value-type="float" office:value="2.10524">
                <text:p>2.105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6875">
                <text:p>18.6875</text:p>
              </table:table-cell>
              <table:table-cell office:value-type="float" office:value="2.10793">
                <text:p>2.107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.75">
                <text:p>18.75</text:p>
              </table:table-cell>
              <table:table-cell office:value-type="float" office:value="2.11003">
                <text:p>2.110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.8125">
                <text:p>18.8125</text:p>
              </table:table-cell>
              <table:table-cell office:value-type="float" office:value="2.11154">
                <text:p>2.111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875">
                <text:p>18.875</text:p>
              </table:table-cell>
              <table:table-cell office:value-type="float" office:value="2.11244">
                <text:p>2.112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.9375">
                <text:p>18.9375</text:p>
              </table:table-cell>
              <table:table-cell office:value-type="float" office:value="2.11274">
                <text:p>2.112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  <table:table-cell office:value-type="float" office:value="2.11274">
                <text:p>2.112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0625">
                <text:p>19.0625</text:p>
              </table:table-cell>
              <table:table-cell office:value-type="float" office:value="2.11214">
                <text:p>2.112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.125">
                <text:p>19.125</text:p>
              </table:table-cell>
              <table:table-cell office:value-type="float" office:value="2.11094">
                <text:p>2.110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.1875">
                <text:p>19.1875</text:p>
              </table:table-cell>
              <table:table-cell office:value-type="float" office:value="2.10915">
                <text:p>2.109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25">
                <text:p>19.25</text:p>
              </table:table-cell>
              <table:table-cell office:value-type="float" office:value="2.10675">
                <text:p>2.106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3125">
                <text:p>19.3125</text:p>
              </table:table-cell>
              <table:table-cell office:value-type="float" office:value="2.10376">
                <text:p>2.103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375">
                <text:p>19.375</text:p>
              </table:table-cell>
              <table:table-cell office:value-type="float" office:value="2.10017">
                <text:p>2.100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4375">
                <text:p>19.4375</text:p>
              </table:table-cell>
              <table:table-cell office:value-type="float" office:value="2.09598">
                <text:p>2.095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5">
                <text:p>19.5</text:p>
              </table:table-cell>
              <table:table-cell office:value-type="float" office:value="2.09119">
                <text:p>2.091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.5625">
                <text:p>19.5625</text:p>
              </table:table-cell>
              <table:table-cell office:value-type="float" office:value="2.0858">
                <text:p>2.08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.625">
                <text:p>19.625</text:p>
              </table:table-cell>
              <table:table-cell office:value-type="float" office:value="2.07981">
                <text:p>2.079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6875">
                <text:p>19.6875</text:p>
              </table:table-cell>
              <table:table-cell office:value-type="float" office:value="2.07322">
                <text:p>2.073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.75">
                <text:p>19.75</text:p>
              </table:table-cell>
              <table:table-cell office:value-type="float" office:value="2.06604">
                <text:p>2.066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.8125">
                <text:p>19.8125</text:p>
              </table:table-cell>
              <table:table-cell office:value-type="float" office:value="2.05825">
                <text:p>2.058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.875">
                <text:p>19.875</text:p>
              </table:table-cell>
              <table:table-cell office:value-type="float" office:value="2.04987">
                <text:p>2.049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.9375">
                <text:p>19.9375</text:p>
              </table:table-cell>
              <table:table-cell office:value-type="float" office:value="2.04089">
                <text:p>2.040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  <table:table-cell office:value-type="float" office:value="2.03131">
                <text:p>2.031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0625">
                <text:p>20.0625</text:p>
              </table:table-cell>
              <table:table-cell office:value-type="float" office:value="2.02113">
                <text:p>2.021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125">
                <text:p>20.125</text:p>
              </table:table-cell>
              <table:table-cell office:value-type="float" office:value="2.01035">
                <text:p>2.010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.1875">
                <text:p>20.1875</text:p>
              </table:table-cell>
              <table:table-cell office:value-type="float" office:value="1.99898">
                <text:p>1.998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.25">
                <text:p>20.25</text:p>
              </table:table-cell>
              <table:table-cell office:value-type="float" office:value="1.987">
                <text:p>1.9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.3125">
                <text:p>20.3125</text:p>
              </table:table-cell>
              <table:table-cell office:value-type="float" office:value="1.97443">
                <text:p>1.974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.375">
                <text:p>20.375</text:p>
              </table:table-cell>
              <table:table-cell office:value-type="float" office:value="1.96126">
                <text:p>1.961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.4375">
                <text:p>20.4375</text:p>
              </table:table-cell>
              <table:table-cell office:value-type="float" office:value="1.94748">
                <text:p>1.947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5">
                <text:p>20.5</text:p>
              </table:table-cell>
              <table:table-cell office:value-type="float" office:value="1.93311">
                <text:p>1.933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.5625">
                <text:p>20.5625</text:p>
              </table:table-cell>
              <table:table-cell office:value-type="float" office:value="1.91815">
                <text:p>1.918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.625">
                <text:p>20.625</text:p>
              </table:table-cell>
              <table:table-cell office:value-type="float" office:value="1.90258">
                <text:p>1.902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.6875">
                <text:p>20.6875</text:p>
              </table:table-cell>
              <table:table-cell office:value-type="float" office:value="1.88641">
                <text:p>1.886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.75">
                <text:p>20.75</text:p>
              </table:table-cell>
              <table:table-cell office:value-type="float" office:value="1.86965">
                <text:p>1.869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8125">
                <text:p>20.8125</text:p>
              </table:table-cell>
              <table:table-cell office:value-type="float" office:value="1.85228">
                <text:p>1.852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.875">
                <text:p>20.875</text:p>
              </table:table-cell>
              <table:table-cell office:value-type="float" office:value="1.83432">
                <text:p>1.834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9375">
                <text:p>20.9375</text:p>
              </table:table-cell>
              <table:table-cell office:value-type="float" office:value="1.81576">
                <text:p>1.815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">
                <text:p>21</text:p>
              </table:table-cell>
              <table:table-cell office:value-type="float" office:value="1.7966">
                <text:p>1.79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.0625">
                <text:p>21.0625</text:p>
              </table:table-cell>
              <table:table-cell office:value-type="float" office:value="1.77684">
                <text:p>1.776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125">
                <text:p>21.125</text:p>
              </table:table-cell>
              <table:table-cell office:value-type="float" office:value="1.75648">
                <text:p>1.756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.1875">
                <text:p>21.1875</text:p>
              </table:table-cell>
              <table:table-cell office:value-type="float" office:value="1.73552">
                <text:p>1.735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.25">
                <text:p>21.25</text:p>
              </table:table-cell>
              <table:table-cell office:value-type="float" office:value="1.71397">
                <text:p>1.713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.3125">
                <text:p>21.3125</text:p>
              </table:table-cell>
              <table:table-cell office:value-type="float" office:value="1.69182">
                <text:p>1.691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.375">
                <text:p>21.375</text:p>
              </table:table-cell>
              <table:table-cell office:value-type="float" office:value="1.66906">
                <text:p>1.669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.4375">
                <text:p>21.4375</text:p>
              </table:table-cell>
              <table:table-cell office:value-type="float" office:value="1.64571">
                <text:p>1.645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.5">
                <text:p>21.5</text:p>
              </table:table-cell>
              <table:table-cell office:value-type="float" office:value="1.62176">
                <text:p>1.621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.5625">
                <text:p>21.5625</text:p>
              </table:table-cell>
              <table:table-cell office:value-type="float" office:value="1.59721">
                <text:p>1.597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.625">
                <text:p>21.625</text:p>
              </table:table-cell>
              <table:table-cell office:value-type="float" office:value="1.57206">
                <text:p>1.572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.6875">
                <text:p>21.6875</text:p>
              </table:table-cell>
              <table:table-cell office:value-type="float" office:value="1.54632">
                <text:p>1.546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.75">
                <text:p>21.75</text:p>
              </table:table-cell>
              <table:table-cell office:value-type="float" office:value="1.51997">
                <text:p>1.519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.8125">
                <text:p>21.8125</text:p>
              </table:table-cell>
              <table:table-cell office:value-type="float" office:value="1.49303">
                <text:p>1.493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.875">
                <text:p>21.875</text:p>
              </table:table-cell>
              <table:table-cell office:value-type="float" office:value="1.46549">
                <text:p>1.465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.9375">
                <text:p>21.9375</text:p>
              </table:table-cell>
              <table:table-cell office:value-type="float" office:value="1.43734">
                <text:p>1.437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">
                <text:p>22</text:p>
              </table:table-cell>
              <table:table-cell office:value-type="float" office:value="1.4086">
                <text:p>1.40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.0625">
                <text:p>22.0625</text:p>
              </table:table-cell>
              <table:table-cell office:value-type="float" office:value="1.37927">
                <text:p>1.379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.125">
                <text:p>22.125</text:p>
              </table:table-cell>
              <table:table-cell office:value-type="float" office:value="1.34933">
                <text:p>1.349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.1875">
                <text:p>22.1875</text:p>
              </table:table-cell>
              <table:table-cell office:value-type="float" office:value="1.31879">
                <text:p>1.318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.25">
                <text:p>22.25</text:p>
              </table:table-cell>
              <table:table-cell office:value-type="float" office:value="1.28766">
                <text:p>1.287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.3125">
                <text:p>22.3125</text:p>
              </table:table-cell>
              <table:table-cell office:value-type="float" office:value="1.25592">
                <text:p>1.255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.375">
                <text:p>22.375</text:p>
              </table:table-cell>
              <table:table-cell office:value-type="float" office:value="1.22359">
                <text:p>1.223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.4375">
                <text:p>22.4375</text:p>
              </table:table-cell>
              <table:table-cell office:value-type="float" office:value="1.19066">
                <text:p>1.190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.5">
                <text:p>22.5</text:p>
              </table:table-cell>
              <table:table-cell office:value-type="float" office:value="1.15713">
                <text:p>1.157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.5625">
                <text:p>22.5625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.625">
                <text:p>22.625</text:p>
              </table:table-cell>
              <table:table-cell office:value-type="float" office:value="1.08827">
                <text:p>1.088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.6875">
                <text:p>22.6875</text:p>
              </table:table-cell>
              <table:table-cell office:value-type="float" office:value="1.05294">
                <text:p>1.052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.75">
                <text:p>22.75</text:p>
              </table:table-cell>
              <table:table-cell office:value-type="float" office:value="1.01702">
                <text:p>1.017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.8125">
                <text:p>22.8125</text:p>
              </table:table-cell>
              <table:table-cell office:value-type="float" office:value="0.980495">
                <text:p>0.9804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.875">
                <text:p>22.875</text:p>
              </table:table-cell>
              <table:table-cell office:value-type="float" office:value="0.943372">
                <text:p>0.9433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.9375">
                <text:p>22.9375</text:p>
              </table:table-cell>
              <table:table-cell office:value-type="float" office:value="0.905651">
                <text:p>0.9056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">
                <text:p>23</text:p>
              </table:table-cell>
              <table:table-cell office:value-type="float" office:value="0.86733">
                <text:p>0.867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.0625">
                <text:p>23.0625</text:p>
              </table:table-cell>
              <table:table-cell office:value-type="float" office:value="0.828411">
                <text:p>0.8284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.125">
                <text:p>23.125</text:p>
              </table:table-cell>
              <table:table-cell office:value-type="float" office:value="0.788893">
                <text:p>0.7888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.1875">
                <text:p>23.1875</text:p>
              </table:table-cell>
              <table:table-cell office:value-type="float" office:value="0.748777">
                <text:p>0.7487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.25">
                <text:p>23.25</text:p>
              </table:table-cell>
              <table:table-cell office:value-type="float" office:value="0.708062">
                <text:p>0.7080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.3125">
                <text:p>23.3125</text:p>
              </table:table-cell>
              <table:table-cell office:value-type="float" office:value="0.666747">
                <text:p>0.6667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.375">
                <text:p>23.375</text:p>
              </table:table-cell>
              <table:table-cell office:value-type="float" office:value="0.624835">
                <text:p>0.6248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.4375">
                <text:p>23.4375</text:p>
              </table:table-cell>
              <table:table-cell office:value-type="float" office:value="0.582323">
                <text:p>0.5823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.5">
                <text:p>23.5</text:p>
              </table:table-cell>
              <table:table-cell office:value-type="float" office:value="0.539213">
                <text:p>0.5392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.5625">
                <text:p>23.5625</text:p>
              </table:table-cell>
              <table:table-cell office:value-type="float" office:value="0.495504">
                <text:p>0.4955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.625">
                <text:p>23.625</text:p>
              </table:table-cell>
              <table:table-cell office:value-type="float" office:value="0.451196">
                <text:p>0.4511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.6875">
                <text:p>23.6875</text:p>
              </table:table-cell>
              <table:table-cell office:value-type="float" office:value="0.406289">
                <text:p>0.4062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.75">
                <text:p>23.75</text:p>
              </table:table-cell>
              <table:table-cell office:value-type="float" office:value="0.360784">
                <text:p>0.3607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.8125">
                <text:p>23.8125</text:p>
              </table:table-cell>
              <table:table-cell office:value-type="float" office:value="0.31468">
                <text:p>0.314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.875">
                <text:p>23.875</text:p>
              </table:table-cell>
              <table:table-cell office:value-type="float" office:value="0.267977">
                <text:p>0.2679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.9375">
                <text:p>23.9375</text:p>
              </table:table-cell>
              <table:table-cell office:value-type="float" office:value="0.220675">
                <text:p>0.2206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">
                <text:p>24</text:p>
              </table:table-cell>
              <table:table-cell office:value-type="float" office:value="0.172775">
                <text:p>0.1727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.0625">
                <text:p>24.0625</text:p>
              </table:table-cell>
              <table:table-cell office:value-type="float" office:value="0.124276">
                <text:p>0.1242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.125">
                <text:p>24.125</text:p>
              </table:table-cell>
              <table:table-cell office:value-type="float" office:value="0.0751776">
                <text:p>0.07517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.1875">
                <text:p>24.1875</text:p>
              </table:table-cell>
              <table:table-cell office:value-type="float" office:value="0.025481">
                <text:p>0.0254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.25">
                <text:p>2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.75">
                <text:p>24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.8125">
                <text:p>24.81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.875">
                <text:p>24.875</text:p>
              </table:table-cell>
              <table:table-cell office:value-type="float" office:value="0.0794012">
                <text:p>0.07940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.9375">
                <text:p>24.9375</text:p>
              </table:table-cell>
              <table:table-cell office:value-type="float" office:value="0.118204">
                <text:p>0.1182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">
                <text:p>25</text:p>
              </table:table-cell>
              <table:table-cell office:value-type="float" office:value="0.156407">
                <text:p>0.1564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.0625">
                <text:p>25.0625</text:p>
              </table:table-cell>
              <table:table-cell office:value-type="float" office:value="0.194012">
                <text:p>0.1940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.125">
                <text:p>25.125</text:p>
              </table:table-cell>
              <table:table-cell office:value-type="float" office:value="0.231019">
                <text:p>0.2310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.1875">
                <text:p>25.1875</text:p>
              </table:table-cell>
              <table:table-cell office:value-type="float" office:value="0.267426">
                <text:p>0.2674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.25">
                <text:p>25.25</text:p>
              </table:table-cell>
              <table:table-cell office:value-type="float" office:value="0.303235">
                <text:p>0.3032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.3125">
                <text:p>25.3125</text:p>
              </table:table-cell>
              <table:table-cell office:value-type="float" office:value="0.338445">
                <text:p>0.3384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.375">
                <text:p>25.375</text:p>
              </table:table-cell>
              <table:table-cell office:value-type="float" office:value="0.373056">
                <text:p>0.3730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.4375">
                <text:p>25.4375</text:p>
              </table:table-cell>
              <table:table-cell office:value-type="float" office:value="0.407068">
                <text:p>0.4070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.5">
                <text:p>25.5</text:p>
              </table:table-cell>
              <table:table-cell office:value-type="float" office:value="0.440482">
                <text:p>0.4404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.5625">
                <text:p>25.5625</text:p>
              </table:table-cell>
              <table:table-cell office:value-type="float" office:value="0.473297">
                <text:p>0.4732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.625">
                <text:p>25.625</text:p>
              </table:table-cell>
              <table:table-cell office:value-type="float" office:value="0.505513">
                <text:p>0.5055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.6875">
                <text:p>25.6875</text:p>
              </table:table-cell>
              <table:table-cell office:value-type="float" office:value="0.537131">
                <text:p>0.5371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.75">
                <text:p>25.75</text:p>
              </table:table-cell>
              <table:table-cell office:value-type="float" office:value="0.568149">
                <text:p>0.5681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.8125">
                <text:p>25.8125</text:p>
              </table:table-cell>
              <table:table-cell office:value-type="float" office:value="0.598569">
                <text:p>0.5985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.875">
                <text:p>25.875</text:p>
              </table:table-cell>
              <table:table-cell office:value-type="float" office:value="0.628391">
                <text:p>0.6283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.9375">
                <text:p>25.9375</text:p>
              </table:table-cell>
              <table:table-cell office:value-type="float" office:value="0.657613">
                <text:p>0.6576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">
                <text:p>26</text:p>
              </table:table-cell>
              <table:table-cell office:value-type="float" office:value="0.686237">
                <text:p>0.6862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.0625">
                <text:p>26.0625</text:p>
              </table:table-cell>
              <table:table-cell office:value-type="float" office:value="0.714261">
                <text:p>0.7142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.125">
                <text:p>26.125</text:p>
              </table:table-cell>
              <table:table-cell office:value-type="float" office:value="0.741688">
                <text:p>0.7416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.1875">
                <text:p>26.1875</text:p>
              </table:table-cell>
              <table:table-cell office:value-type="float" office:value="0.768515">
                <text:p>0.7685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.25">
                <text:p>26.25</text:p>
              </table:table-cell>
              <table:table-cell office:value-type="float" office:value="0.794744">
                <text:p>0.7947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.3125">
                <text:p>26.3125</text:p>
              </table:table-cell>
              <table:table-cell office:value-type="float" office:value="0.820374">
                <text:p>0.8203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.375">
                <text:p>26.375</text:p>
              </table:table-cell>
              <table:table-cell office:value-type="float" office:value="0.845405">
                <text:p>0.8454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.4375">
                <text:p>26.4375</text:p>
              </table:table-cell>
              <table:table-cell office:value-type="float" office:value="0.869837">
                <text:p>0.8698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.5">
                <text:p>26.5</text:p>
              </table:table-cell>
              <table:table-cell office:value-type="float" office:value="0.893671">
                <text:p>0.8936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.5625">
                <text:p>26.5625</text:p>
              </table:table-cell>
              <table:table-cell office:value-type="float" office:value="0.916906">
                <text:p>0.9169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.625">
                <text:p>26.625</text:p>
              </table:table-cell>
              <table:table-cell office:value-type="float" office:value="0.939542">
                <text:p>0.9395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.6875">
                <text:p>26.6875</text:p>
              </table:table-cell>
              <table:table-cell office:value-type="float" office:value="0.961579">
                <text:p>0.9615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.75">
                <text:p>26.75</text:p>
              </table:table-cell>
              <table:table-cell office:value-type="float" office:value="0.983018">
                <text:p>0.9830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.8125">
                <text:p>26.8125</text:p>
              </table:table-cell>
              <table:table-cell office:value-type="float" office:value="1.00386">
                <text:p>1.003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.875">
                <text:p>26.875</text:p>
              </table:table-cell>
              <table:table-cell office:value-type="float" office:value="1.0241">
                <text:p>1.02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.9375">
                <text:p>26.9375</text:p>
              </table:table-cell>
              <table:table-cell office:value-type="float" office:value="1.04374">
                <text:p>1.043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">
                <text:p>27</text:p>
              </table:table-cell>
              <table:table-cell office:value-type="float" office:value="1.06278">
                <text:p>1.062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.0625">
                <text:p>27.0625</text:p>
              </table:table-cell>
              <table:table-cell office:value-type="float" office:value="1.08123">
                <text:p>1.081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.125">
                <text:p>27.125</text:p>
              </table:table-cell>
              <table:table-cell office:value-type="float" office:value="1.09908">
                <text:p>1.099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.1875">
                <text:p>27.1875</text:p>
              </table:table-cell>
              <table:table-cell office:value-type="float" office:value="1.11632">
                <text:p>1.116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.25">
                <text:p>27.25</text:p>
              </table:table-cell>
              <table:table-cell office:value-type="float" office:value="1.13297">
                <text:p>1.132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.3125">
                <text:p>27.3125</text:p>
              </table:table-cell>
              <table:table-cell office:value-type="float" office:value="1.14902">
                <text:p>1.149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.375">
                <text:p>27.375</text:p>
              </table:table-cell>
              <table:table-cell office:value-type="float" office:value="1.16447">
                <text:p>1.164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.4375">
                <text:p>27.4375</text:p>
              </table:table-cell>
              <table:table-cell office:value-type="float" office:value="1.17932">
                <text:p>1.179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.5">
                <text:p>27.5</text:p>
              </table:table-cell>
              <table:table-cell office:value-type="float" office:value="1.19358">
                <text:p>1.193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.5625">
                <text:p>27.5625</text:p>
              </table:table-cell>
              <table:table-cell office:value-type="float" office:value="1.20723">
                <text:p>1.207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.625">
                <text:p>27.625</text:p>
              </table:table-cell>
              <table:table-cell office:value-type="float" office:value="1.22029">
                <text:p>1.220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.6875">
                <text:p>27.6875</text:p>
              </table:table-cell>
              <table:table-cell office:value-type="float" office:value="1.23275">
                <text:p>1.232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.75">
                <text:p>27.75</text:p>
              </table:table-cell>
              <table:table-cell office:value-type="float" office:value="1.2446">
                <text:p>1.24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.8125">
                <text:p>27.8125</text:p>
              </table:table-cell>
              <table:table-cell office:value-type="float" office:value="1.25586">
                <text:p>1.255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.875">
                <text:p>27.875</text:p>
              </table:table-cell>
              <table:table-cell office:value-type="float" office:value="1.26653">
                <text:p>1.266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.9375">
                <text:p>27.9375</text:p>
              </table:table-cell>
              <table:table-cell office:value-type="float" office:value="1.27659">
                <text:p>1.276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">
                <text:p>28</text:p>
              </table:table-cell>
              <table:table-cell office:value-type="float" office:value="1.28605">
                <text:p>1.286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.0625">
                <text:p>28.0625</text:p>
              </table:table-cell>
              <table:table-cell office:value-type="float" office:value="1.29492">
                <text:p>1.294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.125">
                <text:p>28.125</text:p>
              </table:table-cell>
              <table:table-cell office:value-type="float" office:value="1.30318">
                <text:p>1.303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.1875">
                <text:p>28.1875</text:p>
              </table:table-cell>
              <table:table-cell office:value-type="float" office:value="1.31085">
                <text:p>1.310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.25">
                <text:p>28.25</text:p>
              </table:table-cell>
              <table:table-cell office:value-type="float" office:value="1.31792">
                <text:p>1.317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.3125">
                <text:p>28.3125</text:p>
              </table:table-cell>
              <table:table-cell office:value-type="float" office:value="1.32439">
                <text:p>1.324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.375">
                <text:p>28.375</text:p>
              </table:table-cell>
              <table:table-cell office:value-type="float" office:value="1.33026">
                <text:p>1.330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.4375">
                <text:p>28.4375</text:p>
              </table:table-cell>
              <table:table-cell office:value-type="float" office:value="1.33553">
                <text:p>1.335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.5">
                <text:p>28.5</text:p>
              </table:table-cell>
              <table:table-cell office:value-type="float" office:value="1.3402">
                <text:p>1.34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.5625">
                <text:p>28.5625</text:p>
              </table:table-cell>
              <table:table-cell office:value-type="float" office:value="1.34428">
                <text:p>1.344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.625">
                <text:p>28.625</text:p>
              </table:table-cell>
              <table:table-cell office:value-type="float" office:value="1.34775">
                <text:p>1.347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.6875">
                <text:p>28.6875</text:p>
              </table:table-cell>
              <table:table-cell office:value-type="float" office:value="1.35063">
                <text:p>1.350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.75">
                <text:p>28.75</text:p>
              </table:table-cell>
              <table:table-cell office:value-type="float" office:value="1.35291">
                <text:p>1.352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.8125">
                <text:p>28.8125</text:p>
              </table:table-cell>
              <table:table-cell office:value-type="float" office:value="1.35459">
                <text:p>1.354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.875">
                <text:p>28.875</text:p>
              </table:table-cell>
              <table:table-cell office:value-type="float" office:value="1.35567">
                <text:p>1.355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.9375">
                <text:p>28.9375</text:p>
              </table:table-cell>
              <table:table-cell office:value-type="float" office:value="1.35615">
                <text:p>1.356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">
                <text:p>29</text:p>
              </table:table-cell>
              <table:table-cell office:value-type="float" office:value="1.35615">
                <text:p>1.356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.0625">
                <text:p>29.0625</text:p>
              </table:table-cell>
              <table:table-cell office:value-type="float" office:value="1.35555">
                <text:p>1.355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.125">
                <text:p>29.125</text:p>
              </table:table-cell>
              <table:table-cell office:value-type="float" office:value="1.35436">
                <text:p>1.354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.1875">
                <text:p>29.1875</text:p>
              </table:table-cell>
              <table:table-cell office:value-type="float" office:value="1.35256">
                <text:p>1.352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.25">
                <text:p>29.25</text:p>
              </table:table-cell>
              <table:table-cell office:value-type="float" office:value="1.35017">
                <text:p>1.350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.3125">
                <text:p>29.3125</text:p>
              </table:table-cell>
              <table:table-cell office:value-type="float" office:value="1.34717">
                <text:p>1.347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.375">
                <text:p>29.375</text:p>
              </table:table-cell>
              <table:table-cell office:value-type="float" office:value="1.34358">
                <text:p>1.343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.4375">
                <text:p>29.4375</text:p>
              </table:table-cell>
              <table:table-cell office:value-type="float" office:value="1.33939">
                <text:p>1.339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.5">
                <text:p>29.5</text:p>
              </table:table-cell>
              <table:table-cell office:value-type="float" office:value="1.3346">
                <text:p>1.33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.5625">
                <text:p>29.5625</text:p>
              </table:table-cell>
              <table:table-cell office:value-type="float" office:value="1.32921">
                <text:p>1.329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.625">
                <text:p>29.625</text:p>
              </table:table-cell>
              <table:table-cell office:value-type="float" office:value="1.32322">
                <text:p>1.323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.6875">
                <text:p>29.6875</text:p>
              </table:table-cell>
              <table:table-cell office:value-type="float" office:value="1.31664">
                <text:p>1.316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.75">
                <text:p>29.75</text:p>
              </table:table-cell>
              <table:table-cell office:value-type="float" office:value="1.30945">
                <text:p>1.309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.8125">
                <text:p>29.8125</text:p>
              </table:table-cell>
              <table:table-cell office:value-type="float" office:value="1.30167">
                <text:p>1.301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.875">
                <text:p>29.875</text:p>
              </table:table-cell>
              <table:table-cell office:value-type="float" office:value="1.29328">
                <text:p>1.293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.9375">
                <text:p>29.9375</text:p>
              </table:table-cell>
              <table:table-cell office:value-type="float" office:value="1.2843">
                <text:p>1.28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">
                <text:p>30</text:p>
              </table:table-cell>
              <table:table-cell office:value-type="float" office:value="1.27472">
                <text:p>1.274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.0625">
                <text:p>30.0625</text:p>
              </table:table-cell>
              <table:table-cell office:value-type="float" office:value="1.26454">
                <text:p>1.264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.125">
                <text:p>30.125</text:p>
              </table:table-cell>
              <table:table-cell office:value-type="float" office:value="1.25377">
                <text:p>1.253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.1875">
                <text:p>30.1875</text:p>
              </table:table-cell>
              <table:table-cell office:value-type="float" office:value="1.24239">
                <text:p>1.242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.25">
                <text:p>30.25</text:p>
              </table:table-cell>
              <table:table-cell office:value-type="float" office:value="1.23041">
                <text:p>1.23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.3125">
                <text:p>30.3125</text:p>
              </table:table-cell>
              <table:table-cell office:value-type="float" office:value="1.21784">
                <text:p>1.217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.375">
                <text:p>30.375</text:p>
              </table:table-cell>
              <table:table-cell office:value-type="float" office:value="1.20467">
                <text:p>1.204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.4375">
                <text:p>30.4375</text:p>
              </table:table-cell>
              <table:table-cell office:value-type="float" office:value="1.1909">
                <text:p>1.19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.5">
                <text:p>30.5</text:p>
              </table:table-cell>
              <table:table-cell office:value-type="float" office:value="1.17653">
                <text:p>1.176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.5625">
                <text:p>30.5625</text:p>
              </table:table-cell>
              <table:table-cell office:value-type="float" office:value="1.16156">
                <text:p>1.161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.625">
                <text:p>30.625</text:p>
              </table:table-cell>
              <table:table-cell office:value-type="float" office:value="1.14599">
                <text:p>1.145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.6875">
                <text:p>30.6875</text:p>
              </table:table-cell>
              <table:table-cell office:value-type="float" office:value="1.12982">
                <text:p>1.129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.75">
                <text:p>30.75</text:p>
              </table:table-cell>
              <table:table-cell office:value-type="float" office:value="1.11306">
                <text:p>1.113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.8125">
                <text:p>30.8125</text:p>
              </table:table-cell>
              <table:table-cell office:value-type="float" office:value="1.09569">
                <text:p>1.095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.875">
                <text:p>30.875</text:p>
              </table:table-cell>
              <table:table-cell office:value-type="float" office:value="1.07773">
                <text:p>1.077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.9375">
                <text:p>30.9375</text:p>
              </table:table-cell>
              <table:table-cell office:value-type="float" office:value="1.05917">
                <text:p>1.059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">
                <text:p>31</text:p>
              </table:table-cell>
              <table:table-cell office:value-type="float" office:value="1.04001">
                <text:p>1.040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.0625">
                <text:p>31.0625</text:p>
              </table:table-cell>
              <table:table-cell office:value-type="float" office:value="1.02025">
                <text:p>1.020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.125">
                <text:p>31.125</text:p>
              </table:table-cell>
              <table:table-cell office:value-type="float" office:value="0.999894">
                <text:p>0.9998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1.1875">
                <text:p>31.1875</text:p>
              </table:table-cell>
              <table:table-cell office:value-type="float" office:value="0.978937">
                <text:p>0.9789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.25">
                <text:p>31.25</text:p>
              </table:table-cell>
              <table:table-cell office:value-type="float" office:value="0.957382">
                <text:p>0.9573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.3125">
                <text:p>31.3125</text:p>
              </table:table-cell>
              <table:table-cell office:value-type="float" office:value="0.935228">
                <text:p>0.9352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.375">
                <text:p>31.375</text:p>
              </table:table-cell>
              <table:table-cell office:value-type="float" office:value="0.912476">
                <text:p>0.9124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1.4375">
                <text:p>31.4375</text:p>
              </table:table-cell>
              <table:table-cell office:value-type="float" office:value="0.889124">
                <text:p>0.8891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1.5">
                <text:p>31.5</text:p>
              </table:table-cell>
              <table:table-cell office:value-type="float" office:value="0.865174">
                <text:p>0.8651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.5625">
                <text:p>31.5625</text:p>
              </table:table-cell>
              <table:table-cell office:value-type="float" office:value="0.840625">
                <text:p>0.8406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.625">
                <text:p>31.625</text:p>
              </table:table-cell>
              <table:table-cell office:value-type="float" office:value="0.815477">
                <text:p>0.8154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.6875">
                <text:p>31.6875</text:p>
              </table:table-cell>
              <table:table-cell office:value-type="float" office:value="0.789731">
                <text:p>0.78973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.75">
                <text:p>31.75</text:p>
              </table:table-cell>
              <table:table-cell office:value-type="float" office:value="0.763386">
                <text:p>0.7633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.8125">
                <text:p>31.8125</text:p>
              </table:table-cell>
              <table:table-cell office:value-type="float" office:value="0.736442">
                <text:p>0.7364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1.875">
                <text:p>31.875</text:p>
              </table:table-cell>
              <table:table-cell office:value-type="float" office:value="0.708899">
                <text:p>0.7088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1.9375">
                <text:p>31.9375</text:p>
              </table:table-cell>
              <table:table-cell office:value-type="float" office:value="0.680757">
                <text:p>0.6807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  <table:table-cell office:value-type="float" office:value="0.652017">
                <text:p>0.6520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.0625">
                <text:p>32.0625</text:p>
              </table:table-cell>
              <table:table-cell office:value-type="float" office:value="0.622678">
                <text:p>0.6226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2.125">
                <text:p>32.125</text:p>
              </table:table-cell>
              <table:table-cell office:value-type="float" office:value="0.59274">
                <text:p>0.592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2.1875">
                <text:p>32.1875</text:p>
              </table:table-cell>
              <table:table-cell office:value-type="float" office:value="0.562204">
                <text:p>0.5622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2.25">
                <text:p>32.25</text:p>
              </table:table-cell>
              <table:table-cell office:value-type="float" office:value="0.531069">
                <text:p>0.5310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2.3125">
                <text:p>32.3125</text:p>
              </table:table-cell>
              <table:table-cell office:value-type="float" office:value="0.499335">
                <text:p>0.4993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2.375">
                <text:p>32.375</text:p>
              </table:table-cell>
              <table:table-cell office:value-type="float" office:value="0.467002">
                <text:p>0.4670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.4375">
                <text:p>32.4375</text:p>
              </table:table-cell>
              <table:table-cell office:value-type="float" office:value="0.43407">
                <text:p>0.434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.5">
                <text:p>32.5</text:p>
              </table:table-cell>
              <table:table-cell office:value-type="float" office:value="0.40054">
                <text:p>0.4005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2.5625">
                <text:p>32.5625</text:p>
              </table:table-cell>
              <table:table-cell office:value-type="float" office:value="0.366411">
                <text:p>0.3664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2.625">
                <text:p>32.625</text:p>
              </table:table-cell>
              <table:table-cell office:value-type="float" office:value="0.331683">
                <text:p>0.3316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2.6875">
                <text:p>32.6875</text:p>
              </table:table-cell>
              <table:table-cell office:value-type="float" office:value="0.296357">
                <text:p>0.2963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2.75">
                <text:p>32.75</text:p>
              </table:table-cell>
              <table:table-cell office:value-type="float" office:value="0.260432">
                <text:p>0.2604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.8125">
                <text:p>32.8125</text:p>
              </table:table-cell>
              <table:table-cell office:value-type="float" office:value="0.223907">
                <text:p>0.2239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2.875">
                <text:p>32.875</text:p>
              </table:table-cell>
              <table:table-cell office:value-type="float" office:value="0.186785">
                <text:p>0.1867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.9375">
                <text:p>32.9375</text:p>
              </table:table-cell>
              <table:table-cell office:value-type="float" office:value="0.149063">
                <text:p>0.1490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3">
                <text:p>33</text:p>
              </table:table-cell>
              <table:table-cell office:value-type="float" office:value="0.110743">
                <text:p>0.1107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.0625">
                <text:p>33.0625</text:p>
              </table:table-cell>
              <table:table-cell office:value-type="float" office:value="0.0718237">
                <text:p>0.07182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3.125">
                <text:p>33.125</text:p>
              </table:table-cell>
              <table:table-cell office:value-type="float" office:value="0.0323059">
                <text:p>0.03230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3.1875">
                <text:p>3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3.6875">
                <text:p>3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3.75">
                <text:p>33.7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3.8125">
                <text:p>33.8125</text:p>
              </table:table-cell>
              <table:table-cell office:value-type="float" office:value="0.0634012">
                <text:p>0.06340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3.875">
                <text:p>33.875</text:p>
              </table:table-cell>
              <table:table-cell office:value-type="float" office:value="0.0942037">
                <text:p>0.09420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3.9375">
                <text:p>33.9375</text:p>
              </table:table-cell>
              <table:table-cell office:value-type="float" office:value="0.124407">
                <text:p>0.1244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4">
                <text:p>34</text:p>
              </table:table-cell>
              <table:table-cell office:value-type="float" office:value="0.154012">
                <text:p>0.1540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4.0625">
                <text:p>34.0625</text:p>
              </table:table-cell>
              <table:table-cell office:value-type="float" office:value="0.183019">
                <text:p>0.1830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4.125">
                <text:p>34.12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4.1875">
                <text:p>34.1875</text:p>
              </table:table-cell>
              <table:table-cell office:value-type="float" office:value="0.239235">
                <text:p>0.23923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4.25">
                <text:p>34.25</text:p>
              </table:table-cell>
              <table:table-cell office:value-type="float" office:value="0.266445">
                <text:p>0.2664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.3125">
                <text:p>34.3125</text:p>
              </table:table-cell>
              <table:table-cell office:value-type="float" office:value="0.293056">
                <text:p>0.2930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4.375">
                <text:p>34.375</text:p>
              </table:table-cell>
              <table:table-cell office:value-type="float" office:value="0.319068">
                <text:p>0.3190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.4375">
                <text:p>34.4375</text:p>
              </table:table-cell>
              <table:table-cell office:value-type="float" office:value="0.344482">
                <text:p>0.3444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.5">
                <text:p>34.5</text:p>
              </table:table-cell>
              <table:table-cell office:value-type="float" office:value="0.369297">
                <text:p>0.36929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.5625">
                <text:p>34.5625</text:p>
              </table:table-cell>
              <table:table-cell office:value-type="float" office:value="0.393513">
                <text:p>0.3935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4.625">
                <text:p>34.625</text:p>
              </table:table-cell>
              <table:table-cell office:value-type="float" office:value="0.417131">
                <text:p>0.4171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4.6875">
                <text:p>34.6875</text:p>
              </table:table-cell>
              <table:table-cell office:value-type="float" office:value="0.440149">
                <text:p>0.4401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.75">
                <text:p>34.75</text:p>
              </table:table-cell>
              <table:table-cell office:value-type="float" office:value="0.462569">
                <text:p>0.4625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.8125">
                <text:p>34.8125</text:p>
              </table:table-cell>
              <table:table-cell office:value-type="float" office:value="0.484391">
                <text:p>0.48439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4.875">
                <text:p>34.875</text:p>
              </table:table-cell>
              <table:table-cell office:value-type="float" office:value="0.505613">
                <text:p>0.5056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4.9375">
                <text:p>34.9375</text:p>
              </table:table-cell>
              <table:table-cell office:value-type="float" office:value="0.526237">
                <text:p>0.5262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5">
                <text:p>35</text:p>
              </table:table-cell>
              <table:table-cell office:value-type="float" office:value="0.546261">
                <text:p>0.5462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5.0625">
                <text:p>35.0625</text:p>
              </table:table-cell>
              <table:table-cell office:value-type="float" office:value="0.565688">
                <text:p>0.5656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.125">
                <text:p>35.125</text:p>
              </table:table-cell>
              <table:table-cell office:value-type="float" office:value="0.584515">
                <text:p>0.5845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5.1875">
                <text:p>35.1875</text:p>
              </table:table-cell>
              <table:table-cell office:value-type="float" office:value="0.602744">
                <text:p>0.6027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5.25">
                <text:p>35.25</text:p>
              </table:table-cell>
              <table:table-cell office:value-type="float" office:value="0.620374">
                <text:p>0.6203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5.3125">
                <text:p>35.3125</text:p>
              </table:table-cell>
              <table:table-cell office:value-type="float" office:value="0.637405">
                <text:p>0.6374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5.375">
                <text:p>35.375</text:p>
              </table:table-cell>
              <table:table-cell office:value-type="float" office:value="0.653837">
                <text:p>0.6538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5.4375">
                <text:p>35.4375</text:p>
              </table:table-cell>
              <table:table-cell office:value-type="float" office:value="0.669671">
                <text:p>0.6696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5.5">
                <text:p>35.5</text:p>
              </table:table-cell>
              <table:table-cell office:value-type="float" office:value="0.684906">
                <text:p>0.6849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5.5625">
                <text:p>35.5625</text:p>
              </table:table-cell>
              <table:table-cell office:value-type="float" office:value="0.699542">
                <text:p>0.6995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5.625">
                <text:p>35.625</text:p>
              </table:table-cell>
              <table:table-cell office:value-type="float" office:value="0.713579">
                <text:p>0.7135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5.6875">
                <text:p>35.6875</text:p>
              </table:table-cell>
              <table:table-cell office:value-type="float" office:value="0.727018">
                <text:p>0.72701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5.75">
                <text:p>35.75</text:p>
              </table:table-cell>
              <table:table-cell office:value-type="float" office:value="0.739857">
                <text:p>0.73985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5.8125">
                <text:p>35.8125</text:p>
              </table:table-cell>
              <table:table-cell office:value-type="float" office:value="0.752099">
                <text:p>0.7520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5.875">
                <text:p>35.875</text:p>
              </table:table-cell>
              <table:table-cell office:value-type="float" office:value="0.763741">
                <text:p>0.7637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5.9375">
                <text:p>35.9375</text:p>
              </table:table-cell>
              <table:table-cell office:value-type="float" office:value="0.774784">
                <text:p>0.7747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">
                <text:p>36</text:p>
              </table:table-cell>
              <table:table-cell office:value-type="float" office:value="0.785229">
                <text:p>0.7852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.0625">
                <text:p>36.0625</text:p>
              </table:table-cell>
              <table:table-cell office:value-type="float" office:value="0.795075">
                <text:p>0.7950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.125">
                <text:p>36.125</text:p>
              </table:table-cell>
              <table:table-cell office:value-type="float" office:value="0.804323">
                <text:p>0.8043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6.1875">
                <text:p>36.1875</text:p>
              </table:table-cell>
              <table:table-cell office:value-type="float" office:value="0.812971">
                <text:p>0.8129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6.25">
                <text:p>36.25</text:p>
              </table:table-cell>
              <table:table-cell office:value-type="float" office:value="0.821021">
                <text:p>0.8210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6.3125">
                <text:p>36.3125</text:p>
              </table:table-cell>
              <table:table-cell office:value-type="float" office:value="0.828472">
                <text:p>0.8284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.375">
                <text:p>36.375</text:p>
              </table:table-cell>
              <table:table-cell office:value-type="float" office:value="0.835324">
                <text:p>0.8353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.4375">
                <text:p>36.4375</text:p>
              </table:table-cell>
              <table:table-cell office:value-type="float" office:value="0.841578">
                <text:p>0.8415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6.5">
                <text:p>36.5</text:p>
              </table:table-cell>
              <table:table-cell office:value-type="float" office:value="0.847233">
                <text:p>0.8472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6.5625">
                <text:p>36.5625</text:p>
              </table:table-cell>
              <table:table-cell office:value-type="float" office:value="0.852289">
                <text:p>0.8522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6.625">
                <text:p>36.625</text:p>
              </table:table-cell>
              <table:table-cell office:value-type="float" office:value="0.856746">
                <text:p>0.8567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6.6875">
                <text:p>36.6875</text:p>
              </table:table-cell>
              <table:table-cell office:value-type="float" office:value="0.860604">
                <text:p>0.8606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6.75">
                <text:p>36.75</text:p>
              </table:table-cell>
              <table:table-cell office:value-type="float" office:value="0.863864">
                <text:p>0.8638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6.8125">
                <text:p>36.8125</text:p>
              </table:table-cell>
              <table:table-cell office:value-type="float" office:value="0.866525">
                <text:p>0.8665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6.875">
                <text:p>36.875</text:p>
              </table:table-cell>
              <table:table-cell office:value-type="float" office:value="0.868588">
                <text:p>0.8685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6.9375">
                <text:p>36.9375</text:p>
              </table:table-cell>
              <table:table-cell office:value-type="float" office:value="0.870051">
                <text:p>0.8700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  <table:table-cell office:value-type="float" office:value="0.870916">
                <text:p>0.8709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7.0625">
                <text:p>37.0625</text:p>
              </table:table-cell>
              <table:table-cell office:value-type="float" office:value="0.871182">
                <text:p>0.8711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7.125">
                <text:p>37.125</text:p>
              </table:table-cell>
              <table:table-cell office:value-type="float" office:value="0.871182">
                <text:p>0.87118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.1875">
                <text:p>37.1875</text:p>
              </table:table-cell>
              <table:table-cell office:value-type="float" office:value="0.870583">
                <text:p>0.8705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7.25">
                <text:p>37.25</text:p>
              </table:table-cell>
              <table:table-cell office:value-type="float" office:value="0.869385">
                <text:p>0.8693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7.3125">
                <text:p>37.3125</text:p>
              </table:table-cell>
              <table:table-cell office:value-type="float" office:value="0.867589">
                <text:p>0.8675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.375">
                <text:p>37.375</text:p>
              </table:table-cell>
              <table:table-cell office:value-type="float" office:value="0.865194">
                <text:p>0.8651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7.4375">
                <text:p>37.4375</text:p>
              </table:table-cell>
              <table:table-cell office:value-type="float" office:value="0.8622">
                <text:p>0.86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7.5">
                <text:p>37.5</text:p>
              </table:table-cell>
              <table:table-cell office:value-type="float" office:value="0.858608">
                <text:p>0.8586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7.5625">
                <text:p>37.5625</text:p>
              </table:table-cell>
              <table:table-cell office:value-type="float" office:value="0.854417">
                <text:p>0.8544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7.625">
                <text:p>37.625</text:p>
              </table:table-cell>
              <table:table-cell office:value-type="float" office:value="0.849627">
                <text:p>0.8496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.6875">
                <text:p>37.6875</text:p>
              </table:table-cell>
              <table:table-cell office:value-type="float" office:value="0.844238">
                <text:p>0.8442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.75">
                <text:p>37.75</text:p>
              </table:table-cell>
              <table:table-cell office:value-type="float" office:value="0.83825">
                <text:p>0.838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.8125">
                <text:p>37.8125</text:p>
              </table:table-cell>
              <table:table-cell office:value-type="float" office:value="0.831664">
                <text:p>0.8316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.875">
                <text:p>37.875</text:p>
              </table:table-cell>
              <table:table-cell office:value-type="float" office:value="0.824479">
                <text:p>0.8244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.9375">
                <text:p>37.9375</text:p>
              </table:table-cell>
              <table:table-cell office:value-type="float" office:value="0.816695">
                <text:p>0.8166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">
                <text:p>38</text:p>
              </table:table-cell>
              <table:table-cell office:value-type="float" office:value="0.808313">
                <text:p>0.8083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8.0625">
                <text:p>38.0625</text:p>
              </table:table-cell>
              <table:table-cell office:value-type="float" office:value="0.799331">
                <text:p>0.7993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.125">
                <text:p>38.125</text:p>
              </table:table-cell>
              <table:table-cell office:value-type="float" office:value="0.789751">
                <text:p>0.7897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8.1875">
                <text:p>38.1875</text:p>
              </table:table-cell>
              <table:table-cell office:value-type="float" office:value="0.779572">
                <text:p>0.77957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8.25">
                <text:p>38.25</text:p>
              </table:table-cell>
              <table:table-cell office:value-type="float" office:value="0.768795">
                <text:p>0.7687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8.3125">
                <text:p>38.3125</text:p>
              </table:table-cell>
              <table:table-cell office:value-type="float" office:value="0.757418">
                <text:p>0.7574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8.375">
                <text:p>38.375</text:p>
              </table:table-cell>
              <table:table-cell office:value-type="float" office:value="0.745443">
                <text:p>0.7454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8.4375">
                <text:p>38.4375</text:p>
              </table:table-cell>
              <table:table-cell office:value-type="float" office:value="0.732869">
                <text:p>0.7328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8.5">
                <text:p>38.5</text:p>
              </table:table-cell>
              <table:table-cell office:value-type="float" office:value="0.719697">
                <text:p>0.7196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.5625">
                <text:p>38.5625</text:p>
              </table:table-cell>
              <table:table-cell office:value-type="float" office:value="0.705925">
                <text:p>0.7059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8.625">
                <text:p>38.625</text:p>
              </table:table-cell>
              <table:table-cell office:value-type="float" office:value="0.691555">
                <text:p>0.6915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8.6875">
                <text:p>38.6875</text:p>
              </table:table-cell>
              <table:table-cell office:value-type="float" office:value="0.676586">
                <text:p>0.6765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8.75">
                <text:p>38.75</text:p>
              </table:table-cell>
              <table:table-cell office:value-type="float" office:value="0.661019">
                <text:p>0.6610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8.8125">
                <text:p>38.8125</text:p>
              </table:table-cell>
              <table:table-cell office:value-type="float" office:value="0.644852">
                <text:p>0.6448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8.875">
                <text:p>38.875</text:p>
              </table:table-cell>
              <table:table-cell office:value-type="float" office:value="0.628087">
                <text:p>0.6280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8.9375">
                <text:p>38.9375</text:p>
              </table:table-cell>
              <table:table-cell office:value-type="float" office:value="0.610723">
                <text:p>0.6107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9">
                <text:p>39</text:p>
              </table:table-cell>
              <table:table-cell office:value-type="float" office:value="0.592761">
                <text:p>0.5927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.0625">
                <text:p>39.0625</text:p>
              </table:table-cell>
              <table:table-cell office:value-type="float" office:value="0.574199">
                <text:p>0.5741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.125">
                <text:p>39.125</text:p>
              </table:table-cell>
              <table:table-cell office:value-type="float" office:value="0.555039">
                <text:p>0.5550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.1875">
                <text:p>39.1875</text:p>
              </table:table-cell>
              <table:table-cell office:value-type="float" office:value="0.53528">
                <text:p>0.535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9.25">
                <text:p>39.25</text:p>
              </table:table-cell>
              <table:table-cell office:value-type="float" office:value="0.514923">
                <text:p>0.5149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9.3125">
                <text:p>39.3125</text:p>
              </table:table-cell>
              <table:table-cell office:value-type="float" office:value="0.493966">
                <text:p>0.4939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.375">
                <text:p>39.375</text:p>
              </table:table-cell>
              <table:table-cell office:value-type="float" office:value="0.472411">
                <text:p>0.4724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9.4375">
                <text:p>39.4375</text:p>
              </table:table-cell>
              <table:table-cell office:value-type="float" office:value="0.450257">
                <text:p>0.4502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9.5">
                <text:p>39.5</text:p>
              </table:table-cell>
              <table:table-cell office:value-type="float" office:value="0.427504">
                <text:p>0.4275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9.5625">
                <text:p>39.5625</text:p>
              </table:table-cell>
              <table:table-cell office:value-type="float" office:value="0.404153">
                <text:p>0.4041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.625">
                <text:p>39.625</text:p>
              </table:table-cell>
              <table:table-cell office:value-type="float" office:value="0.380203">
                <text:p>0.3802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9.6875">
                <text:p>39.6875</text:p>
              </table:table-cell>
              <table:table-cell office:value-type="float" office:value="0.355654">
                <text:p>0.3556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.75">
                <text:p>39.75</text:p>
              </table:table-cell>
              <table:table-cell office:value-type="float" office:value="0.330506">
                <text:p>0.3305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9.8125">
                <text:p>39.8125</text:p>
              </table:table-cell>
              <table:table-cell office:value-type="float" office:value="0.30476">
                <text:p>0.304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9.875">
                <text:p>39.875</text:p>
              </table:table-cell>
              <table:table-cell office:value-type="float" office:value="0.278414">
                <text:p>0.2784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9.9375">
                <text:p>39.9375</text:p>
              </table:table-cell>
              <table:table-cell office:value-type="float" office:value="0.25147">
                <text:p>0.251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">
                <text:p>40</text:p>
              </table:table-cell>
              <table:table-cell office:value-type="float" office:value="0.223928">
                <text:p>0.2239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0.0625">
                <text:p>40.0625</text:p>
              </table:table-cell>
              <table:table-cell office:value-type="float" office:value="0.195786">
                <text:p>0.1957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0.125">
                <text:p>40.125</text:p>
              </table:table-cell>
              <table:table-cell office:value-type="float" office:value="0.167046">
                <text:p>0.1670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.1875">
                <text:p>40.1875</text:p>
              </table:table-cell>
              <table:table-cell office:value-type="float" office:value="0.137707">
                <text:p>0.1377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0.25">
                <text:p>40.25</text:p>
              </table:table-cell>
              <table:table-cell office:value-type="float" office:value="0.107769">
                <text:p>0.1077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0.3125">
                <text:p>40.3125</text:p>
              </table:table-cell>
              <table:table-cell office:value-type="float" office:value="0.0772328">
                <text:p>0.07723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0.375">
                <text:p>40.375</text:p>
              </table:table-cell>
              <table:table-cell office:value-type="float" office:value="0.0460975">
                <text:p>0.04609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0.4375">
                <text:p>40.4375</text:p>
              </table:table-cell>
              <table:table-cell office:value-type="float" office:value="0.0143635">
                <text:p>0.01436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1.0625">
                <text:p>41.0625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.125">
                <text:p>41.125</text:p>
              </table:table-cell>
              <table:table-cell office:value-type="float" office:value="0.0506012">
                <text:p>0.05060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.1875">
                <text:p>41.1875</text:p>
              </table:table-cell>
              <table:table-cell office:value-type="float" office:value="0.0750037">
                <text:p>0.07500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.25">
                <text:p>41.25</text:p>
              </table:table-cell>
              <table:table-cell office:value-type="float" office:value="0.0988075">
                <text:p>0.09880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.3125">
                <text:p>41.3125</text:p>
              </table:table-cell>
              <table:table-cell office:value-type="float" office:value="0.122012">
                <text:p>0.1220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1.375">
                <text:p>41.375</text:p>
              </table:table-cell>
              <table:table-cell office:value-type="float" office:value="0.144619">
                <text:p>0.1446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.4375">
                <text:p>41.4375</text:p>
              </table:table-cell>
              <table:table-cell office:value-type="float" office:value="0.166626">
                <text:p>0.1666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.5">
                <text:p>41.5</text:p>
              </table:table-cell>
              <table:table-cell office:value-type="float" office:value="0.188035">
                <text:p>0.18803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.5625">
                <text:p>41.5625</text:p>
              </table:table-cell>
              <table:table-cell office:value-type="float" office:value="0.208845">
                <text:p>0.2088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.625">
                <text:p>41.625</text:p>
              </table:table-cell>
              <table:table-cell office:value-type="float" office:value="0.229056">
                <text:p>0.2290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.6875">
                <text:p>41.6875</text:p>
              </table:table-cell>
              <table:table-cell office:value-type="float" office:value="0.248668">
                <text:p>0.2486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.75">
                <text:p>41.75</text:p>
              </table:table-cell>
              <table:table-cell office:value-type="float" office:value="0.267682">
                <text:p>0.2676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1.8125">
                <text:p>41.8125</text:p>
              </table:table-cell>
              <table:table-cell office:value-type="float" office:value="0.286097">
                <text:p>0.2860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.875">
                <text:p>41.875</text:p>
              </table:table-cell>
              <table:table-cell office:value-type="float" office:value="0.303913">
                <text:p>0.3039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1.9375">
                <text:p>41.9375</text:p>
              </table:table-cell>
              <table:table-cell office:value-type="float" office:value="0.321131">
                <text:p>0.3211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2">
                <text:p>42</text:p>
              </table:table-cell>
              <table:table-cell office:value-type="float" office:value="0.337749">
                <text:p>0.3377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.0625">
                <text:p>42.0625</text:p>
              </table:table-cell>
              <table:table-cell office:value-type="float" office:value="0.353769">
                <text:p>0.3537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.125">
                <text:p>42.125</text:p>
              </table:table-cell>
              <table:table-cell office:value-type="float" office:value="0.369191">
                <text:p>0.3691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2.1875">
                <text:p>42.1875</text:p>
              </table:table-cell>
              <table:table-cell office:value-type="float" office:value="0.384013">
                <text:p>0.3840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2.25">
                <text:p>42.25</text:p>
              </table:table-cell>
              <table:table-cell office:value-type="float" office:value="0.398237">
                <text:p>0.3982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2.3125">
                <text:p>42.3125</text:p>
              </table:table-cell>
              <table:table-cell office:value-type="float" office:value="0.411861">
                <text:p>0.41186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.375">
                <text:p>42.375</text:p>
              </table:table-cell>
              <table:table-cell office:value-type="float" office:value="0.424888">
                <text:p>0.4248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2.4375">
                <text:p>42.4375</text:p>
              </table:table-cell>
              <table:table-cell office:value-type="float" office:value="0.437315">
                <text:p>0.4373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2.5">
                <text:p>42.5</text:p>
              </table:table-cell>
              <table:table-cell office:value-type="float" office:value="0.449144">
                <text:p>0.4491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2.5625">
                <text:p>42.5625</text:p>
              </table:table-cell>
              <table:table-cell office:value-type="float" office:value="0.460374">
                <text:p>0.46037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.625">
                <text:p>42.625</text:p>
              </table:table-cell>
              <table:table-cell office:value-type="float" office:value="0.471005">
                <text:p>0.4710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2.6875">
                <text:p>42.6875</text:p>
              </table:table-cell>
              <table:table-cell office:value-type="float" office:value="0.481037">
                <text:p>0.4810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.75">
                <text:p>42.75</text:p>
              </table:table-cell>
              <table:table-cell office:value-type="float" office:value="0.490471">
                <text:p>0.4904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2.8125">
                <text:p>42.8125</text:p>
              </table:table-cell>
              <table:table-cell office:value-type="float" office:value="0.499306">
                <text:p>0.49930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2.875">
                <text:p>42.875</text:p>
              </table:table-cell>
              <table:table-cell office:value-type="float" office:value="0.507542">
                <text:p>0.5075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2.9375">
                <text:p>42.9375</text:p>
              </table:table-cell>
              <table:table-cell office:value-type="float" office:value="0.515179">
                <text:p>0.51517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3">
                <text:p>43</text:p>
              </table:table-cell>
              <table:table-cell office:value-type="float" office:value="0.522218">
                <text:p>0.52221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3.0625">
                <text:p>43.0625</text:p>
              </table:table-cell>
              <table:table-cell office:value-type="float" office:value="0.528657">
                <text:p>0.52865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3.125">
                <text:p>43.125</text:p>
              </table:table-cell>
              <table:table-cell office:value-type="float" office:value="0.534499">
                <text:p>0.5344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3.1875">
                <text:p>43.1875</text:p>
              </table:table-cell>
              <table:table-cell office:value-type="float" office:value="0.539741">
                <text:p>0.53974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3.25">
                <text:p>43.25</text:p>
              </table:table-cell>
              <table:table-cell office:value-type="float" office:value="0.544384">
                <text:p>0.5443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3.3125">
                <text:p>43.3125</text:p>
              </table:table-cell>
              <table:table-cell office:value-type="float" office:value="0.548429">
                <text:p>0.5484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3.375">
                <text:p>43.375</text:p>
              </table:table-cell>
              <table:table-cell office:value-type="float" office:value="0.551875">
                <text:p>0.5518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.4375">
                <text:p>43.4375</text:p>
              </table:table-cell>
              <table:table-cell office:value-type="float" office:value="0.554723">
                <text:p>0.5547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3.5">
                <text:p>43.5</text:p>
              </table:table-cell>
              <table:table-cell office:value-type="float" office:value="0.556971">
                <text:p>0.5569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3.5625">
                <text:p>43.5625</text:p>
              </table:table-cell>
              <table:table-cell office:value-type="float" office:value="0.558621">
                <text:p>0.5586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3.625">
                <text:p>43.625</text:p>
              </table:table-cell>
              <table:table-cell office:value-type="float" office:value="0.559672">
                <text:p>0.5596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3.6875">
                <text:p>43.6875</text:p>
              </table:table-cell>
              <table:table-cell office:value-type="float" office:value="0.560124">
                <text:p>0.5601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3.75">
                <text:p>43.75</text:p>
              </table:table-cell>
              <table:table-cell office:value-type="float" office:value="0.560124">
                <text:p>0.5601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3.8125">
                <text:p>43.8125</text:p>
              </table:table-cell>
              <table:table-cell office:value-type="float" office:value="0.559526">
                <text:p>0.5595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3.875">
                <text:p>43.875</text:p>
              </table:table-cell>
              <table:table-cell office:value-type="float" office:value="0.558328">
                <text:p>0.5583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.9375">
                <text:p>43.9375</text:p>
              </table:table-cell>
              <table:table-cell office:value-type="float" office:value="0.556532">
                <text:p>0.5565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4">
                <text:p>44</text:p>
              </table:table-cell>
              <table:table-cell office:value-type="float" office:value="0.554137">
                <text:p>0.5541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4.0625">
                <text:p>44.0625</text:p>
              </table:table-cell>
              <table:table-cell office:value-type="float" office:value="0.551143">
                <text:p>0.5511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4.125">
                <text:p>44.125</text:p>
              </table:table-cell>
              <table:table-cell office:value-type="float" office:value="0.54755">
                <text:p>0.547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4.1875">
                <text:p>44.1875</text:p>
              </table:table-cell>
              <table:table-cell office:value-type="float" office:value="0.543359">
                <text:p>0.5433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4.25">
                <text:p>44.25</text:p>
              </table:table-cell>
              <table:table-cell office:value-type="float" office:value="0.538569">
                <text:p>0.53856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.3125">
                <text:p>44.3125</text:p>
              </table:table-cell>
              <table:table-cell office:value-type="float" office:value="0.53318">
                <text:p>0.533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4.375">
                <text:p>44.375</text:p>
              </table:table-cell>
              <table:table-cell office:value-type="float" office:value="0.527193">
                <text:p>0.52719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4.4375">
                <text:p>44.4375</text:p>
              </table:table-cell>
              <table:table-cell office:value-type="float" office:value="0.520607">
                <text:p>0.5206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4.5">
                <text:p>44.5</text:p>
              </table:table-cell>
              <table:table-cell office:value-type="float" office:value="0.513421">
                <text:p>0.51342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4.5625">
                <text:p>44.5625</text:p>
              </table:table-cell>
              <table:table-cell office:value-type="float" office:value="0.505638">
                <text:p>0.50563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4.625">
                <text:p>44.625</text:p>
              </table:table-cell>
              <table:table-cell office:value-type="float" office:value="0.497255">
                <text:p>0.4972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4.6875">
                <text:p>44.6875</text:p>
              </table:table-cell>
              <table:table-cell office:value-type="float" office:value="0.488274">
                <text:p>0.48827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4.75">
                <text:p>44.75</text:p>
              </table:table-cell>
              <table:table-cell office:value-type="float" office:value="0.478694">
                <text:p>0.47869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4.8125">
                <text:p>44.8125</text:p>
              </table:table-cell>
              <table:table-cell office:value-type="float" office:value="0.468515">
                <text:p>0.4685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4.875">
                <text:p>44.875</text:p>
              </table:table-cell>
              <table:table-cell office:value-type="float" office:value="0.457737">
                <text:p>0.4577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4.9375">
                <text:p>44.9375</text:p>
              </table:table-cell>
              <table:table-cell office:value-type="float" office:value="0.446361">
                <text:p>0.4463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5">
                <text:p>45</text:p>
              </table:table-cell>
              <table:table-cell office:value-type="float" office:value="0.434386">
                <text:p>0.4343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5.0625">
                <text:p>45.0625</text:p>
              </table:table-cell>
              <table:table-cell office:value-type="float" office:value="0.421812">
                <text:p>0.4218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5.125">
                <text:p>45.125</text:p>
              </table:table-cell>
              <table:table-cell office:value-type="float" office:value="0.408639">
                <text:p>0.4086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5.1875">
                <text:p>45.1875</text:p>
              </table:table-cell>
              <table:table-cell office:value-type="float" office:value="0.394868">
                <text:p>0.3948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5.25">
                <text:p>45.25</text:p>
              </table:table-cell>
              <table:table-cell office:value-type="float" office:value="0.380498">
                <text:p>0.3804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5.3125">
                <text:p>45.3125</text:p>
              </table:table-cell>
              <table:table-cell office:value-type="float" office:value="0.365529">
                <text:p>0.36552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5.375">
                <text:p>45.375</text:p>
              </table:table-cell>
              <table:table-cell office:value-type="float" office:value="0.349961">
                <text:p>0.34996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5.4375">
                <text:p>45.4375</text:p>
              </table:table-cell>
              <table:table-cell office:value-type="float" office:value="0.333795">
                <text:p>0.33379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5.5">
                <text:p>45.5</text:p>
              </table:table-cell>
              <table:table-cell office:value-type="float" office:value="0.31703">
                <text:p>0.317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5.5625">
                <text:p>45.5625</text:p>
              </table:table-cell>
              <table:table-cell office:value-type="float" office:value="0.299666">
                <text:p>0.2996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5.625">
                <text:p>45.625</text:p>
              </table:table-cell>
              <table:table-cell office:value-type="float" office:value="0.281703">
                <text:p>0.2817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5.6875">
                <text:p>45.6875</text:p>
              </table:table-cell>
              <table:table-cell office:value-type="float" office:value="0.263142">
                <text:p>0.2631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.75">
                <text:p>45.75</text:p>
              </table:table-cell>
              <table:table-cell office:value-type="float" office:value="0.243982">
                <text:p>0.24398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.8125">
                <text:p>45.8125</text:p>
              </table:table-cell>
              <table:table-cell office:value-type="float" office:value="0.224223">
                <text:p>0.2242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.875">
                <text:p>45.875</text:p>
              </table:table-cell>
              <table:table-cell office:value-type="float" office:value="0.203865">
                <text:p>0.20386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.9375">
                <text:p>45.9375</text:p>
              </table:table-cell>
              <table:table-cell office:value-type="float" office:value="0.182909">
                <text:p>0.18290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6">
                <text:p>46</text:p>
              </table:table-cell>
              <table:table-cell office:value-type="float" office:value="0.161354">
                <text:p>0.1613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6.0625">
                <text:p>46.0625</text:p>
              </table:table-cell>
              <table:table-cell office:value-type="float" office:value="0.1392">
                <text:p>0.13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.125">
                <text:p>46.125</text:p>
              </table:table-cell>
              <table:table-cell office:value-type="float" office:value="0.116447">
                <text:p>0.11644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6.1875">
                <text:p>46.1875</text:p>
              </table:table-cell>
              <table:table-cell office:value-type="float" office:value="0.0930955">
                <text:p>0.09309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6.25">
                <text:p>46.25</text:p>
              </table:table-cell>
              <table:table-cell office:value-type="float" office:value="0.0691453">
                <text:p>0.06914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6.3125">
                <text:p>46.3125</text:p>
              </table:table-cell>
              <table:table-cell office:value-type="float" office:value="0.0445964">
                <text:p>0.04459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6.375">
                <text:p>46.375</text:p>
              </table:table-cell>
              <table:table-cell office:value-type="float" office:value="0.0194487">
                <text:p>0.01944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6.4375">
                <text:p>46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6.9375">
                <text:p>46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7">
                <text:p>47</text:p>
              </table:table-cell>
              <table:table-cell office:value-type="float" office:value="0.02048">
                <text:p>0.020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7.0625">
                <text:p>47.0625</text:p>
              </table:table-cell>
              <table:table-cell office:value-type="float" office:value="0.0403612">
                <text:p>0.04036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7.125">
                <text:p>47.125</text:p>
              </table:table-cell>
              <table:table-cell office:value-type="float" office:value="0.0596437">
                <text:p>0.059643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7.1875">
                <text:p>47.1875</text:p>
              </table:table-cell>
              <table:table-cell office:value-type="float" office:value="0.0783275">
                <text:p>0.07832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7.25">
                <text:p>47.25</text:p>
              </table:table-cell>
              <table:table-cell office:value-type="float" office:value="0.0964125">
                <text:p>0.09641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7.3125">
                <text:p>47.3125</text:p>
              </table:table-cell>
              <table:table-cell office:value-type="float" office:value="0.113899">
                <text:p>0.1138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.375">
                <text:p>47.375</text:p>
              </table:table-cell>
              <table:table-cell office:value-type="float" office:value="0.130786">
                <text:p>0.13078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7.4375">
                <text:p>47.4375</text:p>
              </table:table-cell>
              <table:table-cell office:value-type="float" office:value="0.147075">
                <text:p>0.1470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7.5">
                <text:p>47.5</text:p>
              </table:table-cell>
              <table:table-cell office:value-type="float" office:value="0.162765">
                <text:p>0.16276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7.5625">
                <text:p>47.5625</text:p>
              </table:table-cell>
              <table:table-cell office:value-type="float" office:value="0.177856">
                <text:p>0.1778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7.625">
                <text:p>47.625</text:p>
              </table:table-cell>
              <table:table-cell office:value-type="float" office:value="0.192348">
                <text:p>0.1923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7.6875">
                <text:p>47.6875</text:p>
              </table:table-cell>
              <table:table-cell office:value-type="float" office:value="0.206242">
                <text:p>0.2062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7.75">
                <text:p>47.75</text:p>
              </table:table-cell>
              <table:table-cell office:value-type="float" office:value="0.219537">
                <text:p>0.21953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.8125">
                <text:p>47.8125</text:p>
              </table:table-cell>
              <table:table-cell office:value-type="float" office:value="0.232233">
                <text:p>0.2322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.875">
                <text:p>47.875</text:p>
              </table:table-cell>
              <table:table-cell office:value-type="float" office:value="0.244331">
                <text:p>0.24433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7.9375">
                <text:p>47.9375</text:p>
              </table:table-cell>
              <table:table-cell office:value-type="float" office:value="0.255829">
                <text:p>0.25582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8">
                <text:p>48</text:p>
              </table:table-cell>
              <table:table-cell office:value-type="float" office:value="0.266729">
                <text:p>0.2667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8.0625">
                <text:p>48.0625</text:p>
              </table:table-cell>
              <table:table-cell office:value-type="float" office:value="0.277031">
                <text:p>0.27703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8.125">
                <text:p>48.125</text:p>
              </table:table-cell>
              <table:table-cell office:value-type="float" office:value="0.286733">
                <text:p>0.2867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8.1875">
                <text:p>48.1875</text:p>
              </table:table-cell>
              <table:table-cell office:value-type="float" office:value="0.295837">
                <text:p>0.2958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.25">
                <text:p>48.25</text:p>
              </table:table-cell>
              <table:table-cell office:value-type="float" office:value="0.304341">
                <text:p>0.30434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8.3125">
                <text:p>48.3125</text:p>
              </table:table-cell>
              <table:table-cell office:value-type="float" office:value="0.312248">
                <text:p>0.31224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8.375">
                <text:p>48.375</text:p>
              </table:table-cell>
              <table:table-cell office:value-type="float" office:value="0.319555">
                <text:p>0.3195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8.4375">
                <text:p>48.4375</text:p>
              </table:table-cell>
              <table:table-cell office:value-type="float" office:value="0.326264">
                <text:p>0.3262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8.5">
                <text:p>48.5</text:p>
              </table:table-cell>
              <table:table-cell office:value-type="float" office:value="0.332374">
                <text:p>0.3323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8.5625">
                <text:p>48.5625</text:p>
              </table:table-cell>
              <table:table-cell office:value-type="float" office:value="0.337885">
                <text:p>0.3378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.625">
                <text:p>48.625</text:p>
              </table:table-cell>
              <table:table-cell office:value-type="float" office:value="0.342797">
                <text:p>0.3427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8.6875">
                <text:p>48.6875</text:p>
              </table:table-cell>
              <table:table-cell office:value-type="float" office:value="0.347111">
                <text:p>0.3471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8.75">
                <text:p>48.75</text:p>
              </table:table-cell>
              <table:table-cell office:value-type="float" office:value="0.350826">
                <text:p>0.3508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8.8125">
                <text:p>48.8125</text:p>
              </table:table-cell>
              <table:table-cell office:value-type="float" office:value="0.353942">
                <text:p>0.35394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8.875">
                <text:p>48.875</text:p>
              </table:table-cell>
              <table:table-cell office:value-type="float" office:value="0.356459">
                <text:p>0.35645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8.9375">
                <text:p>48.9375</text:p>
              </table:table-cell>
              <table:table-cell office:value-type="float" office:value="0.358378">
                <text:p>0.3583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9">
                <text:p>49</text:p>
              </table:table-cell>
              <table:table-cell office:value-type="float" office:value="0.359697">
                <text:p>0.3596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9.0625">
                <text:p>49.0625</text:p>
              </table:table-cell>
              <table:table-cell office:value-type="float" office:value="0.360419">
                <text:p>0.3604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9.125">
                <text:p>49.125</text:p>
              </table:table-cell>
              <table:table-cell office:value-type="float" office:value="0.360541">
                <text:p>0.3605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9.1875">
                <text:p>49.1875</text:p>
              </table:table-cell>
              <table:table-cell office:value-type="float" office:value="0.360541">
                <text:p>0.3605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9.25">
                <text:p>49.25</text:p>
              </table:table-cell>
              <table:table-cell office:value-type="float" office:value="0.359942">
                <text:p>0.3599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9.3125">
                <text:p>49.3125</text:p>
              </table:table-cell>
              <table:table-cell office:value-type="float" office:value="0.358745">
                <text:p>0.3587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9.375">
                <text:p>49.375</text:p>
              </table:table-cell>
              <table:table-cell office:value-type="float" office:value="0.356948">
                <text:p>0.3569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9.4375">
                <text:p>49.4375</text:p>
              </table:table-cell>
              <table:table-cell office:value-type="float" office:value="0.354553">
                <text:p>0.3545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9.5">
                <text:p>49.5</text:p>
              </table:table-cell>
              <table:table-cell office:value-type="float" office:value="0.35156">
                <text:p>0.3515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9.5625">
                <text:p>49.5625</text:p>
              </table:table-cell>
              <table:table-cell office:value-type="float" office:value="0.347967">
                <text:p>0.3479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9.625">
                <text:p>49.625</text:p>
              </table:table-cell>
              <table:table-cell office:value-type="float" office:value="0.343776">
                <text:p>0.34377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9.6875">
                <text:p>49.6875</text:p>
              </table:table-cell>
              <table:table-cell office:value-type="float" office:value="0.338986">
                <text:p>0.33898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9.75">
                <text:p>49.75</text:p>
              </table:table-cell>
              <table:table-cell office:value-type="float" office:value="0.333597">
                <text:p>0.3335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9.8125">
                <text:p>49.8125</text:p>
              </table:table-cell>
              <table:table-cell office:value-type="float" office:value="0.327609">
                <text:p>0.32760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9.875">
                <text:p>49.875</text:p>
              </table:table-cell>
              <table:table-cell office:value-type="float" office:value="0.321023">
                <text:p>0.3210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9.9375">
                <text:p>49.9375</text:p>
              </table:table-cell>
              <table:table-cell office:value-type="float" office:value="0.313838">
                <text:p>0.31383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0">
                <text:p>50</text:p>
              </table:table-cell>
              <table:table-cell office:value-type="float" office:value="0.306054">
                <text:p>0.30605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0.0625">
                <text:p>50.0625</text:p>
              </table:table-cell>
              <table:table-cell office:value-type="float" office:value="0.297672">
                <text:p>0.2976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0.125">
                <text:p>50.125</text:p>
              </table:table-cell>
              <table:table-cell office:value-type="float" office:value="0.28869">
                <text:p>0.288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0.1875">
                <text:p>50.1875</text:p>
              </table:table-cell>
              <table:table-cell office:value-type="float" office:value="0.27911">
                <text:p>0.279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0.25">
                <text:p>50.25</text:p>
              </table:table-cell>
              <table:table-cell office:value-type="float" office:value="0.268931">
                <text:p>0.26893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0.3125">
                <text:p>50.3125</text:p>
              </table:table-cell>
              <table:table-cell office:value-type="float" office:value="0.258154">
                <text:p>0.2581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.375">
                <text:p>50.375</text:p>
              </table:table-cell>
              <table:table-cell office:value-type="float" office:value="0.246777">
                <text:p>0.2467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0.4375">
                <text:p>50.4375</text:p>
              </table:table-cell>
              <table:table-cell office:value-type="float" office:value="0.234802">
                <text:p>0.2348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0.5">
                <text:p>50.5</text:p>
              </table:table-cell>
              <table:table-cell office:value-type="float" office:value="0.222228">
                <text:p>0.2222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0.5625">
                <text:p>50.5625</text:p>
              </table:table-cell>
              <table:table-cell office:value-type="float" office:value="0.209056">
                <text:p>0.2090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.625">
                <text:p>50.625</text:p>
              </table:table-cell>
              <table:table-cell office:value-type="float" office:value="0.195284">
                <text:p>0.19528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0.6875">
                <text:p>50.6875</text:p>
              </table:table-cell>
              <table:table-cell office:value-type="float" office:value="0.180914">
                <text:p>0.1809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0.75">
                <text:p>50.75</text:p>
              </table:table-cell>
              <table:table-cell office:value-type="float" office:value="0.165946">
                <text:p>0.1659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0.8125">
                <text:p>50.8125</text:p>
              </table:table-cell>
              <table:table-cell office:value-type="float" office:value="0.150378">
                <text:p>0.1503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0.875">
                <text:p>50.875</text:p>
              </table:table-cell>
              <table:table-cell office:value-type="float" office:value="0.134211">
                <text:p>0.1342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0.9375">
                <text:p>50.9375</text:p>
              </table:table-cell>
              <table:table-cell office:value-type="float" office:value="0.117446">
                <text:p>0.1174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1">
                <text:p>51</text:p>
              </table:table-cell>
              <table:table-cell office:value-type="float" office:value="0.100082">
                <text:p>0.1000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1.0625">
                <text:p>51.0625</text:p>
              </table:table-cell>
              <table:table-cell office:value-type="float" office:value="0.0821198">
                <text:p>0.08211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1.125">
                <text:p>51.125</text:p>
              </table:table-cell>
              <table:table-cell office:value-type="float" office:value="0.0635584">
                <text:p>0.06355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1.1875">
                <text:p>51.1875</text:p>
              </table:table-cell>
              <table:table-cell office:value-type="float" office:value="0.0443983">
                <text:p>0.04439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1.25">
                <text:p>51.25</text:p>
              </table:table-cell>
              <table:table-cell office:value-type="float" office:value="0.0246394">
                <text:p>0.02463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1.3125">
                <text:p>51.3125</text:p>
              </table:table-cell>
              <table:table-cell office:value-type="float" office:value="0.00428169">
                <text:p>0.0042816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1.375">
                <text:p>51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1.875">
                <text:p>51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1.9375">
                <text:p>51.9375</text:p>
              </table:table-cell>
              <table:table-cell office:value-type="float" office:value="0.016384">
                <text:p>0.01638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  <table:table-cell office:value-type="float" office:value="0.0321692">
                <text:p>0.03216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2.0625">
                <text:p>52.0625</text:p>
              </table:table-cell>
              <table:table-cell office:value-type="float" office:value="0.0473557">
                <text:p>0.04735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2.125">
                <text:p>52.125</text:p>
              </table:table-cell>
              <table:table-cell office:value-type="float" office:value="0.0619435">
                <text:p>0.06194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2.1875">
                <text:p>52.1875</text:p>
              </table:table-cell>
              <table:table-cell office:value-type="float" office:value="0.0759325">
                <text:p>0.07593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2.25">
                <text:p>52.25</text:p>
              </table:table-cell>
              <table:table-cell office:value-type="float" office:value="0.0893227">
                <text:p>0.08932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2.3125">
                <text:p>52.3125</text:p>
              </table:table-cell>
              <table:table-cell office:value-type="float" office:value="0.102114">
                <text:p>0.1021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.375">
                <text:p>52.375</text:p>
              </table:table-cell>
              <table:table-cell office:value-type="float" office:value="0.114307">
                <text:p>0.1143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.4375">
                <text:p>52.4375</text:p>
              </table:table-cell>
              <table:table-cell office:value-type="float" office:value="0.125901">
                <text:p>0.1259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2.5">
                <text:p>52.5</text:p>
              </table:table-cell>
              <table:table-cell office:value-type="float" office:value="0.136896">
                <text:p>0.13689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2.5625">
                <text:p>52.5625</text:p>
              </table:table-cell>
              <table:table-cell office:value-type="float" office:value="0.147292">
                <text:p>0.1472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2.625">
                <text:p>52.625</text:p>
              </table:table-cell>
              <table:table-cell office:value-type="float" office:value="0.15709">
                <text:p>0.1570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2.6875">
                <text:p>52.6875</text:p>
              </table:table-cell>
              <table:table-cell office:value-type="float" office:value="0.166289">
                <text:p>0.16628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2.75">
                <text:p>52.75</text:p>
              </table:table-cell>
              <table:table-cell office:value-type="float" office:value="0.174889">
                <text:p>0.17488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2.8125">
                <text:p>52.8125</text:p>
              </table:table-cell>
              <table:table-cell office:value-type="float" office:value="0.182891">
                <text:p>0.1828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2.875">
                <text:p>52.875</text:p>
              </table:table-cell>
              <table:table-cell office:value-type="float" office:value="0.190293">
                <text:p>0.19029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2.9375">
                <text:p>52.9375</text:p>
              </table:table-cell>
              <table:table-cell office:value-type="float" office:value="0.197097">
                <text:p>0.1970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3">
                <text:p>53</text:p>
              </table:table-cell>
              <table:table-cell office:value-type="float" office:value="0.203303">
                <text:p>0.20330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3.0625">
                <text:p>53.0625</text:p>
              </table:table-cell>
              <table:table-cell office:value-type="float" office:value="0.208909">
                <text:p>0.2089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3.125">
                <text:p>53.125</text:p>
              </table:table-cell>
              <table:table-cell office:value-type="float" office:value="0.213917">
                <text:p>0.21391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3.1875">
                <text:p>53.1875</text:p>
              </table:table-cell>
              <table:table-cell office:value-type="float" office:value="0.218325">
                <text:p>0.2183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3.25">
                <text:p>53.25</text:p>
              </table:table-cell>
              <table:table-cell office:value-type="float" office:value="0.222136">
                <text:p>0.22213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3.3125">
                <text:p>53.3125</text:p>
              </table:table-cell>
              <table:table-cell office:value-type="float" office:value="0.225347">
                <text:p>0.22534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.375">
                <text:p>53.375</text:p>
              </table:table-cell>
              <table:table-cell office:value-type="float" office:value="0.22796">
                <text:p>0.227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3.4375">
                <text:p>53.4375</text:p>
              </table:table-cell>
              <table:table-cell office:value-type="float" office:value="0.229974">
                <text:p>0.22997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.5">
                <text:p>53.5</text:p>
              </table:table-cell>
              <table:table-cell office:value-type="float" office:value="0.231389">
                <text:p>0.2313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3.5625">
                <text:p>53.5625</text:p>
              </table:table-cell>
              <table:table-cell office:value-type="float" office:value="0.232205">
                <text:p>0.2322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3.625">
                <text:p>53.625</text:p>
              </table:table-cell>
              <table:table-cell office:value-type="float" office:value="0.232423">
                <text:p>0.2324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3.6875">
                <text:p>53.6875</text:p>
              </table:table-cell>
              <table:table-cell office:value-type="float" office:value="0.232423">
                <text:p>0.23242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3.75">
                <text:p>53.75</text:p>
              </table:table-cell>
              <table:table-cell office:value-type="float" office:value="0.231824">
                <text:p>0.2318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3.8125">
                <text:p>53.8125</text:p>
              </table:table-cell>
              <table:table-cell office:value-type="float" office:value="0.230626">
                <text:p>0.2306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3.875">
                <text:p>53.875</text:p>
              </table:table-cell>
              <table:table-cell office:value-type="float" office:value="0.22883">
                <text:p>0.2288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3.9375">
                <text:p>53.9375</text:p>
              </table:table-cell>
              <table:table-cell office:value-type="float" office:value="0.226435">
                <text:p>0.2264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4">
                <text:p>54</text:p>
              </table:table-cell>
              <table:table-cell office:value-type="float" office:value="0.223441">
                <text:p>0.2234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4.0625">
                <text:p>54.0625</text:p>
              </table:table-cell>
              <table:table-cell office:value-type="float" office:value="0.219849">
                <text:p>0.21984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4.125">
                <text:p>54.125</text:p>
              </table:table-cell>
              <table:table-cell office:value-type="float" office:value="0.215658">
                <text:p>0.2156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4.1875">
                <text:p>54.1875</text:p>
              </table:table-cell>
              <table:table-cell office:value-type="float" office:value="0.210867">
                <text:p>0.2108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4.25">
                <text:p>54.25</text:p>
              </table:table-cell>
              <table:table-cell office:value-type="float" office:value="0.205479">
                <text:p>0.2054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4.3125">
                <text:p>54.3125</text:p>
              </table:table-cell>
              <table:table-cell office:value-type="float" office:value="0.199491">
                <text:p>0.1994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4.375">
                <text:p>54.375</text:p>
              </table:table-cell>
              <table:table-cell office:value-type="float" office:value="0.192905">
                <text:p>0.1929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4.4375">
                <text:p>54.4375</text:p>
              </table:table-cell>
              <table:table-cell office:value-type="float" office:value="0.18572">
                <text:p>0.185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4.5">
                <text:p>54.5</text:p>
              </table:table-cell>
              <table:table-cell office:value-type="float" office:value="0.177936">
                <text:p>0.17793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4.5625">
                <text:p>54.5625</text:p>
              </table:table-cell>
              <table:table-cell office:value-type="float" office:value="0.169553">
                <text:p>0.1695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4.625">
                <text:p>54.625</text:p>
              </table:table-cell>
              <table:table-cell office:value-type="float" office:value="0.160572">
                <text:p>0.1605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4.6875">
                <text:p>54.6875</text:p>
              </table:table-cell>
              <table:table-cell office:value-type="float" office:value="0.150992">
                <text:p>0.15099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4.75">
                <text:p>54.75</text:p>
              </table:table-cell>
              <table:table-cell office:value-type="float" office:value="0.140813">
                <text:p>0.1408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4.8125">
                <text:p>54.8125</text:p>
              </table:table-cell>
              <table:table-cell office:value-type="float" office:value="0.130036">
                <text:p>0.1300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4.875">
                <text:p>54.875</text:p>
              </table:table-cell>
              <table:table-cell office:value-type="float" office:value="0.118659">
                <text:p>0.1186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4.9375">
                <text:p>54.9375</text:p>
              </table:table-cell>
              <table:table-cell office:value-type="float" office:value="0.106684">
                <text:p>0.10668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5">
                <text:p>55</text:p>
              </table:table-cell>
              <table:table-cell office:value-type="float" office:value="0.0941103">
                <text:p>0.09411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5.0625">
                <text:p>55.0625</text:p>
              </table:table-cell>
              <table:table-cell office:value-type="float" office:value="0.0809377">
                <text:p>0.08093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5.125">
                <text:p>55.125</text:p>
              </table:table-cell>
              <table:table-cell office:value-type="float" office:value="0.0671663">
                <text:p>0.06716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5.1875">
                <text:p>55.1875</text:p>
              </table:table-cell>
              <table:table-cell office:value-type="float" office:value="0.0527962">
                <text:p>0.05279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.25">
                <text:p>55.25</text:p>
              </table:table-cell>
              <table:table-cell office:value-type="float" office:value="0.0378273">
                <text:p>0.03782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5.3125">
                <text:p>55.3125</text:p>
              </table:table-cell>
              <table:table-cell office:value-type="float" office:value="0.0222597">
                <text:p>0.02225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5.375">
                <text:p>55.375</text:p>
              </table:table-cell>
              <table:table-cell office:value-type="float" office:value="0.00609331">
                <text:p>0.0060933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5.4375">
                <text:p>55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5.9375">
                <text:p>55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6">
                <text:p>56</text:p>
              </table:table-cell>
              <table:table-cell office:value-type="float" office:value="0.0131072">
                <text:p>0.013107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6.0625">
                <text:p>56.0625</text:p>
              </table:table-cell>
              <table:table-cell office:value-type="float" office:value="0.0256156">
                <text:p>0.02561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6.125">
                <text:p>56.125</text:p>
              </table:table-cell>
              <table:table-cell office:value-type="float" office:value="0.0375253">
                <text:p>0.037525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6.1875">
                <text:p>56.1875</text:p>
              </table:table-cell>
              <table:table-cell office:value-type="float" office:value="0.0488363">
                <text:p>0.048836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6.25">
                <text:p>56.25</text:p>
              </table:table-cell>
              <table:table-cell office:value-type="float" office:value="0.0595485">
                <text:p>0.059548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6.3125">
                <text:p>56.3125</text:p>
              </table:table-cell>
              <table:table-cell office:value-type="float" office:value="0.0696619">
                <text:p>0.06966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6.375">
                <text:p>56.375</text:p>
              </table:table-cell>
              <table:table-cell office:value-type="float" office:value="0.0791765">
                <text:p>0.079176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6.4375">
                <text:p>56.4375</text:p>
              </table:table-cell>
              <table:table-cell office:value-type="float" office:value="0.0880925">
                <text:p>0.08809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6.5">
                <text:p>56.5</text:p>
              </table:table-cell>
              <table:table-cell office:value-type="float" office:value="0.0964096">
                <text:p>0.096409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6.5625">
                <text:p>56.5625</text:p>
              </table:table-cell>
              <table:table-cell office:value-type="float" office:value="0.104128">
                <text:p>0.1041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6.625">
                <text:p>56.625</text:p>
              </table:table-cell>
              <table:table-cell office:value-type="float" office:value="0.111248">
                <text:p>0.1112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6.6875">
                <text:p>56.6875</text:p>
              </table:table-cell>
              <table:table-cell office:value-type="float" office:value="0.117769">
                <text:p>0.1177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6.75">
                <text:p>56.75</text:p>
              </table:table-cell>
              <table:table-cell office:value-type="float" office:value="0.123691">
                <text:p>0.1236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6.8125">
                <text:p>56.8125</text:p>
              </table:table-cell>
              <table:table-cell office:value-type="float" office:value="0.129014">
                <text:p>0.1290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6.875">
                <text:p>56.875</text:p>
              </table:table-cell>
              <table:table-cell office:value-type="float" office:value="0.133739">
                <text:p>0.13373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6.9375">
                <text:p>56.9375</text:p>
              </table:table-cell>
              <table:table-cell office:value-type="float" office:value="0.137865">
                <text:p>0.1378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7">
                <text:p>57</text:p>
              </table:table-cell>
              <table:table-cell office:value-type="float" office:value="0.141392">
                <text:p>0.1413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7.0625">
                <text:p>57.0625</text:p>
              </table:table-cell>
              <table:table-cell office:value-type="float" office:value="0.14432">
                <text:p>0.144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7.125">
                <text:p>57.125</text:p>
              </table:table-cell>
              <table:table-cell office:value-type="float" office:value="0.14665">
                <text:p>0.1466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7.1875">
                <text:p>57.1875</text:p>
              </table:table-cell>
              <table:table-cell office:value-type="float" office:value="0.148381">
                <text:p>0.14838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7.25">
                <text:p>57.25</text:p>
              </table:table-cell>
              <table:table-cell office:value-type="float" office:value="0.149513">
                <text:p>0.1495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7.3125">
                <text:p>57.3125</text:p>
              </table:table-cell>
              <table:table-cell office:value-type="float" office:value="0.150046">
                <text:p>0.1500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7.375">
                <text:p>57.375</text:p>
              </table:table-cell>
              <table:table-cell office:value-type="float" office:value="0.150046">
                <text:p>0.15004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7.4375">
                <text:p>57.4375</text:p>
              </table:table-cell>
              <table:table-cell office:value-type="float" office:value="0.149447">
                <text:p>0.14944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7.5">
                <text:p>57.5</text:p>
              </table:table-cell>
              <table:table-cell office:value-type="float" office:value="0.14825">
                <text:p>0.148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7.5625">
                <text:p>57.5625</text:p>
              </table:table-cell>
              <table:table-cell office:value-type="float" office:value="0.146453">
                <text:p>0.14645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7.625">
                <text:p>57.625</text:p>
              </table:table-cell>
              <table:table-cell office:value-type="float" office:value="0.144058">
                <text:p>0.14405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7.6875">
                <text:p>57.6875</text:p>
              </table:table-cell>
              <table:table-cell office:value-type="float" office:value="0.141065">
                <text:p>0.14106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7.75">
                <text:p>57.75</text:p>
              </table:table-cell>
              <table:table-cell office:value-type="float" office:value="0.137472">
                <text:p>0.13747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7.8125">
                <text:p>57.8125</text:p>
              </table:table-cell>
              <table:table-cell office:value-type="float" office:value="0.133281">
                <text:p>0.13328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7.875">
                <text:p>57.875</text:p>
              </table:table-cell>
              <table:table-cell office:value-type="float" office:value="0.128491">
                <text:p>0.1284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7.9375">
                <text:p>57.9375</text:p>
              </table:table-cell>
              <table:table-cell office:value-type="float" office:value="0.123102">
                <text:p>0.1231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8">
                <text:p>58</text:p>
              </table:table-cell>
              <table:table-cell office:value-type="float" office:value="0.117115">
                <text:p>0.1171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8.0625">
                <text:p>58.0625</text:p>
              </table:table-cell>
              <table:table-cell office:value-type="float" office:value="0.110528">
                <text:p>0.1105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8.125">
                <text:p>58.125</text:p>
              </table:table-cell>
              <table:table-cell office:value-type="float" office:value="0.103343">
                <text:p>0.10334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8.1875">
                <text:p>58.1875</text:p>
              </table:table-cell>
              <table:table-cell office:value-type="float" office:value="0.0955593">
                <text:p>0.095559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8.25">
                <text:p>58.25</text:p>
              </table:table-cell>
              <table:table-cell office:value-type="float" office:value="0.0871768">
                <text:p>0.087176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8.3125">
                <text:p>58.3125</text:p>
              </table:table-cell>
              <table:table-cell office:value-type="float" office:value="0.0781954">
                <text:p>0.078195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8.375">
                <text:p>58.375</text:p>
              </table:table-cell>
              <table:table-cell office:value-type="float" office:value="0.0686154">
                <text:p>0.06861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8.4375">
                <text:p>58.4375</text:p>
              </table:table-cell>
              <table:table-cell office:value-type="float" office:value="0.0584365">
                <text:p>0.05843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8.5">
                <text:p>58.5</text:p>
              </table:table-cell>
              <table:table-cell office:value-type="float" office:value="0.0476589">
                <text:p>0.04765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8.5625">
                <text:p>58.5625</text:p>
              </table:table-cell>
              <table:table-cell office:value-type="float" office:value="0.0362826">
                <text:p>0.036282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8.625">
                <text:p>58.625</text:p>
              </table:table-cell>
              <table:table-cell office:value-type="float" office:value="0.0243075">
                <text:p>0.02430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8.6875">
                <text:p>58.6875</text:p>
              </table:table-cell>
              <table:table-cell office:value-type="float" office:value="0.0117336">
                <text:p>0.011733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8.75">
                <text:p>5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9.25">
                <text:p>5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9.3125">
                <text:p>59.3125</text:p>
              </table:table-cell>
              <table:table-cell office:value-type="float" office:value="0.0104858">
                <text:p>0.010485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9.375">
                <text:p>59.375</text:p>
              </table:table-cell>
              <table:table-cell office:value-type="float" office:value="0.0203728">
                <text:p>0.02037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9.4375">
                <text:p>59.4375</text:p>
              </table:table-cell>
              <table:table-cell office:value-type="float" office:value="0.029661">
                <text:p>0.02966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9.5">
                <text:p>59.5</text:p>
              </table:table-cell>
              <table:table-cell office:value-type="float" office:value="0.0383505">
                <text:p>0.03835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9.5625">
                <text:p>59.5625</text:p>
              </table:table-cell>
              <table:table-cell office:value-type="float" office:value="0.0464413">
                <text:p>0.04644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9.625">
                <text:p>59.625</text:p>
              </table:table-cell>
              <table:table-cell office:value-type="float" office:value="0.0539332">
                <text:p>0.05393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9.6875">
                <text:p>59.6875</text:p>
              </table:table-cell>
              <table:table-cell office:value-type="float" office:value="0.0608265">
                <text:p>0.060826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9.75">
                <text:p>59.75</text:p>
              </table:table-cell>
              <table:table-cell office:value-type="float" office:value="0.0671209">
                <text:p>0.06712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9.8125">
                <text:p>59.8125</text:p>
              </table:table-cell>
              <table:table-cell office:value-type="float" office:value="0.0728167">
                <text:p>0.07281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.875">
                <text:p>59.875</text:p>
              </table:table-cell>
              <table:table-cell office:value-type="float" office:value="0.0779136">
                <text:p>0.07791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9.9375">
                <text:p>59.9375</text:p>
              </table:table-cell>
              <table:table-cell office:value-type="float" office:value="0.0824118">
                <text:p>0.08241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0">
                <text:p>60</text:p>
              </table:table-cell>
              <table:table-cell office:value-type="float" office:value="0.0863113">
                <text:p>0.08631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0.0625">
                <text:p>60.0625</text:p>
              </table:table-cell>
              <table:table-cell office:value-type="float" office:value="0.089612">
                <text:p>0.0896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0.125">
                <text:p>60.125</text:p>
              </table:table-cell>
              <table:table-cell office:value-type="float" office:value="0.0923139">
                <text:p>0.092313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0.1875">
                <text:p>60.1875</text:p>
              </table:table-cell>
              <table:table-cell office:value-type="float" office:value="0.0944171">
                <text:p>0.094417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0.25">
                <text:p>60.25</text:p>
              </table:table-cell>
              <table:table-cell office:value-type="float" office:value="0.0959216">
                <text:p>0.09592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0.3125">
                <text:p>60.3125</text:p>
              </table:table-cell>
              <table:table-cell office:value-type="float" office:value="0.0968273">
                <text:p>0.096827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0.375">
                <text:p>60.375</text:p>
              </table:table-cell>
              <table:table-cell office:value-type="float" office:value="0.0971342">
                <text:p>0.097134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0.4375">
                <text:p>60.4375</text:p>
              </table:table-cell>
              <table:table-cell office:value-type="float" office:value="0.0971342">
                <text:p>0.097134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0.5">
                <text:p>60.5</text:p>
              </table:table-cell>
              <table:table-cell office:value-type="float" office:value="0.0965354">
                <text:p>0.09653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0.5625">
                <text:p>60.5625</text:p>
              </table:table-cell>
              <table:table-cell office:value-type="float" office:value="0.0953379">
                <text:p>0.095337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0.625">
                <text:p>60.625</text:p>
              </table:table-cell>
              <table:table-cell office:value-type="float" office:value="0.0935417">
                <text:p>0.09354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0.6875">
                <text:p>60.6875</text:p>
              </table:table-cell>
              <table:table-cell office:value-type="float" office:value="0.0911466">
                <text:p>0.091146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0.75">
                <text:p>60.75</text:p>
              </table:table-cell>
              <table:table-cell office:value-type="float" office:value="0.0881529">
                <text:p>0.08815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0.8125">
                <text:p>60.8125</text:p>
              </table:table-cell>
              <table:table-cell office:value-type="float" office:value="0.0845603">
                <text:p>0.084560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0.875">
                <text:p>60.875</text:p>
              </table:table-cell>
              <table:table-cell office:value-type="float" office:value="0.080369">
                <text:p>0.08036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0.9375">
                <text:p>60.9375</text:p>
              </table:table-cell>
              <table:table-cell office:value-type="float" office:value="0.075579">
                <text:p>0.07557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1">
                <text:p>61</text:p>
              </table:table-cell>
              <table:table-cell office:value-type="float" office:value="0.0701902">
                <text:p>0.070190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1.0625">
                <text:p>61.0625</text:p>
              </table:table-cell>
              <table:table-cell office:value-type="float" office:value="0.0642027">
                <text:p>0.064202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1.125">
                <text:p>61.125</text:p>
              </table:table-cell>
              <table:table-cell office:value-type="float" office:value="0.0576164">
                <text:p>0.057616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.1875">
                <text:p>61.1875</text:p>
              </table:table-cell>
              <table:table-cell office:value-type="float" office:value="0.0504313">
                <text:p>0.05043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1.25">
                <text:p>61.25</text:p>
              </table:table-cell>
              <table:table-cell office:value-type="float" office:value="0.0426475">
                <text:p>0.04264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1.3125">
                <text:p>61.3125</text:p>
              </table:table-cell>
              <table:table-cell office:value-type="float" office:value="0.0342649">
                <text:p>0.034264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1.375">
                <text:p>61.375</text:p>
              </table:table-cell>
              <table:table-cell office:value-type="float" office:value="0.0252836">
                <text:p>0.025283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1.4375">
                <text:p>61.4375</text:p>
              </table:table-cell>
              <table:table-cell office:value-type="float" office:value="0.0157035">
                <text:p>0.015703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1.5">
                <text:p>61.5</text:p>
              </table:table-cell>
              <table:table-cell office:value-type="float" office:value="0.00552469">
                <text:p>0.0055246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.5625">
                <text:p>61.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2.0625">
                <text:p>62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2.125">
                <text:p>62.125</text:p>
              </table:table-cell>
              <table:table-cell office:value-type="float" office:value="0.00838861">
                <text:p>0.008388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2.1875">
                <text:p>62.1875</text:p>
              </table:table-cell>
              <table:table-cell office:value-type="float" office:value="0.0161785">
                <text:p>0.016178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2.25">
                <text:p>62.25</text:p>
              </table:table-cell>
              <table:table-cell office:value-type="float" office:value="0.0233696">
                <text:p>0.02336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2.3125">
                <text:p>62.3125</text:p>
              </table:table-cell>
              <table:table-cell office:value-type="float" office:value="0.0299619">
                <text:p>0.02996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2.375">
                <text:p>62.375</text:p>
              </table:table-cell>
              <table:table-cell office:value-type="float" office:value="0.0359555">
                <text:p>0.03595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2.4375">
                <text:p>62.4375</text:p>
              </table:table-cell>
              <table:table-cell office:value-type="float" office:value="0.0413503">
                <text:p>0.041350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2.5">
                <text:p>62.5</text:p>
              </table:table-cell>
              <table:table-cell office:value-type="float" office:value="0.0461464">
                <text:p>0.046146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.5625">
                <text:p>62.5625</text:p>
              </table:table-cell>
              <table:table-cell office:value-type="float" office:value="0.0503437">
                <text:p>0.050343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2.625">
                <text:p>62.625</text:p>
              </table:table-cell>
              <table:table-cell office:value-type="float" office:value="0.0539423">
                <text:p>0.05394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2.6875">
                <text:p>62.6875</text:p>
              </table:table-cell>
              <table:table-cell office:value-type="float" office:value="0.0569421">
                <text:p>0.05694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2.75">
                <text:p>62.75</text:p>
              </table:table-cell>
              <table:table-cell office:value-type="float" office:value="0.0593432">
                <text:p>0.05934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2.8125">
                <text:p>62.8125</text:p>
              </table:table-cell>
              <table:table-cell office:value-type="float" office:value="0.0611455">
                <text:p>0.06114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2.875">
                <text:p>62.875</text:p>
              </table:table-cell>
              <table:table-cell office:value-type="float" office:value="0.062349">
                <text:p>0.06234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2.9375">
                <text:p>62.9375</text:p>
              </table:table-cell>
              <table:table-cell office:value-type="float" office:value="0.0629538">
                <text:p>0.062953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3">
                <text:p>63</text:p>
              </table:table-cell>
              <table:table-cell office:value-type="float" office:value="0.0629599">
                <text:p>0.06295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3.0625">
                <text:p>63.0625</text:p>
              </table:table-cell>
              <table:table-cell office:value-type="float" office:value="0.0629599">
                <text:p>0.062959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3.125">
                <text:p>63.125</text:p>
              </table:table-cell>
              <table:table-cell office:value-type="float" office:value="0.0623611">
                <text:p>0.06236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3.1875">
                <text:p>63.1875</text:p>
              </table:table-cell>
              <table:table-cell office:value-type="float" office:value="0.0611636">
                <text:p>0.06116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3.25">
                <text:p>63.25</text:p>
              </table:table-cell>
              <table:table-cell office:value-type="float" office:value="0.0593673">
                <text:p>0.059367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3.3125">
                <text:p>63.3125</text:p>
              </table:table-cell>
              <table:table-cell office:value-type="float" office:value="0.0569723">
                <text:p>0.05697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3.375">
                <text:p>63.375</text:p>
              </table:table-cell>
              <table:table-cell office:value-type="float" office:value="0.0539785">
                <text:p>0.053978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3.4375">
                <text:p>63.4375</text:p>
              </table:table-cell>
              <table:table-cell office:value-type="float" office:value="0.050386">
                <text:p>0.05038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.5">
                <text:p>63.5</text:p>
              </table:table-cell>
              <table:table-cell office:value-type="float" office:value="0.0461947">
                <text:p>0.046194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3.5625">
                <text:p>63.5625</text:p>
              </table:table-cell>
              <table:table-cell office:value-type="float" office:value="0.0414047">
                <text:p>0.04140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3.625">
                <text:p>63.625</text:p>
              </table:table-cell>
              <table:table-cell office:value-type="float" office:value="0.0360159">
                <text:p>0.03601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3.6875">
                <text:p>63.6875</text:p>
              </table:table-cell>
              <table:table-cell office:value-type="float" office:value="0.0300283">
                <text:p>0.030028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3.75">
                <text:p>63.75</text:p>
              </table:table-cell>
              <table:table-cell office:value-type="float" office:value="0.023442">
                <text:p>0.0234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3.8125">
                <text:p>63.8125</text:p>
              </table:table-cell>
              <table:table-cell office:value-type="float" office:value="0.016257">
                <text:p>0.01625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3.875">
                <text:p>63.875</text:p>
              </table:table-cell>
              <table:table-cell office:value-type="float" office:value="0.00847316">
                <text:p>0.008473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3.9375">
                <text:p>63.9375</text:p>
              </table:table-cell>
              <table:table-cell office:value-type="float" office:value="0.0000905946">
                <text:p>0.000090594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.5625">
                <text:p>64.5625</text:p>
              </table:table-cell>
              <table:table-cell office:value-type="float" office:value="0.00671089">
                <text:p>0.006710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4.625">
                <text:p>64.625</text:p>
              </table:table-cell>
              <table:table-cell office:value-type="float" office:value="0.012823">
                <text:p>0.0128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4.6875">
                <text:p>64.6875</text:p>
              </table:table-cell>
              <table:table-cell office:value-type="float" office:value="0.0183364">
                <text:p>0.01833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4.75">
                <text:p>64.75</text:p>
              </table:table-cell>
              <table:table-cell office:value-type="float" office:value="0.023251">
                <text:p>0.0232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4.8125">
                <text:p>64.8125</text:p>
              </table:table-cell>
              <table:table-cell office:value-type="float" office:value="0.0275669">
                <text:p>0.027566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4.875">
                <text:p>64.875</text:p>
              </table:table-cell>
              <table:table-cell office:value-type="float" office:value="0.031284">
                <text:p>0.0312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4.9375">
                <text:p>64.9375</text:p>
              </table:table-cell>
              <table:table-cell office:value-type="float" office:value="0.0344024">
                <text:p>0.034402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5">
                <text:p>65</text:p>
              </table:table-cell>
              <table:table-cell office:value-type="float" office:value="0.036922">
                <text:p>0.03692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5.0625">
                <text:p>65.0625</text:p>
              </table:table-cell>
              <table:table-cell office:value-type="float" office:value="0.0388428">
                <text:p>0.03884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5.125">
                <text:p>65.125</text:p>
              </table:table-cell>
              <table:table-cell office:value-type="float" office:value="0.0401649">
                <text:p>0.04016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5.1875">
                <text:p>65.1875</text:p>
              </table:table-cell>
              <table:table-cell office:value-type="float" office:value="0.0408882">
                <text:p>0.040888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5.25">
                <text:p>65.25</text:p>
              </table:table-cell>
              <table:table-cell office:value-type="float" office:value="0.0410128">
                <text:p>0.04101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5.3125">
                <text:p>65.3125</text:p>
              </table:table-cell>
              <table:table-cell office:value-type="float" office:value="0.0410128">
                <text:p>0.041012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5.375">
                <text:p>65.375</text:p>
              </table:table-cell>
              <table:table-cell office:value-type="float" office:value="0.0404141">
                <text:p>0.04041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5.4375">
                <text:p>65.4375</text:p>
              </table:table-cell>
              <table:table-cell office:value-type="float" office:value="0.0392165">
                <text:p>0.039216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.5">
                <text:p>65.5</text:p>
              </table:table-cell>
              <table:table-cell office:value-type="float" office:value="0.0374203">
                <text:p>0.037420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5.5625">
                <text:p>65.5625</text:p>
              </table:table-cell>
              <table:table-cell office:value-type="float" office:value="0.0350253">
                <text:p>0.035025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5.625">
                <text:p>65.625</text:p>
              </table:table-cell>
              <table:table-cell office:value-type="float" office:value="0.0320315">
                <text:p>0.03203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5.6875">
                <text:p>65.6875</text:p>
              </table:table-cell>
              <table:table-cell office:value-type="float" office:value="0.028439">
                <text:p>0.0284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5.75">
                <text:p>65.75</text:p>
              </table:table-cell>
              <table:table-cell office:value-type="float" office:value="0.0242477">
                <text:p>0.024247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5.8125">
                <text:p>65.8125</text:p>
              </table:table-cell>
              <table:table-cell office:value-type="float" office:value="0.0194576">
                <text:p>0.019457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5.875">
                <text:p>65.875</text:p>
              </table:table-cell>
              <table:table-cell office:value-type="float" office:value="0.0140688">
                <text:p>0.01406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5.9375">
                <text:p>65.9375</text:p>
              </table:table-cell>
              <table:table-cell office:value-type="float" office:value="0.0080813">
                <text:p>0.00808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6">
                <text:p>66</text:p>
              </table:table-cell>
              <table:table-cell office:value-type="float" office:value="0.00149499">
                <text:p>0.0014949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6.0625">
                <text:p>66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6.5625">
                <text:p>66.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6.625">
                <text:p>66.625</text:p>
              </table:table-cell>
              <table:table-cell office:value-type="float" office:value="0.00536871">
                <text:p>0.005368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6.6875">
                <text:p>66.6875</text:p>
              </table:table-cell>
              <table:table-cell office:value-type="float" office:value="0.0101387">
                <text:p>0.010138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6.75">
                <text:p>66.75</text:p>
              </table:table-cell>
              <table:table-cell office:value-type="float" office:value="0.0143099">
                <text:p>0.014309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6.8125">
                <text:p>66.8125</text:p>
              </table:table-cell>
              <table:table-cell office:value-type="float" office:value="0.0178823">
                <text:p>0.01788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6.875">
                <text:p>66.875</text:p>
              </table:table-cell>
              <table:table-cell office:value-type="float" office:value="0.020856">
                <text:p>0.02085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6.9375">
                <text:p>66.9375</text:p>
              </table:table-cell>
              <table:table-cell office:value-type="float" office:value="0.0232309">
                <text:p>0.023230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7">
                <text:p>67</text:p>
              </table:table-cell>
              <table:table-cell office:value-type="float" office:value="0.0250071">
                <text:p>0.025007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7.0625">
                <text:p>67.0625</text:p>
              </table:table-cell>
              <table:table-cell office:value-type="float" office:value="0.0261845">
                <text:p>0.02618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7.125">
                <text:p>67.125</text:p>
              </table:table-cell>
              <table:table-cell office:value-type="float" office:value="0.0267632">
                <text:p>0.026763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7.1875">
                <text:p>67.1875</text:p>
              </table:table-cell>
              <table:table-cell office:value-type="float" office:value="0.0267632">
                <text:p>0.02676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7.25">
                <text:p>67.25</text:p>
              </table:table-cell>
              <table:table-cell office:value-type="float" office:value="0.0261645">
                <text:p>0.026164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.3125">
                <text:p>67.3125</text:p>
              </table:table-cell>
              <table:table-cell office:value-type="float" office:value="0.0249669">
                <text:p>0.024966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7.375">
                <text:p>67.375</text:p>
              </table:table-cell>
              <table:table-cell office:value-type="float" office:value="0.0231707">
                <text:p>0.023170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7.4375">
                <text:p>67.4375</text:p>
              </table:table-cell>
              <table:table-cell office:value-type="float" office:value="0.0207757">
                <text:p>0.020775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7.5">
                <text:p>67.5</text:p>
              </table:table-cell>
              <table:table-cell office:value-type="float" office:value="0.0177819">
                <text:p>0.017781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7.5625">
                <text:p>67.5625</text:p>
              </table:table-cell>
              <table:table-cell office:value-type="float" office:value="0.0141894">
                <text:p>0.014189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7.625">
                <text:p>67.625</text:p>
              </table:table-cell>
              <table:table-cell office:value-type="float" office:value="0.00999807">
                <text:p>0.0099980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7.6875">
                <text:p>67.6875</text:p>
              </table:table-cell>
              <table:table-cell office:value-type="float" office:value="0.00520803">
                <text:p>0.0052080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7.75">
                <text:p>67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8.25">
                <text:p>68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8.3125">
                <text:p>68.3125</text:p>
              </table:table-cell>
              <table:table-cell office:value-type="float" office:value="0.00429497">
                <text:p>0.0042949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8.375">
                <text:p>68.375</text:p>
              </table:table-cell>
              <table:table-cell office:value-type="float" office:value="0.00799118">
                <text:p>0.0079911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8.4375">
                <text:p>68.4375</text:p>
              </table:table-cell>
              <table:table-cell office:value-type="float" office:value="0.0110886">
                <text:p>0.011088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8.5">
                <text:p>68.5</text:p>
              </table:table-cell>
              <table:table-cell office:value-type="float" office:value="0.0135873">
                <text:p>0.013587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8.5625">
                <text:p>68.5625</text:p>
              </table:table-cell>
              <table:table-cell office:value-type="float" office:value="0.0154873">
                <text:p>0.015487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8.625">
                <text:p>68.625</text:p>
              </table:table-cell>
              <table:table-cell office:value-type="float" office:value="0.0167885">
                <text:p>0.016788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8.6875">
                <text:p>68.6875</text:p>
              </table:table-cell>
              <table:table-cell office:value-type="float" office:value="0.0174909">
                <text:p>0.01749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8.75">
                <text:p>68.75</text:p>
              </table:table-cell>
              <table:table-cell office:value-type="float" office:value="0.0175946">
                <text:p>0.017594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.8125">
                <text:p>68.8125</text:p>
              </table:table-cell>
              <table:table-cell office:value-type="float" office:value="0.0175946">
                <text:p>0.017594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8.875">
                <text:p>68.875</text:p>
              </table:table-cell>
              <table:table-cell office:value-type="float" office:value="0.0169958">
                <text:p>0.016995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8.9375">
                <text:p>68.9375</text:p>
              </table:table-cell>
              <table:table-cell office:value-type="float" office:value="0.0157983">
                <text:p>0.015798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9">
                <text:p>69</text:p>
              </table:table-cell>
              <table:table-cell office:value-type="float" office:value="0.0140021">
                <text:p>0.014002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9.0625">
                <text:p>69.0625</text:p>
              </table:table-cell>
              <table:table-cell office:value-type="float" office:value="0.0116071">
                <text:p>0.011607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9.125">
                <text:p>69.125</text:p>
              </table:table-cell>
              <table:table-cell office:value-type="float" office:value="0.00861328">
                <text:p>0.0086132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9.1875">
                <text:p>69.1875</text:p>
              </table:table-cell>
              <table:table-cell office:value-type="float" office:value="0.00502075">
                <text:p>0.00502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minimum="0" chart:maximum="6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034cm" svg:height="21.394cm" xlink:href=".." xlink:type="simple" chart:class="chart:scatter" chart:style-name="ch1">
        <chart:legend chart:legend-position="end" svg:x="35.771cm" svg:y="10.398cm" style:legend-expansion="high" chart:style-name="ch2"/>
        <chart:plot-area chart:style-name="ch3" table:cell-range-address="Sheet1.C1:Sheet1.D1024" svg:x="0.76cm" svg:y="0.427cm" svg:width="34.251cm" svg:height="20.54cm">
          <chartooo:coordinate-region svg:x="1.196cm" svg:y="0.626cm" svg:width="33.815cm" svg:height="19.6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024" chart:class="chart:scatter">
            <chart:domain table:cell-range-address="Sheet1.C1:Sheet1.C1024"/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1024</svg:desc>
                </draw:g>
              </table:table-cell>
              <table:table-cell office:value-type="float" office:value="0">
                <text:p>0</text:p>
                <draw:g>
                  <svg:desc>Sheet1.D1:Sheet1.D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124267578125">
                <text:p>0.12426757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5">
                <text:p>0.1875</text:p>
              </table:table-cell>
              <table:table-cell office:value-type="float" office:value="0.185546875">
                <text:p>0.1855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24609375">
                <text:p>0.246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25">
                <text:p>0.3125</text:p>
              </table:table-cell>
              <table:table-cell office:value-type="float" office:value="0.30615234375">
                <text:p>0.306152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5">
                <text:p>0.375</text:p>
              </table:table-cell>
              <table:table-cell office:value-type="float" office:value="0.365478515625">
                <text:p>0.365478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75">
                <text:p>0.4375</text:p>
              </table:table-cell>
              <table:table-cell office:value-type="float" office:value="0.42431640625">
                <text:p>0.424316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482421875">
                <text:p>0.48242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25">
                <text:p>0.5625</text:p>
              </table:table-cell>
              <table:table-cell office:value-type="float" office:value="0.5400390625">
                <text:p>0.540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5">
                <text:p>0.625</text:p>
              </table:table-cell>
              <table:table-cell office:value-type="float" office:value="0.596923828125">
                <text:p>0.59692382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75">
                <text:p>0.6875</text:p>
              </table:table-cell>
              <table:table-cell office:value-type="float" office:value="0.6533203125">
                <text:p>0.653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0.709228515625">
                <text:p>0.709228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25">
                <text:p>0.8125</text:p>
              </table:table-cell>
              <table:table-cell office:value-type="float" office:value="0.764404296875">
                <text:p>0.76440429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5">
                <text:p>0.875</text:p>
              </table:table-cell>
              <table:table-cell office:value-type="float" office:value="0.819091796875">
                <text:p>0.81909179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75">
                <text:p>0.9375</text:p>
              </table:table-cell>
              <table:table-cell office:value-type="float" office:value="0.873046875">
                <text:p>0.87304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26513671875">
                <text:p>0.92651367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25">
                <text:p>1.0625</text:p>
              </table:table-cell>
              <table:table-cell office:value-type="float" office:value="0.979248046875">
                <text:p>0.97924804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25">
                <text:p>1.125</text:p>
              </table:table-cell>
              <table:table-cell office:value-type="float" office:value="1.031494140625">
                <text:p>1.03149414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875">
                <text:p>1.1875</text:p>
              </table:table-cell>
              <table:table-cell office:value-type="float" office:value="1.0830078125">
                <text:p>1.08300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">
                <text:p>1.25</text:p>
              </table:table-cell>
              <table:table-cell office:value-type="float" office:value="1.134033203125">
                <text:p>1.13403320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125">
                <text:p>1.3125</text:p>
              </table:table-cell>
              <table:table-cell office:value-type="float" office:value="1.184326171875">
                <text:p>1.18432617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5">
                <text:p>1.375</text:p>
              </table:table-cell>
              <table:table-cell office:value-type="float" office:value="1.234130859375">
                <text:p>1.23413085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375">
                <text:p>1.4375</text:p>
              </table:table-cell>
              <table:table-cell office:value-type="float" office:value="1.283447265625">
                <text:p>1.28344726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">
                <text:p>1.5</text:p>
              </table:table-cell>
              <table:table-cell office:value-type="float" office:value="1.33203125">
                <text:p>1.3320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25">
                <text:p>1.5625</text:p>
              </table:table-cell>
              <table:table-cell office:value-type="float" office:value="1.380126953125">
                <text:p>1.38012695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25">
                <text:p>1.625</text:p>
              </table:table-cell>
              <table:table-cell office:value-type="float" office:value="1.427490234375">
                <text:p>1.42749023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875">
                <text:p>1.6875</text:p>
              </table:table-cell>
              <table:table-cell office:value-type="float" office:value="1.474365234375">
                <text:p>1.47436523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5">
                <text:p>1.75</text:p>
              </table:table-cell>
              <table:table-cell office:value-type="float" office:value="1.5205078125">
                <text:p>1.520507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125">
                <text:p>1.8125</text:p>
              </table:table-cell>
              <table:table-cell office:value-type="float" office:value="1.566162109375">
                <text:p>1.56616210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75">
                <text:p>1.875</text:p>
              </table:table-cell>
              <table:table-cell office:value-type="float" office:value="1.611083984375">
                <text:p>1.61108398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375">
                <text:p>1.9375</text:p>
              </table:table-cell>
              <table:table-cell office:value-type="float" office:value="1.655517578125">
                <text:p>1.65551757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.69921875">
                <text:p>1.6992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625">
                <text:p>2.0625</text:p>
              </table:table-cell>
              <table:table-cell office:value-type="float" office:value="1.742431640625">
                <text:p>1.742431640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25">
                <text:p>2.125</text:p>
              </table:table-cell>
              <table:table-cell office:value-type="float" office:value="1.78515625">
                <text:p>1.78515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875">
                <text:p>2.1875</text:p>
              </table:table-cell>
              <table:table-cell office:value-type="float" office:value="1.8271484375">
                <text:p>1.827148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5">
                <text:p>2.25</text:p>
              </table:table-cell>
              <table:table-cell office:value-type="float" office:value="1.86865234375">
                <text:p>1.8686523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125">
                <text:p>2.3125</text:p>
              </table:table-cell>
              <table:table-cell office:value-type="float" office:value="1.909423828125">
                <text:p>1.90942382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75">
                <text:p>2.375</text:p>
              </table:table-cell>
              <table:table-cell office:value-type="float" office:value="1.94970703125">
                <text:p>1.9497070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375">
                <text:p>2.4375</text:p>
              </table:table-cell>
              <table:table-cell office:value-type="float" office:value="1.9892578125">
                <text:p>1.9892578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">
                <text:p>2.5</text:p>
              </table:table-cell>
              <table:table-cell office:value-type="float" office:value="2.0283203125">
                <text:p>2.028320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625">
                <text:p>2.5625</text:p>
              </table:table-cell>
              <table:table-cell office:value-type="float" office:value="2.066650390625">
                <text:p>2.06665039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25">
                <text:p>2.625</text:p>
              </table:table-cell>
              <table:table-cell office:value-type="float" office:value="2.1044921875">
                <text:p>2.10449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875">
                <text:p>2.6875</text:p>
              </table:table-cell>
              <table:table-cell office:value-type="float" office:value="2.1416015625">
                <text:p>2.1416015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5">
                <text:p>2.75</text:p>
              </table:table-cell>
              <table:table-cell office:value-type="float" office:value="2.17822265625">
                <text:p>2.1782226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125">
                <text:p>2.8125</text:p>
              </table:table-cell>
              <table:table-cell office:value-type="float" office:value="2.21435546875">
                <text:p>2.2143554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75">
                <text:p>2.875</text:p>
              </table:table-cell>
              <table:table-cell office:value-type="float" office:value="2.249755859375">
                <text:p>2.249755859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375">
                <text:p>2.9375</text:p>
              </table:table-cell>
              <table:table-cell office:value-type="float" office:value="2.28466796875">
                <text:p>2.2846679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2.31884765625">
                <text:p>2.31884765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625">
                <text:p>3.0625</text:p>
              </table:table-cell>
              <table:table-cell office:value-type="float" office:value="2.3525390625">
                <text:p>2.35253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25">
                <text:p>3.125</text:p>
              </table:table-cell>
              <table:table-cell office:value-type="float" office:value="2.385498046875">
                <text:p>2.385498046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875">
                <text:p>3.1875</text:p>
              </table:table-cell>
              <table:table-cell office:value-type="float" office:value="2.41796875">
                <text:p>2.4179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5">
                <text:p>3.25</text:p>
              </table:table-cell>
              <table:table-cell office:value-type="float" office:value="2.44970703125">
                <text:p>2.4497070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125">
                <text:p>3.3125</text:p>
              </table:table-cell>
              <table:table-cell office:value-type="float" office:value="2.48095703125">
                <text:p>2.48095703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75">
                <text:p>3.375</text:p>
              </table:table-cell>
              <table:table-cell office:value-type="float" office:value="2.511474609375">
                <text:p>2.51147460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375">
                <text:p>3.4375</text:p>
              </table:table-cell>
              <table:table-cell office:value-type="float" office:value="2.54150390625">
                <text:p>2.541503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">
                <text:p>3.5</text:p>
              </table:table-cell>
              <table:table-cell office:value-type="float" office:value="2.571044921875">
                <text:p>2.571044921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625">
                <text:p>3.5625</text:p>
              </table:table-cell>
              <table:table-cell office:value-type="float" office:value="2.599853515625">
                <text:p>2.599853515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25">
                <text:p>3.625</text:p>
              </table:table-cell>
              <table:table-cell office:value-type="float" office:value="2.628173828125">
                <text:p>2.628173828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875">
                <text:p>3.6875</text:p>
              </table:table-cell>
              <table:table-cell office:value-type="float" office:value="2.65576171875">
                <text:p>2.6557617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5">
                <text:p>3.75</text:p>
              </table:table-cell>
              <table:table-cell office:value-type="float" office:value="2.682861328125">
                <text:p>2.68286132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125">
                <text:p>3.8125</text:p>
              </table:table-cell>
              <table:table-cell office:value-type="float" office:value="2.709228515625">
                <text:p>2.709228515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75">
                <text:p>3.875</text:p>
              </table:table-cell>
              <table:table-cell office:value-type="float" office:value="2.735107421875">
                <text:p>2.73510742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375">
                <text:p>3.9375</text:p>
              </table:table-cell>
              <table:table-cell office:value-type="float" office:value="2.76025390625">
                <text:p>2.76025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2.784912109375">
                <text:p>2.784912109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625">
                <text:p>4.0625</text:p>
              </table:table-cell>
              <table:table-cell office:value-type="float" office:value="2.80908203125">
                <text:p>2.80908203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25">
                <text:p>4.125</text:p>
              </table:table-cell>
              <table:table-cell office:value-type="float" office:value="2.83251953125">
                <text:p>2.8325195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875">
                <text:p>4.1875</text:p>
              </table:table-cell>
              <table:table-cell office:value-type="float" office:value="2.85546875">
                <text:p>2.8554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5">
                <text:p>4.25</text:p>
              </table:table-cell>
              <table:table-cell office:value-type="float" office:value="2.877685546875">
                <text:p>2.87768554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125">
                <text:p>4.3125</text:p>
              </table:table-cell>
              <table:table-cell office:value-type="float" office:value="2.8994140625">
                <text:p>2.8994140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75">
                <text:p>4.375</text:p>
              </table:table-cell>
              <table:table-cell office:value-type="float" office:value="2.92041015625">
                <text:p>2.92041015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375">
                <text:p>4.4375</text:p>
              </table:table-cell>
              <table:table-cell office:value-type="float" office:value="2.94091796875">
                <text:p>2.940917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">
                <text:p>4.5</text:p>
              </table:table-cell>
              <table:table-cell office:value-type="float" office:value="2.960693359375">
                <text:p>2.960693359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625">
                <text:p>4.5625</text:p>
              </table:table-cell>
              <table:table-cell office:value-type="float" office:value="2.97998046875">
                <text:p>2.9799804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25">
                <text:p>4.625</text:p>
              </table:table-cell>
              <table:table-cell office:value-type="float" office:value="2.99853515625">
                <text:p>2.9985351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6875">
                <text:p>4.6875</text:p>
              </table:table-cell>
              <table:table-cell office:value-type="float" office:value="3.0166015625">
                <text:p>3.016601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5">
                <text:p>4.75</text:p>
              </table:table-cell>
              <table:table-cell office:value-type="float" office:value="3.0341796875">
                <text:p>3.034179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125">
                <text:p>4.8125</text:p>
              </table:table-cell>
              <table:table-cell office:value-type="float" office:value="3.051025390625">
                <text:p>3.051025390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75">
                <text:p>4.875</text:p>
              </table:table-cell>
              <table:table-cell office:value-type="float" office:value="3.0673828125">
                <text:p>3.0673828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375">
                <text:p>4.9375</text:p>
              </table:table-cell>
              <table:table-cell office:value-type="float" office:value="3.0830078125">
                <text:p>3.083007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3.09814453125">
                <text:p>3.0981445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625">
                <text:p>5.0625</text:p>
              </table:table-cell>
              <table:table-cell office:value-type="float" office:value="3.112548828125">
                <text:p>3.112548828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25">
                <text:p>5.125</text:p>
              </table:table-cell>
              <table:table-cell office:value-type="float" office:value="3.12646484375">
                <text:p>3.12646484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1875">
                <text:p>5.1875</text:p>
              </table:table-cell>
              <table:table-cell office:value-type="float" office:value="3.1396484375">
                <text:p>3.139648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5">
                <text:p>5.25</text:p>
              </table:table-cell>
              <table:table-cell office:value-type="float" office:value="3.15234375">
                <text:p>3.1523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125">
                <text:p>5.3125</text:p>
              </table:table-cell>
              <table:table-cell office:value-type="float" office:value="3.164306640625">
                <text:p>3.16430664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75">
                <text:p>5.375</text:p>
              </table:table-cell>
              <table:table-cell office:value-type="float" office:value="3.17578125">
                <text:p>3.175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375">
                <text:p>5.4375</text:p>
              </table:table-cell>
              <table:table-cell office:value-type="float" office:value="3.186767578125">
                <text:p>3.1867675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">
                <text:p>5.5</text:p>
              </table:table-cell>
              <table:table-cell office:value-type="float" office:value="3.197021484375">
                <text:p>3.197021484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625">
                <text:p>5.5625</text:p>
              </table:table-cell>
              <table:table-cell office:value-type="float" office:value="3.206787109375">
                <text:p>3.20678710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625">
                <text:p>5.625</text:p>
              </table:table-cell>
              <table:table-cell office:value-type="float" office:value="3.2158203125">
                <text:p>3.2158203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6875">
                <text:p>5.6875</text:p>
              </table:table-cell>
              <table:table-cell office:value-type="float" office:value="3.224365234375">
                <text:p>3.224365234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5">
                <text:p>5.75</text:p>
              </table:table-cell>
              <table:table-cell office:value-type="float" office:value="3.232177734375">
                <text:p>3.232177734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125">
                <text:p>5.8125</text:p>
              </table:table-cell>
              <table:table-cell office:value-type="float" office:value="3.239501953125">
                <text:p>3.23950195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875">
                <text:p>5.875</text:p>
              </table:table-cell>
              <table:table-cell office:value-type="float" office:value="3.24609375">
                <text:p>3.2460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375">
                <text:p>5.9375</text:p>
              </table:table-cell>
              <table:table-cell office:value-type="float" office:value="3.252197265625">
                <text:p>3.2521972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3.257568359375">
                <text:p>3.257568359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625">
                <text:p>6.0625</text:p>
              </table:table-cell>
              <table:table-cell office:value-type="float" office:value="3.262451171875">
                <text:p>3.262451171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25">
                <text:p>6.125</text:p>
              </table:table-cell>
              <table:table-cell office:value-type="float" office:value="3.266845703125">
                <text:p>3.26684570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1875">
                <text:p>6.1875</text:p>
              </table:table-cell>
              <table:table-cell office:value-type="float" office:value="3.2705078125">
                <text:p>3.2705078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5">
                <text:p>6.25</text:p>
              </table:table-cell>
              <table:table-cell office:value-type="float" office:value="3.273681640625">
                <text:p>3.273681640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3125">
                <text:p>6.3125</text:p>
              </table:table-cell>
              <table:table-cell office:value-type="float" office:value="3.276123046875">
                <text:p>3.276123046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375">
                <text:p>6.375</text:p>
              </table:table-cell>
              <table:table-cell office:value-type="float" office:value="3.278076171875">
                <text:p>3.27807617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375">
                <text:p>6.4375</text:p>
              </table:table-cell>
              <table:table-cell office:value-type="float" office:value="3.279296875">
                <text:p>3.279296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5">
                <text:p>6.5</text:p>
              </table:table-cell>
              <table:table-cell office:value-type="float" office:value="3.280029296875">
                <text:p>3.28002929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5625">
                <text:p>6.5625</text:p>
              </table:table-cell>
              <table:table-cell office:value-type="float" office:value="3.280029296875">
                <text:p>3.280029296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625">
                <text:p>6.625</text:p>
              </table:table-cell>
              <table:table-cell office:value-type="float" office:value="3.280029296875">
                <text:p>3.280029296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6875">
                <text:p>6.6875</text:p>
              </table:table-cell>
              <table:table-cell office:value-type="float" office:value="3.279541015625">
                <text:p>3.279541015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75">
                <text:p>6.75</text:p>
              </table:table-cell>
              <table:table-cell office:value-type="float" office:value="3.278564453125">
                <text:p>3.278564453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125">
                <text:p>6.8125</text:p>
              </table:table-cell>
              <table:table-cell office:value-type="float" office:value="3.27685546875">
                <text:p>3.27685546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875">
                <text:p>6.875</text:p>
              </table:table-cell>
              <table:table-cell office:value-type="float" office:value="3.274658203125">
                <text:p>3.274658203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9375">
                <text:p>6.9375</text:p>
              </table:table-cell>
              <table:table-cell office:value-type="float" office:value="3.271728515625">
                <text:p>3.271728515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3.268310546875">
                <text:p>3.268310546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0625">
                <text:p>7.0625</text:p>
              </table:table-cell>
              <table:table-cell office:value-type="float" office:value="3.26416015625">
                <text:p>3.26416015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25">
                <text:p>7.125</text:p>
              </table:table-cell>
              <table:table-cell office:value-type="float" office:value="3.259521484375">
                <text:p>3.25952148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1875">
                <text:p>7.1875</text:p>
              </table:table-cell>
              <table:table-cell office:value-type="float" office:value="3.254150390625">
                <text:p>3.25415039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25">
                <text:p>7.25</text:p>
              </table:table-cell>
              <table:table-cell office:value-type="float" office:value="3.248291015625">
                <text:p>3.248291015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125">
                <text:p>7.3125</text:p>
              </table:table-cell>
              <table:table-cell office:value-type="float" office:value="3.241943359375">
                <text:p>3.241943359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75">
                <text:p>7.375</text:p>
              </table:table-cell>
              <table:table-cell office:value-type="float" office:value="3.23486328125">
                <text:p>3.23486328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4375">
                <text:p>7.4375</text:p>
              </table:table-cell>
              <table:table-cell office:value-type="float" office:value="3.227294921875">
                <text:p>3.227294921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5">
                <text:p>7.5</text:p>
              </table:table-cell>
              <table:table-cell office:value-type="float" office:value="3.218994140625">
                <text:p>3.21899414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625">
                <text:p>7.5625</text:p>
              </table:table-cell>
              <table:table-cell office:value-type="float" office:value="3.210205078125">
                <text:p>3.210205078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625">
                <text:p>7.625</text:p>
              </table:table-cell>
              <table:table-cell office:value-type="float" office:value="3.20068359375">
                <text:p>3.20068359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6875">
                <text:p>7.6875</text:p>
              </table:table-cell>
              <table:table-cell office:value-type="float" office:value="3.190673828125">
                <text:p>3.190673828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75">
                <text:p>7.75</text:p>
              </table:table-cell>
              <table:table-cell office:value-type="float" office:value="3.179931640625">
                <text:p>3.17993164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125">
                <text:p>7.8125</text:p>
              </table:table-cell>
              <table:table-cell office:value-type="float" office:value="3.168701171875">
                <text:p>3.168701171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75">
                <text:p>7.875</text:p>
              </table:table-cell>
              <table:table-cell office:value-type="float" office:value="3.15673828125">
                <text:p>3.1567382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9375">
                <text:p>7.9375</text:p>
              </table:table-cell>
              <table:table-cell office:value-type="float" office:value="3.144287109375">
                <text:p>3.14428710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3.13134765625">
                <text:p>3.13134765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0625">
                <text:p>8.0625</text:p>
              </table:table-cell>
              <table:table-cell office:value-type="float" office:value="3.11767578125">
                <text:p>3.11767578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125">
                <text:p>8.125</text:p>
              </table:table-cell>
              <table:table-cell office:value-type="float" office:value="3.103515625">
                <text:p>3.103515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875">
                <text:p>8.1875</text:p>
              </table:table-cell>
              <table:table-cell office:value-type="float" office:value="3.088623046875">
                <text:p>3.088623046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25">
                <text:p>8.25</text:p>
              </table:table-cell>
              <table:table-cell office:value-type="float" office:value="3.0732421875">
                <text:p>3.073242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3125">
                <text:p>8.3125</text:p>
              </table:table-cell>
              <table:table-cell office:value-type="float" office:value="3.05712890625">
                <text:p>3.05712890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375">
                <text:p>8.375</text:p>
              </table:table-cell>
              <table:table-cell office:value-type="float" office:value="3.04052734375">
                <text:p>3.04052734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4375">
                <text:p>8.4375</text:p>
              </table:table-cell>
              <table:table-cell office:value-type="float" office:value="3.023193359375">
                <text:p>3.023193359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5">
                <text:p>8.5</text:p>
              </table:table-cell>
              <table:table-cell office:value-type="float" office:value="3.00537109375">
                <text:p>3.0053710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5625">
                <text:p>8.5625</text:p>
              </table:table-cell>
              <table:table-cell office:value-type="float" office:value="2.98681640625">
                <text:p>2.98681640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625">
                <text:p>8.625</text:p>
              </table:table-cell>
              <table:table-cell office:value-type="float" office:value="2.9677734375">
                <text:p>2.9677734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6875">
                <text:p>8.6875</text:p>
              </table:table-cell>
              <table:table-cell office:value-type="float" office:value="2.9482421875">
                <text:p>2.9482421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75">
                <text:p>8.75</text:p>
              </table:table-cell>
              <table:table-cell office:value-type="float" office:value="2.927978515625">
                <text:p>2.927978515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8125">
                <text:p>8.8125</text:p>
              </table:table-cell>
              <table:table-cell office:value-type="float" office:value="2.9072265625">
                <text:p>2.9072265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875">
                <text:p>8.875</text:p>
              </table:table-cell>
              <table:table-cell office:value-type="float" office:value="2.8857421875">
                <text:p>2.8857421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9375">
                <text:p>8.9375</text:p>
              </table:table-cell>
              <table:table-cell office:value-type="float" office:value="2.86376953125">
                <text:p>2.86376953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2.841064453125">
                <text:p>2.841064453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0625">
                <text:p>9.0625</text:p>
              </table:table-cell>
              <table:table-cell office:value-type="float" office:value="2.81787109375">
                <text:p>2.8178710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125">
                <text:p>9.125</text:p>
              </table:table-cell>
              <table:table-cell office:value-type="float" office:value="2.7939453125">
                <text:p>2.7939453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1875">
                <text:p>9.1875</text:p>
              </table:table-cell>
              <table:table-cell office:value-type="float" office:value="2.76953125">
                <text:p>2.76953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25">
                <text:p>9.25</text:p>
              </table:table-cell>
              <table:table-cell office:value-type="float" office:value="2.744384765625">
                <text:p>2.744384765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3125">
                <text:p>9.3125</text:p>
              </table:table-cell>
              <table:table-cell office:value-type="float" office:value="2.71875">
                <text:p>2.71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375">
                <text:p>9.375</text:p>
              </table:table-cell>
              <table:table-cell office:value-type="float" office:value="2.692626953125">
                <text:p>2.692626953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4375">
                <text:p>9.4375</text:p>
              </table:table-cell>
              <table:table-cell office:value-type="float" office:value="2.665771484375">
                <text:p>2.665771484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5">
                <text:p>9.5</text:p>
              </table:table-cell>
              <table:table-cell office:value-type="float" office:value="2.638427734375">
                <text:p>2.638427734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5625">
                <text:p>9.5625</text:p>
              </table:table-cell>
              <table:table-cell office:value-type="float" office:value="2.6103515625">
                <text:p>2.61035156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625">
                <text:p>9.625</text:p>
              </table:table-cell>
              <table:table-cell office:value-type="float" office:value="2.581787109375">
                <text:p>2.581787109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6875">
                <text:p>9.6875</text:p>
              </table:table-cell>
              <table:table-cell office:value-type="float" office:value="2.552490234375">
                <text:p>2.552490234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75">
                <text:p>9.75</text:p>
              </table:table-cell>
              <table:table-cell office:value-type="float" office:value="2.522705078125">
                <text:p>2.522705078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8125">
                <text:p>9.8125</text:p>
              </table:table-cell>
              <table:table-cell office:value-type="float" office:value="2.4921875">
                <text:p>2.4921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875">
                <text:p>9.875</text:p>
              </table:table-cell>
              <table:table-cell office:value-type="float" office:value="2.461181640625">
                <text:p>2.461181640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9375">
                <text:p>9.9375</text:p>
              </table:table-cell>
              <table:table-cell office:value-type="float" office:value="2.429443359375">
                <text:p>2.429443359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2.397216796875">
                <text:p>2.397216796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0625">
                <text:p>10.0625</text:p>
              </table:table-cell>
              <table:table-cell office:value-type="float" office:value="2.364501953125">
                <text:p>2.364501953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125">
                <text:p>10.125</text:p>
              </table:table-cell>
              <table:table-cell office:value-type="float" office:value="2.3310546875">
                <text:p>2.3310546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1875">
                <text:p>10.1875</text:p>
              </table:table-cell>
              <table:table-cell office:value-type="float" office:value="2.297119140625">
                <text:p>2.297119140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25">
                <text:p>10.25</text:p>
              </table:table-cell>
              <table:table-cell office:value-type="float" office:value="2.262451171875">
                <text:p>2.262451171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3125">
                <text:p>10.3125</text:p>
              </table:table-cell>
              <table:table-cell office:value-type="float" office:value="2.227294921875">
                <text:p>2.227294921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375">
                <text:p>10.375</text:p>
              </table:table-cell>
              <table:table-cell office:value-type="float" office:value="2.19140625">
                <text:p>2.19140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4375">
                <text:p>10.4375</text:p>
              </table:table-cell>
              <table:table-cell office:value-type="float" office:value="2.155029296875">
                <text:p>2.155029296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5">
                <text:p>10.5</text:p>
              </table:table-cell>
              <table:table-cell office:value-type="float" office:value="2.117919921875">
                <text:p>2.117919921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5625">
                <text:p>10.5625</text:p>
              </table:table-cell>
              <table:table-cell office:value-type="float" office:value="2.080322265625">
                <text:p>2.080322265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625">
                <text:p>10.625</text:p>
              </table:table-cell>
              <table:table-cell office:value-type="float" office:value="2.0419921875">
                <text:p>2.0419921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6875">
                <text:p>10.6875</text:p>
              </table:table-cell>
              <table:table-cell office:value-type="float" office:value="2.003173828125">
                <text:p>2.003173828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75">
                <text:p>10.75</text:p>
              </table:table-cell>
              <table:table-cell office:value-type="float" office:value="1.9638671875">
                <text:p>1.96386718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8125">
                <text:p>10.8125</text:p>
              </table:table-cell>
              <table:table-cell office:value-type="float" office:value="1.923828125">
                <text:p>1.923828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75">
                <text:p>10.875</text:p>
              </table:table-cell>
              <table:table-cell office:value-type="float" office:value="1.88330078125">
                <text:p>1.88330078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9375">
                <text:p>10.9375</text:p>
              </table:table-cell>
              <table:table-cell office:value-type="float" office:value="1.842041015625">
                <text:p>1.842041015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1.80029296875">
                <text:p>1.8002929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0625">
                <text:p>11.0625</text:p>
              </table:table-cell>
              <table:table-cell office:value-type="float" office:value="1.7578125">
                <text:p>1.7578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125">
                <text:p>11.125</text:p>
              </table:table-cell>
              <table:table-cell office:value-type="float" office:value="1.71484375">
                <text:p>1.71484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1875">
                <text:p>11.1875</text:p>
              </table:table-cell>
              <table:table-cell office:value-type="float" office:value="1.671142578125">
                <text:p>1.671142578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25">
                <text:p>11.25</text:p>
              </table:table-cell>
              <table:table-cell office:value-type="float" office:value="1.626953125">
                <text:p>1.626953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3125">
                <text:p>11.3125</text:p>
              </table:table-cell>
              <table:table-cell office:value-type="float" office:value="1.582275390625">
                <text:p>1.582275390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375">
                <text:p>11.375</text:p>
              </table:table-cell>
              <table:table-cell office:value-type="float" office:value="1.536865234375">
                <text:p>1.536865234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4375">
                <text:p>11.4375</text:p>
              </table:table-cell>
              <table:table-cell office:value-type="float" office:value="1.490966796875">
                <text:p>1.490966796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5">
                <text:p>11.5</text:p>
              </table:table-cell>
              <table:table-cell office:value-type="float" office:value="1.4443359375">
                <text:p>1.4443359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5625">
                <text:p>11.5625</text:p>
              </table:table-cell>
              <table:table-cell office:value-type="float" office:value="1.397216796875">
                <text:p>1.397216796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625">
                <text:p>11.625</text:p>
              </table:table-cell>
              <table:table-cell office:value-type="float" office:value="1.349365234375">
                <text:p>1.3493652343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6875">
                <text:p>11.6875</text:p>
              </table:table-cell>
              <table:table-cell office:value-type="float" office:value="1.301025390625">
                <text:p>1.301025390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75">
                <text:p>11.75</text:p>
              </table:table-cell>
              <table:table-cell office:value-type="float" office:value="1.251953125">
                <text:p>1.251953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8125">
                <text:p>11.8125</text:p>
              </table:table-cell>
              <table:table-cell office:value-type="float" office:value="1.202392578125">
                <text:p>1.202392578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875">
                <text:p>11.875</text:p>
              </table:table-cell>
              <table:table-cell office:value-type="float" office:value="1.152099609375">
                <text:p>1.152099609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9375">
                <text:p>11.9375</text:p>
              </table:table-cell>
              <table:table-cell office:value-type="float" office:value="1.101318359375">
                <text:p>1.101318359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1.050048828125">
                <text:p>1.050048828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.0625">
                <text:p>12.0625</text:p>
              </table:table-cell>
              <table:table-cell office:value-type="float" office:value="0.998046875">
                <text:p>0.998046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125">
                <text:p>12.125</text:p>
              </table:table-cell>
              <table:table-cell office:value-type="float" office:value="0.945556640625">
                <text:p>0.945556640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1875">
                <text:p>12.1875</text:p>
              </table:table-cell>
              <table:table-cell office:value-type="float" office:value="0.892333984375">
                <text:p>0.892333984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25">
                <text:p>12.25</text:p>
              </table:table-cell>
              <table:table-cell office:value-type="float" office:value="0.838623046875">
                <text:p>0.838623046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3125">
                <text:p>12.3125</text:p>
              </table:table-cell>
              <table:table-cell office:value-type="float" office:value="0.7841796875">
                <text:p>0.7841796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375">
                <text:p>12.375</text:p>
              </table:table-cell>
              <table:table-cell office:value-type="float" office:value="0.729248046875">
                <text:p>0.729248046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4375">
                <text:p>12.4375</text:p>
              </table:table-cell>
              <table:table-cell office:value-type="float" office:value="0.673583984375">
                <text:p>0.673583984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5">
                <text:p>12.5</text:p>
              </table:table-cell>
              <table:table-cell office:value-type="float" office:value="0.617431640625">
                <text:p>0.617431640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5625">
                <text:p>12.5625</text:p>
              </table:table-cell>
              <table:table-cell office:value-type="float" office:value="0.560546875">
                <text:p>0.560546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625">
                <text:p>12.625</text:p>
              </table:table-cell>
              <table:table-cell office:value-type="float" office:value="0.503173828125">
                <text:p>0.503173828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6875">
                <text:p>12.6875</text:p>
              </table:table-cell>
              <table:table-cell office:value-type="float" office:value="0.4453125">
                <text:p>0.4453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75">
                <text:p>12.7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8125">
                <text:p>12.8125</text:p>
              </table:table-cell>
              <table:table-cell office:value-type="float" office:value="0.32763671875">
                <text:p>0.32763671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875">
                <text:p>12.875</text:p>
              </table:table-cell>
              <table:table-cell office:value-type="float" office:value="0.267822265625">
                <text:p>0.2678222656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9375">
                <text:p>12.9375</text:p>
              </table:table-cell>
              <table:table-cell office:value-type="float" office:value="0.20751953125">
                <text:p>0.20751953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">
                <text:p>13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0625">
                <text:p>13.0625</text:p>
              </table:table-cell>
              <table:table-cell office:value-type="float" office:value="0.0849609375">
                <text:p>0.0849609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125">
                <text:p>13.125</text:p>
              </table:table-cell>
              <table:table-cell office:value-type="float" office:value="0.022705078125">
                <text:p>0.022705078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1875">
                <text:p>1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6875">
                <text:p>1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75">
                <text:p>13.75</text:p>
              </table:table-cell>
              <table:table-cell office:value-type="float" office:value="0.0498046875">
                <text:p>0.0498046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8125">
                <text:p>13.8125</text:p>
              </table:table-cell>
              <table:table-cell office:value-type="float" office:value="0.09912109375">
                <text:p>0.09912109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875">
                <text:p>13.875</text:p>
              </table:table-cell>
              <table:table-cell office:value-type="float" office:value="0.147705078125">
                <text:p>0.147705078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9375">
                <text:p>13.9375</text:p>
              </table:table-cell>
              <table:table-cell office:value-type="float" office:value="0.19580078125">
                <text:p>0.19580078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">
                <text:p>14</text:p>
              </table:table-cell>
              <table:table-cell office:value-type="float" office:value="0.2431640625">
                <text:p>0.2431640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0625">
                <text:p>14.0625</text:p>
              </table:table-cell>
              <table:table-cell office:value-type="float" office:value="0.2900390625">
                <text:p>0.2900390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125">
                <text:p>14.125</text:p>
              </table:table-cell>
              <table:table-cell office:value-type="float" office:value="0.33642578125">
                <text:p>0.33642578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1875">
                <text:p>14.1875</text:p>
              </table:table-cell>
              <table:table-cell office:value-type="float" office:value="0.382080078125">
                <text:p>0.382080078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25">
                <text:p>14.25</text:p>
              </table:table-cell>
              <table:table-cell office:value-type="float" office:value="0.42724609375">
                <text:p>0.42724609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3125">
                <text:p>14.3125</text:p>
              </table:table-cell>
              <table:table-cell office:value-type="float" office:value="0.4716796875">
                <text:p>0.4716796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375">
                <text:p>14.375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4375">
                <text:p>14.4375</text:p>
              </table:table-cell>
              <table:table-cell office:value-type="float" office:value="0.558837890625">
                <text:p>0.558837890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5">
                <text:p>14.5</text:p>
              </table:table-cell>
              <table:table-cell office:value-type="float" office:value="0.6015625">
                <text:p>0.6015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5625">
                <text:p>14.5625</text:p>
              </table:table-cell>
              <table:table-cell office:value-type="float" office:value="0.6435546875">
                <text:p>0.64355468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625">
                <text:p>14.625</text:p>
              </table:table-cell>
              <table:table-cell office:value-type="float" office:value="0.68505859375">
                <text:p>0.68505859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6875">
                <text:p>14.6875</text:p>
              </table:table-cell>
              <table:table-cell office:value-type="float" office:value="0.725830078125">
                <text:p>0.725830078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75">
                <text:p>14.75</text:p>
              </table:table-cell>
              <table:table-cell office:value-type="float" office:value="0.76611328125">
                <text:p>0.76611328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.8125">
                <text:p>14.8125</text:p>
              </table:table-cell>
              <table:table-cell office:value-type="float" office:value="0.805908203125">
                <text:p>0.805908203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875">
                <text:p>14.875</text:p>
              </table:table-cell>
              <table:table-cell office:value-type="float" office:value="0.844970703125">
                <text:p>0.844970703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9375">
                <text:p>14.9375</text:p>
              </table:table-cell>
              <table:table-cell office:value-type="float" office:value="0.883544921875">
                <text:p>0.883544921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">
                <text:p>15</text:p>
              </table:table-cell>
              <table:table-cell office:value-type="float" office:value="0.92138671875">
                <text:p>0.92138671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0625">
                <text:p>15.0625</text:p>
              </table:table-cell>
              <table:table-cell office:value-type="float" office:value="0.958740234375">
                <text:p>0.958740234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125">
                <text:p>15.125</text:p>
              </table:table-cell>
              <table:table-cell office:value-type="float" office:value="0.995361328125">
                <text:p>0.995361328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1875">
                <text:p>15.1875</text:p>
              </table:table-cell>
              <table:table-cell office:value-type="float" office:value="1.031494140625">
                <text:p>1.031494140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25">
                <text:p>15.25</text:p>
              </table:table-cell>
              <table:table-cell office:value-type="float" office:value="1.06689453125">
                <text:p>1.06689453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3125">
                <text:p>15.3125</text:p>
              </table:table-cell>
              <table:table-cell office:value-type="float" office:value="1.101806640625">
                <text:p>1.10180664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375">
                <text:p>15.375</text:p>
              </table:table-cell>
              <table:table-cell office:value-type="float" office:value="1.135986328125">
                <text:p>1.135986328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4375">
                <text:p>15.4375</text:p>
              </table:table-cell>
              <table:table-cell office:value-type="float" office:value="1.169677734375">
                <text:p>1.16967773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5">
                <text:p>15.5</text:p>
              </table:table-cell>
              <table:table-cell office:value-type="float" office:value="1.202880859375">
                <text:p>1.2028808593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5625">
                <text:p>15.5625</text:p>
              </table:table-cell>
              <table:table-cell office:value-type="float" office:value="1.2353515625">
                <text:p>1.2353515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625">
                <text:p>15.625</text:p>
              </table:table-cell>
              <table:table-cell office:value-type="float" office:value="1.267333984375">
                <text:p>1.2673339843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6875">
                <text:p>15.6875</text:p>
              </table:table-cell>
              <table:table-cell office:value-type="float" office:value="1.298583984375">
                <text:p>1.298583984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75">
                <text:p>15.75</text:p>
              </table:table-cell>
              <table:table-cell office:value-type="float" office:value="1.329345703125">
                <text:p>1.329345703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8125">
                <text:p>15.8125</text:p>
              </table:table-cell>
              <table:table-cell office:value-type="float" office:value="1.359375">
                <text:p>1.359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875">
                <text:p>15.875</text:p>
              </table:table-cell>
              <table:table-cell office:value-type="float" office:value="1.388916015625">
                <text:p>1.388916015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9375">
                <text:p>15.9375</text:p>
              </table:table-cell>
              <table:table-cell office:value-type="float" office:value="1.417724609375">
                <text:p>1.4177246093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">
                <text:p>16</text:p>
              </table:table-cell>
              <table:table-cell office:value-type="float" office:value="1.446044921875">
                <text:p>1.446044921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0625">
                <text:p>16.0625</text:p>
              </table:table-cell>
              <table:table-cell office:value-type="float" office:value="1.4736328125">
                <text:p>1.4736328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125">
                <text:p>16.125</text:p>
              </table:table-cell>
              <table:table-cell office:value-type="float" office:value="1.500732421875">
                <text:p>1.500732421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1875">
                <text:p>16.1875</text:p>
              </table:table-cell>
              <table:table-cell office:value-type="float" office:value="1.52734375">
                <text:p>1.527343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25">
                <text:p>16.25</text:p>
              </table:table-cell>
              <table:table-cell office:value-type="float" office:value="1.55322265625">
                <text:p>1.553222656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3125">
                <text:p>16.3125</text:p>
              </table:table-cell>
              <table:table-cell office:value-type="float" office:value="1.57861328125">
                <text:p>1.57861328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375">
                <text:p>16.375</text:p>
              </table:table-cell>
              <table:table-cell office:value-type="float" office:value="1.603271484375">
                <text:p>1.6032714843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4375">
                <text:p>16.4375</text:p>
              </table:table-cell>
              <table:table-cell office:value-type="float" office:value="1.62744140625">
                <text:p>1.62744140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5">
                <text:p>16.5</text:p>
              </table:table-cell>
              <table:table-cell office:value-type="float" office:value="1.65087890625">
                <text:p>1.65087890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5625">
                <text:p>16.5625</text:p>
              </table:table-cell>
              <table:table-cell office:value-type="float" office:value="1.673828125">
                <text:p>1.673828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625">
                <text:p>16.625</text:p>
              </table:table-cell>
              <table:table-cell office:value-type="float" office:value="1.696044921875">
                <text:p>1.6960449218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6875">
                <text:p>16.6875</text:p>
              </table:table-cell>
              <table:table-cell office:value-type="float" office:value="1.7177734375">
                <text:p>1.71777343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75">
                <text:p>16.75</text:p>
              </table:table-cell>
              <table:table-cell office:value-type="float" office:value="1.739013671875">
                <text:p>1.739013671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8125">
                <text:p>16.8125</text:p>
              </table:table-cell>
              <table:table-cell office:value-type="float" office:value="1.759521484375">
                <text:p>1.7595214843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875">
                <text:p>16.875</text:p>
              </table:table-cell>
              <table:table-cell office:value-type="float" office:value="1.779541015625">
                <text:p>1.779541015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9375">
                <text:p>16.9375</text:p>
              </table:table-cell>
              <table:table-cell office:value-type="float" office:value="1.798828125">
                <text:p>1.798828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">
                <text:p>17</text:p>
              </table:table-cell>
              <table:table-cell office:value-type="float" office:value="1.817626953125">
                <text:p>1.8176269531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.0625">
                <text:p>17.0625</text:p>
              </table:table-cell>
              <table:table-cell office:value-type="float" office:value="1.835693359375">
                <text:p>1.835693359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125">
                <text:p>17.125</text:p>
              </table:table-cell>
              <table:table-cell office:value-type="float" office:value="1.853271484375">
                <text:p>1.8532714843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1875">
                <text:p>17.1875</text:p>
              </table:table-cell>
              <table:table-cell office:value-type="float" office:value="1.8701171875">
                <text:p>1.87011718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25">
                <text:p>17.25</text:p>
              </table:table-cell>
              <table:table-cell office:value-type="float" office:value="1.886474609375">
                <text:p>1.886474609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3125">
                <text:p>17.3125</text:p>
              </table:table-cell>
              <table:table-cell office:value-type="float" office:value="1.902099609375">
                <text:p>1.902099609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375">
                <text:p>17.375</text:p>
              </table:table-cell>
              <table:table-cell office:value-type="float" office:value="1.917236328125">
                <text:p>1.917236328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4375">
                <text:p>17.4375</text:p>
              </table:table-cell>
              <table:table-cell office:value-type="float" office:value="1.931884765625">
                <text:p>1.93188476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5">
                <text:p>17.5</text:p>
              </table:table-cell>
              <table:table-cell office:value-type="float" office:value="1.94580078125">
                <text:p>1.945800781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5625">
                <text:p>17.5625</text:p>
              </table:table-cell>
              <table:table-cell office:value-type="float" office:value="1.959228515625">
                <text:p>1.959228515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625">
                <text:p>17.625</text:p>
              </table:table-cell>
              <table:table-cell office:value-type="float" office:value="1.971923828125">
                <text:p>1.971923828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6875">
                <text:p>17.6875</text:p>
              </table:table-cell>
              <table:table-cell office:value-type="float" office:value="1.984130859375">
                <text:p>1.984130859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75">
                <text:p>17.75</text:p>
              </table:table-cell>
              <table:table-cell office:value-type="float" office:value="1.99560546875">
                <text:p>1.995605468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8125">
                <text:p>17.8125</text:p>
              </table:table-cell>
              <table:table-cell office:value-type="float" office:value="2.006591796875">
                <text:p>2.0065917968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875">
                <text:p>17.875</text:p>
              </table:table-cell>
              <table:table-cell office:value-type="float" office:value="2.016845703125">
                <text:p>2.0168457031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9375">
                <text:p>17.9375</text:p>
              </table:table-cell>
              <table:table-cell office:value-type="float" office:value="2.026611328125">
                <text:p>2.026611328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">
                <text:p>18</text:p>
              </table:table-cell>
              <table:table-cell office:value-type="float" office:value="2.03564453125">
                <text:p>2.035644531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0625">
                <text:p>18.0625</text:p>
              </table:table-cell>
              <table:table-cell office:value-type="float" office:value="2.044189453125">
                <text:p>2.044189453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125">
                <text:p>18.125</text:p>
              </table:table-cell>
              <table:table-cell office:value-type="float" office:value="2.05224609375">
                <text:p>2.052246093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1875">
                <text:p>18.1875</text:p>
              </table:table-cell>
              <table:table-cell office:value-type="float" office:value="2.0595703125">
                <text:p>2.05957031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25">
                <text:p>18.25</text:p>
              </table:table-cell>
              <table:table-cell office:value-type="float" office:value="2.06640625">
                <text:p>2.06640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3125">
                <text:p>18.3125</text:p>
              </table:table-cell>
              <table:table-cell office:value-type="float" office:value="2.072509765625">
                <text:p>2.0725097656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375">
                <text:p>18.375</text:p>
              </table:table-cell>
              <table:table-cell office:value-type="float" office:value="2.078125">
                <text:p>2.078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4375">
                <text:p>18.4375</text:p>
              </table:table-cell>
              <table:table-cell office:value-type="float" office:value="2.0830078125">
                <text:p>2.08300781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5">
                <text:p>18.5</text:p>
              </table:table-cell>
              <table:table-cell office:value-type="float" office:value="2.08740234375">
                <text:p>2.087402343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5625">
                <text:p>18.5625</text:p>
              </table:table-cell>
              <table:table-cell office:value-type="float" office:value="2.091064453125">
                <text:p>2.091064453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625">
                <text:p>18.625</text:p>
              </table:table-cell>
              <table:table-cell office:value-type="float" office:value="2.09423828125">
                <text:p>2.09423828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6875">
                <text:p>18.6875</text:p>
              </table:table-cell>
              <table:table-cell office:value-type="float" office:value="2.0966796875">
                <text:p>2.0966796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.75">
                <text:p>18.75</text:p>
              </table:table-cell>
              <table:table-cell office:value-type="float" office:value="2.0986328125">
                <text:p>2.0986328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.8125">
                <text:p>18.8125</text:p>
              </table:table-cell>
              <table:table-cell office:value-type="float" office:value="2.10009765625">
                <text:p>2.10009765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875">
                <text:p>18.875</text:p>
              </table:table-cell>
              <table:table-cell office:value-type="float" office:value="2.100830078125">
                <text:p>2.1008300781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.9375">
                <text:p>18.9375</text:p>
              </table:table-cell>
              <table:table-cell office:value-type="float" office:value="2.10107421875">
                <text:p>2.101074218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  <table:table-cell office:value-type="float" office:value="2.10107421875">
                <text:p>2.101074218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0625">
                <text:p>19.0625</text:p>
              </table:table-cell>
              <table:table-cell office:value-type="float" office:value="2.1005859375">
                <text:p>2.10058593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.125">
                <text:p>19.125</text:p>
              </table:table-cell>
              <table:table-cell office:value-type="float" office:value="2.099609375">
                <text:p>2.0996093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.1875">
                <text:p>19.1875</text:p>
              </table:table-cell>
              <table:table-cell office:value-type="float" office:value="2.097900390625">
                <text:p>2.0979003906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25">
                <text:p>19.25</text:p>
              </table:table-cell>
              <table:table-cell office:value-type="float" office:value="2.095703125">
                <text:p>2.095703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3125">
                <text:p>19.3125</text:p>
              </table:table-cell>
              <table:table-cell office:value-type="float" office:value="2.0927734375">
                <text:p>2.09277343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375">
                <text:p>19.375</text:p>
              </table:table-cell>
              <table:table-cell office:value-type="float" office:value="2.08935546875">
                <text:p>2.08935546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4375">
                <text:p>19.4375</text:p>
              </table:table-cell>
              <table:table-cell office:value-type="float" office:value="2.085205078125">
                <text:p>2.0852050781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5">
                <text:p>19.5</text:p>
              </table:table-cell>
              <table:table-cell office:value-type="float" office:value="2.08056640625">
                <text:p>2.080566406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.5625">
                <text:p>19.5625</text:p>
              </table:table-cell>
              <table:table-cell office:value-type="float" office:value="2.0751953125">
                <text:p>2.07519531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.625">
                <text:p>19.625</text:p>
              </table:table-cell>
              <table:table-cell office:value-type="float" office:value="2.0693359375">
                <text:p>2.0693359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6875">
                <text:p>19.6875</text:p>
              </table:table-cell>
              <table:table-cell office:value-type="float" office:value="2.06298828125">
                <text:p>2.062988281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.75">
                <text:p>19.75</text:p>
              </table:table-cell>
              <table:table-cell office:value-type="float" office:value="2.055908203125">
                <text:p>2.0559082031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.8125">
                <text:p>19.8125</text:p>
              </table:table-cell>
              <table:table-cell office:value-type="float" office:value="2.04833984375">
                <text:p>2.04833984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.875">
                <text:p>19.875</text:p>
              </table:table-cell>
              <table:table-cell office:value-type="float" office:value="2.0400390625">
                <text:p>2.0400390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.9375">
                <text:p>19.9375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  <table:table-cell office:value-type="float" office:value="2.021728515625">
                <text:p>2.021728515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0625">
                <text:p>20.0625</text:p>
              </table:table-cell>
              <table:table-cell office:value-type="float" office:value="2.01171875">
                <text:p>2.011718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125">
                <text:p>20.125</text:p>
              </table:table-cell>
              <table:table-cell office:value-type="float" office:value="2.0009765625">
                <text:p>2.0009765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.1875">
                <text:p>20.1875</text:p>
              </table:table-cell>
              <table:table-cell office:value-type="float" office:value="1.98974609375">
                <text:p>1.98974609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.25">
                <text:p>20.25</text:p>
              </table:table-cell>
              <table:table-cell office:value-type="float" office:value="1.977783203125">
                <text:p>1.977783203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.3125">
                <text:p>20.3125</text:p>
              </table:table-cell>
              <table:table-cell office:value-type="float" office:value="1.96533203125">
                <text:p>1.965332031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.375">
                <text:p>20.375</text:p>
              </table:table-cell>
              <table:table-cell office:value-type="float" office:value="1.952392578125">
                <text:p>1.952392578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.4375">
                <text:p>20.4375</text:p>
              </table:table-cell>
              <table:table-cell office:value-type="float" office:value="1.938720703125">
                <text:p>1.938720703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5">
                <text:p>20.5</text:p>
              </table:table-cell>
              <table:table-cell office:value-type="float" office:value="1.924560546875">
                <text:p>1.9245605468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.5625">
                <text:p>20.5625</text:p>
              </table:table-cell>
              <table:table-cell office:value-type="float" office:value="1.90966796875">
                <text:p>1.909667968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.625">
                <text:p>20.625</text:p>
              </table:table-cell>
              <table:table-cell office:value-type="float" office:value="1.894287109375">
                <text:p>1.8942871093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.6875">
                <text:p>20.6875</text:p>
              </table:table-cell>
              <table:table-cell office:value-type="float" office:value="1.878173828125">
                <text:p>1.878173828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.75">
                <text:p>20.75</text:p>
              </table:table-cell>
              <table:table-cell office:value-type="float" office:value="1.861572265625">
                <text:p>1.8615722656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8125">
                <text:p>20.8125</text:p>
              </table:table-cell>
              <table:table-cell office:value-type="float" office:value="1.84423828125">
                <text:p>1.84423828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.875">
                <text:p>20.875</text:p>
              </table:table-cell>
              <table:table-cell office:value-type="float" office:value="1.826416015625">
                <text:p>1.8264160156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9375">
                <text:p>20.9375</text:p>
              </table:table-cell>
              <table:table-cell office:value-type="float" office:value="1.807861328125">
                <text:p>1.807861328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">
                <text:p>21</text:p>
              </table:table-cell>
              <table:table-cell office:value-type="float" office:value="1.788818359375">
                <text:p>1.7888183593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.0625">
                <text:p>21.0625</text:p>
              </table:table-cell>
              <table:table-cell office:value-type="float" office:value="1.769287109375">
                <text:p>1.7692871093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125">
                <text:p>21.125</text:p>
              </table:table-cell>
              <table:table-cell office:value-type="float" office:value="1.7490234375">
                <text:p>1.74902343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.1875">
                <text:p>21.1875</text:p>
              </table:table-cell>
              <table:table-cell office:value-type="float" office:value="1.728271484375">
                <text:p>1.7282714843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.25">
                <text:p>21.25</text:p>
              </table:table-cell>
              <table:table-cell office:value-type="float" office:value="1.706787109375">
                <text:p>1.7067871093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.3125">
                <text:p>21.3125</text:p>
              </table:table-cell>
              <table:table-cell office:value-type="float" office:value="1.684814453125">
                <text:p>1.684814453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.375">
                <text:p>21.375</text:p>
              </table:table-cell>
              <table:table-cell office:value-type="float" office:value="1.662109375">
                <text:p>1.6621093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.4375">
                <text:p>21.4375</text:p>
              </table:table-cell>
              <table:table-cell office:value-type="float" office:value="1.638916015625">
                <text:p>1.638916015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.5">
                <text:p>21.5</text:p>
              </table:table-cell>
              <table:table-cell office:value-type="float" office:value="1.614990234375">
                <text:p>1.6149902343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.5625">
                <text:p>21.5625</text:p>
              </table:table-cell>
              <table:table-cell office:value-type="float" office:value="1.590576171875">
                <text:p>1.5905761718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.625">
                <text:p>21.625</text:p>
              </table:table-cell>
              <table:table-cell office:value-type="float" office:value="1.5654296875">
                <text:p>1.56542968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.6875">
                <text:p>21.6875</text:p>
              </table:table-cell>
              <table:table-cell office:value-type="float" office:value="1.539794921875">
                <text:p>1.539794921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.75">
                <text:p>21.75</text:p>
              </table:table-cell>
              <table:table-cell office:value-type="float" office:value="1.513671875">
                <text:p>1.5136718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.8125">
                <text:p>21.8125</text:p>
              </table:table-cell>
              <table:table-cell office:value-type="float" office:value="1.48681640625">
                <text:p>1.486816406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.875">
                <text:p>21.875</text:p>
              </table:table-cell>
              <table:table-cell office:value-type="float" office:value="1.45947265625">
                <text:p>1.459472656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.9375">
                <text:p>21.9375</text:p>
              </table:table-cell>
              <table:table-cell office:value-type="float" office:value="1.431396484375">
                <text:p>1.4313964843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">
                <text:p>22</text:p>
              </table:table-cell>
              <table:table-cell office:value-type="float" office:value="1.40283203125">
                <text:p>1.402832031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.0625">
                <text:p>22.0625</text:p>
              </table:table-cell>
              <table:table-cell office:value-type="float" office:value="1.37353515625">
                <text:p>1.37353515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.125">
                <text:p>22.12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.1875">
                <text:p>22.1875</text:p>
              </table:table-cell>
              <table:table-cell office:value-type="float" office:value="1.313232421875">
                <text:p>1.313232421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.25">
                <text:p>22.25</text:p>
              </table:table-cell>
              <table:table-cell office:value-type="float" office:value="1.2822265625">
                <text:p>1.28222656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.3125">
                <text:p>22.3125</text:p>
              </table:table-cell>
              <table:table-cell office:value-type="float" office:value="1.25048828125">
                <text:p>1.25048828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.375">
                <text:p>22.375</text:p>
              </table:table-cell>
              <table:table-cell office:value-type="float" office:value="1.21826171875">
                <text:p>1.21826171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.4375">
                <text:p>22.4375</text:p>
              </table:table-cell>
              <table:table-cell office:value-type="float" office:value="1.185546875">
                <text:p>1.1855468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.5">
                <text:p>22.5</text:p>
              </table:table-cell>
              <table:table-cell office:value-type="float" office:value="1.152099609375">
                <text:p>1.1520996093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.5625">
                <text:p>22.5625</text:p>
              </table:table-cell>
              <table:table-cell office:value-type="float" office:value="1.1181640625">
                <text:p>1.11816406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.625">
                <text:p>22.625</text:p>
              </table:table-cell>
              <table:table-cell office:value-type="float" office:value="1.08349609375">
                <text:p>1.083496093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.6875">
                <text:p>22.6875</text:p>
              </table:table-cell>
              <table:table-cell office:value-type="float" office:value="1.04833984375">
                <text:p>1.048339843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.75">
                <text:p>22.75</text:p>
              </table:table-cell>
              <table:table-cell office:value-type="float" office:value="1.012451171875">
                <text:p>1.0124511718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.8125">
                <text:p>22.8125</text:p>
              </table:table-cell>
              <table:table-cell office:value-type="float" office:value="0.97607421875">
                <text:p>0.976074218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.875">
                <text:p>22.875</text:p>
              </table:table-cell>
              <table:table-cell office:value-type="float" office:value="0.93896484375">
                <text:p>0.938964843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.9375">
                <text:p>22.9375</text:p>
              </table:table-cell>
              <table:table-cell office:value-type="float" office:value="0.9013671875">
                <text:p>0.90136718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">
                <text:p>23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.0625">
                <text:p>23.0625</text:p>
              </table:table-cell>
              <table:table-cell office:value-type="float" office:value="0.82421875">
                <text:p>0.824218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.125">
                <text:p>23.125</text:p>
              </table:table-cell>
              <table:table-cell office:value-type="float" office:value="0.784912109375">
                <text:p>0.7849121093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.1875">
                <text:p>23.1875</text:p>
              </table:table-cell>
              <table:table-cell office:value-type="float" office:value="0.744873046875">
                <text:p>0.7448730468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.25">
                <text:p>23.25</text:p>
              </table:table-cell>
              <table:table-cell office:value-type="float" office:value="0.704345703125">
                <text:p>0.7043457031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.3125">
                <text:p>23.3125</text:p>
              </table:table-cell>
              <table:table-cell office:value-type="float" office:value="0.6630859375">
                <text:p>0.6630859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.375">
                <text:p>23.375</text:p>
              </table:table-cell>
              <table:table-cell office:value-type="float" office:value="0.621337890625">
                <text:p>0.6213378906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.4375">
                <text:p>23.4375</text:p>
              </table:table-cell>
              <table:table-cell office:value-type="float" office:value="0.578857421875">
                <text:p>0.5788574218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.5">
                <text:p>23.5</text:p>
              </table:table-cell>
              <table:table-cell office:value-type="float" office:value="0.535888671875">
                <text:p>0.5358886718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.5625">
                <text:p>23.5625</text:p>
              </table:table-cell>
              <table:table-cell office:value-type="float" office:value="0.4921875">
                <text:p>0.49218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.625">
                <text:p>23.625</text:p>
              </table:table-cell>
              <table:table-cell office:value-type="float" office:value="0.447998046875">
                <text:p>0.4479980468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.6875">
                <text:p>23.6875</text:p>
              </table:table-cell>
              <table:table-cell office:value-type="float" office:value="0.4033203125">
                <text:p>0.40332031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.75">
                <text:p>23.75</text:p>
              </table:table-cell>
              <table:table-cell office:value-type="float" office:value="0.35791015625">
                <text:p>0.357910156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.8125">
                <text:p>23.8125</text:p>
              </table:table-cell>
              <table:table-cell office:value-type="float" office:value="0.31201171875">
                <text:p>0.312011718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.875">
                <text:p>23.875</text:p>
              </table:table-cell>
              <table:table-cell office:value-type="float" office:value="0.265380859375">
                <text:p>0.2653808593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.9375">
                <text:p>23.9375</text:p>
              </table:table-cell>
              <table:table-cell office:value-type="float" office:value="0.21826171875">
                <text:p>0.218261718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">
                <text:p>24</text:p>
              </table:table-cell>
              <table:table-cell office:value-type="float" office:value="0.17041015625">
                <text:p>0.17041015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.0625">
                <text:p>24.0625</text:p>
              </table:table-cell>
              <table:table-cell office:value-type="float" office:value="0.1220703125">
                <text:p>0.12207031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.125">
                <text:p>24.125</text:p>
              </table:table-cell>
              <table:table-cell office:value-type="float" office:value="0.072998046875">
                <text:p>0.0729980468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.1875">
                <text:p>24.187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.25">
                <text:p>2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.75">
                <text:p>24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.8125">
                <text:p>24.8125</text:p>
              </table:table-cell>
              <table:table-cell office:value-type="float" office:value="0.039794921875">
                <text:p>0.0397949218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.875">
                <text:p>24.875</text:p>
              </table:table-cell>
              <table:table-cell office:value-type="float" office:value="0.0791015625">
                <text:p>0.0791015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.9375">
                <text:p>24.9375</text:p>
              </table:table-cell>
              <table:table-cell office:value-type="float" office:value="0.11767578125">
                <text:p>0.117675781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">
                <text:p>25</text:p>
              </table:table-cell>
              <table:table-cell office:value-type="float" office:value="0.15576171875">
                <text:p>0.155761718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.0625">
                <text:p>25.0625</text:p>
              </table:table-cell>
              <table:table-cell office:value-type="float" office:value="0.193115234375">
                <text:p>0.1931152343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.125">
                <text:p>25.125</text:p>
              </table:table-cell>
              <table:table-cell office:value-type="float" office:value="0.22998046875">
                <text:p>0.22998046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.1875">
                <text:p>25.1875</text:p>
              </table:table-cell>
              <table:table-cell office:value-type="float" office:value="0.266357421875">
                <text:p>0.2663574218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.25">
                <text:p>25.25</text:p>
              </table:table-cell>
              <table:table-cell office:value-type="float" office:value="0.302001953125">
                <text:p>0.3020019531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.3125">
                <text:p>25.3125</text:p>
              </table:table-cell>
              <table:table-cell office:value-type="float" office:value="0.337158203125">
                <text:p>0.3371582031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.375">
                <text:p>25.375</text:p>
              </table:table-cell>
              <table:table-cell office:value-type="float" office:value="0.37158203125">
                <text:p>0.371582031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.4375">
                <text:p>25.4375</text:p>
              </table:table-cell>
              <table:table-cell office:value-type="float" office:value="0.405517578125">
                <text:p>0.4055175781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.5">
                <text:p>25.5</text:p>
              </table:table-cell>
              <table:table-cell office:value-type="float" office:value="0.438720703125">
                <text:p>0.4387207031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.5625">
                <text:p>25.5625</text:p>
              </table:table-cell>
              <table:table-cell office:value-type="float" office:value="0.471435546875">
                <text:p>0.4714355468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.625">
                <text:p>25.625</text:p>
              </table:table-cell>
              <table:table-cell office:value-type="float" office:value="0.50341796875">
                <text:p>0.503417968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.6875">
                <text:p>25.6875</text:p>
              </table:table-cell>
              <table:table-cell office:value-type="float" office:value="0.534912109375">
                <text:p>0.5349121093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.75">
                <text:p>25.75</text:p>
              </table:table-cell>
              <table:table-cell office:value-type="float" office:value="0.565673828125">
                <text:p>0.5656738281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.8125">
                <text:p>25.8125</text:p>
              </table:table-cell>
              <table:table-cell office:value-type="float" office:value="0.595947265625">
                <text:p>0.5959472656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.875">
                <text:p>25.875</text:p>
              </table:table-cell>
              <table:table-cell office:value-type="float" office:value="0.625732421875">
                <text:p>0.6257324218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.9375">
                <text:p>25.9375</text:p>
              </table:table-cell>
              <table:table-cell office:value-type="float" office:value="0.65478515625">
                <text:p>0.654785156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">
                <text:p>26</text:p>
              </table:table-cell>
              <table:table-cell office:value-type="float" office:value="0.683349609375">
                <text:p>0.6833496093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.0625">
                <text:p>26.0625</text:p>
              </table:table-cell>
              <table:table-cell office:value-type="float" office:value="0.711181640625">
                <text:p>0.7111816406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.125">
                <text:p>26.125</text:p>
              </table:table-cell>
              <table:table-cell office:value-type="float" office:value="0.738525390625">
                <text:p>0.7385253906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.1875">
                <text:p>26.1875</text:p>
              </table:table-cell>
              <table:table-cell office:value-type="float" office:value="0.76513671875">
                <text:p>0.76513671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.25">
                <text:p>26.25</text:p>
              </table:table-cell>
              <table:table-cell office:value-type="float" office:value="0.791259765625">
                <text:p>0.7912597656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.3125">
                <text:p>26.3125</text:p>
              </table:table-cell>
              <table:table-cell office:value-type="float" office:value="0.816650390625">
                <text:p>0.8166503906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.375">
                <text:p>26.375</text:p>
              </table:table-cell>
              <table:table-cell office:value-type="float" office:value="0.841552734375">
                <text:p>0.8415527343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.4375">
                <text:p>26.4375</text:p>
              </table:table-cell>
              <table:table-cell office:value-type="float" office:value="0.86572265625">
                <text:p>0.865722656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.5">
                <text:p>26.5</text:p>
              </table:table-cell>
              <table:table-cell office:value-type="float" office:value="0.889404296875">
                <text:p>0.889404296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.5625">
                <text:p>26.5625</text:p>
              </table:table-cell>
              <table:table-cell office:value-type="float" office:value="0.91259765625">
                <text:p>0.912597656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.625">
                <text:p>26.625</text:p>
              </table:table-cell>
              <table:table-cell office:value-type="float" office:value="0.93505859375">
                <text:p>0.935058593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.6875">
                <text:p>26.6875</text:p>
              </table:table-cell>
              <table:table-cell office:value-type="float" office:value="0.95703125">
                <text:p>0.957031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.75">
                <text:p>26.75</text:p>
              </table:table-cell>
              <table:table-cell office:value-type="float" office:value="0.978271484375">
                <text:p>0.9782714843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.8125">
                <text:p>26.8125</text:p>
              </table:table-cell>
              <table:table-cell office:value-type="float" office:value="0.9990234375">
                <text:p>0.99902343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.875">
                <text:p>26.875</text:p>
              </table:table-cell>
              <table:table-cell office:value-type="float" office:value="1.01904296875">
                <text:p>1.019042968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.9375">
                <text:p>26.9375</text:p>
              </table:table-cell>
              <table:table-cell office:value-type="float" office:value="1.03857421875">
                <text:p>1.03857421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">
                <text:p>27</text:p>
              </table:table-cell>
              <table:table-cell office:value-type="float" office:value="1.057373046875">
                <text:p>1.0573730468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.0625">
                <text:p>27.0625</text:p>
              </table:table-cell>
              <table:table-cell office:value-type="float" office:value="1.07568359375">
                <text:p>1.075683593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.125">
                <text:p>27.125</text:p>
              </table:table-cell>
              <table:table-cell office:value-type="float" office:value="1.09326171875">
                <text:p>1.093261718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.1875">
                <text:p>27.1875</text:p>
              </table:table-cell>
              <table:table-cell office:value-type="float" office:value="1.1103515625">
                <text:p>1.11035156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.25">
                <text:p>27.25</text:p>
              </table:table-cell>
              <table:table-cell office:value-type="float" office:value="1.126953125">
                <text:p>1.1269531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.3125">
                <text:p>27.3125</text:p>
              </table:table-cell>
              <table:table-cell office:value-type="float" office:value="1.142822265625">
                <text:p>1.1428222656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.375">
                <text:p>27.375</text:p>
              </table:table-cell>
              <table:table-cell office:value-type="float" office:value="1.158203125">
                <text:p>1.1582031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.4375">
                <text:p>27.4375</text:p>
              </table:table-cell>
              <table:table-cell office:value-type="float" office:value="1.1728515625">
                <text:p>1.17285156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.5">
                <text:p>27.5</text:p>
              </table:table-cell>
              <table:table-cell office:value-type="float" office:value="1.18701171875">
                <text:p>1.18701171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.5625">
                <text:p>27.5625</text:p>
              </table:table-cell>
              <table:table-cell office:value-type="float" office:value="1.200439453125">
                <text:p>1.2004394531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.625">
                <text:p>27.625</text:p>
              </table:table-cell>
              <table:table-cell office:value-type="float" office:value="1.21337890625">
                <text:p>1.213378906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.6875">
                <text:p>27.6875</text:p>
              </table:table-cell>
              <table:table-cell office:value-type="float" office:value="1.2255859375">
                <text:p>1.22558593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.75">
                <text:p>27.75</text:p>
              </table:table-cell>
              <table:table-cell office:value-type="float" office:value="1.2373046875">
                <text:p>1.23730468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.8125">
                <text:p>27.8125</text:p>
              </table:table-cell>
              <table:table-cell office:value-type="float" office:value="1.24853515625">
                <text:p>1.248535156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.875">
                <text:p>27.875</text:p>
              </table:table-cell>
              <table:table-cell office:value-type="float" office:value="1.259033203125">
                <text:p>1.2590332031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.9375">
                <text:p>27.9375</text:p>
              </table:table-cell>
              <table:table-cell office:value-type="float" office:value="1.26904296875">
                <text:p>1.269042968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">
                <text:p>28</text:p>
              </table:table-cell>
              <table:table-cell office:value-type="float" office:value="1.2783203125">
                <text:p>1.27832031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.0625">
                <text:p>28.0625</text:p>
              </table:table-cell>
              <table:table-cell office:value-type="float" office:value="1.287109375">
                <text:p>1.2871093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.125">
                <text:p>28.125</text:p>
              </table:table-cell>
              <table:table-cell office:value-type="float" office:value="1.295166015625">
                <text:p>1.2951660156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.1875">
                <text:p>28.1875</text:p>
              </table:table-cell>
              <table:table-cell office:value-type="float" office:value="1.302734375">
                <text:p>1.3027343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.25">
                <text:p>28.25</text:p>
              </table:table-cell>
              <table:table-cell office:value-type="float" office:value="1.3095703125">
                <text:p>1.30957031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.3125">
                <text:p>28.3125</text:p>
              </table:table-cell>
              <table:table-cell office:value-type="float" office:value="1.31591796875">
                <text:p>1.315917968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.375">
                <text:p>28.375</text:p>
              </table:table-cell>
              <table:table-cell office:value-type="float" office:value="1.321533203125">
                <text:p>1.3215332031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.4375">
                <text:p>28.4375</text:p>
              </table:table-cell>
              <table:table-cell office:value-type="float" office:value="1.32666015625">
                <text:p>1.326660156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.5">
                <text:p>28.5</text:p>
              </table:table-cell>
              <table:table-cell office:value-type="float" office:value="1.331298828125">
                <text:p>1.3312988281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.5625">
                <text:p>28.5625</text:p>
              </table:table-cell>
              <table:table-cell office:value-type="float" office:value="1.335205078125">
                <text:p>1.3352050781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.625">
                <text:p>28.625</text:p>
              </table:table-cell>
              <table:table-cell office:value-type="float" office:value="1.338623046875">
                <text:p>1.3386230468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.6875">
                <text:p>28.6875</text:p>
              </table:table-cell>
              <table:table-cell office:value-type="float" office:value="1.34130859375">
                <text:p>1.341308593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.75">
                <text:p>28.75</text:p>
              </table:table-cell>
              <table:table-cell office:value-type="float" office:value="1.343505859375">
                <text:p>1.3435058593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.8125">
                <text:p>28.8125</text:p>
              </table:table-cell>
              <table:table-cell office:value-type="float" office:value="1.344970703125">
                <text:p>1.3449707031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.875">
                <text:p>28.875</text:p>
              </table:table-cell>
              <table:table-cell office:value-type="float" office:value="1.345947265625">
                <text:p>1.3459472656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.9375">
                <text:p>28.9375</text:p>
              </table:table-cell>
              <table:table-cell office:value-type="float" office:value="1.34619140625">
                <text:p>1.346191406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">
                <text:p>29</text:p>
              </table:table-cell>
              <table:table-cell office:value-type="float" office:value="1.34619140625">
                <text:p>1.346191406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.0625">
                <text:p>29.0625</text:p>
              </table:table-cell>
              <table:table-cell office:value-type="float" office:value="1.345703125">
                <text:p>1.3457031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.125">
                <text:p>29.125</text:p>
              </table:table-cell>
              <table:table-cell office:value-type="float" office:value="1.3447265625">
                <text:p>1.34472656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.1875">
                <text:p>29.1875</text:p>
              </table:table-cell>
              <table:table-cell office:value-type="float" office:value="1.343017578125">
                <text:p>1.343017578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.25">
                <text:p>29.25</text:p>
              </table:table-cell>
              <table:table-cell office:value-type="float" office:value="1.3408203125">
                <text:p>1.34082031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.3125">
                <text:p>29.3125</text:p>
              </table:table-cell>
              <table:table-cell office:value-type="float" office:value="1.337890625">
                <text:p>1.3378906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.375">
                <text:p>29.375</text:p>
              </table:table-cell>
              <table:table-cell office:value-type="float" office:value="1.33447265625">
                <text:p>1.334472656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.4375">
                <text:p>29.4375</text:p>
              </table:table-cell>
              <table:table-cell office:value-type="float" office:value="1.330322265625">
                <text:p>1.3303222656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.5">
                <text:p>29.5</text:p>
              </table:table-cell>
              <table:table-cell office:value-type="float" office:value="1.32568359375">
                <text:p>1.32568359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.5625">
                <text:p>29.5625</text:p>
              </table:table-cell>
              <table:table-cell office:value-type="float" office:value="1.3203125">
                <text:p>1.32031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.625">
                <text:p>29.625</text:p>
              </table:table-cell>
              <table:table-cell office:value-type="float" office:value="1.314453125">
                <text:p>1.3144531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.6875">
                <text:p>29.6875</text:p>
              </table:table-cell>
              <table:table-cell office:value-type="float" office:value="1.30810546875">
                <text:p>1.308105468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.75">
                <text:p>29.75</text:p>
              </table:table-cell>
              <table:table-cell office:value-type="float" office:value="1.301025390625">
                <text:p>1.3010253906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.8125">
                <text:p>29.8125</text:p>
              </table:table-cell>
              <table:table-cell office:value-type="float" office:value="1.29345703125">
                <text:p>1.293457031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.875">
                <text:p>29.875</text:p>
              </table:table-cell>
              <table:table-cell office:value-type="float" office:value="1.28515625">
                <text:p>1.285156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.9375">
                <text:p>29.9375</text:p>
              </table:table-cell>
              <table:table-cell office:value-type="float" office:value="1.2763671875">
                <text:p>1.27636718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">
                <text:p>30</text:p>
              </table:table-cell>
              <table:table-cell office:value-type="float" office:value="1.266845703125">
                <text:p>1.2668457031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.0625">
                <text:p>30.0625</text:p>
              </table:table-cell>
              <table:table-cell office:value-type="float" office:value="1.2568359375">
                <text:p>1.25683593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.125">
                <text:p>30.125</text:p>
              </table:table-cell>
              <table:table-cell office:value-type="float" office:value="1.24609375">
                <text:p>1.246093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.1875">
                <text:p>30.1875</text:p>
              </table:table-cell>
              <table:table-cell office:value-type="float" office:value="1.23486328125">
                <text:p>1.234863281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.25">
                <text:p>30.25</text:p>
              </table:table-cell>
              <table:table-cell office:value-type="float" office:value="1.222900390625">
                <text:p>1.2229003906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.3125">
                <text:p>30.3125</text:p>
              </table:table-cell>
              <table:table-cell office:value-type="float" office:value="1.21044921875">
                <text:p>1.210449218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.375">
                <text:p>30.375</text:p>
              </table:table-cell>
              <table:table-cell office:value-type="float" office:value="1.197509765625">
                <text:p>1.1975097656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.4375">
                <text:p>30.4375</text:p>
              </table:table-cell>
              <table:table-cell office:value-type="float" office:value="1.183837890625">
                <text:p>1.1838378906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.5">
                <text:p>30.5</text:p>
              </table:table-cell>
              <table:table-cell office:value-type="float" office:value="1.169677734375">
                <text:p>1.169677734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.5625">
                <text:p>30.5625</text:p>
              </table:table-cell>
              <table:table-cell office:value-type="float" office:value="1.15478515625">
                <text:p>1.154785156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.625">
                <text:p>30.625</text:p>
              </table:table-cell>
              <table:table-cell office:value-type="float" office:value="1.139404296875">
                <text:p>1.1394042968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.6875">
                <text:p>30.6875</text:p>
              </table:table-cell>
              <table:table-cell office:value-type="float" office:value="1.123291015625">
                <text:p>1.1232910156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.75">
                <text:p>30.75</text:p>
              </table:table-cell>
              <table:table-cell office:value-type="float" office:value="1.106689453125">
                <text:p>1.1066894531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.8125">
                <text:p>30.8125</text:p>
              </table:table-cell>
              <table:table-cell office:value-type="float" office:value="1.08935546875">
                <text:p>1.089355468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.875">
                <text:p>30.875</text:p>
              </table:table-cell>
              <table:table-cell office:value-type="float" office:value="1.071533203125">
                <text:p>1.0715332031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.9375">
                <text:p>30.9375</text:p>
              </table:table-cell>
              <table:table-cell office:value-type="float" office:value="1.052978515625">
                <text:p>1.0529785156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">
                <text:p>31</text:p>
              </table:table-cell>
              <table:table-cell office:value-type="float" office:value="1.033935546875">
                <text:p>1.0339355468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.0625">
                <text:p>31.0625</text:p>
              </table:table-cell>
              <table:table-cell office:value-type="float" office:value="1.014404296875">
                <text:p>1.0144042968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.125">
                <text:p>31.125</text:p>
              </table:table-cell>
              <table:table-cell office:value-type="float" office:value="0.994140625">
                <text:p>0.9941406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1.1875">
                <text:p>31.1875</text:p>
              </table:table-cell>
              <table:table-cell office:value-type="float" office:value="0.973388671875">
                <text:p>0.9733886718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.25">
                <text:p>31.25</text:p>
              </table:table-cell>
              <table:table-cell office:value-type="float" office:value="0.951904296875">
                <text:p>0.9519042968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.3125">
                <text:p>31.3125</text:p>
              </table:table-cell>
              <table:table-cell office:value-type="float" office:value="0.929931640625">
                <text:p>0.9299316406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.375">
                <text:p>31.375</text:p>
              </table:table-cell>
              <table:table-cell office:value-type="float" office:value="0.9072265625">
                <text:p>0.90722656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1.4375">
                <text:p>31.4375</text:p>
              </table:table-cell>
              <table:table-cell office:value-type="float" office:value="0.884033203125">
                <text:p>0.8840332031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1.5">
                <text:p>31.5</text:p>
              </table:table-cell>
              <table:table-cell office:value-type="float" office:value="0.860107421875">
                <text:p>0.8601074218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.5625">
                <text:p>31.5625</text:p>
              </table:table-cell>
              <table:table-cell office:value-type="float" office:value="0.835693359375">
                <text:p>0.8356933593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.625">
                <text:p>31.625</text:p>
              </table:table-cell>
              <table:table-cell office:value-type="float" office:value="0.810546875">
                <text:p>0.8105468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.6875">
                <text:p>31.6875</text:p>
              </table:table-cell>
              <table:table-cell office:value-type="float" office:value="0.784912109375">
                <text:p>0.784912109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.75">
                <text:p>31.75</text:p>
              </table:table-cell>
              <table:table-cell office:value-type="float" office:value="0.7587890625">
                <text:p>0.75878906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.8125">
                <text:p>31.8125</text:p>
              </table:table-cell>
              <table:table-cell office:value-type="float" office:value="0.73193359375">
                <text:p>0.731933593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1.875">
                <text:p>31.875</text:p>
              </table:table-cell>
              <table:table-cell office:value-type="float" office:value="0.70458984375">
                <text:p>0.704589843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1.9375">
                <text:p>31.9375</text:p>
              </table:table-cell>
              <table:table-cell office:value-type="float" office:value="0.676513671875">
                <text:p>0.6765136718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  <table:table-cell office:value-type="float" office:value="0.64794921875">
                <text:p>0.647949218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.0625">
                <text:p>32.0625</text:p>
              </table:table-cell>
              <table:table-cell office:value-type="float" office:value="0.61865234375">
                <text:p>0.618652343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2.125">
                <text:p>32.125</text:p>
              </table:table-cell>
              <table:table-cell office:value-type="float" office:value="0.5888671875">
                <text:p>0.58886718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2.1875">
                <text:p>32.1875</text:p>
              </table:table-cell>
              <table:table-cell office:value-type="float" office:value="0.558349609375">
                <text:p>0.5583496093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2.25">
                <text:p>32.25</text:p>
              </table:table-cell>
              <table:table-cell office:value-type="float" office:value="0.52734375">
                <text:p>0.527343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2.3125">
                <text:p>32.3125</text:p>
              </table:table-cell>
              <table:table-cell office:value-type="float" office:value="0.49560546875">
                <text:p>0.495605468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2.375">
                <text:p>32.375</text:p>
              </table:table-cell>
              <table:table-cell office:value-type="float" office:value="0.46337890625">
                <text:p>0.463378906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.4375">
                <text:p>32.4375</text:p>
              </table:table-cell>
              <table:table-cell office:value-type="float" office:value="0.4306640625">
                <text:p>0.43066406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.5">
                <text:p>32.5</text:p>
              </table:table-cell>
              <table:table-cell office:value-type="float" office:value="0.397216796875">
                <text:p>0.3972167968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2.5625">
                <text:p>32.5625</text:p>
              </table:table-cell>
              <table:table-cell office:value-type="float" office:value="0.36328125">
                <text:p>0.363281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2.625">
                <text:p>32.625</text:p>
              </table:table-cell>
              <table:table-cell office:value-type="float" office:value="0.32861328125">
                <text:p>0.32861328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2.6875">
                <text:p>32.6875</text:p>
              </table:table-cell>
              <table:table-cell office:value-type="float" office:value="0.29345703125">
                <text:p>0.293457031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2.75">
                <text:p>32.75</text:p>
              </table:table-cell>
              <table:table-cell office:value-type="float" office:value="0.257568359375">
                <text:p>0.2575683593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.8125">
                <text:p>32.8125</text:p>
              </table:table-cell>
              <table:table-cell office:value-type="float" office:value="0.22119140625">
                <text:p>0.221191406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2.875">
                <text:p>32.875</text:p>
              </table:table-cell>
              <table:table-cell office:value-type="float" office:value="0.18408203125">
                <text:p>0.184082031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.9375">
                <text:p>32.9375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3">
                <text:p>33</text:p>
              </table:table-cell>
              <table:table-cell office:value-type="float" office:value="0.108154296875">
                <text:p>0.1081542968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.0625">
                <text:p>33.0625</text:p>
              </table:table-cell>
              <table:table-cell office:value-type="float" office:value="0.0693359375">
                <text:p>0.06933593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3.125">
                <text:p>33.125</text:p>
              </table:table-cell>
              <table:table-cell office:value-type="float" office:value="0.030029296875">
                <text:p>0.0300292968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3.1875">
                <text:p>3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3.6875">
                <text:p>3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3.75">
                <text:p>33.75</text:p>
              </table:table-cell>
              <table:table-cell office:value-type="float" office:value="0.03173828125">
                <text:p>0.031738281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3.8125">
                <text:p>33.8125</text:p>
              </table:table-cell>
              <table:table-cell office:value-type="float" office:value="0.06298828125">
                <text:p>0.062988281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3.875">
                <text:p>33.87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3.9375">
                <text:p>33.9375</text:p>
              </table:table-cell>
              <table:table-cell office:value-type="float" office:value="0.123779296875">
                <text:p>0.1237792968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4">
                <text:p>34</text:p>
              </table:table-cell>
              <table:table-cell office:value-type="float" office:value="0.1533203125">
                <text:p>0.15332031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4.0625">
                <text:p>34.0625</text:p>
              </table:table-cell>
              <table:table-cell office:value-type="float" office:value="0.18212890625">
                <text:p>0.18212890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4.125">
                <text:p>34.125</text:p>
              </table:table-cell>
              <table:table-cell office:value-type="float" office:value="0.21044921875">
                <text:p>0.210449218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4.1875">
                <text:p>34.1875</text:p>
              </table:table-cell>
              <table:table-cell office:value-type="float" office:value="0.238037109375">
                <text:p>0.2380371093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4.25">
                <text:p>34.25</text:p>
              </table:table-cell>
              <table:table-cell office:value-type="float" office:value="0.26513671875">
                <text:p>0.265136718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.3125">
                <text:p>34.3125</text:p>
              </table:table-cell>
              <table:table-cell office:value-type="float" office:value="0.29150390625">
                <text:p>0.291503906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4.375">
                <text:p>34.375</text:p>
              </table:table-cell>
              <table:table-cell office:value-type="float" office:value="0.3173828125">
                <text:p>0.31738281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.4375">
                <text:p>34.4375</text:p>
              </table:table-cell>
              <table:table-cell office:value-type="float" office:value="0.342529296875">
                <text:p>0.3425292968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.5">
                <text:p>34.5</text:p>
              </table:table-cell>
              <table:table-cell office:value-type="float" office:value="0.3671875">
                <text:p>0.36718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.5625">
                <text:p>34.5625</text:p>
              </table:table-cell>
              <table:table-cell office:value-type="float" office:value="0.391357421875">
                <text:p>0.3913574218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4.625">
                <text:p>34.625</text:p>
              </table:table-cell>
              <table:table-cell office:value-type="float" office:value="0.414794921875">
                <text:p>0.4147949218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4.6875">
                <text:p>34.6875</text:p>
              </table:table-cell>
              <table:table-cell office:value-type="float" office:value="0.437744140625">
                <text:p>0.4377441406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.75">
                <text:p>34.75</text:p>
              </table:table-cell>
              <table:table-cell office:value-type="float" office:value="0.4599609375">
                <text:p>0.45996093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.8125">
                <text:p>34.8125</text:p>
              </table:table-cell>
              <table:table-cell office:value-type="float" office:value="0.481689453125">
                <text:p>0.4816894531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4.875">
                <text:p>34.875</text:p>
              </table:table-cell>
              <table:table-cell office:value-type="float" office:value="0.502685546875">
                <text:p>0.5026855468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4.9375">
                <text:p>34.9375</text:p>
              </table:table-cell>
              <table:table-cell office:value-type="float" office:value="0.523193359375">
                <text:p>0.5231933593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5">
                <text:p>35</text:p>
              </table:table-cell>
              <table:table-cell office:value-type="float" office:value="0.54296875">
                <text:p>0.542968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5.0625">
                <text:p>35.0625</text:p>
              </table:table-cell>
              <table:table-cell office:value-type="float" office:value="0.562255859375">
                <text:p>0.5622558593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.125">
                <text:p>35.125</text:p>
              </table:table-cell>
              <table:table-cell office:value-type="float" office:value="0.5810546875">
                <text:p>0.58105468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5.1875">
                <text:p>35.1875</text:p>
              </table:table-cell>
              <table:table-cell office:value-type="float" office:value="0.59912109375">
                <text:p>0.599121093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5.25">
                <text:p>35.25</text:p>
              </table:table-cell>
              <table:table-cell office:value-type="float" office:value="0.61669921875">
                <text:p>0.616699218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5.3125">
                <text:p>35.3125</text:p>
              </table:table-cell>
              <table:table-cell office:value-type="float" office:value="0.633544921875">
                <text:p>0.6335449218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5.375">
                <text:p>35.375</text:p>
              </table:table-cell>
              <table:table-cell office:value-type="float" office:value="0.64990234375">
                <text:p>0.649902343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5.4375">
                <text:p>35.4375</text:p>
              </table:table-cell>
              <table:table-cell office:value-type="float" office:value="0.66552734375">
                <text:p>0.665527343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5.5">
                <text:p>35.5</text:p>
              </table:table-cell>
              <table:table-cell office:value-type="float" office:value="0.6806640625">
                <text:p>0.68066406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5.5625">
                <text:p>35.5625</text:p>
              </table:table-cell>
              <table:table-cell office:value-type="float" office:value="0.695068359375">
                <text:p>0.6950683593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5.625">
                <text:p>35.625</text:p>
              </table:table-cell>
              <table:table-cell office:value-type="float" office:value="0.708984375">
                <text:p>0.7089843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5.6875">
                <text:p>35.6875</text:p>
              </table:table-cell>
              <table:table-cell office:value-type="float" office:value="0.72216796875">
                <text:p>0.722167968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5.75">
                <text:p>35.75</text:p>
              </table:table-cell>
              <table:table-cell office:value-type="float" office:value="0.73486328125">
                <text:p>0.734863281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5.8125">
                <text:p>35.8125</text:p>
              </table:table-cell>
              <table:table-cell office:value-type="float" office:value="0.7470703125">
                <text:p>0.74707031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5.875">
                <text:p>35.875</text:p>
              </table:table-cell>
              <table:table-cell office:value-type="float" office:value="0.758544921875">
                <text:p>0.75854492187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5.9375">
                <text:p>35.9375</text:p>
              </table:table-cell>
              <table:table-cell office:value-type="float" office:value="0.76953125">
                <text:p>0.769531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">
                <text:p>36</text:p>
              </table:table-cell>
              <table:table-cell office:value-type="float" office:value="0.77978515625">
                <text:p>0.779785156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.0625">
                <text:p>36.0625</text:p>
              </table:table-cell>
              <table:table-cell office:value-type="float" office:value="0.78955078125">
                <text:p>0.789550781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.125">
                <text:p>36.125</text:p>
              </table:table-cell>
              <table:table-cell office:value-type="float" office:value="0.798583984375">
                <text:p>0.7985839843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6.1875">
                <text:p>36.1875</text:p>
              </table:table-cell>
              <table:table-cell office:value-type="float" office:value="0.80712890625">
                <text:p>0.807128906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6.25">
                <text:p>36.25</text:p>
              </table:table-cell>
              <table:table-cell office:value-type="float" office:value="0.81494140625">
                <text:p>0.814941406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6.3125">
                <text:p>36.3125</text:p>
              </table:table-cell>
              <table:table-cell office:value-type="float" office:value="0.822265625">
                <text:p>0.8222656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.375">
                <text:p>36.375</text:p>
              </table:table-cell>
              <table:table-cell office:value-type="float" office:value="0.828857421875">
                <text:p>0.8288574218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.4375">
                <text:p>36.4375</text:p>
              </table:table-cell>
              <table:table-cell office:value-type="float" office:value="0.8349609375">
                <text:p>0.83496093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6.5">
                <text:p>36.5</text:p>
              </table:table-cell>
              <table:table-cell office:value-type="float" office:value="0.840576171875">
                <text:p>0.8405761718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6.5625">
                <text:p>36.5625</text:p>
              </table:table-cell>
              <table:table-cell office:value-type="float" office:value="0.845458984375">
                <text:p>0.8454589843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6.625">
                <text:p>36.625</text:p>
              </table:table-cell>
              <table:table-cell office:value-type="float" office:value="0.849853515625">
                <text:p>0.8498535156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6.6875">
                <text:p>36.6875</text:p>
              </table:table-cell>
              <table:table-cell office:value-type="float" office:value="0.853515625">
                <text:p>0.8535156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6.75">
                <text:p>36.75</text:p>
              </table:table-cell>
              <table:table-cell office:value-type="float" office:value="0.856689453125">
                <text:p>0.856689453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6.8125">
                <text:p>36.8125</text:p>
              </table:table-cell>
              <table:table-cell office:value-type="float" office:value="0.859130859375">
                <text:p>0.8591308593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6.875">
                <text:p>36.875</text:p>
              </table:table-cell>
              <table:table-cell office:value-type="float" office:value="0.861083984375">
                <text:p>0.8610839843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6.9375">
                <text:p>36.9375</text:p>
              </table:table-cell>
              <table:table-cell office:value-type="float" office:value="0.8623046875">
                <text:p>0.86230468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7.0625">
                <text:p>37.0625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7.125">
                <text:p>37.125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.1875">
                <text:p>37.1875</text:p>
              </table:table-cell>
              <table:table-cell office:value-type="float" office:value="0.862548828125">
                <text:p>0.8625488281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7.25">
                <text:p>37.25</text:p>
              </table:table-cell>
              <table:table-cell office:value-type="float" office:value="0.861572265625">
                <text:p>0.8615722656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7.3125">
                <text:p>37.3125</text:p>
              </table:table-cell>
              <table:table-cell office:value-type="float" office:value="0.85986328125">
                <text:p>0.859863281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.375">
                <text:p>37.375</text:p>
              </table:table-cell>
              <table:table-cell office:value-type="float" office:value="0.857666015625">
                <text:p>0.8576660156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7.4375">
                <text:p>37.4375</text:p>
              </table:table-cell>
              <table:table-cell office:value-type="float" office:value="0.854736328125">
                <text:p>0.8547363281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7.5">
                <text:p>37.5</text:p>
              </table:table-cell>
              <table:table-cell office:value-type="float" office:value="0.851318359375">
                <text:p>0.8513183593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7.5625">
                <text:p>37.5625</text:p>
              </table:table-cell>
              <table:table-cell office:value-type="float" office:value="0.84716796875">
                <text:p>0.847167968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7.625">
                <text:p>37.625</text:p>
              </table:table-cell>
              <table:table-cell office:value-type="float" office:value="0.842529296875">
                <text:p>0.8425292968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.6875">
                <text:p>37.6875</text:p>
              </table:table-cell>
              <table:table-cell office:value-type="float" office:value="0.837158203125">
                <text:p>0.8371582031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.75">
                <text:p>37.75</text:p>
              </table:table-cell>
              <table:table-cell office:value-type="float" office:value="0.831298828125">
                <text:p>0.8312988281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.8125">
                <text:p>37.8125</text:p>
              </table:table-cell>
              <table:table-cell office:value-type="float" office:value="0.824951171875">
                <text:p>0.8249511718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.875">
                <text:p>37.875</text:p>
              </table:table-cell>
              <table:table-cell office:value-type="float" office:value="0.81787109375">
                <text:p>0.817871093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.9375">
                <text:p>37.9375</text:p>
              </table:table-cell>
              <table:table-cell office:value-type="float" office:value="0.810302734375">
                <text:p>0.810302734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">
                <text:p>38</text:p>
              </table:table-cell>
              <table:table-cell office:value-type="float" office:value="0.802001953125">
                <text:p>0.8020019531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8.0625">
                <text:p>38.0625</text:p>
              </table:table-cell>
              <table:table-cell office:value-type="float" office:value="0.793212890625">
                <text:p>0.7932128906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.125">
                <text:p>38.125</text:p>
              </table:table-cell>
              <table:table-cell office:value-type="float" office:value="0.78369140625">
                <text:p>0.783691406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8.1875">
                <text:p>38.1875</text:p>
              </table:table-cell>
              <table:table-cell office:value-type="float" office:value="0.773681640625">
                <text:p>0.7736816406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8.25">
                <text:p>38.25</text:p>
              </table:table-cell>
              <table:table-cell office:value-type="float" office:value="0.762939453125">
                <text:p>0.7629394531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8.3125">
                <text:p>38.3125</text:p>
              </table:table-cell>
              <table:table-cell office:value-type="float" office:value="0.751708984375">
                <text:p>0.7517089843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8.375">
                <text:p>38.375</text:p>
              </table:table-cell>
              <table:table-cell office:value-type="float" office:value="0.73974609375">
                <text:p>0.7397460937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8.4375">
                <text:p>38.4375</text:p>
              </table:table-cell>
              <table:table-cell office:value-type="float" office:value="0.727294921875">
                <text:p>0.7272949218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8.5">
                <text:p>38.5</text:p>
              </table:table-cell>
              <table:table-cell office:value-type="float" office:value="0.71435546875">
                <text:p>0.714355468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.5625">
                <text:p>38.5625</text:p>
              </table:table-cell>
              <table:table-cell office:value-type="float" office:value="0.70068359375">
                <text:p>0.700683593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8.625">
                <text:p>38.625</text:p>
              </table:table-cell>
              <table:table-cell office:value-type="float" office:value="0.6865234375">
                <text:p>0.68652343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8.6875">
                <text:p>38.6875</text:p>
              </table:table-cell>
              <table:table-cell office:value-type="float" office:value="0.671630859375">
                <text:p>0.6716308593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8.75">
                <text:p>38.75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8.8125">
                <text:p>38.8125</text:p>
              </table:table-cell>
              <table:table-cell office:value-type="float" office:value="0.64013671875">
                <text:p>0.640136718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8.875">
                <text:p>38.875</text:p>
              </table:table-cell>
              <table:table-cell office:value-type="float" office:value="0.62353515625">
                <text:p>0.623535156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8.9375">
                <text:p>38.9375</text:p>
              </table:table-cell>
              <table:table-cell office:value-type="float" office:value="0.606201171875">
                <text:p>0.6062011718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9">
                <text:p>39</text:p>
              </table:table-cell>
              <table:table-cell office:value-type="float" office:value="0.58837890625">
                <text:p>0.588378906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.0625">
                <text:p>39.0625</text:p>
              </table:table-cell>
              <table:table-cell office:value-type="float" office:value="0.56982421875">
                <text:p>0.569824218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.125">
                <text:p>39.125</text:p>
              </table:table-cell>
              <table:table-cell office:value-type="float" office:value="0.55078125">
                <text:p>0.550781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.1875">
                <text:p>39.18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9.25">
                <text:p>39.25</text:p>
              </table:table-cell>
              <table:table-cell office:value-type="float" office:value="0.510986328125">
                <text:p>0.5109863281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9.3125">
                <text:p>39.3125</text:p>
              </table:table-cell>
              <table:table-cell office:value-type="float" office:value="0.490234375">
                <text:p>0.4902343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.375">
                <text:p>39.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9.4375">
                <text:p>39.4375</text:p>
              </table:table-cell>
              <table:table-cell office:value-type="float" office:value="0.44677734375">
                <text:p>0.446777343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9.5">
                <text:p>39.5</text:p>
              </table:table-cell>
              <table:table-cell office:value-type="float" office:value="0.424072265625">
                <text:p>0.4240722656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9.5625">
                <text:p>39.5625</text:p>
              </table:table-cell>
              <table:table-cell office:value-type="float" office:value="0.40087890625">
                <text:p>0.400878906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.625">
                <text:p>39.625</text:p>
              </table:table-cell>
              <table:table-cell office:value-type="float" office:value="0.376953125">
                <text:p>0.3769531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9.6875">
                <text:p>39.6875</text:p>
              </table:table-cell>
              <table:table-cell office:value-type="float" office:value="0.3525390625">
                <text:p>0.35253906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.75">
                <text:p>39.75</text:p>
              </table:table-cell>
              <table:table-cell office:value-type="float" office:value="0.327392578125">
                <text:p>0.3273925781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9.8125">
                <text:p>39.8125</text:p>
              </table:table-cell>
              <table:table-cell office:value-type="float" office:value="0.3017578125">
                <text:p>0.30175781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9.875">
                <text:p>39.875</text:p>
              </table:table-cell>
              <table:table-cell office:value-type="float" office:value="0.275634765625">
                <text:p>0.2756347656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9.9375">
                <text:p>39.9375</text:p>
              </table:table-cell>
              <table:table-cell office:value-type="float" office:value="0.248779296875">
                <text:p>0.2487792968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">
                <text:p>40</text:p>
              </table:table-cell>
              <table:table-cell office:value-type="float" office:value="0.221435546875">
                <text:p>0.2214355468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0.0625">
                <text:p>40.062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0.125">
                <text:p>40.125</text:p>
              </table:table-cell>
              <table:table-cell office:value-type="float" office:value="0.164794921875">
                <text:p>0.1647949218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.1875">
                <text:p>40.1875</text:p>
              </table:table-cell>
              <table:table-cell office:value-type="float" office:value="0.135498046875">
                <text:p>0.1354980468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0.25">
                <text:p>40.25</text:p>
              </table:table-cell>
              <table:table-cell office:value-type="float" office:value="0.105712890625">
                <text:p>0.1057128906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0.3125">
                <text:p>40.3125</text:p>
              </table:table-cell>
              <table:table-cell office:value-type="float" office:value="0.0751953125">
                <text:p>0.07519531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0.375">
                <text:p>40.375</text:p>
              </table:table-cell>
              <table:table-cell office:value-type="float" office:value="0.044189453125">
                <text:p>0.0441894531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0.4375">
                <text:p>40.4375</text:p>
              </table:table-cell>
              <table:table-cell office:value-type="float" office:value="0.012451171875">
                <text:p>0.0124511718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1.0625">
                <text:p>41.0625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.125">
                <text:p>41.125</text:p>
              </table:table-cell>
              <table:table-cell office:value-type="float" office:value="0.05029296875">
                <text:p>0.050292968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.1875">
                <text:p>41.1875</text:p>
              </table:table-cell>
              <table:table-cell office:value-type="float" office:value="0.074462890625">
                <text:p>0.0744628906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.25">
                <text:p>41.25</text:p>
              </table:table-cell>
              <table:table-cell office:value-type="float" office:value="0.09814453125">
                <text:p>0.098144531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.3125">
                <text:p>41.3125</text:p>
              </table:table-cell>
              <table:table-cell office:value-type="float" office:value="0.12109375">
                <text:p>0.121093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1.375">
                <text:p>41.375</text:p>
              </table:table-cell>
              <table:table-cell office:value-type="float" office:value="0.1435546875">
                <text:p>0.14355468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.4375">
                <text:p>41.4375</text:p>
              </table:table-cell>
              <table:table-cell office:value-type="float" office:value="0.16552734375">
                <text:p>0.165527343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.5">
                <text:p>41.5</text:p>
              </table:table-cell>
              <table:table-cell office:value-type="float" office:value="0.186767578125">
                <text:p>0.1867675781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.5625">
                <text:p>41.5625</text:p>
              </table:table-cell>
              <table:table-cell office:value-type="float" office:value="0.20751953125">
                <text:p>0.207519531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.625">
                <text:p>41.625</text:p>
              </table:table-cell>
              <table:table-cell office:value-type="float" office:value="0.2275390625">
                <text:p>0.22753906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.6875">
                <text:p>41.6875</text:p>
              </table:table-cell>
              <table:table-cell office:value-type="float" office:value="0.2470703125">
                <text:p>0.24707031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.75">
                <text:p>41.75</text:p>
              </table:table-cell>
              <table:table-cell office:value-type="float" office:value="0.265869140625">
                <text:p>0.2658691406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1.8125">
                <text:p>41.8125</text:p>
              </table:table-cell>
              <table:table-cell office:value-type="float" office:value="0.2841796875">
                <text:p>0.28417968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.875">
                <text:p>41.875</text:p>
              </table:table-cell>
              <table:table-cell office:value-type="float" office:value="0.3017578125">
                <text:p>0.30175781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1.9375">
                <text:p>41.9375</text:p>
              </table:table-cell>
              <table:table-cell office:value-type="float" office:value="0.31884765625">
                <text:p>0.318847656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2">
                <text:p>42</text:p>
              </table:table-cell>
              <table:table-cell office:value-type="float" office:value="0.335205078125">
                <text:p>0.3352050781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.0625">
                <text:p>42.0625</text:p>
              </table:table-cell>
              <table:table-cell office:value-type="float" office:value="0.35107421875">
                <text:p>0.351074218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.125">
                <text:p>42.125</text:p>
              </table:table-cell>
              <table:table-cell office:value-type="float" office:value="0.366455078125">
                <text:p>0.3664550781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2.1875">
                <text:p>42.1875</text:p>
              </table:table-cell>
              <table:table-cell office:value-type="float" office:value="0.381103515625">
                <text:p>0.3811035156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2.25">
                <text:p>42.25</text:p>
              </table:table-cell>
              <table:table-cell office:value-type="float" office:value="0.395263671875">
                <text:p>0.3952636718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2.3125">
                <text:p>42.3125</text:p>
              </table:table-cell>
              <table:table-cell office:value-type="float" office:value="0.40869140625">
                <text:p>0.408691406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.375">
                <text:p>42.375</text:p>
              </table:table-cell>
              <table:table-cell office:value-type="float" office:value="0.421630859375">
                <text:p>0.4216308593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2.4375">
                <text:p>42.4375</text:p>
              </table:table-cell>
              <table:table-cell office:value-type="float" office:value="0.433837890625">
                <text:p>0.4338378906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2.5">
                <text:p>42.5</text:p>
              </table:table-cell>
              <table:table-cell office:value-type="float" office:value="0.445556640625">
                <text:p>0.4455566406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2.5625">
                <text:p>42.5625</text:p>
              </table:table-cell>
              <table:table-cell office:value-type="float" office:value="0.45654296875">
                <text:p>0.456542968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.625">
                <text:p>42.625</text:p>
              </table:table-cell>
              <table:table-cell office:value-type="float" office:value="0.467041015625">
                <text:p>0.4670410156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2.6875">
                <text:p>42.6875</text:p>
              </table:table-cell>
              <table:table-cell office:value-type="float" office:value="0.476806640625">
                <text:p>0.4768066406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.75">
                <text:p>42.75</text:p>
              </table:table-cell>
              <table:table-cell office:value-type="float" office:value="0.486083984375">
                <text:p>0.4860839843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2.8125">
                <text:p>42.8125</text:p>
              </table:table-cell>
              <table:table-cell office:value-type="float" office:value="0.494873046875">
                <text:p>0.4948730468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2.875">
                <text:p>42.875</text:p>
              </table:table-cell>
              <table:table-cell office:value-type="float" office:value="0.5029296875">
                <text:p>0.50292968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2.9375">
                <text:p>42.9375</text:p>
              </table:table-cell>
              <table:table-cell office:value-type="float" office:value="0.510498046875">
                <text:p>0.5104980468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3">
                <text:p>43</text:p>
              </table:table-cell>
              <table:table-cell office:value-type="float" office:value="0.517333984375">
                <text:p>0.5173339843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3.0625">
                <text:p>43.0625</text:p>
              </table:table-cell>
              <table:table-cell office:value-type="float" office:value="0.523681640625">
                <text:p>0.5236816406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3.125">
                <text:p>43.125</text:p>
              </table:table-cell>
              <table:table-cell office:value-type="float" office:value="0.529296875">
                <text:p>0.5292968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3.1875">
                <text:p>43.1875</text:p>
              </table:table-cell>
              <table:table-cell office:value-type="float" office:value="0.534423828125">
                <text:p>0.5344238281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3.25">
                <text:p>43.25</text:p>
              </table:table-cell>
              <table:table-cell office:value-type="float" office:value="0.538818359375">
                <text:p>0.5388183593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3.3125">
                <text:p>43.3125</text:p>
              </table:table-cell>
              <table:table-cell office:value-type="float" office:value="0.542724609375">
                <text:p>0.5427246093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3.375">
                <text:p>43.375</text:p>
              </table:table-cell>
              <table:table-cell office:value-type="float" office:value="0.5458984375">
                <text:p>0.54589843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.4375">
                <text:p>43.4375</text:p>
              </table:table-cell>
              <table:table-cell office:value-type="float" office:value="0.548583984375">
                <text:p>0.5485839843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3.5">
                <text:p>43.5</text:p>
              </table:table-cell>
              <table:table-cell office:value-type="float" office:value="0.55078125">
                <text:p>0.550781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3.5625">
                <text:p>43.5625</text:p>
              </table:table-cell>
              <table:table-cell office:value-type="float" office:value="0.55224609375">
                <text:p>0.552246093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3.625">
                <text:p>43.625</text:p>
              </table:table-cell>
              <table:table-cell office:value-type="float" office:value="0.55322265625">
                <text:p>0.553222656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3.6875">
                <text:p>43.6875</text:p>
              </table:table-cell>
              <table:table-cell office:value-type="float" office:value="0.553466796875">
                <text:p>0.5534667968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3.75">
                <text:p>43.75</text:p>
              </table:table-cell>
              <table:table-cell office:value-type="float" office:value="0.553466796875">
                <text:p>0.5534667968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3.8125">
                <text:p>43.8125</text:p>
              </table:table-cell>
              <table:table-cell office:value-type="float" office:value="0.552978515625">
                <text:p>0.5529785156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3.875">
                <text:p>43.875</text:p>
              </table:table-cell>
              <table:table-cell office:value-type="float" office:value="0.552001953125">
                <text:p>0.5520019531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.9375">
                <text:p>43.9375</text:p>
              </table:table-cell>
              <table:table-cell office:value-type="float" office:value="0.55029296875">
                <text:p>0.55029296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4">
                <text:p>44</text:p>
              </table:table-cell>
              <table:table-cell office:value-type="float" office:value="0.548095703125">
                <text:p>0.5480957031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4.0625">
                <text:p>44.0625</text:p>
              </table:table-cell>
              <table:table-cell office:value-type="float" office:value="0.545166015625">
                <text:p>0.5451660156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4.125">
                <text:p>44.125</text:p>
              </table:table-cell>
              <table:table-cell office:value-type="float" office:value="0.541748046875">
                <text:p>0.5417480468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4.1875">
                <text:p>44.1875</text:p>
              </table:table-cell>
              <table:table-cell office:value-type="float" office:value="0.53759765625">
                <text:p>0.537597656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4.25">
                <text:p>44.25</text:p>
              </table:table-cell>
              <table:table-cell office:value-type="float" office:value="0.532958984375">
                <text:p>0.5329589843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.3125">
                <text:p>44.3125</text:p>
              </table:table-cell>
              <table:table-cell office:value-type="float" office:value="0.527587890625">
                <text:p>0.5275878906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4.375">
                <text:p>44.375</text:p>
              </table:table-cell>
              <table:table-cell office:value-type="float" office:value="0.521728515625">
                <text:p>0.5217285156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4.4375">
                <text:p>44.4375</text:p>
              </table:table-cell>
              <table:table-cell office:value-type="float" office:value="0.515380859375">
                <text:p>0.5153808593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4.5">
                <text:p>44.5</text:p>
              </table:table-cell>
              <table:table-cell office:value-type="float" office:value="0.50830078125">
                <text:p>0.508300781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4.5625">
                <text:p>44.5625</text:p>
              </table:table-cell>
              <table:table-cell office:value-type="float" office:value="0.500732421875">
                <text:p>0.5007324218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4.625">
                <text:p>44.625</text:p>
              </table:table-cell>
              <table:table-cell office:value-type="float" office:value="0.492431640625">
                <text:p>0.4924316406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4.6875">
                <text:p>44.6875</text:p>
              </table:table-cell>
              <table:table-cell office:value-type="float" office:value="0.483642578125">
                <text:p>0.4836425781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4.75">
                <text:p>44.75</text:p>
              </table:table-cell>
              <table:table-cell office:value-type="float" office:value="0.47412109375">
                <text:p>0.474121093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4.8125">
                <text:p>44.8125</text:p>
              </table:table-cell>
              <table:table-cell office:value-type="float" office:value="0.464111328125">
                <text:p>0.4641113281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4.875">
                <text:p>44.875</text:p>
              </table:table-cell>
              <table:table-cell office:value-type="float" office:value="0.453369140625">
                <text:p>0.4533691406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4.9375">
                <text:p>44.9375</text:p>
              </table:table-cell>
              <table:table-cell office:value-type="float" office:value="0.442138671875">
                <text:p>0.4421386718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5">
                <text:p>45</text:p>
              </table:table-cell>
              <table:table-cell office:value-type="float" office:value="0.43017578125">
                <text:p>0.430175781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5.0625">
                <text:p>45.0625</text:p>
              </table:table-cell>
              <table:table-cell office:value-type="float" office:value="0.417724609375">
                <text:p>0.4177246093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5.125">
                <text:p>45.125</text:p>
              </table:table-cell>
              <table:table-cell office:value-type="float" office:value="0.40478515625">
                <text:p>0.404785156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5.1875">
                <text:p>45.1875</text:p>
              </table:table-cell>
              <table:table-cell office:value-type="float" office:value="0.39111328125">
                <text:p>0.391113281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5.25">
                <text:p>45.25</text:p>
              </table:table-cell>
              <table:table-cell office:value-type="float" office:value="0.376953125">
                <text:p>0.3769531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5.3125">
                <text:p>45.3125</text:p>
              </table:table-cell>
              <table:table-cell office:value-type="float" office:value="0.362060546875">
                <text:p>0.3620605468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5.375">
                <text:p>45.375</text:p>
              </table:table-cell>
              <table:table-cell office:value-type="float" office:value="0.3466796875">
                <text:p>0.34667968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5.4375">
                <text:p>45.4375</text:p>
              </table:table-cell>
              <table:table-cell office:value-type="float" office:value="0.33056640625">
                <text:p>0.330566406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5.5">
                <text:p>45.5</text:p>
              </table:table-cell>
              <table:table-cell office:value-type="float" office:value="0.31396484375">
                <text:p>0.313964843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5.5625">
                <text:p>45.5625</text:p>
              </table:table-cell>
              <table:table-cell office:value-type="float" office:value="0.296630859375">
                <text:p>0.2966308593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5.625">
                <text:p>45.625</text:p>
              </table:table-cell>
              <table:table-cell office:value-type="float" office:value="0.27880859375">
                <text:p>0.278808593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5.6875">
                <text:p>45.6875</text:p>
              </table:table-cell>
              <table:table-cell office:value-type="float" office:value="0.26025390625">
                <text:p>0.260253906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.75">
                <text:p>45.75</text:p>
              </table:table-cell>
              <table:table-cell office:value-type="float" office:value="0.2412109375">
                <text:p>0.24121093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.8125">
                <text:p>45.8125</text:p>
              </table:table-cell>
              <table:table-cell office:value-type="float" office:value="0.2216796875">
                <text:p>0.22167968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.875">
                <text:p>45.875</text:p>
              </table:table-cell>
              <table:table-cell office:value-type="float" office:value="0.201416015625">
                <text:p>0.2014160156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.9375">
                <text:p>45.9375</text:p>
              </table:table-cell>
              <table:table-cell office:value-type="float" office:value="0.1806640625">
                <text:p>0.18066406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6">
                <text:p>46</text:p>
              </table:table-cell>
              <table:table-cell office:value-type="float" office:value="0.1591796875">
                <text:p>0.15917968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6.0625">
                <text:p>46.0625</text:p>
              </table:table-cell>
              <table:table-cell office:value-type="float" office:value="0.13720703125">
                <text:p>0.137207031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.125">
                <text:p>46.125</text:p>
              </table:table-cell>
              <table:table-cell office:value-type="float" office:value="0.114501953125">
                <text:p>0.1145019531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6.1875">
                <text:p>46.1875</text:p>
              </table:table-cell>
              <table:table-cell office:value-type="float" office:value="0.09130859375">
                <text:p>0.091308593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6.25">
                <text:p>46.25</text:p>
              </table:table-cell>
              <table:table-cell office:value-type="float" office:value="0.0673828125">
                <text:p>0.06738281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6.3125">
                <text:p>46.3125</text:p>
              </table:table-cell>
              <table:table-cell office:value-type="float" office:value="0.04296875">
                <text:p>0.042968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6.375">
                <text:p>46.375</text:p>
              </table:table-cell>
              <table:table-cell office:value-type="float" office:value="0.017822265625">
                <text:p>0.0178222656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6.4375">
                <text:p>46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6.9375">
                <text:p>46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7">
                <text:p>47</text:p>
              </table:table-cell>
              <table:table-cell office:value-type="float" office:value="0.020263671875">
                <text:p>0.0202636718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7.0625">
                <text:p>47.0625</text:p>
              </table:table-cell>
              <table:table-cell office:value-type="float" office:value="0.0400390625">
                <text:p>0.04003906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7.125">
                <text:p>47.125</text:p>
              </table:table-cell>
              <table:table-cell office:value-type="float" office:value="0.05908203125">
                <text:p>0.059082031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7.1875">
                <text:p>47.1875</text:p>
              </table:table-cell>
              <table:table-cell office:value-type="float" office:value="0.07763671875">
                <text:p>0.077636718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7.25">
                <text:p>47.25</text:p>
              </table:table-cell>
              <table:table-cell office:value-type="float" office:value="0.095458984375">
                <text:p>0.0954589843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7.3125">
                <text:p>47.3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.375">
                <text:p>47.375</text:p>
              </table:table-cell>
              <table:table-cell office:value-type="float" office:value="0.129638671875">
                <text:p>0.1296386718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7.4375">
                <text:p>47.4375</text:p>
              </table:table-cell>
              <table:table-cell office:value-type="float" office:value="0.145751953125">
                <text:p>0.1457519531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7.5">
                <text:p>47.5</text:p>
              </table:table-cell>
              <table:table-cell office:value-type="float" office:value="0.161376953125">
                <text:p>0.1613769531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7.5625">
                <text:p>47.5625</text:p>
              </table:table-cell>
              <table:table-cell office:value-type="float" office:value="0.17626953125">
                <text:p>0.176269531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7.625">
                <text:p>47.625</text:p>
              </table:table-cell>
              <table:table-cell office:value-type="float" office:value="0.190673828125">
                <text:p>0.1906738281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7.6875">
                <text:p>47.6875</text:p>
              </table:table-cell>
              <table:table-cell office:value-type="float" office:value="0.204345703125">
                <text:p>0.2043457031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7.75">
                <text:p>47.75</text:p>
              </table:table-cell>
              <table:table-cell office:value-type="float" office:value="0.217529296875">
                <text:p>0.2175292968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.8125">
                <text:p>47.8125</text:p>
              </table:table-cell>
              <table:table-cell office:value-type="float" office:value="0.22998046875">
                <text:p>0.229980468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.875">
                <text:p>47.875</text:p>
              </table:table-cell>
              <table:table-cell office:value-type="float" office:value="0.241943359375">
                <text:p>0.2419433593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7.9375">
                <text:p>47.9375</text:p>
              </table:table-cell>
              <table:table-cell office:value-type="float" office:value="0.253173828125">
                <text:p>0.2531738281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8">
                <text:p>48</text:p>
              </table:table-cell>
              <table:table-cell office:value-type="float" office:value="0.263916015625">
                <text:p>0.2639160156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8.0625">
                <text:p>48.0625</text:p>
              </table:table-cell>
              <table:table-cell office:value-type="float" office:value="0.274169921875">
                <text:p>0.2741699218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8.125">
                <text:p>48.125</text:p>
              </table:table-cell>
              <table:table-cell office:value-type="float" office:value="0.28369140625">
                <text:p>0.283691406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8.1875">
                <text:p>48.1875</text:p>
              </table:table-cell>
              <table:table-cell office:value-type="float" office:value="0.292724609375">
                <text:p>0.2927246093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.25">
                <text:p>48.25</text:p>
              </table:table-cell>
              <table:table-cell office:value-type="float" office:value="0.301025390625">
                <text:p>0.3010253906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8.3125">
                <text:p>48.3125</text:p>
              </table:table-cell>
              <table:table-cell office:value-type="float" office:value="0.308837890625">
                <text:p>0.3088378906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8.375">
                <text:p>48.375</text:p>
              </table:table-cell>
              <table:table-cell office:value-type="float" office:value="0.31591796875">
                <text:p>0.315917968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8.4375">
                <text:p>48.4375</text:p>
              </table:table-cell>
              <table:table-cell office:value-type="float" office:value="0.322509765625">
                <text:p>0.3225097656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8.5">
                <text:p>48.5</text:p>
              </table:table-cell>
              <table:table-cell office:value-type="float" office:value="0.328369140625">
                <text:p>0.3283691406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8.5625">
                <text:p>48.5625</text:p>
              </table:table-cell>
              <table:table-cell office:value-type="float" office:value="0.333740234375">
                <text:p>0.3337402343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.625">
                <text:p>48.625</text:p>
              </table:table-cell>
              <table:table-cell office:value-type="float" office:value="0.33837890625">
                <text:p>0.338378906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8.6875">
                <text:p>48.6875</text:p>
              </table:table-cell>
              <table:table-cell office:value-type="float" office:value="0.342529296875">
                <text:p>0.3425292968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8.75">
                <text:p>48.75</text:p>
              </table:table-cell>
              <table:table-cell office:value-type="float" office:value="0.34619140625">
                <text:p>0.346191406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8.8125">
                <text:p>48.8125</text:p>
              </table:table-cell>
              <table:table-cell office:value-type="float" office:value="0.34912109375">
                <text:p>0.349121093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8.875">
                <text:p>48.875</text:p>
              </table:table-cell>
              <table:table-cell office:value-type="float" office:value="0.3515625">
                <text:p>0.35156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8.9375">
                <text:p>48.9375</text:p>
              </table:table-cell>
              <table:table-cell office:value-type="float" office:value="0.353271484375">
                <text:p>0.3532714843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9">
                <text:p>49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9.0625">
                <text:p>49.0625</text:p>
              </table:table-cell>
              <table:table-cell office:value-type="float" office:value="0.35498046875">
                <text:p>0.354980468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9.125">
                <text:p>49.125</text:p>
              </table:table-cell>
              <table:table-cell office:value-type="float" office:value="0.35498046875">
                <text:p>0.354980468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9.1875">
                <text:p>49.1875</text:p>
              </table:table-cell>
              <table:table-cell office:value-type="float" office:value="0.35498046875">
                <text:p>0.354980468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9.25">
                <text:p>49.25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9.3125">
                <text:p>49.3125</text:p>
              </table:table-cell>
              <table:table-cell office:value-type="float" office:value="0.353515625">
                <text:p>0.3535156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9.375">
                <text:p>49.375</text:p>
              </table:table-cell>
              <table:table-cell office:value-type="float" office:value="0.351806640625">
                <text:p>0.3518066406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9.4375">
                <text:p>49.4375</text:p>
              </table:table-cell>
              <table:table-cell office:value-type="float" office:value="0.349609375">
                <text:p>0.3496093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9.5">
                <text:p>49.5</text:p>
              </table:table-cell>
              <table:table-cell office:value-type="float" office:value="0.3466796875">
                <text:p>0.34667968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9.5625">
                <text:p>49.5625</text:p>
              </table:table-cell>
              <table:table-cell office:value-type="float" office:value="0.34326171875">
                <text:p>0.343261718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9.625">
                <text:p>49.625</text:p>
              </table:table-cell>
              <table:table-cell office:value-type="float" office:value="0.339111328125">
                <text:p>0.3391113281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9.6875">
                <text:p>49.6875</text:p>
              </table:table-cell>
              <table:table-cell office:value-type="float" office:value="0.33447265625">
                <text:p>0.334472656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9.75">
                <text:p>49.75</text:p>
              </table:table-cell>
              <table:table-cell office:value-type="float" office:value="0.3291015625">
                <text:p>0.32910156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9.8125">
                <text:p>49.8125</text:p>
              </table:table-cell>
              <table:table-cell office:value-type="float" office:value="0.3232421875">
                <text:p>0.32324218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9.875">
                <text:p>49.875</text:p>
              </table:table-cell>
              <table:table-cell office:value-type="float" office:value="0.31689453125">
                <text:p>0.316894531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9.9375">
                <text:p>49.9375</text:p>
              </table:table-cell>
              <table:table-cell office:value-type="float" office:value="0.309814453125">
                <text:p>0.3098144531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0">
                <text:p>50</text:p>
              </table:table-cell>
              <table:table-cell office:value-type="float" office:value="0.30224609375">
                <text:p>0.302246093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0.0625">
                <text:p>50.0625</text:p>
              </table:table-cell>
              <table:table-cell office:value-type="float" office:value="0.2939453125">
                <text:p>0.29394531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0.125">
                <text:p>50.125</text:p>
              </table:table-cell>
              <table:table-cell office:value-type="float" office:value="0.28515625">
                <text:p>0.285156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0.1875">
                <text:p>50.1875</text:p>
              </table:table-cell>
              <table:table-cell office:value-type="float" office:value="0.275634765625">
                <text:p>0.2756347656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0.25">
                <text:p>50.25</text:p>
              </table:table-cell>
              <table:table-cell office:value-type="float" office:value="0.265625">
                <text:p>0.2656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0.3125">
                <text:p>50.3125</text:p>
              </table:table-cell>
              <table:table-cell office:value-type="float" office:value="0.2548828125">
                <text:p>0.25488281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.375">
                <text:p>50.375</text:p>
              </table:table-cell>
              <table:table-cell office:value-type="float" office:value="0.24365234375">
                <text:p>0.243652343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0.4375">
                <text:p>50.4375</text:p>
              </table:table-cell>
              <table:table-cell office:value-type="float" office:value="0.231689453125">
                <text:p>0.2316894531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0.5">
                <text:p>50.5</text:p>
              </table:table-cell>
              <table:table-cell office:value-type="float" office:value="0.21923828125">
                <text:p>0.219238281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0.5625">
                <text:p>50.5625</text:p>
              </table:table-cell>
              <table:table-cell office:value-type="float" office:value="0.206298828125">
                <text:p>0.2062988281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.625">
                <text:p>50.625</text:p>
              </table:table-cell>
              <table:table-cell office:value-type="float" office:value="0.192626953125">
                <text:p>0.1926269531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0.6875">
                <text:p>50.6875</text:p>
              </table:table-cell>
              <table:table-cell office:value-type="float" office:value="0.178466796875">
                <text:p>0.1784667968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0.75">
                <text:p>50.75</text:p>
              </table:table-cell>
              <table:table-cell office:value-type="float" office:value="0.16357421875">
                <text:p>0.163574218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0.8125">
                <text:p>50.8125</text:p>
              </table:table-cell>
              <table:table-cell office:value-type="float" office:value="0.148193359375">
                <text:p>0.1481933593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0.875">
                <text:p>50.875</text:p>
              </table:table-cell>
              <table:table-cell office:value-type="float" office:value="0.132080078125">
                <text:p>0.1320800781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0.9375">
                <text:p>50.9375</text:p>
              </table:table-cell>
              <table:table-cell office:value-type="float" office:value="0.115478515625">
                <text:p>0.1154785156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1">
                <text:p>51</text:p>
              </table:table-cell>
              <table:table-cell office:value-type="float" office:value="0.09814453125">
                <text:p>0.098144531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1.0625">
                <text:p>51.0625</text:p>
              </table:table-cell>
              <table:table-cell office:value-type="float" office:value="0.080322265625">
                <text:p>0.0803222656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1.125">
                <text:p>51.125</text:p>
              </table:table-cell>
              <table:table-cell office:value-type="float" office:value="0.061767578125">
                <text:p>0.0617675781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1.1875">
                <text:p>51.1875</text:p>
              </table:table-cell>
              <table:table-cell office:value-type="float" office:value="0.042724609375">
                <text:p>0.0427246093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1.25">
                <text:p>51.25</text:p>
              </table:table-cell>
              <table:table-cell office:value-type="float" office:value="0.023193359375">
                <text:p>0.0231933593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1.3125">
                <text:p>51.3125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1.375">
                <text:p>51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1.875">
                <text:p>51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1.9375">
                <text:p>51.9375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  <table:table-cell office:value-type="float" office:value="0.03173828125">
                <text:p>0.031738281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2.0625">
                <text:p>52.0625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2.125">
                <text:p>52.125</text:p>
              </table:table-cell>
              <table:table-cell office:value-type="float" office:value="0.061279296875">
                <text:p>0.0612792968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2.1875">
                <text:p>52.1875</text:p>
              </table:table-cell>
              <table:table-cell office:value-type="float" office:value="0.0751953125">
                <text:p>0.07519531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2.25">
                <text:p>52.25</text:p>
              </table:table-cell>
              <table:table-cell office:value-type="float" office:value="0.08837890625">
                <text:p>0.088378906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2.3125">
                <text:p>52.3125</text:p>
              </table:table-cell>
              <table:table-cell office:value-type="float" office:value="0.10107421875">
                <text:p>0.101074218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.375">
                <text:p>52.375</text:p>
              </table:table-cell>
              <table:table-cell office:value-type="float" office:value="0.113037109375">
                <text:p>0.1130371093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.4375">
                <text:p>52.4375</text:p>
              </table:table-cell>
              <table:table-cell office:value-type="float" office:value="0.12451171875">
                <text:p>0.124511718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2.5">
                <text:p>52.5</text:p>
              </table:table-cell>
              <table:table-cell office:value-type="float" office:value="0.13525390625">
                <text:p>0.135253906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2.5625">
                <text:p>52.5625</text:p>
              </table:table-cell>
              <table:table-cell office:value-type="float" office:value="0.1455078125">
                <text:p>0.14550781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2.625">
                <text:p>52.625</text:p>
              </table:table-cell>
              <table:table-cell office:value-type="float" office:value="0.1552734375">
                <text:p>0.15527343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2.6875">
                <text:p>52.6875</text:p>
              </table:table-cell>
              <table:table-cell office:value-type="float" office:value="0.164306640625">
                <text:p>0.1643066406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2.75">
                <text:p>52.75</text:p>
              </table:table-cell>
              <table:table-cell office:value-type="float" office:value="0.1728515625">
                <text:p>0.17285156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2.8125">
                <text:p>52.8125</text:p>
              </table:table-cell>
              <table:table-cell office:value-type="float" office:value="0.1806640625">
                <text:p>0.18066406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2.875">
                <text:p>52.875</text:p>
              </table:table-cell>
              <table:table-cell office:value-type="float" office:value="0.18798828125">
                <text:p>0.187988281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2.9375">
                <text:p>52.9375</text:p>
              </table:table-cell>
              <table:table-cell office:value-type="float" office:value="0.194580078125">
                <text:p>0.1945800781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3">
                <text:p>53</text:p>
              </table:table-cell>
              <table:table-cell office:value-type="float" office:value="0.20068359375">
                <text:p>0.200683593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3.0625">
                <text:p>53.0625</text:p>
              </table:table-cell>
              <table:table-cell office:value-type="float" office:value="0.2060546875">
                <text:p>0.206054687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3.125">
                <text:p>53.125</text:p>
              </table:table-cell>
              <table:table-cell office:value-type="float" office:value="0.2109375">
                <text:p>0.21093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3.1875">
                <text:p>53.1875</text:p>
              </table:table-cell>
              <table:table-cell office:value-type="float" office:value="0.215087890625">
                <text:p>0.2150878906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3.25">
                <text:p>53.25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3.3125">
                <text:p>53.3125</text:p>
              </table:table-cell>
              <table:table-cell office:value-type="float" office:value="0.221923828125">
                <text:p>0.2219238281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.375">
                <text:p>53.375</text:p>
              </table:table-cell>
              <table:table-cell office:value-type="float" office:value="0.224365234375">
                <text:p>0.2243652343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3.4375">
                <text:p>53.4375</text:p>
              </table:table-cell>
              <table:table-cell office:value-type="float" office:value="0.226318359375">
                <text:p>0.2263183593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.5">
                <text:p>53.5</text:p>
              </table:table-cell>
              <table:table-cell office:value-type="float" office:value="0.2275390625">
                <text:p>0.22753906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3.5625">
                <text:p>53.5625</text:p>
              </table:table-cell>
              <table:table-cell office:value-type="float" office:value="0.228271484375">
                <text:p>0.2282714843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3.625">
                <text:p>53.625</text:p>
              </table:table-cell>
              <table:table-cell office:value-type="float" office:value="0.228271484375">
                <text:p>0.2282714843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3.6875">
                <text:p>53.6875</text:p>
              </table:table-cell>
              <table:table-cell office:value-type="float" office:value="0.228271484375">
                <text:p>0.22827148437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3.75">
                <text:p>53.75</text:p>
              </table:table-cell>
              <table:table-cell office:value-type="float" office:value="0.227783203125">
                <text:p>0.2277832031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3.8125">
                <text:p>53.8125</text:p>
              </table:table-cell>
              <table:table-cell office:value-type="float" office:value="0.226806640625">
                <text:p>0.2268066406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3.875">
                <text:p>53.875</text:p>
              </table:table-cell>
              <table:table-cell office:value-type="float" office:value="0.22509765625">
                <text:p>0.225097656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3.9375">
                <text:p>53.9375</text:p>
              </table:table-cell>
              <table:table-cell office:value-type="float" office:value="0.222900390625">
                <text:p>0.2229003906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4">
                <text:p>54</text:p>
              </table:table-cell>
              <table:table-cell office:value-type="float" office:value="0.219970703125">
                <text:p>0.2199707031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4.0625">
                <text:p>54.0625</text:p>
              </table:table-cell>
              <table:table-cell office:value-type="float" office:value="0.216552734375">
                <text:p>0.2165527343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4.125">
                <text:p>54.125</text:p>
              </table:table-cell>
              <table:table-cell office:value-type="float" office:value="0.21240234375">
                <text:p>0.212402343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4.1875">
                <text:p>54.1875</text:p>
              </table:table-cell>
              <table:table-cell office:value-type="float" office:value="0.207763671875">
                <text:p>0.2077636718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4.25">
                <text:p>54.25</text:p>
              </table:table-cell>
              <table:table-cell office:value-type="float" office:value="0.202392578125">
                <text:p>0.2023925781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4.3125">
                <text:p>54.3125</text:p>
              </table:table-cell>
              <table:table-cell office:value-type="float" office:value="0.196533203125">
                <text:p>0.1965332031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4.375">
                <text:p>54.375</text:p>
              </table:table-cell>
              <table:table-cell office:value-type="float" office:value="0.190185546875">
                <text:p>0.1901855468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4.4375">
                <text:p>54.4375</text:p>
              </table:table-cell>
              <table:table-cell office:value-type="float" office:value="0.18310546875">
                <text:p>0.183105468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4.5">
                <text:p>54.5</text:p>
              </table:table-cell>
              <table:table-cell office:value-type="float" office:value="0.175537109375">
                <text:p>0.1755371093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4.5625">
                <text:p>54.5625</text:p>
              </table:table-cell>
              <table:table-cell office:value-type="float" office:value="0.167236328125">
                <text:p>0.1672363281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4.625">
                <text:p>54.625</text:p>
              </table:table-cell>
              <table:table-cell office:value-type="float" office:value="0.158447265625">
                <text:p>0.1584472656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4.6875">
                <text:p>54.6875</text:p>
              </table:table-cell>
              <table:table-cell office:value-type="float" office:value="0.14892578125">
                <text:p>0.148925781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4.75">
                <text:p>54.75</text:p>
              </table:table-cell>
              <table:table-cell office:value-type="float" office:value="0.138916015625">
                <text:p>0.1389160156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4.8125">
                <text:p>54.8125</text:p>
              </table:table-cell>
              <table:table-cell office:value-type="float" office:value="0.128173828125">
                <text:p>0.1281738281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4.875">
                <text:p>54.875</text:p>
              </table:table-cell>
              <table:table-cell office:value-type="float" office:value="0.116943359375">
                <text:p>0.1169433593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4.9375">
                <text:p>54.9375</text:p>
              </table:table-cell>
              <table:table-cell office:value-type="float" office:value="0.10498046875">
                <text:p>0.104980468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5">
                <text:p>55</text:p>
              </table:table-cell>
              <table:table-cell office:value-type="float" office:value="0.092529296875">
                <text:p>0.0925292968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5.0625">
                <text:p>55.0625</text:p>
              </table:table-cell>
              <table:table-cell office:value-type="float" office:value="0.07958984375">
                <text:p>0.079589843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5.125">
                <text:p>55.125</text:p>
              </table:table-cell>
              <table:table-cell office:value-type="float" office:value="0.06591796875">
                <text:p>0.065917968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5.1875">
                <text:p>55.1875</text:p>
              </table:table-cell>
              <table:table-cell office:value-type="float" office:value="0.0517578125">
                <text:p>0.05175781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.25">
                <text:p>55.25</text:p>
              </table:table-cell>
              <table:table-cell office:value-type="float" office:value="0.036865234375">
                <text:p>0.0368652343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5.3125">
                <text:p>55.3125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5.375">
                <text:p>55.375</text:p>
              </table:table-cell>
              <table:table-cell office:value-type="float" office:value="0.00537109375">
                <text:p>0.0053710937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5.4375">
                <text:p>55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5.9375">
                <text:p>55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6">
                <text:p>56</text:p>
              </table:table-cell>
              <table:table-cell office:value-type="float" office:value="0.012939453125">
                <text:p>0.0129394531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6.0625">
                <text:p>56.0625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6.125">
                <text:p>56.125</text:p>
              </table:table-cell>
              <table:table-cell office:value-type="float" office:value="0.037109375">
                <text:p>0.0371093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6.1875">
                <text:p>56.1875</text:p>
              </table:table-cell>
              <table:table-cell office:value-type="float" office:value="0.04833984375">
                <text:p>0.0483398437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6.25">
                <text:p>56.25</text:p>
              </table:table-cell>
              <table:table-cell office:value-type="float" office:value="0.058837890625">
                <text:p>0.0588378906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6.3125">
                <text:p>56.3125</text:p>
              </table:table-cell>
              <table:table-cell office:value-type="float" office:value="0.06884765625">
                <text:p>0.068847656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6.375">
                <text:p>56.375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6.4375">
                <text:p>56.4375</text:p>
              </table:table-cell>
              <table:table-cell office:value-type="float" office:value="0.0869140625">
                <text:p>0.08691406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6.5">
                <text:p>56.5</text:p>
              </table:table-cell>
              <table:table-cell office:value-type="float" office:value="0.094970703125">
                <text:p>0.0949707031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6.5625">
                <text:p>56.5625</text:p>
              </table:table-cell>
              <table:table-cell office:value-type="float" office:value="0.1025390625">
                <text:p>0.10253906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6.625">
                <text:p>56.625</text:p>
              </table:table-cell>
              <table:table-cell office:value-type="float" office:value="0.109619140625">
                <text:p>0.1096191406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6.6875">
                <text:p>56.6875</text:p>
              </table:table-cell>
              <table:table-cell office:value-type="float" office:value="0.115966796875">
                <text:p>0.1159667968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6.75">
                <text:p>56.75</text:p>
              </table:table-cell>
              <table:table-cell office:value-type="float" office:value="0.121826171875">
                <text:p>0.1218261718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6.8125">
                <text:p>56.8125</text:p>
              </table:table-cell>
              <table:table-cell office:value-type="float" office:value="0.126953125">
                <text:p>0.1269531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6.875">
                <text:p>56.875</text:p>
              </table:table-cell>
              <table:table-cell office:value-type="float" office:value="0.131591796875">
                <text:p>0.13159179687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6.9375">
                <text:p>56.9375</text:p>
              </table:table-cell>
              <table:table-cell office:value-type="float" office:value="0.135498046875">
                <text:p>0.1354980468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7">
                <text:p>57</text:p>
              </table:table-cell>
              <table:table-cell office:value-type="float" office:value="0.138916015625">
                <text:p>0.1389160156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7.0625">
                <text:p>57.0625</text:p>
              </table:table-cell>
              <table:table-cell office:value-type="float" office:value="0.1416015625">
                <text:p>0.14160156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7.125">
                <text:p>57.125</text:p>
              </table:table-cell>
              <table:table-cell office:value-type="float" office:value="0.143798828125">
                <text:p>0.1437988281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7.1875">
                <text:p>57.1875</text:p>
              </table:table-cell>
              <table:table-cell office:value-type="float" office:value="0.145263671875">
                <text:p>0.14526367187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7.25">
                <text:p>57.25</text:p>
              </table:table-cell>
              <table:table-cell office:value-type="float" office:value="0.146240234375">
                <text:p>0.1462402343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7.3125">
                <text:p>57.3125</text:p>
              </table:table-cell>
              <table:table-cell office:value-type="float" office:value="0.146728515625">
                <text:p>0.1467285156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7.375">
                <text:p>57.375</text:p>
              </table:table-cell>
              <table:table-cell office:value-type="float" office:value="0.146728515625">
                <text:p>0.1467285156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7.4375">
                <text:p>57.4375</text:p>
              </table:table-cell>
              <table:table-cell office:value-type="float" office:value="0.146240234375">
                <text:p>0.1462402343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7.5">
                <text:p>57.5</text:p>
              </table:table-cell>
              <table:table-cell office:value-type="float" office:value="0.145263671875">
                <text:p>0.14526367187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7.5625">
                <text:p>57.5625</text:p>
              </table:table-cell>
              <table:table-cell office:value-type="float" office:value="0.1435546875">
                <text:p>0.14355468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7.625">
                <text:p>57.625</text:p>
              </table:table-cell>
              <table:table-cell office:value-type="float" office:value="0.141357421875">
                <text:p>0.1413574218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7.6875">
                <text:p>57.6875</text:p>
              </table:table-cell>
              <table:table-cell office:value-type="float" office:value="0.138427734375">
                <text:p>0.1384277343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7.75">
                <text:p>57.75</text:p>
              </table:table-cell>
              <table:table-cell office:value-type="float" office:value="0.135009765625">
                <text:p>0.1350097656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7.8125">
                <text:p>57.8125</text:p>
              </table:table-cell>
              <table:table-cell office:value-type="float" office:value="0.130859375">
                <text:p>0.1308593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7.875">
                <text:p>57.875</text:p>
              </table:table-cell>
              <table:table-cell office:value-type="float" office:value="0.126220703125">
                <text:p>0.126220703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7.9375">
                <text:p>57.9375</text:p>
              </table:table-cell>
              <table:table-cell office:value-type="float" office:value="0.120849609375">
                <text:p>0.12084960937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8">
                <text:p>58</text:p>
              </table:table-cell>
              <table:table-cell office:value-type="float" office:value="0.114990234375">
                <text:p>0.1149902343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8.0625">
                <text:p>58.0625</text:p>
              </table:table-cell>
              <table:table-cell office:value-type="float" office:value="0.108642578125">
                <text:p>0.1086425781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8.125">
                <text:p>58.125</text:p>
              </table:table-cell>
              <table:table-cell office:value-type="float" office:value="0.1015625">
                <text:p>0.10156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8.1875">
                <text:p>58.1875</text:p>
              </table:table-cell>
              <table:table-cell office:value-type="float" office:value="0.093994140625">
                <text:p>0.0939941406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8.25">
                <text:p>58.25</text:p>
              </table:table-cell>
              <table:table-cell office:value-type="float" office:value="0.085693359375">
                <text:p>0.08569335937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8.3125">
                <text:p>58.3125</text:p>
              </table:table-cell>
              <table:table-cell office:value-type="float" office:value="0.076904296875">
                <text:p>0.07690429687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8.375">
                <text:p>58.375</text:p>
              </table:table-cell>
              <table:table-cell office:value-type="float" office:value="0.0673828125">
                <text:p>0.06738281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8.4375">
                <text:p>58.4375</text:p>
              </table:table-cell>
              <table:table-cell office:value-type="float" office:value="0.057373046875">
                <text:p>0.0573730468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8.5">
                <text:p>58.5</text:p>
              </table:table-cell>
              <table:table-cell office:value-type="float" office:value="0.046630859375">
                <text:p>0.0466308593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8.5625">
                <text:p>58.5625</text:p>
              </table:table-cell>
              <table:table-cell office:value-type="float" office:value="0.035400390625">
                <text:p>0.0354003906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8.625">
                <text:p>58.62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8.6875">
                <text:p>58.6875</text:p>
              </table:table-cell>
              <table:table-cell office:value-type="float" office:value="0.010986328125">
                <text:p>0.0109863281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8.75">
                <text:p>5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9.25">
                <text:p>5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9.3125">
                <text:p>59.3125</text:p>
              </table:table-cell>
              <table:table-cell office:value-type="float" office:value="0.01025390625">
                <text:p>0.010253906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9.375">
                <text:p>59.375</text:p>
              </table:table-cell>
              <table:table-cell office:value-type="float" office:value="0.02001953125">
                <text:p>0.020019531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9.4375">
                <text:p>59.4375</text:p>
              </table:table-cell>
              <table:table-cell office:value-type="float" office:value="0.029052734375">
                <text:p>0.0290527343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9.5">
                <text:p>59.5</text:p>
              </table:table-cell>
              <table:table-cell office:value-type="float" office:value="0.03759765625">
                <text:p>0.037597656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9.5625">
                <text:p>59.5625</text:p>
              </table:table-cell>
              <table:table-cell office:value-type="float" office:value="0.045654296875">
                <text:p>0.04565429687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9.625">
                <text:p>59.625</text:p>
              </table:table-cell>
              <table:table-cell office:value-type="float" office:value="0.052978515625">
                <text:p>0.0529785156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9.6875">
                <text:p>59.6875</text:p>
              </table:table-cell>
              <table:table-cell office:value-type="float" office:value="0.059814453125">
                <text:p>0.05981445312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9.75">
                <text:p>59.75</text:p>
              </table:table-cell>
              <table:table-cell office:value-type="float" office:value="0.06591796875">
                <text:p>0.0659179687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9.8125">
                <text:p>59.8125</text:p>
              </table:table-cell>
              <table:table-cell office:value-type="float" office:value="0.071533203125">
                <text:p>0.0715332031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.875">
                <text:p>59.875</text:p>
              </table:table-cell>
              <table:table-cell office:value-type="float" office:value="0.076416015625">
                <text:p>0.0764160156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9.9375">
                <text:p>59.9375</text:p>
              </table:table-cell>
              <table:table-cell office:value-type="float" office:value="0.080810546875">
                <text:p>0.0808105468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0">
                <text:p>60</text:p>
              </table:table-cell>
              <table:table-cell office:value-type="float" office:value="0.08447265625">
                <text:p>0.084472656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0.0625">
                <text:p>60.0625</text:p>
              </table:table-cell>
              <table:table-cell office:value-type="float" office:value="0.087646484375">
                <text:p>0.0876464843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0.125">
                <text:p>60.125</text:p>
              </table:table-cell>
              <table:table-cell office:value-type="float" office:value="0.090087890625">
                <text:p>0.0900878906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0.1875">
                <text:p>60.1875</text:p>
              </table:table-cell>
              <table:table-cell office:value-type="float" office:value="0.092041015625">
                <text:p>0.0920410156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0.25">
                <text:p>60.25</text:p>
              </table:table-cell>
              <table:table-cell office:value-type="float" office:value="0.093505859375">
                <text:p>0.0935058593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0.3125">
                <text:p>60.3125</text:p>
              </table:table-cell>
              <table:table-cell office:value-type="float" office:value="0.09423828125">
                <text:p>0.094238281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0.375">
                <text:p>60.375</text:p>
              </table:table-cell>
              <table:table-cell office:value-type="float" office:value="0.094482421875">
                <text:p>0.0944824218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0.4375">
                <text:p>60.4375</text:p>
              </table:table-cell>
              <table:table-cell office:value-type="float" office:value="0.094482421875">
                <text:p>0.0944824218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0.5">
                <text:p>60.5</text:p>
              </table:table-cell>
              <table:table-cell office:value-type="float" office:value="0.093994140625">
                <text:p>0.09399414062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0.5625">
                <text:p>60.5625</text:p>
              </table:table-cell>
              <table:table-cell office:value-type="float" office:value="0.093017578125">
                <text:p>0.0930175781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0.625">
                <text:p>60.625</text:p>
              </table:table-cell>
              <table:table-cell office:value-type="float" office:value="0.09130859375">
                <text:p>0.091308593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0.6875">
                <text:p>60.6875</text:p>
              </table:table-cell>
              <table:table-cell office:value-type="float" office:value="0.089111328125">
                <text:p>0.0891113281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0.75">
                <text:p>60.75</text:p>
              </table:table-cell>
              <table:table-cell office:value-type="float" office:value="0.086181640625">
                <text:p>0.0861816406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0.8125">
                <text:p>60.8125</text:p>
              </table:table-cell>
              <table:table-cell office:value-type="float" office:value="0.082763671875">
                <text:p>0.0827636718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0.875">
                <text:p>60.875</text:p>
              </table:table-cell>
              <table:table-cell office:value-type="float" office:value="0.07861328125">
                <text:p>0.078613281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0.9375">
                <text:p>60.9375</text:p>
              </table:table-cell>
              <table:table-cell office:value-type="float" office:value="0.073974609375">
                <text:p>0.0739746093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1">
                <text:p>61</text:p>
              </table:table-cell>
              <table:table-cell office:value-type="float" office:value="0.068603515625">
                <text:p>0.0686035156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1.0625">
                <text:p>61.0625</text:p>
              </table:table-cell>
              <table:table-cell office:value-type="float" office:value="0.062744140625">
                <text:p>0.0627441406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1.125">
                <text:p>61.125</text:p>
              </table:table-cell>
              <table:table-cell office:value-type="float" office:value="0.056396484375">
                <text:p>0.0563964843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.1875">
                <text:p>61.1875</text:p>
              </table:table-cell>
              <table:table-cell office:value-type="float" office:value="0.04931640625">
                <text:p>0.049316406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1.25">
                <text:p>61.25</text:p>
              </table:table-cell>
              <table:table-cell office:value-type="float" office:value="0.041748046875">
                <text:p>0.0417480468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1.3125">
                <text:p>61.3125</text:p>
              </table:table-cell>
              <table:table-cell office:value-type="float" office:value="0.033447265625">
                <text:p>0.0334472656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1.375">
                <text:p>61.375</text:p>
              </table:table-cell>
              <table:table-cell office:value-type="float" office:value="0.024658203125">
                <text:p>0.02465820312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1.4375">
                <text:p>61.4375</text:p>
              </table:table-cell>
              <table:table-cell office:value-type="float" office:value="0.01513671875">
                <text:p>0.0151367187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1.5">
                <text:p>61.5</text:p>
              </table:table-cell>
              <table:table-cell office:value-type="float" office:value="0.005126953125">
                <text:p>0.0051269531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.5625">
                <text:p>61.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2.0625">
                <text:p>62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2.125">
                <text:p>62.125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2.1875">
                <text:p>62.1875</text:p>
              </table:table-cell>
              <table:table-cell office:value-type="float" office:value="0.015869140625">
                <text:p>0.0158691406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2.25">
                <text:p>62.25</text:p>
              </table:table-cell>
              <table:table-cell office:value-type="float" office:value="0.02294921875">
                <text:p>0.022949218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2.3125">
                <text:p>62.3125</text:p>
              </table:table-cell>
              <table:table-cell office:value-type="float" office:value="0.029296875">
                <text:p>0.0292968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2.375">
                <text:p>62.375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2.4375">
                <text:p>62.4375</text:p>
              </table:table-cell>
              <table:table-cell office:value-type="float" office:value="0.04052734375">
                <text:p>0.040527343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2.5">
                <text:p>62.5</text:p>
              </table:table-cell>
              <table:table-cell office:value-type="float" office:value="0.045166015625">
                <text:p>0.04516601562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.5625">
                <text:p>62.5625</text:p>
              </table:table-cell>
              <table:table-cell office:value-type="float" office:value="0.04931640625">
                <text:p>0.049316406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2.625">
                <text:p>62.625</text:p>
              </table:table-cell>
              <table:table-cell office:value-type="float" office:value="0.052734375">
                <text:p>0.0527343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2.6875">
                <text:p>62.6875</text:p>
              </table:table-cell>
              <table:table-cell office:value-type="float" office:value="0.0556640625">
                <text:p>0.05566406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2.75">
                <text:p>62.75</text:p>
              </table:table-cell>
              <table:table-cell office:value-type="float" office:value="0.057861328125">
                <text:p>0.0578613281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2.8125">
                <text:p>62.8125</text:p>
              </table:table-cell>
              <table:table-cell office:value-type="float" office:value="0.0595703125">
                <text:p>0.059570312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2.875">
                <text:p>62.875</text:p>
              </table:table-cell>
              <table:table-cell office:value-type="float" office:value="0.060546875">
                <text:p>0.060546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2.9375">
                <text:p>62.9375</text:p>
              </table:table-cell>
              <table:table-cell office:value-type="float" office:value="0.06103515625">
                <text:p>0.0610351562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3">
                <text:p>63</text:p>
              </table:table-cell>
              <table:table-cell office:value-type="float" office:value="0.06103515625">
                <text:p>0.061035156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3.0625">
                <text:p>63.0625</text:p>
              </table:table-cell>
              <table:table-cell office:value-type="float" office:value="0.060546875">
                <text:p>0.0605468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3.125">
                <text:p>63.125</text:p>
              </table:table-cell>
              <table:table-cell office:value-type="float" office:value="0.0595703125">
                <text:p>0.05957031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3.1875">
                <text:p>63.1875</text:p>
              </table:table-cell>
              <table:table-cell office:value-type="float" office:value="0.057861328125">
                <text:p>0.0578613281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3.25">
                <text:p>63.25</text:p>
              </table:table-cell>
              <table:table-cell office:value-type="float" office:value="0.0556640625">
                <text:p>0.05566406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3.3125">
                <text:p>63.3125</text:p>
              </table:table-cell>
              <table:table-cell office:value-type="float" office:value="0.052734375">
                <text:p>0.0527343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3.375">
                <text:p>63.375</text:p>
              </table:table-cell>
              <table:table-cell office:value-type="float" office:value="0.04931640625">
                <text:p>0.049316406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3.4375">
                <text:p>63.4375</text:p>
              </table:table-cell>
              <table:table-cell office:value-type="float" office:value="0.045166015625">
                <text:p>0.0451660156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.5">
                <text:p>63.5</text:p>
              </table:table-cell>
              <table:table-cell office:value-type="float" office:value="0.04052734375">
                <text:p>0.040527343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3.5625">
                <text:p>63.5625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3.625">
                <text:p>63.625</text:p>
              </table:table-cell>
              <table:table-cell office:value-type="float" office:value="0.029296875">
                <text:p>0.02929687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3.6875">
                <text:p>63.6875</text:p>
              </table:table-cell>
              <table:table-cell office:value-type="float" office:value="0.02294921875">
                <text:p>0.022949218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3.75">
                <text:p>63.75</text:p>
              </table:table-cell>
              <table:table-cell office:value-type="float" office:value="0.015869140625">
                <text:p>0.0158691406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3.8125">
                <text:p>63.8125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3.875">
                <text:p>63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4.375">
                <text:p>64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4.4375">
                <text:p>64.4375</text:p>
              </table:table-cell>
              <table:table-cell office:value-type="float" office:value="0.006591796875">
                <text:p>0.0065917968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4.5">
                <text:p>64.5</text:p>
              </table:table-cell>
              <table:table-cell office:value-type="float" office:value="0.012451171875">
                <text:p>0.01245117187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.5625">
                <text:p>64.5625</text:p>
              </table:table-cell>
              <table:table-cell office:value-type="float" office:value="0.017822265625">
                <text:p>0.0178222656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4.625">
                <text:p>64.625</text:p>
              </table:table-cell>
              <table:table-cell office:value-type="float" office:value="0.022705078125">
                <text:p>0.0227050781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4.6875">
                <text:p>64.6875</text:p>
              </table:table-cell>
              <table:table-cell office:value-type="float" office:value="0.02685546875">
                <text:p>0.026855468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4.75">
                <text:p>64.75</text:p>
              </table:table-cell>
              <table:table-cell office:value-type="float" office:value="0.030517578125">
                <text:p>0.03051757812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4.8125">
                <text:p>64.8125</text:p>
              </table:table-cell>
              <table:table-cell office:value-type="float" office:value="0.033447265625">
                <text:p>0.0334472656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4.875">
                <text:p>64.875</text:p>
              </table:table-cell>
              <table:table-cell office:value-type="float" office:value="0.035888671875">
                <text:p>0.0358886718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4.9375">
                <text:p>64.9375</text:p>
              </table:table-cell>
              <table:table-cell office:value-type="float" office:value="0.03759765625">
                <text:p>0.037597656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5">
                <text:p>65</text:p>
              </table:table-cell>
              <table:table-cell office:value-type="float" office:value="0.038818359375">
                <text:p>0.0388183593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5.0625">
                <text:p>65.0625</text:p>
              </table:table-cell>
              <table:table-cell office:value-type="float" office:value="0.039306640625">
                <text:p>0.0393066406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5.125">
                <text:p>65.125</text:p>
              </table:table-cell>
              <table:table-cell office:value-type="float" office:value="0.039306640625">
                <text:p>0.0393066406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5.1875">
                <text:p>65.1875</text:p>
              </table:table-cell>
              <table:table-cell office:value-type="float" office:value="0.039306640625">
                <text:p>0.0393066406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5.25">
                <text:p>65.25</text:p>
              </table:table-cell>
              <table:table-cell office:value-type="float" office:value="0.038818359375">
                <text:p>0.03881835937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5.3125">
                <text:p>65.3125</text:p>
              </table:table-cell>
              <table:table-cell office:value-type="float" office:value="0.037841796875">
                <text:p>0.0378417968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5.375">
                <text:p>65.375</text:p>
              </table:table-cell>
              <table:table-cell office:value-type="float" office:value="0.0361328125">
                <text:p>0.036132812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5.4375">
                <text:p>65.4375</text:p>
              </table:table-cell>
              <table:table-cell office:value-type="float" office:value="0.033935546875">
                <text:p>0.03393554687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.5">
                <text:p>65.5</text:p>
              </table:table-cell>
              <table:table-cell office:value-type="float" office:value="0.031005859375">
                <text:p>0.0310058593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5.5625">
                <text:p>65.5625</text:p>
              </table:table-cell>
              <table:table-cell office:value-type="float" office:value="0.027587890625">
                <text:p>0.0275878906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5.625">
                <text:p>65.62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5.6875">
                <text:p>65.6875</text:p>
              </table:table-cell>
              <table:table-cell office:value-type="float" office:value="0.018798828125">
                <text:p>0.0187988281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5.75">
                <text:p>65.75</text:p>
              </table:table-cell>
              <table:table-cell office:value-type="float" office:value="0.013427734375">
                <text:p>0.01342773437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5.8125">
                <text:p>65.8125</text:p>
              </table:table-cell>
              <table:table-cell office:value-type="float" office:value="0.007568359375">
                <text:p>0.00756835937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5.875">
                <text:p>65.875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5.9375">
                <text:p>65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6.4375">
                <text:p>66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6.5">
                <text:p>66.5</text:p>
              </table:table-cell>
              <table:table-cell office:value-type="float" office:value="0.005126953125">
                <text:p>0.0051269531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6.5625">
                <text:p>66.5625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6.625">
                <text:p>66.625</text:p>
              </table:table-cell>
              <table:table-cell office:value-type="float" office:value="0.013916015625">
                <text:p>0.0139160156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6.6875">
                <text:p>66.6875</text:p>
              </table:table-cell>
              <table:table-cell office:value-type="float" office:value="0.017333984375">
                <text:p>0.0173339843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6.75">
                <text:p>66.75</text:p>
              </table:table-cell>
              <table:table-cell office:value-type="float" office:value="0.020263671875">
                <text:p>0.0202636718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6.8125">
                <text:p>66.8125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6.875">
                <text:p>66.875</text:p>
              </table:table-cell>
              <table:table-cell office:value-type="float" office:value="0.024169921875">
                <text:p>0.02416992187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6.9375">
                <text:p>66.9375</text:p>
              </table:table-cell>
              <table:table-cell office:value-type="float" office:value="0.025146484375">
                <text:p>0.0251464843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7">
                <text:p>67</text:p>
              </table:table-cell>
              <table:table-cell office:value-type="float" office:value="0.025634765625">
                <text:p>0.0256347656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7.0625">
                <text:p>67.0625</text:p>
              </table:table-cell>
              <table:table-cell office:value-type="float" office:value="0.025634765625">
                <text:p>0.0256347656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7.125">
                <text:p>67.125</text:p>
              </table:table-cell>
              <table:table-cell office:value-type="float" office:value="0.025146484375">
                <text:p>0.0251464843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7.1875">
                <text:p>67.1875</text:p>
              </table:table-cell>
              <table:table-cell office:value-type="float" office:value="0.024169921875">
                <text:p>0.0241699218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7.25">
                <text:p>67.25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.3125">
                <text:p>67.3125</text:p>
              </table:table-cell>
              <table:table-cell office:value-type="float" office:value="0.020263671875">
                <text:p>0.02026367187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7.375">
                <text:p>67.375</text:p>
              </table:table-cell>
              <table:table-cell office:value-type="float" office:value="0.017333984375">
                <text:p>0.01733398437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7.4375">
                <text:p>67.4375</text:p>
              </table:table-cell>
              <table:table-cell office:value-type="float" office:value="0.013916015625">
                <text:p>0.0139160156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7.5">
                <text:p>67.5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7.5625">
                <text:p>67.5625</text:p>
              </table:table-cell>
              <table:table-cell office:value-type="float" office:value="0.005126953125">
                <text:p>0.0051269531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7.625">
                <text:p>67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8.125">
                <text:p>68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8.1875">
                <text:p>68.1875</text:p>
              </table:table-cell>
              <table:table-cell office:value-type="float" office:value="0.004150390625">
                <text:p>0.0041503906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8.25">
                <text:p>68.25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8.3125">
                <text:p>68.3125</text:p>
              </table:table-cell>
              <table:table-cell office:value-type="float" office:value="0.0107421875">
                <text:p>0.010742187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8.375">
                <text:p>68.375</text:p>
              </table:table-cell>
              <table:table-cell office:value-type="float" office:value="0.01318359375">
                <text:p>0.0131835937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8.4375">
                <text:p>68.4375</text:p>
              </table:table-cell>
              <table:table-cell office:value-type="float" office:value="0.014892578125">
                <text:p>0.0148925781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8.5">
                <text:p>68.5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8.5625">
                <text:p>68.562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8.625">
                <text:p>68.62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8.6875">
                <text:p>68.687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8.75">
                <text:p>68.75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.8125">
                <text:p>68.8125</text:p>
              </table:table-cell>
              <table:table-cell office:value-type="float" office:value="0.01513671875">
                <text:p>0.0151367187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8.875">
                <text:p>68.875</text:p>
              </table:table-cell>
              <table:table-cell office:value-type="float" office:value="0.013427734375">
                <text:p>0.01342773437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8.9375">
                <text:p>68.9375</text:p>
              </table:table-cell>
              <table:table-cell office:value-type="float" office:value="0.01123046875">
                <text:p>0.0112304687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9">
                <text:p>69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9.0625">
                <text:p>69.0625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9.125">
                <text:p>69.125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9.1875">
                <text:p>69.18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